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 - cpu" table:style-name="ta1">
        <table:shapes>
          <draw:frame draw:z-index="0" draw:style-name="gr1" draw:text-style-name="P1" svg:width="40cm" svg:height="20cm" svg:x="2.296cm" svg:y="39.062cm">
            <draw:object draw:notify-on-update-of-ranges="'memory - cpu'.J3:'memory - cpu'.J3 'memory - cpu'.J4:'memory - cpu'.J82 'memory - cpu'.X3:'memory - cpu'.X3 'memory - cpu'.X4:'memory - cpu'.X82 'memory - cpu'.BN3:'memory - cpu'.BN3 'memory - cpu'.BN4:'memory - cpu'.BN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cm" svg:height="20cm" svg:x="45.069cm" svg:y="39.256cm">
            <draw:object draw:notify-on-update-of-ranges="'memory - cpu'.K3:'memory - cpu'.K3 'memory - cpu'.K4:'memory - cpu'.K82 'memory - cpu'.Y3:'memory - cpu'.Y3 'memory - cpu'.Y4:'memory - cpu'.Y82 'memory - cpu'.BO3:'memory - cpu'.BO3 'memory - cpu'.BO4:'memory - cpu'.BO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cm" svg:height="20cm" svg:x="88.028cm" svg:y="39.644cm">
            <draw:object draw:notify-on-update-of-ranges="'memory - cpu'.L3:'memory - cpu'.L3 'memory - cpu'.L4:'memory - cpu'.L82 'memory - cpu'.Z3:'memory - cpu'.Z3 'memory - cpu'.Z4:'memory - cpu'.Z82 'memory - cpu'.BP3:'memory - cpu'.BP3 'memory - cpu'.BP4:'memory - cpu'.BP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cm" svg:height="20cm" svg:x="2.358cm" svg:y="60.609cm">
            <draw:object draw:notify-on-update-of-ranges="'memory - cpu'.AL3:'memory - cpu'.AL3 'memory - cpu'.AL4:'memory - cpu'.AL82 'memory - cpu'.CB3:'memory - cpu'.CB3 'memory - cpu'.CB4:'memory - cpu'.CB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cm" svg:height="20cm" svg:x="45.192cm" svg:y="60.931cm">
            <draw:object draw:notify-on-update-of-ranges="'memory - cpu'.AM3:'memory - cpu'.AM3 'memory - cpu'.AM4:'memory - cpu'.AM82 'memory - cpu'.CC3:'memory - cpu'.CC3 'memory - cpu'.CC4:'memory - cpu'.CC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cm" svg:height="20cm" svg:x="88.279cm" svg:y="61.318cm">
            <draw:object draw:notify-on-update-of-ranges="'memory - cpu'.AN3:'memory - cpu'.AN3 'memory - cpu'.AN4:'memory - cpu'.AN82 'memory - cpu'.CD3:'memory - cpu'.CD3 'memory - cpu'.CD4:'memory - cpu'.CD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cm" svg:height="20cm" svg:x="2.359cm" svg:y="82.606cm">
            <draw:object draw:notify-on-update-of-ranges="'memory - cpu'.AZ3:'memory - cpu'.AZ3 'memory - cpu'.AZ4:'memory - cpu'.AZ82 'memory - cpu'.CP3:'memory - cpu'.CP3 'memory - cpu'.CP4:'memory - cpu'.CP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cm" svg:height="20cm" svg:x="45.255cm" svg:y="82.605cm">
            <draw:object draw:notify-on-update-of-ranges="'memory - cpu'.BA3:'memory - cpu'.BA3 'memory - cpu'.BA4:'memory - cpu'.BA82 'memory - cpu'.CQ3:'memory - cpu'.CQ3 'memory - cpu'.CQ4:'memory - cpu'.CQ8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0cm" svg:height="20cm" svg:x="87.964cm" svg:y="82.799cm">
            <draw:object draw:notify-on-update-of-ranges="'memory - cpu'.BB3:'memory - cpu'.BB3 'memory - cpu'.BB4:'memory - cpu'.BB82 'memory - cpu'.CR3:'memory - cpu'.CR3 'memory - cpu'.CR4:'memory - cpu'.CR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96" table:default-cell-style-name="Default"/>
        <table:table-row table:style-name="ro1">
          <table:table-cell office:value-type="string" calcext:value-type="string">
            <text:p>varnish</text:p>
          </table:table-cell>
          <table:table-cell table:number-columns-repeated="13"/>
          <table:table-cell office:value-type="string" calcext:value-type="string">
            <text:p>nginx</text:p>
          </table:table-cell>
          <table:table-cell table:number-columns-repeated="13"/>
          <table:table-cell office:value-type="string" calcext:value-type="string">
            <text:p>Php-fpm</text:p>
          </table:table-cell>
          <table:table-cell table:number-columns-repeated="13"/>
          <table:table-cell office:value-type="string" calcext:value-type="string">
            <text:p>Varnish + nginx + fpm</text:p>
          </table:table-cell>
          <table:table-cell table:number-columns-repeated="13"/>
          <table:table-cell office:value-type="string" calcext:value-type="string">
            <text:p>litespeed</text:p>
          </table:table-cell>
          <table:table-cell table:number-columns-repeated="13"/>
          <table:table-cell office:value-type="string" calcext:value-type="string">
            <text:p>lsphp</text:p>
          </table:table-cell>
          <table:table-cell table:number-columns-repeated="13"/>
          <table:table-cell office:value-type="string" calcext:value-type="string">
            <text:p>litespeed combi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cpu</text:p>
          </table:table-cell>
          <table:table-cell office:value-type="string" calcext:value-type="string">
            <text:p>Varnish rss</text:p>
          </table:table-cell>
          <table:table-cell office:value-type="string" calcext:value-type="string">
            <text:p>Varnish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Nginx cpu</text:p>
          </table:table-cell>
          <table:table-cell office:value-type="string" calcext:value-type="string">
            <text:p>Nginx rss</text:p>
          </table:table-cell>
          <table:table-cell office:value-type="string" calcext:value-type="string">
            <text:p>Nginx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Php-fpm cpu</text:p>
          </table:table-cell>
          <table:table-cell office:value-type="string" calcext:value-type="string">
            <text:p>Php-fpm rss</text:p>
          </table:table-cell>
          <table:table-cell office:value-type="string" calcext:value-type="string">
            <text:p>Php-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+ nginx + fpm cpu</text:p>
          </table:table-cell>
          <table:table-cell office:value-type="string" calcext:value-type="string">
            <text:p>Varnish + nginx + fpm rss</text:p>
          </table:table-cell>
          <table:table-cell office:value-type="string" calcext:value-type="string">
            <text:p>Varnish + nginx + 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itespeed cpu</text:p>
          </table:table-cell>
          <table:table-cell office:value-type="string" calcext:value-type="string">
            <text:p>litespeed rss</text:p>
          </table:table-cell>
          <table:table-cell office:value-type="string" calcext:value-type="string">
            <text:p>litespeed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sphp cpu</text:p>
          </table:table-cell>
          <table:table-cell office:value-type="string" calcext:value-type="string">
            <text:p>lsphp rss</text:p>
          </table:table-cell>
          <table:table-cell office:value-type="string" calcext:value-type="string">
            <text:p>lphp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ombined litespeed cpu</text:p>
          </table:table-cell>
          <table:table-cell office:value-type="string" calcext:value-type="string">
            <text:p>Combined litespeed rss</text:p>
          </table:table-cell>
          <table:table-cell office:value-type="string" calcext:value-type="string">
            <text:p>Combined litespeed vs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11.004" calcext:value-type="float">
            <text:p>311.00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4];[.D4];[.G4])" office:value-type="float" office:value="0" calcext:value-type="float">
            <text:p>0</text:p>
          </table:table-cell>
          <table:table-cell table:formula="of:=AVERAGE([.B4];[.E4];[.H4])" office:value-type="float" office:value="313.005" calcext:value-type="float">
            <text:p>313.005</text:p>
          </table:table-cell>
          <table:table-cell table:formula="of:=AVERAGE([.C4];[.F4];[.I4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];[.R4];[.U4])" office:value-type="float" office:value="0" calcext:value-type="float">
            <text:p>0</text:p>
          </table:table-cell>
          <table:table-cell table:formula="of:=AVERAGE([.P4];[.S4];[.V4])" office:value-type="float" office:value="35.145" calcext:value-type="float">
            <text:p>35.145</text:p>
          </table:table-cell>
          <table:table-cell table:formula="of:=AVERAGE([.Q4];[.T4];[.W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4];[.AF4];[.AI4])" office:value-type="float" office:value="0" calcext:value-type="float">
            <text:p>0</text:p>
          </table:table-cell>
          <table:table-cell table:formula="of:=AVERAGE([.AD4];[.AG4];[.AJ4])" office:value-type="float" office:value="218.177333333333" calcext:value-type="float">
            <text:p>218.177333333333</text:p>
          </table:table-cell>
          <table:table-cell table:formula="of:=AVERAGE([.AE4];[.AH4];[.AK4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4]+[.O4]+[.AC4]" office:value-type="float" office:value="0" calcext:value-type="float">
            <text:p>0</text:p>
          </table:table-cell>
          <table:table-cell table:formula="of:=[.B4]+[.P4]+[.AD4]" office:value-type="float" office:value="552.469" calcext:value-type="float">
            <text:p>552.469</text:p>
          </table:table-cell>
          <table:table-cell table:formula="of:=[.C4]+[.Q4]+[.AE4]" office:value-type="float" office:value="3302.371" calcext:value-type="float">
            <text:p>3302.371</text:p>
          </table:table-cell>
          <table:table-cell table:formula="of:=[.D4]+[.R4]+[.AF4]" office:value-type="float" office:value="0" calcext:value-type="float">
            <text:p>0</text:p>
          </table:table-cell>
          <table:table-cell table:formula="of:=[.E4]+[.S4]+[.AG4]" office:value-type="float" office:value="564.95" calcext:value-type="float">
            <text:p>564.95</text:p>
          </table:table-cell>
          <table:table-cell table:formula="of:=[.F4]+[.T4]+[.AH4]" office:value-type="float" office:value="3318.832" calcext:value-type="float">
            <text:p>3318.832</text:p>
          </table:table-cell>
          <table:table-cell table:formula="of:=[.G4]+[.U4]+[.AI4]" office:value-type="float" office:value="0" calcext:value-type="float">
            <text:p>0</text:p>
          </table:table-cell>
          <table:table-cell table:formula="of:=[.H4]+[.V4]+[.AJ4]" office:value-type="float" office:value="581.563" calcext:value-type="float">
            <text:p>581.563</text:p>
          </table:table-cell>
          <table:table-cell table:formula="of:=[.I4]+[.W4]+[.AK4]" office:value-type="float" office:value="3337.293" calcext:value-type="float">
            <text:p>3337.293</text:p>
          </table:table-cell>
          <table:table-cell table:formula="of:=AVERAGE([.AQ4];[.AT4];[.AW4])" office:value-type="float" office:value="0" calcext:value-type="float">
            <text:p>0</text:p>
          </table:table-cell>
          <table:table-cell table:formula="of:=AVERAGE([.AR4];[.AU4];[.AX4])" office:value-type="float" office:value="566.327333333333" calcext:value-type="float">
            <text:p>566.327333333333</text:p>
          </table:table-cell>
          <table:table-cell table:formula="of:=AVERAGE([.AS4];[.AV4];[.AY4])" office:value-type="float" office:value="3319.49866666667" calcext:value-type="float">
            <text:p>3319.49866666667</text:p>
          </table:table-cell>
          <table:table-cell table:number-columns-repeated="2"/>
          <table:table-cell table:formula="of:=[.CG4]-[.BS4]" office:value-type="float" office:value="0" calcext:value-type="float">
            <text:p>0</text:p>
          </table:table-cell>
          <table:table-cell table:formula="of:=[.CH4]-[.BT4]" office:value-type="float" office:value="50.531" calcext:value-type="float">
            <text:p>50.531</text:p>
          </table:table-cell>
          <table:table-cell table:formula="of:=[.CI4]-[.BU4]" office:value-type="float" office:value="186.562" calcext:value-type="float">
            <text:p>186.562</text:p>
          </table:table-cell>
          <table:table-cell table:formula="of:=[.CJ4]-[.BV4]" office:value-type="float" office:value="0" calcext:value-type="float">
            <text:p>0</text:p>
          </table:table-cell>
          <table:table-cell table:formula="of:=[.CK4]-[.BW4]" office:value-type="float" office:value="47.164" calcext:value-type="float">
            <text:p>47.164</text:p>
          </table:table-cell>
          <table:table-cell table:formula="of:=[.CL4]-[.BX4]" office:value-type="float" office:value="183.195" calcext:value-type="float">
            <text:p>183.195</text:p>
          </table:table-cell>
          <table:table-cell table:formula="of:=[.CM4]-[.BY4]" office:value-type="float" office:value="0" calcext:value-type="float">
            <text:p>0</text:p>
          </table:table-cell>
          <table:table-cell table:formula="of:=[.CN4]-[.BZ4]" office:value-type="float" office:value="50.539" calcext:value-type="float">
            <text:p>50.539</text:p>
          </table:table-cell>
          <table:table-cell table:formula="of:=[.CO4]-[.CA4]" office:value-type="float" office:value="186.562" calcext:value-type="float">
            <text:p>186.562</text:p>
          </table:table-cell>
          <table:table-cell table:formula="of:=AVERAGE([.BE4];[.BH4];[.BK4])" office:value-type="float" office:value="0" calcext:value-type="float">
            <text:p>0</text:p>
          </table:table-cell>
          <table:table-cell table:formula="of:=AVERAGE([.BF4];[.BI4];[.BL4])" office:value-type="float" office:value="49.4113333333333" calcext:value-type="float">
            <text:p>49.4113333333333</text:p>
          </table:table-cell>
          <table:table-cell table:formula="of:=AVERAGE([.BG4];[.BJ4];[.BM4])" office:value-type="float" office:value="185.439666666667" calcext:value-type="float">
            <text:p>185.43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];[.BV4];[.BY4])" office:value-type="float" office:value="0" calcext:value-type="float">
            <text:p>0</text:p>
          </table:table-cell>
          <table:table-cell table:formula="of:=AVERAGE([.BT4];[.BW4];[.BZ4])" office:value-type="float" office:value="67.3803333333333" calcext:value-type="float">
            <text:p>67.3803333333333</text:p>
          </table:table-cell>
          <table:table-cell table:formula="of:=AVERAGE([.BU4];[.BX4];[.CA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36" calcext:value-type="float">
            <text:p>117.836</text:p>
          </table:table-cell>
          <table:table-cell office:value-type="float" office:value="1470.285" calcext:value-type="float">
            <text:p>1470.285</text:p>
          </table:table-cell>
          <table:table-cell table:formula="of:=AVERAGE([.CG4];[.CJ4];[.CM4])" office:value-type="float" office:value="0" calcext:value-type="float">
            <text:p>0</text:p>
          </table:table-cell>
          <table:table-cell table:formula="of:=AVERAGE([.CH4];[.CK4];[.CN4])" office:value-type="float" office:value="116.791666666667" calcext:value-type="float">
            <text:p>116.791666666667</text:p>
          </table:table-cell>
          <table:table-cell table:formula="of:=AVERAGE([.CI4];[.CL4];[.CO4])" office:value-type="float" office:value="1469.16266666667" calcext:value-type="float">
            <text:p>1469.162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11.004" calcext:value-type="float">
            <text:p>311.00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5];[.D5];[.G5])" office:value-type="float" office:value="0" calcext:value-type="float">
            <text:p>0</text:p>
          </table:table-cell>
          <table:table-cell table:formula="of:=AVERAGE([.B5];[.E5];[.H5])" office:value-type="float" office:value="313.005" calcext:value-type="float">
            <text:p>313.005</text:p>
          </table:table-cell>
          <table:table-cell table:formula="of:=AVERAGE([.C5];[.F5];[.I5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];[.R5];[.U5])" office:value-type="float" office:value="0" calcext:value-type="float">
            <text:p>0</text:p>
          </table:table-cell>
          <table:table-cell table:formula="of:=AVERAGE([.P5];[.S5];[.V5])" office:value-type="float" office:value="35.145" calcext:value-type="float">
            <text:p>35.145</text:p>
          </table:table-cell>
          <table:table-cell table:formula="of:=AVERAGE([.Q5];[.T5];[.W5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5.8" calcext:value-type="float">
            <text:p>5.8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5];[.AF5];[.AI5])" office:value-type="float" office:value="1.93333333333333" calcext:value-type="float">
            <text:p>1.93333333333333</text:p>
          </table:table-cell>
          <table:table-cell table:formula="of:=AVERAGE([.AD5];[.AG5];[.AJ5])" office:value-type="float" office:value="218.177333333333" calcext:value-type="float">
            <text:p>218.177333333333</text:p>
          </table:table-cell>
          <table:table-cell table:formula="of:=AVERAGE([.AE5];[.AH5];[.AK5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5]+[.O5]+[.AC5]" office:value-type="float" office:value="0" calcext:value-type="float">
            <text:p>0</text:p>
          </table:table-cell>
          <table:table-cell table:formula="of:=[.B5]+[.P5]+[.AD5]" office:value-type="float" office:value="552.469" calcext:value-type="float">
            <text:p>552.469</text:p>
          </table:table-cell>
          <table:table-cell table:formula="of:=[.C5]+[.Q5]+[.AE5]" office:value-type="float" office:value="3302.371" calcext:value-type="float">
            <text:p>3302.371</text:p>
          </table:table-cell>
          <table:table-cell table:formula="of:=[.D5]+[.R5]+[.AF5]" office:value-type="float" office:value="0" calcext:value-type="float">
            <text:p>0</text:p>
          </table:table-cell>
          <table:table-cell table:formula="of:=[.E5]+[.S5]+[.AG5]" office:value-type="float" office:value="564.95" calcext:value-type="float">
            <text:p>564.95</text:p>
          </table:table-cell>
          <table:table-cell table:formula="of:=[.F5]+[.T5]+[.AH5]" office:value-type="float" office:value="3318.832" calcext:value-type="float">
            <text:p>3318.832</text:p>
          </table:table-cell>
          <table:table-cell table:formula="of:=[.G5]+[.U5]+[.AI5]" office:value-type="float" office:value="5.8" calcext:value-type="float">
            <text:p>5.8</text:p>
          </table:table-cell>
          <table:table-cell table:formula="of:=[.H5]+[.V5]+[.AJ5]" office:value-type="float" office:value="581.563" calcext:value-type="float">
            <text:p>581.563</text:p>
          </table:table-cell>
          <table:table-cell table:formula="of:=[.I5]+[.W5]+[.AK5]" office:value-type="float" office:value="3337.293" calcext:value-type="float">
            <text:p>3337.293</text:p>
          </table:table-cell>
          <table:table-cell table:formula="of:=AVERAGE([.AQ5];[.AT5];[.AW5])" office:value-type="float" office:value="1.93333333333333" calcext:value-type="float">
            <text:p>1.93333333333333</text:p>
          </table:table-cell>
          <table:table-cell table:formula="of:=AVERAGE([.AR5];[.AU5];[.AX5])" office:value-type="float" office:value="566.327333333333" calcext:value-type="float">
            <text:p>566.327333333333</text:p>
          </table:table-cell>
          <table:table-cell table:formula="of:=AVERAGE([.AS5];[.AV5];[.AY5])" office:value-type="float" office:value="3319.49866666667" calcext:value-type="float">
            <text:p>3319.49866666667</text:p>
          </table:table-cell>
          <table:table-cell table:number-columns-repeated="2"/>
          <table:table-cell table:formula="of:=[.CG5]-[.BS5]" office:value-type="float" office:value="0" calcext:value-type="float">
            <text:p>0</text:p>
          </table:table-cell>
          <table:table-cell table:formula="of:=[.CH5]-[.BT5]" office:value-type="float" office:value="50.531" calcext:value-type="float">
            <text:p>50.531</text:p>
          </table:table-cell>
          <table:table-cell table:formula="of:=[.CI5]-[.BU5]" office:value-type="float" office:value="186.562" calcext:value-type="float">
            <text:p>186.562</text:p>
          </table:table-cell>
          <table:table-cell table:formula="of:=[.CJ5]-[.BV5]" office:value-type="float" office:value="0" calcext:value-type="float">
            <text:p>0</text:p>
          </table:table-cell>
          <table:table-cell table:formula="of:=[.CK5]-[.BW5]" office:value-type="float" office:value="47.164" calcext:value-type="float">
            <text:p>47.164</text:p>
          </table:table-cell>
          <table:table-cell table:formula="of:=[.CL5]-[.BX5]" office:value-type="float" office:value="183.195" calcext:value-type="float">
            <text:p>183.195</text:p>
          </table:table-cell>
          <table:table-cell table:formula="of:=[.CM5]-[.BY5]" office:value-type="float" office:value="0" calcext:value-type="float">
            <text:p>0</text:p>
          </table:table-cell>
          <table:table-cell table:formula="of:=[.CN5]-[.BZ5]" office:value-type="float" office:value="50.539" calcext:value-type="float">
            <text:p>50.539</text:p>
          </table:table-cell>
          <table:table-cell table:formula="of:=[.CO5]-[.CA5]" office:value-type="float" office:value="186.562" calcext:value-type="float">
            <text:p>186.562</text:p>
          </table:table-cell>
          <table:table-cell table:formula="of:=AVERAGE([.BE5];[.BH5];[.BK5])" office:value-type="float" office:value="0" calcext:value-type="float">
            <text:p>0</text:p>
          </table:table-cell>
          <table:table-cell table:formula="of:=AVERAGE([.BF5];[.BI5];[.BL5])" office:value-type="float" office:value="49.4113333333333" calcext:value-type="float">
            <text:p>49.4113333333333</text:p>
          </table:table-cell>
          <table:table-cell table:formula="of:=AVERAGE([.BG5];[.BJ5];[.BM5])" office:value-type="float" office:value="185.439666666667" calcext:value-type="float">
            <text:p>185.43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];[.BV5];[.BY5])" office:value-type="float" office:value="0" calcext:value-type="float">
            <text:p>0</text:p>
          </table:table-cell>
          <table:table-cell table:formula="of:=AVERAGE([.BT5];[.BW5];[.BZ5])" office:value-type="float" office:value="67.3803333333333" calcext:value-type="float">
            <text:p>67.3803333333333</text:p>
          </table:table-cell>
          <table:table-cell table:formula="of:=AVERAGE([.BU5];[.BX5];[.CA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36" calcext:value-type="float">
            <text:p>117.836</text:p>
          </table:table-cell>
          <table:table-cell office:value-type="float" office:value="1470.285" calcext:value-type="float">
            <text:p>1470.285</text:p>
          </table:table-cell>
          <table:table-cell table:formula="of:=AVERAGE([.CG5];[.CJ5];[.CM5])" office:value-type="float" office:value="0" calcext:value-type="float">
            <text:p>0</text:p>
          </table:table-cell>
          <table:table-cell table:formula="of:=AVERAGE([.CH5];[.CK5];[.CN5])" office:value-type="float" office:value="116.791666666667" calcext:value-type="float">
            <text:p>116.791666666667</text:p>
          </table:table-cell>
          <table:table-cell table:formula="of:=AVERAGE([.CI5];[.CL5];[.CO5])" office:value-type="float" office:value="1469.16266666667" calcext:value-type="float">
            <text:p>1469.162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11.004" calcext:value-type="float">
            <text:p>311.00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6];[.D6];[.G6])" office:value-type="float" office:value="0" calcext:value-type="float">
            <text:p>0</text:p>
          </table:table-cell>
          <table:table-cell table:formula="of:=AVERAGE([.B6];[.E6];[.H6])" office:value-type="float" office:value="313.005" calcext:value-type="float">
            <text:p>313.005</text:p>
          </table:table-cell>
          <table:table-cell table:formula="of:=AVERAGE([.C6];[.F6];[.I6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];[.R6];[.U6])" office:value-type="float" office:value="0" calcext:value-type="float">
            <text:p>0</text:p>
          </table:table-cell>
          <table:table-cell table:formula="of:=AVERAGE([.P6];[.S6];[.V6])" office:value-type="float" office:value="35.145" calcext:value-type="float">
            <text:p>35.145</text:p>
          </table:table-cell>
          <table:table-cell table:formula="of:=AVERAGE([.Q6];[.T6];[.W6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6];[.AF6];[.AI6])" office:value-type="float" office:value="0" calcext:value-type="float">
            <text:p>0</text:p>
          </table:table-cell>
          <table:table-cell table:formula="of:=AVERAGE([.AD6];[.AG6];[.AJ6])" office:value-type="float" office:value="218.177333333333" calcext:value-type="float">
            <text:p>218.177333333333</text:p>
          </table:table-cell>
          <table:table-cell table:formula="of:=AVERAGE([.AE6];[.AH6];[.AK6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6]+[.O6]+[.AC6]" office:value-type="float" office:value="0" calcext:value-type="float">
            <text:p>0</text:p>
          </table:table-cell>
          <table:table-cell table:formula="of:=[.B6]+[.P6]+[.AD6]" office:value-type="float" office:value="552.469" calcext:value-type="float">
            <text:p>552.469</text:p>
          </table:table-cell>
          <table:table-cell table:formula="of:=[.C6]+[.Q6]+[.AE6]" office:value-type="float" office:value="3302.371" calcext:value-type="float">
            <text:p>3302.371</text:p>
          </table:table-cell>
          <table:table-cell table:formula="of:=[.D6]+[.R6]+[.AF6]" office:value-type="float" office:value="0" calcext:value-type="float">
            <text:p>0</text:p>
          </table:table-cell>
          <table:table-cell table:formula="of:=[.E6]+[.S6]+[.AG6]" office:value-type="float" office:value="564.95" calcext:value-type="float">
            <text:p>564.95</text:p>
          </table:table-cell>
          <table:table-cell table:formula="of:=[.F6]+[.T6]+[.AH6]" office:value-type="float" office:value="3318.832" calcext:value-type="float">
            <text:p>3318.832</text:p>
          </table:table-cell>
          <table:table-cell table:formula="of:=[.G6]+[.U6]+[.AI6]" office:value-type="float" office:value="0" calcext:value-type="float">
            <text:p>0</text:p>
          </table:table-cell>
          <table:table-cell table:formula="of:=[.H6]+[.V6]+[.AJ6]" office:value-type="float" office:value="581.563" calcext:value-type="float">
            <text:p>581.563</text:p>
          </table:table-cell>
          <table:table-cell table:formula="of:=[.I6]+[.W6]+[.AK6]" office:value-type="float" office:value="3337.293" calcext:value-type="float">
            <text:p>3337.293</text:p>
          </table:table-cell>
          <table:table-cell table:formula="of:=AVERAGE([.AQ6];[.AT6];[.AW6])" office:value-type="float" office:value="0" calcext:value-type="float">
            <text:p>0</text:p>
          </table:table-cell>
          <table:table-cell table:formula="of:=AVERAGE([.AR6];[.AU6];[.AX6])" office:value-type="float" office:value="566.327333333333" calcext:value-type="float">
            <text:p>566.327333333333</text:p>
          </table:table-cell>
          <table:table-cell table:formula="of:=AVERAGE([.AS6];[.AV6];[.AY6])" office:value-type="float" office:value="3319.49866666667" calcext:value-type="float">
            <text:p>3319.49866666667</text:p>
          </table:table-cell>
          <table:table-cell table:number-columns-repeated="2"/>
          <table:table-cell table:formula="of:=[.CG6]-[.BS6]" office:value-type="float" office:value="0" calcext:value-type="float">
            <text:p>0</text:p>
          </table:table-cell>
          <table:table-cell table:formula="of:=[.CH6]-[.BT6]" office:value-type="float" office:value="50.531" calcext:value-type="float">
            <text:p>50.531</text:p>
          </table:table-cell>
          <table:table-cell table:formula="of:=[.CI6]-[.BU6]" office:value-type="float" office:value="186.562" calcext:value-type="float">
            <text:p>186.562</text:p>
          </table:table-cell>
          <table:table-cell table:formula="of:=[.CJ6]-[.BV6]" office:value-type="float" office:value="0" calcext:value-type="float">
            <text:p>0</text:p>
          </table:table-cell>
          <table:table-cell table:formula="of:=[.CK6]-[.BW6]" office:value-type="float" office:value="47.164" calcext:value-type="float">
            <text:p>47.164</text:p>
          </table:table-cell>
          <table:table-cell table:formula="of:=[.CL6]-[.BX6]" office:value-type="float" office:value="183.195" calcext:value-type="float">
            <text:p>183.195</text:p>
          </table:table-cell>
          <table:table-cell table:formula="of:=[.CM6]-[.BY6]" office:value-type="float" office:value="0" calcext:value-type="float">
            <text:p>0</text:p>
          </table:table-cell>
          <table:table-cell table:formula="of:=[.CN6]-[.BZ6]" office:value-type="float" office:value="50.539" calcext:value-type="float">
            <text:p>50.539</text:p>
          </table:table-cell>
          <table:table-cell table:formula="of:=[.CO6]-[.CA6]" office:value-type="float" office:value="186.562" calcext:value-type="float">
            <text:p>186.562</text:p>
          </table:table-cell>
          <table:table-cell table:formula="of:=AVERAGE([.BE6];[.BH6];[.BK6])" office:value-type="float" office:value="0" calcext:value-type="float">
            <text:p>0</text:p>
          </table:table-cell>
          <table:table-cell table:formula="of:=AVERAGE([.BF6];[.BI6];[.BL6])" office:value-type="float" office:value="49.4113333333333" calcext:value-type="float">
            <text:p>49.4113333333333</text:p>
          </table:table-cell>
          <table:table-cell table:formula="of:=AVERAGE([.BG6];[.BJ6];[.BM6])" office:value-type="float" office:value="185.439666666667" calcext:value-type="float">
            <text:p>185.43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];[.BV6];[.BY6])" office:value-type="float" office:value="0" calcext:value-type="float">
            <text:p>0</text:p>
          </table:table-cell>
          <table:table-cell table:formula="of:=AVERAGE([.BT6];[.BW6];[.BZ6])" office:value-type="float" office:value="67.3803333333333" calcext:value-type="float">
            <text:p>67.3803333333333</text:p>
          </table:table-cell>
          <table:table-cell table:formula="of:=AVERAGE([.BU6];[.BX6];[.CA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7.836" calcext:value-type="float">
            <text:p>117.836</text:p>
          </table:table-cell>
          <table:table-cell office:value-type="float" office:value="1470.285" calcext:value-type="float">
            <text:p>1470.285</text:p>
          </table:table-cell>
          <table:table-cell table:formula="of:=AVERAGE([.CG6];[.CJ6];[.CM6])" office:value-type="float" office:value="0" calcext:value-type="float">
            <text:p>0</text:p>
          </table:table-cell>
          <table:table-cell table:formula="of:=AVERAGE([.CH6];[.CK6];[.CN6])" office:value-type="float" office:value="116.791666666667" calcext:value-type="float">
            <text:p>116.791666666667</text:p>
          </table:table-cell>
          <table:table-cell table:formula="of:=AVERAGE([.CI6];[.CL6];[.CO6])" office:value-type="float" office:value="1469.16266666667" calcext:value-type="float">
            <text:p>1469.162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11.004" calcext:value-type="float">
            <text:p>311.00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7];[.D7];[.G7])" office:value-type="float" office:value="0" calcext:value-type="float">
            <text:p>0</text:p>
          </table:table-cell>
          <table:table-cell table:formula="of:=AVERAGE([.B7];[.E7];[.H7])" office:value-type="float" office:value="313.005" calcext:value-type="float">
            <text:p>313.005</text:p>
          </table:table-cell>
          <table:table-cell table:formula="of:=AVERAGE([.C7];[.F7];[.I7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];[.R7];[.U7])" office:value-type="float" office:value="0" calcext:value-type="float">
            <text:p>0</text:p>
          </table:table-cell>
          <table:table-cell table:formula="of:=AVERAGE([.P7];[.S7];[.V7])" office:value-type="float" office:value="35.145" calcext:value-type="float">
            <text:p>35.145</text:p>
          </table:table-cell>
          <table:table-cell table:formula="of:=AVERAGE([.Q7];[.T7];[.W7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5.8" calcext:value-type="float">
            <text:p>5.8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7];[.AF7];[.AI7])" office:value-type="float" office:value="1.93333333333333" calcext:value-type="float">
            <text:p>1.93333333333333</text:p>
          </table:table-cell>
          <table:table-cell table:formula="of:=AVERAGE([.AD7];[.AG7];[.AJ7])" office:value-type="float" office:value="218.177333333333" calcext:value-type="float">
            <text:p>218.177333333333</text:p>
          </table:table-cell>
          <table:table-cell table:formula="of:=AVERAGE([.AE7];[.AH7];[.AK7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7]+[.O7]+[.AC7]" office:value-type="float" office:value="0" calcext:value-type="float">
            <text:p>0</text:p>
          </table:table-cell>
          <table:table-cell table:formula="of:=[.B7]+[.P7]+[.AD7]" office:value-type="float" office:value="552.469" calcext:value-type="float">
            <text:p>552.469</text:p>
          </table:table-cell>
          <table:table-cell table:formula="of:=[.C7]+[.Q7]+[.AE7]" office:value-type="float" office:value="3302.371" calcext:value-type="float">
            <text:p>3302.371</text:p>
          </table:table-cell>
          <table:table-cell table:formula="of:=[.D7]+[.R7]+[.AF7]" office:value-type="float" office:value="5.8" calcext:value-type="float">
            <text:p>5.8</text:p>
          </table:table-cell>
          <table:table-cell table:formula="of:=[.E7]+[.S7]+[.AG7]" office:value-type="float" office:value="564.95" calcext:value-type="float">
            <text:p>564.95</text:p>
          </table:table-cell>
          <table:table-cell table:formula="of:=[.F7]+[.T7]+[.AH7]" office:value-type="float" office:value="3318.832" calcext:value-type="float">
            <text:p>3318.832</text:p>
          </table:table-cell>
          <table:table-cell table:formula="of:=[.G7]+[.U7]+[.AI7]" office:value-type="float" office:value="0" calcext:value-type="float">
            <text:p>0</text:p>
          </table:table-cell>
          <table:table-cell table:formula="of:=[.H7]+[.V7]+[.AJ7]" office:value-type="float" office:value="581.563" calcext:value-type="float">
            <text:p>581.563</text:p>
          </table:table-cell>
          <table:table-cell table:formula="of:=[.I7]+[.W7]+[.AK7]" office:value-type="float" office:value="3337.293" calcext:value-type="float">
            <text:p>3337.293</text:p>
          </table:table-cell>
          <table:table-cell table:formula="of:=AVERAGE([.AQ7];[.AT7];[.AW7])" office:value-type="float" office:value="1.93333333333333" calcext:value-type="float">
            <text:p>1.93333333333333</text:p>
          </table:table-cell>
          <table:table-cell table:formula="of:=AVERAGE([.AR7];[.AU7];[.AX7])" office:value-type="float" office:value="566.327333333333" calcext:value-type="float">
            <text:p>566.327333333333</text:p>
          </table:table-cell>
          <table:table-cell table:formula="of:=AVERAGE([.AS7];[.AV7];[.AY7])" office:value-type="float" office:value="3319.49866666667" calcext:value-type="float">
            <text:p>3319.49866666667</text:p>
          </table:table-cell>
          <table:table-cell table:number-columns-repeated="2"/>
          <table:table-cell table:formula="of:=[.CG7]-[.BS7]" office:value-type="float" office:value="0" calcext:value-type="float">
            <text:p>0</text:p>
          </table:table-cell>
          <table:table-cell table:formula="of:=[.CH7]-[.BT7]" office:value-type="float" office:value="50.531" calcext:value-type="float">
            <text:p>50.531</text:p>
          </table:table-cell>
          <table:table-cell table:formula="of:=[.CI7]-[.BU7]" office:value-type="float" office:value="186.562" calcext:value-type="float">
            <text:p>186.562</text:p>
          </table:table-cell>
          <table:table-cell table:formula="of:=[.CJ7]-[.BV7]" office:value-type="float" office:value="0" calcext:value-type="float">
            <text:p>0</text:p>
          </table:table-cell>
          <table:table-cell table:formula="of:=[.CK7]-[.BW7]" office:value-type="float" office:value="47.164" calcext:value-type="float">
            <text:p>47.164</text:p>
          </table:table-cell>
          <table:table-cell table:formula="of:=[.CL7]-[.BX7]" office:value-type="float" office:value="183.195" calcext:value-type="float">
            <text:p>183.195</text:p>
          </table:table-cell>
          <table:table-cell table:formula="of:=[.CM7]-[.BY7]" office:value-type="float" office:value="0" calcext:value-type="float">
            <text:p>0</text:p>
          </table:table-cell>
          <table:table-cell table:formula="of:=[.CN7]-[.BZ7]" office:value-type="float" office:value="47.172" calcext:value-type="float">
            <text:p>47.172</text:p>
          </table:table-cell>
          <table:table-cell table:formula="of:=[.CO7]-[.CA7]" office:value-type="float" office:value="183.195" calcext:value-type="float">
            <text:p>183.195</text:p>
          </table:table-cell>
          <table:table-cell table:formula="of:=AVERAGE([.BE7];[.BH7];[.BK7])" office:value-type="float" office:value="0" calcext:value-type="float">
            <text:p>0</text:p>
          </table:table-cell>
          <table:table-cell table:formula="of:=AVERAGE([.BF7];[.BI7];[.BL7])" office:value-type="float" office:value="48.289" calcext:value-type="float">
            <text:p>48.289</text:p>
          </table:table-cell>
          <table:table-cell table:formula="of:=AVERAGE([.BG7];[.BJ7];[.BM7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1" calcext:value-type="float">
            <text:p>1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];[.BV7];[.BY7])" office:value-type="float" office:value="0.333333333333333" calcext:value-type="float">
            <text:p>0.333333333333333</text:p>
          </table:table-cell>
          <table:table-cell table:formula="of:=AVERAGE([.BT7];[.BW7];[.BZ7])" office:value-type="float" office:value="67.3803333333333" calcext:value-type="float">
            <text:p>67.3803333333333</text:p>
          </table:table-cell>
          <table:table-cell table:formula="of:=AVERAGE([.BU7];[.BX7];[.CA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1" calcext:value-type="float">
            <text:p>1</text:p>
          </table:table-cell>
          <table:table-cell office:value-type="float" office:value="114.469" calcext:value-type="float">
            <text:p>114.469</text:p>
          </table:table-cell>
          <table:table-cell office:value-type="float" office:value="1466.918" calcext:value-type="float">
            <text:p>1466.918</text:p>
          </table:table-cell>
          <table:table-cell table:formula="of:=AVERAGE([.CG7];[.CJ7];[.CM7])" office:value-type="float" office:value="0.333333333333333" calcext:value-type="float">
            <text:p>0.333333333333333</text:p>
          </table:table-cell>
          <table:table-cell table:formula="of:=AVERAGE([.CH7];[.CK7];[.CN7])" office:value-type="float" office:value="115.669333333333" calcext:value-type="float">
            <text:p>115.669333333333</text:p>
          </table:table-cell>
          <table:table-cell table:formula="of:=AVERAGE([.CI7];[.CL7];[.CO7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11.004" calcext:value-type="float">
            <text:p>311.00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1" calcext:value-type="float">
            <text:p>1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8];[.D8];[.G8])" office:value-type="float" office:value="0.333333333333333" calcext:value-type="float">
            <text:p>0.333333333333333</text:p>
          </table:table-cell>
          <table:table-cell table:formula="of:=AVERAGE([.B8];[.E8];[.H8])" office:value-type="float" office:value="313.005" calcext:value-type="float">
            <text:p>313.005</text:p>
          </table:table-cell>
          <table:table-cell table:formula="of:=AVERAGE([.C8];[.F8];[.I8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8];[.R8];[.U8])" office:value-type="float" office:value="0" calcext:value-type="float">
            <text:p>0</text:p>
          </table:table-cell>
          <table:table-cell table:formula="of:=AVERAGE([.P8];[.S8];[.V8])" office:value-type="float" office:value="35.145" calcext:value-type="float">
            <text:p>35.145</text:p>
          </table:table-cell>
          <table:table-cell table:formula="of:=AVERAGE([.Q8];[.T8];[.W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8];[.AF8];[.AI8])" office:value-type="float" office:value="0" calcext:value-type="float">
            <text:p>0</text:p>
          </table:table-cell>
          <table:table-cell table:formula="of:=AVERAGE([.AD8];[.AG8];[.AJ8])" office:value-type="float" office:value="218.177333333333" calcext:value-type="float">
            <text:p>218.177333333333</text:p>
          </table:table-cell>
          <table:table-cell table:formula="of:=AVERAGE([.AE8];[.AH8];[.AK8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8]+[.O8]+[.AC8]" office:value-type="float" office:value="0" calcext:value-type="float">
            <text:p>0</text:p>
          </table:table-cell>
          <table:table-cell table:formula="of:=[.B8]+[.P8]+[.AD8]" office:value-type="float" office:value="552.469" calcext:value-type="float">
            <text:p>552.469</text:p>
          </table:table-cell>
          <table:table-cell table:formula="of:=[.C8]+[.Q8]+[.AE8]" office:value-type="float" office:value="3302.371" calcext:value-type="float">
            <text:p>3302.371</text:p>
          </table:table-cell>
          <table:table-cell table:formula="of:=[.D8]+[.R8]+[.AF8]" office:value-type="float" office:value="0" calcext:value-type="float">
            <text:p>0</text:p>
          </table:table-cell>
          <table:table-cell table:formula="of:=[.E8]+[.S8]+[.AG8]" office:value-type="float" office:value="564.95" calcext:value-type="float">
            <text:p>564.95</text:p>
          </table:table-cell>
          <table:table-cell table:formula="of:=[.F8]+[.T8]+[.AH8]" office:value-type="float" office:value="3318.832" calcext:value-type="float">
            <text:p>3318.832</text:p>
          </table:table-cell>
          <table:table-cell table:formula="of:=[.G8]+[.U8]+[.AI8]" office:value-type="float" office:value="1" calcext:value-type="float">
            <text:p>1</text:p>
          </table:table-cell>
          <table:table-cell table:formula="of:=[.H8]+[.V8]+[.AJ8]" office:value-type="float" office:value="581.563" calcext:value-type="float">
            <text:p>581.563</text:p>
          </table:table-cell>
          <table:table-cell table:formula="of:=[.I8]+[.W8]+[.AK8]" office:value-type="float" office:value="3337.293" calcext:value-type="float">
            <text:p>3337.293</text:p>
          </table:table-cell>
          <table:table-cell table:formula="of:=AVERAGE([.AQ8];[.AT8];[.AW8])" office:value-type="float" office:value="0.333333333333333" calcext:value-type="float">
            <text:p>0.333333333333333</text:p>
          </table:table-cell>
          <table:table-cell table:formula="of:=AVERAGE([.AR8];[.AU8];[.AX8])" office:value-type="float" office:value="566.327333333333" calcext:value-type="float">
            <text:p>566.327333333333</text:p>
          </table:table-cell>
          <table:table-cell table:formula="of:=AVERAGE([.AS8];[.AV8];[.AY8])" office:value-type="float" office:value="3319.49866666667" calcext:value-type="float">
            <text:p>3319.49866666667</text:p>
          </table:table-cell>
          <table:table-cell table:number-columns-repeated="2"/>
          <table:table-cell table:formula="of:=[.CG8]-[.BS8]" office:value-type="float" office:value="0" calcext:value-type="float">
            <text:p>0</text:p>
          </table:table-cell>
          <table:table-cell table:formula="of:=[.CH8]-[.BT8]" office:value-type="float" office:value="50.531" calcext:value-type="float">
            <text:p>50.531</text:p>
          </table:table-cell>
          <table:table-cell table:formula="of:=[.CI8]-[.BU8]" office:value-type="float" office:value="186.562" calcext:value-type="float">
            <text:p>186.562</text:p>
          </table:table-cell>
          <table:table-cell table:formula="of:=[.CJ8]-[.BV8]" office:value-type="float" office:value="1" calcext:value-type="float">
            <text:p>1</text:p>
          </table:table-cell>
          <table:table-cell table:formula="of:=[.CK8]-[.BW8]" office:value-type="float" office:value="47.164" calcext:value-type="float">
            <text:p>47.164</text:p>
          </table:table-cell>
          <table:table-cell table:formula="of:=[.CL8]-[.BX8]" office:value-type="float" office:value="183.195" calcext:value-type="float">
            <text:p>183.195</text:p>
          </table:table-cell>
          <table:table-cell table:formula="of:=[.CM8]-[.BY8]" office:value-type="float" office:value="0" calcext:value-type="float">
            <text:p>0</text:p>
          </table:table-cell>
          <table:table-cell table:formula="of:=[.CN8]-[.BZ8]" office:value-type="float" office:value="47.172" calcext:value-type="float">
            <text:p>47.172</text:p>
          </table:table-cell>
          <table:table-cell table:formula="of:=[.CO8]-[.CA8]" office:value-type="float" office:value="183.195" calcext:value-type="float">
            <text:p>183.195</text:p>
          </table:table-cell>
          <table:table-cell table:formula="of:=AVERAGE([.BE8];[.BH8];[.BK8])" office:value-type="float" office:value="0.333333333333333" calcext:value-type="float">
            <text:p>0.333333333333333</text:p>
          </table:table-cell>
          <table:table-cell table:formula="of:=AVERAGE([.BF8];[.BI8];[.BL8])" office:value-type="float" office:value="48.289" calcext:value-type="float">
            <text:p>48.289</text:p>
          </table:table-cell>
          <table:table-cell table:formula="of:=AVERAGE([.BG8];[.BJ8];[.BM8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];[.BV8];[.BY8])" office:value-type="float" office:value="0" calcext:value-type="float">
            <text:p>0</text:p>
          </table:table-cell>
          <table:table-cell table:formula="of:=AVERAGE([.BT8];[.BW8];[.BZ8])" office:value-type="float" office:value="67.3803333333333" calcext:value-type="float">
            <text:p>67.3803333333333</text:p>
          </table:table-cell>
          <table:table-cell table:formula="of:=AVERAGE([.BU8];[.BX8];[.CA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1" calcext:value-type="float">
            <text:p>1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9" calcext:value-type="float">
            <text:p>114.469</text:p>
          </table:table-cell>
          <table:table-cell office:value-type="float" office:value="1466.918" calcext:value-type="float">
            <text:p>1466.918</text:p>
          </table:table-cell>
          <table:table-cell table:formula="of:=AVERAGE([.CG8];[.CJ8];[.CM8])" office:value-type="float" office:value="0.333333333333333" calcext:value-type="float">
            <text:p>0.333333333333333</text:p>
          </table:table-cell>
          <table:table-cell table:formula="of:=AVERAGE([.CH8];[.CK8];[.CN8])" office:value-type="float" office:value="115.669333333333" calcext:value-type="float">
            <text:p>115.669333333333</text:p>
          </table:table-cell>
          <table:table-cell table:formula="of:=AVERAGE([.CI8];[.CL8];[.CO8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11.004" calcext:value-type="float">
            <text:p>311.00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9];[.D9];[.G9])" office:value-type="float" office:value="0" calcext:value-type="float">
            <text:p>0</text:p>
          </table:table-cell>
          <table:table-cell table:formula="of:=AVERAGE([.B9];[.E9];[.H9])" office:value-type="float" office:value="313.005" calcext:value-type="float">
            <text:p>313.005</text:p>
          </table:table-cell>
          <table:table-cell table:formula="of:=AVERAGE([.C9];[.F9];[.I9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9];[.R9];[.U9])" office:value-type="float" office:value="0" calcext:value-type="float">
            <text:p>0</text:p>
          </table:table-cell>
          <table:table-cell table:formula="of:=AVERAGE([.P9];[.S9];[.V9])" office:value-type="float" office:value="35.145" calcext:value-type="float">
            <text:p>35.145</text:p>
          </table:table-cell>
          <table:table-cell table:formula="of:=AVERAGE([.Q9];[.T9];[.W9])" office:value-type="float" office:value="85.125" calcext:value-type="float">
            <text:p>85.1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9];[.AF9];[.AI9])" office:value-type="float" office:value="1" calcext:value-type="float">
            <text:p>1</text:p>
          </table:table-cell>
          <table:table-cell table:formula="of:=AVERAGE([.AD9];[.AG9];[.AJ9])" office:value-type="float" office:value="218.177333333333" calcext:value-type="float">
            <text:p>218.177333333333</text:p>
          </table:table-cell>
          <table:table-cell table:formula="of:=AVERAGE([.AE9];[.AH9];[.AK9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9]+[.O9]+[.AC9]" office:value-type="float" office:value="3" calcext:value-type="float">
            <text:p>3</text:p>
          </table:table-cell>
          <table:table-cell table:formula="of:=[.B9]+[.P9]+[.AD9]" office:value-type="float" office:value="552.469" calcext:value-type="float">
            <text:p>552.469</text:p>
          </table:table-cell>
          <table:table-cell table:formula="of:=[.C9]+[.Q9]+[.AE9]" office:value-type="float" office:value="3302.371" calcext:value-type="float">
            <text:p>3302.371</text:p>
          </table:table-cell>
          <table:table-cell table:formula="of:=[.D9]+[.R9]+[.AF9]" office:value-type="float" office:value="0" calcext:value-type="float">
            <text:p>0</text:p>
          </table:table-cell>
          <table:table-cell table:formula="of:=[.E9]+[.S9]+[.AG9]" office:value-type="float" office:value="564.95" calcext:value-type="float">
            <text:p>564.95</text:p>
          </table:table-cell>
          <table:table-cell table:formula="of:=[.F9]+[.T9]+[.AH9]" office:value-type="float" office:value="3318.832" calcext:value-type="float">
            <text:p>3318.832</text:p>
          </table:table-cell>
          <table:table-cell table:formula="of:=[.G9]+[.U9]+[.AI9]" office:value-type="float" office:value="0" calcext:value-type="float">
            <text:p>0</text:p>
          </table:table-cell>
          <table:table-cell table:formula="of:=[.H9]+[.V9]+[.AJ9]" office:value-type="float" office:value="581.563" calcext:value-type="float">
            <text:p>581.563</text:p>
          </table:table-cell>
          <table:table-cell table:formula="of:=[.I9]+[.W9]+[.AK9]" office:value-type="float" office:value="3337.293" calcext:value-type="float">
            <text:p>3337.293</text:p>
          </table:table-cell>
          <table:table-cell table:formula="of:=AVERAGE([.AQ9];[.AT9];[.AW9])" office:value-type="float" office:value="1" calcext:value-type="float">
            <text:p>1</text:p>
          </table:table-cell>
          <table:table-cell table:formula="of:=AVERAGE([.AR9];[.AU9];[.AX9])" office:value-type="float" office:value="566.327333333333" calcext:value-type="float">
            <text:p>566.327333333333</text:p>
          </table:table-cell>
          <table:table-cell table:formula="of:=AVERAGE([.AS9];[.AV9];[.AY9])" office:value-type="float" office:value="3319.49866666667" calcext:value-type="float">
            <text:p>3319.49866666667</text:p>
          </table:table-cell>
          <table:table-cell table:number-columns-repeated="2"/>
          <table:table-cell table:formula="of:=[.CG9]-[.BS9]" office:value-type="float" office:value="0" calcext:value-type="float">
            <text:p>0</text:p>
          </table:table-cell>
          <table:table-cell table:formula="of:=[.CH9]-[.BT9]" office:value-type="float" office:value="50.531" calcext:value-type="float">
            <text:p>50.531</text:p>
          </table:table-cell>
          <table:table-cell table:formula="of:=[.CI9]-[.BU9]" office:value-type="float" office:value="186.562" calcext:value-type="float">
            <text:p>186.562</text:p>
          </table:table-cell>
          <table:table-cell table:formula="of:=[.CJ9]-[.BV9]" office:value-type="float" office:value="0" calcext:value-type="float">
            <text:p>0</text:p>
          </table:table-cell>
          <table:table-cell table:formula="of:=[.CK9]-[.BW9]" office:value-type="float" office:value="47.164" calcext:value-type="float">
            <text:p>47.164</text:p>
          </table:table-cell>
          <table:table-cell table:formula="of:=[.CL9]-[.BX9]" office:value-type="float" office:value="183.195" calcext:value-type="float">
            <text:p>183.195</text:p>
          </table:table-cell>
          <table:table-cell table:formula="of:=[.CM9]-[.BY9]" office:value-type="float" office:value="0" calcext:value-type="float">
            <text:p>0</text:p>
          </table:table-cell>
          <table:table-cell table:formula="of:=[.CN9]-[.BZ9]" office:value-type="float" office:value="47.172" calcext:value-type="float">
            <text:p>47.172</text:p>
          </table:table-cell>
          <table:table-cell table:formula="of:=[.CO9]-[.CA9]" office:value-type="float" office:value="183.195" calcext:value-type="float">
            <text:p>183.195</text:p>
          </table:table-cell>
          <table:table-cell table:formula="of:=AVERAGE([.BE9];[.BH9];[.BK9])" office:value-type="float" office:value="0" calcext:value-type="float">
            <text:p>0</text:p>
          </table:table-cell>
          <table:table-cell table:formula="of:=AVERAGE([.BF9];[.BI9];[.BL9])" office:value-type="float" office:value="48.289" calcext:value-type="float">
            <text:p>48.289</text:p>
          </table:table-cell>
          <table:table-cell table:formula="of:=AVERAGE([.BG9];[.BJ9];[.BM9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9];[.BV9];[.BY9])" office:value-type="float" office:value="0" calcext:value-type="float">
            <text:p>0</text:p>
          </table:table-cell>
          <table:table-cell table:formula="of:=AVERAGE([.BT9];[.BW9];[.BZ9])" office:value-type="float" office:value="67.3803333333333" calcext:value-type="float">
            <text:p>67.3803333333333</text:p>
          </table:table-cell>
          <table:table-cell table:formula="of:=AVERAGE([.BU9];[.BX9];[.CA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9" calcext:value-type="float">
            <text:p>114.469</text:p>
          </table:table-cell>
          <table:table-cell office:value-type="float" office:value="1466.918" calcext:value-type="float">
            <text:p>1466.918</text:p>
          </table:table-cell>
          <table:table-cell table:formula="of:=AVERAGE([.CG9];[.CJ9];[.CM9])" office:value-type="float" office:value="0" calcext:value-type="float">
            <text:p>0</text:p>
          </table:table-cell>
          <table:table-cell table:formula="of:=AVERAGE([.CH9];[.CK9];[.CN9])" office:value-type="float" office:value="115.669333333333" calcext:value-type="float">
            <text:p>115.669333333333</text:p>
          </table:table-cell>
          <table:table-cell table:formula="of:=AVERAGE([.CI9];[.CL9];[.CO9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3" calcext:value-type="float">
            <text:p>300.363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11.004" calcext:value-type="float">
            <text:p>311.00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10];[.D10];[.G10])" office:value-type="float" office:value="0" calcext:value-type="float">
            <text:p>0</text:p>
          </table:table-cell>
          <table:table-cell table:formula="of:=AVERAGE([.B10];[.E10];[.H10])" office:value-type="float" office:value="313.005" calcext:value-type="float">
            <text:p>313.005</text:p>
          </table:table-cell>
          <table:table-cell table:formula="of:=AVERAGE([.C10];[.F10];[.I10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0];[.R10];[.U10])" office:value-type="float" office:value="0" calcext:value-type="float">
            <text:p>0</text:p>
          </table:table-cell>
          <table:table-cell table:formula="of:=AVERAGE([.P10];[.S10];[.V10])" office:value-type="float" office:value="35.145" calcext:value-type="float">
            <text:p>35.145</text:p>
          </table:table-cell>
          <table:table-cell table:formula="of:=AVERAGE([.Q10];[.T10];[.W10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4.8" calcext:value-type="float">
            <text:p>4.8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0];[.AF10];[.AI10])" office:value-type="float" office:value="1.6" calcext:value-type="float">
            <text:p>1.6</text:p>
          </table:table-cell>
          <table:table-cell table:formula="of:=AVERAGE([.AD10];[.AG10];[.AJ10])" office:value-type="float" office:value="218.177333333333" calcext:value-type="float">
            <text:p>218.177333333333</text:p>
          </table:table-cell>
          <table:table-cell table:formula="of:=AVERAGE([.AE10];[.AH10];[.AK10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10]+[.O10]+[.AC10]" office:value-type="float" office:value="0" calcext:value-type="float">
            <text:p>0</text:p>
          </table:table-cell>
          <table:table-cell table:formula="of:=[.B10]+[.P10]+[.AD10]" office:value-type="float" office:value="552.469" calcext:value-type="float">
            <text:p>552.469</text:p>
          </table:table-cell>
          <table:table-cell table:formula="of:=[.C10]+[.Q10]+[.AE10]" office:value-type="float" office:value="3302.371" calcext:value-type="float">
            <text:p>3302.371</text:p>
          </table:table-cell>
          <table:table-cell table:formula="of:=[.D10]+[.R10]+[.AF10]" office:value-type="float" office:value="0" calcext:value-type="float">
            <text:p>0</text:p>
          </table:table-cell>
          <table:table-cell table:formula="of:=[.E10]+[.S10]+[.AG10]" office:value-type="float" office:value="564.95" calcext:value-type="float">
            <text:p>564.95</text:p>
          </table:table-cell>
          <table:table-cell table:formula="of:=[.F10]+[.T10]+[.AH10]" office:value-type="float" office:value="3318.832" calcext:value-type="float">
            <text:p>3318.832</text:p>
          </table:table-cell>
          <table:table-cell table:formula="of:=[.G10]+[.U10]+[.AI10]" office:value-type="float" office:value="4.8" calcext:value-type="float">
            <text:p>4.8</text:p>
          </table:table-cell>
          <table:table-cell table:formula="of:=[.H10]+[.V10]+[.AJ10]" office:value-type="float" office:value="581.563" calcext:value-type="float">
            <text:p>581.563</text:p>
          </table:table-cell>
          <table:table-cell table:formula="of:=[.I10]+[.W10]+[.AK10]" office:value-type="float" office:value="3337.293" calcext:value-type="float">
            <text:p>3337.293</text:p>
          </table:table-cell>
          <table:table-cell table:formula="of:=AVERAGE([.AQ10];[.AT10];[.AW10])" office:value-type="float" office:value="1.6" calcext:value-type="float">
            <text:p>1.6</text:p>
          </table:table-cell>
          <table:table-cell table:formula="of:=AVERAGE([.AR10];[.AU10];[.AX10])" office:value-type="float" office:value="566.327333333333" calcext:value-type="float">
            <text:p>566.327333333333</text:p>
          </table:table-cell>
          <table:table-cell table:formula="of:=AVERAGE([.AS10];[.AV10];[.AY10])" office:value-type="float" office:value="3319.49866666667" calcext:value-type="float">
            <text:p>3319.49866666667</text:p>
          </table:table-cell>
          <table:table-cell table:number-columns-repeated="2"/>
          <table:table-cell table:formula="of:=[.CG10]-[.BS10]" office:value-type="float" office:value="0" calcext:value-type="float">
            <text:p>0</text:p>
          </table:table-cell>
          <table:table-cell table:formula="of:=[.CH10]-[.BT10]" office:value-type="float" office:value="50.531" calcext:value-type="float">
            <text:p>50.531</text:p>
          </table:table-cell>
          <table:table-cell table:formula="of:=[.CI10]-[.BU10]" office:value-type="float" office:value="186.562" calcext:value-type="float">
            <text:p>186.562</text:p>
          </table:table-cell>
          <table:table-cell table:formula="of:=[.CJ10]-[.BV10]" office:value-type="float" office:value="0" calcext:value-type="float">
            <text:p>0</text:p>
          </table:table-cell>
          <table:table-cell table:formula="of:=[.CK10]-[.BW10]" office:value-type="float" office:value="47.164" calcext:value-type="float">
            <text:p>47.164</text:p>
          </table:table-cell>
          <table:table-cell table:formula="of:=[.CL10]-[.BX10]" office:value-type="float" office:value="183.195" calcext:value-type="float">
            <text:p>183.195</text:p>
          </table:table-cell>
          <table:table-cell table:formula="of:=[.CM10]-[.BY10]" office:value-type="float" office:value="0" calcext:value-type="float">
            <text:p>0</text:p>
          </table:table-cell>
          <table:table-cell table:formula="of:=[.CN10]-[.BZ10]" office:value-type="float" office:value="47.172" calcext:value-type="float">
            <text:p>47.172</text:p>
          </table:table-cell>
          <table:table-cell table:formula="of:=[.CO10]-[.CA10]" office:value-type="float" office:value="183.195" calcext:value-type="float">
            <text:p>183.195</text:p>
          </table:table-cell>
          <table:table-cell table:formula="of:=AVERAGE([.BE10];[.BH10];[.BK10])" office:value-type="float" office:value="0" calcext:value-type="float">
            <text:p>0</text:p>
          </table:table-cell>
          <table:table-cell table:formula="of:=AVERAGE([.BF10];[.BI10];[.BL10])" office:value-type="float" office:value="48.289" calcext:value-type="float">
            <text:p>48.289</text:p>
          </table:table-cell>
          <table:table-cell table:formula="of:=AVERAGE([.BG10];[.BJ10];[.BM10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0];[.BV10];[.BY10])" office:value-type="float" office:value="0" calcext:value-type="float">
            <text:p>0</text:p>
          </table:table-cell>
          <table:table-cell table:formula="of:=AVERAGE([.BT10];[.BW10];[.BZ10])" office:value-type="float" office:value="67.3803333333333" calcext:value-type="float">
            <text:p>67.3803333333333</text:p>
          </table:table-cell>
          <table:table-cell table:formula="of:=AVERAGE([.BU10];[.BX10];[.CA1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9" calcext:value-type="float">
            <text:p>114.469</text:p>
          </table:table-cell>
          <table:table-cell office:value-type="float" office:value="1466.918" calcext:value-type="float">
            <text:p>1466.918</text:p>
          </table:table-cell>
          <table:table-cell table:formula="of:=AVERAGE([.CG10];[.CJ10];[.CM10])" office:value-type="float" office:value="0" calcext:value-type="float">
            <text:p>0</text:p>
          </table:table-cell>
          <table:table-cell table:formula="of:=AVERAGE([.CH10];[.CK10];[.CN10])" office:value-type="float" office:value="115.669333333333" calcext:value-type="float">
            <text:p>115.669333333333</text:p>
          </table:table-cell>
          <table:table-cell table:formula="of:=AVERAGE([.CI10];[.CL10];[.CO10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7" calcext:value-type="float">
            <text:p>300.367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11.004" calcext:value-type="float">
            <text:p>311.00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11];[.D11];[.G11])" office:value-type="float" office:value="0" calcext:value-type="float">
            <text:p>0</text:p>
          </table:table-cell>
          <table:table-cell table:formula="of:=AVERAGE([.B11];[.E11];[.H11])" office:value-type="float" office:value="313.006333333333" calcext:value-type="float">
            <text:p>313.006333333333</text:p>
          </table:table-cell>
          <table:table-cell table:formula="of:=AVERAGE([.C11];[.F11];[.I11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1];[.R11];[.U11])" office:value-type="float" office:value="0" calcext:value-type="float">
            <text:p>0</text:p>
          </table:table-cell>
          <table:table-cell table:formula="of:=AVERAGE([.P11];[.S11];[.V11])" office:value-type="float" office:value="35.145" calcext:value-type="float">
            <text:p>35.145</text:p>
          </table:table-cell>
          <table:table-cell table:formula="of:=AVERAGE([.Q11];[.T11];[.W11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1];[.AF11];[.AI11])" office:value-type="float" office:value="0" calcext:value-type="float">
            <text:p>0</text:p>
          </table:table-cell>
          <table:table-cell table:formula="of:=AVERAGE([.AD11];[.AG11];[.AJ11])" office:value-type="float" office:value="218.177333333333" calcext:value-type="float">
            <text:p>218.177333333333</text:p>
          </table:table-cell>
          <table:table-cell table:formula="of:=AVERAGE([.AE11];[.AH11];[.AK11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11]+[.O11]+[.AC11]" office:value-type="float" office:value="0" calcext:value-type="float">
            <text:p>0</text:p>
          </table:table-cell>
          <table:table-cell table:formula="of:=[.B11]+[.P11]+[.AD11]" office:value-type="float" office:value="552.473" calcext:value-type="float">
            <text:p>552.473</text:p>
          </table:table-cell>
          <table:table-cell table:formula="of:=[.C11]+[.Q11]+[.AE11]" office:value-type="float" office:value="3302.371" calcext:value-type="float">
            <text:p>3302.371</text:p>
          </table:table-cell>
          <table:table-cell table:formula="of:=[.D11]+[.R11]+[.AF11]" office:value-type="float" office:value="0" calcext:value-type="float">
            <text:p>0</text:p>
          </table:table-cell>
          <table:table-cell table:formula="of:=[.E11]+[.S11]+[.AG11]" office:value-type="float" office:value="564.95" calcext:value-type="float">
            <text:p>564.95</text:p>
          </table:table-cell>
          <table:table-cell table:formula="of:=[.F11]+[.T11]+[.AH11]" office:value-type="float" office:value="3318.832" calcext:value-type="float">
            <text:p>3318.832</text:p>
          </table:table-cell>
          <table:table-cell table:formula="of:=[.G11]+[.U11]+[.AI11]" office:value-type="float" office:value="0" calcext:value-type="float">
            <text:p>0</text:p>
          </table:table-cell>
          <table:table-cell table:formula="of:=[.H11]+[.V11]+[.AJ11]" office:value-type="float" office:value="581.563" calcext:value-type="float">
            <text:p>581.563</text:p>
          </table:table-cell>
          <table:table-cell table:formula="of:=[.I11]+[.W11]+[.AK11]" office:value-type="float" office:value="3337.293" calcext:value-type="float">
            <text:p>3337.293</text:p>
          </table:table-cell>
          <table:table-cell table:formula="of:=AVERAGE([.AQ11];[.AT11];[.AW11])" office:value-type="float" office:value="0" calcext:value-type="float">
            <text:p>0</text:p>
          </table:table-cell>
          <table:table-cell table:formula="of:=AVERAGE([.AR11];[.AU11];[.AX11])" office:value-type="float" office:value="566.328666666667" calcext:value-type="float">
            <text:p>566.328666666667</text:p>
          </table:table-cell>
          <table:table-cell table:formula="of:=AVERAGE([.AS11];[.AV11];[.AY11])" office:value-type="float" office:value="3319.49866666667" calcext:value-type="float">
            <text:p>3319.49866666667</text:p>
          </table:table-cell>
          <table:table-cell table:number-columns-repeated="2"/>
          <table:table-cell table:formula="of:=[.CG11]-[.BS11]" office:value-type="float" office:value="0" calcext:value-type="float">
            <text:p>0</text:p>
          </table:table-cell>
          <table:table-cell table:formula="of:=[.CH11]-[.BT11]" office:value-type="float" office:value="50.531" calcext:value-type="float">
            <text:p>50.531</text:p>
          </table:table-cell>
          <table:table-cell table:formula="of:=[.CI11]-[.BU11]" office:value-type="float" office:value="186.562" calcext:value-type="float">
            <text:p>186.562</text:p>
          </table:table-cell>
          <table:table-cell table:formula="of:=[.CJ11]-[.BV11]" office:value-type="float" office:value="0" calcext:value-type="float">
            <text:p>0</text:p>
          </table:table-cell>
          <table:table-cell table:formula="of:=[.CK11]-[.BW11]" office:value-type="float" office:value="47.164" calcext:value-type="float">
            <text:p>47.164</text:p>
          </table:table-cell>
          <table:table-cell table:formula="of:=[.CL11]-[.BX11]" office:value-type="float" office:value="183.195" calcext:value-type="float">
            <text:p>183.195</text:p>
          </table:table-cell>
          <table:table-cell table:formula="of:=[.CM11]-[.BY11]" office:value-type="float" office:value="0" calcext:value-type="float">
            <text:p>0</text:p>
          </table:table-cell>
          <table:table-cell table:formula="of:=[.CN11]-[.BZ11]" office:value-type="float" office:value="47.172" calcext:value-type="float">
            <text:p>47.172</text:p>
          </table:table-cell>
          <table:table-cell table:formula="of:=[.CO11]-[.CA11]" office:value-type="float" office:value="183.195" calcext:value-type="float">
            <text:p>183.195</text:p>
          </table:table-cell>
          <table:table-cell table:formula="of:=AVERAGE([.BE11];[.BH11];[.BK11])" office:value-type="float" office:value="0" calcext:value-type="float">
            <text:p>0</text:p>
          </table:table-cell>
          <table:table-cell table:formula="of:=AVERAGE([.BF11];[.BI11];[.BL11])" office:value-type="float" office:value="48.289" calcext:value-type="float">
            <text:p>48.289</text:p>
          </table:table-cell>
          <table:table-cell table:formula="of:=AVERAGE([.BG11];[.BJ11];[.BM11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1];[.BV11];[.BY11])" office:value-type="float" office:value="0" calcext:value-type="float">
            <text:p>0</text:p>
          </table:table-cell>
          <table:table-cell table:formula="of:=AVERAGE([.BT11];[.BW11];[.BZ11])" office:value-type="float" office:value="67.3803333333333" calcext:value-type="float">
            <text:p>67.3803333333333</text:p>
          </table:table-cell>
          <table:table-cell table:formula="of:=AVERAGE([.BU11];[.BX11];[.CA1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9" calcext:value-type="float">
            <text:p>114.469</text:p>
          </table:table-cell>
          <table:table-cell office:value-type="float" office:value="1466.918" calcext:value-type="float">
            <text:p>1466.918</text:p>
          </table:table-cell>
          <table:table-cell table:formula="of:=AVERAGE([.CG11];[.CJ11];[.CM11])" office:value-type="float" office:value="0" calcext:value-type="float">
            <text:p>0</text:p>
          </table:table-cell>
          <table:table-cell table:formula="of:=AVERAGE([.CH11];[.CK11];[.CN11])" office:value-type="float" office:value="115.669333333333" calcext:value-type="float">
            <text:p>115.669333333333</text:p>
          </table:table-cell>
          <table:table-cell table:formula="of:=AVERAGE([.CI11];[.CL11];[.CO11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7" calcext:value-type="float">
            <text:p>300.367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11.004" calcext:value-type="float">
            <text:p>311.00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12];[.D12];[.G12])" office:value-type="float" office:value="0" calcext:value-type="float">
            <text:p>0</text:p>
          </table:table-cell>
          <table:table-cell table:formula="of:=AVERAGE([.B12];[.E12];[.H12])" office:value-type="float" office:value="313.006333333333" calcext:value-type="float">
            <text:p>313.006333333333</text:p>
          </table:table-cell>
          <table:table-cell table:formula="of:=AVERAGE([.C12];[.F12];[.I12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2];[.R12];[.U12])" office:value-type="float" office:value="0" calcext:value-type="float">
            <text:p>0</text:p>
          </table:table-cell>
          <table:table-cell table:formula="of:=AVERAGE([.P12];[.S12];[.V12])" office:value-type="float" office:value="35.145" calcext:value-type="float">
            <text:p>35.145</text:p>
          </table:table-cell>
          <table:table-cell table:formula="of:=AVERAGE([.Q12];[.T12];[.W12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5.8" calcext:value-type="float">
            <text:p>5.8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2];[.AF12];[.AI12])" office:value-type="float" office:value="1.93333333333333" calcext:value-type="float">
            <text:p>1.93333333333333</text:p>
          </table:table-cell>
          <table:table-cell table:formula="of:=AVERAGE([.AD12];[.AG12];[.AJ12])" office:value-type="float" office:value="218.177333333333" calcext:value-type="float">
            <text:p>218.177333333333</text:p>
          </table:table-cell>
          <table:table-cell table:formula="of:=AVERAGE([.AE12];[.AH12];[.AK12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12]+[.O12]+[.AC12]" office:value-type="float" office:value="0" calcext:value-type="float">
            <text:p>0</text:p>
          </table:table-cell>
          <table:table-cell table:formula="of:=[.B12]+[.P12]+[.AD12]" office:value-type="float" office:value="552.473" calcext:value-type="float">
            <text:p>552.473</text:p>
          </table:table-cell>
          <table:table-cell table:formula="of:=[.C12]+[.Q12]+[.AE12]" office:value-type="float" office:value="3302.371" calcext:value-type="float">
            <text:p>3302.371</text:p>
          </table:table-cell>
          <table:table-cell table:formula="of:=[.D12]+[.R12]+[.AF12]" office:value-type="float" office:value="5.8" calcext:value-type="float">
            <text:p>5.8</text:p>
          </table:table-cell>
          <table:table-cell table:formula="of:=[.E12]+[.S12]+[.AG12]" office:value-type="float" office:value="564.95" calcext:value-type="float">
            <text:p>564.95</text:p>
          </table:table-cell>
          <table:table-cell table:formula="of:=[.F12]+[.T12]+[.AH12]" office:value-type="float" office:value="3318.832" calcext:value-type="float">
            <text:p>3318.832</text:p>
          </table:table-cell>
          <table:table-cell table:formula="of:=[.G12]+[.U12]+[.AI12]" office:value-type="float" office:value="0" calcext:value-type="float">
            <text:p>0</text:p>
          </table:table-cell>
          <table:table-cell table:formula="of:=[.H12]+[.V12]+[.AJ12]" office:value-type="float" office:value="581.563" calcext:value-type="float">
            <text:p>581.563</text:p>
          </table:table-cell>
          <table:table-cell table:formula="of:=[.I12]+[.W12]+[.AK12]" office:value-type="float" office:value="3337.293" calcext:value-type="float">
            <text:p>3337.293</text:p>
          </table:table-cell>
          <table:table-cell table:formula="of:=AVERAGE([.AQ12];[.AT12];[.AW12])" office:value-type="float" office:value="1.93333333333333" calcext:value-type="float">
            <text:p>1.93333333333333</text:p>
          </table:table-cell>
          <table:table-cell table:formula="of:=AVERAGE([.AR12];[.AU12];[.AX12])" office:value-type="float" office:value="566.328666666667" calcext:value-type="float">
            <text:p>566.328666666667</text:p>
          </table:table-cell>
          <table:table-cell table:formula="of:=AVERAGE([.AS12];[.AV12];[.AY12])" office:value-type="float" office:value="3319.49866666667" calcext:value-type="float">
            <text:p>3319.49866666667</text:p>
          </table:table-cell>
          <table:table-cell table:number-columns-repeated="2"/>
          <table:table-cell table:formula="of:=[.CG12]-[.BS12]" office:value-type="float" office:value="0" calcext:value-type="float">
            <text:p>0</text:p>
          </table:table-cell>
          <table:table-cell table:formula="of:=[.CH12]-[.BT12]" office:value-type="float" office:value="50.531" calcext:value-type="float">
            <text:p>50.531</text:p>
          </table:table-cell>
          <table:table-cell table:formula="of:=[.CI12]-[.BU12]" office:value-type="float" office:value="186.562" calcext:value-type="float">
            <text:p>186.562</text:p>
          </table:table-cell>
          <table:table-cell table:formula="of:=[.CJ12]-[.BV12]" office:value-type="float" office:value="1" calcext:value-type="float">
            <text:p>1</text:p>
          </table:table-cell>
          <table:table-cell table:formula="of:=[.CK12]-[.BW12]" office:value-type="float" office:value="47.164" calcext:value-type="float">
            <text:p>47.164</text:p>
          </table:table-cell>
          <table:table-cell table:formula="of:=[.CL12]-[.BX12]" office:value-type="float" office:value="183.195" calcext:value-type="float">
            <text:p>183.195</text:p>
          </table:table-cell>
          <table:table-cell table:formula="of:=[.CM12]-[.BY12]" office:value-type="float" office:value="0" calcext:value-type="float">
            <text:p>0</text:p>
          </table:table-cell>
          <table:table-cell table:formula="of:=[.CN12]-[.BZ12]" office:value-type="float" office:value="47.172" calcext:value-type="float">
            <text:p>47.172</text:p>
          </table:table-cell>
          <table:table-cell table:formula="of:=[.CO12]-[.CA12]" office:value-type="float" office:value="183.195" calcext:value-type="float">
            <text:p>183.195</text:p>
          </table:table-cell>
          <table:table-cell table:formula="of:=AVERAGE([.BE12];[.BH12];[.BK12])" office:value-type="float" office:value="0.333333333333333" calcext:value-type="float">
            <text:p>0.333333333333333</text:p>
          </table:table-cell>
          <table:table-cell table:formula="of:=AVERAGE([.BF12];[.BI12];[.BL12])" office:value-type="float" office:value="48.289" calcext:value-type="float">
            <text:p>48.289</text:p>
          </table:table-cell>
          <table:table-cell table:formula="of:=AVERAGE([.BG12];[.BJ12];[.BM12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2];[.BV12];[.BY12])" office:value-type="float" office:value="0" calcext:value-type="float">
            <text:p>0</text:p>
          </table:table-cell>
          <table:table-cell table:formula="of:=AVERAGE([.BT12];[.BW12];[.BZ12])" office:value-type="float" office:value="67.3803333333333" calcext:value-type="float">
            <text:p>67.3803333333333</text:p>
          </table:table-cell>
          <table:table-cell table:formula="of:=AVERAGE([.BU12];[.BX12];[.CA1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1" calcext:value-type="float">
            <text:p>1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9" calcext:value-type="float">
            <text:p>114.469</text:p>
          </table:table-cell>
          <table:table-cell office:value-type="float" office:value="1466.918" calcext:value-type="float">
            <text:p>1466.918</text:p>
          </table:table-cell>
          <table:table-cell table:formula="of:=AVERAGE([.CG12];[.CJ12];[.CM12])" office:value-type="float" office:value="0.333333333333333" calcext:value-type="float">
            <text:p>0.333333333333333</text:p>
          </table:table-cell>
          <table:table-cell table:formula="of:=AVERAGE([.CH12];[.CK12];[.CN12])" office:value-type="float" office:value="115.669333333333" calcext:value-type="float">
            <text:p>115.669333333333</text:p>
          </table:table-cell>
          <table:table-cell table:formula="of:=AVERAGE([.CI12];[.CL12];[.CO12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.367" calcext:value-type="float">
            <text:p>300.367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0" calcext:value-type="float">
            <text:p>0</text:p>
          </table:table-cell>
          <table:table-cell office:value-type="float" office:value="311.004" calcext:value-type="float">
            <text:p>311.00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0" calcext:value-type="float">
            <text:p>0</text:p>
          </table:table-cell>
          <table:table-cell office:value-type="float" office:value="327.648" calcext:value-type="float">
            <text:p>327.648</text:p>
          </table:table-cell>
          <table:table-cell office:value-type="float" office:value="651.023" calcext:value-type="float">
            <text:p>651.023</text:p>
          </table:table-cell>
          <table:table-cell table:formula="of:=AVERAGE([.A13];[.D13];[.G13])" office:value-type="float" office:value="0" calcext:value-type="float">
            <text:p>0</text:p>
          </table:table-cell>
          <table:table-cell table:formula="of:=AVERAGE([.B13];[.E13];[.H13])" office:value-type="float" office:value="313.006333333333" calcext:value-type="float">
            <text:p>313.006333333333</text:p>
          </table:table-cell>
          <table:table-cell table:formula="of:=AVERAGE([.C13];[.F13];[.I13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3];[.R13];[.U13])" office:value-type="float" office:value="0" calcext:value-type="float">
            <text:p>0</text:p>
          </table:table-cell>
          <table:table-cell table:formula="of:=AVERAGE([.P13];[.S13];[.V13])" office:value-type="float" office:value="35.145" calcext:value-type="float">
            <text:p>35.145</text:p>
          </table:table-cell>
          <table:table-cell table:formula="of:=AVERAGE([.Q13];[.T13];[.W13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3];[.AF13];[.AI13])" office:value-type="float" office:value="0" calcext:value-type="float">
            <text:p>0</text:p>
          </table:table-cell>
          <table:table-cell table:formula="of:=AVERAGE([.AD13];[.AG13];[.AJ13])" office:value-type="float" office:value="218.177333333333" calcext:value-type="float">
            <text:p>218.177333333333</text:p>
          </table:table-cell>
          <table:table-cell table:formula="of:=AVERAGE([.AE13];[.AH13];[.AK13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13]+[.O13]+[.AC13]" office:value-type="float" office:value="0" calcext:value-type="float">
            <text:p>0</text:p>
          </table:table-cell>
          <table:table-cell table:formula="of:=[.B13]+[.P13]+[.AD13]" office:value-type="float" office:value="552.473" calcext:value-type="float">
            <text:p>552.473</text:p>
          </table:table-cell>
          <table:table-cell table:formula="of:=[.C13]+[.Q13]+[.AE13]" office:value-type="float" office:value="3302.371" calcext:value-type="float">
            <text:p>3302.371</text:p>
          </table:table-cell>
          <table:table-cell table:formula="of:=[.D13]+[.R13]+[.AF13]" office:value-type="float" office:value="0" calcext:value-type="float">
            <text:p>0</text:p>
          </table:table-cell>
          <table:table-cell table:formula="of:=[.E13]+[.S13]+[.AG13]" office:value-type="float" office:value="564.95" calcext:value-type="float">
            <text:p>564.95</text:p>
          </table:table-cell>
          <table:table-cell table:formula="of:=[.F13]+[.T13]+[.AH13]" office:value-type="float" office:value="3318.832" calcext:value-type="float">
            <text:p>3318.832</text:p>
          </table:table-cell>
          <table:table-cell table:formula="of:=[.G13]+[.U13]+[.AI13]" office:value-type="float" office:value="0" calcext:value-type="float">
            <text:p>0</text:p>
          </table:table-cell>
          <table:table-cell table:formula="of:=[.H13]+[.V13]+[.AJ13]" office:value-type="float" office:value="581.563" calcext:value-type="float">
            <text:p>581.563</text:p>
          </table:table-cell>
          <table:table-cell table:formula="of:=[.I13]+[.W13]+[.AK13]" office:value-type="float" office:value="3337.293" calcext:value-type="float">
            <text:p>3337.293</text:p>
          </table:table-cell>
          <table:table-cell table:formula="of:=AVERAGE([.AQ13];[.AT13];[.AW13])" office:value-type="float" office:value="0" calcext:value-type="float">
            <text:p>0</text:p>
          </table:table-cell>
          <table:table-cell table:formula="of:=AVERAGE([.AR13];[.AU13];[.AX13])" office:value-type="float" office:value="566.328666666667" calcext:value-type="float">
            <text:p>566.328666666667</text:p>
          </table:table-cell>
          <table:table-cell table:formula="of:=AVERAGE([.AS13];[.AV13];[.AY13])" office:value-type="float" office:value="3319.49866666667" calcext:value-type="float">
            <text:p>3319.49866666667</text:p>
          </table:table-cell>
          <table:table-cell table:number-columns-repeated="2"/>
          <table:table-cell table:formula="of:=[.CG13]-[.BS13]" office:value-type="float" office:value="0" calcext:value-type="float">
            <text:p>0</text:p>
          </table:table-cell>
          <table:table-cell table:formula="of:=[.CH13]-[.BT13]" office:value-type="float" office:value="50.531" calcext:value-type="float">
            <text:p>50.531</text:p>
          </table:table-cell>
          <table:table-cell table:formula="of:=[.CI13]-[.BU13]" office:value-type="float" office:value="186.562" calcext:value-type="float">
            <text:p>186.562</text:p>
          </table:table-cell>
          <table:table-cell table:formula="of:=[.CJ13]-[.BV13]" office:value-type="float" office:value="0" calcext:value-type="float">
            <text:p>0</text:p>
          </table:table-cell>
          <table:table-cell table:formula="of:=[.CK13]-[.BW13]" office:value-type="float" office:value="47.164" calcext:value-type="float">
            <text:p>47.164</text:p>
          </table:table-cell>
          <table:table-cell table:formula="of:=[.CL13]-[.BX13]" office:value-type="float" office:value="183.195" calcext:value-type="float">
            <text:p>183.195</text:p>
          </table:table-cell>
          <table:table-cell table:formula="of:=[.CM13]-[.BY13]" office:value-type="float" office:value="0" calcext:value-type="float">
            <text:p>0</text:p>
          </table:table-cell>
          <table:table-cell table:formula="of:=[.CN13]-[.BZ13]" office:value-type="float" office:value="47.172" calcext:value-type="float">
            <text:p>47.172</text:p>
          </table:table-cell>
          <table:table-cell table:formula="of:=[.CO13]-[.CA13]" office:value-type="float" office:value="183.195" calcext:value-type="float">
            <text:p>183.195</text:p>
          </table:table-cell>
          <table:table-cell table:formula="of:=AVERAGE([.BE13];[.BH13];[.BK13])" office:value-type="float" office:value="0" calcext:value-type="float">
            <text:p>0</text:p>
          </table:table-cell>
          <table:table-cell table:formula="of:=AVERAGE([.BF13];[.BI13];[.BL13])" office:value-type="float" office:value="48.289" calcext:value-type="float">
            <text:p>48.289</text:p>
          </table:table-cell>
          <table:table-cell table:formula="of:=AVERAGE([.BG13];[.BJ13];[.BM13])" office:value-type="float" office:value="184.317333333333" calcext:value-type="float">
            <text:p>184.317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3];[.BV13];[.BY13])" office:value-type="float" office:value="0" calcext:value-type="float">
            <text:p>0</text:p>
          </table:table-cell>
          <table:table-cell table:formula="of:=AVERAGE([.BT13];[.BW13];[.BZ13])" office:value-type="float" office:value="67.3803333333333" calcext:value-type="float">
            <text:p>67.3803333333333</text:p>
          </table:table-cell>
          <table:table-cell table:formula="of:=AVERAGE([.BU13];[.BX13];[.CA1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1466.918" calcext:value-type="float">
            <text:p>1466.918</text:p>
          </table:table-cell>
          <table:table-cell office:value-type="float" office:value="0" calcext:value-type="float">
            <text:p>0</text:p>
          </table:table-cell>
          <table:table-cell office:value-type="float" office:value="114.469" calcext:value-type="float">
            <text:p>114.469</text:p>
          </table:table-cell>
          <table:table-cell office:value-type="float" office:value="1466.918" calcext:value-type="float">
            <text:p>1466.918</text:p>
          </table:table-cell>
          <table:table-cell table:formula="of:=AVERAGE([.CG13];[.CJ13];[.CM13])" office:value-type="float" office:value="0" calcext:value-type="float">
            <text:p>0</text:p>
          </table:table-cell>
          <table:table-cell table:formula="of:=AVERAGE([.CH13];[.CK13];[.CN13])" office:value-type="float" office:value="115.669333333333" calcext:value-type="float">
            <text:p>115.669333333333</text:p>
          </table:table-cell>
          <table:table-cell table:formula="of:=AVERAGE([.CI13];[.CL13];[.CO13])" office:value-type="float" office:value="1468.04033333333" calcext:value-type="float">
            <text:p>1468.04033333333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05.914" calcext:value-type="float">
            <text:p>305.914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57.5" calcext:value-type="float">
            <text:p>57.5</text:p>
          </table:table-cell>
          <table:table-cell office:value-type="float" office:value="317.348" calcext:value-type="float">
            <text:p>317.348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53.4" calcext:value-type="float">
            <text:p>53.4</text:p>
          </table:table-cell>
          <table:table-cell office:value-type="float" office:value="331.754" calcext:value-type="float">
            <text:p>331.754</text:p>
          </table:table-cell>
          <table:table-cell office:value-type="float" office:value="651.023" calcext:value-type="float">
            <text:p>651.023</text:p>
          </table:table-cell>
          <table:table-cell table:formula="of:=AVERAGE([.A14];[.D14];[.G14])" office:value-type="float" office:value="49.7" calcext:value-type="float">
            <text:p>49.7</text:p>
          </table:table-cell>
          <table:table-cell table:formula="of:=AVERAGE([.B14];[.E14];[.H14])" office:value-type="float" office:value="318.338666666667" calcext:value-type="float">
            <text:p>318.338666666667</text:p>
          </table:table-cell>
          <table:table-cell table:formula="of:=AVERAGE([.C14];[.F14];[.I14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32.3" calcext:value-type="float">
            <text:p>32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8.9" calcext:value-type="float">
            <text:p>48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6.3" calcext:value-type="float">
            <text:p>46.3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table:formula="of:=AVERAGE([.O14];[.R14];[.U14])" office:value-type="float" office:value="42.5" calcext:value-type="float">
            <text:p>42.5</text:p>
          </table:table-cell>
          <table:table-cell table:formula="of:=AVERAGE([.P14];[.S14];[.V14])" office:value-type="float" office:value="35.2293333333333" calcext:value-type="float">
            <text:p>35.2293333333333</text:p>
          </table:table-cell>
          <table:table-cell table:formula="of:=AVERAGE([.Q14];[.T14];[.W14])" office:value-type="float" office:value="85.3866666666667" calcext:value-type="float">
            <text:p>85.3866666666667</text:p>
          </table:table-cell>
          <table:table-cell table:number-columns-repeated="2"/>
          <table:table-cell office:value-type="float" office:value="37.2" calcext:value-type="float">
            <text:p>37.2</text:p>
          </table:table-cell>
          <table:table-cell office:value-type="float" office:value="246.961" calcext:value-type="float">
            <text:p>246.961</text:p>
          </table:table-cell>
          <table:table-cell office:value-type="float" office:value="2629.223" calcext:value-type="float">
            <text:p>2629.223</text:p>
          </table:table-cell>
          <table:table-cell office:value-type="float" office:value="57.3" calcext:value-type="float">
            <text:p>57.3</text:p>
          </table:table-cell>
          <table:table-cell office:value-type="float" office:value="258.297" calcext:value-type="float">
            <text:p>258.297</text:p>
          </table:table-cell>
          <table:table-cell office:value-type="float" office:value="3272.309" calcext:value-type="float">
            <text:p>3272.309</text:p>
          </table:table-cell>
          <table:table-cell office:value-type="float" office:value="53.5" calcext:value-type="float">
            <text:p>53.5</text:p>
          </table:table-cell>
          <table:table-cell office:value-type="float" office:value="251.27" calcext:value-type="float">
            <text:p>251.27</text:p>
          </table:table-cell>
          <table:table-cell office:value-type="float" office:value="2633.789" calcext:value-type="float">
            <text:p>2633.789</text:p>
          </table:table-cell>
          <table:table-cell table:formula="of:=AVERAGE([.AC14];[.AF14];[.AI14])" office:value-type="float" office:value="49.3333333333333" calcext:value-type="float">
            <text:p>49.3333333333333</text:p>
          </table:table-cell>
          <table:table-cell table:formula="of:=AVERAGE([.AD14];[.AG14];[.AJ14])" office:value-type="float" office:value="252.176" calcext:value-type="float">
            <text:p>252.176</text:p>
          </table:table-cell>
          <table:table-cell table:formula="of:=AVERAGE([.AE14];[.AH14];[.AK14])" office:value-type="float" office:value="2845.107" calcext:value-type="float">
            <text:p>2845.107</text:p>
          </table:table-cell>
          <table:table-cell table:number-columns-repeated="2"/>
          <table:table-cell table:formula="of:=[.A14]+[.O14]+[.AC14]" office:value-type="float" office:value="107.7" calcext:value-type="float">
            <text:p>107.7</text:p>
          </table:table-cell>
          <table:table-cell table:formula="of:=[.B14]+[.P14]+[.AD14]" office:value-type="float" office:value="588.02" calcext:value-type="float">
            <text:p>588.02</text:p>
          </table:table-cell>
          <table:table-cell table:formula="of:=[.C14]+[.Q14]+[.AE14]" office:value-type="float" office:value="3332.371" calcext:value-type="float">
            <text:p>3332.371</text:p>
          </table:table-cell>
          <table:table-cell table:formula="of:=[.D14]+[.R14]+[.AF14]" office:value-type="float" office:value="163.7" calcext:value-type="float">
            <text:p>163.7</text:p>
          </table:table-cell>
          <table:table-cell table:formula="of:=[.E14]+[.S14]+[.AG14]" office:value-type="float" office:value="610.79" calcext:value-type="float">
            <text:p>610.79</text:p>
          </table:table-cell>
          <table:table-cell table:formula="of:=[.F14]+[.T14]+[.AH14]" office:value-type="float" office:value="3989.957" calcext:value-type="float">
            <text:p>3989.957</text:p>
          </table:table-cell>
          <table:table-cell table:formula="of:=[.G14]+[.U14]+[.AI14]" office:value-type="float" office:value="153.2" calcext:value-type="float">
            <text:p>153.2</text:p>
          </table:table-cell>
          <table:table-cell table:formula="of:=[.H14]+[.V14]+[.AJ14]" office:value-type="float" office:value="618.422" calcext:value-type="float">
            <text:p>618.422</text:p>
          </table:table-cell>
          <table:table-cell table:formula="of:=[.I14]+[.W14]+[.AK14]" office:value-type="float" office:value="3370.722" calcext:value-type="float">
            <text:p>3370.722</text:p>
          </table:table-cell>
          <table:table-cell table:formula="of:=AVERAGE([.AQ14];[.AT14];[.AW14])" office:value-type="float" office:value="141.533333333333" calcext:value-type="float">
            <text:p>141.533333333333</text:p>
          </table:table-cell>
          <table:table-cell table:formula="of:=AVERAGE([.AR14];[.AU14];[.AX14])" office:value-type="float" office:value="605.744" calcext:value-type="float">
            <text:p>605.744</text:p>
          </table:table-cell>
          <table:table-cell table:formula="of:=AVERAGE([.AS14];[.AV14];[.AY14])" office:value-type="float" office:value="3564.35" calcext:value-type="float">
            <text:p>3564.35</text:p>
          </table:table-cell>
          <table:table-cell table:number-columns-repeated="2"/>
          <table:table-cell table:formula="of:=[.CG14]-[.BS14]" office:value-type="float" office:value="15.6" calcext:value-type="float">
            <text:p>15.6</text:p>
          </table:table-cell>
          <table:table-cell table:formula="of:=[.CH14]-[.BT14]" office:value-type="float" office:value="45.371" calcext:value-type="float">
            <text:p>45.371</text:p>
          </table:table-cell>
          <table:table-cell table:formula="of:=[.CI14]-[.BU14]" office:value-type="float" office:value="179.386" calcext:value-type="float">
            <text:p>179.386</text:p>
          </table:table-cell>
          <table:table-cell table:formula="of:=[.CJ14]-[.BV14]" office:value-type="float" office:value="14.7" calcext:value-type="float">
            <text:p>14.7</text:p>
          </table:table-cell>
          <table:table-cell table:formula="of:=[.CK14]-[.BW14]" office:value-type="float" office:value="52.762" calcext:value-type="float">
            <text:p>52.762</text:p>
          </table:table-cell>
          <table:table-cell table:formula="of:=[.CL14]-[.BX14]" office:value-type="float" office:value="186.879" calcext:value-type="float">
            <text:p>186.879</text:p>
          </table:table-cell>
          <table:table-cell table:formula="of:=[.CM14]-[.BY14]" office:value-type="float" office:value="20.5" calcext:value-type="float">
            <text:p>20.5</text:p>
          </table:table-cell>
          <table:table-cell table:formula="of:=[.CN14]-[.BZ14]" office:value-type="float" office:value="54.0940000000001" calcext:value-type="float">
            <text:p>54.0940000000001</text:p>
          </table:table-cell>
          <table:table-cell table:formula="of:=[.CO14]-[.CA14]" office:value-type="float" office:value="189.485000000001" calcext:value-type="float">
            <text:p>189.485000000001</text:p>
          </table:table-cell>
          <table:table-cell table:formula="of:=AVERAGE([.BE14];[.BH14];[.BK14])" office:value-type="float" office:value="16.9333333333333" calcext:value-type="float">
            <text:p>16.9333333333333</text:p>
          </table:table-cell>
          <table:table-cell table:formula="of:=AVERAGE([.BF14];[.BI14];[.BL14])" office:value-type="float" office:value="50.7423333333333" calcext:value-type="float">
            <text:p>50.7423333333333</text:p>
          </table:table-cell>
          <table:table-cell table:formula="of:=AVERAGE([.BG14];[.BJ14];[.BM14])" office:value-type="float" office:value="185.25" calcext:value-type="float">
            <text:p>185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9.688" calcext:value-type="float">
            <text:p>599.688</text:p>
          </table:table-cell>
          <table:table-cell office:value-type="float" office:value="7179.438" calcext:value-type="float">
            <text:p>7179.438</text:p>
          </table:table-cell>
          <table:table-cell office:value-type="float" office:value="1" calcext:value-type="float">
            <text:p>1</text:p>
          </table:table-cell>
          <table:table-cell office:value-type="float" office:value="429.5" calcext:value-type="float">
            <text:p>429.5</text:p>
          </table:table-cell>
          <table:table-cell office:value-type="float" office:value="5860.93" calcext:value-type="float">
            <text:p>5860.93</text:p>
          </table:table-cell>
          <table:table-cell office:value-type="float" office:value="1" calcext:value-type="float">
            <text:p>1</text:p>
          </table:table-cell>
          <table:table-cell office:value-type="float" office:value="685.625" calcext:value-type="float">
            <text:p>685.625</text:p>
          </table:table-cell>
          <table:table-cell office:value-type="float" office:value="8473.242" calcext:value-type="float">
            <text:p>8473.242</text:p>
          </table:table-cell>
          <table:table-cell table:formula="of:=AVERAGE([.BS14];[.BV14];[.BY14])" office:value-type="float" office:value="1" calcext:value-type="float">
            <text:p>1</text:p>
          </table:table-cell>
          <table:table-cell table:formula="of:=AVERAGE([.BT14];[.BW14];[.BZ14])" office:value-type="float" office:value="571.604333333333" calcext:value-type="float">
            <text:p>571.604333333333</text:p>
          </table:table-cell>
          <table:table-cell table:formula="of:=AVERAGE([.BU14];[.BX14];[.CA14])" office:value-type="float" office:value="7171.20333333333" calcext:value-type="float">
            <text:p>7171.20333333333</text:p>
          </table:table-cell>
          <table:table-cell table:number-columns-repeated="2"/>
          <table:table-cell office:value-type="float" office:value="16.6" calcext:value-type="float">
            <text:p>16.6</text:p>
          </table:table-cell>
          <table:table-cell office:value-type="float" office:value="645.059" calcext:value-type="float">
            <text:p>645.059</text:p>
          </table:table-cell>
          <table:table-cell office:value-type="float" office:value="7358.824" calcext:value-type="float">
            <text:p>7358.824</text:p>
          </table:table-cell>
          <table:table-cell office:value-type="float" office:value="15.7" calcext:value-type="float">
            <text:p>15.7</text:p>
          </table:table-cell>
          <table:table-cell office:value-type="float" office:value="482.262" calcext:value-type="float">
            <text:p>482.262</text:p>
          </table:table-cell>
          <table:table-cell office:value-type="float" office:value="6047.809" calcext:value-type="float">
            <text:p>6047.809</text:p>
          </table:table-cell>
          <table:table-cell office:value-type="float" office:value="21.5" calcext:value-type="float">
            <text:p>21.5</text:p>
          </table:table-cell>
          <table:table-cell office:value-type="float" office:value="739.719" calcext:value-type="float">
            <text:p>739.719</text:p>
          </table:table-cell>
          <table:table-cell office:value-type="float" office:value="8662.727" calcext:value-type="float">
            <text:p>8662.727</text:p>
          </table:table-cell>
          <table:table-cell table:formula="of:=AVERAGE([.CG14];[.CJ14];[.CM14])" office:value-type="float" office:value="17.9333333333333" calcext:value-type="float">
            <text:p>17.9333333333333</text:p>
          </table:table-cell>
          <table:table-cell table:formula="of:=AVERAGE([.CH14];[.CK14];[.CN14])" office:value-type="float" office:value="622.346666666667" calcext:value-type="float">
            <text:p>622.346666666667</text:p>
          </table:table-cell>
          <table:table-cell table:formula="of:=AVERAGE([.CI14];[.CL14];[.CO14])" office:value-type="float" office:value="7356.45333333333" calcext:value-type="float">
            <text:p>7356.45333333333</text:p>
          </table:table-cell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316.352" calcext:value-type="float">
            <text:p>316.352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190.5" calcext:value-type="float">
            <text:p>190.5</text:p>
          </table:table-cell>
          <table:table-cell office:value-type="float" office:value="326.441" calcext:value-type="float">
            <text:p>326.441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198" calcext:value-type="float">
            <text:p>198</text:p>
          </table:table-cell>
          <table:table-cell office:value-type="float" office:value="338.121" calcext:value-type="float">
            <text:p>338.121</text:p>
          </table:table-cell>
          <table:table-cell office:value-type="float" office:value="651.023" calcext:value-type="float">
            <text:p>651.023</text:p>
          </table:table-cell>
          <table:table-cell table:formula="of:=AVERAGE([.A15];[.D15];[.G15])" office:value-type="float" office:value="195.033333333333" calcext:value-type="float">
            <text:p>195.033333333333</text:p>
          </table:table-cell>
          <table:table-cell table:formula="of:=AVERAGE([.B15];[.E15];[.H15])" office:value-type="float" office:value="326.971333333333" calcext:value-type="float">
            <text:p>326.971333333333</text:p>
          </table:table-cell>
          <table:table-cell table:formula="of:=AVERAGE([.C15];[.F15];[.I15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182.5" calcext:value-type="float">
            <text:p>182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914" calcext:value-type="float">
            <text:p>86.914</text:p>
          </table:table-cell>
          <table:table-cell office:value-type="float" office:value="171.5" calcext:value-type="float">
            <text:p>171.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175.9" calcext:value-type="float">
            <text:p>175.9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table:formula="of:=AVERAGE([.O15];[.R15];[.U15])" office:value-type="float" office:value="176.633333333333" calcext:value-type="float">
            <text:p>176.633333333333</text:p>
          </table:table-cell>
          <table:table-cell table:formula="of:=AVERAGE([.P15];[.S15];[.V15])" office:value-type="float" office:value="35.3136666666667" calcext:value-type="float">
            <text:p>35.3136666666667</text:p>
          </table:table-cell>
          <table:table-cell table:formula="of:=AVERAGE([.Q15];[.T15];[.W15])" office:value-type="float" office:value="85.983" calcext:value-type="float">
            <text:p>85.983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317.414" calcext:value-type="float">
            <text:p>317.414</text:p>
          </table:table-cell>
          <table:table-cell office:value-type="float" office:value="3290.305" calcext:value-type="float">
            <text:p>3290.305</text:p>
          </table:table-cell>
          <table:table-cell office:value-type="float" office:value="241.7" calcext:value-type="float">
            <text:p>241.7</text:p>
          </table:table-cell>
          <table:table-cell office:value-type="float" office:value="334.652" calcext:value-type="float">
            <text:p>334.652</text:p>
          </table:table-cell>
          <table:table-cell office:value-type="float" office:value="3939.434" calcext:value-type="float">
            <text:p>3939.434</text:p>
          </table:table-cell>
          <table:table-cell office:value-type="float" office:value="235.5" calcext:value-type="float">
            <text:p>235.5</text:p>
          </table:table-cell>
          <table:table-cell office:value-type="float" office:value="321.535" calcext:value-type="float">
            <text:p>321.535</text:p>
          </table:table-cell>
          <table:table-cell office:value-type="float" office:value="3294.266" calcext:value-type="float">
            <text:p>3294.266</text:p>
          </table:table-cell>
          <table:table-cell table:formula="of:=AVERAGE([.AC15];[.AF15];[.AI15])" office:value-type="float" office:value="231.4" calcext:value-type="float">
            <text:p>231.4</text:p>
          </table:table-cell>
          <table:table-cell table:formula="of:=AVERAGE([.AD15];[.AG15];[.AJ15])" office:value-type="float" office:value="324.533666666667" calcext:value-type="float">
            <text:p>324.533666666667</text:p>
          </table:table-cell>
          <table:table-cell table:formula="of:=AVERAGE([.AE15];[.AH15];[.AK15])" office:value-type="float" office:value="3508.00166666667" calcext:value-type="float">
            <text:p>3508.00166666667</text:p>
          </table:table-cell>
          <table:table-cell table:number-columns-repeated="2"/>
          <table:table-cell table:formula="of:=[.A15]+[.O15]+[.AC15]" office:value-type="float" office:value="596.1" calcext:value-type="float">
            <text:p>596.1</text:p>
          </table:table-cell>
          <table:table-cell table:formula="of:=[.B15]+[.P15]+[.AD15]" office:value-type="float" office:value="668.911" calcext:value-type="float">
            <text:p>668.911</text:p>
          </table:table-cell>
          <table:table-cell table:formula="of:=[.C15]+[.Q15]+[.AE15]" office:value-type="float" office:value="3995.242" calcext:value-type="float">
            <text:p>3995.242</text:p>
          </table:table-cell>
          <table:table-cell table:formula="of:=[.D15]+[.R15]+[.AF15]" office:value-type="float" office:value="603.7" calcext:value-type="float">
            <text:p>603.7</text:p>
          </table:table-cell>
          <table:table-cell table:formula="of:=[.E15]+[.S15]+[.AG15]" office:value-type="float" office:value="696.491" calcext:value-type="float">
            <text:p>696.491</text:p>
          </table:table-cell>
          <table:table-cell table:formula="of:=[.F15]+[.T15]+[.AH15]" office:value-type="float" office:value="4657.605" calcext:value-type="float">
            <text:p>4657.605</text:p>
          </table:table-cell>
          <table:table-cell table:formula="of:=[.G15]+[.U15]+[.AI15]" office:value-type="float" office:value="609.4" calcext:value-type="float">
            <text:p>609.4</text:p>
          </table:table-cell>
          <table:table-cell table:formula="of:=[.H15]+[.V15]+[.AJ15]" office:value-type="float" office:value="695.054" calcext:value-type="float">
            <text:p>695.054</text:p>
          </table:table-cell>
          <table:table-cell table:formula="of:=[.I15]+[.W15]+[.AK15]" office:value-type="float" office:value="4030.676" calcext:value-type="float">
            <text:p>4030.676</text:p>
          </table:table-cell>
          <table:table-cell table:formula="of:=AVERAGE([.AQ15];[.AT15];[.AW15])" office:value-type="float" office:value="603.066666666667" calcext:value-type="float">
            <text:p>603.066666666667</text:p>
          </table:table-cell>
          <table:table-cell table:formula="of:=AVERAGE([.AR15];[.AU15];[.AX15])" office:value-type="float" office:value="686.818666666667" calcext:value-type="float">
            <text:p>686.818666666667</text:p>
          </table:table-cell>
          <table:table-cell table:formula="of:=AVERAGE([.AS15];[.AV15];[.AY15])" office:value-type="float" office:value="4227.841" calcext:value-type="float">
            <text:p>4227.841</text:p>
          </table:table-cell>
          <table:table-cell table:number-columns-repeated="2"/>
          <table:table-cell table:formula="of:=[.CG15]-[.BS15]" office:value-type="float" office:value="46" calcext:value-type="float">
            <text:p>46</text:p>
          </table:table-cell>
          <table:table-cell table:formula="of:=[.CH15]-[.BT15]" office:value-type="float" office:value="48.5310000000001" calcext:value-type="float">
            <text:p>48.5310000000001</text:p>
          </table:table-cell>
          <table:table-cell table:formula="of:=[.CI15]-[.BU15]" office:value-type="float" office:value="185.195" calcext:value-type="float">
            <text:p>185.195</text:p>
          </table:table-cell>
          <table:table-cell table:formula="of:=[.CJ15]-[.BV15]" office:value-type="float" office:value="50.7" calcext:value-type="float">
            <text:p>50.7</text:p>
          </table:table-cell>
          <table:table-cell table:formula="of:=[.CK15]-[.BW15]" office:value-type="float" office:value="49.453" calcext:value-type="float">
            <text:p>49.453</text:p>
          </table:table-cell>
          <table:table-cell table:formula="of:=[.CL15]-[.BX15]" office:value-type="float" office:value="187.195" calcext:value-type="float">
            <text:p>187.195</text:p>
          </table:table-cell>
          <table:table-cell table:formula="of:=[.CM15]-[.BY15]" office:value-type="float" office:value="45.5" calcext:value-type="float">
            <text:p>45.5</text:p>
          </table:table-cell>
          <table:table-cell table:formula="of:=[.CN15]-[.BZ15]" office:value-type="float" office:value="56.191" calcext:value-type="float">
            <text:p>56.191</text:p>
          </table:table-cell>
          <table:table-cell table:formula="of:=[.CO15]-[.CA15]" office:value-type="float" office:value="187.25" calcext:value-type="float">
            <text:p>187.25</text:p>
          </table:table-cell>
          <table:table-cell table:formula="of:=AVERAGE([.BE15];[.BH15];[.BK15])" office:value-type="float" office:value="47.4" calcext:value-type="float">
            <text:p>47.4</text:p>
          </table:table-cell>
          <table:table-cell table:formula="of:=AVERAGE([.BF15];[.BI15];[.BL15])" office:value-type="float" office:value="51.3916666666667" calcext:value-type="float">
            <text:p>51.3916666666667</text:p>
          </table:table-cell>
          <table:table-cell table:formula="of:=AVERAGE([.BG15];[.BJ15];[.BM15])" office:value-type="float" office:value="186.546666666666" calcext:value-type="float">
            <text:p>186.54666666666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702.785" calcext:value-type="float">
            <text:p>702.785</text:p>
          </table:table-cell>
          <table:table-cell office:value-type="float" office:value="8497.965" calcext:value-type="float">
            <text:p>8497.965</text:p>
          </table:table-cell>
          <table:table-cell office:value-type="float" office:value="220.3" calcext:value-type="float">
            <text:p>220.3</text:p>
          </table:table-cell>
          <table:table-cell office:value-type="float" office:value="557.828" calcext:value-type="float">
            <text:p>557.828</text:p>
          </table:table-cell>
          <table:table-cell office:value-type="float" office:value="6538.586" calcext:value-type="float">
            <text:p>6538.586</text:p>
          </table:table-cell>
          <table:table-cell office:value-type="float" office:value="360.6" calcext:value-type="float">
            <text:p>360.6</text:p>
          </table:table-cell>
          <table:table-cell office:value-type="float" office:value="707.168" calcext:value-type="float">
            <text:p>707.168</text:p>
          </table:table-cell>
          <table:table-cell office:value-type="float" office:value="7860.785" calcext:value-type="float">
            <text:p>7860.785</text:p>
          </table:table-cell>
          <table:table-cell table:formula="of:=AVERAGE([.BS15];[.BV15];[.BY15])" office:value-type="float" office:value="291.633333333333" calcext:value-type="float">
            <text:p>291.633333333333</text:p>
          </table:table-cell>
          <table:table-cell table:formula="of:=AVERAGE([.BT15];[.BW15];[.BZ15])" office:value-type="float" office:value="655.927" calcext:value-type="float">
            <text:p>655.927</text:p>
          </table:table-cell>
          <table:table-cell table:formula="of:=AVERAGE([.BU15];[.BX15];[.CA15])" office:value-type="float" office:value="7632.44533333333" calcext:value-type="float">
            <text:p>7632.4453333333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751.316" calcext:value-type="float">
            <text:p>751.316</text:p>
          </table:table-cell>
          <table:table-cell office:value-type="float" office:value="8683.16" calcext:value-type="float">
            <text:p>8683.16</text:p>
          </table:table-cell>
          <table:table-cell office:value-type="float" office:value="271" calcext:value-type="float">
            <text:p>271</text:p>
          </table:table-cell>
          <table:table-cell office:value-type="float" office:value="607.281" calcext:value-type="float">
            <text:p>607.281</text:p>
          </table:table-cell>
          <table:table-cell office:value-type="float" office:value="6725.781" calcext:value-type="float">
            <text:p>6725.781</text:p>
          </table:table-cell>
          <table:table-cell office:value-type="float" office:value="406.1" calcext:value-type="float">
            <text:p>406.1</text:p>
          </table:table-cell>
          <table:table-cell office:value-type="float" office:value="763.359" calcext:value-type="float">
            <text:p>763.359</text:p>
          </table:table-cell>
          <table:table-cell office:value-type="float" office:value="8048.035" calcext:value-type="float">
            <text:p>8048.035</text:p>
          </table:table-cell>
          <table:table-cell table:formula="of:=AVERAGE([.CG15];[.CJ15];[.CM15])" office:value-type="float" office:value="339.033333333333" calcext:value-type="float">
            <text:p>339.033333333333</text:p>
          </table:table-cell>
          <table:table-cell table:formula="of:=AVERAGE([.CH15];[.CK15];[.CN15])" office:value-type="float" office:value="707.318666666667" calcext:value-type="float">
            <text:p>707.318666666667</text:p>
          </table:table-cell>
          <table:table-cell table:formula="of:=AVERAGE([.CI15];[.CL15];[.CO15])" office:value-type="float" office:value="7818.992" calcext:value-type="float">
            <text:p>7818.992</text:p>
          </table:table-cell>
        </table:table-row>
        <table:table-row table:style-name="ro1">
          <table:table-cell office:value-type="float" office:value="193.9" calcext:value-type="float">
            <text:p>193.9</text:p>
          </table:table-cell>
          <table:table-cell office:value-type="float" office:value="319.898" calcext:value-type="float">
            <text:p>319.898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200.8" calcext:value-type="float">
            <text:p>200.8</text:p>
          </table:table-cell>
          <table:table-cell office:value-type="float" office:value="329.449" calcext:value-type="float">
            <text:p>329.449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210.4" calcext:value-type="float">
            <text:p>210.4</text:p>
          </table:table-cell>
          <table:table-cell office:value-type="float" office:value="340.812" calcext:value-type="float">
            <text:p>340.812</text:p>
          </table:table-cell>
          <table:table-cell office:value-type="float" office:value="651.023" calcext:value-type="float">
            <text:p>651.023</text:p>
          </table:table-cell>
          <table:table-cell table:formula="of:=AVERAGE([.A16];[.D16];[.G16])" office:value-type="float" office:value="201.7" calcext:value-type="float">
            <text:p>201.7</text:p>
          </table:table-cell>
          <table:table-cell table:formula="of:=AVERAGE([.B16];[.E16];[.H16])" office:value-type="float" office:value="330.053" calcext:value-type="float">
            <text:p>330.053</text:p>
          </table:table-cell>
          <table:table-cell table:formula="of:=AVERAGE([.C16];[.F16];[.I16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174.4" calcext:value-type="float">
            <text:p>174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85.7" calcext:value-type="float">
            <text:p>18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95.4" calcext:value-type="float">
            <text:p>195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652" calcext:value-type="float">
            <text:p>86.652</text:p>
          </table:table-cell>
          <table:table-cell table:formula="of:=AVERAGE([.O16];[.R16];[.U16])" office:value-type="float" office:value="185.166666666667" calcext:value-type="float">
            <text:p>185.166666666667</text:p>
          </table:table-cell>
          <table:table-cell table:formula="of:=AVERAGE([.P16];[.S16];[.V16])" office:value-type="float" office:value="35.145" calcext:value-type="float">
            <text:p>35.145</text:p>
          </table:table-cell>
          <table:table-cell table:formula="of:=AVERAGE([.Q16];[.T16];[.W16])" office:value-type="float" office:value="85.8956666666667" calcext:value-type="float">
            <text:p>85.8956666666667</text:p>
          </table:table-cell>
          <table:table-cell table:number-columns-repeated="2"/>
          <table:table-cell office:value-type="float" office:value="271.1" calcext:value-type="float">
            <text:p>271.1</text:p>
          </table:table-cell>
          <table:table-cell office:value-type="float" office:value="331.789" calcext:value-type="float">
            <text:p>331.789</text:p>
          </table:table-cell>
          <table:table-cell office:value-type="float" office:value="3304.82" calcext:value-type="float">
            <text:p>3304.82</text:p>
          </table:table-cell>
          <table:table-cell office:value-type="float" office:value="263.6" calcext:value-type="float">
            <text:p>263.6</text:p>
          </table:table-cell>
          <table:table-cell office:value-type="float" office:value="401.863" calcext:value-type="float">
            <text:p>401.863</text:p>
          </table:table-cell>
          <table:table-cell office:value-type="float" office:value="3965.406" calcext:value-type="float">
            <text:p>3965.406</text:p>
          </table:table-cell>
          <table:table-cell office:value-type="float" office:value="236.5" calcext:value-type="float">
            <text:p>236.5</text:p>
          </table:table-cell>
          <table:table-cell office:value-type="float" office:value="329.125" calcext:value-type="float">
            <text:p>329.125</text:p>
          </table:table-cell>
          <table:table-cell office:value-type="float" office:value="3301.953" calcext:value-type="float">
            <text:p>3301.953</text:p>
          </table:table-cell>
          <table:table-cell table:formula="of:=AVERAGE([.AC16];[.AF16];[.AI16])" office:value-type="float" office:value="257.066666666667" calcext:value-type="float">
            <text:p>257.066666666667</text:p>
          </table:table-cell>
          <table:table-cell table:formula="of:=AVERAGE([.AD16];[.AG16];[.AJ16])" office:value-type="float" office:value="354.259" calcext:value-type="float">
            <text:p>354.259</text:p>
          </table:table-cell>
          <table:table-cell table:formula="of:=AVERAGE([.AE16];[.AH16];[.AK16])" office:value-type="float" office:value="3524.05966666667" calcext:value-type="float">
            <text:p>3524.05966666667</text:p>
          </table:table-cell>
          <table:table-cell table:number-columns-repeated="2"/>
          <table:table-cell table:formula="of:=[.A16]+[.O16]+[.AC16]" office:value-type="float" office:value="639.4" calcext:value-type="float">
            <text:p>639.4</text:p>
          </table:table-cell>
          <table:table-cell table:formula="of:=[.B16]+[.P16]+[.AD16]" office:value-type="float" office:value="686.832" calcext:value-type="float">
            <text:p>686.832</text:p>
          </table:table-cell>
          <table:table-cell table:formula="of:=[.C16]+[.Q16]+[.AE16]" office:value-type="float" office:value="4008.23" calcext:value-type="float">
            <text:p>4008.23</text:p>
          </table:table-cell>
          <table:table-cell table:formula="of:=[.D16]+[.R16]+[.AF16]" office:value-type="float" office:value="650.1" calcext:value-type="float">
            <text:p>650.1</text:p>
          </table:table-cell>
          <table:table-cell table:formula="of:=[.E16]+[.S16]+[.AG16]" office:value-type="float" office:value="766.457" calcext:value-type="float">
            <text:p>766.457</text:p>
          </table:table-cell>
          <table:table-cell table:formula="of:=[.F16]+[.T16]+[.AH16]" office:value-type="float" office:value="4683.577" calcext:value-type="float">
            <text:p>4683.577</text:p>
          </table:table-cell>
          <table:table-cell table:formula="of:=[.G16]+[.U16]+[.AI16]" office:value-type="float" office:value="642.3" calcext:value-type="float">
            <text:p>642.3</text:p>
          </table:table-cell>
          <table:table-cell table:formula="of:=[.H16]+[.V16]+[.AJ16]" office:value-type="float" office:value="705.082" calcext:value-type="float">
            <text:p>705.082</text:p>
          </table:table-cell>
          <table:table-cell table:formula="of:=[.I16]+[.W16]+[.AK16]" office:value-type="float" office:value="4039.628" calcext:value-type="float">
            <text:p>4039.628</text:p>
          </table:table-cell>
          <table:table-cell table:formula="of:=AVERAGE([.AQ16];[.AT16];[.AW16])" office:value-type="float" office:value="643.933333333333" calcext:value-type="float">
            <text:p>643.933333333333</text:p>
          </table:table-cell>
          <table:table-cell table:formula="of:=AVERAGE([.AR16];[.AU16];[.AX16])" office:value-type="float" office:value="719.457" calcext:value-type="float">
            <text:p>719.457</text:p>
          </table:table-cell>
          <table:table-cell table:formula="of:=AVERAGE([.AS16];[.AV16];[.AY16])" office:value-type="float" office:value="4243.81166666667" calcext:value-type="float">
            <text:p>4243.81166666667</text:p>
          </table:table-cell>
          <table:table-cell table:number-columns-repeated="2"/>
          <table:table-cell table:formula="of:=[.CG16]-[.BS16]" office:value-type="float" office:value="50.6" calcext:value-type="float">
            <text:p>50.6</text:p>
          </table:table-cell>
          <table:table-cell table:formula="of:=[.CH16]-[.BT16]" office:value-type="float" office:value="52.5310000000001" calcext:value-type="float">
            <text:p>52.5310000000001</text:p>
          </table:table-cell>
          <table:table-cell table:formula="of:=[.CI16]-[.BU16]" office:value-type="float" office:value="189.258000000001" calcext:value-type="float">
            <text:p>189.258000000001</text:p>
          </table:table-cell>
          <table:table-cell table:formula="of:=[.CJ16]-[.BV16]" office:value-type="float" office:value="46.3" calcext:value-type="float">
            <text:p>46.3</text:p>
          </table:table-cell>
          <table:table-cell table:formula="of:=[.CK16]-[.BW16]" office:value-type="float" office:value="49.453" calcext:value-type="float">
            <text:p>49.453</text:p>
          </table:table-cell>
          <table:table-cell table:formula="of:=[.CL16]-[.BX16]" office:value-type="float" office:value="187.196" calcext:value-type="float">
            <text:p>187.196</text:p>
          </table:table-cell>
          <table:table-cell table:formula="of:=[.CM16]-[.BY16]" office:value-type="float" office:value="45" calcext:value-type="float">
            <text:p>45</text:p>
          </table:table-cell>
          <table:table-cell table:formula="of:=[.CN16]-[.BZ16]" office:value-type="float" office:value="59.2539999999999" calcext:value-type="float">
            <text:p>59.2539999999999</text:p>
          </table:table-cell>
          <table:table-cell table:formula="of:=[.CO16]-[.CA16]" office:value-type="float" office:value="189.645" calcext:value-type="float">
            <text:p>189.645</text:p>
          </table:table-cell>
          <table:table-cell table:formula="of:=AVERAGE([.BE16];[.BH16];[.BK16])" office:value-type="float" office:value="47.3" calcext:value-type="float">
            <text:p>47.3</text:p>
          </table:table-cell>
          <table:table-cell table:formula="of:=AVERAGE([.BF16];[.BI16];[.BL16])" office:value-type="float" office:value="53.746" calcext:value-type="float">
            <text:p>53.746</text:p>
          </table:table-cell>
          <table:table-cell table:formula="of:=AVERAGE([.BG16];[.BJ16];[.BM16])" office:value-type="float" office:value="188.699666666667" calcext:value-type="float">
            <text:p>188.699666666667</text:p>
          </table:table-cell>
          <table:table-cell table:number-columns-repeated="2"/>
          <table:table-cell office:value-type="float" office:value="63.6" calcext:value-type="float">
            <text:p>63.6</text:p>
          </table:table-cell>
          <table:table-cell office:value-type="float" office:value="659.645" calcext:value-type="float">
            <text:p>659.645</text:p>
          </table:table-cell>
          <table:table-cell office:value-type="float" office:value="7836.574" calcext:value-type="float">
            <text:p>7836.574</text:p>
          </table:table-cell>
          <table:table-cell office:value-type="float" office:value="194.6" calcext:value-type="float">
            <text:p>194.6</text:p>
          </table:table-cell>
          <table:table-cell office:value-type="float" office:value="527.008" calcext:value-type="float">
            <text:p>527.008</text:p>
          </table:table-cell>
          <table:table-cell office:value-type="float" office:value="5893.148" calcext:value-type="float">
            <text:p>5893.148</text:p>
          </table:table-cell>
          <table:table-cell office:value-type="float" office:value="294.2" calcext:value-type="float">
            <text:p>294.2</text:p>
          </table:table-cell>
          <table:table-cell office:value-type="float" office:value="695.445" calcext:value-type="float">
            <text:p>695.445</text:p>
          </table:table-cell>
          <table:table-cell office:value-type="float" office:value="7861.199" calcext:value-type="float">
            <text:p>7861.199</text:p>
          </table:table-cell>
          <table:table-cell table:formula="of:=AVERAGE([.BS16];[.BV16];[.BY16])" office:value-type="float" office:value="184.133333333333" calcext:value-type="float">
            <text:p>184.133333333333</text:p>
          </table:table-cell>
          <table:table-cell table:formula="of:=AVERAGE([.BT16];[.BW16];[.BZ16])" office:value-type="float" office:value="627.366" calcext:value-type="float">
            <text:p>627.366</text:p>
          </table:table-cell>
          <table:table-cell table:formula="of:=AVERAGE([.BU16];[.BX16];[.CA16])" office:value-type="float" office:value="7196.97366666667" calcext:value-type="float">
            <text:p>7196.97366666667</text:p>
          </table:table-cell>
          <table:table-cell table:number-columns-repeated="2"/>
          <table:table-cell office:value-type="float" office:value="114.2" calcext:value-type="float">
            <text:p>114.2</text:p>
          </table:table-cell>
          <table:table-cell office:value-type="float" office:value="712.176" calcext:value-type="float">
            <text:p>712.176</text:p>
          </table:table-cell>
          <table:table-cell office:value-type="float" office:value="8025.832" calcext:value-type="float">
            <text:p>8025.832</text:p>
          </table:table-cell>
          <table:table-cell office:value-type="float" office:value="240.9" calcext:value-type="float">
            <text:p>240.9</text:p>
          </table:table-cell>
          <table:table-cell office:value-type="float" office:value="576.461" calcext:value-type="float">
            <text:p>576.461</text:p>
          </table:table-cell>
          <table:table-cell office:value-type="float" office:value="6080.344" calcext:value-type="float">
            <text:p>6080.344</text:p>
          </table:table-cell>
          <table:table-cell office:value-type="float" office:value="339.2" calcext:value-type="float">
            <text:p>339.2</text:p>
          </table:table-cell>
          <table:table-cell office:value-type="float" office:value="754.699" calcext:value-type="float">
            <text:p>754.699</text:p>
          </table:table-cell>
          <table:table-cell office:value-type="float" office:value="8050.844" calcext:value-type="float">
            <text:p>8050.844</text:p>
          </table:table-cell>
          <table:table-cell table:formula="of:=AVERAGE([.CG16];[.CJ16];[.CM16])" office:value-type="float" office:value="231.433333333333" calcext:value-type="float">
            <text:p>231.433333333333</text:p>
          </table:table-cell>
          <table:table-cell table:formula="of:=AVERAGE([.CH16];[.CK16];[.CN16])" office:value-type="float" office:value="681.112" calcext:value-type="float">
            <text:p>681.112</text:p>
          </table:table-cell>
          <table:table-cell table:formula="of:=AVERAGE([.CI16];[.CL16];[.CO16])" office:value-type="float" office:value="7385.67333333333" calcext:value-type="float">
            <text:p>7385.67333333333</text:p>
          </table:table-cell>
        </table:table-row>
        <table:table-row table:style-name="ro1">
          <table:table-cell office:value-type="float" office:value="229.1" calcext:value-type="float">
            <text:p>229.1</text:p>
          </table:table-cell>
          <table:table-cell office:value-type="float" office:value="323.547" calcext:value-type="float">
            <text:p>323.547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220.9" calcext:value-type="float">
            <text:p>220.9</text:p>
          </table:table-cell>
          <table:table-cell office:value-type="float" office:value="332.43" calcext:value-type="float">
            <text:p>332.43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213.1" calcext:value-type="float">
            <text:p>213.1</text:p>
          </table:table-cell>
          <table:table-cell office:value-type="float" office:value="343.816" calcext:value-type="float">
            <text:p>343.816</text:p>
          </table:table-cell>
          <table:table-cell office:value-type="float" office:value="651.023" calcext:value-type="float">
            <text:p>651.023</text:p>
          </table:table-cell>
          <table:table-cell table:formula="of:=AVERAGE([.A17];[.D17];[.G17])" office:value-type="float" office:value="221.033333333333" calcext:value-type="float">
            <text:p>221.033333333333</text:p>
          </table:table-cell>
          <table:table-cell table:formula="of:=AVERAGE([.B17];[.E17];[.H17])" office:value-type="float" office:value="333.264333333333" calcext:value-type="float">
            <text:p>333.264333333333</text:p>
          </table:table-cell>
          <table:table-cell table:formula="of:=AVERAGE([.C17];[.F17];[.I17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06.4" calcext:value-type="float">
            <text:p>206.4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196.4" calcext:value-type="float">
            <text:p>196.4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193.3" calcext:value-type="float">
            <text:p>193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table:formula="of:=AVERAGE([.O17];[.R17];[.U17])" office:value-type="float" office:value="198.7" calcext:value-type="float">
            <text:p>198.7</text:p>
          </table:table-cell>
          <table:table-cell table:formula="of:=AVERAGE([.P17];[.S17];[.V17])" office:value-type="float" office:value="35.3136666666667" calcext:value-type="float">
            <text:p>35.3136666666667</text:p>
          </table:table-cell>
          <table:table-cell table:formula="of:=AVERAGE([.Q17];[.T17];[.W17])" office:value-type="float" office:value="85.561" calcext:value-type="float">
            <text:p>85.561</text:p>
          </table:table-cell>
          <table:table-cell table:number-columns-repeated="2"/>
          <table:table-cell office:value-type="float" office:value="199.6" calcext:value-type="float">
            <text:p>199.6</text:p>
          </table:table-cell>
          <table:table-cell office:value-type="float" office:value="331.305" calcext:value-type="float">
            <text:p>331.305</text:p>
          </table:table-cell>
          <table:table-cell office:value-type="float" office:value="3303.887" calcext:value-type="float">
            <text:p>3303.887</text:p>
          </table:table-cell>
          <table:table-cell office:value-type="float" office:value="237.8" calcext:value-type="float">
            <text:p>237.8</text:p>
          </table:table-cell>
          <table:table-cell office:value-type="float" office:value="401.293" calcext:value-type="float">
            <text:p>401.293</text:p>
          </table:table-cell>
          <table:table-cell office:value-type="float" office:value="3964.52" calcext:value-type="float">
            <text:p>3964.52</text:p>
          </table:table-cell>
          <table:table-cell office:value-type="float" office:value="227.1" calcext:value-type="float">
            <text:p>227.1</text:p>
          </table:table-cell>
          <table:table-cell office:value-type="float" office:value="329.402" calcext:value-type="float">
            <text:p>329.402</text:p>
          </table:table-cell>
          <table:table-cell office:value-type="float" office:value="3302.363" calcext:value-type="float">
            <text:p>3302.363</text:p>
          </table:table-cell>
          <table:table-cell table:formula="of:=AVERAGE([.AC17];[.AF17];[.AI17])" office:value-type="float" office:value="221.5" calcext:value-type="float">
            <text:p>221.5</text:p>
          </table:table-cell>
          <table:table-cell table:formula="of:=AVERAGE([.AD17];[.AG17];[.AJ17])" office:value-type="float" office:value="354" calcext:value-type="float">
            <text:p>354</text:p>
          </table:table-cell>
          <table:table-cell table:formula="of:=AVERAGE([.AE17];[.AH17];[.AK17])" office:value-type="float" office:value="3523.59" calcext:value-type="float">
            <text:p>3523.59</text:p>
          </table:table-cell>
          <table:table-cell table:number-columns-repeated="2"/>
          <table:table-cell table:formula="of:=[.A17]+[.O17]+[.AC17]" office:value-type="float" office:value="635.1" calcext:value-type="float">
            <text:p>635.1</text:p>
          </table:table-cell>
          <table:table-cell table:formula="of:=[.B17]+[.P17]+[.AD17]" office:value-type="float" office:value="690.25" calcext:value-type="float">
            <text:p>690.25</text:p>
          </table:table-cell>
          <table:table-cell table:formula="of:=[.C17]+[.Q17]+[.AE17]" office:value-type="float" office:value="4007.297" calcext:value-type="float">
            <text:p>4007.297</text:p>
          </table:table-cell>
          <table:table-cell table:formula="of:=[.D17]+[.R17]+[.AF17]" office:value-type="float" office:value="655.1" calcext:value-type="float">
            <text:p>655.1</text:p>
          </table:table-cell>
          <table:table-cell table:formula="of:=[.E17]+[.S17]+[.AG17]" office:value-type="float" office:value="769.121" calcext:value-type="float">
            <text:p>769.121</text:p>
          </table:table-cell>
          <table:table-cell table:formula="of:=[.F17]+[.T17]+[.AH17]" office:value-type="float" office:value="4682.691" calcext:value-type="float">
            <text:p>4682.691</text:p>
          </table:table-cell>
          <table:table-cell table:formula="of:=[.G17]+[.U17]+[.AI17]" office:value-type="float" office:value="633.5" calcext:value-type="float">
            <text:p>633.5</text:p>
          </table:table-cell>
          <table:table-cell table:formula="of:=[.H17]+[.V17]+[.AJ17]" office:value-type="float" office:value="708.363" calcext:value-type="float">
            <text:p>708.363</text:p>
          </table:table-cell>
          <table:table-cell table:formula="of:=[.I17]+[.W17]+[.AK17]" office:value-type="float" office:value="4039.034" calcext:value-type="float">
            <text:p>4039.034</text:p>
          </table:table-cell>
          <table:table-cell table:formula="of:=AVERAGE([.AQ17];[.AT17];[.AW17])" office:value-type="float" office:value="641.233333333333" calcext:value-type="float">
            <text:p>641.233333333333</text:p>
          </table:table-cell>
          <table:table-cell table:formula="of:=AVERAGE([.AR17];[.AU17];[.AX17])" office:value-type="float" office:value="722.578" calcext:value-type="float">
            <text:p>722.578</text:p>
          </table:table-cell>
          <table:table-cell table:formula="of:=AVERAGE([.AS17];[.AV17];[.AY17])" office:value-type="float" office:value="4243.00733333333" calcext:value-type="float">
            <text:p>4243.00733333333</text:p>
          </table:table-cell>
          <table:table-cell table:number-columns-repeated="2"/>
          <table:table-cell table:formula="of:=[.CG17]-[.BS17]" office:value-type="float" office:value="45.3" calcext:value-type="float">
            <text:p>45.3</text:p>
          </table:table-cell>
          <table:table-cell table:formula="of:=[.CH17]-[.BT17]" office:value-type="float" office:value="51.0740000000001" calcext:value-type="float">
            <text:p>51.0740000000001</text:p>
          </table:table-cell>
          <table:table-cell table:formula="of:=[.CI17]-[.BU17]" office:value-type="float" office:value="187.195" calcext:value-type="float">
            <text:p>187.195</text:p>
          </table:table-cell>
          <table:table-cell table:formula="of:=[.CJ17]-[.BV17]" office:value-type="float" office:value="49.2" calcext:value-type="float">
            <text:p>49.2</text:p>
          </table:table-cell>
          <table:table-cell table:formula="of:=[.CK17]-[.BW17]" office:value-type="float" office:value="49.453" calcext:value-type="float">
            <text:p>49.453</text:p>
          </table:table-cell>
          <table:table-cell table:formula="of:=[.CL17]-[.BX17]" office:value-type="float" office:value="187.195" calcext:value-type="float">
            <text:p>187.195</text:p>
          </table:table-cell>
          <table:table-cell table:formula="of:=[.CM17]-[.BY17]" office:value-type="float" office:value="48.1" calcext:value-type="float">
            <text:p>48.1</text:p>
          </table:table-cell>
          <table:table-cell table:formula="of:=[.CN17]-[.BZ17]" office:value-type="float" office:value="54.875" calcext:value-type="float">
            <text:p>54.875</text:p>
          </table:table-cell>
          <table:table-cell table:formula="of:=[.CO17]-[.CA17]" office:value-type="float" office:value="189.773" calcext:value-type="float">
            <text:p>189.773</text:p>
          </table:table-cell>
          <table:table-cell table:formula="of:=AVERAGE([.BE17];[.BH17];[.BK17])" office:value-type="float" office:value="47.5333333333333" calcext:value-type="float">
            <text:p>47.5333333333333</text:p>
          </table:table-cell>
          <table:table-cell table:formula="of:=AVERAGE([.BF17];[.BI17];[.BL17])" office:value-type="float" office:value="51.8006666666667" calcext:value-type="float">
            <text:p>51.8006666666667</text:p>
          </table:table-cell>
          <table:table-cell table:formula="of:=AVERAGE([.BG17];[.BJ17];[.BM17])" office:value-type="float" office:value="188.054333333333" calcext:value-type="float">
            <text:p>188.054333333333</text:p>
          </table:table-cell>
          <table:table-cell table:number-columns-repeated="2"/>
          <table:table-cell office:value-type="float" office:value="352.1" calcext:value-type="float">
            <text:p>352.1</text:p>
          </table:table-cell>
          <table:table-cell office:value-type="float" office:value="881.699" calcext:value-type="float">
            <text:p>881.699</text:p>
          </table:table-cell>
          <table:table-cell office:value-type="float" office:value="9826.664" calcext:value-type="float">
            <text:p>9826.664</text:p>
          </table:table-cell>
          <table:table-cell office:value-type="float" office:value="242.5" calcext:value-type="float">
            <text:p>242.5</text:p>
          </table:table-cell>
          <table:table-cell office:value-type="float" office:value="661.668" calcext:value-type="float">
            <text:p>661.668</text:p>
          </table:table-cell>
          <table:table-cell office:value-type="float" office:value="7209.68" calcext:value-type="float">
            <text:p>7209.68</text:p>
          </table:table-cell>
          <table:table-cell office:value-type="float" office:value="354.6" calcext:value-type="float">
            <text:p>354.6</text:p>
          </table:table-cell>
          <table:table-cell office:value-type="float" office:value="698.918" calcext:value-type="float">
            <text:p>698.918</text:p>
          </table:table-cell>
          <table:table-cell office:value-type="float" office:value="7859.539" calcext:value-type="float">
            <text:p>7859.539</text:p>
          </table:table-cell>
          <table:table-cell table:formula="of:=AVERAGE([.BS17];[.BV17];[.BY17])" office:value-type="float" office:value="316.4" calcext:value-type="float">
            <text:p>316.4</text:p>
          </table:table-cell>
          <table:table-cell table:formula="of:=AVERAGE([.BT17];[.BW17];[.BZ17])" office:value-type="float" office:value="747.428333333333" calcext:value-type="float">
            <text:p>747.428333333333</text:p>
          </table:table-cell>
          <table:table-cell table:formula="of:=AVERAGE([.BU17];[.BX17];[.CA17])" office:value-type="float" office:value="8298.62766666667" calcext:value-type="float">
            <text:p>8298.62766666667</text:p>
          </table:table-cell>
          <table:table-cell table:number-columns-repeated="2"/>
          <table:table-cell office:value-type="float" office:value="397.4" calcext:value-type="float">
            <text:p>397.4</text:p>
          </table:table-cell>
          <table:table-cell office:value-type="float" office:value="932.773" calcext:value-type="float">
            <text:p>932.773</text:p>
          </table:table-cell>
          <table:table-cell office:value-type="float" office:value="10013.859" calcext:value-type="float">
            <text:p>10013.859</text:p>
          </table:table-cell>
          <table:table-cell office:value-type="float" office:value="291.7" calcext:value-type="float">
            <text:p>291.7</text:p>
          </table:table-cell>
          <table:table-cell office:value-type="float" office:value="711.121" calcext:value-type="float">
            <text:p>711.121</text:p>
          </table:table-cell>
          <table:table-cell office:value-type="float" office:value="7396.875" calcext:value-type="float">
            <text:p>7396.875</text:p>
          </table:table-cell>
          <table:table-cell office:value-type="float" office:value="402.7" calcext:value-type="float">
            <text:p>402.7</text:p>
          </table:table-cell>
          <table:table-cell office:value-type="float" office:value="753.793" calcext:value-type="float">
            <text:p>753.793</text:p>
          </table:table-cell>
          <table:table-cell office:value-type="float" office:value="8049.312" calcext:value-type="float">
            <text:p>8049.312</text:p>
          </table:table-cell>
          <table:table-cell table:formula="of:=AVERAGE([.CG17];[.CJ17];[.CM17])" office:value-type="float" office:value="363.933333333333" calcext:value-type="float">
            <text:p>363.933333333333</text:p>
          </table:table-cell>
          <table:table-cell table:formula="of:=AVERAGE([.CH17];[.CK17];[.CN17])" office:value-type="float" office:value="799.229" calcext:value-type="float">
            <text:p>799.229</text:p>
          </table:table-cell>
          <table:table-cell table:formula="of:=AVERAGE([.CI17];[.CL17];[.CO17])" office:value-type="float" office:value="8486.682" calcext:value-type="float">
            <text:p>8486.682</text:p>
          </table:table-cell>
        </table:table-row>
        <table:table-row table:style-name="ro1">
          <table:table-cell office:value-type="float" office:value="183.5" calcext:value-type="float">
            <text:p>183.5</text:p>
          </table:table-cell>
          <table:table-cell office:value-type="float" office:value="324.887" calcext:value-type="float">
            <text:p>324.887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195.1" calcext:value-type="float">
            <text:p>195.1</text:p>
          </table:table-cell>
          <table:table-cell office:value-type="float" office:value="334.027" calcext:value-type="float">
            <text:p>334.027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190.4" calcext:value-type="float">
            <text:p>190.4</text:p>
          </table:table-cell>
          <table:table-cell office:value-type="float" office:value="346.191" calcext:value-type="float">
            <text:p>346.191</text:p>
          </table:table-cell>
          <table:table-cell office:value-type="float" office:value="651.023" calcext:value-type="float">
            <text:p>651.023</text:p>
          </table:table-cell>
          <table:table-cell table:formula="of:=AVERAGE([.A18];[.D18];[.G18])" office:value-type="float" office:value="189.666666666667" calcext:value-type="float">
            <text:p>189.666666666667</text:p>
          </table:table-cell>
          <table:table-cell table:formula="of:=AVERAGE([.B18];[.E18];[.H18])" office:value-type="float" office:value="335.035" calcext:value-type="float">
            <text:p>335.035</text:p>
          </table:table-cell>
          <table:table-cell table:formula="of:=AVERAGE([.C18];[.F18];[.I18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167.7" calcext:value-type="float">
            <text:p>167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6.172" calcext:value-type="float">
            <text:p>86.172</text:p>
          </table:table-cell>
          <table:table-cell office:value-type="float" office:value="177.3" calcext:value-type="float">
            <text:p>177.3</text:p>
          </table:table-cell>
          <table:table-cell office:value-type="float" office:value="35.398" calcext:value-type="float">
            <text:p>35.398</text:p>
          </table:table-cell>
          <table:table-cell office:value-type="float" office:value="86.391" calcext:value-type="float">
            <text:p>86.391</text:p>
          </table:table-cell>
          <table:table-cell office:value-type="float" office:value="176.6" calcext:value-type="float">
            <text:p>176.6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table:formula="of:=AVERAGE([.O18];[.R18];[.U18])" office:value-type="float" office:value="173.866666666667" calcext:value-type="float">
            <text:p>173.866666666667</text:p>
          </table:table-cell>
          <table:table-cell table:formula="of:=AVERAGE([.P18];[.S18];[.V18])" office:value-type="float" office:value="35.398" calcext:value-type="float">
            <text:p>35.398</text:p>
          </table:table-cell>
          <table:table-cell table:formula="of:=AVERAGE([.Q18];[.T18];[.W18])" office:value-type="float" office:value="85.9833333333333" calcext:value-type="float">
            <text:p>85.9833333333333</text:p>
          </table:table-cell>
          <table:table-cell table:number-columns-repeated="2"/>
          <table:table-cell office:value-type="float" office:value="288.4" calcext:value-type="float">
            <text:p>288.4</text:p>
          </table:table-cell>
          <table:table-cell office:value-type="float" office:value="397.555" calcext:value-type="float">
            <text:p>397.555</text:p>
          </table:table-cell>
          <table:table-cell office:value-type="float" office:value="3960.984" calcext:value-type="float">
            <text:p>3960.984</text:p>
          </table:table-cell>
          <table:table-cell office:value-type="float" office:value="283.7" calcext:value-type="float">
            <text:p>283.7</text:p>
          </table:table-cell>
          <table:table-cell office:value-type="float" office:value="403.355" calcext:value-type="float">
            <text:p>403.355</text:p>
          </table:table-cell>
          <table:table-cell office:value-type="float" office:value="3966.52" calcext:value-type="float">
            <text:p>3966.52</text:p>
          </table:table-cell>
          <table:table-cell office:value-type="float" office:value="260.4" calcext:value-type="float">
            <text:p>260.4</text:p>
          </table:table-cell>
          <table:table-cell office:value-type="float" office:value="401.398" calcext:value-type="float">
            <text:p>401.398</text:p>
          </table:table-cell>
          <table:table-cell office:value-type="float" office:value="3964.945" calcext:value-type="float">
            <text:p>3964.945</text:p>
          </table:table-cell>
          <table:table-cell table:formula="of:=AVERAGE([.AC18];[.AF18];[.AI18])" office:value-type="float" office:value="277.5" calcext:value-type="float">
            <text:p>277.5</text:p>
          </table:table-cell>
          <table:table-cell table:formula="of:=AVERAGE([.AD18];[.AG18];[.AJ18])" office:value-type="float" office:value="400.769333333333" calcext:value-type="float">
            <text:p>400.769333333333</text:p>
          </table:table-cell>
          <table:table-cell table:formula="of:=AVERAGE([.AE18];[.AH18];[.AK18])" office:value-type="float" office:value="3964.14966666667" calcext:value-type="float">
            <text:p>3964.14966666667</text:p>
          </table:table-cell>
          <table:table-cell table:number-columns-repeated="2"/>
          <table:table-cell table:formula="of:=[.A18]+[.O18]+[.AC18]" office:value-type="float" office:value="639.6" calcext:value-type="float">
            <text:p>639.6</text:p>
          </table:table-cell>
          <table:table-cell table:formula="of:=[.B18]+[.P18]+[.AD18]" office:value-type="float" office:value="757.84" calcext:value-type="float">
            <text:p>757.84</text:p>
          </table:table-cell>
          <table:table-cell table:formula="of:=[.C18]+[.Q18]+[.AE18]" office:value-type="float" office:value="4665.179" calcext:value-type="float">
            <text:p>4665.179</text:p>
          </table:table-cell>
          <table:table-cell table:formula="of:=[.D18]+[.R18]+[.AF18]" office:value-type="float" office:value="656.1" calcext:value-type="float">
            <text:p>656.1</text:p>
          </table:table-cell>
          <table:table-cell table:formula="of:=[.E18]+[.S18]+[.AG18]" office:value-type="float" office:value="772.78" calcext:value-type="float">
            <text:p>772.78</text:p>
          </table:table-cell>
          <table:table-cell table:formula="of:=[.F18]+[.T18]+[.AH18]" office:value-type="float" office:value="4685.434" calcext:value-type="float">
            <text:p>4685.434</text:p>
          </table:table-cell>
          <table:table-cell table:formula="of:=[.G18]+[.U18]+[.AI18]" office:value-type="float" office:value="627.4" calcext:value-type="float">
            <text:p>627.4</text:p>
          </table:table-cell>
          <table:table-cell table:formula="of:=[.H18]+[.V18]+[.AJ18]" office:value-type="float" office:value="782.987" calcext:value-type="float">
            <text:p>782.987</text:p>
          </table:table-cell>
          <table:table-cell table:formula="of:=[.I18]+[.W18]+[.AK18]" office:value-type="float" office:value="4701.355" calcext:value-type="float">
            <text:p>4701.355</text:p>
          </table:table-cell>
          <table:table-cell table:formula="of:=AVERAGE([.AQ18];[.AT18];[.AW18])" office:value-type="float" office:value="641.033333333333" calcext:value-type="float">
            <text:p>641.033333333333</text:p>
          </table:table-cell>
          <table:table-cell table:formula="of:=AVERAGE([.AR18];[.AU18];[.AX18])" office:value-type="float" office:value="771.202333333333" calcext:value-type="float">
            <text:p>771.202333333333</text:p>
          </table:table-cell>
          <table:table-cell table:formula="of:=AVERAGE([.AS18];[.AV18];[.AY18])" office:value-type="float" office:value="4683.98933333333" calcext:value-type="float">
            <text:p>4683.98933333333</text:p>
          </table:table-cell>
          <table:table-cell table:number-columns-repeated="2"/>
          <table:table-cell table:formula="of:=[.CG18]-[.BS18]" office:value-type="float" office:value="47.6" calcext:value-type="float">
            <text:p>47.6</text:p>
          </table:table-cell>
          <table:table-cell table:formula="of:=[.CH18]-[.BT18]" office:value-type="float" office:value="59.855" calcext:value-type="float">
            <text:p>59.855</text:p>
          </table:table-cell>
          <table:table-cell table:formula="of:=[.CI18]-[.BU18]" office:value-type="float" office:value="189.196" calcext:value-type="float">
            <text:p>189.196</text:p>
          </table:table-cell>
          <table:table-cell table:formula="of:=[.CJ18]-[.BV18]" office:value-type="float" office:value="47.3" calcext:value-type="float">
            <text:p>47.3</text:p>
          </table:table-cell>
          <table:table-cell table:formula="of:=[.CK18]-[.BW18]" office:value-type="float" office:value="49.454" calcext:value-type="float">
            <text:p>49.454</text:p>
          </table:table-cell>
          <table:table-cell table:formula="of:=[.CL18]-[.BX18]" office:value-type="float" office:value="187.195" calcext:value-type="float">
            <text:p>187.195</text:p>
          </table:table-cell>
          <table:table-cell table:formula="of:=[.CM18]-[.BY18]" office:value-type="float" office:value="45" calcext:value-type="float">
            <text:p>45</text:p>
          </table:table-cell>
          <table:table-cell table:formula="of:=[.CN18]-[.BZ18]" office:value-type="float" office:value="55.649" calcext:value-type="float">
            <text:p>55.649</text:p>
          </table:table-cell>
          <table:table-cell table:formula="of:=[.CO18]-[.CA18]" office:value-type="float" office:value="189.195000000002" calcext:value-type="float">
            <text:p>189.195000000002</text:p>
          </table:table-cell>
          <table:table-cell table:formula="of:=AVERAGE([.BE18];[.BH18];[.BK18])" office:value-type="float" office:value="46.6333333333334" calcext:value-type="float">
            <text:p>46.6333333333334</text:p>
          </table:table-cell>
          <table:table-cell table:formula="of:=AVERAGE([.BF18];[.BI18];[.BL18])" office:value-type="float" office:value="54.986" calcext:value-type="float">
            <text:p>54.986</text:p>
          </table:table-cell>
          <table:table-cell table:formula="of:=AVERAGE([.BG18];[.BJ18];[.BM18])" office:value-type="float" office:value="188.528666666667" calcext:value-type="float">
            <text:p>188.528666666667</text:p>
          </table:table-cell>
          <table:table-cell table:number-columns-repeated="2"/>
          <table:table-cell office:value-type="float" office:value="364.2" calcext:value-type="float">
            <text:p>364.2</text:p>
          </table:table-cell>
          <table:table-cell office:value-type="float" office:value="829.93" calcext:value-type="float">
            <text:p>829.93</text:p>
          </table:table-cell>
          <table:table-cell office:value-type="float" office:value="9166.777" calcext:value-type="float">
            <text:p>9166.777</text:p>
          </table:table-cell>
          <table:table-cell office:value-type="float" office:value="274.3" calcext:value-type="float">
            <text:p>274.3</text:p>
          </table:table-cell>
          <table:table-cell office:value-type="float" office:value="607.73" calcext:value-type="float">
            <text:p>607.73</text:p>
          </table:table-cell>
          <table:table-cell office:value-type="float" office:value="6555.809" calcext:value-type="float">
            <text:p>6555.809</text:p>
          </table:table-cell>
          <table:table-cell office:value-type="float" office:value="390.8" calcext:value-type="float">
            <text:p>390.8</text:p>
          </table:table-cell>
          <table:table-cell office:value-type="float" office:value="796.57" calcext:value-type="float">
            <text:p>796.57</text:p>
          </table:table-cell>
          <table:table-cell office:value-type="float" office:value="8518.211" calcext:value-type="float">
            <text:p>8518.211</text:p>
          </table:table-cell>
          <table:table-cell table:formula="of:=AVERAGE([.BS18];[.BV18];[.BY18])" office:value-type="float" office:value="343.1" calcext:value-type="float">
            <text:p>343.1</text:p>
          </table:table-cell>
          <table:table-cell table:formula="of:=AVERAGE([.BT18];[.BW18];[.BZ18])" office:value-type="float" office:value="744.743333333333" calcext:value-type="float">
            <text:p>744.743333333333</text:p>
          </table:table-cell>
          <table:table-cell table:formula="of:=AVERAGE([.BU18];[.BX18];[.CA18])" office:value-type="float" office:value="8080.26566666667" calcext:value-type="float">
            <text:p>8080.26566666667</text:p>
          </table:table-cell>
          <table:table-cell table:number-columns-repeated="2"/>
          <table:table-cell office:value-type="float" office:value="411.8" calcext:value-type="float">
            <text:p>411.8</text:p>
          </table:table-cell>
          <table:table-cell office:value-type="float" office:value="889.785" calcext:value-type="float">
            <text:p>889.785</text:p>
          </table:table-cell>
          <table:table-cell office:value-type="float" office:value="9355.973" calcext:value-type="float">
            <text:p>9355.973</text:p>
          </table:table-cell>
          <table:table-cell office:value-type="float" office:value="321.6" calcext:value-type="float">
            <text:p>321.6</text:p>
          </table:table-cell>
          <table:table-cell office:value-type="float" office:value="657.184" calcext:value-type="float">
            <text:p>657.184</text:p>
          </table:table-cell>
          <table:table-cell office:value-type="float" office:value="6743.004" calcext:value-type="float">
            <text:p>6743.004</text:p>
          </table:table-cell>
          <table:table-cell office:value-type="float" office:value="435.8" calcext:value-type="float">
            <text:p>435.8</text:p>
          </table:table-cell>
          <table:table-cell office:value-type="float" office:value="852.219" calcext:value-type="float">
            <text:p>852.219</text:p>
          </table:table-cell>
          <table:table-cell office:value-type="float" office:value="8707.406" calcext:value-type="float">
            <text:p>8707.406</text:p>
          </table:table-cell>
          <table:table-cell table:formula="of:=AVERAGE([.CG18];[.CJ18];[.CM18])" office:value-type="float" office:value="389.733333333333" calcext:value-type="float">
            <text:p>389.733333333333</text:p>
          </table:table-cell>
          <table:table-cell table:formula="of:=AVERAGE([.CH18];[.CK18];[.CN18])" office:value-type="float" office:value="799.729333333333" calcext:value-type="float">
            <text:p>799.729333333333</text:p>
          </table:table-cell>
          <table:table-cell table:formula="of:=AVERAGE([.CI18];[.CL18];[.CO18])" office:value-type="float" office:value="8268.79433333333" calcext:value-type="float">
            <text:p>8268.79433333333</text:p>
          </table:table-cell>
        </table:table-row>
        <table:table-row table:style-name="ro1">
          <table:table-cell office:value-type="float" office:value="229.8" calcext:value-type="float">
            <text:p>229.8</text:p>
          </table:table-cell>
          <table:table-cell office:value-type="float" office:value="326.738" calcext:value-type="float">
            <text:p>326.738</text:p>
          </table:table-cell>
          <table:table-cell office:value-type="float" office:value="618.023" calcext:value-type="float">
            <text:p>618.023</text:p>
          </table:table-cell>
          <table:table-cell office:value-type="float" office:value="215.9" calcext:value-type="float">
            <text:p>215.9</text:p>
          </table:table-cell>
          <table:table-cell office:value-type="float" office:value="335.035" calcext:value-type="float">
            <text:p>335.035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222.2" calcext:value-type="float">
            <text:p>222.2</text:p>
          </table:table-cell>
          <table:table-cell office:value-type="float" office:value="348.973" calcext:value-type="float">
            <text:p>348.973</text:p>
          </table:table-cell>
          <table:table-cell office:value-type="float" office:value="651.023" calcext:value-type="float">
            <text:p>651.023</text:p>
          </table:table-cell>
          <table:table-cell table:formula="of:=AVERAGE([.A19];[.D19];[.G19])" office:value-type="float" office:value="222.633333333333" calcext:value-type="float">
            <text:p>222.633333333333</text:p>
          </table:table-cell>
          <table:table-cell table:formula="of:=AVERAGE([.B19];[.E19];[.H19])" office:value-type="float" office:value="336.915333333333" calcext:value-type="float">
            <text:p>336.915333333333</text:p>
          </table:table-cell>
          <table:table-cell table:formula="of:=AVERAGE([.C19];[.F19];[.I19])" office:value-type="float" office:value="633.856333333333" calcext:value-type="float">
            <text:p>633.856333333333</text:p>
          </table:table-cell>
          <table:table-cell table:number-columns-repeated="2"/>
          <table:table-cell office:value-type="float" office:value="207.8" calcext:value-type="float">
            <text:p>207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97.7" calcext:value-type="float">
            <text:p>197.7</text:p>
          </table:table-cell>
          <table:table-cell office:value-type="float" office:value="35.652" calcext:value-type="float">
            <text:p>35.652</text:p>
          </table:table-cell>
          <table:table-cell office:value-type="float" office:value="85.648" calcext:value-type="float">
            <text:p>85.648</text:p>
          </table:table-cell>
          <table:table-cell office:value-type="float" office:value="204.1" calcext:value-type="float">
            <text:p>204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9];[.R19];[.U19])" office:value-type="float" office:value="203.2" calcext:value-type="float">
            <text:p>203.2</text:p>
          </table:table-cell>
          <table:table-cell table:formula="of:=AVERAGE([.P19];[.S19];[.V19])" office:value-type="float" office:value="35.314" calcext:value-type="float">
            <text:p>35.314</text:p>
          </table:table-cell>
          <table:table-cell table:formula="of:=AVERAGE([.Q19];[.T19];[.W19])" office:value-type="float" office:value="85.3866666666667" calcext:value-type="float">
            <text:p>85.3866666666667</text:p>
          </table:table-cell>
          <table:table-cell table:number-columns-repeated="2"/>
          <table:table-cell office:value-type="float" office:value="185.3" calcext:value-type="float">
            <text:p>185.3</text:p>
          </table:table-cell>
          <table:table-cell office:value-type="float" office:value="401.449" calcext:value-type="float">
            <text:p>401.449</text:p>
          </table:table-cell>
          <table:table-cell office:value-type="float" office:value="3964.551" calcext:value-type="float">
            <text:p>3964.551</text:p>
          </table:table-cell>
          <table:table-cell office:value-type="float" office:value="207.1" calcext:value-type="float">
            <text:p>207.1</text:p>
          </table:table-cell>
          <table:table-cell office:value-type="float" office:value="405.504" calcext:value-type="float">
            <text:p>405.504</text:p>
          </table:table-cell>
          <table:table-cell office:value-type="float" office:value="3968.543" calcext:value-type="float">
            <text:p>3968.543</text:p>
          </table:table-cell>
          <table:table-cell office:value-type="float" office:value="224.2" calcext:value-type="float">
            <text:p>224.2</text:p>
          </table:table-cell>
          <table:table-cell office:value-type="float" office:value="403.504" calcext:value-type="float">
            <text:p>403.504</text:p>
          </table:table-cell>
          <table:table-cell office:value-type="float" office:value="3966.535" calcext:value-type="float">
            <text:p>3966.535</text:p>
          </table:table-cell>
          <table:table-cell table:formula="of:=AVERAGE([.AC19];[.AF19];[.AI19])" office:value-type="float" office:value="205.533333333333" calcext:value-type="float">
            <text:p>205.533333333333</text:p>
          </table:table-cell>
          <table:table-cell table:formula="of:=AVERAGE([.AD19];[.AG19];[.AJ19])" office:value-type="float" office:value="403.485666666667" calcext:value-type="float">
            <text:p>403.485666666667</text:p>
          </table:table-cell>
          <table:table-cell table:formula="of:=AVERAGE([.AE19];[.AH19];[.AK19])" office:value-type="float" office:value="3966.543" calcext:value-type="float">
            <text:p>3966.543</text:p>
          </table:table-cell>
          <table:table-cell table:number-columns-repeated="2"/>
          <table:table-cell table:formula="of:=[.A19]+[.O19]+[.AC19]" office:value-type="float" office:value="622.9" calcext:value-type="float">
            <text:p>622.9</text:p>
          </table:table-cell>
          <table:table-cell table:formula="of:=[.B19]+[.P19]+[.AD19]" office:value-type="float" office:value="763.332" calcext:value-type="float">
            <text:p>763.332</text:p>
          </table:table-cell>
          <table:table-cell table:formula="of:=[.C19]+[.Q19]+[.AE19]" office:value-type="float" office:value="4667.961" calcext:value-type="float">
            <text:p>4667.961</text:p>
          </table:table-cell>
          <table:table-cell table:formula="of:=[.D19]+[.R19]+[.AF19]" office:value-type="float" office:value="620.7" calcext:value-type="float">
            <text:p>620.7</text:p>
          </table:table-cell>
          <table:table-cell table:formula="of:=[.E19]+[.S19]+[.AG19]" office:value-type="float" office:value="776.191" calcext:value-type="float">
            <text:p>776.191</text:p>
          </table:table-cell>
          <table:table-cell table:formula="of:=[.F19]+[.T19]+[.AH19]" office:value-type="float" office:value="4686.714" calcext:value-type="float">
            <text:p>4686.714</text:p>
          </table:table-cell>
          <table:table-cell table:formula="of:=[.G19]+[.U19]+[.AI19]" office:value-type="float" office:value="650.5" calcext:value-type="float">
            <text:p>650.5</text:p>
          </table:table-cell>
          <table:table-cell table:formula="of:=[.H19]+[.V19]+[.AJ19]" office:value-type="float" office:value="787.622" calcext:value-type="float">
            <text:p>787.622</text:p>
          </table:table-cell>
          <table:table-cell table:formula="of:=[.I19]+[.W19]+[.AK19]" office:value-type="float" office:value="4702.683" calcext:value-type="float">
            <text:p>4702.683</text:p>
          </table:table-cell>
          <table:table-cell table:formula="of:=AVERAGE([.AQ19];[.AT19];[.AW19])" office:value-type="float" office:value="631.366666666667" calcext:value-type="float">
            <text:p>631.366666666667</text:p>
          </table:table-cell>
          <table:table-cell table:formula="of:=AVERAGE([.AR19];[.AU19];[.AX19])" office:value-type="float" office:value="775.715" calcext:value-type="float">
            <text:p>775.715</text:p>
          </table:table-cell>
          <table:table-cell table:formula="of:=AVERAGE([.AS19];[.AV19];[.AY19])" office:value-type="float" office:value="4685.786" calcext:value-type="float">
            <text:p>4685.786</text:p>
          </table:table-cell>
          <table:table-cell table:number-columns-repeated="2"/>
          <table:table-cell table:formula="of:=[.CG19]-[.BS19]" office:value-type="float" office:value="46.3" calcext:value-type="float">
            <text:p>46.3</text:p>
          </table:table-cell>
          <table:table-cell table:formula="of:=[.CH19]-[.BT19]" office:value-type="float" office:value="54.2890000000001" calcext:value-type="float">
            <text:p>54.2890000000001</text:p>
          </table:table-cell>
          <table:table-cell table:formula="of:=[.CI19]-[.BU19]" office:value-type="float" office:value="187.321" calcext:value-type="float">
            <text:p>187.321</text:p>
          </table:table-cell>
          <table:table-cell table:formula="of:=[.CJ19]-[.BV19]" office:value-type="float" office:value="47.2" calcext:value-type="float">
            <text:p>47.2</text:p>
          </table:table-cell>
          <table:table-cell table:formula="of:=[.CK19]-[.BW19]" office:value-type="float" office:value="49.453" calcext:value-type="float">
            <text:p>49.453</text:p>
          </table:table-cell>
          <table:table-cell table:formula="of:=[.CL19]-[.BX19]" office:value-type="float" office:value="187.195000000001" calcext:value-type="float">
            <text:p>187.195000000001</text:p>
          </table:table-cell>
          <table:table-cell table:formula="of:=[.CM19]-[.BY19]" office:value-type="float" office:value="44.9" calcext:value-type="float">
            <text:p>44.9</text:p>
          </table:table-cell>
          <table:table-cell table:formula="of:=[.CN19]-[.BZ19]" office:value-type="float" office:value="46.582" calcext:value-type="float">
            <text:p>46.582</text:p>
          </table:table-cell>
          <table:table-cell table:formula="of:=[.CO19]-[.CA19]" office:value-type="float" office:value="183.196" calcext:value-type="float">
            <text:p>183.196</text:p>
          </table:table-cell>
          <table:table-cell table:formula="of:=AVERAGE([.BE19];[.BH19];[.BK19])" office:value-type="float" office:value="46.1333333333333" calcext:value-type="float">
            <text:p>46.1333333333333</text:p>
          </table:table-cell>
          <table:table-cell table:formula="of:=AVERAGE([.BF19];[.BI19];[.BL19])" office:value-type="float" office:value="50.108" calcext:value-type="float">
            <text:p>50.108</text:p>
          </table:table-cell>
          <table:table-cell table:formula="of:=AVERAGE([.BG19];[.BJ19];[.BM19])" office:value-type="float" office:value="185.904" calcext:value-type="float">
            <text:p>185.904</text:p>
          </table:table-cell>
          <table:table-cell table:number-columns-repeated="2"/>
          <table:table-cell office:value-type="float" office:value="398.4" calcext:value-type="float">
            <text:p>398.4</text:p>
          </table:table-cell>
          <table:table-cell office:value-type="float" office:value="851.805" calcext:value-type="float">
            <text:p>851.805</text:p>
          </table:table-cell>
          <table:table-cell office:value-type="float" office:value="9177.355" calcext:value-type="float">
            <text:p>9177.355</text:p>
          </table:table-cell>
          <table:table-cell office:value-type="float" office:value="339.8" calcext:value-type="float">
            <text:p>339.8</text:p>
          </table:table-cell>
          <table:table-cell office:value-type="float" office:value="717.508" calcext:value-type="float">
            <text:p>717.508</text:p>
          </table:table-cell>
          <table:table-cell office:value-type="float" office:value="7860.383" calcext:value-type="float">
            <text:p>7860.383</text:p>
          </table:table-cell>
          <table:table-cell office:value-type="float" office:value="356.1" calcext:value-type="float">
            <text:p>356.1</text:p>
          </table:table-cell>
          <table:table-cell office:value-type="float" office:value="803.043" calcext:value-type="float">
            <text:p>803.043</text:p>
          </table:table-cell>
          <table:table-cell office:value-type="float" office:value="8523.695" calcext:value-type="float">
            <text:p>8523.695</text:p>
          </table:table-cell>
          <table:table-cell table:formula="of:=AVERAGE([.BS19];[.BV19];[.BY19])" office:value-type="float" office:value="364.766666666667" calcext:value-type="float">
            <text:p>364.766666666667</text:p>
          </table:table-cell>
          <table:table-cell table:formula="of:=AVERAGE([.BT19];[.BW19];[.BZ19])" office:value-type="float" office:value="790.785333333333" calcext:value-type="float">
            <text:p>790.785333333333</text:p>
          </table:table-cell>
          <table:table-cell table:formula="of:=AVERAGE([.BU19];[.BX19];[.CA19])" office:value-type="float" office:value="8520.47766666667" calcext:value-type="float">
            <text:p>8520.47766666667</text:p>
          </table:table-cell>
          <table:table-cell table:number-columns-repeated="2"/>
          <table:table-cell office:value-type="float" office:value="444.7" calcext:value-type="float">
            <text:p>444.7</text:p>
          </table:table-cell>
          <table:table-cell office:value-type="float" office:value="906.094" calcext:value-type="float">
            <text:p>906.094</text:p>
          </table:table-cell>
          <table:table-cell office:value-type="float" office:value="9364.676" calcext:value-type="float">
            <text:p>9364.676</text:p>
          </table:table-cell>
          <table:table-cell office:value-type="float" office:value="387" calcext:value-type="float">
            <text:p>387</text:p>
          </table:table-cell>
          <table:table-cell office:value-type="float" office:value="766.961" calcext:value-type="float">
            <text:p>766.961</text:p>
          </table:table-cell>
          <table:table-cell office:value-type="float" office:value="8047.578" calcext:value-type="float">
            <text:p>8047.578</text:p>
          </table:table-cell>
          <table:table-cell office:value-type="float" office:value="401" calcext:value-type="float">
            <text:p>401</text:p>
          </table:table-cell>
          <table:table-cell office:value-type="float" office:value="849.625" calcext:value-type="float">
            <text:p>849.625</text:p>
          </table:table-cell>
          <table:table-cell office:value-type="float" office:value="8706.891" calcext:value-type="float">
            <text:p>8706.891</text:p>
          </table:table-cell>
          <table:table-cell table:formula="of:=AVERAGE([.CG19];[.CJ19];[.CM19])" office:value-type="float" office:value="410.9" calcext:value-type="float">
            <text:p>410.9</text:p>
          </table:table-cell>
          <table:table-cell table:formula="of:=AVERAGE([.CH19];[.CK19];[.CN19])" office:value-type="float" office:value="840.893333333333" calcext:value-type="float">
            <text:p>840.893333333333</text:p>
          </table:table-cell>
          <table:table-cell table:formula="of:=AVERAGE([.CI19];[.CL19];[.CO19])" office:value-type="float" office:value="8706.38166666667" calcext:value-type="float">
            <text:p>8706.38166666667</text:p>
          </table:table-cell>
        </table:table-row>
        <table:table-row table:style-name="ro1">
          <table:table-cell office:value-type="float" office:value="207.1" calcext:value-type="float">
            <text:p>207.1</text:p>
          </table:table-cell>
          <table:table-cell office:value-type="float" office:value="327.816" calcext:value-type="float">
            <text:p>327.816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04.6" calcext:value-type="float">
            <text:p>204.6</text:p>
          </table:table-cell>
          <table:table-cell office:value-type="float" office:value="336.188" calcext:value-type="float">
            <text:p>336.188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201.4" calcext:value-type="float">
            <text:p>201.4</text:p>
          </table:table-cell>
          <table:table-cell office:value-type="float" office:value="349.59" calcext:value-type="float">
            <text:p>349.59</text:p>
          </table:table-cell>
          <table:table-cell office:value-type="float" office:value="651.023" calcext:value-type="float">
            <text:p>651.023</text:p>
          </table:table-cell>
          <table:table-cell table:formula="of:=AVERAGE([.A20];[.D20];[.G20])" office:value-type="float" office:value="204.366666666667" calcext:value-type="float">
            <text:p>204.366666666667</text:p>
          </table:table-cell>
          <table:table-cell table:formula="of:=AVERAGE([.B20];[.E20];[.H20])" office:value-type="float" office:value="337.864666666667" calcext:value-type="float">
            <text:p>337.864666666667</text:p>
          </table:table-cell>
          <table:table-cell table:formula="of:=AVERAGE([.C20];[.F20];[.I20])" office:value-type="float" office:value="634.689666666667" calcext:value-type="float">
            <text:p>634.689666666667</text:p>
          </table:table-cell>
          <table:table-cell table:number-columns-repeated="2"/>
          <table:table-cell office:value-type="float" office:value="192.4" calcext:value-type="float">
            <text:p>192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84.8" calcext:value-type="float">
            <text:p>184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83.1" calcext:value-type="float">
            <text:p>183.1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table:formula="of:=AVERAGE([.O20];[.R20];[.U20])" office:value-type="float" office:value="186.766666666667" calcext:value-type="float">
            <text:p>186.766666666667</text:p>
          </table:table-cell>
          <table:table-cell table:formula="of:=AVERAGE([.P20];[.S20];[.V20])" office:value-type="float" office:value="35.2293333333333" calcext:value-type="float">
            <text:p>35.2293333333333</text:p>
          </table:table-cell>
          <table:table-cell table:formula="of:=AVERAGE([.Q20];[.T20];[.W20])" office:value-type="float" office:value="85.3866666666667" calcext:value-type="float">
            <text:p>85.3866666666667</text:p>
          </table:table-cell>
          <table:table-cell table:number-columns-repeated="2"/>
          <table:table-cell office:value-type="float" office:value="277.6" calcext:value-type="float">
            <text:p>277.6</text:p>
          </table:table-cell>
          <table:table-cell office:value-type="float" office:value="401.66" calcext:value-type="float">
            <text:p>401.66</text:p>
          </table:table-cell>
          <table:table-cell office:value-type="float" office:value="3964.574" calcext:value-type="float">
            <text:p>3964.574</text:p>
          </table:table-cell>
          <table:table-cell office:value-type="float" office:value="276.7" calcext:value-type="float">
            <text:p>276.7</text:p>
          </table:table-cell>
          <table:table-cell office:value-type="float" office:value="405.504" calcext:value-type="float">
            <text:p>405.504</text:p>
          </table:table-cell>
          <table:table-cell office:value-type="float" office:value="3968.543" calcext:value-type="float">
            <text:p>3968.543</text:p>
          </table:table-cell>
          <table:table-cell office:value-type="float" office:value="288.4" calcext:value-type="float">
            <text:p>288.4</text:p>
          </table:table-cell>
          <table:table-cell office:value-type="float" office:value="401.504" calcext:value-type="float">
            <text:p>401.504</text:p>
          </table:table-cell>
          <table:table-cell office:value-type="float" office:value="3964.535" calcext:value-type="float">
            <text:p>3964.535</text:p>
          </table:table-cell>
          <table:table-cell table:formula="of:=AVERAGE([.AC20];[.AF20];[.AI20])" office:value-type="float" office:value="280.9" calcext:value-type="float">
            <text:p>280.9</text:p>
          </table:table-cell>
          <table:table-cell table:formula="of:=AVERAGE([.AD20];[.AG20];[.AJ20])" office:value-type="float" office:value="402.889333333333" calcext:value-type="float">
            <text:p>402.889333333333</text:p>
          </table:table-cell>
          <table:table-cell table:formula="of:=AVERAGE([.AE20];[.AH20];[.AK20])" office:value-type="float" office:value="3965.884" calcext:value-type="float">
            <text:p>3965.884</text:p>
          </table:table-cell>
          <table:table-cell table:number-columns-repeated="2"/>
          <table:table-cell table:formula="of:=[.A20]+[.O20]+[.AC20]" office:value-type="float" office:value="677.1" calcext:value-type="float">
            <text:p>677.1</text:p>
          </table:table-cell>
          <table:table-cell table:formula="of:=[.B20]+[.P20]+[.AD20]" office:value-type="float" office:value="764.621" calcext:value-type="float">
            <text:p>764.621</text:p>
          </table:table-cell>
          <table:table-cell table:formula="of:=[.C20]+[.Q20]+[.AE20]" office:value-type="float" office:value="4670.222" calcext:value-type="float">
            <text:p>4670.222</text:p>
          </table:table-cell>
          <table:table-cell table:formula="of:=[.D20]+[.R20]+[.AF20]" office:value-type="float" office:value="666.1" calcext:value-type="float">
            <text:p>666.1</text:p>
          </table:table-cell>
          <table:table-cell table:formula="of:=[.E20]+[.S20]+[.AG20]" office:value-type="float" office:value="776.837" calcext:value-type="float">
            <text:p>776.837</text:p>
          </table:table-cell>
          <table:table-cell table:formula="of:=[.F20]+[.T20]+[.AH20]" office:value-type="float" office:value="4686.453" calcext:value-type="float">
            <text:p>4686.453</text:p>
          </table:table-cell>
          <table:table-cell table:formula="of:=[.G20]+[.U20]+[.AI20]" office:value-type="float" office:value="672.9" calcext:value-type="float">
            <text:p>672.9</text:p>
          </table:table-cell>
          <table:table-cell table:formula="of:=[.H20]+[.V20]+[.AJ20]" office:value-type="float" office:value="786.492" calcext:value-type="float">
            <text:p>786.492</text:p>
          </table:table-cell>
          <table:table-cell table:formula="of:=[.I20]+[.W20]+[.AK20]" office:value-type="float" office:value="4701.206" calcext:value-type="float">
            <text:p>4701.206</text:p>
          </table:table-cell>
          <table:table-cell table:formula="of:=AVERAGE([.AQ20];[.AT20];[.AW20])" office:value-type="float" office:value="672.033333333333" calcext:value-type="float">
            <text:p>672.033333333333</text:p>
          </table:table-cell>
          <table:table-cell table:formula="of:=AVERAGE([.AR20];[.AU20];[.AX20])" office:value-type="float" office:value="775.983333333333" calcext:value-type="float">
            <text:p>775.983333333333</text:p>
          </table:table-cell>
          <table:table-cell table:formula="of:=AVERAGE([.AS20];[.AV20];[.AY20])" office:value-type="float" office:value="4685.96033333333" calcext:value-type="float">
            <text:p>4685.96033333333</text:p>
          </table:table-cell>
          <table:table-cell table:number-columns-repeated="2"/>
          <table:table-cell table:formula="of:=[.CG20]-[.BS20]" office:value-type="float" office:value="44.3" calcext:value-type="float">
            <text:p>44.3</text:p>
          </table:table-cell>
          <table:table-cell table:formula="of:=[.CH20]-[.BT20]" office:value-type="float" office:value="50.5310000000001" calcext:value-type="float">
            <text:p>50.5310000000001</text:p>
          </table:table-cell>
          <table:table-cell table:formula="of:=[.CI20]-[.BU20]" office:value-type="float" office:value="187.196" calcext:value-type="float">
            <text:p>187.196</text:p>
          </table:table-cell>
          <table:table-cell table:formula="of:=[.CJ20]-[.BV20]" office:value-type="float" office:value="44.3" calcext:value-type="float">
            <text:p>44.3</text:p>
          </table:table-cell>
          <table:table-cell table:formula="of:=[.CK20]-[.BW20]" office:value-type="float" office:value="49.453" calcext:value-type="float">
            <text:p>49.453</text:p>
          </table:table-cell>
          <table:table-cell table:formula="of:=[.CL20]-[.BX20]" office:value-type="float" office:value="187.195" calcext:value-type="float">
            <text:p>187.195</text:p>
          </table:table-cell>
          <table:table-cell table:formula="of:=[.CM20]-[.BY20]" office:value-type="float" office:value="46.5" calcext:value-type="float">
            <text:p>46.5</text:p>
          </table:table-cell>
          <table:table-cell table:formula="of:=[.CN20]-[.BZ20]" office:value-type="float" office:value="49.473" calcext:value-type="float">
            <text:p>49.473</text:p>
          </table:table-cell>
          <table:table-cell table:formula="of:=[.CO20]-[.CA20]" office:value-type="float" office:value="187.196" calcext:value-type="float">
            <text:p>187.196</text:p>
          </table:table-cell>
          <table:table-cell table:formula="of:=AVERAGE([.BE20];[.BH20];[.BK20])" office:value-type="float" office:value="45.0333333333333" calcext:value-type="float">
            <text:p>45.0333333333333</text:p>
          </table:table-cell>
          <table:table-cell table:formula="of:=AVERAGE([.BF20];[.BI20];[.BL20])" office:value-type="float" office:value="49.819" calcext:value-type="float">
            <text:p>49.819</text:p>
          </table:table-cell>
          <table:table-cell table:formula="of:=AVERAGE([.BG20];[.BJ20];[.BM20])" office:value-type="float" office:value="187.195666666667" calcext:value-type="float">
            <text:p>187.195666666667</text:p>
          </table:table-cell>
          <table:table-cell table:number-columns-repeated="2"/>
          <table:table-cell office:value-type="float" office:value="258.2" calcext:value-type="float">
            <text:p>258.2</text:p>
          </table:table-cell>
          <table:table-cell office:value-type="float" office:value="765.641" calcext:value-type="float">
            <text:p>765.641</text:p>
          </table:table-cell>
          <table:table-cell office:value-type="float" office:value="7868.027" calcext:value-type="float">
            <text:p>7868.027</text:p>
          </table:table-cell>
          <table:table-cell office:value-type="float" office:value="393.8" calcext:value-type="float">
            <text:p>393.8</text:p>
          </table:table-cell>
          <table:table-cell office:value-type="float" office:value="664.926" calcext:value-type="float">
            <text:p>664.926</text:p>
          </table:table-cell>
          <table:table-cell office:value-type="float" office:value="7208.84" calcext:value-type="float">
            <text:p>7208.84</text:p>
          </table:table-cell>
          <table:table-cell office:value-type="float" office:value="389.1" calcext:value-type="float">
            <text:p>389.1</text:p>
          </table:table-cell>
          <table:table-cell office:value-type="float" office:value="732.562" calcext:value-type="float">
            <text:p>732.562</text:p>
          </table:table-cell>
          <table:table-cell office:value-type="float" office:value="7861.312" calcext:value-type="float">
            <text:p>7861.312</text:p>
          </table:table-cell>
          <table:table-cell table:formula="of:=AVERAGE([.BS20];[.BV20];[.BY20])" office:value-type="float" office:value="347.033333333333" calcext:value-type="float">
            <text:p>347.033333333333</text:p>
          </table:table-cell>
          <table:table-cell table:formula="of:=AVERAGE([.BT20];[.BW20];[.BZ20])" office:value-type="float" office:value="721.043" calcext:value-type="float">
            <text:p>721.043</text:p>
          </table:table-cell>
          <table:table-cell table:formula="of:=AVERAGE([.BU20];[.BX20];[.CA20])" office:value-type="float" office:value="7646.05966666667" calcext:value-type="float">
            <text:p>7646.05966666667</text:p>
          </table:table-cell>
          <table:table-cell table:number-columns-repeated="2"/>
          <table:table-cell office:value-type="float" office:value="302.5" calcext:value-type="float">
            <text:p>302.5</text:p>
          </table:table-cell>
          <table:table-cell office:value-type="float" office:value="816.172" calcext:value-type="float">
            <text:p>816.172</text:p>
          </table:table-cell>
          <table:table-cell office:value-type="float" office:value="8055.223" calcext:value-type="float">
            <text:p>8055.223</text:p>
          </table:table-cell>
          <table:table-cell office:value-type="float" office:value="438.1" calcext:value-type="float">
            <text:p>438.1</text:p>
          </table:table-cell>
          <table:table-cell office:value-type="float" office:value="714.379" calcext:value-type="float">
            <text:p>714.379</text:p>
          </table:table-cell>
          <table:table-cell office:value-type="float" office:value="7396.035" calcext:value-type="float">
            <text:p>7396.035</text:p>
          </table:table-cell>
          <table:table-cell office:value-type="float" office:value="435.6" calcext:value-type="float">
            <text:p>435.6</text:p>
          </table:table-cell>
          <table:table-cell office:value-type="float" office:value="782.035" calcext:value-type="float">
            <text:p>782.035</text:p>
          </table:table-cell>
          <table:table-cell office:value-type="float" office:value="8048.508" calcext:value-type="float">
            <text:p>8048.508</text:p>
          </table:table-cell>
          <table:table-cell table:formula="of:=AVERAGE([.CG20];[.CJ20];[.CM20])" office:value-type="float" office:value="392.066666666667" calcext:value-type="float">
            <text:p>392.066666666667</text:p>
          </table:table-cell>
          <table:table-cell table:formula="of:=AVERAGE([.CH20];[.CK20];[.CN20])" office:value-type="float" office:value="770.862" calcext:value-type="float">
            <text:p>770.862</text:p>
          </table:table-cell>
          <table:table-cell table:formula="of:=AVERAGE([.CI20];[.CL20];[.CO20])" office:value-type="float" office:value="7833.25533333333" calcext:value-type="float">
            <text:p>7833.25533333333</text:p>
          </table:table-cell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327.293" calcext:value-type="float">
            <text:p>327.293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17.5" calcext:value-type="float">
            <text:p>217.5</text:p>
          </table:table-cell>
          <table:table-cell office:value-type="float" office:value="338.242" calcext:value-type="float">
            <text:p>338.242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224.2" calcext:value-type="float">
            <text:p>224.2</text:p>
          </table:table-cell>
          <table:table-cell office:value-type="float" office:value="350.453" calcext:value-type="float">
            <text:p>350.453</text:p>
          </table:table-cell>
          <table:table-cell office:value-type="float" office:value="651.023" calcext:value-type="float">
            <text:p>651.023</text:p>
          </table:table-cell>
          <table:table-cell table:formula="of:=AVERAGE([.A21];[.D21];[.G21])" office:value-type="float" office:value="209.166666666667" calcext:value-type="float">
            <text:p>209.166666666667</text:p>
          </table:table-cell>
          <table:table-cell table:formula="of:=AVERAGE([.B21];[.E21];[.H21])" office:value-type="float" office:value="338.662666666667" calcext:value-type="float">
            <text:p>338.662666666667</text:p>
          </table:table-cell>
          <table:table-cell table:formula="of:=AVERAGE([.C21];[.F21];[.I21])" office:value-type="float" office:value="634.689666666667" calcext:value-type="float">
            <text:p>634.689666666667</text:p>
          </table:table-cell>
          <table:table-cell table:number-columns-repeated="2"/>
          <table:table-cell office:value-type="float" office:value="169.5" calcext:value-type="float">
            <text:p>169.5</text:p>
          </table:table-cell>
          <table:table-cell office:value-type="float" office:value="35.652" calcext:value-type="float">
            <text:p>35.652</text:p>
          </table:table-cell>
          <table:table-cell office:value-type="float" office:value="86.914" calcext:value-type="float">
            <text:p>86.914</text:p>
          </table:table-cell>
          <table:table-cell office:value-type="float" office:value="200" calcext:value-type="float">
            <text:p>200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206.5" calcext:value-type="float">
            <text:p>206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table:formula="of:=AVERAGE([.O21];[.R21];[.U21])" office:value-type="float" office:value="192" calcext:value-type="float">
            <text:p>192</text:p>
          </table:table-cell>
          <table:table-cell table:formula="of:=AVERAGE([.P21];[.S21];[.V21])" office:value-type="float" office:value="35.3983333333333" calcext:value-type="float">
            <text:p>35.3983333333333</text:p>
          </table:table-cell>
          <table:table-cell table:formula="of:=AVERAGE([.Q21];[.T21];[.W21])" office:value-type="float" office:value="86.1573333333333" calcext:value-type="float">
            <text:p>86.1573333333333</text:p>
          </table:table-cell>
          <table:table-cell table:number-columns-repeated="2"/>
          <table:table-cell office:value-type="float" office:value="261.6" calcext:value-type="float">
            <text:p>261.6</text:p>
          </table:table-cell>
          <table:table-cell office:value-type="float" office:value="405.66" calcext:value-type="float">
            <text:p>405.66</text:p>
          </table:table-cell>
          <table:table-cell office:value-type="float" office:value="3968.574" calcext:value-type="float">
            <text:p>3968.574</text:p>
          </table:table-cell>
          <table:table-cell office:value-type="float" office:value="226.6" calcext:value-type="float">
            <text:p>226.6</text:p>
          </table:table-cell>
          <table:table-cell office:value-type="float" office:value="405.504" calcext:value-type="float">
            <text:p>405.504</text:p>
          </table:table-cell>
          <table:table-cell office:value-type="float" office:value="3968.543" calcext:value-type="float">
            <text:p>3968.543</text:p>
          </table:table-cell>
          <table:table-cell office:value-type="float" office:value="196.5" calcext:value-type="float">
            <text:p>196.5</text:p>
          </table:table-cell>
          <table:table-cell office:value-type="float" office:value="329.07" calcext:value-type="float">
            <text:p>329.07</text:p>
          </table:table-cell>
          <table:table-cell office:value-type="float" office:value="3301.77" calcext:value-type="float">
            <text:p>3301.77</text:p>
          </table:table-cell>
          <table:table-cell table:formula="of:=AVERAGE([.AC21];[.AF21];[.AI21])" office:value-type="float" office:value="228.233333333333" calcext:value-type="float">
            <text:p>228.233333333333</text:p>
          </table:table-cell>
          <table:table-cell table:formula="of:=AVERAGE([.AD21];[.AG21];[.AJ21])" office:value-type="float" office:value="380.078" calcext:value-type="float">
            <text:p>380.078</text:p>
          </table:table-cell>
          <table:table-cell table:formula="of:=AVERAGE([.AE21];[.AH21];[.AK21])" office:value-type="float" office:value="3746.29566666667" calcext:value-type="float">
            <text:p>3746.29566666667</text:p>
          </table:table-cell>
          <table:table-cell table:number-columns-repeated="2"/>
          <table:table-cell table:formula="of:=[.A21]+[.O21]+[.AC21]" office:value-type="float" office:value="616.9" calcext:value-type="float">
            <text:p>616.9</text:p>
          </table:table-cell>
          <table:table-cell table:formula="of:=[.B21]+[.P21]+[.AD21]" office:value-type="float" office:value="768.605" calcext:value-type="float">
            <text:p>768.605</text:p>
          </table:table-cell>
          <table:table-cell table:formula="of:=[.C21]+[.Q21]+[.AE21]" office:value-type="float" office:value="4676.011" calcext:value-type="float">
            <text:p>4676.011</text:p>
          </table:table-cell>
          <table:table-cell table:formula="of:=[.D21]+[.R21]+[.AF21]" office:value-type="float" office:value="644.1" calcext:value-type="float">
            <text:p>644.1</text:p>
          </table:table-cell>
          <table:table-cell table:formula="of:=[.E21]+[.S21]+[.AG21]" office:value-type="float" office:value="779.144" calcext:value-type="float">
            <text:p>779.144</text:p>
          </table:table-cell>
          <table:table-cell table:formula="of:=[.F21]+[.T21]+[.AH21]" office:value-type="float" office:value="4686.714" calcext:value-type="float">
            <text:p>4686.714</text:p>
          </table:table-cell>
          <table:table-cell table:formula="of:=[.G21]+[.U21]+[.AI21]" office:value-type="float" office:value="627.2" calcext:value-type="float">
            <text:p>627.2</text:p>
          </table:table-cell>
          <table:table-cell table:formula="of:=[.H21]+[.V21]+[.AJ21]" office:value-type="float" office:value="714.668" calcext:value-type="float">
            <text:p>714.668</text:p>
          </table:table-cell>
          <table:table-cell table:formula="of:=[.I21]+[.W21]+[.AK21]" office:value-type="float" office:value="4038.703" calcext:value-type="float">
            <text:p>4038.703</text:p>
          </table:table-cell>
          <table:table-cell table:formula="of:=AVERAGE([.AQ21];[.AT21];[.AW21])" office:value-type="float" office:value="629.4" calcext:value-type="float">
            <text:p>629.4</text:p>
          </table:table-cell>
          <table:table-cell table:formula="of:=AVERAGE([.AR21];[.AU21];[.AX21])" office:value-type="float" office:value="754.139" calcext:value-type="float">
            <text:p>754.139</text:p>
          </table:table-cell>
          <table:table-cell table:formula="of:=AVERAGE([.AS21];[.AV21];[.AY21])" office:value-type="float" office:value="4467.14266666667" calcext:value-type="float">
            <text:p>4467.14266666667</text:p>
          </table:table-cell>
          <table:table-cell table:number-columns-repeated="2"/>
          <table:table-cell table:formula="of:=[.CG21]-[.BS21]" office:value-type="float" office:value="41.8" calcext:value-type="float">
            <text:p>41.8</text:p>
          </table:table-cell>
          <table:table-cell table:formula="of:=[.CH21]-[.BT21]" office:value-type="float" office:value="50.774" calcext:value-type="float">
            <text:p>50.774</text:p>
          </table:table-cell>
          <table:table-cell table:formula="of:=[.CI21]-[.BU21]" office:value-type="float" office:value="187.581999999999" calcext:value-type="float">
            <text:p>187.581999999999</text:p>
          </table:table-cell>
          <table:table-cell table:formula="of:=[.CJ21]-[.BV21]" office:value-type="float" office:value="46.3" calcext:value-type="float">
            <text:p>46.3</text:p>
          </table:table-cell>
          <table:table-cell table:formula="of:=[.CK21]-[.BW21]" office:value-type="float" office:value="51.453" calcext:value-type="float">
            <text:p>51.453</text:p>
          </table:table-cell>
          <table:table-cell table:formula="of:=[.CL21]-[.BX21]" office:value-type="float" office:value="189.195" calcext:value-type="float">
            <text:p>189.195</text:p>
          </table:table-cell>
          <table:table-cell table:formula="of:=[.CM21]-[.BY21]" office:value-type="float" office:value="49.6" calcext:value-type="float">
            <text:p>49.6</text:p>
          </table:table-cell>
          <table:table-cell table:formula="of:=[.CN21]-[.BZ21]" office:value-type="float" office:value="80.34" calcext:value-type="float">
            <text:p>80.34</text:p>
          </table:table-cell>
          <table:table-cell table:formula="of:=[.CO21]-[.CA21]" office:value-type="float" office:value="832.668000000001" calcext:value-type="float">
            <text:p>832.668000000001</text:p>
          </table:table-cell>
          <table:table-cell table:formula="of:=AVERAGE([.BE21];[.BH21];[.BK21])" office:value-type="float" office:value="45.9" calcext:value-type="float">
            <text:p>45.9</text:p>
          </table:table-cell>
          <table:table-cell table:formula="of:=AVERAGE([.BF21];[.BI21];[.BL21])" office:value-type="float" office:value="60.8556666666667" calcext:value-type="float">
            <text:p>60.8556666666667</text:p>
          </table:table-cell>
          <table:table-cell table:formula="of:=AVERAGE([.BG21];[.BJ21];[.BM21])" office:value-type="float" office:value="403.148333333333" calcext:value-type="float">
            <text:p>403.148333333333</text:p>
          </table:table-cell>
          <table:table-cell table:number-columns-repeated="2"/>
          <table:table-cell office:value-type="float" office:value="259.7" calcext:value-type="float">
            <text:p>259.7</text:p>
          </table:table-cell>
          <table:table-cell office:value-type="float" office:value="757.316" calcext:value-type="float">
            <text:p>757.316</text:p>
          </table:table-cell>
          <table:table-cell office:value-type="float" office:value="7859.934" calcext:value-type="float">
            <text:p>7859.934</text:p>
          </table:table-cell>
          <table:table-cell office:value-type="float" office:value="227.7" calcext:value-type="float">
            <text:p>227.7</text:p>
          </table:table-cell>
          <table:table-cell office:value-type="float" office:value="813.254" calcext:value-type="float">
            <text:p>813.254</text:p>
          </table:table-cell>
          <table:table-cell office:value-type="float" office:value="8510.723" calcext:value-type="float">
            <text:p>8510.723</text:p>
          </table:table-cell>
          <table:table-cell office:value-type="float" office:value="364.5" calcext:value-type="float">
            <text:p>364.5</text:p>
          </table:table-cell>
          <table:table-cell office:value-type="float" office:value="689.48" calcext:value-type="float">
            <text:p>689.48</text:p>
          </table:table-cell>
          <table:table-cell office:value-type="float" office:value="7209.695" calcext:value-type="float">
            <text:p>7209.695</text:p>
          </table:table-cell>
          <table:table-cell table:formula="of:=AVERAGE([.BS21];[.BV21];[.BY21])" office:value-type="float" office:value="283.966666666667" calcext:value-type="float">
            <text:p>283.966666666667</text:p>
          </table:table-cell>
          <table:table-cell table:formula="of:=AVERAGE([.BT21];[.BW21];[.BZ21])" office:value-type="float" office:value="753.35" calcext:value-type="float">
            <text:p>753.35</text:p>
          </table:table-cell>
          <table:table-cell table:formula="of:=AVERAGE([.BU21];[.BX21];[.CA21])" office:value-type="float" office:value="7860.11733333333" calcext:value-type="float">
            <text:p>7860.11733333333</text:p>
          </table:table-cell>
          <table:table-cell table:number-columns-repeated="2"/>
          <table:table-cell office:value-type="float" office:value="301.5" calcext:value-type="float">
            <text:p>301.5</text:p>
          </table:table-cell>
          <table:table-cell office:value-type="float" office:value="808.09" calcext:value-type="float">
            <text:p>808.09</text:p>
          </table:table-cell>
          <table:table-cell office:value-type="float" office:value="8047.516" calcext:value-type="float">
            <text:p>8047.516</text:p>
          </table:table-cell>
          <table:table-cell office:value-type="float" office:value="274" calcext:value-type="float">
            <text:p>274</text:p>
          </table:table-cell>
          <table:table-cell office:value-type="float" office:value="864.707" calcext:value-type="float">
            <text:p>864.707</text:p>
          </table:table-cell>
          <table:table-cell office:value-type="float" office:value="8699.918" calcext:value-type="float">
            <text:p>8699.918</text:p>
          </table:table-cell>
          <table:table-cell office:value-type="float" office:value="414.1" calcext:value-type="float">
            <text:p>414.1</text:p>
          </table:table-cell>
          <table:table-cell office:value-type="float" office:value="769.82" calcext:value-type="float">
            <text:p>769.82</text:p>
          </table:table-cell>
          <table:table-cell office:value-type="float" office:value="8042.363" calcext:value-type="float">
            <text:p>8042.363</text:p>
          </table:table-cell>
          <table:table-cell table:formula="of:=AVERAGE([.CG21];[.CJ21];[.CM21])" office:value-type="float" office:value="329.866666666667" calcext:value-type="float">
            <text:p>329.866666666667</text:p>
          </table:table-cell>
          <table:table-cell table:formula="of:=AVERAGE([.CH21];[.CK21];[.CN21])" office:value-type="float" office:value="814.205666666667" calcext:value-type="float">
            <text:p>814.205666666667</text:p>
          </table:table-cell>
          <table:table-cell table:formula="of:=AVERAGE([.CI21];[.CL21];[.CO21])" office:value-type="float" office:value="8263.26566666667" calcext:value-type="float">
            <text:p>8263.26566666667</text:p>
          </table:table-cell>
        </table:table-row>
        <table:table-row table:style-name="ro1">
          <table:table-cell office:value-type="float" office:value="230.2" calcext:value-type="float">
            <text:p>230.2</text:p>
          </table:table-cell>
          <table:table-cell office:value-type="float" office:value="328.098" calcext:value-type="float">
            <text:p>328.098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00.7" calcext:value-type="float">
            <text:p>200.7</text:p>
          </table:table-cell>
          <table:table-cell office:value-type="float" office:value="339.238" calcext:value-type="float">
            <text:p>339.238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197.3" calcext:value-type="float">
            <text:p>197.3</text:p>
          </table:table-cell>
          <table:table-cell office:value-type="float" office:value="349.633" calcext:value-type="float">
            <text:p>349.633</text:p>
          </table:table-cell>
          <table:table-cell office:value-type="float" office:value="651.023" calcext:value-type="float">
            <text:p>651.023</text:p>
          </table:table-cell>
          <table:table-cell table:formula="of:=AVERAGE([.A22];[.D22];[.G22])" office:value-type="float" office:value="209.4" calcext:value-type="float">
            <text:p>209.4</text:p>
          </table:table-cell>
          <table:table-cell table:formula="of:=AVERAGE([.B22];[.E22];[.H22])" office:value-type="float" office:value="338.989666666667" calcext:value-type="float">
            <text:p>338.989666666667</text:p>
          </table:table-cell>
          <table:table-cell table:formula="of:=AVERAGE([.C22];[.F22];[.I22])" office:value-type="float" office:value="634.689666666667" calcext:value-type="float">
            <text:p>634.689666666667</text:p>
          </table:table-cell>
          <table:table-cell table:number-columns-repeated="2"/>
          <table:table-cell office:value-type="float" office:value="206.3" calcext:value-type="float">
            <text:p>206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office:value-type="float" office:value="188" calcext:value-type="float">
            <text:p>188</text:p>
          </table:table-cell>
          <table:table-cell office:value-type="float" office:value="35.652" calcext:value-type="float">
            <text:p>35.652</text:p>
          </table:table-cell>
          <table:table-cell office:value-type="float" office:value="85.91" calcext:value-type="float">
            <text:p>85.91</text:p>
          </table:table-cell>
          <table:table-cell office:value-type="float" office:value="174.9" calcext:value-type="float">
            <text:p>17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table:formula="of:=AVERAGE([.O22];[.R22];[.U22])" office:value-type="float" office:value="189.733333333333" calcext:value-type="float">
            <text:p>189.733333333333</text:p>
          </table:table-cell>
          <table:table-cell table:formula="of:=AVERAGE([.P22];[.S22];[.V22])" office:value-type="float" office:value="35.314" calcext:value-type="float">
            <text:p>35.314</text:p>
          </table:table-cell>
          <table:table-cell table:formula="of:=AVERAGE([.Q22];[.T22];[.W22])" office:value-type="float" office:value="85.91" calcext:value-type="float">
            <text:p>85.91</text:p>
          </table:table-cell>
          <table:table-cell table:number-columns-repeated="2"/>
          <table:table-cell office:value-type="float" office:value="183.1" calcext:value-type="float">
            <text:p>183.1</text:p>
          </table:table-cell>
          <table:table-cell office:value-type="float" office:value="405.66" calcext:value-type="float">
            <text:p>405.66</text:p>
          </table:table-cell>
          <table:table-cell office:value-type="float" office:value="3968.574" calcext:value-type="float">
            <text:p>3968.574</text:p>
          </table:table-cell>
          <table:table-cell office:value-type="float" office:value="250.2" calcext:value-type="float">
            <text:p>250.2</text:p>
          </table:table-cell>
          <table:table-cell office:value-type="float" office:value="401.504" calcext:value-type="float">
            <text:p>401.504</text:p>
          </table:table-cell>
          <table:table-cell office:value-type="float" office:value="3964.543" calcext:value-type="float">
            <text:p>3964.543</text:p>
          </table:table-cell>
          <table:table-cell office:value-type="float" office:value="284.5" calcext:value-type="float">
            <text:p>284.5</text:p>
          </table:table-cell>
          <table:table-cell office:value-type="float" office:value="331.324" calcext:value-type="float">
            <text:p>331.324</text:p>
          </table:table-cell>
          <table:table-cell office:value-type="float" office:value="3304.285" calcext:value-type="float">
            <text:p>3304.285</text:p>
          </table:table-cell>
          <table:table-cell table:formula="of:=AVERAGE([.AC22];[.AF22];[.AI22])" office:value-type="float" office:value="239.266666666667" calcext:value-type="float">
            <text:p>239.266666666667</text:p>
          </table:table-cell>
          <table:table-cell table:formula="of:=AVERAGE([.AD22];[.AG22];[.AJ22])" office:value-type="float" office:value="379.496" calcext:value-type="float">
            <text:p>379.496</text:p>
          </table:table-cell>
          <table:table-cell table:formula="of:=AVERAGE([.AE22];[.AH22];[.AK22])" office:value-type="float" office:value="3745.80066666667" calcext:value-type="float">
            <text:p>3745.80066666667</text:p>
          </table:table-cell>
          <table:table-cell table:number-columns-repeated="2"/>
          <table:table-cell table:formula="of:=[.A22]+[.O22]+[.AC22]" office:value-type="float" office:value="619.6" calcext:value-type="float">
            <text:p>619.6</text:p>
          </table:table-cell>
          <table:table-cell table:formula="of:=[.B22]+[.P22]+[.AD22]" office:value-type="float" office:value="768.903" calcext:value-type="float">
            <text:p>768.903</text:p>
          </table:table-cell>
          <table:table-cell table:formula="of:=[.C22]+[.Q22]+[.AE22]" office:value-type="float" office:value="4675.007" calcext:value-type="float">
            <text:p>4675.007</text:p>
          </table:table-cell>
          <table:table-cell table:formula="of:=[.D22]+[.R22]+[.AF22]" office:value-type="float" office:value="638.9" calcext:value-type="float">
            <text:p>638.9</text:p>
          </table:table-cell>
          <table:table-cell table:formula="of:=[.E22]+[.S22]+[.AG22]" office:value-type="float" office:value="776.394" calcext:value-type="float">
            <text:p>776.394</text:p>
          </table:table-cell>
          <table:table-cell table:formula="of:=[.F22]+[.T22]+[.AH22]" office:value-type="float" office:value="4682.976" calcext:value-type="float">
            <text:p>4682.976</text:p>
          </table:table-cell>
          <table:table-cell table:formula="of:=[.G22]+[.U22]+[.AI22]" office:value-type="float" office:value="656.7" calcext:value-type="float">
            <text:p>656.7</text:p>
          </table:table-cell>
          <table:table-cell table:formula="of:=[.H22]+[.V22]+[.AJ22]" office:value-type="float" office:value="716.102" calcext:value-type="float">
            <text:p>716.102</text:p>
          </table:table-cell>
          <table:table-cell table:formula="of:=[.I22]+[.W22]+[.AK22]" office:value-type="float" office:value="4041.218" calcext:value-type="float">
            <text:p>4041.218</text:p>
          </table:table-cell>
          <table:table-cell table:formula="of:=AVERAGE([.AQ22];[.AT22];[.AW22])" office:value-type="float" office:value="638.4" calcext:value-type="float">
            <text:p>638.4</text:p>
          </table:table-cell>
          <table:table-cell table:formula="of:=AVERAGE([.AR22];[.AU22];[.AX22])" office:value-type="float" office:value="753.799666666667" calcext:value-type="float">
            <text:p>753.799666666667</text:p>
          </table:table-cell>
          <table:table-cell table:formula="of:=AVERAGE([.AS22];[.AV22];[.AY22])" office:value-type="float" office:value="4466.40033333333" calcext:value-type="float">
            <text:p>4466.40033333333</text:p>
          </table:table-cell>
          <table:table-cell table:number-columns-repeated="2"/>
          <table:table-cell table:formula="of:=[.CG22]-[.BS22]" office:value-type="float" office:value="47.3" calcext:value-type="float">
            <text:p>47.3</text:p>
          </table:table-cell>
          <table:table-cell table:formula="of:=[.CH22]-[.BT22]" office:value-type="float" office:value="50.5310000000001" calcext:value-type="float">
            <text:p>50.5310000000001</text:p>
          </table:table-cell>
          <table:table-cell table:formula="of:=[.CI22]-[.BU22]" office:value-type="float" office:value="187.196" calcext:value-type="float">
            <text:p>187.196</text:p>
          </table:table-cell>
          <table:table-cell table:formula="of:=[.CJ22]-[.BV22]" office:value-type="float" office:value="49.7" calcext:value-type="float">
            <text:p>49.7</text:p>
          </table:table-cell>
          <table:table-cell table:formula="of:=[.CK22]-[.BW22]" office:value-type="float" office:value="49.4530000000001" calcext:value-type="float">
            <text:p>49.4530000000001</text:p>
          </table:table-cell>
          <table:table-cell table:formula="of:=[.CL22]-[.BX22]" office:value-type="float" office:value="187.196" calcext:value-type="float">
            <text:p>187.196</text:p>
          </table:table-cell>
          <table:table-cell table:formula="of:=[.CM22]-[.BY22]" office:value-type="float" office:value="89.9" calcext:value-type="float">
            <text:p>89.9</text:p>
          </table:table-cell>
          <table:table-cell table:formula="of:=[.CN22]-[.BZ22]" office:value-type="float" office:value="51.1369999999999" calcext:value-type="float">
            <text:p>51.1369999999999</text:p>
          </table:table-cell>
          <table:table-cell table:formula="of:=[.CO22]-[.CA22]" office:value-type="float" office:value="188.68" calcext:value-type="float">
            <text:p>188.68</text:p>
          </table:table-cell>
          <table:table-cell table:formula="of:=AVERAGE([.BE22];[.BH22];[.BK22])" office:value-type="float" office:value="62.3" calcext:value-type="float">
            <text:p>62.3</text:p>
          </table:table-cell>
          <table:table-cell table:formula="of:=AVERAGE([.BF22];[.BI22];[.BL22])" office:value-type="float" office:value="50.3736666666667" calcext:value-type="float">
            <text:p>50.3736666666667</text:p>
          </table:table-cell>
          <table:table-cell table:formula="of:=AVERAGE([.BG22];[.BJ22];[.BM22])" office:value-type="float" office:value="187.690666666667" calcext:value-type="float">
            <text:p>187.690666666667</text:p>
          </table:table-cell>
          <table:table-cell table:number-columns-repeated="2"/>
          <table:table-cell office:value-type="float" office:value="393.6" calcext:value-type="float">
            <text:p>393.6</text:p>
          </table:table-cell>
          <table:table-cell office:value-type="float" office:value="756.832" calcext:value-type="float">
            <text:p>756.832</text:p>
          </table:table-cell>
          <table:table-cell office:value-type="float" office:value="7862.492" calcext:value-type="float">
            <text:p>7862.492</text:p>
          </table:table-cell>
          <table:table-cell office:value-type="float" office:value="380.7" calcext:value-type="float">
            <text:p>380.7</text:p>
          </table:table-cell>
          <table:table-cell office:value-type="float" office:value="751.367" calcext:value-type="float">
            <text:p>751.367</text:p>
          </table:table-cell>
          <table:table-cell office:value-type="float" office:value="7869.781" calcext:value-type="float">
            <text:p>7869.781</text:p>
          </table:table-cell>
          <table:table-cell office:value-type="float" office:value="374.4" calcext:value-type="float">
            <text:p>374.4</text:p>
          </table:table-cell>
          <table:table-cell office:value-type="float" office:value="830.07" calcext:value-type="float">
            <text:p>830.07</text:p>
          </table:table-cell>
          <table:table-cell office:value-type="float" office:value="8527.418" calcext:value-type="float">
            <text:p>8527.418</text:p>
          </table:table-cell>
          <table:table-cell table:formula="of:=AVERAGE([.BS22];[.BV22];[.BY22])" office:value-type="float" office:value="382.9" calcext:value-type="float">
            <text:p>382.9</text:p>
          </table:table-cell>
          <table:table-cell table:formula="of:=AVERAGE([.BT22];[.BW22];[.BZ22])" office:value-type="float" office:value="779.423" calcext:value-type="float">
            <text:p>779.423</text:p>
          </table:table-cell>
          <table:table-cell table:formula="of:=AVERAGE([.BU22];[.BX22];[.CA22])" office:value-type="float" office:value="8086.56366666667" calcext:value-type="float">
            <text:p>8086.56366666667</text:p>
          </table:table-cell>
          <table:table-cell table:number-columns-repeated="2"/>
          <table:table-cell office:value-type="float" office:value="440.9" calcext:value-type="float">
            <text:p>440.9</text:p>
          </table:table-cell>
          <table:table-cell office:value-type="float" office:value="807.363" calcext:value-type="float">
            <text:p>807.363</text:p>
          </table:table-cell>
          <table:table-cell office:value-type="float" office:value="8049.688" calcext:value-type="float">
            <text:p>8049.688</text:p>
          </table:table-cell>
          <table:table-cell office:value-type="float" office:value="430.4" calcext:value-type="float">
            <text:p>430.4</text:p>
          </table:table-cell>
          <table:table-cell office:value-type="float" office:value="800.82" calcext:value-type="float">
            <text:p>800.82</text:p>
          </table:table-cell>
          <table:table-cell office:value-type="float" office:value="8056.977" calcext:value-type="float">
            <text:p>8056.977</text:p>
          </table:table-cell>
          <table:table-cell office:value-type="float" office:value="464.3" calcext:value-type="float">
            <text:p>464.3</text:p>
          </table:table-cell>
          <table:table-cell office:value-type="float" office:value="881.207" calcext:value-type="float">
            <text:p>881.207</text:p>
          </table:table-cell>
          <table:table-cell office:value-type="float" office:value="8716.098" calcext:value-type="float">
            <text:p>8716.098</text:p>
          </table:table-cell>
          <table:table-cell table:formula="of:=AVERAGE([.CG22];[.CJ22];[.CM22])" office:value-type="float" office:value="445.2" calcext:value-type="float">
            <text:p>445.2</text:p>
          </table:table-cell>
          <table:table-cell table:formula="of:=AVERAGE([.CH22];[.CK22];[.CN22])" office:value-type="float" office:value="829.796666666667" calcext:value-type="float">
            <text:p>829.796666666667</text:p>
          </table:table-cell>
          <table:table-cell table:formula="of:=AVERAGE([.CI22];[.CL22];[.CO22])" office:value-type="float" office:value="8274.25433333333" calcext:value-type="float">
            <text:p>8274.25433333333</text:p>
          </table:table-cell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328.453" calcext:value-type="float">
            <text:p>328.453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88.7" calcext:value-type="float">
            <text:p>188.7</text:p>
          </table:table-cell>
          <table:table-cell office:value-type="float" office:value="340.457" calcext:value-type="float">
            <text:p>340.457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212.9" calcext:value-type="float">
            <text:p>212.9</text:p>
          </table:table-cell>
          <table:table-cell office:value-type="float" office:value="351.512" calcext:value-type="float">
            <text:p>351.512</text:p>
          </table:table-cell>
          <table:table-cell office:value-type="float" office:value="651.023" calcext:value-type="float">
            <text:p>651.023</text:p>
          </table:table-cell>
          <table:table-cell table:formula="of:=AVERAGE([.A23];[.D23];[.G23])" office:value-type="float" office:value="188.8" calcext:value-type="float">
            <text:p>188.8</text:p>
          </table:table-cell>
          <table:table-cell table:formula="of:=AVERAGE([.B23];[.E23];[.H23])" office:value-type="float" office:value="340.140666666667" calcext:value-type="float">
            <text:p>340.140666666667</text:p>
          </table:table-cell>
          <table:table-cell table:formula="of:=AVERAGE([.C23];[.F23];[.I23])" office:value-type="float" office:value="634.689666666667" calcext:value-type="float">
            <text:p>634.689666666667</text:p>
          </table:table-cell>
          <table:table-cell table:number-columns-repeated="2"/>
          <table:table-cell office:value-type="float" office:value="153.1" calcext:value-type="float">
            <text:p>153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68.3" calcext:value-type="float">
            <text:p>168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99.9" calcext:value-type="float">
            <text:p>199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table:formula="of:=AVERAGE([.O23];[.R23];[.U23])" office:value-type="float" office:value="173.766666666667" calcext:value-type="float">
            <text:p>173.766666666667</text:p>
          </table:table-cell>
          <table:table-cell table:formula="of:=AVERAGE([.P23];[.S23];[.V23])" office:value-type="float" office:value="35.145" calcext:value-type="float">
            <text:p>35.145</text:p>
          </table:table-cell>
          <table:table-cell table:formula="of:=AVERAGE([.Q23];[.T23];[.W23])" office:value-type="float" office:value="85.5613333333333" calcext:value-type="float">
            <text:p>85.5613333333333</text:p>
          </table:table-cell>
          <table:table-cell table:number-columns-repeated="2"/>
          <table:table-cell office:value-type="float" office:value="302.8" calcext:value-type="float">
            <text:p>302.8</text:p>
          </table:table-cell>
          <table:table-cell office:value-type="float" office:value="399.66" calcext:value-type="float">
            <text:p>399.66</text:p>
          </table:table-cell>
          <table:table-cell office:value-type="float" office:value="3962.574" calcext:value-type="float">
            <text:p>3962.574</text:p>
          </table:table-cell>
          <table:table-cell office:value-type="float" office:value="263.9" calcext:value-type="float">
            <text:p>263.9</text:p>
          </table:table-cell>
          <table:table-cell office:value-type="float" office:value="403.504" calcext:value-type="float">
            <text:p>403.504</text:p>
          </table:table-cell>
          <table:table-cell office:value-type="float" office:value="3966.543" calcext:value-type="float">
            <text:p>3966.543</text:p>
          </table:table-cell>
          <table:table-cell office:value-type="float" office:value="172.9" calcext:value-type="float">
            <text:p>172.9</text:p>
          </table:table-cell>
          <table:table-cell office:value-type="float" office:value="397.703" calcext:value-type="float">
            <text:p>397.703</text:p>
          </table:table-cell>
          <table:table-cell office:value-type="float" office:value="3960.926" calcext:value-type="float">
            <text:p>3960.926</text:p>
          </table:table-cell>
          <table:table-cell table:formula="of:=AVERAGE([.AC23];[.AF23];[.AI23])" office:value-type="float" office:value="246.533333333333" calcext:value-type="float">
            <text:p>246.533333333333</text:p>
          </table:table-cell>
          <table:table-cell table:formula="of:=AVERAGE([.AD23];[.AG23];[.AJ23])" office:value-type="float" office:value="400.289" calcext:value-type="float">
            <text:p>400.289</text:p>
          </table:table-cell>
          <table:table-cell table:formula="of:=AVERAGE([.AE23];[.AH23];[.AK23])" office:value-type="float" office:value="3963.34766666667" calcext:value-type="float">
            <text:p>3963.34766666667</text:p>
          </table:table-cell>
          <table:table-cell table:number-columns-repeated="2"/>
          <table:table-cell table:formula="of:=[.A23]+[.O23]+[.AC23]" office:value-type="float" office:value="620.7" calcext:value-type="float">
            <text:p>620.7</text:p>
          </table:table-cell>
          <table:table-cell table:formula="of:=[.B23]+[.P23]+[.AD23]" office:value-type="float" office:value="763.258" calcext:value-type="float">
            <text:p>763.258</text:p>
          </table:table-cell>
          <table:table-cell table:formula="of:=[.C23]+[.Q23]+[.AE23]" office:value-type="float" office:value="4668.484" calcext:value-type="float">
            <text:p>4668.484</text:p>
          </table:table-cell>
          <table:table-cell table:formula="of:=[.D23]+[.R23]+[.AF23]" office:value-type="float" office:value="620.9" calcext:value-type="float">
            <text:p>620.9</text:p>
          </table:table-cell>
          <table:table-cell table:formula="of:=[.E23]+[.S23]+[.AG23]" office:value-type="float" office:value="779.106" calcext:value-type="float">
            <text:p>779.106</text:p>
          </table:table-cell>
          <table:table-cell table:formula="of:=[.F23]+[.T23]+[.AH23]" office:value-type="float" office:value="4684.453" calcext:value-type="float">
            <text:p>4684.453</text:p>
          </table:table-cell>
          <table:table-cell table:formula="of:=[.G23]+[.U23]+[.AI23]" office:value-type="float" office:value="585.7" calcext:value-type="float">
            <text:p>585.7</text:p>
          </table:table-cell>
          <table:table-cell table:formula="of:=[.H23]+[.V23]+[.AJ23]" office:value-type="float" office:value="784.36" calcext:value-type="float">
            <text:p>784.36</text:p>
          </table:table-cell>
          <table:table-cell table:formula="of:=[.I23]+[.W23]+[.AK23]" office:value-type="float" office:value="4697.859" calcext:value-type="float">
            <text:p>4697.859</text:p>
          </table:table-cell>
          <table:table-cell table:formula="of:=AVERAGE([.AQ23];[.AT23];[.AW23])" office:value-type="float" office:value="609.1" calcext:value-type="float">
            <text:p>609.1</text:p>
          </table:table-cell>
          <table:table-cell table:formula="of:=AVERAGE([.AR23];[.AU23];[.AX23])" office:value-type="float" office:value="775.574666666667" calcext:value-type="float">
            <text:p>775.574666666667</text:p>
          </table:table-cell>
          <table:table-cell table:formula="of:=AVERAGE([.AS23];[.AV23];[.AY23])" office:value-type="float" office:value="4683.59866666667" calcext:value-type="float">
            <text:p>4683.59866666667</text:p>
          </table:table-cell>
          <table:table-cell table:number-columns-repeated="2"/>
          <table:table-cell table:formula="of:=[.CG23]-[.BS23]" office:value-type="float" office:value="44" calcext:value-type="float">
            <text:p>44</text:p>
          </table:table-cell>
          <table:table-cell table:formula="of:=[.CH23]-[.BT23]" office:value-type="float" office:value="50.5310000000001" calcext:value-type="float">
            <text:p>50.5310000000001</text:p>
          </table:table-cell>
          <table:table-cell table:formula="of:=[.CI23]-[.BU23]" office:value-type="float" office:value="187.195" calcext:value-type="float">
            <text:p>187.195</text:p>
          </table:table-cell>
          <table:table-cell table:formula="of:=[.CJ23]-[.BV23]" office:value-type="float" office:value="48.7" calcext:value-type="float">
            <text:p>48.7</text:p>
          </table:table-cell>
          <table:table-cell table:formula="of:=[.CK23]-[.BW23]" office:value-type="float" office:value="49.453" calcext:value-type="float">
            <text:p>49.453</text:p>
          </table:table-cell>
          <table:table-cell table:formula="of:=[.CL23]-[.BX23]" office:value-type="float" office:value="187.196" calcext:value-type="float">
            <text:p>187.196</text:p>
          </table:table-cell>
          <table:table-cell table:formula="of:=[.CM23]-[.BY23]" office:value-type="float" office:value="43" calcext:value-type="float">
            <text:p>43</text:p>
          </table:table-cell>
          <table:table-cell table:formula="of:=[.CN23]-[.BZ23]" office:value-type="float" office:value="51.473" calcext:value-type="float">
            <text:p>51.473</text:p>
          </table:table-cell>
          <table:table-cell table:formula="of:=[.CO23]-[.CA23]" office:value-type="float" office:value="189.195" calcext:value-type="float">
            <text:p>189.195</text:p>
          </table:table-cell>
          <table:table-cell table:formula="of:=AVERAGE([.BE23];[.BH23];[.BK23])" office:value-type="float" office:value="45.2333333333333" calcext:value-type="float">
            <text:p>45.2333333333333</text:p>
          </table:table-cell>
          <table:table-cell table:formula="of:=AVERAGE([.BF23];[.BI23];[.BL23])" office:value-type="float" office:value="50.4856666666667" calcext:value-type="float">
            <text:p>50.4856666666667</text:p>
          </table:table-cell>
          <table:table-cell table:formula="of:=AVERAGE([.BG23];[.BJ23];[.BM23])" office:value-type="float" office:value="187.862" calcext:value-type="float">
            <text:p>187.862</text:p>
          </table:table-cell>
          <table:table-cell table:number-columns-repeated="2"/>
          <table:table-cell office:value-type="float" office:value="343.7" calcext:value-type="float">
            <text:p>343.7</text:p>
          </table:table-cell>
          <table:table-cell office:value-type="float" office:value="895.332" calcext:value-type="float">
            <text:p>895.332</text:p>
          </table:table-cell>
          <table:table-cell office:value-type="float" office:value="9175.914" calcext:value-type="float">
            <text:p>9175.914</text:p>
          </table:table-cell>
          <table:table-cell office:value-type="float" office:value="293" calcext:value-type="float">
            <text:p>293</text:p>
          </table:table-cell>
          <table:table-cell office:value-type="float" office:value="871.461" calcext:value-type="float">
            <text:p>871.461</text:p>
          </table:table-cell>
          <table:table-cell office:value-type="float" office:value="9160.902" calcext:value-type="float">
            <text:p>9160.902</text:p>
          </table:table-cell>
          <table:table-cell office:value-type="float" office:value="430.5" calcext:value-type="float">
            <text:p>430.5</text:p>
          </table:table-cell>
          <table:table-cell office:value-type="float" office:value="902.312" calcext:value-type="float">
            <text:p>902.312</text:p>
          </table:table-cell>
          <table:table-cell office:value-type="float" office:value="9187.543" calcext:value-type="float">
            <text:p>9187.543</text:p>
          </table:table-cell>
          <table:table-cell table:formula="of:=AVERAGE([.BS23];[.BV23];[.BY23])" office:value-type="float" office:value="355.733333333333" calcext:value-type="float">
            <text:p>355.733333333333</text:p>
          </table:table-cell>
          <table:table-cell table:formula="of:=AVERAGE([.BT23];[.BW23];[.BZ23])" office:value-type="float" office:value="889.701666666667" calcext:value-type="float">
            <text:p>889.701666666667</text:p>
          </table:table-cell>
          <table:table-cell table:formula="of:=AVERAGE([.BU23];[.BX23];[.CA23])" office:value-type="float" office:value="9174.78633333333" calcext:value-type="float">
            <text:p>9174.78633333333</text:p>
          </table:table-cell>
          <table:table-cell table:number-columns-repeated="2"/>
          <table:table-cell office:value-type="float" office:value="387.7" calcext:value-type="float">
            <text:p>387.7</text:p>
          </table:table-cell>
          <table:table-cell office:value-type="float" office:value="945.863" calcext:value-type="float">
            <text:p>945.863</text:p>
          </table:table-cell>
          <table:table-cell office:value-type="float" office:value="9363.109" calcext:value-type="float">
            <text:p>9363.109</text:p>
          </table:table-cell>
          <table:table-cell office:value-type="float" office:value="341.7" calcext:value-type="float">
            <text:p>341.7</text:p>
          </table:table-cell>
          <table:table-cell office:value-type="float" office:value="920.914" calcext:value-type="float">
            <text:p>920.914</text:p>
          </table:table-cell>
          <table:table-cell office:value-type="float" office:value="9348.098" calcext:value-type="float">
            <text:p>9348.098</text:p>
          </table:table-cell>
          <table:table-cell office:value-type="float" office:value="473.5" calcext:value-type="float">
            <text:p>473.5</text:p>
          </table:table-cell>
          <table:table-cell office:value-type="float" office:value="953.785" calcext:value-type="float">
            <text:p>953.785</text:p>
          </table:table-cell>
          <table:table-cell office:value-type="float" office:value="9376.738" calcext:value-type="float">
            <text:p>9376.738</text:p>
          </table:table-cell>
          <table:table-cell table:formula="of:=AVERAGE([.CG23];[.CJ23];[.CM23])" office:value-type="float" office:value="400.966666666667" calcext:value-type="float">
            <text:p>400.966666666667</text:p>
          </table:table-cell>
          <table:table-cell table:formula="of:=AVERAGE([.CH23];[.CK23];[.CN23])" office:value-type="float" office:value="940.187333333333" calcext:value-type="float">
            <text:p>940.187333333333</text:p>
          </table:table-cell>
          <table:table-cell table:formula="of:=AVERAGE([.CI23];[.CL23];[.CO23])" office:value-type="float" office:value="9362.64833333333" calcext:value-type="float">
            <text:p>9362.64833333333</text:p>
          </table:table-cell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328.441" calcext:value-type="float">
            <text:p>328.441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22.2" calcext:value-type="float">
            <text:p>222.2</text:p>
          </table:table-cell>
          <table:table-cell office:value-type="float" office:value="339.684" calcext:value-type="float">
            <text:p>339.68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203.1" calcext:value-type="float">
            <text:p>203.1</text:p>
          </table:table-cell>
          <table:table-cell office:value-type="float" office:value="353.551" calcext:value-type="float">
            <text:p>353.551</text:p>
          </table:table-cell>
          <table:table-cell office:value-type="float" office:value="651.023" calcext:value-type="float">
            <text:p>651.023</text:p>
          </table:table-cell>
          <table:table-cell table:formula="of:=AVERAGE([.A24];[.D24];[.G24])" office:value-type="float" office:value="208.166666666667" calcext:value-type="float">
            <text:p>208.166666666667</text:p>
          </table:table-cell>
          <table:table-cell table:formula="of:=AVERAGE([.B24];[.E24];[.H24])" office:value-type="float" office:value="340.558666666667" calcext:value-type="float">
            <text:p>340.558666666667</text:p>
          </table:table-cell>
          <table:table-cell table:formula="of:=AVERAGE([.C24];[.F24];[.I24])" office:value-type="float" office:value="634.689666666667" calcext:value-type="float">
            <text:p>634.689666666667</text:p>
          </table:table-cell>
          <table:table-cell table:number-columns-repeated="2"/>
          <table:table-cell office:value-type="float" office:value="181.1" calcext:value-type="float">
            <text:p>181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06.6" calcext:value-type="float">
            <text:p>206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84" calcext:value-type="float">
            <text:p>18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table:formula="of:=AVERAGE([.O24];[.R24];[.U24])" office:value-type="float" office:value="190.566666666667" calcext:value-type="float">
            <text:p>190.566666666667</text:p>
          </table:table-cell>
          <table:table-cell table:formula="of:=AVERAGE([.P24];[.S24];[.V24])" office:value-type="float" office:value="35.145" calcext:value-type="float">
            <text:p>35.145</text:p>
          </table:table-cell>
          <table:table-cell table:formula="of:=AVERAGE([.Q24];[.T24];[.W24])" office:value-type="float" office:value="85.474" calcext:value-type="float">
            <text:p>85.474</text:p>
          </table:table-cell>
          <table:table-cell table:number-columns-repeated="2"/>
          <table:table-cell office:value-type="float" office:value="189.5" calcext:value-type="float">
            <text:p>189.5</text:p>
          </table:table-cell>
          <table:table-cell office:value-type="float" office:value="331.227" calcext:value-type="float">
            <text:p>331.227</text:p>
          </table:table-cell>
          <table:table-cell office:value-type="float" office:value="3303.805" calcext:value-type="float">
            <text:p>3303.805</text:p>
          </table:table-cell>
          <table:table-cell office:value-type="float" office:value="175.3" calcext:value-type="float">
            <text:p>175.3</text:p>
          </table:table-cell>
          <table:table-cell office:value-type="float" office:value="405.758" calcext:value-type="float">
            <text:p>405.758</text:p>
          </table:table-cell>
          <table:table-cell office:value-type="float" office:value="3969.078" calcext:value-type="float">
            <text:p>3969.078</text:p>
          </table:table-cell>
          <table:table-cell office:value-type="float" office:value="273" calcext:value-type="float">
            <text:p>273</text:p>
          </table:table-cell>
          <table:table-cell office:value-type="float" office:value="403.422" calcext:value-type="float">
            <text:p>403.422</text:p>
          </table:table-cell>
          <table:table-cell office:value-type="float" office:value="3966.453" calcext:value-type="float">
            <text:p>3966.453</text:p>
          </table:table-cell>
          <table:table-cell table:formula="of:=AVERAGE([.AC24];[.AF24];[.AI24])" office:value-type="float" office:value="212.6" calcext:value-type="float">
            <text:p>212.6</text:p>
          </table:table-cell>
          <table:table-cell table:formula="of:=AVERAGE([.AD24];[.AG24];[.AJ24])" office:value-type="float" office:value="380.135666666667" calcext:value-type="float">
            <text:p>380.135666666667</text:p>
          </table:table-cell>
          <table:table-cell table:formula="of:=AVERAGE([.AE24];[.AH24];[.AK24])" office:value-type="float" office:value="3746.44533333333" calcext:value-type="float">
            <text:p>3746.44533333333</text:p>
          </table:table-cell>
          <table:table-cell table:number-columns-repeated="2"/>
          <table:table-cell table:formula="of:=[.A24]+[.O24]+[.AC24]" office:value-type="float" office:value="569.8" calcext:value-type="float">
            <text:p>569.8</text:p>
          </table:table-cell>
          <table:table-cell table:formula="of:=[.B24]+[.P24]+[.AD24]" office:value-type="float" office:value="694.813" calcext:value-type="float">
            <text:p>694.813</text:p>
          </table:table-cell>
          <table:table-cell table:formula="of:=[.C24]+[.Q24]+[.AE24]" office:value-type="float" office:value="4009.453" calcext:value-type="float">
            <text:p>4009.453</text:p>
          </table:table-cell>
          <table:table-cell table:formula="of:=[.D24]+[.R24]+[.AF24]" office:value-type="float" office:value="604.1" calcext:value-type="float">
            <text:p>604.1</text:p>
          </table:table-cell>
          <table:table-cell table:formula="of:=[.E24]+[.S24]+[.AG24]" office:value-type="float" office:value="780.587" calcext:value-type="float">
            <text:p>780.587</text:p>
          </table:table-cell>
          <table:table-cell table:formula="of:=[.F24]+[.T24]+[.AH24]" office:value-type="float" office:value="4686.988" calcext:value-type="float">
            <text:p>4686.988</text:p>
          </table:table-cell>
          <table:table-cell table:formula="of:=[.G24]+[.U24]+[.AI24]" office:value-type="float" office:value="660.1" calcext:value-type="float">
            <text:p>660.1</text:p>
          </table:table-cell>
          <table:table-cell table:formula="of:=[.H24]+[.V24]+[.AJ24]" office:value-type="float" office:value="792.118" calcext:value-type="float">
            <text:p>792.118</text:p>
          </table:table-cell>
          <table:table-cell table:formula="of:=[.I24]+[.W24]+[.AK24]" office:value-type="float" office:value="4703.386" calcext:value-type="float">
            <text:p>4703.386</text:p>
          </table:table-cell>
          <table:table-cell table:formula="of:=AVERAGE([.AQ24];[.AT24];[.AW24])" office:value-type="float" office:value="611.333333333333" calcext:value-type="float">
            <text:p>611.333333333333</text:p>
          </table:table-cell>
          <table:table-cell table:formula="of:=AVERAGE([.AR24];[.AU24];[.AX24])" office:value-type="float" office:value="755.839333333333" calcext:value-type="float">
            <text:p>755.839333333333</text:p>
          </table:table-cell>
          <table:table-cell table:formula="of:=AVERAGE([.AS24];[.AV24];[.AY24])" office:value-type="float" office:value="4466.609" calcext:value-type="float">
            <text:p>4466.609</text:p>
          </table:table-cell>
          <table:table-cell table:number-columns-repeated="2"/>
          <table:table-cell table:formula="of:=[.CG24]-[.BS24]" office:value-type="float" office:value="46.2" calcext:value-type="float">
            <text:p>46.2</text:p>
          </table:table-cell>
          <table:table-cell table:formula="of:=[.CH24]-[.BT24]" office:value-type="float" office:value="50.531" calcext:value-type="float">
            <text:p>50.531</text:p>
          </table:table-cell>
          <table:table-cell table:formula="of:=[.CI24]-[.BU24]" office:value-type="float" office:value="187.195" calcext:value-type="float">
            <text:p>187.195</text:p>
          </table:table-cell>
          <table:table-cell table:formula="of:=[.CJ24]-[.BV24]" office:value-type="float" office:value="46.4" calcext:value-type="float">
            <text:p>46.4</text:p>
          </table:table-cell>
          <table:table-cell table:formula="of:=[.CK24]-[.BW24]" office:value-type="float" office:value="49.4530000000001" calcext:value-type="float">
            <text:p>49.4530000000001</text:p>
          </table:table-cell>
          <table:table-cell table:formula="of:=[.CL24]-[.BX24]" office:value-type="float" office:value="187.196" calcext:value-type="float">
            <text:p>187.196</text:p>
          </table:table-cell>
          <table:table-cell table:formula="of:=[.CM24]-[.BY24]" office:value-type="float" office:value="48.3" calcext:value-type="float">
            <text:p>48.3</text:p>
          </table:table-cell>
          <table:table-cell table:formula="of:=[.CN24]-[.BZ24]" office:value-type="float" office:value="49.4720000000001" calcext:value-type="float">
            <text:p>49.4720000000001</text:p>
          </table:table-cell>
          <table:table-cell table:formula="of:=[.CO24]-[.CA24]" office:value-type="float" office:value="187.195" calcext:value-type="float">
            <text:p>187.195</text:p>
          </table:table-cell>
          <table:table-cell table:formula="of:=AVERAGE([.BE24];[.BH24];[.BK24])" office:value-type="float" office:value="46.9666666666667" calcext:value-type="float">
            <text:p>46.9666666666667</text:p>
          </table:table-cell>
          <table:table-cell table:formula="of:=AVERAGE([.BF24];[.BI24];[.BL24])" office:value-type="float" office:value="49.8186666666667" calcext:value-type="float">
            <text:p>49.8186666666667</text:p>
          </table:table-cell>
          <table:table-cell table:formula="of:=AVERAGE([.BG24];[.BJ24];[.BM24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431.2" calcext:value-type="float">
            <text:p>431.2</text:p>
          </table:table-cell>
          <table:table-cell office:value-type="float" office:value="774.918" calcext:value-type="float">
            <text:p>774.918</text:p>
          </table:table-cell>
          <table:table-cell office:value-type="float" office:value="7880.746" calcext:value-type="float">
            <text:p>7880.746</text:p>
          </table:table-cell>
          <table:table-cell office:value-type="float" office:value="460.7" calcext:value-type="float">
            <text:p>460.7</text:p>
          </table:table-cell>
          <table:table-cell office:value-type="float" office:value="819.367" calcext:value-type="float">
            <text:p>819.367</text:p>
          </table:table-cell>
          <table:table-cell office:value-type="float" office:value="8519.324" calcext:value-type="float">
            <text:p>8519.324</text:p>
          </table:table-cell>
          <table:table-cell office:value-type="float" office:value="437.7" calcext:value-type="float">
            <text:p>437.7</text:p>
          </table:table-cell>
          <table:table-cell office:value-type="float" office:value="831.723" calcext:value-type="float">
            <text:p>831.723</text:p>
          </table:table-cell>
          <table:table-cell office:value-type="float" office:value="8527.426" calcext:value-type="float">
            <text:p>8527.426</text:p>
          </table:table-cell>
          <table:table-cell table:formula="of:=AVERAGE([.BS24];[.BV24];[.BY24])" office:value-type="float" office:value="443.2" calcext:value-type="float">
            <text:p>443.2</text:p>
          </table:table-cell>
          <table:table-cell table:formula="of:=AVERAGE([.BT24];[.BW24];[.BZ24])" office:value-type="float" office:value="808.669333333333" calcext:value-type="float">
            <text:p>808.669333333333</text:p>
          </table:table-cell>
          <table:table-cell table:formula="of:=AVERAGE([.BU24];[.BX24];[.CA24])" office:value-type="float" office:value="8309.16533333333" calcext:value-type="float">
            <text:p>8309.16533333333</text:p>
          </table:table-cell>
          <table:table-cell table:number-columns-repeated="2"/>
          <table:table-cell office:value-type="float" office:value="477.4" calcext:value-type="float">
            <text:p>477.4</text:p>
          </table:table-cell>
          <table:table-cell office:value-type="float" office:value="825.449" calcext:value-type="float">
            <text:p>825.449</text:p>
          </table:table-cell>
          <table:table-cell office:value-type="float" office:value="8067.941" calcext:value-type="float">
            <text:p>8067.941</text:p>
          </table:table-cell>
          <table:table-cell office:value-type="float" office:value="507.1" calcext:value-type="float">
            <text:p>507.1</text:p>
          </table:table-cell>
          <table:table-cell office:value-type="float" office:value="868.82" calcext:value-type="float">
            <text:p>868.82</text:p>
          </table:table-cell>
          <table:table-cell office:value-type="float" office:value="8706.52" calcext:value-type="float">
            <text:p>8706.52</text:p>
          </table:table-cell>
          <table:table-cell office:value-type="float" office:value="486" calcext:value-type="float">
            <text:p>486</text:p>
          </table:table-cell>
          <table:table-cell office:value-type="float" office:value="881.195" calcext:value-type="float">
            <text:p>881.195</text:p>
          </table:table-cell>
          <table:table-cell office:value-type="float" office:value="8714.621" calcext:value-type="float">
            <text:p>8714.621</text:p>
          </table:table-cell>
          <table:table-cell table:formula="of:=AVERAGE([.CG24];[.CJ24];[.CM24])" office:value-type="float" office:value="490.166666666667" calcext:value-type="float">
            <text:p>490.166666666667</text:p>
          </table:table-cell>
          <table:table-cell table:formula="of:=AVERAGE([.CH24];[.CK24];[.CN24])" office:value-type="float" office:value="858.488" calcext:value-type="float">
            <text:p>858.488</text:p>
          </table:table-cell>
          <table:table-cell table:formula="of:=AVERAGE([.CI24];[.CL24];[.CO24])" office:value-type="float" office:value="8496.36066666667" calcext:value-type="float">
            <text:p>8496.36066666667</text:p>
          </table:table-cell>
        </table:table-row>
        <table:table-row table:style-name="ro1">
          <table:table-cell office:value-type="float" office:value="204.6" calcext:value-type="float">
            <text:p>204.6</text:p>
          </table:table-cell>
          <table:table-cell office:value-type="float" office:value="328.758" calcext:value-type="float">
            <text:p>328.758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84.7" calcext:value-type="float">
            <text:p>184.7</text:p>
          </table:table-cell>
          <table:table-cell office:value-type="float" office:value="340.434" calcext:value-type="float">
            <text:p>340.434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197.4" calcext:value-type="float">
            <text:p>197.4</text:p>
          </table:table-cell>
          <table:table-cell office:value-type="float" office:value="353.758" calcext:value-type="float">
            <text:p>353.758</text:p>
          </table:table-cell>
          <table:table-cell office:value-type="float" office:value="651.023" calcext:value-type="float">
            <text:p>651.023</text:p>
          </table:table-cell>
          <table:table-cell table:formula="of:=AVERAGE([.A25];[.D25];[.G25])" office:value-type="float" office:value="195.566666666667" calcext:value-type="float">
            <text:p>195.566666666667</text:p>
          </table:table-cell>
          <table:table-cell table:formula="of:=AVERAGE([.B25];[.E25];[.H25])" office:value-type="float" office:value="340.983333333333" calcext:value-type="float">
            <text:p>340.983333333333</text:p>
          </table:table-cell>
          <table:table-cell table:formula="of:=AVERAGE([.C25];[.F25];[.I25])" office:value-type="float" office:value="634.689666666667" calcext:value-type="float">
            <text:p>634.689666666667</text:p>
          </table:table-cell>
          <table:table-cell table:number-columns-repeated="2"/>
          <table:table-cell office:value-type="float" office:value="187.5" calcext:value-type="float">
            <text:p>187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74.6" calcext:value-type="float">
            <text:p>174.6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181.9" calcext:value-type="float">
            <text:p>181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25];[.R25];[.U25])" office:value-type="float" office:value="181.333333333333" calcext:value-type="float">
            <text:p>181.333333333333</text:p>
          </table:table-cell>
          <table:table-cell table:formula="of:=AVERAGE([.P25];[.S25];[.V25])" office:value-type="float" office:value="35.2293333333333" calcext:value-type="float">
            <text:p>35.2293333333333</text:p>
          </table:table-cell>
          <table:table-cell table:formula="of:=AVERAGE([.Q25];[.T25];[.W25])" office:value-type="float" office:value="85.474" calcext:value-type="float">
            <text:p>85.474</text:p>
          </table:table-cell>
          <table:table-cell table:number-columns-repeated="2"/>
          <table:table-cell office:value-type="float" office:value="175.5" calcext:value-type="float">
            <text:p>175.5</text:p>
          </table:table-cell>
          <table:table-cell office:value-type="float" office:value="325.227" calcext:value-type="float">
            <text:p>325.227</text:p>
          </table:table-cell>
          <table:table-cell office:value-type="float" office:value="3297.805" calcext:value-type="float">
            <text:p>3297.805</text:p>
          </table:table-cell>
          <table:table-cell office:value-type="float" office:value="306.8" calcext:value-type="float">
            <text:p>306.8</text:p>
          </table:table-cell>
          <table:table-cell office:value-type="float" office:value="405.504" calcext:value-type="float">
            <text:p>405.504</text:p>
          </table:table-cell>
          <table:table-cell office:value-type="float" office:value="3968.543" calcext:value-type="float">
            <text:p>3968.543</text:p>
          </table:table-cell>
          <table:table-cell office:value-type="float" office:value="284.6" calcext:value-type="float">
            <text:p>284.6</text:p>
          </table:table-cell>
          <table:table-cell office:value-type="float" office:value="405.422" calcext:value-type="float">
            <text:p>405.422</text:p>
          </table:table-cell>
          <table:table-cell office:value-type="float" office:value="3968.453" calcext:value-type="float">
            <text:p>3968.453</text:p>
          </table:table-cell>
          <table:table-cell table:formula="of:=AVERAGE([.AC25];[.AF25];[.AI25])" office:value-type="float" office:value="255.633333333333" calcext:value-type="float">
            <text:p>255.633333333333</text:p>
          </table:table-cell>
          <table:table-cell table:formula="of:=AVERAGE([.AD25];[.AG25];[.AJ25])" office:value-type="float" office:value="378.717666666667" calcext:value-type="float">
            <text:p>378.717666666667</text:p>
          </table:table-cell>
          <table:table-cell table:formula="of:=AVERAGE([.AE25];[.AH25];[.AK25])" office:value-type="float" office:value="3744.93366666667" calcext:value-type="float">
            <text:p>3744.93366666667</text:p>
          </table:table-cell>
          <table:table-cell table:number-columns-repeated="2"/>
          <table:table-cell table:formula="of:=[.A25]+[.O25]+[.AC25]" office:value-type="float" office:value="567.6" calcext:value-type="float">
            <text:p>567.6</text:p>
          </table:table-cell>
          <table:table-cell table:formula="of:=[.B25]+[.P25]+[.AD25]" office:value-type="float" office:value="689.13" calcext:value-type="float">
            <text:p>689.13</text:p>
          </table:table-cell>
          <table:table-cell table:formula="of:=[.C25]+[.Q25]+[.AE25]" office:value-type="float" office:value="4003.715" calcext:value-type="float">
            <text:p>4003.715</text:p>
          </table:table-cell>
          <table:table-cell table:formula="of:=[.D25]+[.R25]+[.AF25]" office:value-type="float" office:value="666.1" calcext:value-type="float">
            <text:p>666.1</text:p>
          </table:table-cell>
          <table:table-cell table:formula="of:=[.E25]+[.S25]+[.AG25]" office:value-type="float" office:value="781.336" calcext:value-type="float">
            <text:p>781.336</text:p>
          </table:table-cell>
          <table:table-cell table:formula="of:=[.F25]+[.T25]+[.AH25]" office:value-type="float" office:value="4686.714" calcext:value-type="float">
            <text:p>4686.714</text:p>
          </table:table-cell>
          <table:table-cell table:formula="of:=[.G25]+[.U25]+[.AI25]" office:value-type="float" office:value="663.9" calcext:value-type="float">
            <text:p>663.9</text:p>
          </table:table-cell>
          <table:table-cell table:formula="of:=[.H25]+[.V25]+[.AJ25]" office:value-type="float" office:value="794.325" calcext:value-type="float">
            <text:p>794.325</text:p>
          </table:table-cell>
          <table:table-cell table:formula="of:=[.I25]+[.W25]+[.AK25]" office:value-type="float" office:value="4704.863" calcext:value-type="float">
            <text:p>4704.863</text:p>
          </table:table-cell>
          <table:table-cell table:formula="of:=AVERAGE([.AQ25];[.AT25];[.AW25])" office:value-type="float" office:value="632.533333333333" calcext:value-type="float">
            <text:p>632.533333333333</text:p>
          </table:table-cell>
          <table:table-cell table:formula="of:=AVERAGE([.AR25];[.AU25];[.AX25])" office:value-type="float" office:value="754.930333333333" calcext:value-type="float">
            <text:p>754.930333333333</text:p>
          </table:table-cell>
          <table:table-cell table:formula="of:=AVERAGE([.AS25];[.AV25];[.AY25])" office:value-type="float" office:value="4465.09733333333" calcext:value-type="float">
            <text:p>4465.09733333333</text:p>
          </table:table-cell>
          <table:table-cell table:number-columns-repeated="2"/>
          <table:table-cell table:formula="of:=[.CG25]-[.BS25]" office:value-type="float" office:value="46.4" calcext:value-type="float">
            <text:p>46.4</text:p>
          </table:table-cell>
          <table:table-cell table:formula="of:=[.CH25]-[.BT25]" office:value-type="float" office:value="50.532" calcext:value-type="float">
            <text:p>50.532</text:p>
          </table:table-cell>
          <table:table-cell table:formula="of:=[.CI25]-[.BU25]" office:value-type="float" office:value="187.195000000002" calcext:value-type="float">
            <text:p>187.195000000002</text:p>
          </table:table-cell>
          <table:table-cell table:formula="of:=[.CJ25]-[.BV25]" office:value-type="float" office:value="47.2" calcext:value-type="float">
            <text:p>47.2</text:p>
          </table:table-cell>
          <table:table-cell table:formula="of:=[.CK25]-[.BW25]" office:value-type="float" office:value="49.453" calcext:value-type="float">
            <text:p>49.453</text:p>
          </table:table-cell>
          <table:table-cell table:formula="of:=[.CL25]-[.BX25]" office:value-type="float" office:value="187.066" calcext:value-type="float">
            <text:p>187.066</text:p>
          </table:table-cell>
          <table:table-cell table:formula="of:=[.CM25]-[.BY25]" office:value-type="float" office:value="46.9" calcext:value-type="float">
            <text:p>46.9</text:p>
          </table:table-cell>
          <table:table-cell table:formula="of:=[.CN25]-[.BZ25]" office:value-type="float" office:value="51.473" calcext:value-type="float">
            <text:p>51.473</text:p>
          </table:table-cell>
          <table:table-cell table:formula="of:=[.CO25]-[.CA25]" office:value-type="float" office:value="189.195" calcext:value-type="float">
            <text:p>189.195</text:p>
          </table:table-cell>
          <table:table-cell table:formula="of:=AVERAGE([.BE25];[.BH25];[.BK25])" office:value-type="float" office:value="46.8333333333333" calcext:value-type="float">
            <text:p>46.8333333333333</text:p>
          </table:table-cell>
          <table:table-cell table:formula="of:=AVERAGE([.BF25];[.BI25];[.BL25])" office:value-type="float" office:value="50.486" calcext:value-type="float">
            <text:p>50.486</text:p>
          </table:table-cell>
          <table:table-cell table:formula="of:=AVERAGE([.BG25];[.BJ25];[.BM25])" office:value-type="float" office:value="187.818666666667" calcext:value-type="float">
            <text:p>187.818666666667</text:p>
          </table:table-cell>
          <table:table-cell table:number-columns-repeated="2"/>
          <table:table-cell office:value-type="float" office:value="338.9" calcext:value-type="float">
            <text:p>338.9</text:p>
          </table:table-cell>
          <table:table-cell office:value-type="float" office:value="887.312" calcext:value-type="float">
            <text:p>887.312</text:p>
          </table:table-cell>
          <table:table-cell office:value-type="float" office:value="9171.719" calcext:value-type="float">
            <text:p>9171.719</text:p>
          </table:table-cell>
          <table:table-cell office:value-type="float" office:value="400.3" calcext:value-type="float">
            <text:p>400.3</text:p>
          </table:table-cell>
          <table:table-cell office:value-type="float" office:value="762.227" calcext:value-type="float">
            <text:p>762.227</text:p>
          </table:table-cell>
          <table:table-cell office:value-type="float" office:value="7868.645" calcext:value-type="float">
            <text:p>7868.645</text:p>
          </table:table-cell>
          <table:table-cell office:value-type="float" office:value="311.8" calcext:value-type="float">
            <text:p>311.8</text:p>
          </table:table-cell>
          <table:table-cell office:value-type="float" office:value="882.945" calcext:value-type="float">
            <text:p>882.945</text:p>
          </table:table-cell>
          <table:table-cell office:value-type="float" office:value="9169.293" calcext:value-type="float">
            <text:p>9169.293</text:p>
          </table:table-cell>
          <table:table-cell table:formula="of:=AVERAGE([.BS25];[.BV25];[.BY25])" office:value-type="float" office:value="350.333333333333" calcext:value-type="float">
            <text:p>350.333333333333</text:p>
          </table:table-cell>
          <table:table-cell table:formula="of:=AVERAGE([.BT25];[.BW25];[.BZ25])" office:value-type="float" office:value="844.161333333333" calcext:value-type="float">
            <text:p>844.161333333333</text:p>
          </table:table-cell>
          <table:table-cell table:formula="of:=AVERAGE([.BU25];[.BX25];[.CA25])" office:value-type="float" office:value="8736.55233333333" calcext:value-type="float">
            <text:p>8736.55233333333</text:p>
          </table:table-cell>
          <table:table-cell table:number-columns-repeated="2"/>
          <table:table-cell office:value-type="float" office:value="385.3" calcext:value-type="float">
            <text:p>385.3</text:p>
          </table:table-cell>
          <table:table-cell office:value-type="float" office:value="937.844" calcext:value-type="float">
            <text:p>937.844</text:p>
          </table:table-cell>
          <table:table-cell office:value-type="float" office:value="9358.914" calcext:value-type="float">
            <text:p>9358.914</text:p>
          </table:table-cell>
          <table:table-cell office:value-type="float" office:value="447.5" calcext:value-type="float">
            <text:p>447.5</text:p>
          </table:table-cell>
          <table:table-cell office:value-type="float" office:value="811.68" calcext:value-type="float">
            <text:p>811.68</text:p>
          </table:table-cell>
          <table:table-cell office:value-type="float" office:value="8055.711" calcext:value-type="float">
            <text:p>8055.711</text:p>
          </table:table-cell>
          <table:table-cell office:value-type="float" office:value="358.7" calcext:value-type="float">
            <text:p>358.7</text:p>
          </table:table-cell>
          <table:table-cell office:value-type="float" office:value="934.418" calcext:value-type="float">
            <text:p>934.418</text:p>
          </table:table-cell>
          <table:table-cell office:value-type="float" office:value="9358.488" calcext:value-type="float">
            <text:p>9358.488</text:p>
          </table:table-cell>
          <table:table-cell table:formula="of:=AVERAGE([.CG25];[.CJ25];[.CM25])" office:value-type="float" office:value="397.166666666667" calcext:value-type="float">
            <text:p>397.166666666667</text:p>
          </table:table-cell>
          <table:table-cell table:formula="of:=AVERAGE([.CH25];[.CK25];[.CN25])" office:value-type="float" office:value="894.647333333333" calcext:value-type="float">
            <text:p>894.647333333333</text:p>
          </table:table-cell>
          <table:table-cell table:formula="of:=AVERAGE([.CI25];[.CL25];[.CO25])" office:value-type="float" office:value="8924.371" calcext:value-type="float">
            <text:p>8924.371</text:p>
          </table:table-cell>
        </table:table-row>
        <table:table-row table:style-name="ro1">
          <table:table-cell office:value-type="float" office:value="181.5" calcext:value-type="float">
            <text:p>181.5</text:p>
          </table:table-cell>
          <table:table-cell office:value-type="float" office:value="329.227" calcext:value-type="float">
            <text:p>329.227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09.9" calcext:value-type="float">
            <text:p>209.9</text:p>
          </table:table-cell>
          <table:table-cell office:value-type="float" office:value="341.273" calcext:value-type="float">
            <text:p>341.273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221.6" calcext:value-type="float">
            <text:p>221.6</text:p>
          </table:table-cell>
          <table:table-cell office:value-type="float" office:value="355.977" calcext:value-type="float">
            <text:p>355.977</text:p>
          </table:table-cell>
          <table:table-cell office:value-type="float" office:value="651.023" calcext:value-type="float">
            <text:p>651.023</text:p>
          </table:table-cell>
          <table:table-cell table:formula="of:=AVERAGE([.A26];[.D26];[.G26])" office:value-type="float" office:value="204.333333333333" calcext:value-type="float">
            <text:p>204.333333333333</text:p>
          </table:table-cell>
          <table:table-cell table:formula="of:=AVERAGE([.B26];[.E26];[.H26])" office:value-type="float" office:value="342.159" calcext:value-type="float">
            <text:p>342.159</text:p>
          </table:table-cell>
          <table:table-cell table:formula="of:=AVERAGE([.C26];[.F26];[.I26])" office:value-type="float" office:value="634.689666666667" calcext:value-type="float">
            <text:p>634.689666666667</text:p>
          </table:table-cell>
          <table:table-cell table:number-columns-repeated="2"/>
          <table:table-cell office:value-type="float" office:value="165.6" calcext:value-type="float">
            <text:p>165.6</text:p>
          </table:table-cell>
          <table:table-cell office:value-type="float" office:value="35.398" calcext:value-type="float">
            <text:p>35.398</text:p>
          </table:table-cell>
          <table:table-cell office:value-type="float" office:value="86.172" calcext:value-type="float">
            <text:p>86.172</text:p>
          </table:table-cell>
          <table:table-cell office:value-type="float" office:value="190.2" calcext:value-type="float">
            <text:p>190.2</text:p>
          </table:table-cell>
          <table:table-cell office:value-type="float" office:value="35.652" calcext:value-type="float">
            <text:p>35.652</text:p>
          </table:table-cell>
          <table:table-cell office:value-type="float" office:value="85.91" calcext:value-type="float">
            <text:p>85.91</text:p>
          </table:table-cell>
          <table:table-cell office:value-type="float" office:value="203.9" calcext:value-type="float">
            <text:p>20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table:formula="of:=AVERAGE([.O26];[.R26];[.U26])" office:value-type="float" office:value="186.566666666667" calcext:value-type="float">
            <text:p>186.566666666667</text:p>
          </table:table-cell>
          <table:table-cell table:formula="of:=AVERAGE([.P26];[.S26];[.V26])" office:value-type="float" office:value="35.3983333333333" calcext:value-type="float">
            <text:p>35.3983333333333</text:p>
          </table:table-cell>
          <table:table-cell table:formula="of:=AVERAGE([.Q26];[.T26];[.W26])" office:value-type="float" office:value="85.91" calcext:value-type="float">
            <text:p>85.91</text:p>
          </table:table-cell>
          <table:table-cell table:number-columns-repeated="2"/>
          <table:table-cell office:value-type="float" office:value="283.4" calcext:value-type="float">
            <text:p>283.4</text:p>
          </table:table-cell>
          <table:table-cell office:value-type="float" office:value="399.477" calcext:value-type="float">
            <text:p>399.477</text:p>
          </table:table-cell>
          <table:table-cell office:value-type="float" office:value="3962.902" calcext:value-type="float">
            <text:p>3962.902</text:p>
          </table:table-cell>
          <table:table-cell office:value-type="float" office:value="178.3" calcext:value-type="float">
            <text:p>178.3</text:p>
          </table:table-cell>
          <table:table-cell office:value-type="float" office:value="331.082" calcext:value-type="float">
            <text:p>331.082</text:p>
          </table:table-cell>
          <table:table-cell office:value-type="float" office:value="3303.785" calcext:value-type="float">
            <text:p>3303.785</text:p>
          </table:table-cell>
          <table:table-cell office:value-type="float" office:value="166" calcext:value-type="float">
            <text:p>166</text:p>
          </table:table-cell>
          <table:table-cell office:value-type="float" office:value="403.422" calcext:value-type="float">
            <text:p>403.422</text:p>
          </table:table-cell>
          <table:table-cell office:value-type="float" office:value="3966.453" calcext:value-type="float">
            <text:p>3966.453</text:p>
          </table:table-cell>
          <table:table-cell table:formula="of:=AVERAGE([.AC26];[.AF26];[.AI26])" office:value-type="float" office:value="209.233333333333" calcext:value-type="float">
            <text:p>209.233333333333</text:p>
          </table:table-cell>
          <table:table-cell table:formula="of:=AVERAGE([.AD26];[.AG26];[.AJ26])" office:value-type="float" office:value="377.993666666667" calcext:value-type="float">
            <text:p>377.993666666667</text:p>
          </table:table-cell>
          <table:table-cell table:formula="of:=AVERAGE([.AE26];[.AH26];[.AK26])" office:value-type="float" office:value="3744.38" calcext:value-type="float">
            <text:p>3744.38</text:p>
          </table:table-cell>
          <table:table-cell table:number-columns-repeated="2"/>
          <table:table-cell table:formula="of:=[.A26]+[.O26]+[.AC26]" office:value-type="float" office:value="630.5" calcext:value-type="float">
            <text:p>630.5</text:p>
          </table:table-cell>
          <table:table-cell table:formula="of:=[.B26]+[.P26]+[.AD26]" office:value-type="float" office:value="764.102" calcext:value-type="float">
            <text:p>764.102</text:p>
          </table:table-cell>
          <table:table-cell table:formula="of:=[.C26]+[.Q26]+[.AE26]" office:value-type="float" office:value="4669.597" calcext:value-type="float">
            <text:p>4669.597</text:p>
          </table:table-cell>
          <table:table-cell table:formula="of:=[.D26]+[.R26]+[.AF26]" office:value-type="float" office:value="578.4" calcext:value-type="float">
            <text:p>578.4</text:p>
          </table:table-cell>
          <table:table-cell table:formula="of:=[.E26]+[.S26]+[.AG26]" office:value-type="float" office:value="708.007" calcext:value-type="float">
            <text:p>708.007</text:p>
          </table:table-cell>
          <table:table-cell table:formula="of:=[.F26]+[.T26]+[.AH26]" office:value-type="float" office:value="4022.218" calcext:value-type="float">
            <text:p>4022.218</text:p>
          </table:table-cell>
          <table:table-cell table:formula="of:=[.G26]+[.U26]+[.AI26]" office:value-type="float" office:value="591.5" calcext:value-type="float">
            <text:p>591.5</text:p>
          </table:table-cell>
          <table:table-cell table:formula="of:=[.H26]+[.V26]+[.AJ26]" office:value-type="float" office:value="794.544" calcext:value-type="float">
            <text:p>794.544</text:p>
          </table:table-cell>
          <table:table-cell table:formula="of:=[.I26]+[.W26]+[.AK26]" office:value-type="float" office:value="4703.124" calcext:value-type="float">
            <text:p>4703.124</text:p>
          </table:table-cell>
          <table:table-cell table:formula="of:=AVERAGE([.AQ26];[.AT26];[.AW26])" office:value-type="float" office:value="600.133333333333" calcext:value-type="float">
            <text:p>600.133333333333</text:p>
          </table:table-cell>
          <table:table-cell table:formula="of:=AVERAGE([.AR26];[.AU26];[.AX26])" office:value-type="float" office:value="755.551" calcext:value-type="float">
            <text:p>755.551</text:p>
          </table:table-cell>
          <table:table-cell table:formula="of:=AVERAGE([.AS26];[.AV26];[.AY26])" office:value-type="float" office:value="4464.97966666667" calcext:value-type="float">
            <text:p>4464.97966666667</text:p>
          </table:table-cell>
          <table:table-cell table:number-columns-repeated="2"/>
          <table:table-cell table:formula="of:=[.CG26]-[.BS26]" office:value-type="float" office:value="44.8" calcext:value-type="float">
            <text:p>44.8</text:p>
          </table:table-cell>
          <table:table-cell table:formula="of:=[.CH26]-[.BT26]" office:value-type="float" office:value="50.9019999999999" calcext:value-type="float">
            <text:p>50.9019999999999</text:p>
          </table:table-cell>
          <table:table-cell table:formula="of:=[.CI26]-[.BU26]" office:value-type="float" office:value="187.711000000001" calcext:value-type="float">
            <text:p>187.711000000001</text:p>
          </table:table-cell>
          <table:table-cell table:formula="of:=[.CJ26]-[.BV26]" office:value-type="float" office:value="47.2" calcext:value-type="float">
            <text:p>47.2</text:p>
          </table:table-cell>
          <table:table-cell table:formula="of:=[.CK26]-[.BW26]" office:value-type="float" office:value="51.4530000000001" calcext:value-type="float">
            <text:p>51.4530000000001</text:p>
          </table:table-cell>
          <table:table-cell table:formula="of:=[.CL26]-[.BX26]" office:value-type="float" office:value="189.196" calcext:value-type="float">
            <text:p>189.196</text:p>
          </table:table-cell>
          <table:table-cell table:formula="of:=[.CM26]-[.BY26]" office:value-type="float" office:value="47.4" calcext:value-type="float">
            <text:p>47.4</text:p>
          </table:table-cell>
          <table:table-cell table:formula="of:=[.CN26]-[.BZ26]" office:value-type="float" office:value="51.4730000000001" calcext:value-type="float">
            <text:p>51.4730000000001</text:p>
          </table:table-cell>
          <table:table-cell table:formula="of:=[.CO26]-[.CA26]" office:value-type="float" office:value="189.195" calcext:value-type="float">
            <text:p>189.195</text:p>
          </table:table-cell>
          <table:table-cell table:formula="of:=AVERAGE([.BE26];[.BH26];[.BK26])" office:value-type="float" office:value="46.4666666666667" calcext:value-type="float">
            <text:p>46.4666666666667</text:p>
          </table:table-cell>
          <table:table-cell table:formula="of:=AVERAGE([.BF26];[.BI26];[.BL26])" office:value-type="float" office:value="51.276" calcext:value-type="float">
            <text:p>51.276</text:p>
          </table:table-cell>
          <table:table-cell table:formula="of:=AVERAGE([.BG26];[.BJ26];[.BM26])" office:value-type="float" office:value="188.700666666667" calcext:value-type="float">
            <text:p>188.700666666667</text:p>
          </table:table-cell>
          <table:table-cell table:number-columns-repeated="2"/>
          <table:table-cell office:value-type="float" office:value="368.7" calcext:value-type="float">
            <text:p>368.7</text:p>
          </table:table-cell>
          <table:table-cell office:value-type="float" office:value="982.852" calcext:value-type="float">
            <text:p>982.852</text:p>
          </table:table-cell>
          <table:table-cell office:value-type="float" office:value="9852.328" calcext:value-type="float">
            <text:p>9852.328</text:p>
          </table:table-cell>
          <table:table-cell office:value-type="float" office:value="330.2" calcext:value-type="float">
            <text:p>330.2</text:p>
          </table:table-cell>
          <table:table-cell office:value-type="float" office:value="837.785" calcext:value-type="float">
            <text:p>837.785</text:p>
          </table:table-cell>
          <table:table-cell office:value-type="float" office:value="8531.441" calcext:value-type="float">
            <text:p>8531.441</text:p>
          </table:table-cell>
          <table:table-cell office:value-type="float" office:value="429" calcext:value-type="float">
            <text:p>429</text:p>
          </table:table-cell>
          <table:table-cell office:value-type="float" office:value="888.656" calcext:value-type="float">
            <text:p>888.656</text:p>
          </table:table-cell>
          <table:table-cell office:value-type="float" office:value="9175.012" calcext:value-type="float">
            <text:p>9175.012</text:p>
          </table:table-cell>
          <table:table-cell table:formula="of:=AVERAGE([.BS26];[.BV26];[.BY26])" office:value-type="float" office:value="375.966666666667" calcext:value-type="float">
            <text:p>375.966666666667</text:p>
          </table:table-cell>
          <table:table-cell table:formula="of:=AVERAGE([.BT26];[.BW26];[.BZ26])" office:value-type="float" office:value="903.097666666667" calcext:value-type="float">
            <text:p>903.097666666667</text:p>
          </table:table-cell>
          <table:table-cell table:formula="of:=AVERAGE([.BU26];[.BX26];[.CA26])" office:value-type="float" office:value="9186.26033333333" calcext:value-type="float">
            <text:p>9186.26033333333</text:p>
          </table:table-cell>
          <table:table-cell table:number-columns-repeated="2"/>
          <table:table-cell office:value-type="float" office:value="413.5" calcext:value-type="float">
            <text:p>413.5</text:p>
          </table:table-cell>
          <table:table-cell office:value-type="float" office:value="1033.754" calcext:value-type="float">
            <text:p>1033.754</text:p>
          </table:table-cell>
          <table:table-cell office:value-type="float" office:value="10040.039" calcext:value-type="float">
            <text:p>10040.039</text:p>
          </table:table-cell>
          <table:table-cell office:value-type="float" office:value="377.4" calcext:value-type="float">
            <text:p>377.4</text:p>
          </table:table-cell>
          <table:table-cell office:value-type="float" office:value="889.238" calcext:value-type="float">
            <text:p>889.238</text:p>
          </table:table-cell>
          <table:table-cell office:value-type="float" office:value="8720.637" calcext:value-type="float">
            <text:p>8720.637</text:p>
          </table:table-cell>
          <table:table-cell office:value-type="float" office:value="476.4" calcext:value-type="float">
            <text:p>476.4</text:p>
          </table:table-cell>
          <table:table-cell office:value-type="float" office:value="940.129" calcext:value-type="float">
            <text:p>940.129</text:p>
          </table:table-cell>
          <table:table-cell office:value-type="float" office:value="9364.207" calcext:value-type="float">
            <text:p>9364.207</text:p>
          </table:table-cell>
          <table:table-cell table:formula="of:=AVERAGE([.CG26];[.CJ26];[.CM26])" office:value-type="float" office:value="422.433333333333" calcext:value-type="float">
            <text:p>422.433333333333</text:p>
          </table:table-cell>
          <table:table-cell table:formula="of:=AVERAGE([.CH26];[.CK26];[.CN26])" office:value-type="float" office:value="954.373666666667" calcext:value-type="float">
            <text:p>954.373666666667</text:p>
          </table:table-cell>
          <table:table-cell table:formula="of:=AVERAGE([.CI26];[.CL26];[.CO26])" office:value-type="float" office:value="9374.961" calcext:value-type="float">
            <text:p>9374.961</text:p>
          </table:table-cell>
        </table:table-row>
        <table:table-row table:style-name="ro1">
          <table:table-cell office:value-type="float" office:value="227.6" calcext:value-type="float">
            <text:p>227.6</text:p>
          </table:table-cell>
          <table:table-cell office:value-type="float" office:value="332.523" calcext:value-type="float">
            <text:p>332.523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02.1" calcext:value-type="float">
            <text:p>202.1</text:p>
          </table:table-cell>
          <table:table-cell office:value-type="float" office:value="342.703" calcext:value-type="float">
            <text:p>342.703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194.1" calcext:value-type="float">
            <text:p>194.1</text:p>
          </table:table-cell>
          <table:table-cell office:value-type="float" office:value="355.215" calcext:value-type="float">
            <text:p>355.215</text:p>
          </table:table-cell>
          <table:table-cell office:value-type="float" office:value="651.023" calcext:value-type="float">
            <text:p>651.023</text:p>
          </table:table-cell>
          <table:table-cell table:formula="of:=AVERAGE([.A27];[.D27];[.G27])" office:value-type="float" office:value="207.933333333333" calcext:value-type="float">
            <text:p>207.933333333333</text:p>
          </table:table-cell>
          <table:table-cell table:formula="of:=AVERAGE([.B27];[.E27];[.H27])" office:value-type="float" office:value="343.480333333333" calcext:value-type="float">
            <text:p>343.480333333333</text:p>
          </table:table-cell>
          <table:table-cell table:formula="of:=AVERAGE([.C27];[.F27];[.I27])" office:value-type="float" office:value="634.689666666667" calcext:value-type="float">
            <text:p>634.689666666667</text:p>
          </table:table-cell>
          <table:table-cell table:number-columns-repeated="2"/>
          <table:table-cell office:value-type="float" office:value="211.5" calcext:value-type="float">
            <text:p>211.5</text:p>
          </table:table-cell>
          <table:table-cell office:value-type="float" office:value="35.652" calcext:value-type="float">
            <text:p>35.652</text:p>
          </table:table-cell>
          <table:table-cell office:value-type="float" office:value="86.172" calcext:value-type="float">
            <text:p>86.172</text:p>
          </table:table-cell>
          <table:table-cell office:value-type="float" office:value="185.6" calcext:value-type="float">
            <text:p>185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391" calcext:value-type="float">
            <text:p>86.391</text:p>
          </table:table-cell>
          <table:table-cell office:value-type="float" office:value="175.1" calcext:value-type="float">
            <text:p>175.1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table:formula="of:=AVERAGE([.O27];[.R27];[.U27])" office:value-type="float" office:value="190.733333333333" calcext:value-type="float">
            <text:p>190.733333333333</text:p>
          </table:table-cell>
          <table:table-cell table:formula="of:=AVERAGE([.P27];[.S27];[.V27])" office:value-type="float" office:value="35.3983333333333" calcext:value-type="float">
            <text:p>35.3983333333333</text:p>
          </table:table-cell>
          <table:table-cell table:formula="of:=AVERAGE([.Q27];[.T27];[.W27])" office:value-type="float" office:value="86.0703333333333" calcext:value-type="float">
            <text:p>86.0703333333333</text:p>
          </table:table-cell>
          <table:table-cell table:number-columns-repeated="2"/>
          <table:table-cell office:value-type="float" office:value="180.6" calcext:value-type="float">
            <text:p>180.6</text:p>
          </table:table-cell>
          <table:table-cell office:value-type="float" office:value="328.973" calcext:value-type="float">
            <text:p>328.973</text:p>
          </table:table-cell>
          <table:table-cell office:value-type="float" office:value="3301.68" calcext:value-type="float">
            <text:p>3301.68</text:p>
          </table:table-cell>
          <table:table-cell office:value-type="float" office:value="241.5" calcext:value-type="float">
            <text:p>241.5</text:p>
          </table:table-cell>
          <table:table-cell office:value-type="float" office:value="400.328" calcext:value-type="float">
            <text:p>400.328</text:p>
          </table:table-cell>
          <table:table-cell office:value-type="float" office:value="3964.883" calcext:value-type="float">
            <text:p>3964.883</text:p>
          </table:table-cell>
          <table:table-cell office:value-type="float" office:value="295.6" calcext:value-type="float">
            <text:p>295.6</text:p>
          </table:table-cell>
          <table:table-cell office:value-type="float" office:value="403.422" calcext:value-type="float">
            <text:p>403.422</text:p>
          </table:table-cell>
          <table:table-cell office:value-type="float" office:value="3966.453" calcext:value-type="float">
            <text:p>3966.453</text:p>
          </table:table-cell>
          <table:table-cell table:formula="of:=AVERAGE([.AC27];[.AF27];[.AI27])" office:value-type="float" office:value="239.233333333333" calcext:value-type="float">
            <text:p>239.233333333333</text:p>
          </table:table-cell>
          <table:table-cell table:formula="of:=AVERAGE([.AD27];[.AG27];[.AJ27])" office:value-type="float" office:value="377.574333333333" calcext:value-type="float">
            <text:p>377.574333333333</text:p>
          </table:table-cell>
          <table:table-cell table:formula="of:=AVERAGE([.AE27];[.AH27];[.AK27])" office:value-type="float" office:value="3744.33866666667" calcext:value-type="float">
            <text:p>3744.33866666667</text:p>
          </table:table-cell>
          <table:table-cell table:number-columns-repeated="2"/>
          <table:table-cell table:formula="of:=[.A27]+[.O27]+[.AC27]" office:value-type="float" office:value="619.7" calcext:value-type="float">
            <text:p>619.7</text:p>
          </table:table-cell>
          <table:table-cell table:formula="of:=[.B27]+[.P27]+[.AD27]" office:value-type="float" office:value="697.148" calcext:value-type="float">
            <text:p>697.148</text:p>
          </table:table-cell>
          <table:table-cell table:formula="of:=[.C27]+[.Q27]+[.AE27]" office:value-type="float" office:value="4008.375" calcext:value-type="float">
            <text:p>4008.375</text:p>
          </table:table-cell>
          <table:table-cell table:formula="of:=[.D27]+[.R27]+[.AF27]" office:value-type="float" office:value="629.2" calcext:value-type="float">
            <text:p>629.2</text:p>
          </table:table-cell>
          <table:table-cell table:formula="of:=[.E27]+[.S27]+[.AG27]" office:value-type="float" office:value="778.176" calcext:value-type="float">
            <text:p>778.176</text:p>
          </table:table-cell>
          <table:table-cell table:formula="of:=[.F27]+[.T27]+[.AH27]" office:value-type="float" office:value="4683.797" calcext:value-type="float">
            <text:p>4683.797</text:p>
          </table:table-cell>
          <table:table-cell table:formula="of:=[.G27]+[.U27]+[.AI27]" office:value-type="float" office:value="664.8" calcext:value-type="float">
            <text:p>664.8</text:p>
          </table:table-cell>
          <table:table-cell table:formula="of:=[.H27]+[.V27]+[.AJ27]" office:value-type="float" office:value="794.035" calcext:value-type="float">
            <text:p>794.035</text:p>
          </table:table-cell>
          <table:table-cell table:formula="of:=[.I27]+[.W27]+[.AK27]" office:value-type="float" office:value="4703.124" calcext:value-type="float">
            <text:p>4703.124</text:p>
          </table:table-cell>
          <table:table-cell table:formula="of:=AVERAGE([.AQ27];[.AT27];[.AW27])" office:value-type="float" office:value="637.9" calcext:value-type="float">
            <text:p>637.9</text:p>
          </table:table-cell>
          <table:table-cell table:formula="of:=AVERAGE([.AR27];[.AU27];[.AX27])" office:value-type="float" office:value="756.453" calcext:value-type="float">
            <text:p>756.453</text:p>
          </table:table-cell>
          <table:table-cell table:formula="of:=AVERAGE([.AS27];[.AV27];[.AY27])" office:value-type="float" office:value="4465.09866666667" calcext:value-type="float">
            <text:p>4465.09866666667</text:p>
          </table:table-cell>
          <table:table-cell table:number-columns-repeated="2"/>
          <table:table-cell table:formula="of:=[.CG27]-[.BS27]" office:value-type="float" office:value="47.6" calcext:value-type="float">
            <text:p>47.6</text:p>
          </table:table-cell>
          <table:table-cell table:formula="of:=[.CH27]-[.BT27]" office:value-type="float" office:value="50.5319999999999" calcext:value-type="float">
            <text:p>50.5319999999999</text:p>
          </table:table-cell>
          <table:table-cell table:formula="of:=[.CI27]-[.BU27]" office:value-type="float" office:value="187.195" calcext:value-type="float">
            <text:p>187.195</text:p>
          </table:table-cell>
          <table:table-cell table:formula="of:=[.CJ27]-[.BV27]" office:value-type="float" office:value="46.8" calcext:value-type="float">
            <text:p>46.8</text:p>
          </table:table-cell>
          <table:table-cell table:formula="of:=[.CK27]-[.BW27]" office:value-type="float" office:value="49.453" calcext:value-type="float">
            <text:p>49.453</text:p>
          </table:table-cell>
          <table:table-cell table:formula="of:=[.CL27]-[.BX27]" office:value-type="float" office:value="187.195" calcext:value-type="float">
            <text:p>187.195</text:p>
          </table:table-cell>
          <table:table-cell table:formula="of:=[.CM27]-[.BY27]" office:value-type="float" office:value="42.6" calcext:value-type="float">
            <text:p>42.6</text:p>
          </table:table-cell>
          <table:table-cell table:formula="of:=[.CN27]-[.BZ27]" office:value-type="float" office:value="51.472" calcext:value-type="float">
            <text:p>51.472</text:p>
          </table:table-cell>
          <table:table-cell table:formula="of:=[.CO27]-[.CA27]" office:value-type="float" office:value="189.196" calcext:value-type="float">
            <text:p>189.196</text:p>
          </table:table-cell>
          <table:table-cell table:formula="of:=AVERAGE([.BE27];[.BH27];[.BK27])" office:value-type="float" office:value="45.6666666666667" calcext:value-type="float">
            <text:p>45.6666666666667</text:p>
          </table:table-cell>
          <table:table-cell table:formula="of:=AVERAGE([.BF27];[.BI27];[.BL27])" office:value-type="float" office:value="50.4856666666666" calcext:value-type="float">
            <text:p>50.4856666666666</text:p>
          </table:table-cell>
          <table:table-cell table:formula="of:=AVERAGE([.BG27];[.BJ27];[.BM27])" office:value-type="float" office:value="187.862" calcext:value-type="float">
            <text:p>187.862</text:p>
          </table:table-cell>
          <table:table-cell table:number-columns-repeated="2"/>
          <table:table-cell office:value-type="float" office:value="532.9" calcext:value-type="float">
            <text:p>532.9</text:p>
          </table:table-cell>
          <table:table-cell office:value-type="float" office:value="862.195" calcext:value-type="float">
            <text:p>862.195</text:p>
          </table:table-cell>
          <table:table-cell office:value-type="float" office:value="8553.301" calcext:value-type="float">
            <text:p>8553.301</text:p>
          </table:table-cell>
          <table:table-cell office:value-type="float" office:value="357.9" calcext:value-type="float">
            <text:p>357.9</text:p>
          </table:table-cell>
          <table:table-cell office:value-type="float" office:value="1039.375" calcext:value-type="float">
            <text:p>1039.375</text:p>
          </table:table-cell>
          <table:table-cell office:value-type="float" office:value="10504.848" calcext:value-type="float">
            <text:p>10504.848</text:p>
          </table:table-cell>
          <table:table-cell office:value-type="float" office:value="385.3" calcext:value-type="float">
            <text:p>385.3</text:p>
          </table:table-cell>
          <table:table-cell office:value-type="float" office:value="773.594" calcext:value-type="float">
            <text:p>773.594</text:p>
          </table:table-cell>
          <table:table-cell office:value-type="float" office:value="7882.863" calcext:value-type="float">
            <text:p>7882.863</text:p>
          </table:table-cell>
          <table:table-cell table:formula="of:=AVERAGE([.BS27];[.BV27];[.BY27])" office:value-type="float" office:value="425.366666666667" calcext:value-type="float">
            <text:p>425.366666666667</text:p>
          </table:table-cell>
          <table:table-cell table:formula="of:=AVERAGE([.BT27];[.BW27];[.BZ27])" office:value-type="float" office:value="891.721333333333" calcext:value-type="float">
            <text:p>891.721333333333</text:p>
          </table:table-cell>
          <table:table-cell table:formula="of:=AVERAGE([.BU27];[.BX27];[.CA27])" office:value-type="float" office:value="8980.33733333333" calcext:value-type="float">
            <text:p>8980.33733333333</text:p>
          </table:table-cell>
          <table:table-cell table:number-columns-repeated="2"/>
          <table:table-cell office:value-type="float" office:value="580.5" calcext:value-type="float">
            <text:p>580.5</text:p>
          </table:table-cell>
          <table:table-cell office:value-type="float" office:value="912.727" calcext:value-type="float">
            <text:p>912.727</text:p>
          </table:table-cell>
          <table:table-cell office:value-type="float" office:value="8740.496" calcext:value-type="float">
            <text:p>8740.496</text:p>
          </table:table-cell>
          <table:table-cell office:value-type="float" office:value="404.7" calcext:value-type="float">
            <text:p>404.7</text:p>
          </table:table-cell>
          <table:table-cell office:value-type="float" office:value="1088.828" calcext:value-type="float">
            <text:p>1088.828</text:p>
          </table:table-cell>
          <table:table-cell office:value-type="float" office:value="10692.043" calcext:value-type="float">
            <text:p>10692.043</text:p>
          </table:table-cell>
          <table:table-cell office:value-type="float" office:value="427.9" calcext:value-type="float">
            <text:p>427.9</text:p>
          </table:table-cell>
          <table:table-cell office:value-type="float" office:value="825.066" calcext:value-type="float">
            <text:p>825.066</text:p>
          </table:table-cell>
          <table:table-cell office:value-type="float" office:value="8072.059" calcext:value-type="float">
            <text:p>8072.059</text:p>
          </table:table-cell>
          <table:table-cell table:formula="of:=AVERAGE([.CG27];[.CJ27];[.CM27])" office:value-type="float" office:value="471.033333333333" calcext:value-type="float">
            <text:p>471.033333333333</text:p>
          </table:table-cell>
          <table:table-cell table:formula="of:=AVERAGE([.CH27];[.CK27];[.CN27])" office:value-type="float" office:value="942.207" calcext:value-type="float">
            <text:p>942.207</text:p>
          </table:table-cell>
          <table:table-cell table:formula="of:=AVERAGE([.CI27];[.CL27];[.CO27])" office:value-type="float" office:value="9168.19933333333" calcext:value-type="float">
            <text:p>9168.19933333333</text:p>
          </table:table-cell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332.031" calcext:value-type="float">
            <text:p>332.031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87.3" calcext:value-type="float">
            <text:p>187.3</text:p>
          </table:table-cell>
          <table:table-cell office:value-type="float" office:value="342.672" calcext:value-type="float">
            <text:p>342.672</text:p>
          </table:table-cell>
          <table:table-cell office:value-type="float" office:value="632.523" calcext:value-type="float">
            <text:p>632.523</text:p>
          </table:table-cell>
          <table:table-cell office:value-type="float" office:value="214.8" calcext:value-type="float">
            <text:p>214.8</text:p>
          </table:table-cell>
          <table:table-cell office:value-type="float" office:value="356.004" calcext:value-type="float">
            <text:p>356.004</text:p>
          </table:table-cell>
          <table:table-cell office:value-type="float" office:value="651.023" calcext:value-type="float">
            <text:p>651.023</text:p>
          </table:table-cell>
          <table:table-cell table:formula="of:=AVERAGE([.A28];[.D28];[.G28])" office:value-type="float" office:value="202.166666666667" calcext:value-type="float">
            <text:p>202.166666666667</text:p>
          </table:table-cell>
          <table:table-cell table:formula="of:=AVERAGE([.B28];[.E28];[.H28])" office:value-type="float" office:value="343.569" calcext:value-type="float">
            <text:p>343.569</text:p>
          </table:table-cell>
          <table:table-cell table:formula="of:=AVERAGE([.C28];[.F28];[.I28])" office:value-type="float" office:value="634.689666666667" calcext:value-type="float">
            <text:p>634.689666666667</text:p>
          </table:table-cell>
          <table:table-cell table:number-columns-repeated="2"/>
          <table:table-cell office:value-type="float" office:value="190.2" calcext:value-type="float">
            <text:p>190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76" calcext:value-type="float">
            <text:p>176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197" calcext:value-type="float">
            <text:p>19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8];[.R28];[.U28])" office:value-type="float" office:value="187.733333333333" calcext:value-type="float">
            <text:p>187.733333333333</text:p>
          </table:table-cell>
          <table:table-cell table:formula="of:=AVERAGE([.P28];[.S28];[.V28])" office:value-type="float" office:value="35.2293333333333" calcext:value-type="float">
            <text:p>35.2293333333333</text:p>
          </table:table-cell>
          <table:table-cell table:formula="of:=AVERAGE([.Q28];[.T28];[.W28])" office:value-type="float" office:value="85.4736666666667" calcext:value-type="float">
            <text:p>85.4736666666667</text:p>
          </table:table-cell>
          <table:table-cell table:number-columns-repeated="2"/>
          <table:table-cell office:value-type="float" office:value="241.3" calcext:value-type="float">
            <text:p>241.3</text:p>
          </table:table-cell>
          <table:table-cell office:value-type="float" office:value="324.973" calcext:value-type="float">
            <text:p>324.973</text:p>
          </table:table-cell>
          <table:table-cell office:value-type="float" office:value="3297.68" calcext:value-type="float">
            <text:p>3297.68</text:p>
          </table:table-cell>
          <table:table-cell office:value-type="float" office:value="287.9" calcext:value-type="float">
            <text:p>287.9</text:p>
          </table:table-cell>
          <table:table-cell office:value-type="float" office:value="403.66" calcext:value-type="float">
            <text:p>403.66</text:p>
          </table:table-cell>
          <table:table-cell office:value-type="float" office:value="3966.883" calcext:value-type="float">
            <text:p>3966.883</text:p>
          </table:table-cell>
          <table:table-cell office:value-type="float" office:value="226.6" calcext:value-type="float">
            <text:p>226.6</text:p>
          </table:table-cell>
          <table:table-cell office:value-type="float" office:value="403.676" calcext:value-type="float">
            <text:p>403.676</text:p>
          </table:table-cell>
          <table:table-cell office:value-type="float" office:value="3966.969" calcext:value-type="float">
            <text:p>3966.969</text:p>
          </table:table-cell>
          <table:table-cell table:formula="of:=AVERAGE([.AC28];[.AF28];[.AI28])" office:value-type="float" office:value="251.933333333333" calcext:value-type="float">
            <text:p>251.933333333333</text:p>
          </table:table-cell>
          <table:table-cell table:formula="of:=AVERAGE([.AD28];[.AG28];[.AJ28])" office:value-type="float" office:value="377.436333333333" calcext:value-type="float">
            <text:p>377.436333333333</text:p>
          </table:table-cell>
          <table:table-cell table:formula="of:=AVERAGE([.AE28];[.AH28];[.AK28])" office:value-type="float" office:value="3743.844" calcext:value-type="float">
            <text:p>3743.844</text:p>
          </table:table-cell>
          <table:table-cell table:number-columns-repeated="2"/>
          <table:table-cell table:formula="of:=[.A28]+[.O28]+[.AC28]" office:value-type="float" office:value="635.9" calcext:value-type="float">
            <text:p>635.9</text:p>
          </table:table-cell>
          <table:table-cell table:formula="of:=[.B28]+[.P28]+[.AD28]" office:value-type="float" office:value="692.149" calcext:value-type="float">
            <text:p>692.149</text:p>
          </table:table-cell>
          <table:table-cell table:formula="of:=[.C28]+[.Q28]+[.AE28]" office:value-type="float" office:value="4003.851" calcext:value-type="float">
            <text:p>4003.851</text:p>
          </table:table-cell>
          <table:table-cell table:formula="of:=[.D28]+[.R28]+[.AF28]" office:value-type="float" office:value="651.2" calcext:value-type="float">
            <text:p>651.2</text:p>
          </table:table-cell>
          <table:table-cell table:formula="of:=[.E28]+[.S28]+[.AG28]" office:value-type="float" office:value="781.73" calcext:value-type="float">
            <text:p>781.73</text:p>
          </table:table-cell>
          <table:table-cell table:formula="of:=[.F28]+[.T28]+[.AH28]" office:value-type="float" office:value="4685.054" calcext:value-type="float">
            <text:p>4685.054</text:p>
          </table:table-cell>
          <table:table-cell table:formula="of:=[.G28]+[.U28]+[.AI28]" office:value-type="float" office:value="638.4" calcext:value-type="float">
            <text:p>638.4</text:p>
          </table:table-cell>
          <table:table-cell table:formula="of:=[.H28]+[.V28]+[.AJ28]" office:value-type="float" office:value="794.825" calcext:value-type="float">
            <text:p>794.825</text:p>
          </table:table-cell>
          <table:table-cell table:formula="of:=[.I28]+[.W28]+[.AK28]" office:value-type="float" office:value="4703.117" calcext:value-type="float">
            <text:p>4703.117</text:p>
          </table:table-cell>
          <table:table-cell table:formula="of:=AVERAGE([.AQ28];[.AT28];[.AW28])" office:value-type="float" office:value="641.833333333333" calcext:value-type="float">
            <text:p>641.833333333333</text:p>
          </table:table-cell>
          <table:table-cell table:formula="of:=AVERAGE([.AR28];[.AU28];[.AX28])" office:value-type="float" office:value="756.234666666667" calcext:value-type="float">
            <text:p>756.234666666667</text:p>
          </table:table-cell>
          <table:table-cell table:formula="of:=AVERAGE([.AS28];[.AV28];[.AY28])" office:value-type="float" office:value="4464.00733333333" calcext:value-type="float">
            <text:p>4464.00733333333</text:p>
          </table:table-cell>
          <table:table-cell table:number-columns-repeated="2"/>
          <table:table-cell table:formula="of:=[.CG28]-[.BS28]" office:value-type="float" office:value="45.8" calcext:value-type="float">
            <text:p>45.8</text:p>
          </table:table-cell>
          <table:table-cell table:formula="of:=[.CH28]-[.BT28]" office:value-type="float" office:value="48.5619999999999" calcext:value-type="float">
            <text:p>48.5619999999999</text:p>
          </table:table-cell>
          <table:table-cell table:formula="of:=[.CI28]-[.BU28]" office:value-type="float" office:value="181.582" calcext:value-type="float">
            <text:p>181.582</text:p>
          </table:table-cell>
          <table:table-cell table:formula="of:=[.CJ28]-[.BV28]" office:value-type="float" office:value="47.8" calcext:value-type="float">
            <text:p>47.8</text:p>
          </table:table-cell>
          <table:table-cell table:formula="of:=[.CK28]-[.BW28]" office:value-type="float" office:value="49.454" calcext:value-type="float">
            <text:p>49.454</text:p>
          </table:table-cell>
          <table:table-cell table:formula="of:=[.CL28]-[.BX28]" office:value-type="float" office:value="187.195" calcext:value-type="float">
            <text:p>187.195</text:p>
          </table:table-cell>
          <table:table-cell table:formula="of:=[.CM28]-[.BY28]" office:value-type="float" office:value="47.7" calcext:value-type="float">
            <text:p>47.7</text:p>
          </table:table-cell>
          <table:table-cell table:formula="of:=[.CN28]-[.BZ28]" office:value-type="float" office:value="49.4720000000001" calcext:value-type="float">
            <text:p>49.4720000000001</text:p>
          </table:table-cell>
          <table:table-cell table:formula="of:=[.CO28]-[.CA28]" office:value-type="float" office:value="187.195" calcext:value-type="float">
            <text:p>187.195</text:p>
          </table:table-cell>
          <table:table-cell table:formula="of:=AVERAGE([.BE28];[.BH28];[.BK28])" office:value-type="float" office:value="47.1" calcext:value-type="float">
            <text:p>47.1</text:p>
          </table:table-cell>
          <table:table-cell table:formula="of:=AVERAGE([.BF28];[.BI28];[.BL28])" office:value-type="float" office:value="49.1626666666666" calcext:value-type="float">
            <text:p>49.1626666666666</text:p>
          </table:table-cell>
          <table:table-cell table:formula="of:=AVERAGE([.BG28];[.BJ28];[.BM28])" office:value-type="float" office:value="185.324" calcext:value-type="float">
            <text:p>185.324</text:p>
          </table:table-cell>
          <table:table-cell table:number-columns-repeated="2"/>
          <table:table-cell office:value-type="float" office:value="447.8" calcext:value-type="float">
            <text:p>447.8</text:p>
          </table:table-cell>
          <table:table-cell office:value-type="float" office:value="1041.055" calcext:value-type="float">
            <text:p>1041.055</text:p>
          </table:table-cell>
          <table:table-cell office:value-type="float" office:value="10511.723" calcext:value-type="float">
            <text:p>10511.723</text:p>
          </table:table-cell>
          <table:table-cell office:value-type="float" office:value="419.8" calcext:value-type="float">
            <text:p>419.8</text:p>
          </table:table-cell>
          <table:table-cell office:value-type="float" office:value="921.73" calcext:value-type="float">
            <text:p>921.73</text:p>
          </table:table-cell>
          <table:table-cell office:value-type="float" office:value="9834.043" calcext:value-type="float">
            <text:p>9834.043</text:p>
          </table:table-cell>
          <table:table-cell office:value-type="float" office:value="439.5" calcext:value-type="float">
            <text:p>439.5</text:p>
          </table:table-cell>
          <table:table-cell office:value-type="float" office:value="951.098" calcext:value-type="float">
            <text:p>951.098</text:p>
          </table:table-cell>
          <table:table-cell office:value-type="float" office:value="9826.141" calcext:value-type="float">
            <text:p>9826.141</text:p>
          </table:table-cell>
          <table:table-cell table:formula="of:=AVERAGE([.BS28];[.BV28];[.BY28])" office:value-type="float" office:value="435.7" calcext:value-type="float">
            <text:p>435.7</text:p>
          </table:table-cell>
          <table:table-cell table:formula="of:=AVERAGE([.BT28];[.BW28];[.BZ28])" office:value-type="float" office:value="971.294333333333" calcext:value-type="float">
            <text:p>971.294333333333</text:p>
          </table:table-cell>
          <table:table-cell table:formula="of:=AVERAGE([.BU28];[.BX28];[.CA28])" office:value-type="float" office:value="10057.3023333333" calcext:value-type="float">
            <text:p>10057.3023333333</text:p>
          </table:table-cell>
          <table:table-cell table:number-columns-repeated="2"/>
          <table:table-cell office:value-type="float" office:value="493.6" calcext:value-type="float">
            <text:p>493.6</text:p>
          </table:table-cell>
          <table:table-cell office:value-type="float" office:value="1089.617" calcext:value-type="float">
            <text:p>1089.617</text:p>
          </table:table-cell>
          <table:table-cell office:value-type="float" office:value="10693.305" calcext:value-type="float">
            <text:p>10693.305</text:p>
          </table:table-cell>
          <table:table-cell office:value-type="float" office:value="467.6" calcext:value-type="float">
            <text:p>467.6</text:p>
          </table:table-cell>
          <table:table-cell office:value-type="float" office:value="971.184" calcext:value-type="float">
            <text:p>971.184</text:p>
          </table:table-cell>
          <table:table-cell office:value-type="float" office:value="10021.238" calcext:value-type="float">
            <text:p>10021.238</text:p>
          </table:table-cell>
          <table:table-cell office:value-type="float" office:value="487.2" calcext:value-type="float">
            <text:p>487.2</text:p>
          </table:table-cell>
          <table:table-cell office:value-type="float" office:value="1000.57" calcext:value-type="float">
            <text:p>1000.57</text:p>
          </table:table-cell>
          <table:table-cell office:value-type="float" office:value="10013.336" calcext:value-type="float">
            <text:p>10013.336</text:p>
          </table:table-cell>
          <table:table-cell table:formula="of:=AVERAGE([.CG28];[.CJ28];[.CM28])" office:value-type="float" office:value="482.8" calcext:value-type="float">
            <text:p>482.8</text:p>
          </table:table-cell>
          <table:table-cell table:formula="of:=AVERAGE([.CH28];[.CK28];[.CN28])" office:value-type="float" office:value="1020.457" calcext:value-type="float">
            <text:p>1020.457</text:p>
          </table:table-cell>
          <table:table-cell table:formula="of:=AVERAGE([.CI28];[.CL28];[.CO28])" office:value-type="float" office:value="10242.6263333333" calcext:value-type="float">
            <text:p>10242.6263333333</text:p>
          </table:table-cell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331.871" calcext:value-type="float">
            <text:p>331.871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41" calcext:value-type="float">
            <text:p>241</text:p>
          </table:table-cell>
          <table:table-cell office:value-type="float" office:value="345.152" calcext:value-type="float">
            <text:p>345.152</text:p>
          </table:table-cell>
          <table:table-cell office:value-type="float" office:value="635.523" calcext:value-type="float">
            <text:p>635.523</text:p>
          </table:table-cell>
          <table:table-cell office:value-type="float" office:value="205.5" calcext:value-type="float">
            <text:p>205.5</text:p>
          </table:table-cell>
          <table:table-cell office:value-type="float" office:value="355.293" calcext:value-type="float">
            <text:p>355.293</text:p>
          </table:table-cell>
          <table:table-cell office:value-type="float" office:value="651.023" calcext:value-type="float">
            <text:p>651.023</text:p>
          </table:table-cell>
          <table:table-cell table:formula="of:=AVERAGE([.A29];[.D29];[.G29])" office:value-type="float" office:value="211.633333333333" calcext:value-type="float">
            <text:p>211.633333333333</text:p>
          </table:table-cell>
          <table:table-cell table:formula="of:=AVERAGE([.B29];[.E29];[.H29])" office:value-type="float" office:value="344.105333333333" calcext:value-type="float">
            <text:p>344.105333333333</text:p>
          </table:table-cell>
          <table:table-cell table:formula="of:=AVERAGE([.C29];[.F29];[.I29])" office:value-type="float" office:value="635.689666666667" calcext:value-type="float">
            <text:p>635.689666666667</text:p>
          </table:table-cell>
          <table:table-cell table:number-columns-repeated="2"/>
          <table:table-cell office:value-type="float" office:value="169.5" calcext:value-type="float">
            <text:p>169.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office:value-type="float" office:value="219.2" calcext:value-type="float">
            <text:p>219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172" calcext:value-type="float">
            <text:p>86.172</text:p>
          </table:table-cell>
          <table:table-cell office:value-type="float" office:value="189.1" calcext:value-type="float">
            <text:p>189.1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table:formula="of:=AVERAGE([.O29];[.R29];[.U29])" office:value-type="float" office:value="192.6" calcext:value-type="float">
            <text:p>192.6</text:p>
          </table:table-cell>
          <table:table-cell table:formula="of:=AVERAGE([.P29];[.S29];[.V29])" office:value-type="float" office:value="35.3136666666667" calcext:value-type="float">
            <text:p>35.3136666666667</text:p>
          </table:table-cell>
          <table:table-cell table:formula="of:=AVERAGE([.Q29];[.T29];[.W29])" office:value-type="float" office:value="85.91" calcext:value-type="float">
            <text:p>85.91</text:p>
          </table:table-cell>
          <table:table-cell table:number-columns-repeated="2"/>
          <table:table-cell office:value-type="float" office:value="265.4" calcext:value-type="float">
            <text:p>265.4</text:p>
          </table:table-cell>
          <table:table-cell office:value-type="float" office:value="328.973" calcext:value-type="float">
            <text:p>328.973</text:p>
          </table:table-cell>
          <table:table-cell office:value-type="float" office:value="3301.68" calcext:value-type="float">
            <text:p>3301.68</text:p>
          </table:table-cell>
          <table:table-cell office:value-type="float" office:value="148.2" calcext:value-type="float">
            <text:p>148.2</text:p>
          </table:table-cell>
          <table:table-cell office:value-type="float" office:value="328.762" calcext:value-type="float">
            <text:p>328.762</text:p>
          </table:table-cell>
          <table:table-cell office:value-type="float" office:value="3301.652" calcext:value-type="float">
            <text:p>3301.652</text:p>
          </table:table-cell>
          <table:table-cell office:value-type="float" office:value="252.5" calcext:value-type="float">
            <text:p>252.5</text:p>
          </table:table-cell>
          <table:table-cell office:value-type="float" office:value="405.422" calcext:value-type="float">
            <text:p>405.422</text:p>
          </table:table-cell>
          <table:table-cell office:value-type="float" office:value="3968.453" calcext:value-type="float">
            <text:p>3968.453</text:p>
          </table:table-cell>
          <table:table-cell table:formula="of:=AVERAGE([.AC29];[.AF29];[.AI29])" office:value-type="float" office:value="222.033333333333" calcext:value-type="float">
            <text:p>222.033333333333</text:p>
          </table:table-cell>
          <table:table-cell table:formula="of:=AVERAGE([.AD29];[.AG29];[.AJ29])" office:value-type="float" office:value="354.385666666667" calcext:value-type="float">
            <text:p>354.385666666667</text:p>
          </table:table-cell>
          <table:table-cell table:formula="of:=AVERAGE([.AE29];[.AH29];[.AK29])" office:value-type="float" office:value="3523.92833333333" calcext:value-type="float">
            <text:p>3523.92833333333</text:p>
          </table:table-cell>
          <table:table-cell table:number-columns-repeated="2"/>
          <table:table-cell table:formula="of:=[.A29]+[.O29]+[.AC29]" office:value-type="float" office:value="623.3" calcext:value-type="float">
            <text:p>623.3</text:p>
          </table:table-cell>
          <table:table-cell table:formula="of:=[.B29]+[.P29]+[.AD29]" office:value-type="float" office:value="696.242" calcext:value-type="float">
            <text:p>696.242</text:p>
          </table:table-cell>
          <table:table-cell table:formula="of:=[.C29]+[.Q29]+[.AE29]" office:value-type="float" office:value="4008.113" calcext:value-type="float">
            <text:p>4008.113</text:p>
          </table:table-cell>
          <table:table-cell table:formula="of:=[.D29]+[.R29]+[.AF29]" office:value-type="float" office:value="608.4" calcext:value-type="float">
            <text:p>608.4</text:p>
          </table:table-cell>
          <table:table-cell table:formula="of:=[.E29]+[.S29]+[.AG29]" office:value-type="float" office:value="709.059" calcext:value-type="float">
            <text:p>709.059</text:p>
          </table:table-cell>
          <table:table-cell table:formula="of:=[.F29]+[.T29]+[.AH29]" office:value-type="float" office:value="4023.347" calcext:value-type="float">
            <text:p>4023.347</text:p>
          </table:table-cell>
          <table:table-cell table:formula="of:=[.G29]+[.U29]+[.AI29]" office:value-type="float" office:value="647.1" calcext:value-type="float">
            <text:p>647.1</text:p>
          </table:table-cell>
          <table:table-cell table:formula="of:=[.H29]+[.V29]+[.AJ29]" office:value-type="float" office:value="796.113" calcext:value-type="float">
            <text:p>796.113</text:p>
          </table:table-cell>
          <table:table-cell table:formula="of:=[.I29]+[.W29]+[.AK29]" office:value-type="float" office:value="4705.124" calcext:value-type="float">
            <text:p>4705.124</text:p>
          </table:table-cell>
          <table:table-cell table:formula="of:=AVERAGE([.AQ29];[.AT29];[.AW29])" office:value-type="float" office:value="626.266666666667" calcext:value-type="float">
            <text:p>626.266666666667</text:p>
          </table:table-cell>
          <table:table-cell table:formula="of:=AVERAGE([.AR29];[.AU29];[.AX29])" office:value-type="float" office:value="733.804666666667" calcext:value-type="float">
            <text:p>733.804666666667</text:p>
          </table:table-cell>
          <table:table-cell table:formula="of:=AVERAGE([.AS29];[.AV29];[.AY29])" office:value-type="float" office:value="4245.528" calcext:value-type="float">
            <text:p>4245.528</text:p>
          </table:table-cell>
          <table:table-cell table:number-columns-repeated="2"/>
          <table:table-cell table:formula="of:=[.CG29]-[.BS29]" office:value-type="float" office:value="46.4" calcext:value-type="float">
            <text:p>46.4</text:p>
          </table:table-cell>
          <table:table-cell table:formula="of:=[.CH29]-[.BT29]" office:value-type="float" office:value="50.531" calcext:value-type="float">
            <text:p>50.531</text:p>
          </table:table-cell>
          <table:table-cell table:formula="of:=[.CI29]-[.BU29]" office:value-type="float" office:value="187.195" calcext:value-type="float">
            <text:p>187.195</text:p>
          </table:table-cell>
          <table:table-cell table:formula="of:=[.CJ29]-[.BV29]" office:value-type="float" office:value="48.7" calcext:value-type="float">
            <text:p>48.7</text:p>
          </table:table-cell>
          <table:table-cell table:formula="of:=[.CK29]-[.BW29]" office:value-type="float" office:value="49.453" calcext:value-type="float">
            <text:p>49.453</text:p>
          </table:table-cell>
          <table:table-cell table:formula="of:=[.CL29]-[.BX29]" office:value-type="float" office:value="187.196" calcext:value-type="float">
            <text:p>187.196</text:p>
          </table:table-cell>
          <table:table-cell table:formula="of:=[.CM29]-[.BY29]" office:value-type="float" office:value="46.4" calcext:value-type="float">
            <text:p>46.4</text:p>
          </table:table-cell>
          <table:table-cell table:formula="of:=[.CN29]-[.BZ29]" office:value-type="float" office:value="49.711" calcext:value-type="float">
            <text:p>49.711</text:p>
          </table:table-cell>
          <table:table-cell table:formula="of:=[.CO29]-[.CA29]" office:value-type="float" office:value="187.711000000001" calcext:value-type="float">
            <text:p>187.711000000001</text:p>
          </table:table-cell>
          <table:table-cell table:formula="of:=AVERAGE([.BE29];[.BH29];[.BK29])" office:value-type="float" office:value="47.1666666666667" calcext:value-type="float">
            <text:p>47.1666666666667</text:p>
          </table:table-cell>
          <table:table-cell table:formula="of:=AVERAGE([.BF29];[.BI29];[.BL29])" office:value-type="float" office:value="49.8983333333333" calcext:value-type="float">
            <text:p>49.8983333333333</text:p>
          </table:table-cell>
          <table:table-cell table:formula="of:=AVERAGE([.BG29];[.BJ29];[.BM29])" office:value-type="float" office:value="187.367333333334" calcext:value-type="float">
            <text:p>187.367333333334</text:p>
          </table:table-cell>
          <table:table-cell table:number-columns-repeated="2"/>
          <table:table-cell office:value-type="float" office:value="277.7" calcext:value-type="float">
            <text:p>277.7</text:p>
          </table:table-cell>
          <table:table-cell office:value-type="float" office:value="1047.457" calcext:value-type="float">
            <text:p>1047.457</text:p>
          </table:table-cell>
          <table:table-cell office:value-type="float" office:value="11129.414" calcext:value-type="float">
            <text:p>11129.414</text:p>
          </table:table-cell>
          <table:table-cell office:value-type="float" office:value="357" calcext:value-type="float">
            <text:p>357</text:p>
          </table:table-cell>
          <table:table-cell office:value-type="float" office:value="828.008" calcext:value-type="float">
            <text:p>828.008</text:p>
          </table:table-cell>
          <table:table-cell office:value-type="float" office:value="8528.156" calcext:value-type="float">
            <text:p>8528.156</text:p>
          </table:table-cell>
          <table:table-cell office:value-type="float" office:value="245.7" calcext:value-type="float">
            <text:p>245.7</text:p>
          </table:table-cell>
          <table:table-cell office:value-type="float" office:value="967.867" calcext:value-type="float">
            <text:p>967.867</text:p>
          </table:table-cell>
          <table:table-cell office:value-type="float" office:value="9840.113" calcext:value-type="float">
            <text:p>9840.113</text:p>
          </table:table-cell>
          <table:table-cell table:formula="of:=AVERAGE([.BS29];[.BV29];[.BY29])" office:value-type="float" office:value="293.466666666667" calcext:value-type="float">
            <text:p>293.466666666667</text:p>
          </table:table-cell>
          <table:table-cell table:formula="of:=AVERAGE([.BT29];[.BW29];[.BZ29])" office:value-type="float" office:value="947.777333333334" calcext:value-type="float">
            <text:p>947.777333333334</text:p>
          </table:table-cell>
          <table:table-cell table:formula="of:=AVERAGE([.BU29];[.BX29];[.CA29])" office:value-type="float" office:value="9832.561" calcext:value-type="float">
            <text:p>9832.561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1097.988" calcext:value-type="float">
            <text:p>1097.988</text:p>
          </table:table-cell>
          <table:table-cell office:value-type="float" office:value="11316.609" calcext:value-type="float">
            <text:p>11316.609</text:p>
          </table:table-cell>
          <table:table-cell office:value-type="float" office:value="405.7" calcext:value-type="float">
            <text:p>405.7</text:p>
          </table:table-cell>
          <table:table-cell office:value-type="float" office:value="877.461" calcext:value-type="float">
            <text:p>877.461</text:p>
          </table:table-cell>
          <table:table-cell office:value-type="float" office:value="8715.352" calcext:value-type="float">
            <text:p>8715.352</text:p>
          </table:table-cell>
          <table:table-cell office:value-type="float" office:value="292.1" calcext:value-type="float">
            <text:p>292.1</text:p>
          </table:table-cell>
          <table:table-cell office:value-type="float" office:value="1017.578" calcext:value-type="float">
            <text:p>1017.578</text:p>
          </table:table-cell>
          <table:table-cell office:value-type="float" office:value="10027.824" calcext:value-type="float">
            <text:p>10027.824</text:p>
          </table:table-cell>
          <table:table-cell table:formula="of:=AVERAGE([.CG29];[.CJ29];[.CM29])" office:value-type="float" office:value="340.633333333333" calcext:value-type="float">
            <text:p>340.633333333333</text:p>
          </table:table-cell>
          <table:table-cell table:formula="of:=AVERAGE([.CH29];[.CK29];[.CN29])" office:value-type="float" office:value="997.675666666667" calcext:value-type="float">
            <text:p>997.675666666667</text:p>
          </table:table-cell>
          <table:table-cell table:formula="of:=AVERAGE([.CI29];[.CL29];[.CO29])" office:value-type="float" office:value="10019.9283333333" calcext:value-type="float">
            <text:p>10019.9283333333</text:p>
          </table:table-cell>
        </table:table-row>
        <table:table-row table:style-name="ro1">
          <table:table-cell office:value-type="float" office:value="216.5" calcext:value-type="float">
            <text:p>216.5</text:p>
          </table:table-cell>
          <table:table-cell office:value-type="float" office:value="332.512" calcext:value-type="float">
            <text:p>332.512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79.4" calcext:value-type="float">
            <text:p>179.4</text:p>
          </table:table-cell>
          <table:table-cell office:value-type="float" office:value="345.879" calcext:value-type="float">
            <text:p>345.879</text:p>
          </table:table-cell>
          <table:table-cell office:value-type="float" office:value="635.523" calcext:value-type="float">
            <text:p>635.523</text:p>
          </table:table-cell>
          <table:table-cell office:value-type="float" office:value="205.5" calcext:value-type="float">
            <text:p>205.5</text:p>
          </table:table-cell>
          <table:table-cell office:value-type="float" office:value="355.27" calcext:value-type="float">
            <text:p>355.27</text:p>
          </table:table-cell>
          <table:table-cell office:value-type="float" office:value="651.023" calcext:value-type="float">
            <text:p>651.023</text:p>
          </table:table-cell>
          <table:table-cell table:formula="of:=AVERAGE([.A30];[.D30];[.G30])" office:value-type="float" office:value="200.466666666667" calcext:value-type="float">
            <text:p>200.466666666667</text:p>
          </table:table-cell>
          <table:table-cell table:formula="of:=AVERAGE([.B30];[.E30];[.H30])" office:value-type="float" office:value="344.553666666667" calcext:value-type="float">
            <text:p>344.553666666667</text:p>
          </table:table-cell>
          <table:table-cell table:formula="of:=AVERAGE([.C30];[.F30];[.I30])" office:value-type="float" office:value="635.689666666667" calcext:value-type="float">
            <text:p>635.689666666667</text:p>
          </table:table-cell>
          <table:table-cell table:number-columns-repeated="2"/>
          <table:table-cell office:value-type="float" office:value="199.6" calcext:value-type="float">
            <text:p>19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65" calcext:value-type="float">
            <text:p>165</text:p>
          </table:table-cell>
          <table:table-cell office:value-type="float" office:value="35.652" calcext:value-type="float">
            <text:p>35.652</text:p>
          </table:table-cell>
          <table:table-cell office:value-type="float" office:value="85.648" calcext:value-type="float">
            <text:p>85.648</text:p>
          </table:table-cell>
          <table:table-cell office:value-type="float" office:value="191.7" calcext:value-type="float">
            <text:p>191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172" calcext:value-type="float">
            <text:p>86.172</text:p>
          </table:table-cell>
          <table:table-cell table:formula="of:=AVERAGE([.O30];[.R30];[.U30])" office:value-type="float" office:value="185.433333333333" calcext:value-type="float">
            <text:p>185.433333333333</text:p>
          </table:table-cell>
          <table:table-cell table:formula="of:=AVERAGE([.P30];[.S30];[.V30])" office:value-type="float" office:value="35.314" calcext:value-type="float">
            <text:p>35.314</text:p>
          </table:table-cell>
          <table:table-cell table:formula="of:=AVERAGE([.Q30];[.T30];[.W30])" office:value-type="float" office:value="85.8226666666667" calcext:value-type="float">
            <text:p>85.8226666666667</text:p>
          </table:table-cell>
          <table:table-cell table:number-columns-repeated="2"/>
          <table:table-cell office:value-type="float" office:value="157.7" calcext:value-type="float">
            <text:p>157.7</text:p>
          </table:table-cell>
          <table:table-cell office:value-type="float" office:value="395.012" calcext:value-type="float">
            <text:p>395.012</text:p>
          </table:table-cell>
          <table:table-cell office:value-type="float" office:value="3958.777" calcext:value-type="float">
            <text:p>3958.777</text:p>
          </table:table-cell>
          <table:table-cell office:value-type="float" office:value="301.6" calcext:value-type="float">
            <text:p>301.6</text:p>
          </table:table-cell>
          <table:table-cell office:value-type="float" office:value="394.059" calcext:value-type="float">
            <text:p>394.059</text:p>
          </table:table-cell>
          <table:table-cell office:value-type="float" office:value="3958.234" calcext:value-type="float">
            <text:p>3958.234</text:p>
          </table:table-cell>
          <table:table-cell office:value-type="float" office:value="269.3" calcext:value-type="float">
            <text:p>269.3</text:p>
          </table:table-cell>
          <table:table-cell office:value-type="float" office:value="401.422" calcext:value-type="float">
            <text:p>401.422</text:p>
          </table:table-cell>
          <table:table-cell office:value-type="float" office:value="3964.453" calcext:value-type="float">
            <text:p>3964.453</text:p>
          </table:table-cell>
          <table:table-cell table:formula="of:=AVERAGE([.AC30];[.AF30];[.AI30])" office:value-type="float" office:value="242.866666666667" calcext:value-type="float">
            <text:p>242.866666666667</text:p>
          </table:table-cell>
          <table:table-cell table:formula="of:=AVERAGE([.AD30];[.AG30];[.AJ30])" office:value-type="float" office:value="396.831" calcext:value-type="float">
            <text:p>396.831</text:p>
          </table:table-cell>
          <table:table-cell table:formula="of:=AVERAGE([.AE30];[.AH30];[.AK30])" office:value-type="float" office:value="3960.488" calcext:value-type="float">
            <text:p>3960.488</text:p>
          </table:table-cell>
          <table:table-cell table:number-columns-repeated="2"/>
          <table:table-cell table:formula="of:=[.A30]+[.O30]+[.AC30]" office:value-type="float" office:value="573.8" calcext:value-type="float">
            <text:p>573.8</text:p>
          </table:table-cell>
          <table:table-cell table:formula="of:=[.B30]+[.P30]+[.AD30]" office:value-type="float" office:value="762.669" calcext:value-type="float">
            <text:p>762.669</text:p>
          </table:table-cell>
          <table:table-cell table:formula="of:=[.C30]+[.Q30]+[.AE30]" office:value-type="float" office:value="4664.948" calcext:value-type="float">
            <text:p>4664.948</text:p>
          </table:table-cell>
          <table:table-cell table:formula="of:=[.D30]+[.R30]+[.AF30]" office:value-type="float" office:value="646" calcext:value-type="float">
            <text:p>646</text:p>
          </table:table-cell>
          <table:table-cell table:formula="of:=[.E30]+[.S30]+[.AG30]" office:value-type="float" office:value="775.59" calcext:value-type="float">
            <text:p>775.59</text:p>
          </table:table-cell>
          <table:table-cell table:formula="of:=[.F30]+[.T30]+[.AH30]" office:value-type="float" office:value="4679.405" calcext:value-type="float">
            <text:p>4679.405</text:p>
          </table:table-cell>
          <table:table-cell table:formula="of:=[.G30]+[.U30]+[.AI30]" office:value-type="float" office:value="666.5" calcext:value-type="float">
            <text:p>666.5</text:p>
          </table:table-cell>
          <table:table-cell table:formula="of:=[.H30]+[.V30]+[.AJ30]" office:value-type="float" office:value="791.837" calcext:value-type="float">
            <text:p>791.837</text:p>
          </table:table-cell>
          <table:table-cell table:formula="of:=[.I30]+[.W30]+[.AK30]" office:value-type="float" office:value="4701.648" calcext:value-type="float">
            <text:p>4701.648</text:p>
          </table:table-cell>
          <table:table-cell table:formula="of:=AVERAGE([.AQ30];[.AT30];[.AW30])" office:value-type="float" office:value="628.766666666667" calcext:value-type="float">
            <text:p>628.766666666667</text:p>
          </table:table-cell>
          <table:table-cell table:formula="of:=AVERAGE([.AR30];[.AU30];[.AX30])" office:value-type="float" office:value="776.698666666667" calcext:value-type="float">
            <text:p>776.698666666667</text:p>
          </table:table-cell>
          <table:table-cell table:formula="of:=AVERAGE([.AS30];[.AV30];[.AY30])" office:value-type="float" office:value="4682.00033333333" calcext:value-type="float">
            <text:p>4682.00033333333</text:p>
          </table:table-cell>
          <table:table-cell table:number-columns-repeated="2"/>
          <table:table-cell table:formula="of:=[.CG30]-[.BS30]" office:value-type="float" office:value="49.6" calcext:value-type="float">
            <text:p>49.6</text:p>
          </table:table-cell>
          <table:table-cell table:formula="of:=[.CH30]-[.BT30]" office:value-type="float" office:value="50.5310000000001" calcext:value-type="float">
            <text:p>50.5310000000001</text:p>
          </table:table-cell>
          <table:table-cell table:formula="of:=[.CI30]-[.BU30]" office:value-type="float" office:value="187.323999999999" calcext:value-type="float">
            <text:p>187.323999999999</text:p>
          </table:table-cell>
          <table:table-cell table:formula="of:=[.CJ30]-[.BV30]" office:value-type="float" office:value="50.9" calcext:value-type="float">
            <text:p>50.9</text:p>
          </table:table-cell>
          <table:table-cell table:formula="of:=[.CK30]-[.BW30]" office:value-type="float" office:value="49.4530000000001" calcext:value-type="float">
            <text:p>49.4530000000001</text:p>
          </table:table-cell>
          <table:table-cell table:formula="of:=[.CL30]-[.BX30]" office:value-type="float" office:value="187.196" calcext:value-type="float">
            <text:p>187.196</text:p>
          </table:table-cell>
          <table:table-cell table:formula="of:=[.CM30]-[.BY30]" office:value-type="float" office:value="46.9" calcext:value-type="float">
            <text:p>46.9</text:p>
          </table:table-cell>
          <table:table-cell table:formula="of:=[.CN30]-[.BZ30]" office:value-type="float" office:value="47.472" calcext:value-type="float">
            <text:p>47.472</text:p>
          </table:table-cell>
          <table:table-cell table:formula="of:=[.CO30]-[.CA30]" office:value-type="float" office:value="185.196" calcext:value-type="float">
            <text:p>185.196</text:p>
          </table:table-cell>
          <table:table-cell table:formula="of:=AVERAGE([.BE30];[.BH30];[.BK30])" office:value-type="float" office:value="49.1333333333333" calcext:value-type="float">
            <text:p>49.1333333333333</text:p>
          </table:table-cell>
          <table:table-cell table:formula="of:=AVERAGE([.BF30];[.BI30];[.BL30])" office:value-type="float" office:value="49.152" calcext:value-type="float">
            <text:p>49.152</text:p>
          </table:table-cell>
          <table:table-cell table:formula="of:=AVERAGE([.BG30];[.BJ30];[.BM30])" office:value-type="float" office:value="186.572" calcext:value-type="float">
            <text:p>186.572</text:p>
          </table:table-cell>
          <table:table-cell table:number-columns-repeated="2"/>
          <table:table-cell office:value-type="float" office:value="199.6" calcext:value-type="float">
            <text:p>199.6</text:p>
          </table:table-cell>
          <table:table-cell office:value-type="float" office:value="871.637" calcext:value-type="float">
            <text:p>871.637</text:p>
          </table:table-cell>
          <table:table-cell office:value-type="float" office:value="9156.789" calcext:value-type="float">
            <text:p>9156.789</text:p>
          </table:table-cell>
          <table:table-cell office:value-type="float" office:value="389.4" calcext:value-type="float">
            <text:p>389.4</text:p>
          </table:table-cell>
          <table:table-cell office:value-type="float" office:value="815.91" calcext:value-type="float">
            <text:p>815.91</text:p>
          </table:table-cell>
          <table:table-cell office:value-type="float" office:value="8530.23" calcext:value-type="float">
            <text:p>8530.23</text:p>
          </table:table-cell>
          <table:table-cell office:value-type="float" office:value="435.8" calcext:value-type="float">
            <text:p>435.8</text:p>
          </table:table-cell>
          <table:table-cell office:value-type="float" office:value="838.301" calcext:value-type="float">
            <text:p>838.301</text:p>
          </table:table-cell>
          <table:table-cell office:value-type="float" office:value="8534.312" calcext:value-type="float">
            <text:p>8534.312</text:p>
          </table:table-cell>
          <table:table-cell table:formula="of:=AVERAGE([.BS30];[.BV30];[.BY30])" office:value-type="float" office:value="341.6" calcext:value-type="float">
            <text:p>341.6</text:p>
          </table:table-cell>
          <table:table-cell table:formula="of:=AVERAGE([.BT30];[.BW30];[.BZ30])" office:value-type="float" office:value="841.949333333333" calcext:value-type="float">
            <text:p>841.949333333333</text:p>
          </table:table-cell>
          <table:table-cell table:formula="of:=AVERAGE([.BU30];[.BX30];[.CA30])" office:value-type="float" office:value="8740.44366666667" calcext:value-type="float">
            <text:p>8740.44366666667</text:p>
          </table:table-cell>
          <table:table-cell table:number-columns-repeated="2"/>
          <table:table-cell office:value-type="float" office:value="249.2" calcext:value-type="float">
            <text:p>249.2</text:p>
          </table:table-cell>
          <table:table-cell office:value-type="float" office:value="922.168" calcext:value-type="float">
            <text:p>922.168</text:p>
          </table:table-cell>
          <table:table-cell office:value-type="float" office:value="9344.113" calcext:value-type="float">
            <text:p>9344.113</text:p>
          </table:table-cell>
          <table:table-cell office:value-type="float" office:value="440.3" calcext:value-type="float">
            <text:p>440.3</text:p>
          </table:table-cell>
          <table:table-cell office:value-type="float" office:value="865.363" calcext:value-type="float">
            <text:p>865.363</text:p>
          </table:table-cell>
          <table:table-cell office:value-type="float" office:value="8717.426" calcext:value-type="float">
            <text:p>8717.426</text:p>
          </table:table-cell>
          <table:table-cell office:value-type="float" office:value="482.7" calcext:value-type="float">
            <text:p>482.7</text:p>
          </table:table-cell>
          <table:table-cell office:value-type="float" office:value="885.773" calcext:value-type="float">
            <text:p>885.773</text:p>
          </table:table-cell>
          <table:table-cell office:value-type="float" office:value="8719.508" calcext:value-type="float">
            <text:p>8719.508</text:p>
          </table:table-cell>
          <table:table-cell table:formula="of:=AVERAGE([.CG30];[.CJ30];[.CM30])" office:value-type="float" office:value="390.733333333333" calcext:value-type="float">
            <text:p>390.733333333333</text:p>
          </table:table-cell>
          <table:table-cell table:formula="of:=AVERAGE([.CH30];[.CK30];[.CN30])" office:value-type="float" office:value="891.101333333334" calcext:value-type="float">
            <text:p>891.101333333334</text:p>
          </table:table-cell>
          <table:table-cell table:formula="of:=AVERAGE([.CI30];[.CL30];[.CO30])" office:value-type="float" office:value="8927.01566666667" calcext:value-type="float">
            <text:p>8927.0156666666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9.965" calcext:value-type="float">
            <text:p>329.965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20.6" calcext:value-type="float">
            <text:p>220.6</text:p>
          </table:table-cell>
          <table:table-cell office:value-type="float" office:value="345.047" calcext:value-type="float">
            <text:p>345.047</text:p>
          </table:table-cell>
          <table:table-cell office:value-type="float" office:value="635.523" calcext:value-type="float">
            <text:p>635.523</text:p>
          </table:table-cell>
          <table:table-cell office:value-type="float" office:value="230.4" calcext:value-type="float">
            <text:p>230.4</text:p>
          </table:table-cell>
          <table:table-cell office:value-type="float" office:value="356.289" calcext:value-type="float">
            <text:p>356.289</text:p>
          </table:table-cell>
          <table:table-cell office:value-type="float" office:value="651.023" calcext:value-type="float">
            <text:p>651.023</text:p>
          </table:table-cell>
          <table:table-cell table:formula="of:=AVERAGE([.A31];[.D31];[.G31])" office:value-type="float" office:value="218" calcext:value-type="float">
            <text:p>218</text:p>
          </table:table-cell>
          <table:table-cell table:formula="of:=AVERAGE([.B31];[.E31];[.H31])" office:value-type="float" office:value="343.767" calcext:value-type="float">
            <text:p>343.767</text:p>
          </table:table-cell>
          <table:table-cell table:formula="of:=AVERAGE([.C31];[.F31];[.I31])" office:value-type="float" office:value="635.689666666667" calcext:value-type="float">
            <text:p>635.689666666667</text:p>
          </table:table-cell>
          <table:table-cell table:number-columns-repeated="2"/>
          <table:table-cell office:value-type="float" office:value="188.2" calcext:value-type="float">
            <text:p>188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office:value-type="float" office:value="202.3" calcext:value-type="float">
            <text:p>202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10.4" calcext:value-type="float">
            <text:p>210.4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table:formula="of:=AVERAGE([.O31];[.R31];[.U31])" office:value-type="float" office:value="200.3" calcext:value-type="float">
            <text:p>200.3</text:p>
          </table:table-cell>
          <table:table-cell table:formula="of:=AVERAGE([.P31];[.S31];[.V31])" office:value-type="float" office:value="35.2293333333333" calcext:value-type="float">
            <text:p>35.2293333333333</text:p>
          </table:table-cell>
          <table:table-cell table:formula="of:=AVERAGE([.Q31];[.T31];[.W31])" office:value-type="float" office:value="85.6483333333333" calcext:value-type="float">
            <text:p>85.6483333333333</text:p>
          </table:table-cell>
          <table:table-cell table:number-columns-repeated="2"/>
          <table:table-cell office:value-type="float" office:value="265.5" calcext:value-type="float">
            <text:p>265.5</text:p>
          </table:table-cell>
          <table:table-cell office:value-type="float" office:value="405.328" calcext:value-type="float">
            <text:p>405.328</text:p>
          </table:table-cell>
          <table:table-cell office:value-type="float" office:value="3968.367" calcext:value-type="float">
            <text:p>3968.367</text:p>
          </table:table-cell>
          <table:table-cell office:value-type="float" office:value="171.6" calcext:value-type="float">
            <text:p>171.6</text:p>
          </table:table-cell>
          <table:table-cell office:value-type="float" office:value="326.66" calcext:value-type="float">
            <text:p>326.66</text:p>
          </table:table-cell>
          <table:table-cell office:value-type="float" office:value="3299.555" calcext:value-type="float">
            <text:p>3299.555</text:p>
          </table:table-cell>
          <table:table-cell office:value-type="float" office:value="201.4" calcext:value-type="float">
            <text:p>201.4</text:p>
          </table:table-cell>
          <table:table-cell office:value-type="float" office:value="403.422" calcext:value-type="float">
            <text:p>403.422</text:p>
          </table:table-cell>
          <table:table-cell office:value-type="float" office:value="3966.453" calcext:value-type="float">
            <text:p>3966.453</text:p>
          </table:table-cell>
          <table:table-cell table:formula="of:=AVERAGE([.AC31];[.AF31];[.AI31])" office:value-type="float" office:value="212.833333333333" calcext:value-type="float">
            <text:p>212.833333333333</text:p>
          </table:table-cell>
          <table:table-cell table:formula="of:=AVERAGE([.AD31];[.AG31];[.AJ31])" office:value-type="float" office:value="378.47" calcext:value-type="float">
            <text:p>378.47</text:p>
          </table:table-cell>
          <table:table-cell table:formula="of:=AVERAGE([.AE31];[.AH31];[.AK31])" office:value-type="float" office:value="3744.79166666667" calcext:value-type="float">
            <text:p>3744.79166666667</text:p>
          </table:table-cell>
          <table:table-cell table:number-columns-repeated="2"/>
          <table:table-cell table:formula="of:=[.A31]+[.O31]+[.AC31]" office:value-type="float" office:value="656.7" calcext:value-type="float">
            <text:p>656.7</text:p>
          </table:table-cell>
          <table:table-cell table:formula="of:=[.B31]+[.P31]+[.AD31]" office:value-type="float" office:value="770.438" calcext:value-type="float">
            <text:p>770.438</text:p>
          </table:table-cell>
          <table:table-cell table:formula="of:=[.C31]+[.Q31]+[.AE31]" office:value-type="float" office:value="4674.8" calcext:value-type="float">
            <text:p>4674.8</text:p>
          </table:table-cell>
          <table:table-cell table:formula="of:=[.D31]+[.R31]+[.AF31]" office:value-type="float" office:value="594.5" calcext:value-type="float">
            <text:p>594.5</text:p>
          </table:table-cell>
          <table:table-cell table:formula="of:=[.E31]+[.S31]+[.AG31]" office:value-type="float" office:value="706.852" calcext:value-type="float">
            <text:p>706.852</text:p>
          </table:table-cell>
          <table:table-cell table:formula="of:=[.F31]+[.T31]+[.AH31]" office:value-type="float" office:value="4020.465" calcext:value-type="float">
            <text:p>4020.465</text:p>
          </table:table-cell>
          <table:table-cell table:formula="of:=[.G31]+[.U31]+[.AI31]" office:value-type="float" office:value="642.2" calcext:value-type="float">
            <text:p>642.2</text:p>
          </table:table-cell>
          <table:table-cell table:formula="of:=[.H31]+[.V31]+[.AJ31]" office:value-type="float" office:value="795.109" calcext:value-type="float">
            <text:p>795.109</text:p>
          </table:table-cell>
          <table:table-cell table:formula="of:=[.I31]+[.W31]+[.AK31]" office:value-type="float" office:value="4703.124" calcext:value-type="float">
            <text:p>4703.124</text:p>
          </table:table-cell>
          <table:table-cell table:formula="of:=AVERAGE([.AQ31];[.AT31];[.AW31])" office:value-type="float" office:value="631.133333333333" calcext:value-type="float">
            <text:p>631.133333333333</text:p>
          </table:table-cell>
          <table:table-cell table:formula="of:=AVERAGE([.AR31];[.AU31];[.AX31])" office:value-type="float" office:value="757.466333333333" calcext:value-type="float">
            <text:p>757.466333333333</text:p>
          </table:table-cell>
          <table:table-cell table:formula="of:=AVERAGE([.AS31];[.AV31];[.AY31])" office:value-type="float" office:value="4466.12966666667" calcext:value-type="float">
            <text:p>4466.12966666667</text:p>
          </table:table-cell>
          <table:table-cell table:number-columns-repeated="2"/>
          <table:table-cell table:formula="of:=[.CG31]-[.BS31]" office:value-type="float" office:value="45.6" calcext:value-type="float">
            <text:p>45.6</text:p>
          </table:table-cell>
          <table:table-cell table:formula="of:=[.CH31]-[.BT31]" office:value-type="float" office:value="62.742" calcext:value-type="float">
            <text:p>62.742</text:p>
          </table:table-cell>
          <table:table-cell table:formula="of:=[.CI31]-[.BU31]" office:value-type="float" office:value="185.218999999999" calcext:value-type="float">
            <text:p>185.218999999999</text:p>
          </table:table-cell>
          <table:table-cell table:formula="of:=[.CJ31]-[.BV31]" office:value-type="float" office:value="48.4" calcext:value-type="float">
            <text:p>48.4</text:p>
          </table:table-cell>
          <table:table-cell table:formula="of:=[.CK31]-[.BW31]" office:value-type="float" office:value="46.7270000000001" calcext:value-type="float">
            <text:p>46.7270000000001</text:p>
          </table:table-cell>
          <table:table-cell table:formula="of:=[.CL31]-[.BX31]" office:value-type="float" office:value="186.68" calcext:value-type="float">
            <text:p>186.68</text:p>
          </table:table-cell>
          <table:table-cell table:formula="of:=[.CM31]-[.BY31]" office:value-type="float" office:value="45.2" calcext:value-type="float">
            <text:p>45.2</text:p>
          </table:table-cell>
          <table:table-cell table:formula="of:=[.CN31]-[.BZ31]" office:value-type="float" office:value="55.164" calcext:value-type="float">
            <text:p>55.164</text:p>
          </table:table-cell>
          <table:table-cell table:formula="of:=[.CO31]-[.CA31]" office:value-type="float" office:value="189.196" calcext:value-type="float">
            <text:p>189.196</text:p>
          </table:table-cell>
          <table:table-cell table:formula="of:=AVERAGE([.BE31];[.BH31];[.BK31])" office:value-type="float" office:value="46.4" calcext:value-type="float">
            <text:p>46.4</text:p>
          </table:table-cell>
          <table:table-cell table:formula="of:=AVERAGE([.BF31];[.BI31];[.BL31])" office:value-type="float" office:value="54.8776666666667" calcext:value-type="float">
            <text:p>54.8776666666667</text:p>
          </table:table-cell>
          <table:table-cell table:formula="of:=AVERAGE([.BG31];[.BJ31];[.BM31])" office:value-type="float" office:value="187.031666666666" calcext:value-type="float">
            <text:p>187.031666666666</text:p>
          </table:table-cell>
          <table:table-cell table:number-columns-repeated="2"/>
          <table:table-cell office:value-type="float" office:value="183.4" calcext:value-type="float">
            <text:p>183.4</text:p>
          </table:table-cell>
          <table:table-cell office:value-type="float" office:value="861.008" calcext:value-type="float">
            <text:p>861.008</text:p>
          </table:table-cell>
          <table:table-cell office:value-type="float" office:value="9185.715" calcext:value-type="float">
            <text:p>9185.715</text:p>
          </table:table-cell>
          <table:table-cell office:value-type="float" office:value="238.7" calcext:value-type="float">
            <text:p>238.7</text:p>
          </table:table-cell>
          <table:table-cell office:value-type="float" office:value="821.824" calcext:value-type="float">
            <text:p>821.824</text:p>
          </table:table-cell>
          <table:table-cell office:value-type="float" office:value="9148.855" calcext:value-type="float">
            <text:p>9148.855</text:p>
          </table:table-cell>
          <table:table-cell office:value-type="float" office:value="112.8" calcext:value-type="float">
            <text:p>112.8</text:p>
          </table:table-cell>
          <table:table-cell office:value-type="float" office:value="868.082" calcext:value-type="float">
            <text:p>868.082</text:p>
          </table:table-cell>
          <table:table-cell office:value-type="float" office:value="9174.441" calcext:value-type="float">
            <text:p>9174.441</text:p>
          </table:table-cell>
          <table:table-cell table:formula="of:=AVERAGE([.BS31];[.BV31];[.BY31])" office:value-type="float" office:value="178.3" calcext:value-type="float">
            <text:p>178.3</text:p>
          </table:table-cell>
          <table:table-cell table:formula="of:=AVERAGE([.BT31];[.BW31];[.BZ31])" office:value-type="float" office:value="850.304666666667" calcext:value-type="float">
            <text:p>850.304666666667</text:p>
          </table:table-cell>
          <table:table-cell table:formula="of:=AVERAGE([.BU31];[.BX31];[.CA31])" office:value-type="float" office:value="9169.67033333333" calcext:value-type="float">
            <text:p>9169.6703333333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923.75" calcext:value-type="float">
            <text:p>923.75</text:p>
          </table:table-cell>
          <table:table-cell office:value-type="float" office:value="9370.934" calcext:value-type="float">
            <text:p>9370.934</text:p>
          </table:table-cell>
          <table:table-cell office:value-type="float" office:value="287.1" calcext:value-type="float">
            <text:p>287.1</text:p>
          </table:table-cell>
          <table:table-cell office:value-type="float" office:value="868.551" calcext:value-type="float">
            <text:p>868.551</text:p>
          </table:table-cell>
          <table:table-cell office:value-type="float" office:value="9335.535" calcext:value-type="float">
            <text:p>9335.535</text:p>
          </table:table-cell>
          <table:table-cell office:value-type="float" office:value="158" calcext:value-type="float">
            <text:p>158</text:p>
          </table:table-cell>
          <table:table-cell office:value-type="float" office:value="923.246" calcext:value-type="float">
            <text:p>923.246</text:p>
          </table:table-cell>
          <table:table-cell office:value-type="float" office:value="9363.637" calcext:value-type="float">
            <text:p>9363.637</text:p>
          </table:table-cell>
          <table:table-cell table:formula="of:=AVERAGE([.CG31];[.CJ31];[.CM31])" office:value-type="float" office:value="224.7" calcext:value-type="float">
            <text:p>224.7</text:p>
          </table:table-cell>
          <table:table-cell table:formula="of:=AVERAGE([.CH31];[.CK31];[.CN31])" office:value-type="float" office:value="905.182333333333" calcext:value-type="float">
            <text:p>905.182333333333</text:p>
          </table:table-cell>
          <table:table-cell table:formula="of:=AVERAGE([.CI31];[.CL31];[.CO31])" office:value-type="float" office:value="9356.702" calcext:value-type="float">
            <text:p>9356.702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330.336" calcext:value-type="float">
            <text:p>330.336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10.3" calcext:value-type="float">
            <text:p>210.3</text:p>
          </table:table-cell>
          <table:table-cell office:value-type="float" office:value="344.16" calcext:value-type="float">
            <text:p>344.16</text:p>
          </table:table-cell>
          <table:table-cell office:value-type="float" office:value="638.523" calcext:value-type="float">
            <text:p>638.523</text:p>
          </table:table-cell>
          <table:table-cell office:value-type="float" office:value="186.1" calcext:value-type="float">
            <text:p>186.1</text:p>
          </table:table-cell>
          <table:table-cell office:value-type="float" office:value="355.609" calcext:value-type="float">
            <text:p>355.609</text:p>
          </table:table-cell>
          <table:table-cell office:value-type="float" office:value="651.023" calcext:value-type="float">
            <text:p>651.023</text:p>
          </table:table-cell>
          <table:table-cell table:formula="of:=AVERAGE([.A32];[.D32];[.G32])" office:value-type="float" office:value="195.266666666667" calcext:value-type="float">
            <text:p>195.266666666667</text:p>
          </table:table-cell>
          <table:table-cell table:formula="of:=AVERAGE([.B32];[.E32];[.H32])" office:value-type="float" office:value="343.368333333333" calcext:value-type="float">
            <text:p>343.368333333333</text:p>
          </table:table-cell>
          <table:table-cell table:formula="of:=AVERAGE([.C32];[.F32];[.I32])" office:value-type="float" office:value="636.689666666667" calcext:value-type="float">
            <text:p>636.689666666667</text:p>
          </table:table-cell>
          <table:table-cell table:number-columns-repeated="2"/>
          <table:table-cell office:value-type="float" office:value="177.8" calcext:value-type="float">
            <text:p>177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91.8" calcext:value-type="float">
            <text:p>191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69.3" calcext:value-type="float">
            <text:p>169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table:formula="of:=AVERAGE([.O32];[.R32];[.U32])" office:value-type="float" office:value="179.633333333333" calcext:value-type="float">
            <text:p>179.633333333333</text:p>
          </table:table-cell>
          <table:table-cell table:formula="of:=AVERAGE([.P32];[.S32];[.V32])" office:value-type="float" office:value="35.145" calcext:value-type="float">
            <text:p>35.145</text:p>
          </table:table-cell>
          <table:table-cell table:formula="of:=AVERAGE([.Q32];[.T32];[.W32])" office:value-type="float" office:value="85.474" calcext:value-type="float">
            <text:p>85.474</text:p>
          </table:table-cell>
          <table:table-cell table:number-columns-repeated="2"/>
          <table:table-cell office:value-type="float" office:value="285.4" calcext:value-type="float">
            <text:p>285.4</text:p>
          </table:table-cell>
          <table:table-cell office:value-type="float" office:value="403.328" calcext:value-type="float">
            <text:p>403.328</text:p>
          </table:table-cell>
          <table:table-cell office:value-type="float" office:value="3966.367" calcext:value-type="float">
            <text:p>3966.367</text:p>
          </table:table-cell>
          <table:table-cell office:value-type="float" office:value="257.7" calcext:value-type="float">
            <text:p>257.7</text:p>
          </table:table-cell>
          <table:table-cell office:value-type="float" office:value="328.871" calcext:value-type="float">
            <text:p>328.871</text:p>
          </table:table-cell>
          <table:table-cell office:value-type="float" office:value="3301.578" calcext:value-type="float">
            <text:p>3301.578</text:p>
          </table:table-cell>
          <table:table-cell office:value-type="float" office:value="315.1" calcext:value-type="float">
            <text:p>315.1</text:p>
          </table:table-cell>
          <table:table-cell office:value-type="float" office:value="405.422" calcext:value-type="float">
            <text:p>405.422</text:p>
          </table:table-cell>
          <table:table-cell office:value-type="float" office:value="3968.453" calcext:value-type="float">
            <text:p>3968.453</text:p>
          </table:table-cell>
          <table:table-cell table:formula="of:=AVERAGE([.AC32];[.AF32];[.AI32])" office:value-type="float" office:value="286.066666666667" calcext:value-type="float">
            <text:p>286.066666666667</text:p>
          </table:table-cell>
          <table:table-cell table:formula="of:=AVERAGE([.AD32];[.AG32];[.AJ32])" office:value-type="float" office:value="379.207" calcext:value-type="float">
            <text:p>379.207</text:p>
          </table:table-cell>
          <table:table-cell table:formula="of:=AVERAGE([.AE32];[.AH32];[.AK32])" office:value-type="float" office:value="3745.466" calcext:value-type="float">
            <text:p>3745.466</text:p>
          </table:table-cell>
          <table:table-cell table:number-columns-repeated="2"/>
          <table:table-cell table:formula="of:=[.A32]+[.O32]+[.AC32]" office:value-type="float" office:value="652.6" calcext:value-type="float">
            <text:p>652.6</text:p>
          </table:table-cell>
          <table:table-cell table:formula="of:=[.B32]+[.P32]+[.AD32]" office:value-type="float" office:value="768.809" calcext:value-type="float">
            <text:p>768.809</text:p>
          </table:table-cell>
          <table:table-cell table:formula="of:=[.C32]+[.Q32]+[.AE32]" office:value-type="float" office:value="4672.015" calcext:value-type="float">
            <text:p>4672.015</text:p>
          </table:table-cell>
          <table:table-cell table:formula="of:=[.D32]+[.R32]+[.AF32]" office:value-type="float" office:value="659.8" calcext:value-type="float">
            <text:p>659.8</text:p>
          </table:table-cell>
          <table:table-cell table:formula="of:=[.E32]+[.S32]+[.AG32]" office:value-type="float" office:value="708.176" calcext:value-type="float">
            <text:p>708.176</text:p>
          </table:table-cell>
          <table:table-cell table:formula="of:=[.F32]+[.T32]+[.AH32]" office:value-type="float" office:value="4025.488" calcext:value-type="float">
            <text:p>4025.488</text:p>
          </table:table-cell>
          <table:table-cell table:formula="of:=[.G32]+[.U32]+[.AI32]" office:value-type="float" office:value="670.5" calcext:value-type="float">
            <text:p>670.5</text:p>
          </table:table-cell>
          <table:table-cell table:formula="of:=[.H32]+[.V32]+[.AJ32]" office:value-type="float" office:value="796.176" calcext:value-type="float">
            <text:p>796.176</text:p>
          </table:table-cell>
          <table:table-cell table:formula="of:=[.I32]+[.W32]+[.AK32]" office:value-type="float" office:value="4705.386" calcext:value-type="float">
            <text:p>4705.386</text:p>
          </table:table-cell>
          <table:table-cell table:formula="of:=AVERAGE([.AQ32];[.AT32];[.AW32])" office:value-type="float" office:value="660.966666666667" calcext:value-type="float">
            <text:p>660.966666666667</text:p>
          </table:table-cell>
          <table:table-cell table:formula="of:=AVERAGE([.AR32];[.AU32];[.AX32])" office:value-type="float" office:value="757.720333333333" calcext:value-type="float">
            <text:p>757.720333333333</text:p>
          </table:table-cell>
          <table:table-cell table:formula="of:=AVERAGE([.AS32];[.AV32];[.AY32])" office:value-type="float" office:value="4467.62966666667" calcext:value-type="float">
            <text:p>4467.62966666667</text:p>
          </table:table-cell>
          <table:table-cell table:number-columns-repeated="2"/>
          <table:table-cell table:formula="of:=[.CG32]-[.BS32]" office:value-type="float" office:value="51.9" calcext:value-type="float">
            <text:p>51.9</text:p>
          </table:table-cell>
          <table:table-cell table:formula="of:=[.CH32]-[.BT32]" office:value-type="float" office:value="69.73" calcext:value-type="float">
            <text:p>69.73</text:p>
          </table:table-cell>
          <table:table-cell table:formula="of:=[.CI32]-[.BU32]" office:value-type="float" office:value="198.226000000001" calcext:value-type="float">
            <text:p>198.226000000001</text:p>
          </table:table-cell>
          <table:table-cell table:formula="of:=[.CJ32]-[.BV32]" office:value-type="float" office:value="49.8" calcext:value-type="float">
            <text:p>49.8</text:p>
          </table:table-cell>
          <table:table-cell table:formula="of:=[.CK32]-[.BW32]" office:value-type="float" office:value="49.453" calcext:value-type="float">
            <text:p>49.453</text:p>
          </table:table-cell>
          <table:table-cell table:formula="of:=[.CL32]-[.BX32]" office:value-type="float" office:value="187.195" calcext:value-type="float">
            <text:p>187.195</text:p>
          </table:table-cell>
          <table:table-cell table:formula="of:=[.CM32]-[.BY32]" office:value-type="float" office:value="50" calcext:value-type="float">
            <text:p>50</text:p>
          </table:table-cell>
          <table:table-cell table:formula="of:=[.CN32]-[.BZ32]" office:value-type="float" office:value="49.472" calcext:value-type="float">
            <text:p>49.472</text:p>
          </table:table-cell>
          <table:table-cell table:formula="of:=[.CO32]-[.CA32]" office:value-type="float" office:value="187.196" calcext:value-type="float">
            <text:p>187.196</text:p>
          </table:table-cell>
          <table:table-cell table:formula="of:=AVERAGE([.BE32];[.BH32];[.BK32])" office:value-type="float" office:value="50.5666666666667" calcext:value-type="float">
            <text:p>50.5666666666667</text:p>
          </table:table-cell>
          <table:table-cell table:formula="of:=AVERAGE([.BF32];[.BI32];[.BL32])" office:value-type="float" office:value="56.2183333333333" calcext:value-type="float">
            <text:p>56.2183333333333</text:p>
          </table:table-cell>
          <table:table-cell table:formula="of:=AVERAGE([.BG32];[.BJ32];[.BM32])" office:value-type="float" office:value="190.872333333333" calcext:value-type="float">
            <text:p>190.872333333333</text:p>
          </table:table-cell>
          <table:table-cell table:number-columns-repeated="2"/>
          <table:table-cell office:value-type="float" office:value="545.4" calcext:value-type="float">
            <text:p>545.4</text:p>
          </table:table-cell>
          <table:table-cell office:value-type="float" office:value="869.223" calcext:value-type="float">
            <text:p>869.223</text:p>
          </table:table-cell>
          <table:table-cell office:value-type="float" office:value="9185.801" calcext:value-type="float">
            <text:p>9185.801</text:p>
          </table:table-cell>
          <table:table-cell office:value-type="float" office:value="307.9" calcext:value-type="float">
            <text:p>307.9</text:p>
          </table:table-cell>
          <table:table-cell office:value-type="float" office:value="772.039" calcext:value-type="float">
            <text:p>772.039</text:p>
          </table:table-cell>
          <table:table-cell office:value-type="float" office:value="8516.879" calcext:value-type="float">
            <text:p>8516.879</text:p>
          </table:table-cell>
          <table:table-cell office:value-type="float" office:value="381.8" calcext:value-type="float">
            <text:p>381.8</text:p>
          </table:table-cell>
          <table:table-cell office:value-type="float" office:value="834.051" calcext:value-type="float">
            <text:p>834.051</text:p>
          </table:table-cell>
          <table:table-cell office:value-type="float" office:value="8530.488" calcext:value-type="float">
            <text:p>8530.488</text:p>
          </table:table-cell>
          <table:table-cell table:formula="of:=AVERAGE([.BS32];[.BV32];[.BY32])" office:value-type="float" office:value="411.7" calcext:value-type="float">
            <text:p>411.7</text:p>
          </table:table-cell>
          <table:table-cell table:formula="of:=AVERAGE([.BT32];[.BW32];[.BZ32])" office:value-type="float" office:value="825.104333333333" calcext:value-type="float">
            <text:p>825.104333333333</text:p>
          </table:table-cell>
          <table:table-cell table:formula="of:=AVERAGE([.BU32];[.BX32];[.CA32])" office:value-type="float" office:value="8744.38933333333" calcext:value-type="float">
            <text:p>8744.38933333333</text:p>
          </table:table-cell>
          <table:table-cell table:number-columns-repeated="2"/>
          <table:table-cell office:value-type="float" office:value="597.3" calcext:value-type="float">
            <text:p>597.3</text:p>
          </table:table-cell>
          <table:table-cell office:value-type="float" office:value="938.953" calcext:value-type="float">
            <text:p>938.953</text:p>
          </table:table-cell>
          <table:table-cell office:value-type="float" office:value="9384.027" calcext:value-type="float">
            <text:p>9384.027</text:p>
          </table:table-cell>
          <table:table-cell office:value-type="float" office:value="357.7" calcext:value-type="float">
            <text:p>357.7</text:p>
          </table:table-cell>
          <table:table-cell office:value-type="float" office:value="821.492" calcext:value-type="float">
            <text:p>821.492</text:p>
          </table:table-cell>
          <table:table-cell office:value-type="float" office:value="8704.074" calcext:value-type="float">
            <text:p>8704.074</text:p>
          </table:table-cell>
          <table:table-cell office:value-type="float" office:value="431.8" calcext:value-type="float">
            <text:p>431.8</text:p>
          </table:table-cell>
          <table:table-cell office:value-type="float" office:value="883.523" calcext:value-type="float">
            <text:p>883.523</text:p>
          </table:table-cell>
          <table:table-cell office:value-type="float" office:value="8717.684" calcext:value-type="float">
            <text:p>8717.684</text:p>
          </table:table-cell>
          <table:table-cell table:formula="of:=AVERAGE([.CG32];[.CJ32];[.CM32])" office:value-type="float" office:value="462.266666666667" calcext:value-type="float">
            <text:p>462.266666666667</text:p>
          </table:table-cell>
          <table:table-cell table:formula="of:=AVERAGE([.CH32];[.CK32];[.CN32])" office:value-type="float" office:value="881.322666666667" calcext:value-type="float">
            <text:p>881.322666666667</text:p>
          </table:table-cell>
          <table:table-cell table:formula="of:=AVERAGE([.CI32];[.CL32];[.CO32])" office:value-type="float" office:value="8935.26166666667" calcext:value-type="float">
            <text:p>8935.26166666667</text:p>
          </table:table-cell>
        </table:table-row>
        <table:table-row table:style-name="ro1">
          <table:table-cell office:value-type="float" office:value="223.2" calcext:value-type="float">
            <text:p>223.2</text:p>
          </table:table-cell>
          <table:table-cell office:value-type="float" office:value="330.961" calcext:value-type="float">
            <text:p>330.961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90.3" calcext:value-type="float">
            <text:p>190.3</text:p>
          </table:table-cell>
          <table:table-cell office:value-type="float" office:value="344.777" calcext:value-type="float">
            <text:p>344.777</text:p>
          </table:table-cell>
          <table:table-cell office:value-type="float" office:value="638.523" calcext:value-type="float">
            <text:p>638.523</text:p>
          </table:table-cell>
          <table:table-cell office:value-type="float" office:value="226.1" calcext:value-type="float">
            <text:p>226.1</text:p>
          </table:table-cell>
          <table:table-cell office:value-type="float" office:value="355.949" calcext:value-type="float">
            <text:p>355.949</text:p>
          </table:table-cell>
          <table:table-cell office:value-type="float" office:value="651.023" calcext:value-type="float">
            <text:p>651.023</text:p>
          </table:table-cell>
          <table:table-cell table:formula="of:=AVERAGE([.A33];[.D33];[.G33])" office:value-type="float" office:value="213.2" calcext:value-type="float">
            <text:p>213.2</text:p>
          </table:table-cell>
          <table:table-cell table:formula="of:=AVERAGE([.B33];[.E33];[.H33])" office:value-type="float" office:value="343.895666666667" calcext:value-type="float">
            <text:p>343.895666666667</text:p>
          </table:table-cell>
          <table:table-cell table:formula="of:=AVERAGE([.C33];[.F33];[.I33])" office:value-type="float" office:value="636.689666666667" calcext:value-type="float">
            <text:p>636.689666666667</text:p>
          </table:table-cell>
          <table:table-cell table:number-columns-repeated="2"/>
          <table:table-cell office:value-type="float" office:value="206.5" calcext:value-type="float">
            <text:p>206.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178.7" calcext:value-type="float">
            <text:p>178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12.3" calcext:value-type="float">
            <text:p>212.3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table:formula="of:=AVERAGE([.O33];[.R33];[.U33])" office:value-type="float" office:value="199.166666666667" calcext:value-type="float">
            <text:p>199.166666666667</text:p>
          </table:table-cell>
          <table:table-cell table:formula="of:=AVERAGE([.P33];[.S33];[.V33])" office:value-type="float" office:value="35.3136666666667" calcext:value-type="float">
            <text:p>35.3136666666667</text:p>
          </table:table-cell>
          <table:table-cell table:formula="of:=AVERAGE([.Q33];[.T33];[.W33])" office:value-type="float" office:value="85.474" calcext:value-type="float">
            <text:p>85.474</text:p>
          </table:table-cell>
          <table:table-cell table:number-columns-repeated="2"/>
          <table:table-cell office:value-type="float" office:value="187.1" calcext:value-type="float">
            <text:p>187.1</text:p>
          </table:table-cell>
          <table:table-cell office:value-type="float" office:value="329.137" calcext:value-type="float">
            <text:p>329.137</text:p>
          </table:table-cell>
          <table:table-cell office:value-type="float" office:value="3302.125" calcext:value-type="float">
            <text:p>3302.125</text:p>
          </table:table-cell>
          <table:table-cell office:value-type="float" office:value="271.2" calcext:value-type="float">
            <text:p>271.2</text:p>
          </table:table-cell>
          <table:table-cell office:value-type="float" office:value="393.977" calcext:value-type="float">
            <text:p>393.977</text:p>
          </table:table-cell>
          <table:table-cell office:value-type="float" office:value="3958.188" calcext:value-type="float">
            <text:p>3958.188</text:p>
          </table:table-cell>
          <table:table-cell office:value-type="float" office:value="201.7" calcext:value-type="float">
            <text:p>201.7</text:p>
          </table:table-cell>
          <table:table-cell office:value-type="float" office:value="405.422" calcext:value-type="float">
            <text:p>405.422</text:p>
          </table:table-cell>
          <table:table-cell office:value-type="float" office:value="3968.453" calcext:value-type="float">
            <text:p>3968.453</text:p>
          </table:table-cell>
          <table:table-cell table:formula="of:=AVERAGE([.AC33];[.AF33];[.AI33])" office:value-type="float" office:value="220" calcext:value-type="float">
            <text:p>220</text:p>
          </table:table-cell>
          <table:table-cell table:formula="of:=AVERAGE([.AD33];[.AG33];[.AJ33])" office:value-type="float" office:value="376.178666666667" calcext:value-type="float">
            <text:p>376.178666666667</text:p>
          </table:table-cell>
          <table:table-cell table:formula="of:=AVERAGE([.AE33];[.AH33];[.AK33])" office:value-type="float" office:value="3742.922" calcext:value-type="float">
            <text:p>3742.922</text:p>
          </table:table-cell>
          <table:table-cell table:number-columns-repeated="2"/>
          <table:table-cell table:formula="of:=[.A33]+[.O33]+[.AC33]" office:value-type="float" office:value="616.8" calcext:value-type="float">
            <text:p>616.8</text:p>
          </table:table-cell>
          <table:table-cell table:formula="of:=[.B33]+[.P33]+[.AD33]" office:value-type="float" office:value="695.496" calcext:value-type="float">
            <text:p>695.496</text:p>
          </table:table-cell>
          <table:table-cell table:formula="of:=[.C33]+[.Q33]+[.AE33]" office:value-type="float" office:value="4008.035" calcext:value-type="float">
            <text:p>4008.035</text:p>
          </table:table-cell>
          <table:table-cell table:formula="of:=[.D33]+[.R33]+[.AF33]" office:value-type="float" office:value="640.2" calcext:value-type="float">
            <text:p>640.2</text:p>
          </table:table-cell>
          <table:table-cell table:formula="of:=[.E33]+[.S33]+[.AG33]" office:value-type="float" office:value="773.899" calcext:value-type="float">
            <text:p>773.899</text:p>
          </table:table-cell>
          <table:table-cell table:formula="of:=[.F33]+[.T33]+[.AH33]" office:value-type="float" office:value="4681.836" calcext:value-type="float">
            <text:p>4681.836</text:p>
          </table:table-cell>
          <table:table-cell table:formula="of:=[.G33]+[.U33]+[.AI33]" office:value-type="float" office:value="640.1" calcext:value-type="float">
            <text:p>640.1</text:p>
          </table:table-cell>
          <table:table-cell table:formula="of:=[.H33]+[.V33]+[.AJ33]" office:value-type="float" office:value="796.769" calcext:value-type="float">
            <text:p>796.769</text:p>
          </table:table-cell>
          <table:table-cell table:formula="of:=[.I33]+[.W33]+[.AK33]" office:value-type="float" office:value="4705.386" calcext:value-type="float">
            <text:p>4705.386</text:p>
          </table:table-cell>
          <table:table-cell table:formula="of:=AVERAGE([.AQ33];[.AT33];[.AW33])" office:value-type="float" office:value="632.366666666667" calcext:value-type="float">
            <text:p>632.366666666667</text:p>
          </table:table-cell>
          <table:table-cell table:formula="of:=AVERAGE([.AR33];[.AU33];[.AX33])" office:value-type="float" office:value="755.388" calcext:value-type="float">
            <text:p>755.388</text:p>
          </table:table-cell>
          <table:table-cell table:formula="of:=AVERAGE([.AS33];[.AV33];[.AY33])" office:value-type="float" office:value="4465.08566666667" calcext:value-type="float">
            <text:p>4465.08566666667</text:p>
          </table:table-cell>
          <table:table-cell table:number-columns-repeated="2"/>
          <table:table-cell table:formula="of:=[.CG33]-[.BS33]" office:value-type="float" office:value="55.7000000000001" calcext:value-type="float">
            <text:p>55.7000000000001</text:p>
          </table:table-cell>
          <table:table-cell table:formula="of:=[.CH33]-[.BT33]" office:value-type="float" office:value="60.082" calcext:value-type="float">
            <text:p>60.082</text:p>
          </table:table-cell>
          <table:table-cell table:formula="of:=[.CI33]-[.BU33]" office:value-type="float" office:value="193.196000000001" calcext:value-type="float">
            <text:p>193.196000000001</text:p>
          </table:table-cell>
          <table:table-cell table:formula="of:=[.CJ33]-[.BV33]" office:value-type="float" office:value="48.3" calcext:value-type="float">
            <text:p>48.3</text:p>
          </table:table-cell>
          <table:table-cell table:formula="of:=[.CK33]-[.BW33]" office:value-type="float" office:value="43.7030000000001" calcext:value-type="float">
            <text:p>43.7030000000001</text:p>
          </table:table-cell>
          <table:table-cell table:formula="of:=[.CL33]-[.BX33]" office:value-type="float" office:value="185.195000000002" calcext:value-type="float">
            <text:p>185.195000000002</text:p>
          </table:table-cell>
          <table:table-cell table:formula="of:=[.CM33]-[.BY33]" office:value-type="float" office:value="46.9" calcext:value-type="float">
            <text:p>46.9</text:p>
          </table:table-cell>
          <table:table-cell table:formula="of:=[.CN33]-[.BZ33]" office:value-type="float" office:value="53.918" calcext:value-type="float">
            <text:p>53.918</text:p>
          </table:table-cell>
          <table:table-cell table:formula="of:=[.CO33]-[.CA33]" office:value-type="float" office:value="189.710999999999" calcext:value-type="float">
            <text:p>189.710999999999</text:p>
          </table:table-cell>
          <table:table-cell table:formula="of:=AVERAGE([.BE33];[.BH33];[.BK33])" office:value-type="float" office:value="50.3" calcext:value-type="float">
            <text:p>50.3</text:p>
          </table:table-cell>
          <table:table-cell table:formula="of:=AVERAGE([.BF33];[.BI33];[.BL33])" office:value-type="float" office:value="52.5676666666667" calcext:value-type="float">
            <text:p>52.5676666666667</text:p>
          </table:table-cell>
          <table:table-cell table:formula="of:=AVERAGE([.BG33];[.BJ33];[.BM33])" office:value-type="float" office:value="189.367333333334" calcext:value-type="float">
            <text:p>189.367333333334</text:p>
          </table:table-cell>
          <table:table-cell table:number-columns-repeated="2"/>
          <table:table-cell office:value-type="float" office:value="349.4" calcext:value-type="float">
            <text:p>349.4</text:p>
          </table:table-cell>
          <table:table-cell office:value-type="float" office:value="738.27" calcext:value-type="float">
            <text:p>738.27</text:p>
          </table:table-cell>
          <table:table-cell office:value-type="float" office:value="7865.699" calcext:value-type="float">
            <text:p>7865.699</text:p>
          </table:table-cell>
          <table:table-cell office:value-type="float" office:value="463.3" calcext:value-type="float">
            <text:p>463.3</text:p>
          </table:table-cell>
          <table:table-cell office:value-type="float" office:value="788.906" calcext:value-type="float">
            <text:p>788.906</text:p>
          </table:table-cell>
          <table:table-cell office:value-type="float" office:value="8523.211" calcext:value-type="float">
            <text:p>8523.211</text:p>
          </table:table-cell>
          <table:table-cell office:value-type="float" office:value="474.6" calcext:value-type="float">
            <text:p>474.6</text:p>
          </table:table-cell>
          <table:table-cell office:value-type="float" office:value="832.797" calcext:value-type="float">
            <text:p>832.797</text:p>
          </table:table-cell>
          <table:table-cell office:value-type="float" office:value="8532.539" calcext:value-type="float">
            <text:p>8532.539</text:p>
          </table:table-cell>
          <table:table-cell table:formula="of:=AVERAGE([.BS33];[.BV33];[.BY33])" office:value-type="float" office:value="429.1" calcext:value-type="float">
            <text:p>429.1</text:p>
          </table:table-cell>
          <table:table-cell table:formula="of:=AVERAGE([.BT33];[.BW33];[.BZ33])" office:value-type="float" office:value="786.657666666667" calcext:value-type="float">
            <text:p>786.657666666667</text:p>
          </table:table-cell>
          <table:table-cell table:formula="of:=AVERAGE([.BU33];[.BX33];[.CA33])" office:value-type="float" office:value="8307.14966666667" calcext:value-type="float">
            <text:p>8307.14966666667</text:p>
          </table:table-cell>
          <table:table-cell table:number-columns-repeated="2"/>
          <table:table-cell office:value-type="float" office:value="405.1" calcext:value-type="float">
            <text:p>405.1</text:p>
          </table:table-cell>
          <table:table-cell office:value-type="float" office:value="798.352" calcext:value-type="float">
            <text:p>798.352</text:p>
          </table:table-cell>
          <table:table-cell office:value-type="float" office:value="8058.895" calcext:value-type="float">
            <text:p>8058.895</text:p>
          </table:table-cell>
          <table:table-cell office:value-type="float" office:value="511.6" calcext:value-type="float">
            <text:p>511.6</text:p>
          </table:table-cell>
          <table:table-cell office:value-type="float" office:value="832.609" calcext:value-type="float">
            <text:p>832.609</text:p>
          </table:table-cell>
          <table:table-cell office:value-type="float" office:value="8708.406" calcext:value-type="float">
            <text:p>8708.406</text:p>
          </table:table-cell>
          <table:table-cell office:value-type="float" office:value="521.5" calcext:value-type="float">
            <text:p>521.5</text:p>
          </table:table-cell>
          <table:table-cell office:value-type="float" office:value="886.715" calcext:value-type="float">
            <text:p>886.715</text:p>
          </table:table-cell>
          <table:table-cell office:value-type="float" office:value="8722.25" calcext:value-type="float">
            <text:p>8722.25</text:p>
          </table:table-cell>
          <table:table-cell table:formula="of:=AVERAGE([.CG33];[.CJ33];[.CM33])" office:value-type="float" office:value="479.4" calcext:value-type="float">
            <text:p>479.4</text:p>
          </table:table-cell>
          <table:table-cell table:formula="of:=AVERAGE([.CH33];[.CK33];[.CN33])" office:value-type="float" office:value="839.225333333333" calcext:value-type="float">
            <text:p>839.225333333333</text:p>
          </table:table-cell>
          <table:table-cell table:formula="of:=AVERAGE([.CI33];[.CL33];[.CO33])" office:value-type="float" office:value="8496.517" calcext:value-type="float">
            <text:p>8496.517</text:p>
          </table:table-cell>
        </table:table-row>
        <table:table-row table:style-name="ro1">
          <table:table-cell office:value-type="float" office:value="173.9" calcext:value-type="float">
            <text:p>173.9</text:p>
          </table:table-cell>
          <table:table-cell office:value-type="float" office:value="329.719" calcext:value-type="float">
            <text:p>329.719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36" calcext:value-type="float">
            <text:p>236</text:p>
          </table:table-cell>
          <table:table-cell office:value-type="float" office:value="344.289" calcext:value-type="float">
            <text:p>344.289</text:p>
          </table:table-cell>
          <table:table-cell office:value-type="float" office:value="638.523" calcext:value-type="float">
            <text:p>638.523</text:p>
          </table:table-cell>
          <table:table-cell office:value-type="float" office:value="207.2" calcext:value-type="float">
            <text:p>207.2</text:p>
          </table:table-cell>
          <table:table-cell office:value-type="float" office:value="356.25" calcext:value-type="float">
            <text:p>356.25</text:p>
          </table:table-cell>
          <table:table-cell office:value-type="float" office:value="651.023" calcext:value-type="float">
            <text:p>651.023</text:p>
          </table:table-cell>
          <table:table-cell table:formula="of:=AVERAGE([.A34];[.D34];[.G34])" office:value-type="float" office:value="205.7" calcext:value-type="float">
            <text:p>205.7</text:p>
          </table:table-cell>
          <table:table-cell table:formula="of:=AVERAGE([.B34];[.E34];[.H34])" office:value-type="float" office:value="343.419333333333" calcext:value-type="float">
            <text:p>343.419333333333</text:p>
          </table:table-cell>
          <table:table-cell table:formula="of:=AVERAGE([.C34];[.F34];[.I34])" office:value-type="float" office:value="636.689666666667" calcext:value-type="float">
            <text:p>636.689666666667</text:p>
          </table:table-cell>
          <table:table-cell table:number-columns-repeated="2"/>
          <table:table-cell office:value-type="float" office:value="156.7" calcext:value-type="float">
            <text:p>15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209.6" calcext:value-type="float">
            <text:p>209.6</text:p>
          </table:table-cell>
          <table:table-cell office:value-type="float" office:value="35.652" calcext:value-type="float">
            <text:p>35.652</text:p>
          </table:table-cell>
          <table:table-cell office:value-type="float" office:value="85.648" calcext:value-type="float">
            <text:p>85.648</text:p>
          </table:table-cell>
          <table:table-cell office:value-type="float" office:value="186.5" calcext:value-type="float">
            <text:p>186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4];[.R34];[.U34])" office:value-type="float" office:value="184.266666666667" calcext:value-type="float">
            <text:p>184.266666666667</text:p>
          </table:table-cell>
          <table:table-cell table:formula="of:=AVERAGE([.P34];[.S34];[.V34])" office:value-type="float" office:value="35.314" calcext:value-type="float">
            <text:p>35.314</text:p>
          </table:table-cell>
          <table:table-cell table:formula="of:=AVERAGE([.Q34];[.T34];[.W34])" office:value-type="float" office:value="85.4736666666667" calcext:value-type="float">
            <text:p>85.4736666666667</text:p>
          </table:table-cell>
          <table:table-cell table:number-columns-repeated="2"/>
          <table:table-cell office:value-type="float" office:value="230.3" calcext:value-type="float">
            <text:p>230.3</text:p>
          </table:table-cell>
          <table:table-cell office:value-type="float" office:value="328.883" calcext:value-type="float">
            <text:p>328.883</text:p>
          </table:table-cell>
          <table:table-cell office:value-type="float" office:value="3301.59" calcext:value-type="float">
            <text:p>3301.59</text:p>
          </table:table-cell>
          <table:table-cell office:value-type="float" office:value="165.9" calcext:value-type="float">
            <text:p>165.9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703" calcext:value-type="float">
            <text:p>3968.703</text:p>
          </table:table-cell>
          <table:table-cell office:value-type="float" office:value="279.8" calcext:value-type="float">
            <text:p>279.8</text:p>
          </table:table-cell>
          <table:table-cell office:value-type="float" office:value="405.676" calcext:value-type="float">
            <text:p>405.676</text:p>
          </table:table-cell>
          <table:table-cell office:value-type="float" office:value="3968.969" calcext:value-type="float">
            <text:p>3968.969</text:p>
          </table:table-cell>
          <table:table-cell table:formula="of:=AVERAGE([.AC34];[.AF34];[.AI34])" office:value-type="float" office:value="225.333333333333" calcext:value-type="float">
            <text:p>225.333333333333</text:p>
          </table:table-cell>
          <table:table-cell table:formula="of:=AVERAGE([.AD34];[.AG34];[.AJ34])" office:value-type="float" office:value="379.926" calcext:value-type="float">
            <text:p>379.926</text:p>
          </table:table-cell>
          <table:table-cell table:formula="of:=AVERAGE([.AE34];[.AH34];[.AK34])" office:value-type="float" office:value="3746.42066666667" calcext:value-type="float">
            <text:p>3746.42066666667</text:p>
          </table:table-cell>
          <table:table-cell table:number-columns-repeated="2"/>
          <table:table-cell table:formula="of:=[.A34]+[.O34]+[.AC34]" office:value-type="float" office:value="560.9" calcext:value-type="float">
            <text:p>560.9</text:p>
          </table:table-cell>
          <table:table-cell table:formula="of:=[.B34]+[.P34]+[.AD34]" office:value-type="float" office:value="693.747" calcext:value-type="float">
            <text:p>693.747</text:p>
          </table:table-cell>
          <table:table-cell table:formula="of:=[.C34]+[.Q34]+[.AE34]" office:value-type="float" office:value="4007.761" calcext:value-type="float">
            <text:p>4007.761</text:p>
          </table:table-cell>
          <table:table-cell table:formula="of:=[.D34]+[.R34]+[.AF34]" office:value-type="float" office:value="611.5" calcext:value-type="float">
            <text:p>611.5</text:p>
          </table:table-cell>
          <table:table-cell table:formula="of:=[.E34]+[.S34]+[.AG34]" office:value-type="float" office:value="785.16" calcext:value-type="float">
            <text:p>785.16</text:p>
          </table:table-cell>
          <table:table-cell table:formula="of:=[.F34]+[.T34]+[.AH34]" office:value-type="float" office:value="4692.874" calcext:value-type="float">
            <text:p>4692.874</text:p>
          </table:table-cell>
          <table:table-cell table:formula="of:=[.G34]+[.U34]+[.AI34]" office:value-type="float" office:value="673.5" calcext:value-type="float">
            <text:p>673.5</text:p>
          </table:table-cell>
          <table:table-cell table:formula="of:=[.H34]+[.V34]+[.AJ34]" office:value-type="float" office:value="797.071" calcext:value-type="float">
            <text:p>797.071</text:p>
          </table:table-cell>
          <table:table-cell table:formula="of:=[.I34]+[.W34]+[.AK34]" office:value-type="float" office:value="4705.117" calcext:value-type="float">
            <text:p>4705.117</text:p>
          </table:table-cell>
          <table:table-cell table:formula="of:=AVERAGE([.AQ34];[.AT34];[.AW34])" office:value-type="float" office:value="615.3" calcext:value-type="float">
            <text:p>615.3</text:p>
          </table:table-cell>
          <table:table-cell table:formula="of:=AVERAGE([.AR34];[.AU34];[.AX34])" office:value-type="float" office:value="758.659333333333" calcext:value-type="float">
            <text:p>758.659333333333</text:p>
          </table:table-cell>
          <table:table-cell table:formula="of:=AVERAGE([.AS34];[.AV34];[.AY34])" office:value-type="float" office:value="4468.584" calcext:value-type="float">
            <text:p>4468.584</text:p>
          </table:table-cell>
          <table:table-cell table:number-columns-repeated="2"/>
          <table:table-cell table:formula="of:=[.CG34]-[.BS34]" office:value-type="float" office:value="40.7000000000001" calcext:value-type="float">
            <text:p>40.7000000000001</text:p>
          </table:table-cell>
          <table:table-cell table:formula="of:=[.CH34]-[.BT34]" office:value-type="float" office:value="81.711" calcext:value-type="float">
            <text:p>81.711</text:p>
          </table:table-cell>
          <table:table-cell table:formula="of:=[.CI34]-[.BU34]" office:value-type="float" office:value="832.691999999999" calcext:value-type="float">
            <text:p>832.691999999999</text:p>
          </table:table-cell>
          <table:table-cell table:formula="of:=[.CJ34]-[.BV34]" office:value-type="float" office:value="50.5" calcext:value-type="float">
            <text:p>50.5</text:p>
          </table:table-cell>
          <table:table-cell table:formula="of:=[.CK34]-[.BW34]" office:value-type="float" office:value="49.4530000000001" calcext:value-type="float">
            <text:p>49.4530000000001</text:p>
          </table:table-cell>
          <table:table-cell table:formula="of:=[.CL34]-[.BX34]" office:value-type="float" office:value="187.196" calcext:value-type="float">
            <text:p>187.196</text:p>
          </table:table-cell>
          <table:table-cell table:formula="of:=[.CM34]-[.BY34]" office:value-type="float" office:value="50.8" calcext:value-type="float">
            <text:p>50.8</text:p>
          </table:table-cell>
          <table:table-cell table:formula="of:=[.CN34]-[.BZ34]" office:value-type="float" office:value="49.473" calcext:value-type="float">
            <text:p>49.473</text:p>
          </table:table-cell>
          <table:table-cell table:formula="of:=[.CO34]-[.CA34]" office:value-type="float" office:value="187.195" calcext:value-type="float">
            <text:p>187.195</text:p>
          </table:table-cell>
          <table:table-cell table:formula="of:=AVERAGE([.BE34];[.BH34];[.BK34])" office:value-type="float" office:value="47.3333333333333" calcext:value-type="float">
            <text:p>47.3333333333333</text:p>
          </table:table-cell>
          <table:table-cell table:formula="of:=AVERAGE([.BF34];[.BI34];[.BL34])" office:value-type="float" office:value="60.2123333333334" calcext:value-type="float">
            <text:p>60.2123333333334</text:p>
          </table:table-cell>
          <table:table-cell table:formula="of:=AVERAGE([.BG34];[.BJ34];[.BM34])" office:value-type="float" office:value="402.361" calcext:value-type="float">
            <text:p>402.361</text:p>
          </table:table-cell>
          <table:table-cell table:number-columns-repeated="2"/>
          <table:table-cell office:value-type="float" office:value="443.4" calcext:value-type="float">
            <text:p>443.4</text:p>
          </table:table-cell>
          <table:table-cell office:value-type="float" office:value="852.59" calcext:value-type="float">
            <text:p>852.59</text:p>
          </table:table-cell>
          <table:table-cell office:value-type="float" office:value="8547.406" calcext:value-type="float">
            <text:p>8547.406</text:p>
          </table:table-cell>
          <table:table-cell office:value-type="float" office:value="352.3" calcext:value-type="float">
            <text:p>352.3</text:p>
          </table:table-cell>
          <table:table-cell office:value-type="float" office:value="943.949" calcext:value-type="float">
            <text:p>943.949</text:p>
          </table:table-cell>
          <table:table-cell office:value-type="float" office:value="9819.738" calcext:value-type="float">
            <text:p>9819.738</text:p>
          </table:table-cell>
          <table:table-cell office:value-type="float" office:value="387.1" calcext:value-type="float">
            <text:p>387.1</text:p>
          </table:table-cell>
          <table:table-cell office:value-type="float" office:value="808.957" calcext:value-type="float">
            <text:p>808.957</text:p>
          </table:table-cell>
          <table:table-cell office:value-type="float" office:value="8529.973" calcext:value-type="float">
            <text:p>8529.973</text:p>
          </table:table-cell>
          <table:table-cell table:formula="of:=AVERAGE([.BS34];[.BV34];[.BY34])" office:value-type="float" office:value="394.266666666667" calcext:value-type="float">
            <text:p>394.266666666667</text:p>
          </table:table-cell>
          <table:table-cell table:formula="of:=AVERAGE([.BT34];[.BW34];[.BZ34])" office:value-type="float" office:value="868.498666666667" calcext:value-type="float">
            <text:p>868.498666666667</text:p>
          </table:table-cell>
          <table:table-cell table:formula="of:=AVERAGE([.BU34];[.BX34];[.CA34])" office:value-type="float" office:value="8965.70566666667" calcext:value-type="float">
            <text:p>8965.70566666667</text:p>
          </table:table-cell>
          <table:table-cell table:number-columns-repeated="2"/>
          <table:table-cell office:value-type="float" office:value="484.1" calcext:value-type="float">
            <text:p>484.1</text:p>
          </table:table-cell>
          <table:table-cell office:value-type="float" office:value="934.301" calcext:value-type="float">
            <text:p>934.301</text:p>
          </table:table-cell>
          <table:table-cell office:value-type="float" office:value="9380.098" calcext:value-type="float">
            <text:p>9380.098</text:p>
          </table:table-cell>
          <table:table-cell office:value-type="float" office:value="402.8" calcext:value-type="float">
            <text:p>402.8</text:p>
          </table:table-cell>
          <table:table-cell office:value-type="float" office:value="993.402" calcext:value-type="float">
            <text:p>993.402</text:p>
          </table:table-cell>
          <table:table-cell office:value-type="float" office:value="10006.934" calcext:value-type="float">
            <text:p>10006.934</text:p>
          </table:table-cell>
          <table:table-cell office:value-type="float" office:value="437.9" calcext:value-type="float">
            <text:p>437.9</text:p>
          </table:table-cell>
          <table:table-cell office:value-type="float" office:value="858.43" calcext:value-type="float">
            <text:p>858.43</text:p>
          </table:table-cell>
          <table:table-cell office:value-type="float" office:value="8717.168" calcext:value-type="float">
            <text:p>8717.168</text:p>
          </table:table-cell>
          <table:table-cell table:formula="of:=AVERAGE([.CG34];[.CJ34];[.CM34])" office:value-type="float" office:value="441.6" calcext:value-type="float">
            <text:p>441.6</text:p>
          </table:table-cell>
          <table:table-cell table:formula="of:=AVERAGE([.CH34];[.CK34];[.CN34])" office:value-type="float" office:value="928.711" calcext:value-type="float">
            <text:p>928.711</text:p>
          </table:table-cell>
          <table:table-cell table:formula="of:=AVERAGE([.CI34];[.CL34];[.CO34])" office:value-type="float" office:value="9368.06666666667" calcext:value-type="float">
            <text:p>9368.06666666667</text:p>
          </table:table-cell>
        </table:table-row>
        <table:table-row table:style-name="ro1">
          <table:table-cell office:value-type="float" office:value="181.1" calcext:value-type="float">
            <text:p>181.1</text:p>
          </table:table-cell>
          <table:table-cell office:value-type="float" office:value="328.816" calcext:value-type="float">
            <text:p>328.816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87.5" calcext:value-type="float">
            <text:p>187.5</text:p>
          </table:table-cell>
          <table:table-cell office:value-type="float" office:value="342.305" calcext:value-type="float">
            <text:p>342.305</text:p>
          </table:table-cell>
          <table:table-cell office:value-type="float" office:value="638.523" calcext:value-type="float">
            <text:p>638.523</text:p>
          </table:table-cell>
          <table:table-cell office:value-type="float" office:value="197.5" calcext:value-type="float">
            <text:p>197.5</text:p>
          </table:table-cell>
          <table:table-cell office:value-type="float" office:value="355.922" calcext:value-type="float">
            <text:p>355.922</text:p>
          </table:table-cell>
          <table:table-cell office:value-type="float" office:value="651.023" calcext:value-type="float">
            <text:p>651.023</text:p>
          </table:table-cell>
          <table:table-cell table:formula="of:=AVERAGE([.A35];[.D35];[.G35])" office:value-type="float" office:value="188.7" calcext:value-type="float">
            <text:p>188.7</text:p>
          </table:table-cell>
          <table:table-cell table:formula="of:=AVERAGE([.B35];[.E35];[.H35])" office:value-type="float" office:value="342.347666666667" calcext:value-type="float">
            <text:p>342.347666666667</text:p>
          </table:table-cell>
          <table:table-cell table:formula="of:=AVERAGE([.C35];[.F35];[.I35])" office:value-type="float" office:value="636.689666666667" calcext:value-type="float">
            <text:p>636.689666666667</text:p>
          </table:table-cell>
          <table:table-cell table:number-columns-repeated="2"/>
          <table:table-cell office:value-type="float" office:value="167.1" calcext:value-type="float">
            <text:p>167.1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175.8" calcext:value-type="float">
            <text:p>175.8</text:p>
          </table:table-cell>
          <table:table-cell office:value-type="float" office:value="35.652" calcext:value-type="float">
            <text:p>35.652</text:p>
          </table:table-cell>
          <table:table-cell office:value-type="float" office:value="86.172" calcext:value-type="float">
            <text:p>86.1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.16" calcext:value-type="float">
            <text:p>36.16</text:p>
          </table:table-cell>
          <table:table-cell office:value-type="float" office:value="86.172" calcext:value-type="float">
            <text:p>86.172</text:p>
          </table:table-cell>
          <table:table-cell table:formula="of:=AVERAGE([.O35];[.R35];[.U35])" office:value-type="float" office:value="177.166666666667" calcext:value-type="float">
            <text:p>177.166666666667</text:p>
          </table:table-cell>
          <table:table-cell table:formula="of:=AVERAGE([.P35];[.S35];[.V35])" office:value-type="float" office:value="35.7366666666667" calcext:value-type="float">
            <text:p>35.7366666666667</text:p>
          </table:table-cell>
          <table:table-cell table:formula="of:=AVERAGE([.Q35];[.T35];[.W35])" office:value-type="float" office:value="85.9103333333333" calcext:value-type="float">
            <text:p>85.9103333333333</text:p>
          </table:table-cell>
          <table:table-cell table:number-columns-repeated="2"/>
          <table:table-cell office:value-type="float" office:value="190.9" calcext:value-type="float">
            <text:p>190.9</text:p>
          </table:table-cell>
          <table:table-cell office:value-type="float" office:value="403.223" calcext:value-type="float">
            <text:p>403.223</text:p>
          </table:table-cell>
          <table:table-cell office:value-type="float" office:value="3966.715" calcext:value-type="float">
            <text:p>3966.715</text:p>
          </table:table-cell>
          <table:table-cell office:value-type="float" office:value="308" calcext:value-type="float">
            <text:p>308</text:p>
          </table:table-cell>
          <table:table-cell office:value-type="float" office:value="404.172" calcext:value-type="float">
            <text:p>404.172</text:p>
          </table:table-cell>
          <table:table-cell office:value-type="float" office:value="3967.734" calcext:value-type="float">
            <text:p>3967.734</text:p>
          </table:table-cell>
          <table:table-cell office:value-type="float" office:value="254.8" calcext:value-type="float">
            <text:p>254.8</text:p>
          </table:table-cell>
          <table:table-cell office:value-type="float" office:value="399.422" calcext:value-type="float">
            <text:p>399.422</text:p>
          </table:table-cell>
          <table:table-cell office:value-type="float" office:value="3962.453" calcext:value-type="float">
            <text:p>3962.453</text:p>
          </table:table-cell>
          <table:table-cell table:formula="of:=AVERAGE([.AC35];[.AF35];[.AI35])" office:value-type="float" office:value="251.233333333333" calcext:value-type="float">
            <text:p>251.233333333333</text:p>
          </table:table-cell>
          <table:table-cell table:formula="of:=AVERAGE([.AD35];[.AG35];[.AJ35])" office:value-type="float" office:value="402.272333333333" calcext:value-type="float">
            <text:p>402.272333333333</text:p>
          </table:table-cell>
          <table:table-cell table:formula="of:=AVERAGE([.AE35];[.AH35];[.AK35])" office:value-type="float" office:value="3965.634" calcext:value-type="float">
            <text:p>3965.634</text:p>
          </table:table-cell>
          <table:table-cell table:number-columns-repeated="2"/>
          <table:table-cell table:formula="of:=[.A35]+[.O35]+[.AC35]" office:value-type="float" office:value="539.1" calcext:value-type="float">
            <text:p>539.1</text:p>
          </table:table-cell>
          <table:table-cell table:formula="of:=[.B35]+[.P35]+[.AD35]" office:value-type="float" office:value="767.437" calcext:value-type="float">
            <text:p>767.437</text:p>
          </table:table-cell>
          <table:table-cell table:formula="of:=[.C35]+[.Q35]+[.AE35]" office:value-type="float" office:value="4672.625" calcext:value-type="float">
            <text:p>4672.625</text:p>
          </table:table-cell>
          <table:table-cell table:formula="of:=[.D35]+[.R35]+[.AF35]" office:value-type="float" office:value="671.3" calcext:value-type="float">
            <text:p>671.3</text:p>
          </table:table-cell>
          <table:table-cell table:formula="of:=[.E35]+[.S35]+[.AG35]" office:value-type="float" office:value="782.129" calcext:value-type="float">
            <text:p>782.129</text:p>
          </table:table-cell>
          <table:table-cell table:formula="of:=[.F35]+[.T35]+[.AH35]" office:value-type="float" office:value="4692.429" calcext:value-type="float">
            <text:p>4692.429</text:p>
          </table:table-cell>
          <table:table-cell table:formula="of:=[.G35]+[.U35]+[.AI35]" office:value-type="float" office:value="640.9" calcext:value-type="float">
            <text:p>640.9</text:p>
          </table:table-cell>
          <table:table-cell table:formula="of:=[.H35]+[.V35]+[.AJ35]" office:value-type="float" office:value="791.504" calcext:value-type="float">
            <text:p>791.504</text:p>
          </table:table-cell>
          <table:table-cell table:formula="of:=[.I35]+[.W35]+[.AK35]" office:value-type="float" office:value="4699.648" calcext:value-type="float">
            <text:p>4699.648</text:p>
          </table:table-cell>
          <table:table-cell table:formula="of:=AVERAGE([.AQ35];[.AT35];[.AW35])" office:value-type="float" office:value="617.1" calcext:value-type="float">
            <text:p>617.1</text:p>
          </table:table-cell>
          <table:table-cell table:formula="of:=AVERAGE([.AR35];[.AU35];[.AX35])" office:value-type="float" office:value="780.356666666667" calcext:value-type="float">
            <text:p>780.356666666667</text:p>
          </table:table-cell>
          <table:table-cell table:formula="of:=AVERAGE([.AS35];[.AV35];[.AY35])" office:value-type="float" office:value="4688.234" calcext:value-type="float">
            <text:p>4688.234</text:p>
          </table:table-cell>
          <table:table-cell table:number-columns-repeated="2"/>
          <table:table-cell table:formula="of:=[.CG35]-[.BS35]" office:value-type="float" office:value="90.5" calcext:value-type="float">
            <text:p>90.5</text:p>
          </table:table-cell>
          <table:table-cell table:formula="of:=[.CH35]-[.BT35]" office:value-type="float" office:value="52.9019999999998" calcext:value-type="float">
            <text:p>52.9019999999998</text:p>
          </table:table-cell>
          <table:table-cell table:formula="of:=[.CI35]-[.BU35]" office:value-type="float" office:value="189.148000000001" calcext:value-type="float">
            <text:p>189.148000000001</text:p>
          </table:table-cell>
          <table:table-cell table:formula="of:=[.CJ35]-[.BV35]" office:value-type="float" office:value="47.8" calcext:value-type="float">
            <text:p>47.8</text:p>
          </table:table-cell>
          <table:table-cell table:formula="of:=[.CK35]-[.BW35]" office:value-type="float" office:value="49.1529999999999" calcext:value-type="float">
            <text:p>49.1529999999999</text:p>
          </table:table-cell>
          <table:table-cell table:formula="of:=[.CL35]-[.BX35]" office:value-type="float" office:value="186.68" calcext:value-type="float">
            <text:p>186.68</text:p>
          </table:table-cell>
          <table:table-cell table:formula="of:=[.CM35]-[.BY35]" office:value-type="float" office:value="46.8" calcext:value-type="float">
            <text:p>46.8</text:p>
          </table:table-cell>
          <table:table-cell table:formula="of:=[.CN35]-[.BZ35]" office:value-type="float" office:value="49.473" calcext:value-type="float">
            <text:p>49.473</text:p>
          </table:table-cell>
          <table:table-cell table:formula="of:=[.CO35]-[.CA35]" office:value-type="float" office:value="187.195" calcext:value-type="float">
            <text:p>187.195</text:p>
          </table:table-cell>
          <table:table-cell table:formula="of:=AVERAGE([.BE35];[.BH35];[.BK35])" office:value-type="float" office:value="61.7" calcext:value-type="float">
            <text:p>61.7</text:p>
          </table:table-cell>
          <table:table-cell table:formula="of:=AVERAGE([.BF35];[.BI35];[.BL35])" office:value-type="float" office:value="50.5093333333332" calcext:value-type="float">
            <text:p>50.5093333333332</text:p>
          </table:table-cell>
          <table:table-cell table:formula="of:=AVERAGE([.BG35];[.BJ35];[.BM35])" office:value-type="float" office:value="187.674333333334" calcext:value-type="float">
            <text:p>187.674333333334</text:p>
          </table:table-cell>
          <table:table-cell table:number-columns-repeated="2"/>
          <table:table-cell office:value-type="float" office:value="391.4" calcext:value-type="float">
            <text:p>391.4</text:p>
          </table:table-cell>
          <table:table-cell office:value-type="float" office:value="1042.41" calcext:value-type="float">
            <text:p>1042.41</text:p>
          </table:table-cell>
          <table:table-cell office:value-type="float" office:value="10500.719" calcext:value-type="float">
            <text:p>10500.719</text:p>
          </table:table-cell>
          <table:table-cell office:value-type="float" office:value="295.8" calcext:value-type="float">
            <text:p>295.8</text:p>
          </table:table-cell>
          <table:table-cell office:value-type="float" office:value="815.695" calcext:value-type="float">
            <text:p>815.695</text:p>
          </table:table-cell>
          <table:table-cell office:value-type="float" office:value="8515.25" calcext:value-type="float">
            <text:p>8515.25</text:p>
          </table:table-cell>
          <table:table-cell office:value-type="float" office:value="318.9" calcext:value-type="float">
            <text:p>318.9</text:p>
          </table:table-cell>
          <table:table-cell office:value-type="float" office:value="955.129" calcext:value-type="float">
            <text:p>955.129</text:p>
          </table:table-cell>
          <table:table-cell office:value-type="float" office:value="9830.633" calcext:value-type="float">
            <text:p>9830.633</text:p>
          </table:table-cell>
          <table:table-cell table:formula="of:=AVERAGE([.BS35];[.BV35];[.BY35])" office:value-type="float" office:value="335.366666666667" calcext:value-type="float">
            <text:p>335.366666666667</text:p>
          </table:table-cell>
          <table:table-cell table:formula="of:=AVERAGE([.BT35];[.BW35];[.BZ35])" office:value-type="float" office:value="937.744666666667" calcext:value-type="float">
            <text:p>937.744666666667</text:p>
          </table:table-cell>
          <table:table-cell table:formula="of:=AVERAGE([.BU35];[.BX35];[.CA35])" office:value-type="float" office:value="9615.534" calcext:value-type="float">
            <text:p>9615.534</text:p>
          </table:table-cell>
          <table:table-cell table:number-columns-repeated="2"/>
          <table:table-cell office:value-type="float" office:value="481.9" calcext:value-type="float">
            <text:p>481.9</text:p>
          </table:table-cell>
          <table:table-cell office:value-type="float" office:value="1095.312" calcext:value-type="float">
            <text:p>1095.312</text:p>
          </table:table-cell>
          <table:table-cell office:value-type="float" office:value="10689.867" calcext:value-type="float">
            <text:p>10689.867</text:p>
          </table:table-cell>
          <table:table-cell office:value-type="float" office:value="343.6" calcext:value-type="float">
            <text:p>343.6</text:p>
          </table:table-cell>
          <table:table-cell office:value-type="float" office:value="864.848" calcext:value-type="float">
            <text:p>864.848</text:p>
          </table:table-cell>
          <table:table-cell office:value-type="float" office:value="8701.93" calcext:value-type="float">
            <text:p>8701.93</text:p>
          </table:table-cell>
          <table:table-cell office:value-type="float" office:value="365.7" calcext:value-type="float">
            <text:p>365.7</text:p>
          </table:table-cell>
          <table:table-cell office:value-type="float" office:value="1004.602" calcext:value-type="float">
            <text:p>1004.602</text:p>
          </table:table-cell>
          <table:table-cell office:value-type="float" office:value="10017.828" calcext:value-type="float">
            <text:p>10017.828</text:p>
          </table:table-cell>
          <table:table-cell table:formula="of:=AVERAGE([.CG35];[.CJ35];[.CM35])" office:value-type="float" office:value="397.066666666667" calcext:value-type="float">
            <text:p>397.066666666667</text:p>
          </table:table-cell>
          <table:table-cell table:formula="of:=AVERAGE([.CH35];[.CK35];[.CN35])" office:value-type="float" office:value="988.254" calcext:value-type="float">
            <text:p>988.254</text:p>
          </table:table-cell>
          <table:table-cell table:formula="of:=AVERAGE([.CI35];[.CL35];[.CO35])" office:value-type="float" office:value="9803.20833333333" calcext:value-type="float">
            <text:p>9803.20833333333</text:p>
          </table:table-cell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330.164" calcext:value-type="float">
            <text:p>330.164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06.1" calcext:value-type="float">
            <text:p>206.1</text:p>
          </table:table-cell>
          <table:table-cell office:value-type="float" office:value="345.242" calcext:value-type="float">
            <text:p>345.242</text:p>
          </table:table-cell>
          <table:table-cell office:value-type="float" office:value="638.523" calcext:value-type="float">
            <text:p>638.523</text:p>
          </table:table-cell>
          <table:table-cell office:value-type="float" office:value="239.7" calcext:value-type="float">
            <text:p>239.7</text:p>
          </table:table-cell>
          <table:table-cell office:value-type="float" office:value="353.426" calcext:value-type="float">
            <text:p>353.426</text:p>
          </table:table-cell>
          <table:table-cell office:value-type="float" office:value="651.023" calcext:value-type="float">
            <text:p>651.023</text:p>
          </table:table-cell>
          <table:table-cell table:formula="of:=AVERAGE([.A36];[.D36];[.G36])" office:value-type="float" office:value="221.1" calcext:value-type="float">
            <text:p>221.1</text:p>
          </table:table-cell>
          <table:table-cell table:formula="of:=AVERAGE([.B36];[.E36];[.H36])" office:value-type="float" office:value="342.944" calcext:value-type="float">
            <text:p>342.944</text:p>
          </table:table-cell>
          <table:table-cell table:formula="of:=AVERAGE([.C36];[.F36];[.I36])" office:value-type="float" office:value="636.689666666667" calcext:value-type="float">
            <text:p>636.689666666667</text:p>
          </table:table-cell>
          <table:table-cell table:number-columns-repeated="2"/>
          <table:table-cell office:value-type="float" office:value="196.7" calcext:value-type="float">
            <text:p>19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office:value-type="float" office:value="189.8" calcext:value-type="float">
            <text:p>189.8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office:value-type="float" office:value="216.2" calcext:value-type="float">
            <text:p>216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6];[.R36];[.U36])" office:value-type="float" office:value="200.9" calcext:value-type="float">
            <text:p>200.9</text:p>
          </table:table-cell>
          <table:table-cell table:formula="of:=AVERAGE([.P36];[.S36];[.V36])" office:value-type="float" office:value="35.2293333333333" calcext:value-type="float">
            <text:p>35.2293333333333</text:p>
          </table:table-cell>
          <table:table-cell table:formula="of:=AVERAGE([.Q36];[.T36];[.W36])" office:value-type="float" office:value="85.6483333333333" calcext:value-type="float">
            <text:p>85.6483333333333</text:p>
          </table:table-cell>
          <table:table-cell table:number-columns-repeated="2"/>
          <table:table-cell office:value-type="float" office:value="217.6" calcext:value-type="float">
            <text:p>217.6</text:p>
          </table:table-cell>
          <table:table-cell office:value-type="float" office:value="405.227" calcext:value-type="float">
            <text:p>405.227</text:p>
          </table:table-cell>
          <table:table-cell office:value-type="float" office:value="3968.266" calcext:value-type="float">
            <text:p>3968.266</text:p>
          </table:table-cell>
          <table:table-cell office:value-type="float" office:value="217" calcext:value-type="float">
            <text:p>217</text:p>
          </table:table-cell>
          <table:table-cell office:value-type="float" office:value="395.664" calcext:value-type="float">
            <text:p>395.664</text:p>
          </table:table-cell>
          <table:table-cell office:value-type="float" office:value="3958.703" calcext:value-type="float">
            <text:p>3958.703</text:p>
          </table:table-cell>
          <table:table-cell office:value-type="float" office:value="198.2" calcext:value-type="float">
            <text:p>198.2</text:p>
          </table:table-cell>
          <table:table-cell office:value-type="float" office:value="403.422" calcext:value-type="float">
            <text:p>403.422</text:p>
          </table:table-cell>
          <table:table-cell office:value-type="float" office:value="3966.453" calcext:value-type="float">
            <text:p>3966.453</text:p>
          </table:table-cell>
          <table:table-cell table:formula="of:=AVERAGE([.AC36];[.AF36];[.AI36])" office:value-type="float" office:value="210.933333333333" calcext:value-type="float">
            <text:p>210.933333333333</text:p>
          </table:table-cell>
          <table:table-cell table:formula="of:=AVERAGE([.AD36];[.AG36];[.AJ36])" office:value-type="float" office:value="401.437666666667" calcext:value-type="float">
            <text:p>401.437666666667</text:p>
          </table:table-cell>
          <table:table-cell table:formula="of:=AVERAGE([.AE36];[.AH36];[.AK36])" office:value-type="float" office:value="3964.474" calcext:value-type="float">
            <text:p>3964.474</text:p>
          </table:table-cell>
          <table:table-cell table:number-columns-repeated="2"/>
          <table:table-cell table:formula="of:=[.A36]+[.O36]+[.AC36]" office:value-type="float" office:value="631.8" calcext:value-type="float">
            <text:p>631.8</text:p>
          </table:table-cell>
          <table:table-cell table:formula="of:=[.B36]+[.P36]+[.AD36]" office:value-type="float" office:value="770.536" calcext:value-type="float">
            <text:p>770.536</text:p>
          </table:table-cell>
          <table:table-cell table:formula="of:=[.C36]+[.Q36]+[.AE36]" office:value-type="float" office:value="4674.699" calcext:value-type="float">
            <text:p>4674.699</text:p>
          </table:table-cell>
          <table:table-cell table:formula="of:=[.D36]+[.R36]+[.AF36]" office:value-type="float" office:value="612.9" calcext:value-type="float">
            <text:p>612.9</text:p>
          </table:table-cell>
          <table:table-cell table:formula="of:=[.E36]+[.S36]+[.AG36]" office:value-type="float" office:value="776.304" calcext:value-type="float">
            <text:p>776.304</text:p>
          </table:table-cell>
          <table:table-cell table:formula="of:=[.F36]+[.T36]+[.AH36]" office:value-type="float" office:value="4683.136" calcext:value-type="float">
            <text:p>4683.136</text:p>
          </table:table-cell>
          <table:table-cell table:formula="of:=[.G36]+[.U36]+[.AI36]" office:value-type="float" office:value="654.1" calcext:value-type="float">
            <text:p>654.1</text:p>
          </table:table-cell>
          <table:table-cell table:formula="of:=[.H36]+[.V36]+[.AJ36]" office:value-type="float" office:value="791.993" calcext:value-type="float">
            <text:p>791.993</text:p>
          </table:table-cell>
          <table:table-cell table:formula="of:=[.I36]+[.W36]+[.AK36]" office:value-type="float" office:value="4702.601" calcext:value-type="float">
            <text:p>4702.601</text:p>
          </table:table-cell>
          <table:table-cell table:formula="of:=AVERAGE([.AQ36];[.AT36];[.AW36])" office:value-type="float" office:value="632.933333333333" calcext:value-type="float">
            <text:p>632.933333333333</text:p>
          </table:table-cell>
          <table:table-cell table:formula="of:=AVERAGE([.AR36];[.AU36];[.AX36])" office:value-type="float" office:value="779.611" calcext:value-type="float">
            <text:p>779.611</text:p>
          </table:table-cell>
          <table:table-cell table:formula="of:=AVERAGE([.AS36];[.AV36];[.AY36])" office:value-type="float" office:value="4686.812" calcext:value-type="float">
            <text:p>4686.812</text:p>
          </table:table-cell>
          <table:table-cell table:number-columns-repeated="2"/>
          <table:table-cell table:formula="of:=[.CG36]-[.BS36]" office:value-type="float" office:value="41.9" calcext:value-type="float">
            <text:p>41.9</text:p>
          </table:table-cell>
          <table:table-cell table:formula="of:=[.CH36]-[.BT36]" office:value-type="float" office:value="48.5310000000001" calcext:value-type="float">
            <text:p>48.5310000000001</text:p>
          </table:table-cell>
          <table:table-cell table:formula="of:=[.CI36]-[.BU36]" office:value-type="float" office:value="185.195" calcext:value-type="float">
            <text:p>185.195</text:p>
          </table:table-cell>
          <table:table-cell table:formula="of:=[.CJ36]-[.BV36]" office:value-type="float" office:value="53.2" calcext:value-type="float">
            <text:p>53.2</text:p>
          </table:table-cell>
          <table:table-cell table:formula="of:=[.CK36]-[.BW36]" office:value-type="float" office:value="47.454" calcext:value-type="float">
            <text:p>47.454</text:p>
          </table:table-cell>
          <table:table-cell table:formula="of:=[.CL36]-[.BX36]" office:value-type="float" office:value="185.195000000002" calcext:value-type="float">
            <text:p>185.195000000002</text:p>
          </table:table-cell>
          <table:table-cell table:formula="of:=[.CM36]-[.BY36]" office:value-type="float" office:value="47.3" calcext:value-type="float">
            <text:p>47.3</text:p>
          </table:table-cell>
          <table:table-cell table:formula="of:=[.CN36]-[.BZ36]" office:value-type="float" office:value="49.473" calcext:value-type="float">
            <text:p>49.473</text:p>
          </table:table-cell>
          <table:table-cell table:formula="of:=[.CO36]-[.CA36]" office:value-type="float" office:value="187.195000000001" calcext:value-type="float">
            <text:p>187.195000000001</text:p>
          </table:table-cell>
          <table:table-cell table:formula="of:=AVERAGE([.BE36];[.BH36];[.BK36])" office:value-type="float" office:value="47.4666666666667" calcext:value-type="float">
            <text:p>47.4666666666667</text:p>
          </table:table-cell>
          <table:table-cell table:formula="of:=AVERAGE([.BF36];[.BI36];[.BL36])" office:value-type="float" office:value="48.486" calcext:value-type="float">
            <text:p>48.486</text:p>
          </table:table-cell>
          <table:table-cell table:formula="of:=AVERAGE([.BG36];[.BJ36];[.BM36])" office:value-type="float" office:value="185.861666666667" calcext:value-type="float">
            <text:p>185.861666666667</text:p>
          </table:table-cell>
          <table:table-cell table:number-columns-repeated="2"/>
          <table:table-cell office:value-type="float" office:value="467.7" calcext:value-type="float">
            <text:p>467.7</text:p>
          </table:table-cell>
          <table:table-cell office:value-type="float" office:value="928.66" calcext:value-type="float">
            <text:p>928.66</text:p>
          </table:table-cell>
          <table:table-cell office:value-type="float" office:value="9208.117" calcext:value-type="float">
            <text:p>9208.117</text:p>
          </table:table-cell>
          <table:table-cell office:value-type="float" office:value="490.8" calcext:value-type="float">
            <text:p>490.8</text:p>
          </table:table-cell>
          <table:table-cell office:value-type="float" office:value="901.523" calcext:value-type="float">
            <text:p>901.523</text:p>
          </table:table-cell>
          <table:table-cell office:value-type="float" office:value="9183.184" calcext:value-type="float">
            <text:p>9183.184</text:p>
          </table:table-cell>
          <table:table-cell office:value-type="float" office:value="380" calcext:value-type="float">
            <text:p>380</text:p>
          </table:table-cell>
          <table:table-cell office:value-type="float" office:value="764.273" calcext:value-type="float">
            <text:p>764.273</text:p>
          </table:table-cell>
          <table:table-cell office:value-type="float" office:value="7870.672" calcext:value-type="float">
            <text:p>7870.672</text:p>
          </table:table-cell>
          <table:table-cell table:formula="of:=AVERAGE([.BS36];[.BV36];[.BY36])" office:value-type="float" office:value="446.166666666667" calcext:value-type="float">
            <text:p>446.166666666667</text:p>
          </table:table-cell>
          <table:table-cell table:formula="of:=AVERAGE([.BT36];[.BW36];[.BZ36])" office:value-type="float" office:value="864.818666666667" calcext:value-type="float">
            <text:p>864.818666666667</text:p>
          </table:table-cell>
          <table:table-cell table:formula="of:=AVERAGE([.BU36];[.BX36];[.CA36])" office:value-type="float" office:value="8753.991" calcext:value-type="float">
            <text:p>8753.991</text:p>
          </table:table-cell>
          <table:table-cell table:number-columns-repeated="2"/>
          <table:table-cell office:value-type="float" office:value="509.6" calcext:value-type="float">
            <text:p>509.6</text:p>
          </table:table-cell>
          <table:table-cell office:value-type="float" office:value="977.191" calcext:value-type="float">
            <text:p>977.191</text:p>
          </table:table-cell>
          <table:table-cell office:value-type="float" office:value="9393.312" calcext:value-type="float">
            <text:p>9393.312</text:p>
          </table:table-cell>
          <table:table-cell office:value-type="float" office:value="544" calcext:value-type="float">
            <text:p>544</text:p>
          </table:table-cell>
          <table:table-cell office:value-type="float" office:value="948.977" calcext:value-type="float">
            <text:p>948.977</text:p>
          </table:table-cell>
          <table:table-cell office:value-type="float" office:value="9368.379" calcext:value-type="float">
            <text:p>9368.379</text:p>
          </table:table-cell>
          <table:table-cell office:value-type="float" office:value="427.3" calcext:value-type="float">
            <text:p>427.3</text:p>
          </table:table-cell>
          <table:table-cell office:value-type="float" office:value="813.746" calcext:value-type="float">
            <text:p>813.746</text:p>
          </table:table-cell>
          <table:table-cell office:value-type="float" office:value="8057.867" calcext:value-type="float">
            <text:p>8057.867</text:p>
          </table:table-cell>
          <table:table-cell table:formula="of:=AVERAGE([.CG36];[.CJ36];[.CM36])" office:value-type="float" office:value="493.633333333333" calcext:value-type="float">
            <text:p>493.633333333333</text:p>
          </table:table-cell>
          <table:table-cell table:formula="of:=AVERAGE([.CH36];[.CK36];[.CN36])" office:value-type="float" office:value="913.304666666667" calcext:value-type="float">
            <text:p>913.304666666667</text:p>
          </table:table-cell>
          <table:table-cell table:formula="of:=AVERAGE([.CI36];[.CL36];[.CO36])" office:value-type="float" office:value="8939.85266666667" calcext:value-type="float">
            <text:p>8939.852666666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30.832" calcext:value-type="float">
            <text:p>330.832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16" calcext:value-type="float">
            <text:p>216</text:p>
          </table:table-cell>
          <table:table-cell office:value-type="float" office:value="346.285" calcext:value-type="float">
            <text:p>346.285</text:p>
          </table:table-cell>
          <table:table-cell office:value-type="float" office:value="638.523" calcext:value-type="float">
            <text:p>638.523</text:p>
          </table:table-cell>
          <table:table-cell office:value-type="float" office:value="164.3" calcext:value-type="float">
            <text:p>164.3</text:p>
          </table:table-cell>
          <table:table-cell office:value-type="float" office:value="353.516" calcext:value-type="float">
            <text:p>353.516</text:p>
          </table:table-cell>
          <table:table-cell office:value-type="float" office:value="651.023" calcext:value-type="float">
            <text:p>651.023</text:p>
          </table:table-cell>
          <table:table-cell table:formula="of:=AVERAGE([.A37];[.D37];[.G37])" office:value-type="float" office:value="192.766666666667" calcext:value-type="float">
            <text:p>192.766666666667</text:p>
          </table:table-cell>
          <table:table-cell table:formula="of:=AVERAGE([.B37];[.E37];[.H37])" office:value-type="float" office:value="343.544333333333" calcext:value-type="float">
            <text:p>343.544333333333</text:p>
          </table:table-cell>
          <table:table-cell table:formula="of:=AVERAGE([.C37];[.F37];[.I37])" office:value-type="float" office:value="636.689666666667" calcext:value-type="float">
            <text:p>636.689666666667</text:p>
          </table:table-cell>
          <table:table-cell table:number-columns-repeated="2"/>
          <table:table-cell office:value-type="float" office:value="186.5" calcext:value-type="float">
            <text:p>186.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197.1" calcext:value-type="float">
            <text:p>197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172" calcext:value-type="float">
            <text:p>86.172</text:p>
          </table:table-cell>
          <table:table-cell office:value-type="float" office:value="149.8" calcext:value-type="float">
            <text:p>149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7];[.R37];[.U37])" office:value-type="float" office:value="177.8" calcext:value-type="float">
            <text:p>177.8</text:p>
          </table:table-cell>
          <table:table-cell table:formula="of:=AVERAGE([.P37];[.S37];[.V37])" office:value-type="float" office:value="35.2293333333333" calcext:value-type="float">
            <text:p>35.2293333333333</text:p>
          </table:table-cell>
          <table:table-cell table:formula="of:=AVERAGE([.Q37];[.T37];[.W37])" office:value-type="float" office:value="85.6483333333333" calcext:value-type="float">
            <text:p>85.6483333333333</text:p>
          </table:table-cell>
          <table:table-cell table:number-columns-repeated="2"/>
          <table:table-cell office:value-type="float" office:value="280.8" calcext:value-type="float">
            <text:p>280.8</text:p>
          </table:table-cell>
          <table:table-cell office:value-type="float" office:value="401.227" calcext:value-type="float">
            <text:p>401.227</text:p>
          </table:table-cell>
          <table:table-cell office:value-type="float" office:value="3964.266" calcext:value-type="float">
            <text:p>3964.266</text:p>
          </table:table-cell>
          <table:table-cell office:value-type="float" office:value="225.8" calcext:value-type="float">
            <text:p>225.8</text:p>
          </table:table-cell>
          <table:table-cell office:value-type="float" office:value="397.211" calcext:value-type="float">
            <text:p>397.211</text:p>
          </table:table-cell>
          <table:table-cell office:value-type="float" office:value="3960.25" calcext:value-type="float">
            <text:p>3960.25</text:p>
          </table:table-cell>
          <table:table-cell office:value-type="float" office:value="325.2" calcext:value-type="float">
            <text:p>325.2</text:p>
          </table:table-cell>
          <table:table-cell office:value-type="float" office:value="403.438" calcext:value-type="float">
            <text:p>403.438</text:p>
          </table:table-cell>
          <table:table-cell office:value-type="float" office:value="3966.469" calcext:value-type="float">
            <text:p>3966.469</text:p>
          </table:table-cell>
          <table:table-cell table:formula="of:=AVERAGE([.AC37];[.AF37];[.AI37])" office:value-type="float" office:value="277.266666666667" calcext:value-type="float">
            <text:p>277.266666666667</text:p>
          </table:table-cell>
          <table:table-cell table:formula="of:=AVERAGE([.AD37];[.AG37];[.AJ37])" office:value-type="float" office:value="400.625333333333" calcext:value-type="float">
            <text:p>400.625333333333</text:p>
          </table:table-cell>
          <table:table-cell table:formula="of:=AVERAGE([.AE37];[.AH37];[.AK37])" office:value-type="float" office:value="3963.66166666667" calcext:value-type="float">
            <text:p>3963.66166666667</text:p>
          </table:table-cell>
          <table:table-cell table:number-columns-repeated="2"/>
          <table:table-cell table:formula="of:=[.A37]+[.O37]+[.AC37]" office:value-type="float" office:value="665.3" calcext:value-type="float">
            <text:p>665.3</text:p>
          </table:table-cell>
          <table:table-cell table:formula="of:=[.B37]+[.P37]+[.AD37]" office:value-type="float" office:value="767.457" calcext:value-type="float">
            <text:p>767.457</text:p>
          </table:table-cell>
          <table:table-cell table:formula="of:=[.C37]+[.Q37]+[.AE37]" office:value-type="float" office:value="4670.437" calcext:value-type="float">
            <text:p>4670.437</text:p>
          </table:table-cell>
          <table:table-cell table:formula="of:=[.D37]+[.R37]+[.AF37]" office:value-type="float" office:value="638.9" calcext:value-type="float">
            <text:p>638.9</text:p>
          </table:table-cell>
          <table:table-cell table:formula="of:=[.E37]+[.S37]+[.AG37]" office:value-type="float" office:value="778.641" calcext:value-type="float">
            <text:p>778.641</text:p>
          </table:table-cell>
          <table:table-cell table:formula="of:=[.F37]+[.T37]+[.AH37]" office:value-type="float" office:value="4684.945" calcext:value-type="float">
            <text:p>4684.945</text:p>
          </table:table-cell>
          <table:table-cell table:formula="of:=[.G37]+[.U37]+[.AI37]" office:value-type="float" office:value="639.3" calcext:value-type="float">
            <text:p>639.3</text:p>
          </table:table-cell>
          <table:table-cell table:formula="of:=[.H37]+[.V37]+[.AJ37]" office:value-type="float" office:value="792.099" calcext:value-type="float">
            <text:p>792.099</text:p>
          </table:table-cell>
          <table:table-cell table:formula="of:=[.I37]+[.W37]+[.AK37]" office:value-type="float" office:value="4702.617" calcext:value-type="float">
            <text:p>4702.617</text:p>
          </table:table-cell>
          <table:table-cell table:formula="of:=AVERAGE([.AQ37];[.AT37];[.AW37])" office:value-type="float" office:value="647.833333333333" calcext:value-type="float">
            <text:p>647.833333333333</text:p>
          </table:table-cell>
          <table:table-cell table:formula="of:=AVERAGE([.AR37];[.AU37];[.AX37])" office:value-type="float" office:value="779.399" calcext:value-type="float">
            <text:p>779.399</text:p>
          </table:table-cell>
          <table:table-cell table:formula="of:=AVERAGE([.AS37];[.AV37];[.AY37])" office:value-type="float" office:value="4685.99966666667" calcext:value-type="float">
            <text:p>4685.99966666667</text:p>
          </table:table-cell>
          <table:table-cell table:number-columns-repeated="2"/>
          <table:table-cell table:formula="of:=[.CG37]-[.BS37]" office:value-type="float" office:value="40.7" calcext:value-type="float">
            <text:p>40.7</text:p>
          </table:table-cell>
          <table:table-cell table:formula="of:=[.CH37]-[.BT37]" office:value-type="float" office:value="40.5310000000001" calcext:value-type="float">
            <text:p>40.5310000000001</text:p>
          </table:table-cell>
          <table:table-cell table:formula="of:=[.CI37]-[.BU37]" office:value-type="float" office:value="177.196" calcext:value-type="float">
            <text:p>177.196</text:p>
          </table:table-cell>
          <table:table-cell table:formula="of:=[.CJ37]-[.BV37]" office:value-type="float" office:value="47.2" calcext:value-type="float">
            <text:p>47.2</text:p>
          </table:table-cell>
          <table:table-cell table:formula="of:=[.CK37]-[.BW37]" office:value-type="float" office:value="49.453" calcext:value-type="float">
            <text:p>49.453</text:p>
          </table:table-cell>
          <table:table-cell table:formula="of:=[.CL37]-[.BX37]" office:value-type="float" office:value="187.196" calcext:value-type="float">
            <text:p>187.196</text:p>
          </table:table-cell>
          <table:table-cell table:formula="of:=[.CM37]-[.BY37]" office:value-type="float" office:value="49.9" calcext:value-type="float">
            <text:p>49.9</text:p>
          </table:table-cell>
          <table:table-cell table:formula="of:=[.CN37]-[.BZ37]" office:value-type="float" office:value="49.4720000000001" calcext:value-type="float">
            <text:p>49.4720000000001</text:p>
          </table:table-cell>
          <table:table-cell table:formula="of:=[.CO37]-[.CA37]" office:value-type="float" office:value="187.195" calcext:value-type="float">
            <text:p>187.195</text:p>
          </table:table-cell>
          <table:table-cell table:formula="of:=AVERAGE([.BE37];[.BH37];[.BK37])" office:value-type="float" office:value="45.9333333333333" calcext:value-type="float">
            <text:p>45.9333333333333</text:p>
          </table:table-cell>
          <table:table-cell table:formula="of:=AVERAGE([.BF37];[.BI37];[.BL37])" office:value-type="float" office:value="46.4853333333334" calcext:value-type="float">
            <text:p>46.4853333333334</text:p>
          </table:table-cell>
          <table:table-cell table:formula="of:=AVERAGE([.BG37];[.BJ37];[.BM37])" office:value-type="float" office:value="183.862333333333" calcext:value-type="float">
            <text:p>183.862333333333</text:p>
          </table:table-cell>
          <table:table-cell table:number-columns-repeated="2"/>
          <table:table-cell office:value-type="float" office:value="357.3" calcext:value-type="float">
            <text:p>357.3</text:p>
          </table:table-cell>
          <table:table-cell office:value-type="float" office:value="980.328" calcext:value-type="float">
            <text:p>980.328</text:p>
          </table:table-cell>
          <table:table-cell office:value-type="float" office:value="9852.777" calcext:value-type="float">
            <text:p>9852.777</text:p>
          </table:table-cell>
          <table:table-cell office:value-type="float" office:value="437.7" calcext:value-type="float">
            <text:p>437.7</text:p>
          </table:table-cell>
          <table:table-cell office:value-type="float" office:value="840.332" calcext:value-type="float">
            <text:p>840.332</text:p>
          </table:table-cell>
          <table:table-cell office:value-type="float" office:value="8535.406" calcext:value-type="float">
            <text:p>8535.406</text:p>
          </table:table-cell>
          <table:table-cell office:value-type="float" office:value="324.8" calcext:value-type="float">
            <text:p>324.8</text:p>
          </table:table-cell>
          <table:table-cell office:value-type="float" office:value="905.93" calcext:value-type="float">
            <text:p>905.93</text:p>
          </table:table-cell>
          <table:table-cell office:value-type="float" office:value="9189.082" calcext:value-type="float">
            <text:p>9189.082</text:p>
          </table:table-cell>
          <table:table-cell table:formula="of:=AVERAGE([.BS37];[.BV37];[.BY37])" office:value-type="float" office:value="373.266666666667" calcext:value-type="float">
            <text:p>373.266666666667</text:p>
          </table:table-cell>
          <table:table-cell table:formula="of:=AVERAGE([.BT37];[.BW37];[.BZ37])" office:value-type="float" office:value="908.863333333333" calcext:value-type="float">
            <text:p>908.863333333333</text:p>
          </table:table-cell>
          <table:table-cell table:formula="of:=AVERAGE([.BU37];[.BX37];[.CA37])" office:value-type="float" office:value="9192.42166666667" calcext:value-type="float">
            <text:p>9192.42166666667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1020.859" calcext:value-type="float">
            <text:p>1020.859</text:p>
          </table:table-cell>
          <table:table-cell office:value-type="float" office:value="10029.973" calcext:value-type="float">
            <text:p>10029.973</text:p>
          </table:table-cell>
          <table:table-cell office:value-type="float" office:value="484.9" calcext:value-type="float">
            <text:p>484.9</text:p>
          </table:table-cell>
          <table:table-cell office:value-type="float" office:value="889.785" calcext:value-type="float">
            <text:p>889.785</text:p>
          </table:table-cell>
          <table:table-cell office:value-type="float" office:value="8722.602" calcext:value-type="float">
            <text:p>8722.602</text:p>
          </table:table-cell>
          <table:table-cell office:value-type="float" office:value="374.7" calcext:value-type="float">
            <text:p>374.7</text:p>
          </table:table-cell>
          <table:table-cell office:value-type="float" office:value="955.402" calcext:value-type="float">
            <text:p>955.402</text:p>
          </table:table-cell>
          <table:table-cell office:value-type="float" office:value="9376.277" calcext:value-type="float">
            <text:p>9376.277</text:p>
          </table:table-cell>
          <table:table-cell table:formula="of:=AVERAGE([.CG37];[.CJ37];[.CM37])" office:value-type="float" office:value="419.2" calcext:value-type="float">
            <text:p>419.2</text:p>
          </table:table-cell>
          <table:table-cell table:formula="of:=AVERAGE([.CH37];[.CK37];[.CN37])" office:value-type="float" office:value="955.348666666667" calcext:value-type="float">
            <text:p>955.348666666667</text:p>
          </table:table-cell>
          <table:table-cell table:formula="of:=AVERAGE([.CI37];[.CL37];[.CO37])" office:value-type="float" office:value="9376.284" calcext:value-type="float">
            <text:p>9376.284</text:p>
          </table:table-cell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331.922" calcext:value-type="float">
            <text:p>331.922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73.9" calcext:value-type="float">
            <text:p>173.9</text:p>
          </table:table-cell>
          <table:table-cell office:value-type="float" office:value="346.621" calcext:value-type="float">
            <text:p>346.621</text:p>
          </table:table-cell>
          <table:table-cell office:value-type="float" office:value="638.523" calcext:value-type="float">
            <text:p>638.523</text:p>
          </table:table-cell>
          <table:table-cell office:value-type="float" office:value="236.1" calcext:value-type="float">
            <text:p>236.1</text:p>
          </table:table-cell>
          <table:table-cell office:value-type="float" office:value="354.551" calcext:value-type="float">
            <text:p>354.551</text:p>
          </table:table-cell>
          <table:table-cell office:value-type="float" office:value="651.023" calcext:value-type="float">
            <text:p>651.023</text:p>
          </table:table-cell>
          <table:table-cell table:formula="of:=AVERAGE([.A38];[.D38];[.G38])" office:value-type="float" office:value="206.733333333333" calcext:value-type="float">
            <text:p>206.733333333333</text:p>
          </table:table-cell>
          <table:table-cell table:formula="of:=AVERAGE([.B38];[.E38];[.H38])" office:value-type="float" office:value="344.364666666667" calcext:value-type="float">
            <text:p>344.364666666667</text:p>
          </table:table-cell>
          <table:table-cell table:formula="of:=AVERAGE([.C38];[.F38];[.I38])" office:value-type="float" office:value="636.689666666667" calcext:value-type="float">
            <text:p>636.68966666666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62.6" calcext:value-type="float">
            <text:p>162.6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office:value-type="float" office:value="218.1" calcext:value-type="float">
            <text:p>218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38];[.R38];[.U38])" office:value-type="float" office:value="189.566666666667" calcext:value-type="float">
            <text:p>189.566666666667</text:p>
          </table:table-cell>
          <table:table-cell table:formula="of:=AVERAGE([.P38];[.S38];[.V38])" office:value-type="float" office:value="35.2293333333333" calcext:value-type="float">
            <text:p>35.2293333333333</text:p>
          </table:table-cell>
          <table:table-cell table:formula="of:=AVERAGE([.Q38];[.T38];[.W38])" office:value-type="float" office:value="85.5613333333333" calcext:value-type="float">
            <text:p>85.5613333333333</text:p>
          </table:table-cell>
          <table:table-cell table:number-columns-repeated="2"/>
          <table:table-cell office:value-type="float" office:value="249.5" calcext:value-type="float">
            <text:p>249.5</text:p>
          </table:table-cell>
          <table:table-cell office:value-type="float" office:value="399.227" calcext:value-type="float">
            <text:p>399.227</text:p>
          </table:table-cell>
          <table:table-cell office:value-type="float" office:value="3962.266" calcext:value-type="float">
            <text:p>3962.266</text:p>
          </table:table-cell>
          <table:table-cell office:value-type="float" office:value="331.3" calcext:value-type="float">
            <text:p>331.3</text:p>
          </table:table-cell>
          <table:table-cell office:value-type="float" office:value="401.211" calcext:value-type="float">
            <text:p>401.211</text:p>
          </table:table-cell>
          <table:table-cell office:value-type="float" office:value="3964.25" calcext:value-type="float">
            <text:p>3964.25</text:p>
          </table:table-cell>
          <table:table-cell office:value-type="float" office:value="152.6" calcext:value-type="float">
            <text:p>152.6</text:p>
          </table:table-cell>
          <table:table-cell office:value-type="float" office:value="401.438" calcext:value-type="float">
            <text:p>401.438</text:p>
          </table:table-cell>
          <table:table-cell office:value-type="float" office:value="3964.469" calcext:value-type="float">
            <text:p>3964.469</text:p>
          </table:table-cell>
          <table:table-cell table:formula="of:=AVERAGE([.AC38];[.AF38];[.AI38])" office:value-type="float" office:value="244.466666666667" calcext:value-type="float">
            <text:p>244.466666666667</text:p>
          </table:table-cell>
          <table:table-cell table:formula="of:=AVERAGE([.AD38];[.AG38];[.AJ38])" office:value-type="float" office:value="400.625333333333" calcext:value-type="float">
            <text:p>400.625333333333</text:p>
          </table:table-cell>
          <table:table-cell table:formula="of:=AVERAGE([.AE38];[.AH38];[.AK38])" office:value-type="float" office:value="3963.66166666667" calcext:value-type="float">
            <text:p>3963.66166666667</text:p>
          </table:table-cell>
          <table:table-cell table:number-columns-repeated="2"/>
          <table:table-cell table:formula="of:=[.A38]+[.O38]+[.AC38]" office:value-type="float" office:value="647.7" calcext:value-type="float">
            <text:p>647.7</text:p>
          </table:table-cell>
          <table:table-cell table:formula="of:=[.B38]+[.P38]+[.AD38]" office:value-type="float" office:value="766.294" calcext:value-type="float">
            <text:p>766.294</text:p>
          </table:table-cell>
          <table:table-cell table:formula="of:=[.C38]+[.Q38]+[.AE38]" office:value-type="float" office:value="4668.176" calcext:value-type="float">
            <text:p>4668.176</text:p>
          </table:table-cell>
          <table:table-cell table:formula="of:=[.D38]+[.R38]+[.AF38]" office:value-type="float" office:value="667.8" calcext:value-type="float">
            <text:p>667.8</text:p>
          </table:table-cell>
          <table:table-cell table:formula="of:=[.E38]+[.S38]+[.AG38]" office:value-type="float" office:value="783.23" calcext:value-type="float">
            <text:p>783.23</text:p>
          </table:table-cell>
          <table:table-cell table:formula="of:=[.F38]+[.T38]+[.AH38]" office:value-type="float" office:value="4688.683" calcext:value-type="float">
            <text:p>4688.683</text:p>
          </table:table-cell>
          <table:table-cell table:formula="of:=[.G38]+[.U38]+[.AI38]" office:value-type="float" office:value="606.8" calcext:value-type="float">
            <text:p>606.8</text:p>
          </table:table-cell>
          <table:table-cell table:formula="of:=[.H38]+[.V38]+[.AJ38]" office:value-type="float" office:value="791.134" calcext:value-type="float">
            <text:p>791.134</text:p>
          </table:table-cell>
          <table:table-cell table:formula="of:=[.I38]+[.W38]+[.AK38]" office:value-type="float" office:value="4700.879" calcext:value-type="float">
            <text:p>4700.879</text:p>
          </table:table-cell>
          <table:table-cell table:formula="of:=AVERAGE([.AQ38];[.AT38];[.AW38])" office:value-type="float" office:value="640.766666666667" calcext:value-type="float">
            <text:p>640.766666666667</text:p>
          </table:table-cell>
          <table:table-cell table:formula="of:=AVERAGE([.AR38];[.AU38];[.AX38])" office:value-type="float" office:value="780.219333333333" calcext:value-type="float">
            <text:p>780.219333333333</text:p>
          </table:table-cell>
          <table:table-cell table:formula="of:=AVERAGE([.AS38];[.AV38];[.AY38])" office:value-type="float" office:value="4685.91266666667" calcext:value-type="float">
            <text:p>4685.91266666667</text:p>
          </table:table-cell>
          <table:table-cell table:number-columns-repeated="2"/>
          <table:table-cell table:formula="of:=[.CG38]-[.BS38]" office:value-type="float" office:value="47.5" calcext:value-type="float">
            <text:p>47.5</text:p>
          </table:table-cell>
          <table:table-cell table:formula="of:=[.CH38]-[.BT38]" office:value-type="float" office:value="52.898" calcext:value-type="float">
            <text:p>52.898</text:p>
          </table:table-cell>
          <table:table-cell table:formula="of:=[.CI38]-[.BU38]" office:value-type="float" office:value="189.711" calcext:value-type="float">
            <text:p>189.711</text:p>
          </table:table-cell>
          <table:table-cell table:formula="of:=[.CJ38]-[.BV38]" office:value-type="float" office:value="49.1" calcext:value-type="float">
            <text:p>49.1</text:p>
          </table:table-cell>
          <table:table-cell table:formula="of:=[.CK38]-[.BW38]" office:value-type="float" office:value="47.4530000000001" calcext:value-type="float">
            <text:p>47.4530000000001</text:p>
          </table:table-cell>
          <table:table-cell table:formula="of:=[.CL38]-[.BX38]" office:value-type="float" office:value="185.195" calcext:value-type="float">
            <text:p>185.195</text:p>
          </table:table-cell>
          <table:table-cell table:formula="of:=[.CM38]-[.BY38]" office:value-type="float" office:value="49.6" calcext:value-type="float">
            <text:p>49.6</text:p>
          </table:table-cell>
          <table:table-cell table:formula="of:=[.CN38]-[.BZ38]" office:value-type="float" office:value="49.473" calcext:value-type="float">
            <text:p>49.473</text:p>
          </table:table-cell>
          <table:table-cell table:formula="of:=[.CO38]-[.CA38]" office:value-type="float" office:value="187.195" calcext:value-type="float">
            <text:p>187.195</text:p>
          </table:table-cell>
          <table:table-cell table:formula="of:=AVERAGE([.BE38];[.BH38];[.BK38])" office:value-type="float" office:value="48.7333333333334" calcext:value-type="float">
            <text:p>48.7333333333334</text:p>
          </table:table-cell>
          <table:table-cell table:formula="of:=AVERAGE([.BF38];[.BI38];[.BL38])" office:value-type="float" office:value="49.9413333333334" calcext:value-type="float">
            <text:p>49.9413333333334</text:p>
          </table:table-cell>
          <table:table-cell table:formula="of:=AVERAGE([.BG38];[.BJ38];[.BM38])" office:value-type="float" office:value="187.367" calcext:value-type="float">
            <text:p>187.367</text:p>
          </table:table-cell>
          <table:table-cell table:number-columns-repeated="2"/>
          <table:table-cell office:value-type="float" office:value="425.3" calcext:value-type="float">
            <text:p>425.3</text:p>
          </table:table-cell>
          <table:table-cell office:value-type="float" office:value="767.305" calcext:value-type="float">
            <text:p>767.305</text:p>
          </table:table-cell>
          <table:table-cell office:value-type="float" office:value="7869.289" calcext:value-type="float">
            <text:p>7869.289</text:p>
          </table:table-cell>
          <table:table-cell office:value-type="float" office:value="329.7" calcext:value-type="float">
            <text:p>329.7</text:p>
          </table:table-cell>
          <table:table-cell office:value-type="float" office:value="899.262" calcext:value-type="float">
            <text:p>899.262</text:p>
          </table:table-cell>
          <table:table-cell office:value-type="float" office:value="9185.707" calcext:value-type="float">
            <text:p>9185.707</text:p>
          </table:table-cell>
          <table:table-cell office:value-type="float" office:value="268" calcext:value-type="float">
            <text:p>268</text:p>
          </table:table-cell>
          <table:table-cell office:value-type="float" office:value="560.898" calcext:value-type="float">
            <text:p>560.898</text:p>
          </table:table-cell>
          <table:table-cell office:value-type="float" office:value="5898.621" calcext:value-type="float">
            <text:p>5898.621</text:p>
          </table:table-cell>
          <table:table-cell table:formula="of:=AVERAGE([.BS38];[.BV38];[.BY38])" office:value-type="float" office:value="341" calcext:value-type="float">
            <text:p>341</text:p>
          </table:table-cell>
          <table:table-cell table:formula="of:=AVERAGE([.BT38];[.BW38];[.BZ38])" office:value-type="float" office:value="742.488333333333" calcext:value-type="float">
            <text:p>742.488333333333</text:p>
          </table:table-cell>
          <table:table-cell table:formula="of:=AVERAGE([.BU38];[.BX38];[.CA38])" office:value-type="float" office:value="7651.20566666667" calcext:value-type="float">
            <text:p>7651.20566666667</text:p>
          </table:table-cell>
          <table:table-cell table:number-columns-repeated="2"/>
          <table:table-cell office:value-type="float" office:value="472.8" calcext:value-type="float">
            <text:p>472.8</text:p>
          </table:table-cell>
          <table:table-cell office:value-type="float" office:value="820.203" calcext:value-type="float">
            <text:p>820.203</text:p>
          </table:table-cell>
          <table:table-cell office:value-type="float" office:value="8059" calcext:value-type="float">
            <text:p>8059</text:p>
          </table:table-cell>
          <table:table-cell office:value-type="float" office:value="378.8" calcext:value-type="float">
            <text:p>378.8</text:p>
          </table:table-cell>
          <table:table-cell office:value-type="float" office:value="946.715" calcext:value-type="float">
            <text:p>946.715</text:p>
          </table:table-cell>
          <table:table-cell office:value-type="float" office:value="9370.902" calcext:value-type="float">
            <text:p>9370.902</text:p>
          </table:table-cell>
          <table:table-cell office:value-type="float" office:value="317.6" calcext:value-type="float">
            <text:p>317.6</text:p>
          </table:table-cell>
          <table:table-cell office:value-type="float" office:value="610.371" calcext:value-type="float">
            <text:p>610.371</text:p>
          </table:table-cell>
          <table:table-cell office:value-type="float" office:value="6085.816" calcext:value-type="float">
            <text:p>6085.816</text:p>
          </table:table-cell>
          <table:table-cell table:formula="of:=AVERAGE([.CG38];[.CJ38];[.CM38])" office:value-type="float" office:value="389.733333333333" calcext:value-type="float">
            <text:p>389.733333333333</text:p>
          </table:table-cell>
          <table:table-cell table:formula="of:=AVERAGE([.CH38];[.CK38];[.CN38])" office:value-type="float" office:value="792.429666666667" calcext:value-type="float">
            <text:p>792.429666666667</text:p>
          </table:table-cell>
          <table:table-cell table:formula="of:=AVERAGE([.CI38];[.CL38];[.CO38])" office:value-type="float" office:value="7838.57266666667" calcext:value-type="float">
            <text:p>7838.57266666667</text:p>
          </table:table-cell>
        </table:table-row>
        <table:table-row table:style-name="ro1">
          <table:table-cell office:value-type="float" office:value="217.1" calcext:value-type="float">
            <text:p>217.1</text:p>
          </table:table-cell>
          <table:table-cell office:value-type="float" office:value="331.82" calcext:value-type="float">
            <text:p>331.82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36.9" calcext:value-type="float">
            <text:p>236.9</text:p>
          </table:table-cell>
          <table:table-cell office:value-type="float" office:value="347.445" calcext:value-type="float">
            <text:p>347.445</text:p>
          </table:table-cell>
          <table:table-cell office:value-type="float" office:value="638.523" calcext:value-type="float">
            <text:p>638.523</text:p>
          </table:table-cell>
          <table:table-cell office:value-type="float" office:value="198.1" calcext:value-type="float">
            <text:p>198.1</text:p>
          </table:table-cell>
          <table:table-cell office:value-type="float" office:value="354.324" calcext:value-type="float">
            <text:p>354.324</text:p>
          </table:table-cell>
          <table:table-cell office:value-type="float" office:value="651.023" calcext:value-type="float">
            <text:p>651.023</text:p>
          </table:table-cell>
          <table:table-cell table:formula="of:=AVERAGE([.A39];[.D39];[.G39])" office:value-type="float" office:value="217.366666666667" calcext:value-type="float">
            <text:p>217.366666666667</text:p>
          </table:table-cell>
          <table:table-cell table:formula="of:=AVERAGE([.B39];[.E39];[.H39])" office:value-type="float" office:value="344.529666666667" calcext:value-type="float">
            <text:p>344.529666666667</text:p>
          </table:table-cell>
          <table:table-cell table:formula="of:=AVERAGE([.C39];[.F39];[.I39])" office:value-type="float" office:value="636.689666666667" calcext:value-type="float">
            <text:p>636.689666666667</text:p>
          </table:table-cell>
          <table:table-cell table:number-columns-repeated="2"/>
          <table:table-cell office:value-type="float" office:value="202.7" calcext:value-type="float">
            <text:p>202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212.9" calcext:value-type="float">
            <text:p>212.9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180.7" calcext:value-type="float">
            <text:p>180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table:formula="of:=AVERAGE([.O39];[.R39];[.U39])" office:value-type="float" office:value="198.766666666667" calcext:value-type="float">
            <text:p>198.766666666667</text:p>
          </table:table-cell>
          <table:table-cell table:formula="of:=AVERAGE([.P39];[.S39];[.V39])" office:value-type="float" office:value="35.3136666666667" calcext:value-type="float">
            <text:p>35.3136666666667</text:p>
          </table:table-cell>
          <table:table-cell table:formula="of:=AVERAGE([.Q39];[.T39];[.W39])" office:value-type="float" office:value="85.648" calcext:value-type="float">
            <text:p>85.648</text:p>
          </table:table-cell>
          <table:table-cell table:number-columns-repeated="2"/>
          <table:table-cell office:value-type="float" office:value="224.2" calcext:value-type="float">
            <text:p>224.2</text:p>
          </table:table-cell>
          <table:table-cell office:value-type="float" office:value="328.871" calcext:value-type="float">
            <text:p>328.871</text:p>
          </table:table-cell>
          <table:table-cell office:value-type="float" office:value="3301.586" calcext:value-type="float">
            <text:p>3301.586</text:p>
          </table:table-cell>
          <table:table-cell office:value-type="float" office:value="131.3" calcext:value-type="float">
            <text:p>131.3</text:p>
          </table:table-cell>
          <table:table-cell office:value-type="float" office:value="330.855" calcext:value-type="float">
            <text:p>330.855</text:p>
          </table:table-cell>
          <table:table-cell office:value-type="float" office:value="3303.562" calcext:value-type="float">
            <text:p>3303.562</text:p>
          </table:table-cell>
          <table:table-cell office:value-type="float" office:value="315" calcext:value-type="float">
            <text:p>315</text:p>
          </table:table-cell>
          <table:table-cell office:value-type="float" office:value="403.438" calcext:value-type="float">
            <text:p>403.438</text:p>
          </table:table-cell>
          <table:table-cell office:value-type="float" office:value="3966.469" calcext:value-type="float">
            <text:p>3966.469</text:p>
          </table:table-cell>
          <table:table-cell table:formula="of:=AVERAGE([.AC39];[.AF39];[.AI39])" office:value-type="float" office:value="223.5" calcext:value-type="float">
            <text:p>223.5</text:p>
          </table:table-cell>
          <table:table-cell table:formula="of:=AVERAGE([.AD39];[.AG39];[.AJ39])" office:value-type="float" office:value="354.388" calcext:value-type="float">
            <text:p>354.388</text:p>
          </table:table-cell>
          <table:table-cell table:formula="of:=AVERAGE([.AE39];[.AH39];[.AK39])" office:value-type="float" office:value="3523.87233333333" calcext:value-type="float">
            <text:p>3523.87233333333</text:p>
          </table:table-cell>
          <table:table-cell table:number-columns-repeated="2"/>
          <table:table-cell table:formula="of:=[.A39]+[.O39]+[.AC39]" office:value-type="float" office:value="644" calcext:value-type="float">
            <text:p>644</text:p>
          </table:table-cell>
          <table:table-cell table:formula="of:=[.B39]+[.P39]+[.AD39]" office:value-type="float" office:value="695.836" calcext:value-type="float">
            <text:p>695.836</text:p>
          </table:table-cell>
          <table:table-cell table:formula="of:=[.C39]+[.Q39]+[.AE39]" office:value-type="float" office:value="4007.757" calcext:value-type="float">
            <text:p>4007.757</text:p>
          </table:table-cell>
          <table:table-cell table:formula="of:=[.D39]+[.R39]+[.AF39]" office:value-type="float" office:value="581.1" calcext:value-type="float">
            <text:p>581.1</text:p>
          </table:table-cell>
          <table:table-cell table:formula="of:=[.E39]+[.S39]+[.AG39]" office:value-type="float" office:value="713.698" calcext:value-type="float">
            <text:p>713.698</text:p>
          </table:table-cell>
          <table:table-cell table:formula="of:=[.F39]+[.T39]+[.AH39]" office:value-type="float" office:value="4027.733" calcext:value-type="float">
            <text:p>4027.733</text:p>
          </table:table-cell>
          <table:table-cell table:formula="of:=[.G39]+[.U39]+[.AI39]" office:value-type="float" office:value="693.8" calcext:value-type="float">
            <text:p>693.8</text:p>
          </table:table-cell>
          <table:table-cell table:formula="of:=[.H39]+[.V39]+[.AJ39]" office:value-type="float" office:value="793.16" calcext:value-type="float">
            <text:p>793.16</text:p>
          </table:table-cell>
          <table:table-cell table:formula="of:=[.I39]+[.W39]+[.AK39]" office:value-type="float" office:value="4703.14" calcext:value-type="float">
            <text:p>4703.14</text:p>
          </table:table-cell>
          <table:table-cell table:formula="of:=AVERAGE([.AQ39];[.AT39];[.AW39])" office:value-type="float" office:value="639.633333333333" calcext:value-type="float">
            <text:p>639.633333333333</text:p>
          </table:table-cell>
          <table:table-cell table:formula="of:=AVERAGE([.AR39];[.AU39];[.AX39])" office:value-type="float" office:value="734.231333333334" calcext:value-type="float">
            <text:p>734.231333333334</text:p>
          </table:table-cell>
          <table:table-cell table:formula="of:=AVERAGE([.AS39];[.AV39];[.AY39])" office:value-type="float" office:value="4246.21" calcext:value-type="float">
            <text:p>4246.21</text:p>
          </table:table-cell>
          <table:table-cell table:number-columns-repeated="2"/>
          <table:table-cell table:formula="of:=[.CG39]-[.BS39]" office:value-type="float" office:value="29.2" calcext:value-type="float">
            <text:p>29.2</text:p>
          </table:table-cell>
          <table:table-cell table:formula="of:=[.CH39]-[.BT39]" office:value-type="float" office:value="50.531" calcext:value-type="float">
            <text:p>50.531</text:p>
          </table:table-cell>
          <table:table-cell table:formula="of:=[.CI39]-[.BU39]" office:value-type="float" office:value="187.196" calcext:value-type="float">
            <text:p>187.196</text:p>
          </table:table-cell>
          <table:table-cell table:formula="of:=[.CJ39]-[.BV39]" office:value-type="float" office:value="47.1" calcext:value-type="float">
            <text:p>47.1</text:p>
          </table:table-cell>
          <table:table-cell table:formula="of:=[.CK39]-[.BW39]" office:value-type="float" office:value="52.4490000000001" calcext:value-type="float">
            <text:p>52.4490000000001</text:p>
          </table:table-cell>
          <table:table-cell table:formula="of:=[.CL39]-[.BX39]" office:value-type="float" office:value="193.196" calcext:value-type="float">
            <text:p>193.196</text:p>
          </table:table-cell>
          <table:table-cell table:formula="of:=[.CM39]-[.BY39]" office:value-type="float" office:value="48" calcext:value-type="float">
            <text:p>48</text:p>
          </table:table-cell>
          <table:table-cell table:formula="of:=[.CN39]-[.BZ39]" office:value-type="float" office:value="49.473" calcext:value-type="float">
            <text:p>49.473</text:p>
          </table:table-cell>
          <table:table-cell table:formula="of:=[.CO39]-[.CA39]" office:value-type="float" office:value="187.195" calcext:value-type="float">
            <text:p>187.195</text:p>
          </table:table-cell>
          <table:table-cell table:formula="of:=AVERAGE([.BE39];[.BH39];[.BK39])" office:value-type="float" office:value="41.4333333333333" calcext:value-type="float">
            <text:p>41.4333333333333</text:p>
          </table:table-cell>
          <table:table-cell table:formula="of:=AVERAGE([.BF39];[.BI39];[.BL39])" office:value-type="float" office:value="50.8176666666667" calcext:value-type="float">
            <text:p>50.8176666666667</text:p>
          </table:table-cell>
          <table:table-cell table:formula="of:=AVERAGE([.BG39];[.BJ39];[.BM39])" office:value-type="float" office:value="189.195666666667" calcext:value-type="float">
            <text:p>189.195666666667</text:p>
          </table:table-cell>
          <table:table-cell table:number-columns-repeated="2"/>
          <table:table-cell office:value-type="float" office:value="429.6" calcext:value-type="float">
            <text:p>429.6</text:p>
          </table:table-cell>
          <table:table-cell office:value-type="float" office:value="973.848" calcext:value-type="float">
            <text:p>973.848</text:p>
          </table:table-cell>
          <table:table-cell office:value-type="float" office:value="9842.691" calcext:value-type="float">
            <text:p>9842.691</text:p>
          </table:table-cell>
          <table:table-cell office:value-type="float" office:value="359.5" calcext:value-type="float">
            <text:p>359.5</text:p>
          </table:table-cell>
          <table:table-cell office:value-type="float" office:value="839.52" calcext:value-type="float">
            <text:p>839.52</text:p>
          </table:table-cell>
          <table:table-cell office:value-type="float" office:value="8533.316" calcext:value-type="float">
            <text:p>8533.316</text:p>
          </table:table-cell>
          <table:table-cell office:value-type="float" office:value="244.7" calcext:value-type="float">
            <text:p>244.7</text:p>
          </table:table-cell>
          <table:table-cell office:value-type="float" office:value="459.613" calcext:value-type="float">
            <text:p>459.613</text:p>
          </table:table-cell>
          <table:table-cell office:value-type="float" office:value="5232.848" calcext:value-type="float">
            <text:p>5232.848</text:p>
          </table:table-cell>
          <table:table-cell table:formula="of:=AVERAGE([.BS39];[.BV39];[.BY39])" office:value-type="float" office:value="344.6" calcext:value-type="float">
            <text:p>344.6</text:p>
          </table:table-cell>
          <table:table-cell table:formula="of:=AVERAGE([.BT39];[.BW39];[.BZ39])" office:value-type="float" office:value="757.660333333333" calcext:value-type="float">
            <text:p>757.660333333333</text:p>
          </table:table-cell>
          <table:table-cell table:formula="of:=AVERAGE([.BU39];[.BX39];[.CA39])" office:value-type="float" office:value="7869.61833333333" calcext:value-type="float">
            <text:p>7869.61833333333</text:p>
          </table:table-cell>
          <table:table-cell table:number-columns-repeated="2"/>
          <table:table-cell office:value-type="float" office:value="458.8" calcext:value-type="float">
            <text:p>458.8</text:p>
          </table:table-cell>
          <table:table-cell office:value-type="float" office:value="1024.379" calcext:value-type="float">
            <text:p>1024.379</text:p>
          </table:table-cell>
          <table:table-cell office:value-type="float" office:value="10029.887" calcext:value-type="float">
            <text:p>10029.887</text:p>
          </table:table-cell>
          <table:table-cell office:value-type="float" office:value="406.6" calcext:value-type="float">
            <text:p>406.6</text:p>
          </table:table-cell>
          <table:table-cell office:value-type="float" office:value="891.969" calcext:value-type="float">
            <text:p>891.969</text:p>
          </table:table-cell>
          <table:table-cell office:value-type="float" office:value="8726.512" calcext:value-type="float">
            <text:p>8726.512</text:p>
          </table:table-cell>
          <table:table-cell office:value-type="float" office:value="292.7" calcext:value-type="float">
            <text:p>292.7</text:p>
          </table:table-cell>
          <table:table-cell office:value-type="float" office:value="509.086" calcext:value-type="float">
            <text:p>509.086</text:p>
          </table:table-cell>
          <table:table-cell office:value-type="float" office:value="5420.043" calcext:value-type="float">
            <text:p>5420.043</text:p>
          </table:table-cell>
          <table:table-cell table:formula="of:=AVERAGE([.CG39];[.CJ39];[.CM39])" office:value-type="float" office:value="386.033333333333" calcext:value-type="float">
            <text:p>386.033333333333</text:p>
          </table:table-cell>
          <table:table-cell table:formula="of:=AVERAGE([.CH39];[.CK39];[.CN39])" office:value-type="float" office:value="808.478" calcext:value-type="float">
            <text:p>808.478</text:p>
          </table:table-cell>
          <table:table-cell table:formula="of:=AVERAGE([.CI39];[.CL39];[.CO39])" office:value-type="float" office:value="8058.814" calcext:value-type="float">
            <text:p>8058.814</text:p>
          </table:table-cell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332.539" calcext:value-type="float">
            <text:p>332.539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81.5" calcext:value-type="float">
            <text:p>181.5</text:p>
          </table:table-cell>
          <table:table-cell office:value-type="float" office:value="347.695" calcext:value-type="float">
            <text:p>347.695</text:p>
          </table:table-cell>
          <table:table-cell office:value-type="float" office:value="638.523" calcext:value-type="float">
            <text:p>638.523</text:p>
          </table:table-cell>
          <table:table-cell office:value-type="float" office:value="196.5" calcext:value-type="float">
            <text:p>196.5</text:p>
          </table:table-cell>
          <table:table-cell office:value-type="float" office:value="352.977" calcext:value-type="float">
            <text:p>352.977</text:p>
          </table:table-cell>
          <table:table-cell office:value-type="float" office:value="651.023" calcext:value-type="float">
            <text:p>651.023</text:p>
          </table:table-cell>
          <table:table-cell table:formula="of:=AVERAGE([.A40];[.D40];[.G40])" office:value-type="float" office:value="189.6" calcext:value-type="float">
            <text:p>189.6</text:p>
          </table:table-cell>
          <table:table-cell table:formula="of:=AVERAGE([.B40];[.E40];[.H40])" office:value-type="float" office:value="344.403666666667" calcext:value-type="float">
            <text:p>344.403666666667</text:p>
          </table:table-cell>
          <table:table-cell table:formula="of:=AVERAGE([.C40];[.F40];[.I40])" office:value-type="float" office:value="636.689666666667" calcext:value-type="float">
            <text:p>636.689666666667</text:p>
          </table:table-cell>
          <table:table-cell table:number-columns-repeated="2"/>
          <table:table-cell office:value-type="float" office:value="174.6" calcext:value-type="float">
            <text:p>174.6</text:p>
          </table:table-cell>
          <table:table-cell office:value-type="float" office:value="35.398" calcext:value-type="float">
            <text:p>35.398</text:p>
          </table:table-cell>
          <table:table-cell office:value-type="float" office:value="86.652" calcext:value-type="float">
            <text:p>86.652</text:p>
          </table:table-cell>
          <table:table-cell office:value-type="float" office:value="166.6" calcext:value-type="float">
            <text:p>166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90.8" calcext:value-type="float">
            <text:p>190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table:formula="of:=AVERAGE([.O40];[.R40];[.U40])" office:value-type="float" office:value="177.333333333333" calcext:value-type="float">
            <text:p>177.333333333333</text:p>
          </table:table-cell>
          <table:table-cell table:formula="of:=AVERAGE([.P40];[.S40];[.V40])" office:value-type="float" office:value="35.2293333333333" calcext:value-type="float">
            <text:p>35.2293333333333</text:p>
          </table:table-cell>
          <table:table-cell table:formula="of:=AVERAGE([.Q40];[.T40];[.W40])" office:value-type="float" office:value="85.983" calcext:value-type="float">
            <text:p>85.983</text:p>
          </table:table-cell>
          <table:table-cell table:number-columns-repeated="2"/>
          <table:table-cell office:value-type="float" office:value="280.4" calcext:value-type="float">
            <text:p>280.4</text:p>
          </table:table-cell>
          <table:table-cell office:value-type="float" office:value="330.871" calcext:value-type="float">
            <text:p>330.871</text:p>
          </table:table-cell>
          <table:table-cell office:value-type="float" office:value="3303.586" calcext:value-type="float">
            <text:p>3303.586</text:p>
          </table:table-cell>
          <table:table-cell office:value-type="float" office:value="257.9" calcext:value-type="float">
            <text:p>257.9</text:p>
          </table:table-cell>
          <table:table-cell office:value-type="float" office:value="402.98" calcext:value-type="float">
            <text:p>402.98</text:p>
          </table:table-cell>
          <table:table-cell office:value-type="float" office:value="3966.66" calcext:value-type="float">
            <text:p>3966.66</text:p>
          </table:table-cell>
          <table:table-cell office:value-type="float" office:value="259.9" calcext:value-type="float">
            <text:p>259.9</text:p>
          </table:table-cell>
          <table:table-cell office:value-type="float" office:value="401.438" calcext:value-type="float">
            <text:p>401.438</text:p>
          </table:table-cell>
          <table:table-cell office:value-type="float" office:value="3964.469" calcext:value-type="float">
            <text:p>3964.469</text:p>
          </table:table-cell>
          <table:table-cell table:formula="of:=AVERAGE([.AC40];[.AF40];[.AI40])" office:value-type="float" office:value="266.066666666667" calcext:value-type="float">
            <text:p>266.066666666667</text:p>
          </table:table-cell>
          <table:table-cell table:formula="of:=AVERAGE([.AD40];[.AG40];[.AJ40])" office:value-type="float" office:value="378.429666666667" calcext:value-type="float">
            <text:p>378.429666666667</text:p>
          </table:table-cell>
          <table:table-cell table:formula="of:=AVERAGE([.AE40];[.AH40];[.AK40])" office:value-type="float" office:value="3744.905" calcext:value-type="float">
            <text:p>3744.905</text:p>
          </table:table-cell>
          <table:table-cell table:number-columns-repeated="2"/>
          <table:table-cell table:formula="of:=[.A40]+[.O40]+[.AC40]" office:value-type="float" office:value="645.8" calcext:value-type="float">
            <text:p>645.8</text:p>
          </table:table-cell>
          <table:table-cell table:formula="of:=[.B40]+[.P40]+[.AD40]" office:value-type="float" office:value="698.808" calcext:value-type="float">
            <text:p>698.808</text:p>
          </table:table-cell>
          <table:table-cell table:formula="of:=[.C40]+[.Q40]+[.AE40]" office:value-type="float" office:value="4010.761" calcext:value-type="float">
            <text:p>4010.761</text:p>
          </table:table-cell>
          <table:table-cell table:formula="of:=[.D40]+[.R40]+[.AF40]" office:value-type="float" office:value="606" calcext:value-type="float">
            <text:p>606</text:p>
          </table:table-cell>
          <table:table-cell table:formula="of:=[.E40]+[.S40]+[.AG40]" office:value-type="float" office:value="785.82" calcext:value-type="float">
            <text:p>785.82</text:p>
          </table:table-cell>
          <table:table-cell table:formula="of:=[.F40]+[.T40]+[.AH40]" office:value-type="float" office:value="4690.57" calcext:value-type="float">
            <text:p>4690.57</text:p>
          </table:table-cell>
          <table:table-cell table:formula="of:=[.G40]+[.U40]+[.AI40]" office:value-type="float" office:value="647.2" calcext:value-type="float">
            <text:p>647.2</text:p>
          </table:table-cell>
          <table:table-cell table:formula="of:=[.H40]+[.V40]+[.AJ40]" office:value-type="float" office:value="789.56" calcext:value-type="float">
            <text:p>789.56</text:p>
          </table:table-cell>
          <table:table-cell table:formula="of:=[.I40]+[.W40]+[.AK40]" office:value-type="float" office:value="4701.402" calcext:value-type="float">
            <text:p>4701.402</text:p>
          </table:table-cell>
          <table:table-cell table:formula="of:=AVERAGE([.AQ40];[.AT40];[.AW40])" office:value-type="float" office:value="633" calcext:value-type="float">
            <text:p>633</text:p>
          </table:table-cell>
          <table:table-cell table:formula="of:=AVERAGE([.AR40];[.AU40];[.AX40])" office:value-type="float" office:value="758.062666666667" calcext:value-type="float">
            <text:p>758.062666666667</text:p>
          </table:table-cell>
          <table:table-cell table:formula="of:=AVERAGE([.AS40];[.AV40];[.AY40])" office:value-type="float" office:value="4467.57766666667" calcext:value-type="float">
            <text:p>4467.57766666667</text:p>
          </table:table-cell>
          <table:table-cell table:number-columns-repeated="2"/>
          <table:table-cell table:formula="of:=[.CG40]-[.BS40]" office:value-type="float" office:value="36.7" calcext:value-type="float">
            <text:p>36.7</text:p>
          </table:table-cell>
          <table:table-cell table:formula="of:=[.CH40]-[.BT40]" office:value-type="float" office:value="-258.551" calcext:value-type="float">
            <text:p>-258.551</text:p>
          </table:table-cell>
          <table:table-cell table:formula="of:=[.CI40]-[.BU40]" office:value-type="float" office:value="-2947.981" calcext:value-type="float">
            <text:p>-2947.981</text:p>
          </table:table-cell>
          <table:table-cell table:formula="of:=[.CJ40]-[.BV40]" office:value-type="float" office:value="47.7" calcext:value-type="float">
            <text:p>47.7</text:p>
          </table:table-cell>
          <table:table-cell table:formula="of:=[.CK40]-[.BW40]" office:value-type="float" office:value="49.4529999999999" calcext:value-type="float">
            <text:p>49.4529999999999</text:p>
          </table:table-cell>
          <table:table-cell table:formula="of:=[.CL40]-[.BX40]" office:value-type="float" office:value="187.195" calcext:value-type="float">
            <text:p>187.195</text:p>
          </table:table-cell>
          <table:table-cell table:formula="of:=[.CM40]-[.BY40]" office:value-type="float" office:value="45" calcext:value-type="float">
            <text:p>45</text:p>
          </table:table-cell>
          <table:table-cell table:formula="of:=[.CN40]-[.BZ40]" office:value-type="float" office:value="49.472" calcext:value-type="float">
            <text:p>49.472</text:p>
          </table:table-cell>
          <table:table-cell table:formula="of:=[.CO40]-[.CA40]" office:value-type="float" office:value="187.195" calcext:value-type="float">
            <text:p>187.195</text:p>
          </table:table-cell>
          <table:table-cell table:formula="of:=AVERAGE([.BE40];[.BH40];[.BK40])" office:value-type="float" office:value="43.1333333333333" calcext:value-type="float">
            <text:p>43.1333333333333</text:p>
          </table:table-cell>
          <table:table-cell table:formula="of:=AVERAGE([.BF40];[.BI40];[.BL40])" office:value-type="float" office:value="-53.2086666666667" calcext:value-type="float">
            <text:p>-53.2086666666667</text:p>
          </table:table-cell>
          <table:table-cell table:formula="of:=AVERAGE([.BG40];[.BJ40];[.BM40])" office:value-type="float" office:value="-857.863666666667" calcext:value-type="float">
            <text:p>-857.863666666667</text:p>
          </table:table-cell>
          <table:table-cell table:number-columns-repeated="2"/>
          <table:table-cell office:value-type="float" office:value="201.4" calcext:value-type="float">
            <text:p>201.4</text:p>
          </table:table-cell>
          <table:table-cell office:value-type="float" office:value="889.387" calcext:value-type="float">
            <text:p>889.387</text:p>
          </table:table-cell>
          <table:table-cell office:value-type="float" office:value="9173.141" calcext:value-type="float">
            <text:p>9173.141</text:p>
          </table:table-cell>
          <table:table-cell office:value-type="float" office:value="310.2" calcext:value-type="float">
            <text:p>310.2</text:p>
          </table:table-cell>
          <table:table-cell office:value-type="float" office:value="1014.465" calcext:value-type="float">
            <text:p>1014.465</text:p>
          </table:table-cell>
          <table:table-cell office:value-type="float" office:value="10476.66" calcext:value-type="float">
            <text:p>10476.66</text:p>
          </table:table-cell>
          <table:table-cell office:value-type="float" office:value="271.5" calcext:value-type="float">
            <text:p>271.5</text:p>
          </table:table-cell>
          <table:table-cell office:value-type="float" office:value="494.344" calcext:value-type="float">
            <text:p>494.344</text:p>
          </table:table-cell>
          <table:table-cell office:value-type="float" office:value="5243.625" calcext:value-type="float">
            <text:p>5243.625</text:p>
          </table:table-cell>
          <table:table-cell table:formula="of:=AVERAGE([.BS40];[.BV40];[.BY40])" office:value-type="float" office:value="261.033333333333" calcext:value-type="float">
            <text:p>261.033333333333</text:p>
          </table:table-cell>
          <table:table-cell table:formula="of:=AVERAGE([.BT40];[.BW40];[.BZ40])" office:value-type="float" office:value="799.398666666667" calcext:value-type="float">
            <text:p>799.398666666667</text:p>
          </table:table-cell>
          <table:table-cell table:formula="of:=AVERAGE([.BU40];[.BX40];[.CA40])" office:value-type="float" office:value="8297.80866666667" calcext:value-type="float">
            <text:p>8297.80866666667</text:p>
          </table:table-cell>
          <table:table-cell table:number-columns-repeated="2"/>
          <table:table-cell office:value-type="float" office:value="238.1" calcext:value-type="float">
            <text:p>238.1</text:p>
          </table:table-cell>
          <table:table-cell office:value-type="float" office:value="630.836" calcext:value-type="float">
            <text:p>630.836</text:p>
          </table:table-cell>
          <table:table-cell office:value-type="float" office:value="6225.16" calcext:value-type="float">
            <text:p>6225.16</text:p>
          </table:table-cell>
          <table:table-cell office:value-type="float" office:value="357.9" calcext:value-type="float">
            <text:p>357.9</text:p>
          </table:table-cell>
          <table:table-cell office:value-type="float" office:value="1063.918" calcext:value-type="float">
            <text:p>1063.918</text:p>
          </table:table-cell>
          <table:table-cell office:value-type="float" office:value="10663.855" calcext:value-type="float">
            <text:p>10663.855</text:p>
          </table:table-cell>
          <table:table-cell office:value-type="float" office:value="316.5" calcext:value-type="float">
            <text:p>316.5</text:p>
          </table:table-cell>
          <table:table-cell office:value-type="float" office:value="543.816" calcext:value-type="float">
            <text:p>543.816</text:p>
          </table:table-cell>
          <table:table-cell office:value-type="float" office:value="5430.82" calcext:value-type="float">
            <text:p>5430.82</text:p>
          </table:table-cell>
          <table:table-cell table:formula="of:=AVERAGE([.CG40];[.CJ40];[.CM40])" office:value-type="float" office:value="304.166666666667" calcext:value-type="float">
            <text:p>304.166666666667</text:p>
          </table:table-cell>
          <table:table-cell table:formula="of:=AVERAGE([.CH40];[.CK40];[.CN40])" office:value-type="float" office:value="746.19" calcext:value-type="float">
            <text:p>746.19</text:p>
          </table:table-cell>
          <table:table-cell table:formula="of:=AVERAGE([.CI40];[.CL40];[.CO40])" office:value-type="float" office:value="7439.945" calcext:value-type="float">
            <text:p>7439.945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332.785" calcext:value-type="float">
            <text:p>332.785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95.4" calcext:value-type="float">
            <text:p>195.4</text:p>
          </table:table-cell>
          <table:table-cell office:value-type="float" office:value="347.555" calcext:value-type="float">
            <text:p>347.555</text:p>
          </table:table-cell>
          <table:table-cell office:value-type="float" office:value="638.523" calcext:value-type="float">
            <text:p>638.523</text:p>
          </table:table-cell>
          <table:table-cell office:value-type="float" office:value="241.2" calcext:value-type="float">
            <text:p>241.2</text:p>
          </table:table-cell>
          <table:table-cell office:value-type="float" office:value="353.379" calcext:value-type="float">
            <text:p>353.379</text:p>
          </table:table-cell>
          <table:table-cell office:value-type="float" office:value="651.023" calcext:value-type="float">
            <text:p>651.023</text:p>
          </table:table-cell>
          <table:table-cell table:formula="of:=AVERAGE([.A41];[.D41];[.G41])" office:value-type="float" office:value="217.133333333333" calcext:value-type="float">
            <text:p>217.133333333333</text:p>
          </table:table-cell>
          <table:table-cell table:formula="of:=AVERAGE([.B41];[.E41];[.H41])" office:value-type="float" office:value="344.573" calcext:value-type="float">
            <text:p>344.573</text:p>
          </table:table-cell>
          <table:table-cell table:formula="of:=AVERAGE([.C41];[.F41];[.I41])" office:value-type="float" office:value="636.689666666667" calcext:value-type="float">
            <text:p>636.689666666667</text:p>
          </table:table-cell>
          <table:table-cell table:number-columns-repeated="2"/>
          <table:table-cell office:value-type="float" office:value="193.1" calcext:value-type="float">
            <text:p>193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83.6" calcext:value-type="float">
            <text:p>183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215.5" calcext:value-type="float">
            <text:p>215.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table:formula="of:=AVERAGE([.O41];[.R41];[.U41])" office:value-type="float" office:value="197.4" calcext:value-type="float">
            <text:p>197.4</text:p>
          </table:table-cell>
          <table:table-cell table:formula="of:=AVERAGE([.P41];[.S41];[.V41])" office:value-type="float" office:value="35.2293333333333" calcext:value-type="float">
            <text:p>35.2293333333333</text:p>
          </table:table-cell>
          <table:table-cell table:formula="of:=AVERAGE([.Q41];[.T41];[.W41])" office:value-type="float" office:value="85.561" calcext:value-type="float">
            <text:p>85.561</text:p>
          </table:table-cell>
          <table:table-cell table:number-columns-repeated="2"/>
          <table:table-cell office:value-type="float" office:value="207.8" calcext:value-type="float">
            <text:p>207.8</text:p>
          </table:table-cell>
          <table:table-cell office:value-type="float" office:value="330.871" calcext:value-type="float">
            <text:p>330.871</text:p>
          </table:table-cell>
          <table:table-cell office:value-type="float" office:value="3303.586" calcext:value-type="float">
            <text:p>3303.586</text:p>
          </table:table-cell>
          <table:table-cell office:value-type="float" office:value="259" calcext:value-type="float">
            <text:p>259</text:p>
          </table:table-cell>
          <table:table-cell office:value-type="float" office:value="402.895" calcext:value-type="float">
            <text:p>402.895</text:p>
          </table:table-cell>
          <table:table-cell office:value-type="float" office:value="3966.25" calcext:value-type="float">
            <text:p>3966.25</text:p>
          </table:table-cell>
          <table:table-cell office:value-type="float" office:value="195" calcext:value-type="float">
            <text:p>195</text:p>
          </table:table-cell>
          <table:table-cell office:value-type="float" office:value="330.988" calcext:value-type="float">
            <text:p>330.988</text:p>
          </table:table-cell>
          <table:table-cell office:value-type="float" office:value="3303.695" calcext:value-type="float">
            <text:p>3303.695</text:p>
          </table:table-cell>
          <table:table-cell table:formula="of:=AVERAGE([.AC41];[.AF41];[.AI41])" office:value-type="float" office:value="220.6" calcext:value-type="float">
            <text:p>220.6</text:p>
          </table:table-cell>
          <table:table-cell table:formula="of:=AVERAGE([.AD41];[.AG41];[.AJ41])" office:value-type="float" office:value="354.918" calcext:value-type="float">
            <text:p>354.918</text:p>
          </table:table-cell>
          <table:table-cell table:formula="of:=AVERAGE([.AE41];[.AH41];[.AK41])" office:value-type="float" office:value="3524.51033333333" calcext:value-type="float">
            <text:p>3524.51033333333</text:p>
          </table:table-cell>
          <table:table-cell table:number-columns-repeated="2"/>
          <table:table-cell table:formula="of:=[.A41]+[.O41]+[.AC41]" office:value-type="float" office:value="615.7" calcext:value-type="float">
            <text:p>615.7</text:p>
          </table:table-cell>
          <table:table-cell table:formula="of:=[.B41]+[.P41]+[.AD41]" office:value-type="float" office:value="698.801" calcext:value-type="float">
            <text:p>698.801</text:p>
          </table:table-cell>
          <table:table-cell table:formula="of:=[.C41]+[.Q41]+[.AE41]" office:value-type="float" office:value="4009.496" calcext:value-type="float">
            <text:p>4009.496</text:p>
          </table:table-cell>
          <table:table-cell table:formula="of:=[.D41]+[.R41]+[.AF41]" office:value-type="float" office:value="638" calcext:value-type="float">
            <text:p>638</text:p>
          </table:table-cell>
          <table:table-cell table:formula="of:=[.E41]+[.S41]+[.AG41]" office:value-type="float" office:value="785.595" calcext:value-type="float">
            <text:p>785.595</text:p>
          </table:table-cell>
          <table:table-cell table:formula="of:=[.F41]+[.T41]+[.AH41]" office:value-type="float" office:value="4690.421" calcext:value-type="float">
            <text:p>4690.421</text:p>
          </table:table-cell>
          <table:table-cell table:formula="of:=[.G41]+[.U41]+[.AI41]" office:value-type="float" office:value="651.7" calcext:value-type="float">
            <text:p>651.7</text:p>
          </table:table-cell>
          <table:table-cell table:formula="of:=[.H41]+[.V41]+[.AJ41]" office:value-type="float" office:value="719.765" calcext:value-type="float">
            <text:p>719.765</text:p>
          </table:table-cell>
          <table:table-cell table:formula="of:=[.I41]+[.W41]+[.AK41]" office:value-type="float" office:value="4040.366" calcext:value-type="float">
            <text:p>4040.366</text:p>
          </table:table-cell>
          <table:table-cell table:formula="of:=AVERAGE([.AQ41];[.AT41];[.AW41])" office:value-type="float" office:value="635.133333333333" calcext:value-type="float">
            <text:p>635.133333333333</text:p>
          </table:table-cell>
          <table:table-cell table:formula="of:=AVERAGE([.AR41];[.AU41];[.AX41])" office:value-type="float" office:value="734.720333333333" calcext:value-type="float">
            <text:p>734.720333333333</text:p>
          </table:table-cell>
          <table:table-cell table:formula="of:=AVERAGE([.AS41];[.AV41];[.AY41])" office:value-type="float" office:value="4246.761" calcext:value-type="float">
            <text:p>4246.761</text:p>
          </table:table-cell>
          <table:table-cell table:number-columns-repeated="2"/>
          <table:table-cell table:formula="of:=[.CG41]-[.BS41]" office:value-type="float" office:value="-89.7" calcext:value-type="float">
            <text:p>-89.7</text:p>
          </table:table-cell>
          <table:table-cell table:formula="of:=[.CH41]-[.BT41]" office:value-type="float" office:value="-143.219" calcext:value-type="float">
            <text:p>-143.219</text:p>
          </table:table-cell>
          <table:table-cell table:formula="of:=[.CI41]-[.BU41]" office:value-type="float" office:value="-1774.778" calcext:value-type="float">
            <text:p>-1774.778</text:p>
          </table:table-cell>
          <table:table-cell table:formula="of:=[.CJ41]-[.BV41]" office:value-type="float" office:value="46.2" calcext:value-type="float">
            <text:p>46.2</text:p>
          </table:table-cell>
          <table:table-cell table:formula="of:=[.CK41]-[.BW41]" office:value-type="float" office:value="51.4530000000001" calcext:value-type="float">
            <text:p>51.4530000000001</text:p>
          </table:table-cell>
          <table:table-cell table:formula="of:=[.CL41]-[.BX41]" office:value-type="float" office:value="189.196" calcext:value-type="float">
            <text:p>189.196</text:p>
          </table:table-cell>
          <table:table-cell table:formula="of:=[.CM41]-[.BY41]" office:value-type="float" office:value="46.3" calcext:value-type="float">
            <text:p>46.3</text:p>
          </table:table-cell>
          <table:table-cell table:formula="of:=[.CN41]-[.BZ41]" office:value-type="float" office:value="49.4730000000001" calcext:value-type="float">
            <text:p>49.4730000000001</text:p>
          </table:table-cell>
          <table:table-cell table:formula="of:=[.CO41]-[.CA41]" office:value-type="float" office:value="187.195000000001" calcext:value-type="float">
            <text:p>187.195000000001</text:p>
          </table:table-cell>
          <table:table-cell table:formula="of:=AVERAGE([.BE41];[.BH41];[.BK41])" office:value-type="float" office:value="0.933333333333318" calcext:value-type="float">
            <text:p>0.933333333333318</text:p>
          </table:table-cell>
          <table:table-cell table:formula="of:=AVERAGE([.BF41];[.BI41];[.BL41])" office:value-type="float" office:value="-14.0976666666666" calcext:value-type="float">
            <text:p>-14.0976666666666</text:p>
          </table:table-cell>
          <table:table-cell table:formula="of:=AVERAGE([.BG41];[.BJ41];[.BM41])" office:value-type="float" office:value="-466.129" calcext:value-type="float">
            <text:p>-466.129</text:p>
          </table:table-cell>
          <table:table-cell table:number-columns-repeated="2"/>
          <table:table-cell office:value-type="float" office:value="371.1" calcext:value-type="float">
            <text:p>371.1</text:p>
          </table:table-cell>
          <table:table-cell office:value-type="float" office:value="889.93" calcext:value-type="float">
            <text:p>889.93</text:p>
          </table:table-cell>
          <table:table-cell office:value-type="float" office:value="9181.141" calcext:value-type="float">
            <text:p>9181.141</text:p>
          </table:table-cell>
          <table:table-cell office:value-type="float" office:value="242" calcext:value-type="float">
            <text:p>242</text:p>
          </table:table-cell>
          <table:table-cell office:value-type="float" office:value="856.887" calcext:value-type="float">
            <text:p>856.887</text:p>
          </table:table-cell>
          <table:table-cell office:value-type="float" office:value="9160.73" calcext:value-type="float">
            <text:p>9160.73</text:p>
          </table:table-cell>
          <table:table-cell office:value-type="float" office:value="376.4" calcext:value-type="float">
            <text:p>376.4</text:p>
          </table:table-cell>
          <table:table-cell office:value-type="float" office:value="702.078" calcext:value-type="float">
            <text:p>702.078</text:p>
          </table:table-cell>
          <table:table-cell office:value-type="float" office:value="7221.664" calcext:value-type="float">
            <text:p>7221.664</text:p>
          </table:table-cell>
          <table:table-cell table:formula="of:=AVERAGE([.BS41];[.BV41];[.BY41])" office:value-type="float" office:value="329.833333333333" calcext:value-type="float">
            <text:p>329.833333333333</text:p>
          </table:table-cell>
          <table:table-cell table:formula="of:=AVERAGE([.BT41];[.BW41];[.BZ41])" office:value-type="float" office:value="816.298333333333" calcext:value-type="float">
            <text:p>816.298333333333</text:p>
          </table:table-cell>
          <table:table-cell table:formula="of:=AVERAGE([.BU41];[.BX41];[.CA41])" office:value-type="float" office:value="8521.17833333333" calcext:value-type="float">
            <text:p>8521.17833333333</text:p>
          </table:table-cell>
          <table:table-cell table:number-columns-repeated="2"/>
          <table:table-cell office:value-type="float" office:value="281.4" calcext:value-type="float">
            <text:p>281.4</text:p>
          </table:table-cell>
          <table:table-cell office:value-type="float" office:value="746.711" calcext:value-type="float">
            <text:p>746.711</text:p>
          </table:table-cell>
          <table:table-cell office:value-type="float" office:value="7406.363" calcext:value-type="float">
            <text:p>7406.363</text:p>
          </table:table-cell>
          <table:table-cell office:value-type="float" office:value="288.2" calcext:value-type="float">
            <text:p>288.2</text:p>
          </table:table-cell>
          <table:table-cell office:value-type="float" office:value="908.34" calcext:value-type="float">
            <text:p>908.34</text:p>
          </table:table-cell>
          <table:table-cell office:value-type="float" office:value="9349.926" calcext:value-type="float">
            <text:p>9349.926</text:p>
          </table:table-cell>
          <table:table-cell office:value-type="float" office:value="422.7" calcext:value-type="float">
            <text:p>422.7</text:p>
          </table:table-cell>
          <table:table-cell office:value-type="float" office:value="751.551" calcext:value-type="float">
            <text:p>751.551</text:p>
          </table:table-cell>
          <table:table-cell office:value-type="float" office:value="7408.859" calcext:value-type="float">
            <text:p>7408.859</text:p>
          </table:table-cell>
          <table:table-cell table:formula="of:=AVERAGE([.CG41];[.CJ41];[.CM41])" office:value-type="float" office:value="330.766666666667" calcext:value-type="float">
            <text:p>330.766666666667</text:p>
          </table:table-cell>
          <table:table-cell table:formula="of:=AVERAGE([.CH41];[.CK41];[.CN41])" office:value-type="float" office:value="802.200666666667" calcext:value-type="float">
            <text:p>802.200666666667</text:p>
          </table:table-cell>
          <table:table-cell table:formula="of:=AVERAGE([.CI41];[.CL41];[.CO41])" office:value-type="float" office:value="8055.04933333333" calcext:value-type="float">
            <text:p>8055.04933333333</text:p>
          </table:table-cell>
        </table:table-row>
        <table:table-row table:style-name="ro1">
          <table:table-cell office:value-type="float" office:value="201.4" calcext:value-type="float">
            <text:p>201.4</text:p>
          </table:table-cell>
          <table:table-cell office:value-type="float" office:value="332.062" calcext:value-type="float">
            <text:p>332.062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34.4" calcext:value-type="float">
            <text:p>234.4</text:p>
          </table:table-cell>
          <table:table-cell office:value-type="float" office:value="347.434" calcext:value-type="float">
            <text:p>347.434</text:p>
          </table:table-cell>
          <table:table-cell office:value-type="float" office:value="641.523" calcext:value-type="float">
            <text:p>641.523</text:p>
          </table:table-cell>
          <table:table-cell office:value-type="float" office:value="164.2" calcext:value-type="float">
            <text:p>164.2</text:p>
          </table:table-cell>
          <table:table-cell office:value-type="float" office:value="353.742" calcext:value-type="float">
            <text:p>353.742</text:p>
          </table:table-cell>
          <table:table-cell office:value-type="float" office:value="651.023" calcext:value-type="float">
            <text:p>651.023</text:p>
          </table:table-cell>
          <table:table-cell table:formula="of:=AVERAGE([.A42];[.D42];[.G42])" office:value-type="float" office:value="200" calcext:value-type="float">
            <text:p>200</text:p>
          </table:table-cell>
          <table:table-cell table:formula="of:=AVERAGE([.B42];[.E42];[.H42])" office:value-type="float" office:value="344.412666666667" calcext:value-type="float">
            <text:p>344.412666666667</text:p>
          </table:table-cell>
          <table:table-cell table:formula="of:=AVERAGE([.C42];[.F42];[.I42])" office:value-type="float" office:value="637.689666666667" calcext:value-type="float">
            <text:p>637.689666666667</text:p>
          </table:table-cell>
          <table:table-cell table:number-columns-repeated="2"/>
          <table:table-cell office:value-type="float" office:value="182.2" calcext:value-type="float">
            <text:p>182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213.1" calcext:value-type="float">
            <text:p>213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52.2" calcext:value-type="float">
            <text:p>152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table:formula="of:=AVERAGE([.O42];[.R42];[.U42])" office:value-type="float" office:value="182.5" calcext:value-type="float">
            <text:p>182.5</text:p>
          </table:table-cell>
          <table:table-cell table:formula="of:=AVERAGE([.P42];[.S42];[.V42])" office:value-type="float" office:value="35.145" calcext:value-type="float">
            <text:p>35.145</text:p>
          </table:table-cell>
          <table:table-cell table:formula="of:=AVERAGE([.Q42];[.T42];[.W42])" office:value-type="float" office:value="85.561" calcext:value-type="float">
            <text:p>85.561</text:p>
          </table:table-cell>
          <table:table-cell table:number-columns-repeated="2"/>
          <table:table-cell office:value-type="float" office:value="252.3" calcext:value-type="float">
            <text:p>252.3</text:p>
          </table:table-cell>
          <table:table-cell office:value-type="float" office:value="344.367" calcext:value-type="float">
            <text:p>344.367</text:p>
          </table:table-cell>
          <table:table-cell office:value-type="float" office:value="3948.711" calcext:value-type="float">
            <text:p>3948.711</text:p>
          </table:table-cell>
          <table:table-cell office:value-type="float" office:value="154.4" calcext:value-type="float">
            <text:p>154.4</text:p>
          </table:table-cell>
          <table:table-cell office:value-type="float" office:value="326.863" calcext:value-type="float">
            <text:p>326.863</text:p>
          </table:table-cell>
          <table:table-cell office:value-type="float" office:value="3299.578" calcext:value-type="float">
            <text:p>3299.578</text:p>
          </table:table-cell>
          <table:table-cell office:value-type="float" office:value="263.3" calcext:value-type="float">
            <text:p>263.3</text:p>
          </table:table-cell>
          <table:table-cell office:value-type="float" office:value="401.469" calcext:value-type="float">
            <text:p>401.469</text:p>
          </table:table-cell>
          <table:table-cell office:value-type="float" office:value="3964.82" calcext:value-type="float">
            <text:p>3964.82</text:p>
          </table:table-cell>
          <table:table-cell table:formula="of:=AVERAGE([.AC42];[.AF42];[.AI42])" office:value-type="float" office:value="223.333333333333" calcext:value-type="float">
            <text:p>223.333333333333</text:p>
          </table:table-cell>
          <table:table-cell table:formula="of:=AVERAGE([.AD42];[.AG42];[.AJ42])" office:value-type="float" office:value="357.566333333333" calcext:value-type="float">
            <text:p>357.566333333333</text:p>
          </table:table-cell>
          <table:table-cell table:formula="of:=AVERAGE([.AE42];[.AH42];[.AK42])" office:value-type="float" office:value="3737.703" calcext:value-type="float">
            <text:p>3737.703</text:p>
          </table:table-cell>
          <table:table-cell table:number-columns-repeated="2"/>
          <table:table-cell table:formula="of:=[.A42]+[.O42]+[.AC42]" office:value-type="float" office:value="635.9" calcext:value-type="float">
            <text:p>635.9</text:p>
          </table:table-cell>
          <table:table-cell table:formula="of:=[.B42]+[.P42]+[.AD42]" office:value-type="float" office:value="711.574" calcext:value-type="float">
            <text:p>711.574</text:p>
          </table:table-cell>
          <table:table-cell table:formula="of:=[.C42]+[.Q42]+[.AE42]" office:value-type="float" office:value="4654.882" calcext:value-type="float">
            <text:p>4654.882</text:p>
          </table:table-cell>
          <table:table-cell table:formula="of:=[.D42]+[.R42]+[.AF42]" office:value-type="float" office:value="601.9" calcext:value-type="float">
            <text:p>601.9</text:p>
          </table:table-cell>
          <table:table-cell table:formula="of:=[.E42]+[.S42]+[.AG42]" office:value-type="float" office:value="709.442" calcext:value-type="float">
            <text:p>709.442</text:p>
          </table:table-cell>
          <table:table-cell table:formula="of:=[.F42]+[.T42]+[.AH42]" office:value-type="float" office:value="4026.488" calcext:value-type="float">
            <text:p>4026.488</text:p>
          </table:table-cell>
          <table:table-cell table:formula="of:=[.G42]+[.U42]+[.AI42]" office:value-type="float" office:value="579.7" calcext:value-type="float">
            <text:p>579.7</text:p>
          </table:table-cell>
          <table:table-cell table:formula="of:=[.H42]+[.V42]+[.AJ42]" office:value-type="float" office:value="790.356" calcext:value-type="float">
            <text:p>790.356</text:p>
          </table:table-cell>
          <table:table-cell table:formula="of:=[.I42]+[.W42]+[.AK42]" office:value-type="float" office:value="4701.491" calcext:value-type="float">
            <text:p>4701.491</text:p>
          </table:table-cell>
          <table:table-cell table:formula="of:=AVERAGE([.AQ42];[.AT42];[.AW42])" office:value-type="float" office:value="605.833333333333" calcext:value-type="float">
            <text:p>605.833333333333</text:p>
          </table:table-cell>
          <table:table-cell table:formula="of:=AVERAGE([.AR42];[.AU42];[.AX42])" office:value-type="float" office:value="737.124" calcext:value-type="float">
            <text:p>737.124</text:p>
          </table:table-cell>
          <table:table-cell table:formula="of:=AVERAGE([.AS42];[.AV42];[.AY42])" office:value-type="float" office:value="4460.95366666667" calcext:value-type="float">
            <text:p>4460.95366666667</text:p>
          </table:table-cell>
          <table:table-cell table:number-columns-repeated="2"/>
          <table:table-cell table:formula="of:=[.CG42]-[.BS42]" office:value-type="float" office:value="5.09999999999997" calcext:value-type="float">
            <text:p>5.09999999999997</text:p>
          </table:table-cell>
          <table:table-cell table:formula="of:=[.CH42]-[.BT42]" office:value-type="float" office:value="10.6179999999999" calcext:value-type="float">
            <text:p>10.6179999999999</text:p>
          </table:table-cell>
          <table:table-cell table:formula="of:=[.CI42]-[.BU42]" office:value-type="float" office:value="83.9769999999999" calcext:value-type="float">
            <text:p>83.9769999999999</text:p>
          </table:table-cell>
          <table:table-cell table:formula="of:=[.CJ42]-[.BV42]" office:value-type="float" office:value="48.4" calcext:value-type="float">
            <text:p>48.4</text:p>
          </table:table-cell>
          <table:table-cell table:formula="of:=[.CK42]-[.BW42]" office:value-type="float" office:value="40.207" calcext:value-type="float">
            <text:p>40.207</text:p>
          </table:table-cell>
          <table:table-cell table:formula="of:=[.CL42]-[.BX42]" office:value-type="float" office:value="184.977000000001" calcext:value-type="float">
            <text:p>184.977000000001</text:p>
          </table:table-cell>
          <table:table-cell table:formula="of:=[.CM42]-[.BY42]" office:value-type="float" office:value="50.1" calcext:value-type="float">
            <text:p>50.1</text:p>
          </table:table-cell>
          <table:table-cell table:formula="of:=[.CN42]-[.BZ42]" office:value-type="float" office:value="51.472" calcext:value-type="float">
            <text:p>51.472</text:p>
          </table:table-cell>
          <table:table-cell table:formula="of:=[.CO42]-[.CA42]" office:value-type="float" office:value="189.195000000001" calcext:value-type="float">
            <text:p>189.195000000001</text:p>
          </table:table-cell>
          <table:table-cell table:formula="of:=AVERAGE([.BE42];[.BH42];[.BK42])" office:value-type="float" office:value="34.5333333333333" calcext:value-type="float">
            <text:p>34.5333333333333</text:p>
          </table:table-cell>
          <table:table-cell table:formula="of:=AVERAGE([.BF42];[.BI42];[.BL42])" office:value-type="float" office:value="34.099" calcext:value-type="float">
            <text:p>34.099</text:p>
          </table:table-cell>
          <table:table-cell table:formula="of:=AVERAGE([.BG42];[.BJ42];[.BM42])" office:value-type="float" office:value="152.716333333334" calcext:value-type="float">
            <text:p>152.716333333334</text:p>
          </table:table-cell>
          <table:table-cell table:number-columns-repeated="2"/>
          <table:table-cell office:value-type="float" office:value="302.1" calcext:value-type="float">
            <text:p>302.1</text:p>
          </table:table-cell>
          <table:table-cell office:value-type="float" office:value="791.562" calcext:value-type="float">
            <text:p>791.562</text:p>
          </table:table-cell>
          <table:table-cell office:value-type="float" office:value="7958.691" calcext:value-type="float">
            <text:p>7958.691</text:p>
          </table:table-cell>
          <table:table-cell office:value-type="float" office:value="404.7" calcext:value-type="float">
            <text:p>404.7</text:p>
          </table:table-cell>
          <table:table-cell office:value-type="float" office:value="968.316" calcext:value-type="float">
            <text:p>968.316</text:p>
          </table:table-cell>
          <table:table-cell office:value-type="float" office:value="9851.875" calcext:value-type="float">
            <text:p>9851.875</text:p>
          </table:table-cell>
          <table:table-cell office:value-type="float" office:value="388.7" calcext:value-type="float">
            <text:p>388.7</text:p>
          </table:table-cell>
          <table:table-cell office:value-type="float" office:value="705.969" calcext:value-type="float">
            <text:p>705.969</text:p>
          </table:table-cell>
          <table:table-cell office:value-type="float" office:value="7222.164" calcext:value-type="float">
            <text:p>7222.164</text:p>
          </table:table-cell>
          <table:table-cell table:formula="of:=AVERAGE([.BS42];[.BV42];[.BY42])" office:value-type="float" office:value="365.166666666667" calcext:value-type="float">
            <text:p>365.166666666667</text:p>
          </table:table-cell>
          <table:table-cell table:formula="of:=AVERAGE([.BT42];[.BW42];[.BZ42])" office:value-type="float" office:value="821.949" calcext:value-type="float">
            <text:p>821.949</text:p>
          </table:table-cell>
          <table:table-cell table:formula="of:=AVERAGE([.BU42];[.BX42];[.CA42])" office:value-type="float" office:value="8344.24333333333" calcext:value-type="float">
            <text:p>8344.24333333333</text:p>
          </table:table-cell>
          <table:table-cell table:number-columns-repeated="2"/>
          <table:table-cell office:value-type="float" office:value="307.2" calcext:value-type="float">
            <text:p>307.2</text:p>
          </table:table-cell>
          <table:table-cell office:value-type="float" office:value="802.18" calcext:value-type="float">
            <text:p>802.18</text:p>
          </table:table-cell>
          <table:table-cell office:value-type="float" office:value="8042.668" calcext:value-type="float">
            <text:p>8042.668</text:p>
          </table:table-cell>
          <table:table-cell office:value-type="float" office:value="453.1" calcext:value-type="float">
            <text:p>453.1</text:p>
          </table:table-cell>
          <table:table-cell office:value-type="float" office:value="1008.523" calcext:value-type="float">
            <text:p>1008.523</text:p>
          </table:table-cell>
          <table:table-cell office:value-type="float" office:value="10036.852" calcext:value-type="float">
            <text:p>10036.852</text:p>
          </table:table-cell>
          <table:table-cell office:value-type="float" office:value="438.8" calcext:value-type="float">
            <text:p>438.8</text:p>
          </table:table-cell>
          <table:table-cell office:value-type="float" office:value="757.441" calcext:value-type="float">
            <text:p>757.441</text:p>
          </table:table-cell>
          <table:table-cell office:value-type="float" office:value="7411.359" calcext:value-type="float">
            <text:p>7411.359</text:p>
          </table:table-cell>
          <table:table-cell table:formula="of:=AVERAGE([.CG42];[.CJ42];[.CM42])" office:value-type="float" office:value="399.7" calcext:value-type="float">
            <text:p>399.7</text:p>
          </table:table-cell>
          <table:table-cell table:formula="of:=AVERAGE([.CH42];[.CK42];[.CN42])" office:value-type="float" office:value="856.048" calcext:value-type="float">
            <text:p>856.048</text:p>
          </table:table-cell>
          <table:table-cell table:formula="of:=AVERAGE([.CI42];[.CL42];[.CO42])" office:value-type="float" office:value="8496.95966666667" calcext:value-type="float">
            <text:p>8496.95966666667</text:p>
          </table:table-cell>
        </table:table-row>
        <table:table-row table:style-name="ro1">
          <table:table-cell office:value-type="float" office:value="204.1" calcext:value-type="float">
            <text:p>204.1</text:p>
          </table:table-cell>
          <table:table-cell office:value-type="float" office:value="331.801" calcext:value-type="float">
            <text:p>331.801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72" calcext:value-type="float">
            <text:p>172</text:p>
          </table:table-cell>
          <table:table-cell office:value-type="float" office:value="348.516" calcext:value-type="float">
            <text:p>348.516</text:p>
          </table:table-cell>
          <table:table-cell office:value-type="float" office:value="641.523" calcext:value-type="float">
            <text:p>641.523</text:p>
          </table:table-cell>
          <table:table-cell office:value-type="float" office:value="246.2" calcext:value-type="float">
            <text:p>246.2</text:p>
          </table:table-cell>
          <table:table-cell office:value-type="float" office:value="354.207" calcext:value-type="float">
            <text:p>354.207</text:p>
          </table:table-cell>
          <table:table-cell office:value-type="float" office:value="651.023" calcext:value-type="float">
            <text:p>651.023</text:p>
          </table:table-cell>
          <table:table-cell table:formula="of:=AVERAGE([.A43];[.D43];[.G43])" office:value-type="float" office:value="207.433333333333" calcext:value-type="float">
            <text:p>207.433333333333</text:p>
          </table:table-cell>
          <table:table-cell table:formula="of:=AVERAGE([.B43];[.E43];[.H43])" office:value-type="float" office:value="344.841333333333" calcext:value-type="float">
            <text:p>344.841333333333</text:p>
          </table:table-cell>
          <table:table-cell table:formula="of:=AVERAGE([.C43];[.F43];[.I43])" office:value-type="float" office:value="637.689666666667" calcext:value-type="float">
            <text:p>637.689666666667</text:p>
          </table:table-cell>
          <table:table-cell table:number-columns-repeated="2"/>
          <table:table-cell office:value-type="float" office:value="187.5" calcext:value-type="float">
            <text:p>187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60.5" calcext:value-type="float">
            <text:p>160.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231.9" calcext:value-type="float">
            <text:p>231.9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table:formula="of:=AVERAGE([.O43];[.R43];[.U43])" office:value-type="float" office:value="193.3" calcext:value-type="float">
            <text:p>193.3</text:p>
          </table:table-cell>
          <table:table-cell table:formula="of:=AVERAGE([.P43];[.S43];[.V43])" office:value-type="float" office:value="35.3136666666667" calcext:value-type="float">
            <text:p>35.3136666666667</text:p>
          </table:table-cell>
          <table:table-cell table:formula="of:=AVERAGE([.Q43];[.T43];[.W43])" office:value-type="float" office:value="85.561" calcext:value-type="float">
            <text:p>85.561</text:p>
          </table:table-cell>
          <table:table-cell table:number-columns-repeated="2"/>
          <table:table-cell office:value-type="float" office:value="257.5" calcext:value-type="float">
            <text:p>257.5</text:p>
          </table:table-cell>
          <table:table-cell office:value-type="float" office:value="397.477" calcext:value-type="float">
            <text:p>397.477</text:p>
          </table:table-cell>
          <table:table-cell office:value-type="float" office:value="3961.227" calcext:value-type="float">
            <text:p>3961.227</text:p>
          </table:table-cell>
          <table:table-cell office:value-type="float" office:value="304.4" calcext:value-type="float">
            <text:p>304.4</text:p>
          </table:table-cell>
          <table:table-cell office:value-type="float" office:value="399.367" calcext:value-type="float">
            <text:p>399.367</text:p>
          </table:table-cell>
          <table:table-cell office:value-type="float" office:value="3963.199" calcext:value-type="float">
            <text:p>3963.199</text:p>
          </table:table-cell>
          <table:table-cell office:value-type="float" office:value="122.9" calcext:value-type="float">
            <text:p>122.9</text:p>
          </table:table-cell>
          <table:table-cell office:value-type="float" office:value="328.867" calcext:value-type="float">
            <text:p>328.867</text:p>
          </table:table-cell>
          <table:table-cell office:value-type="float" office:value="3301.574" calcext:value-type="float">
            <text:p>3301.574</text:p>
          </table:table-cell>
          <table:table-cell table:formula="of:=AVERAGE([.AC43];[.AF43];[.AI43])" office:value-type="float" office:value="228.266666666667" calcext:value-type="float">
            <text:p>228.266666666667</text:p>
          </table:table-cell>
          <table:table-cell table:formula="of:=AVERAGE([.AD43];[.AG43];[.AJ43])" office:value-type="float" office:value="375.237" calcext:value-type="float">
            <text:p>375.237</text:p>
          </table:table-cell>
          <table:table-cell table:formula="of:=AVERAGE([.AE43];[.AH43];[.AK43])" office:value-type="float" office:value="3742" calcext:value-type="float">
            <text:p>3742</text:p>
          </table:table-cell>
          <table:table-cell table:number-columns-repeated="2"/>
          <table:table-cell table:formula="of:=[.A43]+[.O43]+[.AC43]" office:value-type="float" office:value="649.1" calcext:value-type="float">
            <text:p>649.1</text:p>
          </table:table-cell>
          <table:table-cell table:formula="of:=[.B43]+[.P43]+[.AD43]" office:value-type="float" office:value="764.423" calcext:value-type="float">
            <text:p>764.423</text:p>
          </table:table-cell>
          <table:table-cell table:formula="of:=[.C43]+[.Q43]+[.AE43]" office:value-type="float" office:value="4667.137" calcext:value-type="float">
            <text:p>4667.137</text:p>
          </table:table-cell>
          <table:table-cell table:formula="of:=[.D43]+[.R43]+[.AF43]" office:value-type="float" office:value="636.9" calcext:value-type="float">
            <text:p>636.9</text:p>
          </table:table-cell>
          <table:table-cell table:formula="of:=[.E43]+[.S43]+[.AG43]" office:value-type="float" office:value="783.281" calcext:value-type="float">
            <text:p>783.281</text:p>
          </table:table-cell>
          <table:table-cell table:formula="of:=[.F43]+[.T43]+[.AH43]" office:value-type="float" office:value="4690.37" calcext:value-type="float">
            <text:p>4690.37</text:p>
          </table:table-cell>
          <table:table-cell table:formula="of:=[.G43]+[.U43]+[.AI43]" office:value-type="float" office:value="601" calcext:value-type="float">
            <text:p>601</text:p>
          </table:table-cell>
          <table:table-cell table:formula="of:=[.H43]+[.V43]+[.AJ43]" office:value-type="float" office:value="718.472" calcext:value-type="float">
            <text:p>718.472</text:p>
          </table:table-cell>
          <table:table-cell table:formula="of:=[.I43]+[.W43]+[.AK43]" office:value-type="float" office:value="4038.245" calcext:value-type="float">
            <text:p>4038.245</text:p>
          </table:table-cell>
          <table:table-cell table:formula="of:=AVERAGE([.AQ43];[.AT43];[.AW43])" office:value-type="float" office:value="629" calcext:value-type="float">
            <text:p>629</text:p>
          </table:table-cell>
          <table:table-cell table:formula="of:=AVERAGE([.AR43];[.AU43];[.AX43])" office:value-type="float" office:value="755.392" calcext:value-type="float">
            <text:p>755.392</text:p>
          </table:table-cell>
          <table:table-cell table:formula="of:=AVERAGE([.AS43];[.AV43];[.AY43])" office:value-type="float" office:value="4465.25066666667" calcext:value-type="float">
            <text:p>4465.25066666667</text:p>
          </table:table-cell>
          <table:table-cell table:number-columns-repeated="2"/>
          <table:table-cell table:formula="of:=[.CG43]-[.BS43]" office:value-type="float" office:value="50.7" calcext:value-type="float">
            <text:p>50.7</text:p>
          </table:table-cell>
          <table:table-cell table:formula="of:=[.CH43]-[.BT43]" office:value-type="float" office:value="60.504" calcext:value-type="float">
            <text:p>60.504</text:p>
          </table:table-cell>
          <table:table-cell table:formula="of:=[.CI43]-[.BU43]" office:value-type="float" office:value="191.32" calcext:value-type="float">
            <text:p>191.32</text:p>
          </table:table-cell>
          <table:table-cell table:formula="of:=[.CJ43]-[.BV43]" office:value-type="float" office:value="149.9" calcext:value-type="float">
            <text:p>149.9</text:p>
          </table:table-cell>
          <table:table-cell table:formula="of:=[.CK43]-[.BW43]" office:value-type="float" office:value="289.977" calcext:value-type="float">
            <text:p>289.977</text:p>
          </table:table-cell>
          <table:table-cell table:formula="of:=[.CL43]-[.BX43]" office:value-type="float" office:value="2689.68" calcext:value-type="float">
            <text:p>2689.68</text:p>
          </table:table-cell>
          <table:table-cell table:formula="of:=[.CM43]-[.BY43]" office:value-type="float" office:value="50.4" calcext:value-type="float">
            <text:p>50.4</text:p>
          </table:table-cell>
          <table:table-cell table:formula="of:=[.CN43]-[.BZ43]" office:value-type="float" office:value="49.473" calcext:value-type="float">
            <text:p>49.473</text:p>
          </table:table-cell>
          <table:table-cell table:formula="of:=[.CO43]-[.CA43]" office:value-type="float" office:value="187.195" calcext:value-type="float">
            <text:p>187.195</text:p>
          </table:table-cell>
          <table:table-cell table:formula="of:=AVERAGE([.BE43];[.BH43];[.BK43])" office:value-type="float" office:value="83.6666666666667" calcext:value-type="float">
            <text:p>83.6666666666667</text:p>
          </table:table-cell>
          <table:table-cell table:formula="of:=AVERAGE([.BF43];[.BI43];[.BL43])" office:value-type="float" office:value="133.318" calcext:value-type="float">
            <text:p>133.318</text:p>
          </table:table-cell>
          <table:table-cell table:formula="of:=AVERAGE([.BG43];[.BJ43];[.BM43])" office:value-type="float" office:value="1022.73166666667" calcext:value-type="float">
            <text:p>1022.73166666667</text:p>
          </table:table-cell>
          <table:table-cell table:number-columns-repeated="2"/>
          <table:table-cell office:value-type="float" office:value="311.8" calcext:value-type="float">
            <text:p>311.8</text:p>
          </table:table-cell>
          <table:table-cell office:value-type="float" office:value="703.59" calcext:value-type="float">
            <text:p>703.59</text:p>
          </table:table-cell>
          <table:table-cell office:value-type="float" office:value="7855.938" calcext:value-type="float">
            <text:p>7855.938</text:p>
          </table:table-cell>
          <table:table-cell office:value-type="float" office:value="417.8" calcext:value-type="float">
            <text:p>417.8</text:p>
          </table:table-cell>
          <table:table-cell office:value-type="float" office:value="604.863" calcext:value-type="float">
            <text:p>604.863</text:p>
          </table:table-cell>
          <table:table-cell office:value-type="float" office:value="6036.398" calcext:value-type="float">
            <text:p>6036.398</text:p>
          </table:table-cell>
          <table:table-cell office:value-type="float" office:value="310.9" calcext:value-type="float">
            <text:p>310.9</text:p>
          </table:table-cell>
          <table:table-cell office:value-type="float" office:value="652.625" calcext:value-type="float">
            <text:p>652.625</text:p>
          </table:table-cell>
          <table:table-cell office:value-type="float" office:value="7208.094" calcext:value-type="float">
            <text:p>7208.094</text:p>
          </table:table-cell>
          <table:table-cell table:formula="of:=AVERAGE([.BS43];[.BV43];[.BY43])" office:value-type="float" office:value="346.833333333333" calcext:value-type="float">
            <text:p>346.833333333333</text:p>
          </table:table-cell>
          <table:table-cell table:formula="of:=AVERAGE([.BT43];[.BW43];[.BZ43])" office:value-type="float" office:value="653.692666666667" calcext:value-type="float">
            <text:p>653.692666666667</text:p>
          </table:table-cell>
          <table:table-cell table:formula="of:=AVERAGE([.BU43];[.BX43];[.CA43])" office:value-type="float" office:value="7033.47666666667" calcext:value-type="float">
            <text:p>7033.47666666667</text:p>
          </table:table-cell>
          <table:table-cell table:number-columns-repeated="2"/>
          <table:table-cell office:value-type="float" office:value="362.5" calcext:value-type="float">
            <text:p>362.5</text:p>
          </table:table-cell>
          <table:table-cell office:value-type="float" office:value="764.094" calcext:value-type="float">
            <text:p>764.094</text:p>
          </table:table-cell>
          <table:table-cell office:value-type="float" office:value="8047.258" calcext:value-type="float">
            <text:p>8047.258</text:p>
          </table:table-cell>
          <table:table-cell office:value-type="float" office:value="567.7" calcext:value-type="float">
            <text:p>567.7</text:p>
          </table:table-cell>
          <table:table-cell office:value-type="float" office:value="894.84" calcext:value-type="float">
            <text:p>894.84</text:p>
          </table:table-cell>
          <table:table-cell office:value-type="float" office:value="8726.078" calcext:value-type="float">
            <text:p>8726.078</text:p>
          </table:table-cell>
          <table:table-cell office:value-type="float" office:value="361.3" calcext:value-type="float">
            <text:p>361.3</text:p>
          </table:table-cell>
          <table:table-cell office:value-type="float" office:value="702.098" calcext:value-type="float">
            <text:p>702.098</text:p>
          </table:table-cell>
          <table:table-cell office:value-type="float" office:value="7395.289" calcext:value-type="float">
            <text:p>7395.289</text:p>
          </table:table-cell>
          <table:table-cell table:formula="of:=AVERAGE([.CG43];[.CJ43];[.CM43])" office:value-type="float" office:value="430.5" calcext:value-type="float">
            <text:p>430.5</text:p>
          </table:table-cell>
          <table:table-cell table:formula="of:=AVERAGE([.CH43];[.CK43];[.CN43])" office:value-type="float" office:value="787.010666666667" calcext:value-type="float">
            <text:p>787.010666666667</text:p>
          </table:table-cell>
          <table:table-cell table:formula="of:=AVERAGE([.CI43];[.CL43];[.CO43])" office:value-type="float" office:value="8056.20833333333" calcext:value-type="float">
            <text:p>8056.20833333333</text:p>
          </table:table-cell>
        </table:table-row>
        <table:table-row table:style-name="ro1">
          <table:table-cell office:value-type="float" office:value="215.5" calcext:value-type="float">
            <text:p>215.5</text:p>
          </table:table-cell>
          <table:table-cell office:value-type="float" office:value="332.395" calcext:value-type="float">
            <text:p>332.395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31.6" calcext:value-type="float">
            <text:p>231.6</text:p>
          </table:table-cell>
          <table:table-cell office:value-type="float" office:value="347.414" calcext:value-type="float">
            <text:p>347.414</text:p>
          </table:table-cell>
          <table:table-cell office:value-type="float" office:value="641.523" calcext:value-type="float">
            <text:p>641.523</text:p>
          </table:table-cell>
          <table:table-cell office:value-type="float" office:value="205" calcext:value-type="float">
            <text:p>205</text:p>
          </table:table-cell>
          <table:table-cell office:value-type="float" office:value="353.156" calcext:value-type="float">
            <text:p>353.156</text:p>
          </table:table-cell>
          <table:table-cell office:value-type="float" office:value="651.023" calcext:value-type="float">
            <text:p>651.023</text:p>
          </table:table-cell>
          <table:table-cell table:formula="of:=AVERAGE([.A44];[.D44];[.G44])" office:value-type="float" office:value="217.366666666667" calcext:value-type="float">
            <text:p>217.366666666667</text:p>
          </table:table-cell>
          <table:table-cell table:formula="of:=AVERAGE([.B44];[.E44];[.H44])" office:value-type="float" office:value="344.321666666667" calcext:value-type="float">
            <text:p>344.321666666667</text:p>
          </table:table-cell>
          <table:table-cell table:formula="of:=AVERAGE([.C44];[.F44];[.I44])" office:value-type="float" office:value="637.689666666667" calcext:value-type="float">
            <text:p>637.689666666667</text:p>
          </table:table-cell>
          <table:table-cell table:number-columns-repeated="2"/>
          <table:table-cell office:value-type="float" office:value="200.5" calcext:value-type="float">
            <text:p>200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15.9" calcext:value-type="float">
            <text:p>215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76.5" calcext:value-type="float">
            <text:p>176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4];[.R44];[.U44])" office:value-type="float" office:value="197.633333333333" calcext:value-type="float">
            <text:p>197.633333333333</text:p>
          </table:table-cell>
          <table:table-cell table:formula="of:=AVERAGE([.P44];[.S44];[.V44])" office:value-type="float" office:value="35.145" calcext:value-type="float">
            <text:p>35.145</text:p>
          </table:table-cell>
          <table:table-cell table:formula="of:=AVERAGE([.Q44];[.T44];[.W44])" office:value-type="float" office:value="85.3866666666667" calcext:value-type="float">
            <text:p>85.3866666666667</text:p>
          </table:table-cell>
          <table:table-cell table:number-columns-repeated="2"/>
          <table:table-cell office:value-type="float" office:value="219.8" calcext:value-type="float">
            <text:p>219.8</text:p>
          </table:table-cell>
          <table:table-cell office:value-type="float" office:value="401.664" calcext:value-type="float">
            <text:p>401.664</text:p>
          </table:table-cell>
          <table:table-cell office:value-type="float" office:value="3964.711" calcext:value-type="float">
            <text:p>3964.711</text:p>
          </table:table-cell>
          <table:table-cell office:value-type="float" office:value="190.1" calcext:value-type="float">
            <text:p>190.1</text:p>
          </table:table-cell>
          <table:table-cell office:value-type="float" office:value="405.008" calcext:value-type="float">
            <text:p>405.008</text:p>
          </table:table-cell>
          <table:table-cell office:value-type="float" office:value="3968.242" calcext:value-type="float">
            <text:p>3968.242</text:p>
          </table:table-cell>
          <table:table-cell office:value-type="float" office:value="280.1" calcext:value-type="float">
            <text:p>280.1</text:p>
          </table:table-cell>
          <table:table-cell office:value-type="float" office:value="363.988" calcext:value-type="float">
            <text:p>363.988</text:p>
          </table:table-cell>
          <table:table-cell office:value-type="float" office:value="3951.398" calcext:value-type="float">
            <text:p>3951.398</text:p>
          </table:table-cell>
          <table:table-cell table:formula="of:=AVERAGE([.AC44];[.AF44];[.AI44])" office:value-type="float" office:value="230" calcext:value-type="float">
            <text:p>230</text:p>
          </table:table-cell>
          <table:table-cell table:formula="of:=AVERAGE([.AD44];[.AG44];[.AJ44])" office:value-type="float" office:value="390.22" calcext:value-type="float">
            <text:p>390.22</text:p>
          </table:table-cell>
          <table:table-cell table:formula="of:=AVERAGE([.AE44];[.AH44];[.AK44])" office:value-type="float" office:value="3961.45033333333" calcext:value-type="float">
            <text:p>3961.45033333333</text:p>
          </table:table-cell>
          <table:table-cell table:number-columns-repeated="2"/>
          <table:table-cell table:formula="of:=[.A44]+[.O44]+[.AC44]" office:value-type="float" office:value="635.8" calcext:value-type="float">
            <text:p>635.8</text:p>
          </table:table-cell>
          <table:table-cell table:formula="of:=[.B44]+[.P44]+[.AD44]" office:value-type="float" office:value="769.204" calcext:value-type="float">
            <text:p>769.204</text:p>
          </table:table-cell>
          <table:table-cell table:formula="of:=[.C44]+[.Q44]+[.AE44]" office:value-type="float" office:value="4670.621" calcext:value-type="float">
            <text:p>4670.621</text:p>
          </table:table-cell>
          <table:table-cell table:formula="of:=[.D44]+[.R44]+[.AF44]" office:value-type="float" office:value="637.6" calcext:value-type="float">
            <text:p>637.6</text:p>
          </table:table-cell>
          <table:table-cell table:formula="of:=[.E44]+[.S44]+[.AG44]" office:value-type="float" office:value="787.567" calcext:value-type="float">
            <text:p>787.567</text:p>
          </table:table-cell>
          <table:table-cell table:formula="of:=[.F44]+[.T44]+[.AH44]" office:value-type="float" office:value="4695.413" calcext:value-type="float">
            <text:p>4695.413</text:p>
          </table:table-cell>
          <table:table-cell table:formula="of:=[.G44]+[.U44]+[.AI44]" office:value-type="float" office:value="661.6" calcext:value-type="float">
            <text:p>661.6</text:p>
          </table:table-cell>
          <table:table-cell table:formula="of:=[.H44]+[.V44]+[.AJ44]" office:value-type="float" office:value="752.289" calcext:value-type="float">
            <text:p>752.289</text:p>
          </table:table-cell>
          <table:table-cell table:formula="of:=[.I44]+[.W44]+[.AK44]" office:value-type="float" office:value="4687.546" calcext:value-type="float">
            <text:p>4687.546</text:p>
          </table:table-cell>
          <table:table-cell table:formula="of:=AVERAGE([.AQ44];[.AT44];[.AW44])" office:value-type="float" office:value="645" calcext:value-type="float">
            <text:p>645</text:p>
          </table:table-cell>
          <table:table-cell table:formula="of:=AVERAGE([.AR44];[.AU44];[.AX44])" office:value-type="float" office:value="769.686666666667" calcext:value-type="float">
            <text:p>769.686666666667</text:p>
          </table:table-cell>
          <table:table-cell table:formula="of:=AVERAGE([.AS44];[.AV44];[.AY44])" office:value-type="float" office:value="4684.52666666667" calcext:value-type="float">
            <text:p>4684.52666666667</text:p>
          </table:table-cell>
          <table:table-cell table:number-columns-repeated="2"/>
          <table:table-cell table:formula="of:=[.CG44]-[.BS44]" office:value-type="float" office:value="48.9" calcext:value-type="float">
            <text:p>48.9</text:p>
          </table:table-cell>
          <table:table-cell table:formula="of:=[.CH44]-[.BT44]" office:value-type="float" office:value="54.531" calcext:value-type="float">
            <text:p>54.531</text:p>
          </table:table-cell>
          <table:table-cell table:formula="of:=[.CI44]-[.BU44]" office:value-type="float" office:value="191.324" calcext:value-type="float">
            <text:p>191.324</text:p>
          </table:table-cell>
          <table:table-cell table:formula="of:=[.CJ44]-[.BV44]" office:value-type="float" office:value="50.5" calcext:value-type="float">
            <text:p>50.5</text:p>
          </table:table-cell>
          <table:table-cell table:formula="of:=[.CK44]-[.BW44]" office:value-type="float" office:value="12.586" calcext:value-type="float">
            <text:p>12.586</text:p>
          </table:table-cell>
          <table:table-cell table:formula="of:=[.CL44]-[.BX44]" office:value-type="float" office:value="-464.277" calcext:value-type="float">
            <text:p>-464.277</text:p>
          </table:table-cell>
          <table:table-cell table:formula="of:=[.CM44]-[.BY44]" office:value-type="float" office:value="48.6" calcext:value-type="float">
            <text:p>48.6</text:p>
          </table:table-cell>
          <table:table-cell table:formula="of:=[.CN44]-[.BZ44]" office:value-type="float" office:value="51.4730000000001" calcext:value-type="float">
            <text:p>51.4730000000001</text:p>
          </table:table-cell>
          <table:table-cell table:formula="of:=[.CO44]-[.CA44]" office:value-type="float" office:value="189.195000000001" calcext:value-type="float">
            <text:p>189.195000000001</text:p>
          </table:table-cell>
          <table:table-cell table:formula="of:=AVERAGE([.BE44];[.BH44];[.BK44])" office:value-type="float" office:value="49.3333333333333" calcext:value-type="float">
            <text:p>49.3333333333333</text:p>
          </table:table-cell>
          <table:table-cell table:formula="of:=AVERAGE([.BF44];[.BI44];[.BL44])" office:value-type="float" office:value="39.53" calcext:value-type="float">
            <text:p>39.53</text:p>
          </table:table-cell>
          <table:table-cell table:formula="of:=AVERAGE([.BG44];[.BJ44];[.BM44])" office:value-type="float" office:value="-27.9193333333333" calcext:value-type="float">
            <text:p>-27.9193333333333</text:p>
          </table:table-cell>
          <table:table-cell table:number-columns-repeated="2"/>
          <table:table-cell office:value-type="float" office:value="247.6" calcext:value-type="float">
            <text:p>247.6</text:p>
          </table:table-cell>
          <table:table-cell office:value-type="float" office:value="563.254" calcext:value-type="float">
            <text:p>563.254</text:p>
          </table:table-cell>
          <table:table-cell office:value-type="float" office:value="5900.203" calcext:value-type="float">
            <text:p>5900.203</text:p>
          </table:table-cell>
          <table:table-cell office:value-type="float" office:value="223.5" calcext:value-type="float">
            <text:p>223.5</text:p>
          </table:table-cell>
          <table:table-cell office:value-type="float" office:value="665.648" calcext:value-type="float">
            <text:p>665.648</text:p>
          </table:table-cell>
          <table:table-cell office:value-type="float" office:value="7208.859" calcext:value-type="float">
            <text:p>7208.859</text:p>
          </table:table-cell>
          <table:table-cell office:value-type="float" office:value="177.3" calcext:value-type="float">
            <text:p>177.3</text:p>
          </table:table-cell>
          <table:table-cell office:value-type="float" office:value="520.746" calcext:value-type="float">
            <text:p>520.746</text:p>
          </table:table-cell>
          <table:table-cell office:value-type="float" office:value="5888.758" calcext:value-type="float">
            <text:p>5888.758</text:p>
          </table:table-cell>
          <table:table-cell table:formula="of:=AVERAGE([.BS44];[.BV44];[.BY44])" office:value-type="float" office:value="216.133333333333" calcext:value-type="float">
            <text:p>216.133333333333</text:p>
          </table:table-cell>
          <table:table-cell table:formula="of:=AVERAGE([.BT44];[.BW44];[.BZ44])" office:value-type="float" office:value="583.216" calcext:value-type="float">
            <text:p>583.216</text:p>
          </table:table-cell>
          <table:table-cell table:formula="of:=AVERAGE([.BU44];[.BX44];[.CA44])" office:value-type="float" office:value="6332.60666666667" calcext:value-type="float">
            <text:p>6332.60666666667</text:p>
          </table:table-cell>
          <table:table-cell table:number-columns-repeated="2"/>
          <table:table-cell office:value-type="float" office:value="296.5" calcext:value-type="float">
            <text:p>296.5</text:p>
          </table:table-cell>
          <table:table-cell office:value-type="float" office:value="617.785" calcext:value-type="float">
            <text:p>617.785</text:p>
          </table:table-cell>
          <table:table-cell office:value-type="float" office:value="6091.527" calcext:value-type="float">
            <text:p>6091.527</text:p>
          </table:table-cell>
          <table:table-cell office:value-type="float" office:value="274" calcext:value-type="float">
            <text:p>274</text:p>
          </table:table-cell>
          <table:table-cell office:value-type="float" office:value="678.234" calcext:value-type="float">
            <text:p>678.234</text:p>
          </table:table-cell>
          <table:table-cell office:value-type="float" office:value="6744.582" calcext:value-type="float">
            <text:p>6744.582</text:p>
          </table:table-cell>
          <table:table-cell office:value-type="float" office:value="225.9" calcext:value-type="float">
            <text:p>225.9</text:p>
          </table:table-cell>
          <table:table-cell office:value-type="float" office:value="572.219" calcext:value-type="float">
            <text:p>572.219</text:p>
          </table:table-cell>
          <table:table-cell office:value-type="float" office:value="6077.953" calcext:value-type="float">
            <text:p>6077.953</text:p>
          </table:table-cell>
          <table:table-cell table:formula="of:=AVERAGE([.CG44];[.CJ44];[.CM44])" office:value-type="float" office:value="265.466666666667" calcext:value-type="float">
            <text:p>265.466666666667</text:p>
          </table:table-cell>
          <table:table-cell table:formula="of:=AVERAGE([.CH44];[.CK44];[.CN44])" office:value-type="float" office:value="622.746" calcext:value-type="float">
            <text:p>622.746</text:p>
          </table:table-cell>
          <table:table-cell table:formula="of:=AVERAGE([.CI44];[.CL44];[.CO44])" office:value-type="float" office:value="6304.68733333333" calcext:value-type="float">
            <text:p>6304.68733333333</text:p>
          </table:table-cell>
        </table:table-row>
        <table:table-row table:style-name="ro1">
          <table:table-cell office:value-type="float" office:value="185.3" calcext:value-type="float">
            <text:p>185.3</text:p>
          </table:table-cell>
          <table:table-cell office:value-type="float" office:value="332.48" calcext:value-type="float">
            <text:p>332.48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13.3" calcext:value-type="float">
            <text:p>213.3</text:p>
          </table:table-cell>
          <table:table-cell office:value-type="float" office:value="347.402" calcext:value-type="float">
            <text:p>347.402</text:p>
          </table:table-cell>
          <table:table-cell office:value-type="float" office:value="641.523" calcext:value-type="float">
            <text:p>641.523</text:p>
          </table:table-cell>
          <table:table-cell office:value-type="float" office:value="180.7" calcext:value-type="float">
            <text:p>180.7</text:p>
          </table:table-cell>
          <table:table-cell office:value-type="float" office:value="353.41" calcext:value-type="float">
            <text:p>353.41</text:p>
          </table:table-cell>
          <table:table-cell office:value-type="float" office:value="651.023" calcext:value-type="float">
            <text:p>651.023</text:p>
          </table:table-cell>
          <table:table-cell table:formula="of:=AVERAGE([.A45];[.D45];[.G45])" office:value-type="float" office:value="193.1" calcext:value-type="float">
            <text:p>193.1</text:p>
          </table:table-cell>
          <table:table-cell table:formula="of:=AVERAGE([.B45];[.E45];[.H45])" office:value-type="float" office:value="344.430666666667" calcext:value-type="float">
            <text:p>344.430666666667</text:p>
          </table:table-cell>
          <table:table-cell table:formula="of:=AVERAGE([.C45];[.F45];[.I45])" office:value-type="float" office:value="637.689666666667" calcext:value-type="float">
            <text:p>637.689666666667</text:p>
          </table:table-cell>
          <table:table-cell table:number-columns-repeated="2"/>
          <table:table-cell office:value-type="float" office:value="171.9" calcext:value-type="float">
            <text:p>171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92.3" calcext:value-type="float">
            <text:p>192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69.7" calcext:value-type="float">
            <text:p>169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table:formula="of:=AVERAGE([.O45];[.R45];[.U45])" office:value-type="float" office:value="177.966666666667" calcext:value-type="float">
            <text:p>177.966666666667</text:p>
          </table:table-cell>
          <table:table-cell table:formula="of:=AVERAGE([.P45];[.S45];[.V45])" office:value-type="float" office:value="35.2293333333333" calcext:value-type="float">
            <text:p>35.2293333333333</text:p>
          </table:table-cell>
          <table:table-cell table:formula="of:=AVERAGE([.Q45];[.T45];[.W45])" office:value-type="float" office:value="85.4736666666667" calcext:value-type="float">
            <text:p>85.4736666666667</text:p>
          </table:table-cell>
          <table:table-cell table:number-columns-repeated="2"/>
          <table:table-cell office:value-type="float" office:value="260.9" calcext:value-type="float">
            <text:p>260.9</text:p>
          </table:table-cell>
          <table:table-cell office:value-type="float" office:value="399.211" calcext:value-type="float">
            <text:p>399.211</text:p>
          </table:table-cell>
          <table:table-cell office:value-type="float" office:value="3962.258" calcext:value-type="float">
            <text:p>3962.258</text:p>
          </table:table-cell>
          <table:table-cell office:value-type="float" office:value="240" calcext:value-type="float">
            <text:p>240</text:p>
          </table:table-cell>
          <table:table-cell office:value-type="float" office:value="403.219" calcext:value-type="float">
            <text:p>403.219</text:p>
          </table:table-cell>
          <table:table-cell office:value-type="float" office:value="3966.266" calcext:value-type="float">
            <text:p>3966.266</text:p>
          </table:table-cell>
          <table:table-cell office:value-type="float" office:value="294.6" calcext:value-type="float">
            <text:p>294.6</text:p>
          </table:table-cell>
          <table:table-cell office:value-type="float" office:value="401.449" calcext:value-type="float">
            <text:p>401.449</text:p>
          </table:table-cell>
          <table:table-cell office:value-type="float" office:value="3965.23" calcext:value-type="float">
            <text:p>3965.23</text:p>
          </table:table-cell>
          <table:table-cell table:formula="of:=AVERAGE([.AC45];[.AF45];[.AI45])" office:value-type="float" office:value="265.166666666667" calcext:value-type="float">
            <text:p>265.166666666667</text:p>
          </table:table-cell>
          <table:table-cell table:formula="of:=AVERAGE([.AD45];[.AG45];[.AJ45])" office:value-type="float" office:value="401.293" calcext:value-type="float">
            <text:p>401.293</text:p>
          </table:table-cell>
          <table:table-cell table:formula="of:=AVERAGE([.AE45];[.AH45];[.AK45])" office:value-type="float" office:value="3964.58466666667" calcext:value-type="float">
            <text:p>3964.58466666667</text:p>
          </table:table-cell>
          <table:table-cell table:number-columns-repeated="2"/>
          <table:table-cell table:formula="of:=[.A45]+[.O45]+[.AC45]" office:value-type="float" office:value="618.1" calcext:value-type="float">
            <text:p>618.1</text:p>
          </table:table-cell>
          <table:table-cell table:formula="of:=[.B45]+[.P45]+[.AD45]" office:value-type="float" office:value="766.836" calcext:value-type="float">
            <text:p>766.836</text:p>
          </table:table-cell>
          <table:table-cell table:formula="of:=[.C45]+[.Q45]+[.AE45]" office:value-type="float" office:value="4667.906" calcext:value-type="float">
            <text:p>4667.906</text:p>
          </table:table-cell>
          <table:table-cell table:formula="of:=[.D45]+[.R45]+[.AF45]" office:value-type="float" office:value="645.6" calcext:value-type="float">
            <text:p>645.6</text:p>
          </table:table-cell>
          <table:table-cell table:formula="of:=[.E45]+[.S45]+[.AG45]" office:value-type="float" office:value="785.766" calcext:value-type="float">
            <text:p>785.766</text:p>
          </table:table-cell>
          <table:table-cell table:formula="of:=[.F45]+[.T45]+[.AH45]" office:value-type="float" office:value="4693.437" calcext:value-type="float">
            <text:p>4693.437</text:p>
          </table:table-cell>
          <table:table-cell table:formula="of:=[.G45]+[.U45]+[.AI45]" office:value-type="float" office:value="645" calcext:value-type="float">
            <text:p>645</text:p>
          </table:table-cell>
          <table:table-cell table:formula="of:=[.H45]+[.V45]+[.AJ45]" office:value-type="float" office:value="790.257" calcext:value-type="float">
            <text:p>790.257</text:p>
          </table:table-cell>
          <table:table-cell table:formula="of:=[.I45]+[.W45]+[.AK45]" office:value-type="float" office:value="4701.901" calcext:value-type="float">
            <text:p>4701.901</text:p>
          </table:table-cell>
          <table:table-cell table:formula="of:=AVERAGE([.AQ45];[.AT45];[.AW45])" office:value-type="float" office:value="636.233333333333" calcext:value-type="float">
            <text:p>636.233333333333</text:p>
          </table:table-cell>
          <table:table-cell table:formula="of:=AVERAGE([.AR45];[.AU45];[.AX45])" office:value-type="float" office:value="780.953" calcext:value-type="float">
            <text:p>780.953</text:p>
          </table:table-cell>
          <table:table-cell table:formula="of:=AVERAGE([.AS45];[.AV45];[.AY45])" office:value-type="float" office:value="4687.748" calcext:value-type="float">
            <text:p>4687.748</text:p>
          </table:table-cell>
          <table:table-cell table:number-columns-repeated="2"/>
          <table:table-cell table:formula="of:=[.CG45]-[.BS45]" office:value-type="float" office:value="42" calcext:value-type="float">
            <text:p>42</text:p>
          </table:table-cell>
          <table:table-cell table:formula="of:=[.CH45]-[.BT45]" office:value-type="float" office:value="60.582" calcext:value-type="float">
            <text:p>60.582</text:p>
          </table:table-cell>
          <table:table-cell table:formula="of:=[.CI45]-[.BU45]" office:value-type="float" office:value="191.320000000001" calcext:value-type="float">
            <text:p>191.320000000001</text:p>
          </table:table-cell>
          <table:table-cell table:formula="of:=[.CJ45]-[.BV45]" office:value-type="float" office:value="-14.7" calcext:value-type="float">
            <text:p>-14.7</text:p>
          </table:table-cell>
          <table:table-cell table:formula="of:=[.CK45]-[.BW45]" office:value-type="float" office:value="53.453" calcext:value-type="float">
            <text:p>53.453</text:p>
          </table:table-cell>
          <table:table-cell table:formula="of:=[.CL45]-[.BX45]" office:value-type="float" office:value="191.196" calcext:value-type="float">
            <text:p>191.196</text:p>
          </table:table-cell>
          <table:table-cell table:formula="of:=[.CM45]-[.BY45]" office:value-type="float" office:value="47.5" calcext:value-type="float">
            <text:p>47.5</text:p>
          </table:table-cell>
          <table:table-cell table:formula="of:=[.CN45]-[.BZ45]" office:value-type="float" office:value="51.473" calcext:value-type="float">
            <text:p>51.473</text:p>
          </table:table-cell>
          <table:table-cell table:formula="of:=[.CO45]-[.CA45]" office:value-type="float" office:value="189.223" calcext:value-type="float">
            <text:p>189.223</text:p>
          </table:table-cell>
          <table:table-cell table:formula="of:=AVERAGE([.BE45];[.BH45];[.BK45])" office:value-type="float" office:value="24.9333333333333" calcext:value-type="float">
            <text:p>24.9333333333333</text:p>
          </table:table-cell>
          <table:table-cell table:formula="of:=AVERAGE([.BF45];[.BI45];[.BL45])" office:value-type="float" office:value="55.1693333333333" calcext:value-type="float">
            <text:p>55.1693333333333</text:p>
          </table:table-cell>
          <table:table-cell table:formula="of:=AVERAGE([.BG45];[.BJ45];[.BM45])" office:value-type="float" office:value="190.579666666667" calcext:value-type="float">
            <text:p>190.579666666667</text:p>
          </table:table-cell>
          <table:table-cell table:number-columns-repeated="2"/>
          <table:table-cell office:value-type="float" office:value="313.1" calcext:value-type="float">
            <text:p>313.1</text:p>
          </table:table-cell>
          <table:table-cell office:value-type="float" office:value="708.527" calcext:value-type="float">
            <text:p>708.527</text:p>
          </table:table-cell>
          <table:table-cell office:value-type="float" office:value="7860.512" calcext:value-type="float">
            <text:p>7860.512</text:p>
          </table:table-cell>
          <table:table-cell office:value-type="float" office:value="419.9" calcext:value-type="float">
            <text:p>419.9</text:p>
          </table:table-cell>
          <table:table-cell office:value-type="float" office:value="632.434" calcext:value-type="float">
            <text:p>632.434</text:p>
          </table:table-cell>
          <table:table-cell office:value-type="float" office:value="6559.57" calcext:value-type="float">
            <text:p>6559.57</text:p>
          </table:table-cell>
          <table:table-cell office:value-type="float" office:value="423.1" calcext:value-type="float">
            <text:p>423.1</text:p>
          </table:table-cell>
          <table:table-cell office:value-type="float" office:value="687.211" calcext:value-type="float">
            <text:p>687.211</text:p>
          </table:table-cell>
          <table:table-cell office:value-type="float" office:value="7212.941" calcext:value-type="float">
            <text:p>7212.941</text:p>
          </table:table-cell>
          <table:table-cell table:formula="of:=AVERAGE([.BS45];[.BV45];[.BY45])" office:value-type="float" office:value="385.366666666667" calcext:value-type="float">
            <text:p>385.366666666667</text:p>
          </table:table-cell>
          <table:table-cell table:formula="of:=AVERAGE([.BT45];[.BW45];[.BZ45])" office:value-type="float" office:value="676.057333333333" calcext:value-type="float">
            <text:p>676.057333333333</text:p>
          </table:table-cell>
          <table:table-cell table:formula="of:=AVERAGE([.BU45];[.BX45];[.CA45])" office:value-type="float" office:value="7211.00766666667" calcext:value-type="float">
            <text:p>7211.00766666667</text:p>
          </table:table-cell>
          <table:table-cell table:number-columns-repeated="2"/>
          <table:table-cell office:value-type="float" office:value="355.1" calcext:value-type="float">
            <text:p>355.1</text:p>
          </table:table-cell>
          <table:table-cell office:value-type="float" office:value="769.109" calcext:value-type="float">
            <text:p>769.109</text:p>
          </table:table-cell>
          <table:table-cell office:value-type="float" office:value="8051.832" calcext:value-type="float">
            <text:p>8051.832</text:p>
          </table:table-cell>
          <table:table-cell office:value-type="float" office:value="405.2" calcext:value-type="float">
            <text:p>405.2</text:p>
          </table:table-cell>
          <table:table-cell office:value-type="float" office:value="685.887" calcext:value-type="float">
            <text:p>685.887</text:p>
          </table:table-cell>
          <table:table-cell office:value-type="float" office:value="6750.766" calcext:value-type="float">
            <text:p>6750.766</text:p>
          </table:table-cell>
          <table:table-cell office:value-type="float" office:value="470.6" calcext:value-type="float">
            <text:p>470.6</text:p>
          </table:table-cell>
          <table:table-cell office:value-type="float" office:value="738.684" calcext:value-type="float">
            <text:p>738.684</text:p>
          </table:table-cell>
          <table:table-cell office:value-type="float" office:value="7402.164" calcext:value-type="float">
            <text:p>7402.164</text:p>
          </table:table-cell>
          <table:table-cell table:formula="of:=AVERAGE([.CG45];[.CJ45];[.CM45])" office:value-type="float" office:value="410.3" calcext:value-type="float">
            <text:p>410.3</text:p>
          </table:table-cell>
          <table:table-cell table:formula="of:=AVERAGE([.CH45];[.CK45];[.CN45])" office:value-type="float" office:value="731.226666666667" calcext:value-type="float">
            <text:p>731.226666666667</text:p>
          </table:table-cell>
          <table:table-cell table:formula="of:=AVERAGE([.CI45];[.CL45];[.CO45])" office:value-type="float" office:value="7401.58733333333" calcext:value-type="float">
            <text:p>7401.58733333333</text:p>
          </table:table-cell>
        </table:table-row>
        <table:table-row table:style-name="ro1">
          <table:table-cell office:value-type="float" office:value="211.1" calcext:value-type="float">
            <text:p>211.1</text:p>
          </table:table-cell>
          <table:table-cell office:value-type="float" office:value="332.945" calcext:value-type="float">
            <text:p>332.945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74.3" calcext:value-type="float">
            <text:p>174.3</text:p>
          </table:table-cell>
          <table:table-cell office:value-type="float" office:value="347.293" calcext:value-type="float">
            <text:p>347.293</text:p>
          </table:table-cell>
          <table:table-cell office:value-type="float" office:value="641.523" calcext:value-type="float">
            <text:p>641.523</text:p>
          </table:table-cell>
          <table:table-cell office:value-type="float" office:value="252" calcext:value-type="float">
            <text:p>252</text:p>
          </table:table-cell>
          <table:table-cell office:value-type="float" office:value="352.754" calcext:value-type="float">
            <text:p>352.754</text:p>
          </table:table-cell>
          <table:table-cell office:value-type="float" office:value="651.023" calcext:value-type="float">
            <text:p>651.023</text:p>
          </table:table-cell>
          <table:table-cell table:formula="of:=AVERAGE([.A46];[.D46];[.G46])" office:value-type="float" office:value="212.466666666667" calcext:value-type="float">
            <text:p>212.466666666667</text:p>
          </table:table-cell>
          <table:table-cell table:formula="of:=AVERAGE([.B46];[.E46];[.H46])" office:value-type="float" office:value="344.330666666667" calcext:value-type="float">
            <text:p>344.330666666667</text:p>
          </table:table-cell>
          <table:table-cell table:formula="of:=AVERAGE([.C46];[.F46];[.I46])" office:value-type="float" office:value="637.689666666667" calcext:value-type="float">
            <text:p>637.689666666667</text:p>
          </table:table-cell>
          <table:table-cell table:number-columns-repeated="2"/>
          <table:table-cell office:value-type="float" office:value="189.7" calcext:value-type="float">
            <text:p>189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office:value-type="float" office:value="161.8" calcext:value-type="float">
            <text:p>161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32" calcext:value-type="float">
            <text:p>23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46];[.R46];[.U46])" office:value-type="float" office:value="194.5" calcext:value-type="float">
            <text:p>194.5</text:p>
          </table:table-cell>
          <table:table-cell table:formula="of:=AVERAGE([.P46];[.S46];[.V46])" office:value-type="float" office:value="35.2293333333333" calcext:value-type="float">
            <text:p>35.2293333333333</text:p>
          </table:table-cell>
          <table:table-cell table:formula="of:=AVERAGE([.Q46];[.T46];[.W46])" office:value-type="float" office:value="85.5613333333333" calcext:value-type="float">
            <text:p>85.5613333333333</text:p>
          </table:table-cell>
          <table:table-cell table:number-columns-repeated="2"/>
          <table:table-cell office:value-type="float" office:value="240.8" calcext:value-type="float">
            <text:p>240.8</text:p>
          </table:table-cell>
          <table:table-cell office:value-type="float" office:value="403.211" calcext:value-type="float">
            <text:p>403.211</text:p>
          </table:table-cell>
          <table:table-cell office:value-type="float" office:value="3966.258" calcext:value-type="float">
            <text:p>3966.258</text:p>
          </table:table-cell>
          <table:table-cell office:value-type="float" office:value="294.9" calcext:value-type="float">
            <text:p>294.9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66" calcext:value-type="float">
            <text:p>3968.266</text:p>
          </table:table-cell>
          <table:table-cell office:value-type="float" office:value="158.1" calcext:value-type="float">
            <text:p>158.1</text:p>
          </table:table-cell>
          <table:table-cell office:value-type="float" office:value="402.785" calcext:value-type="float">
            <text:p>402.785</text:p>
          </table:table-cell>
          <table:table-cell office:value-type="float" office:value="3966.262" calcext:value-type="float">
            <text:p>3966.262</text:p>
          </table:table-cell>
          <table:table-cell table:formula="of:=AVERAGE([.AC46];[.AF46];[.AI46])" office:value-type="float" office:value="231.266666666667" calcext:value-type="float">
            <text:p>231.266666666667</text:p>
          </table:table-cell>
          <table:table-cell table:formula="of:=AVERAGE([.AD46];[.AG46];[.AJ46])" office:value-type="float" office:value="403.738333333333" calcext:value-type="float">
            <text:p>403.738333333333</text:p>
          </table:table-cell>
          <table:table-cell table:formula="of:=AVERAGE([.AE46];[.AH46];[.AK46])" office:value-type="float" office:value="3966.92866666667" calcext:value-type="float">
            <text:p>3966.92866666667</text:p>
          </table:table-cell>
          <table:table-cell table:number-columns-repeated="2"/>
          <table:table-cell table:formula="of:=[.A46]+[.O46]+[.AC46]" office:value-type="float" office:value="641.6" calcext:value-type="float">
            <text:p>641.6</text:p>
          </table:table-cell>
          <table:table-cell table:formula="of:=[.B46]+[.P46]+[.AD46]" office:value-type="float" office:value="771.554" calcext:value-type="float">
            <text:p>771.554</text:p>
          </table:table-cell>
          <table:table-cell table:formula="of:=[.C46]+[.Q46]+[.AE46]" office:value-type="float" office:value="4672.691" calcext:value-type="float">
            <text:p>4672.691</text:p>
          </table:table-cell>
          <table:table-cell table:formula="of:=[.D46]+[.R46]+[.AF46]" office:value-type="float" office:value="631" calcext:value-type="float">
            <text:p>631</text:p>
          </table:table-cell>
          <table:table-cell table:formula="of:=[.E46]+[.S46]+[.AG46]" office:value-type="float" office:value="787.657" calcext:value-type="float">
            <text:p>787.657</text:p>
          </table:table-cell>
          <table:table-cell table:formula="of:=[.F46]+[.T46]+[.AH46]" office:value-type="float" office:value="4695.176" calcext:value-type="float">
            <text:p>4695.176</text:p>
          </table:table-cell>
          <table:table-cell table:formula="of:=[.G46]+[.U46]+[.AI46]" office:value-type="float" office:value="642.1" calcext:value-type="float">
            <text:p>642.1</text:p>
          </table:table-cell>
          <table:table-cell table:formula="of:=[.H46]+[.V46]+[.AJ46]" office:value-type="float" office:value="790.684" calcext:value-type="float">
            <text:p>790.684</text:p>
          </table:table-cell>
          <table:table-cell table:formula="of:=[.I46]+[.W46]+[.AK46]" office:value-type="float" office:value="4702.672" calcext:value-type="float">
            <text:p>4702.672</text:p>
          </table:table-cell>
          <table:table-cell table:formula="of:=AVERAGE([.AQ46];[.AT46];[.AW46])" office:value-type="float" office:value="638.233333333333" calcext:value-type="float">
            <text:p>638.233333333333</text:p>
          </table:table-cell>
          <table:table-cell table:formula="of:=AVERAGE([.AR46];[.AU46];[.AX46])" office:value-type="float" office:value="783.298333333333" calcext:value-type="float">
            <text:p>783.298333333333</text:p>
          </table:table-cell>
          <table:table-cell table:formula="of:=AVERAGE([.AS46];[.AV46];[.AY46])" office:value-type="float" office:value="4690.17966666667" calcext:value-type="float">
            <text:p>4690.17966666667</text:p>
          </table:table-cell>
          <table:table-cell table:number-columns-repeated="2"/>
          <table:table-cell table:formula="of:=[.CG46]-[.BS46]" office:value-type="float" office:value="47.1" calcext:value-type="float">
            <text:p>47.1</text:p>
          </table:table-cell>
          <table:table-cell table:formula="of:=[.CH46]-[.BT46]" office:value-type="float" office:value="59.722" calcext:value-type="float">
            <text:p>59.722</text:p>
          </table:table-cell>
          <table:table-cell table:formula="of:=[.CI46]-[.BU46]" office:value-type="float" office:value="189.195" calcext:value-type="float">
            <text:p>189.195</text:p>
          </table:table-cell>
          <table:table-cell table:formula="of:=[.CJ46]-[.BV46]" office:value-type="float" office:value="48.7" calcext:value-type="float">
            <text:p>48.7</text:p>
          </table:table-cell>
          <table:table-cell table:formula="of:=[.CK46]-[.BW46]" office:value-type="float" office:value="35.398" calcext:value-type="float">
            <text:p>35.398</text:p>
          </table:table-cell>
          <table:table-cell table:formula="of:=[.CL46]-[.BX46]" office:value-type="float" office:value="182.555" calcext:value-type="float">
            <text:p>182.555</text:p>
          </table:table-cell>
          <table:table-cell table:formula="of:=[.CM46]-[.BY46]" office:value-type="float" office:value="45.9" calcext:value-type="float">
            <text:p>45.9</text:p>
          </table:table-cell>
          <table:table-cell table:formula="of:=[.CN46]-[.BZ46]" office:value-type="float" office:value="49.957" calcext:value-type="float">
            <text:p>49.957</text:p>
          </table:table-cell>
          <table:table-cell table:formula="of:=[.CO46]-[.CA46]" office:value-type="float" office:value="187.195" calcext:value-type="float">
            <text:p>187.195</text:p>
          </table:table-cell>
          <table:table-cell table:formula="of:=AVERAGE([.BE46];[.BH46];[.BK46])" office:value-type="float" office:value="47.2333333333333" calcext:value-type="float">
            <text:p>47.2333333333333</text:p>
          </table:table-cell>
          <table:table-cell table:formula="of:=AVERAGE([.BF46];[.BI46];[.BL46])" office:value-type="float" office:value="48.359" calcext:value-type="float">
            <text:p>48.359</text:p>
          </table:table-cell>
          <table:table-cell table:formula="of:=AVERAGE([.BG46];[.BJ46];[.BM46])" office:value-type="float" office:value="186.315" calcext:value-type="float">
            <text:p>186.315</text:p>
          </table:table-cell>
          <table:table-cell table:number-columns-repeated="2"/>
          <table:table-cell office:value-type="float" office:value="388.2" calcext:value-type="float">
            <text:p>388.2</text:p>
          </table:table-cell>
          <table:table-cell office:value-type="float" office:value="630.133" calcext:value-type="float">
            <text:p>630.133</text:p>
          </table:table-cell>
          <table:table-cell office:value-type="float" office:value="7200.77" calcext:value-type="float">
            <text:p>7200.77</text:p>
          </table:table-cell>
          <table:table-cell office:value-type="float" office:value="261.3" calcext:value-type="float">
            <text:p>261.3</text:p>
          </table:table-cell>
          <table:table-cell office:value-type="float" office:value="589.309" calcext:value-type="float">
            <text:p>589.309</text:p>
          </table:table-cell>
          <table:table-cell office:value-type="float" office:value="6551.074" calcext:value-type="float">
            <text:p>6551.074</text:p>
          </table:table-cell>
          <table:table-cell office:value-type="float" office:value="447.6" calcext:value-type="float">
            <text:p>447.6</text:p>
          </table:table-cell>
          <table:table-cell office:value-type="float" office:value="698.789" calcext:value-type="float">
            <text:p>698.789</text:p>
          </table:table-cell>
          <table:table-cell office:value-type="float" office:value="7221.871" calcext:value-type="float">
            <text:p>7221.871</text:p>
          </table:table-cell>
          <table:table-cell table:formula="of:=AVERAGE([.BS46];[.BV46];[.BY46])" office:value-type="float" office:value="365.7" calcext:value-type="float">
            <text:p>365.7</text:p>
          </table:table-cell>
          <table:table-cell table:formula="of:=AVERAGE([.BT46];[.BW46];[.BZ46])" office:value-type="float" office:value="639.410333333333" calcext:value-type="float">
            <text:p>639.410333333333</text:p>
          </table:table-cell>
          <table:table-cell table:formula="of:=AVERAGE([.BU46];[.BX46];[.CA46])" office:value-type="float" office:value="6991.23833333333" calcext:value-type="float">
            <text:p>6991.23833333333</text:p>
          </table:table-cell>
          <table:table-cell table:number-columns-repeated="2"/>
          <table:table-cell office:value-type="float" office:value="435.3" calcext:value-type="float">
            <text:p>435.3</text:p>
          </table:table-cell>
          <table:table-cell office:value-type="float" office:value="689.855" calcext:value-type="float">
            <text:p>689.855</text:p>
          </table:table-cell>
          <table:table-cell office:value-type="float" office:value="7389.965" calcext:value-type="float">
            <text:p>7389.965</text:p>
          </table:table-cell>
          <table:table-cell office:value-type="float" office:value="310" calcext:value-type="float">
            <text:p>310</text:p>
          </table:table-cell>
          <table:table-cell office:value-type="float" office:value="624.707" calcext:value-type="float">
            <text:p>624.707</text:p>
          </table:table-cell>
          <table:table-cell office:value-type="float" office:value="6733.629" calcext:value-type="float">
            <text:p>6733.629</text:p>
          </table:table-cell>
          <table:table-cell office:value-type="float" office:value="493.5" calcext:value-type="float">
            <text:p>493.5</text:p>
          </table:table-cell>
          <table:table-cell office:value-type="float" office:value="748.746" calcext:value-type="float">
            <text:p>748.746</text:p>
          </table:table-cell>
          <table:table-cell office:value-type="float" office:value="7409.066" calcext:value-type="float">
            <text:p>7409.066</text:p>
          </table:table-cell>
          <table:table-cell table:formula="of:=AVERAGE([.CG46];[.CJ46];[.CM46])" office:value-type="float" office:value="412.933333333333" calcext:value-type="float">
            <text:p>412.933333333333</text:p>
          </table:table-cell>
          <table:table-cell table:formula="of:=AVERAGE([.CH46];[.CK46];[.CN46])" office:value-type="float" office:value="687.769333333333" calcext:value-type="float">
            <text:p>687.769333333333</text:p>
          </table:table-cell>
          <table:table-cell table:formula="of:=AVERAGE([.CI46];[.CL46];[.CO46])" office:value-type="float" office:value="7177.55333333333" calcext:value-type="float">
            <text:p>7177.55333333333</text:p>
          </table:table-cell>
        </table:table-row>
        <table:table-row table:style-name="ro1">
          <table:table-cell office:value-type="float" office:value="212.7" calcext:value-type="float">
            <text:p>212.7</text:p>
          </table:table-cell>
          <table:table-cell office:value-type="float" office:value="332.621" calcext:value-type="float">
            <text:p>332.621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32.9" calcext:value-type="float">
            <text:p>232.9</text:p>
          </table:table-cell>
          <table:table-cell office:value-type="float" office:value="347.758" calcext:value-type="float">
            <text:p>347.75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63.9" calcext:value-type="float">
            <text:p>163.9</text:p>
          </table:table-cell>
          <table:table-cell office:value-type="float" office:value="352.312" calcext:value-type="float">
            <text:p>352.312</text:p>
          </table:table-cell>
          <table:table-cell office:value-type="float" office:value="651.023" calcext:value-type="float">
            <text:p>651.023</text:p>
          </table:table-cell>
          <table:table-cell table:formula="of:=AVERAGE([.A47];[.D47];[.G47])" office:value-type="float" office:value="203.166666666667" calcext:value-type="float">
            <text:p>203.166666666667</text:p>
          </table:table-cell>
          <table:table-cell table:formula="of:=AVERAGE([.B47];[.E47];[.H47])" office:value-type="float" office:value="344.230333333333" calcext:value-type="float">
            <text:p>344.230333333333</text:p>
          </table:table-cell>
          <table:table-cell table:formula="of:=AVERAGE([.C47];[.F47];[.I47])" office:value-type="float" office:value="638.689666666667" calcext:value-type="float">
            <text:p>638.689666666667</text:p>
          </table:table-cell>
          <table:table-cell table:number-columns-repeated="2"/>
          <table:table-cell office:value-type="float" office:value="197.2" calcext:value-type="float">
            <text:p>197.2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212.3" calcext:value-type="float">
            <text:p>212.3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143.6" calcext:value-type="float">
            <text:p>143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47];[.R47];[.U47])" office:value-type="float" office:value="184.366666666667" calcext:value-type="float">
            <text:p>184.366666666667</text:p>
          </table:table-cell>
          <table:table-cell table:formula="of:=AVERAGE([.P47];[.S47];[.V47])" office:value-type="float" office:value="35.3136666666667" calcext:value-type="float">
            <text:p>35.3136666666667</text:p>
          </table:table-cell>
          <table:table-cell table:formula="of:=AVERAGE([.Q47];[.T47];[.W47])" office:value-type="float" office:value="85.561" calcext:value-type="float">
            <text:p>85.561</text:p>
          </table:table-cell>
          <table:table-cell table:number-columns-repeated="2"/>
          <table:table-cell office:value-type="float" office:value="242.5" calcext:value-type="float">
            <text:p>242.5</text:p>
          </table:table-cell>
          <table:table-cell office:value-type="float" office:value="405.465" calcext:value-type="float">
            <text:p>405.465</text:p>
          </table:table-cell>
          <table:table-cell office:value-type="float" office:value="3968.793" calcext:value-type="float">
            <text:p>3968.793</text:p>
          </table:table-cell>
          <table:table-cell office:value-type="float" office:value="151" calcext:value-type="float">
            <text:p>151</text:p>
          </table:table-cell>
          <table:table-cell office:value-type="float" office:value="324.863" calcext:value-type="float">
            <text:p>324.863</text:p>
          </table:table-cell>
          <table:table-cell office:value-type="float" office:value="3297.578" calcext:value-type="float">
            <text:p>3297.578</text:p>
          </table:table-cell>
          <table:table-cell office:value-type="float" office:value="341.7" calcext:value-type="float">
            <text:p>341.7</text:p>
          </table:table-cell>
          <table:table-cell office:value-type="float" office:value="402.785" calcext:value-type="float">
            <text:p>402.785</text:p>
          </table:table-cell>
          <table:table-cell office:value-type="float" office:value="3966.262" calcext:value-type="float">
            <text:p>3966.262</text:p>
          </table:table-cell>
          <table:table-cell table:formula="of:=AVERAGE([.AC47];[.AF47];[.AI47])" office:value-type="float" office:value="245.066666666667" calcext:value-type="float">
            <text:p>245.066666666667</text:p>
          </table:table-cell>
          <table:table-cell table:formula="of:=AVERAGE([.AD47];[.AG47];[.AJ47])" office:value-type="float" office:value="377.704333333333" calcext:value-type="float">
            <text:p>377.704333333333</text:p>
          </table:table-cell>
          <table:table-cell table:formula="of:=AVERAGE([.AE47];[.AH47];[.AK47])" office:value-type="float" office:value="3744.211" calcext:value-type="float">
            <text:p>3744.211</text:p>
          </table:table-cell>
          <table:table-cell table:number-columns-repeated="2"/>
          <table:table-cell table:formula="of:=[.A47]+[.O47]+[.AC47]" office:value-type="float" office:value="652.4" calcext:value-type="float">
            <text:p>652.4</text:p>
          </table:table-cell>
          <table:table-cell table:formula="of:=[.B47]+[.P47]+[.AD47]" office:value-type="float" office:value="773.484" calcext:value-type="float">
            <text:p>773.484</text:p>
          </table:table-cell>
          <table:table-cell table:formula="of:=[.C47]+[.Q47]+[.AE47]" office:value-type="float" office:value="4674.964" calcext:value-type="float">
            <text:p>4674.964</text:p>
          </table:table-cell>
          <table:table-cell table:formula="of:=[.D47]+[.R47]+[.AF47]" office:value-type="float" office:value="596.2" calcext:value-type="float">
            <text:p>596.2</text:p>
          </table:table-cell>
          <table:table-cell table:formula="of:=[.E47]+[.S47]+[.AG47]" office:value-type="float" office:value="708.019" calcext:value-type="float">
            <text:p>708.019</text:p>
          </table:table-cell>
          <table:table-cell table:formula="of:=[.F47]+[.T47]+[.AH47]" office:value-type="float" office:value="4027.749" calcext:value-type="float">
            <text:p>4027.749</text:p>
          </table:table-cell>
          <table:table-cell table:formula="of:=[.G47]+[.U47]+[.AI47]" office:value-type="float" office:value="649.2" calcext:value-type="float">
            <text:p>649.2</text:p>
          </table:table-cell>
          <table:table-cell table:formula="of:=[.H47]+[.V47]+[.AJ47]" office:value-type="float" office:value="790.242" calcext:value-type="float">
            <text:p>790.242</text:p>
          </table:table-cell>
          <table:table-cell table:formula="of:=[.I47]+[.W47]+[.AK47]" office:value-type="float" office:value="4702.672" calcext:value-type="float">
            <text:p>4702.672</text:p>
          </table:table-cell>
          <table:table-cell table:formula="of:=AVERAGE([.AQ47];[.AT47];[.AW47])" office:value-type="float" office:value="632.6" calcext:value-type="float">
            <text:p>632.6</text:p>
          </table:table-cell>
          <table:table-cell table:formula="of:=AVERAGE([.AR47];[.AU47];[.AX47])" office:value-type="float" office:value="757.248333333333" calcext:value-type="float">
            <text:p>757.248333333333</text:p>
          </table:table-cell>
          <table:table-cell table:formula="of:=AVERAGE([.AS47];[.AV47];[.AY47])" office:value-type="float" office:value="4468.46166666667" calcext:value-type="float">
            <text:p>4468.46166666667</text:p>
          </table:table-cell>
          <table:table-cell table:number-columns-repeated="2"/>
          <table:table-cell table:formula="of:=[.CG47]-[.BS47]" office:value-type="float" office:value="49.9" calcext:value-type="float">
            <text:p>49.9</text:p>
          </table:table-cell>
          <table:table-cell table:formula="of:=[.CH47]-[.BT47]" office:value-type="float" office:value="52.238" calcext:value-type="float">
            <text:p>52.238</text:p>
          </table:table-cell>
          <table:table-cell table:formula="of:=[.CI47]-[.BU47]" office:value-type="float" office:value="185.453" calcext:value-type="float">
            <text:p>185.453</text:p>
          </table:table-cell>
          <table:table-cell table:formula="of:=[.CJ47]-[.BV47]" office:value-type="float" office:value="51.1" calcext:value-type="float">
            <text:p>51.1</text:p>
          </table:table-cell>
          <table:table-cell table:formula="of:=[.CK47]-[.BW47]" office:value-type="float" office:value="49.453" calcext:value-type="float">
            <text:p>49.453</text:p>
          </table:table-cell>
          <table:table-cell table:formula="of:=[.CL47]-[.BX47]" office:value-type="float" office:value="187.195" calcext:value-type="float">
            <text:p>187.195</text:p>
          </table:table-cell>
          <table:table-cell table:formula="of:=[.CM47]-[.BY47]" office:value-type="float" office:value="51.5" calcext:value-type="float">
            <text:p>51.5</text:p>
          </table:table-cell>
          <table:table-cell table:formula="of:=[.CN47]-[.BZ47]" office:value-type="float" office:value="51.4730000000001" calcext:value-type="float">
            <text:p>51.4730000000001</text:p>
          </table:table-cell>
          <table:table-cell table:formula="of:=[.CO47]-[.CA47]" office:value-type="float" office:value="189.196" calcext:value-type="float">
            <text:p>189.196</text:p>
          </table:table-cell>
          <table:table-cell table:formula="of:=AVERAGE([.BE47];[.BH47];[.BK47])" office:value-type="float" office:value="50.8333333333333" calcext:value-type="float">
            <text:p>50.8333333333333</text:p>
          </table:table-cell>
          <table:table-cell table:formula="of:=AVERAGE([.BF47];[.BI47];[.BL47])" office:value-type="float" office:value="51.0546666666667" calcext:value-type="float">
            <text:p>51.0546666666667</text:p>
          </table:table-cell>
          <table:table-cell table:formula="of:=AVERAGE([.BG47];[.BJ47];[.BM47])" office:value-type="float" office:value="187.281333333333" calcext:value-type="float">
            <text:p>187.281333333333</text:p>
          </table:table-cell>
          <table:table-cell table:number-columns-repeated="2"/>
          <table:table-cell office:value-type="float" office:value="228.4" calcext:value-type="float">
            <text:p>228.4</text:p>
          </table:table-cell>
          <table:table-cell office:value-type="float" office:value="456.055" calcext:value-type="float">
            <text:p>456.055</text:p>
          </table:table-cell>
          <table:table-cell office:value-type="float" office:value="5872.137" calcext:value-type="float">
            <text:p>5872.137</text:p>
          </table:table-cell>
          <table:table-cell office:value-type="float" office:value="241.6" calcext:value-type="float">
            <text:p>241.6</text:p>
          </table:table-cell>
          <table:table-cell office:value-type="float" office:value="466.281" calcext:value-type="float">
            <text:p>466.281</text:p>
          </table:table-cell>
          <table:table-cell office:value-type="float" office:value="5235.004" calcext:value-type="float">
            <text:p>5235.004</text:p>
          </table:table-cell>
          <table:table-cell office:value-type="float" office:value="338.3" calcext:value-type="float">
            <text:p>338.3</text:p>
          </table:table-cell>
          <table:table-cell office:value-type="float" office:value="669.496" calcext:value-type="float">
            <text:p>669.496</text:p>
          </table:table-cell>
          <table:table-cell office:value-type="float" office:value="7212.863" calcext:value-type="float">
            <text:p>7212.863</text:p>
          </table:table-cell>
          <table:table-cell table:formula="of:=AVERAGE([.BS47];[.BV47];[.BY47])" office:value-type="float" office:value="269.433333333333" calcext:value-type="float">
            <text:p>269.433333333333</text:p>
          </table:table-cell>
          <table:table-cell table:formula="of:=AVERAGE([.BT47];[.BW47];[.BZ47])" office:value-type="float" office:value="530.610666666667" calcext:value-type="float">
            <text:p>530.610666666667</text:p>
          </table:table-cell>
          <table:table-cell table:formula="of:=AVERAGE([.BU47];[.BX47];[.CA47])" office:value-type="float" office:value="6106.668" calcext:value-type="float">
            <text:p>6106.668</text:p>
          </table:table-cell>
          <table:table-cell table:number-columns-repeated="2"/>
          <table:table-cell office:value-type="float" office:value="278.3" calcext:value-type="float">
            <text:p>278.3</text:p>
          </table:table-cell>
          <table:table-cell office:value-type="float" office:value="508.293" calcext:value-type="float">
            <text:p>508.293</text:p>
          </table:table-cell>
          <table:table-cell office:value-type="float" office:value="6057.59" calcext:value-type="float">
            <text:p>6057.59</text:p>
          </table:table-cell>
          <table:table-cell office:value-type="float" office:value="292.7" calcext:value-type="float">
            <text:p>292.7</text:p>
          </table:table-cell>
          <table:table-cell office:value-type="float" office:value="515.734" calcext:value-type="float">
            <text:p>515.734</text:p>
          </table:table-cell>
          <table:table-cell office:value-type="float" office:value="5422.199" calcext:value-type="float">
            <text:p>5422.199</text:p>
          </table:table-cell>
          <table:table-cell office:value-type="float" office:value="389.8" calcext:value-type="float">
            <text:p>389.8</text:p>
          </table:table-cell>
          <table:table-cell office:value-type="float" office:value="720.969" calcext:value-type="float">
            <text:p>720.969</text:p>
          </table:table-cell>
          <table:table-cell office:value-type="float" office:value="7402.059" calcext:value-type="float">
            <text:p>7402.059</text:p>
          </table:table-cell>
          <table:table-cell table:formula="of:=AVERAGE([.CG47];[.CJ47];[.CM47])" office:value-type="float" office:value="320.266666666667" calcext:value-type="float">
            <text:p>320.266666666667</text:p>
          </table:table-cell>
          <table:table-cell table:formula="of:=AVERAGE([.CH47];[.CK47];[.CN47])" office:value-type="float" office:value="581.665333333333" calcext:value-type="float">
            <text:p>581.665333333333</text:p>
          </table:table-cell>
          <table:table-cell table:formula="of:=AVERAGE([.CI47];[.CL47];[.CO47])" office:value-type="float" office:value="6293.94933333333" calcext:value-type="float">
            <text:p>6293.94933333333</text:p>
          </table:table-cell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331.727" calcext:value-type="float">
            <text:p>331.727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94.3" calcext:value-type="float">
            <text:p>194.3</text:p>
          </table:table-cell>
          <table:table-cell office:value-type="float" office:value="346.777" calcext:value-type="float">
            <text:p>346.7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11.7" calcext:value-type="float">
            <text:p>211.7</text:p>
          </table:table-cell>
          <table:table-cell office:value-type="float" office:value="351.086" calcext:value-type="float">
            <text:p>351.086</text:p>
          </table:table-cell>
          <table:table-cell office:value-type="float" office:value="651.023" calcext:value-type="float">
            <text:p>651.023</text:p>
          </table:table-cell>
          <table:table-cell table:formula="of:=AVERAGE([.A48];[.D48];[.G48])" office:value-type="float" office:value="206.4" calcext:value-type="float">
            <text:p>206.4</text:p>
          </table:table-cell>
          <table:table-cell table:formula="of:=AVERAGE([.B48];[.E48];[.H48])" office:value-type="float" office:value="343.196666666667" calcext:value-type="float">
            <text:p>343.196666666667</text:p>
          </table:table-cell>
          <table:table-cell table:formula="of:=AVERAGE([.C48];[.F48];[.I48])" office:value-type="float" office:value="638.689666666667" calcext:value-type="float">
            <text:p>638.689666666667</text:p>
          </table:table-cell>
          <table:table-cell table:number-columns-repeated="2"/>
          <table:table-cell office:value-type="float" office:value="196.8" calcext:value-type="float">
            <text:p>196.8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178.3" calcext:value-type="float">
            <text:p>178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office:value-type="float" office:value="211" calcext:value-type="float">
            <text:p>21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table:formula="of:=AVERAGE([.O48];[.R48];[.U48])" office:value-type="float" office:value="195.366666666667" calcext:value-type="float">
            <text:p>195.366666666667</text:p>
          </table:table-cell>
          <table:table-cell table:formula="of:=AVERAGE([.P48];[.S48];[.V48])" office:value-type="float" office:value="35.2293333333333" calcext:value-type="float">
            <text:p>35.2293333333333</text:p>
          </table:table-cell>
          <table:table-cell table:formula="of:=AVERAGE([.Q48];[.T48];[.W48])" office:value-type="float" office:value="85.7353333333333" calcext:value-type="float">
            <text:p>85.7353333333333</text:p>
          </table:table-cell>
          <table:table-cell table:number-columns-repeated="2"/>
          <table:table-cell office:value-type="float" office:value="255.3" calcext:value-type="float">
            <text:p>255.3</text:p>
          </table:table-cell>
          <table:table-cell office:value-type="float" office:value="399.211" calcext:value-type="float">
            <text:p>399.211</text:p>
          </table:table-cell>
          <table:table-cell office:value-type="float" office:value="3962.258" calcext:value-type="float">
            <text:p>3962.258</text:p>
          </table:table-cell>
          <table:table-cell office:value-type="float" office:value="296.5" calcext:value-type="float">
            <text:p>296.5</text:p>
          </table:table-cell>
          <table:table-cell office:value-type="float" office:value="328.863" calcext:value-type="float">
            <text:p>328.863</text:p>
          </table:table-cell>
          <table:table-cell office:value-type="float" office:value="3301.578" calcext:value-type="float">
            <text:p>3301.578</text:p>
          </table:table-cell>
          <table:table-cell office:value-type="float" office:value="156.1" calcext:value-type="float">
            <text:p>156.1</text:p>
          </table:table-cell>
          <table:table-cell office:value-type="float" office:value="330.555" calcext:value-type="float">
            <text:p>330.555</text:p>
          </table:table-cell>
          <table:table-cell office:value-type="float" office:value="3303.582" calcext:value-type="float">
            <text:p>3303.582</text:p>
          </table:table-cell>
          <table:table-cell table:formula="of:=AVERAGE([.AC48];[.AF48];[.AI48])" office:value-type="float" office:value="235.966666666667" calcext:value-type="float">
            <text:p>235.966666666667</text:p>
          </table:table-cell>
          <table:table-cell table:formula="of:=AVERAGE([.AD48];[.AG48];[.AJ48])" office:value-type="float" office:value="352.876333333333" calcext:value-type="float">
            <text:p>352.876333333333</text:p>
          </table:table-cell>
          <table:table-cell table:formula="of:=AVERAGE([.AE48];[.AH48];[.AK48])" office:value-type="float" office:value="3522.47266666667" calcext:value-type="float">
            <text:p>3522.47266666667</text:p>
          </table:table-cell>
          <table:table-cell table:number-columns-repeated="2"/>
          <table:table-cell table:formula="of:=[.A48]+[.O48]+[.AC48]" office:value-type="float" office:value="665.3" calcext:value-type="float">
            <text:p>665.3</text:p>
          </table:table-cell>
          <table:table-cell table:formula="of:=[.B48]+[.P48]+[.AD48]" office:value-type="float" office:value="766.336" calcext:value-type="float">
            <text:p>766.336</text:p>
          </table:table-cell>
          <table:table-cell table:formula="of:=[.C48]+[.Q48]+[.AE48]" office:value-type="float" office:value="4668.429" calcext:value-type="float">
            <text:p>4668.429</text:p>
          </table:table-cell>
          <table:table-cell table:formula="of:=[.D48]+[.R48]+[.AF48]" office:value-type="float" office:value="669.1" calcext:value-type="float">
            <text:p>669.1</text:p>
          </table:table-cell>
          <table:table-cell table:formula="of:=[.E48]+[.S48]+[.AG48]" office:value-type="float" office:value="710.785" calcext:value-type="float">
            <text:p>710.785</text:p>
          </table:table-cell>
          <table:table-cell table:formula="of:=[.F48]+[.T48]+[.AH48]" office:value-type="float" office:value="4032.011" calcext:value-type="float">
            <text:p>4032.011</text:p>
          </table:table-cell>
          <table:table-cell table:formula="of:=[.G48]+[.U48]+[.AI48]" office:value-type="float" office:value="578.8" calcext:value-type="float">
            <text:p>578.8</text:p>
          </table:table-cell>
          <table:table-cell table:formula="of:=[.H48]+[.V48]+[.AJ48]" office:value-type="float" office:value="716.786" calcext:value-type="float">
            <text:p>716.786</text:p>
          </table:table-cell>
          <table:table-cell table:formula="of:=[.I48]+[.W48]+[.AK48]" office:value-type="float" office:value="4040.253" calcext:value-type="float">
            <text:p>4040.253</text:p>
          </table:table-cell>
          <table:table-cell table:formula="of:=AVERAGE([.AQ48];[.AT48];[.AW48])" office:value-type="float" office:value="637.733333333333" calcext:value-type="float">
            <text:p>637.733333333333</text:p>
          </table:table-cell>
          <table:table-cell table:formula="of:=AVERAGE([.AR48];[.AU48];[.AX48])" office:value-type="float" office:value="731.302333333333" calcext:value-type="float">
            <text:p>731.302333333333</text:p>
          </table:table-cell>
          <table:table-cell table:formula="of:=AVERAGE([.AS48];[.AV48];[.AY48])" office:value-type="float" office:value="4246.89766666667" calcext:value-type="float">
            <text:p>4246.89766666667</text:p>
          </table:table-cell>
          <table:table-cell table:number-columns-repeated="2"/>
          <table:table-cell table:formula="of:=[.CG48]-[.BS48]" office:value-type="float" office:value="45.5" calcext:value-type="float">
            <text:p>45.5</text:p>
          </table:table-cell>
          <table:table-cell table:formula="of:=[.CH48]-[.BT48]" office:value-type="float" office:value="50.531" calcext:value-type="float">
            <text:p>50.531</text:p>
          </table:table-cell>
          <table:table-cell table:formula="of:=[.CI48]-[.BU48]" office:value-type="float" office:value="187.195" calcext:value-type="float">
            <text:p>187.195</text:p>
          </table:table-cell>
          <table:table-cell table:formula="of:=[.CJ48]-[.BV48]" office:value-type="float" office:value="45.3" calcext:value-type="float">
            <text:p>45.3</text:p>
          </table:table-cell>
          <table:table-cell table:formula="of:=[.CK48]-[.BW48]" office:value-type="float" office:value="42.41" calcext:value-type="float">
            <text:p>42.41</text:p>
          </table:table-cell>
          <table:table-cell table:formula="of:=[.CL48]-[.BX48]" office:value-type="float" office:value="187.195000000001" calcext:value-type="float">
            <text:p>187.195000000001</text:p>
          </table:table-cell>
          <table:table-cell table:formula="of:=[.CM48]-[.BY48]" office:value-type="float" office:value="48.5" calcext:value-type="float">
            <text:p>48.5</text:p>
          </table:table-cell>
          <table:table-cell table:formula="of:=[.CN48]-[.BZ48]" office:value-type="float" office:value="51.4720000000001" calcext:value-type="float">
            <text:p>51.4720000000001</text:p>
          </table:table-cell>
          <table:table-cell table:formula="of:=[.CO48]-[.CA48]" office:value-type="float" office:value="189.195" calcext:value-type="float">
            <text:p>189.195</text:p>
          </table:table-cell>
          <table:table-cell table:formula="of:=AVERAGE([.BE48];[.BH48];[.BK48])" office:value-type="float" office:value="46.4333333333333" calcext:value-type="float">
            <text:p>46.4333333333333</text:p>
          </table:table-cell>
          <table:table-cell table:formula="of:=AVERAGE([.BF48];[.BI48];[.BL48])" office:value-type="float" office:value="48.1376666666667" calcext:value-type="float">
            <text:p>48.1376666666667</text:p>
          </table:table-cell>
          <table:table-cell table:formula="of:=AVERAGE([.BG48];[.BJ48];[.BM48])" office:value-type="float" office:value="187.861666666667" calcext:value-type="float">
            <text:p>187.861666666667</text:p>
          </table:table-cell>
          <table:table-cell table:number-columns-repeated="2"/>
          <table:table-cell office:value-type="float" office:value="182.2" calcext:value-type="float">
            <text:p>182.2</text:p>
          </table:table-cell>
          <table:table-cell office:value-type="float" office:value="547.211" calcext:value-type="float">
            <text:p>547.211</text:p>
          </table:table-cell>
          <table:table-cell office:value-type="float" office:value="5884.395" calcext:value-type="float">
            <text:p>5884.395</text:p>
          </table:table-cell>
          <table:table-cell office:value-type="float" office:value="135.5" calcext:value-type="float">
            <text:p>135.5</text:p>
          </table:table-cell>
          <table:table-cell office:value-type="float" office:value="508.496" calcext:value-type="float">
            <text:p>508.496</text:p>
          </table:table-cell>
          <table:table-cell office:value-type="float" office:value="5882.293" calcext:value-type="float">
            <text:p>5882.293</text:p>
          </table:table-cell>
          <table:table-cell office:value-type="float" office:value="381.6" calcext:value-type="float">
            <text:p>381.6</text:p>
          </table:table-cell>
          <table:table-cell office:value-type="float" office:value="605.012" calcext:value-type="float">
            <text:p>605.012</text:p>
          </table:table-cell>
          <table:table-cell office:value-type="float" office:value="7190.711" calcext:value-type="float">
            <text:p>7190.711</text:p>
          </table:table-cell>
          <table:table-cell table:formula="of:=AVERAGE([.BS48];[.BV48];[.BY48])" office:value-type="float" office:value="233.1" calcext:value-type="float">
            <text:p>233.1</text:p>
          </table:table-cell>
          <table:table-cell table:formula="of:=AVERAGE([.BT48];[.BW48];[.BZ48])" office:value-type="float" office:value="553.573" calcext:value-type="float">
            <text:p>553.573</text:p>
          </table:table-cell>
          <table:table-cell table:formula="of:=AVERAGE([.BU48];[.BX48];[.CA48])" office:value-type="float" office:value="6319.133" calcext:value-type="float">
            <text:p>6319.133</text:p>
          </table:table-cell>
          <table:table-cell table:number-columns-repeated="2"/>
          <table:table-cell office:value-type="float" office:value="227.7" calcext:value-type="float">
            <text:p>227.7</text:p>
          </table:table-cell>
          <table:table-cell office:value-type="float" office:value="597.742" calcext:value-type="float">
            <text:p>597.742</text:p>
          </table:table-cell>
          <table:table-cell office:value-type="float" office:value="6071.59" calcext:value-type="float">
            <text:p>6071.59</text:p>
          </table:table-cell>
          <table:table-cell office:value-type="float" office:value="180.8" calcext:value-type="float">
            <text:p>180.8</text:p>
          </table:table-cell>
          <table:table-cell office:value-type="float" office:value="550.906" calcext:value-type="float">
            <text:p>550.906</text:p>
          </table:table-cell>
          <table:table-cell office:value-type="float" office:value="6069.488" calcext:value-type="float">
            <text:p>6069.488</text:p>
          </table:table-cell>
          <table:table-cell office:value-type="float" office:value="430.1" calcext:value-type="float">
            <text:p>430.1</text:p>
          </table:table-cell>
          <table:table-cell office:value-type="float" office:value="656.484" calcext:value-type="float">
            <text:p>656.484</text:p>
          </table:table-cell>
          <table:table-cell office:value-type="float" office:value="7379.906" calcext:value-type="float">
            <text:p>7379.906</text:p>
          </table:table-cell>
          <table:table-cell table:formula="of:=AVERAGE([.CG48];[.CJ48];[.CM48])" office:value-type="float" office:value="279.533333333333" calcext:value-type="float">
            <text:p>279.533333333333</text:p>
          </table:table-cell>
          <table:table-cell table:formula="of:=AVERAGE([.CH48];[.CK48];[.CN48])" office:value-type="float" office:value="601.710666666667" calcext:value-type="float">
            <text:p>601.710666666667</text:p>
          </table:table-cell>
          <table:table-cell table:formula="of:=AVERAGE([.CI48];[.CL48];[.CO48])" office:value-type="float" office:value="6506.99466666667" calcext:value-type="float">
            <text:p>6506.99466666667</text:p>
          </table:table-cell>
        </table:table-row>
        <table:table-row table:style-name="ro1">
          <table:table-cell office:value-type="float" office:value="203.1" calcext:value-type="float">
            <text:p>203.1</text:p>
          </table:table-cell>
          <table:table-cell office:value-type="float" office:value="332.691" calcext:value-type="float">
            <text:p>332.691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09" calcext:value-type="float">
            <text:p>209</text:p>
          </table:table-cell>
          <table:table-cell office:value-type="float" office:value="347.348" calcext:value-type="float">
            <text:p>347.34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21.1" calcext:value-type="float">
            <text:p>221.1</text:p>
          </table:table-cell>
          <table:table-cell office:value-type="float" office:value="351.801" calcext:value-type="float">
            <text:p>351.801</text:p>
          </table:table-cell>
          <table:table-cell office:value-type="float" office:value="651.023" calcext:value-type="float">
            <text:p>651.023</text:p>
          </table:table-cell>
          <table:table-cell table:formula="of:=AVERAGE([.A49];[.D49];[.G49])" office:value-type="float" office:value="211.066666666667" calcext:value-type="float">
            <text:p>211.066666666667</text:p>
          </table:table-cell>
          <table:table-cell table:formula="of:=AVERAGE([.B49];[.E49];[.H49])" office:value-type="float" office:value="343.946666666667" calcext:value-type="float">
            <text:p>343.946666666667</text:p>
          </table:table-cell>
          <table:table-cell table:formula="of:=AVERAGE([.C49];[.F49];[.I49])" office:value-type="float" office:value="638.689666666667" calcext:value-type="float">
            <text:p>638.689666666667</text:p>
          </table:table-cell>
          <table:table-cell table:number-columns-repeated="2"/>
          <table:table-cell office:value-type="float" office:value="185.5" calcext:value-type="float">
            <text:p>185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90.1" calcext:value-type="float">
            <text:p>190.1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office:value-type="float" office:value="193.3" calcext:value-type="float">
            <text:p>193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49];[.R49];[.U49])" office:value-type="float" office:value="189.633333333333" calcext:value-type="float">
            <text:p>189.633333333333</text:p>
          </table:table-cell>
          <table:table-cell table:formula="of:=AVERAGE([.P49];[.S49];[.V49])" office:value-type="float" office:value="35.2293333333333" calcext:value-type="float">
            <text:p>35.2293333333333</text:p>
          </table:table-cell>
          <table:table-cell table:formula="of:=AVERAGE([.Q49];[.T49];[.W49])" office:value-type="float" office:value="85.6483333333333" calcext:value-type="float">
            <text:p>85.6483333333333</text:p>
          </table:table-cell>
          <table:table-cell table:number-columns-repeated="2"/>
          <table:table-cell office:value-type="float" office:value="251.7" calcext:value-type="float">
            <text:p>251.7</text:p>
          </table:table-cell>
          <table:table-cell office:value-type="float" office:value="403.211" calcext:value-type="float">
            <text:p>403.211</text:p>
          </table:table-cell>
          <table:table-cell office:value-type="float" office:value="3966.258" calcext:value-type="float">
            <text:p>3966.258</text:p>
          </table:table-cell>
          <table:table-cell office:value-type="float" office:value="220.2" calcext:value-type="float">
            <text:p>220.2</text:p>
          </table:table-cell>
          <table:table-cell office:value-type="float" office:value="395.324" calcext:value-type="float">
            <text:p>395.324</text:p>
          </table:table-cell>
          <table:table-cell office:value-type="float" office:value="3958.676" calcext:value-type="float">
            <text:p>3958.676</text:p>
          </table:table-cell>
          <table:table-cell office:value-type="float" office:value="236.7" calcext:value-type="float">
            <text:p>236.7</text:p>
          </table:table-cell>
          <table:table-cell office:value-type="float" office:value="382.023" calcext:value-type="float">
            <text:p>382.023</text:p>
          </table:table-cell>
          <table:table-cell office:value-type="float" office:value="3961.531" calcext:value-type="float">
            <text:p>3961.531</text:p>
          </table:table-cell>
          <table:table-cell table:formula="of:=AVERAGE([.AC49];[.AF49];[.AI49])" office:value-type="float" office:value="236.2" calcext:value-type="float">
            <text:p>236.2</text:p>
          </table:table-cell>
          <table:table-cell table:formula="of:=AVERAGE([.AD49];[.AG49];[.AJ49])" office:value-type="float" office:value="393.519333333333" calcext:value-type="float">
            <text:p>393.519333333333</text:p>
          </table:table-cell>
          <table:table-cell table:formula="of:=AVERAGE([.AE49];[.AH49];[.AK49])" office:value-type="float" office:value="3962.155" calcext:value-type="float">
            <text:p>3962.155</text:p>
          </table:table-cell>
          <table:table-cell table:number-columns-repeated="2"/>
          <table:table-cell table:formula="of:=[.A49]+[.O49]+[.AC49]" office:value-type="float" office:value="640.3" calcext:value-type="float">
            <text:p>640.3</text:p>
          </table:table-cell>
          <table:table-cell table:formula="of:=[.B49]+[.P49]+[.AD49]" office:value-type="float" office:value="771.047" calcext:value-type="float">
            <text:p>771.047</text:p>
          </table:table-cell>
          <table:table-cell table:formula="of:=[.C49]+[.Q49]+[.AE49]" office:value-type="float" office:value="4672.429" calcext:value-type="float">
            <text:p>4672.429</text:p>
          </table:table-cell>
          <table:table-cell table:formula="of:=[.D49]+[.R49]+[.AF49]" office:value-type="float" office:value="619.3" calcext:value-type="float">
            <text:p>619.3</text:p>
          </table:table-cell>
          <table:table-cell table:formula="of:=[.E49]+[.S49]+[.AG49]" office:value-type="float" office:value="778.07" calcext:value-type="float">
            <text:p>778.07</text:p>
          </table:table-cell>
          <table:table-cell table:formula="of:=[.F49]+[.T49]+[.AH49]" office:value-type="float" office:value="4689.109" calcext:value-type="float">
            <text:p>4689.109</text:p>
          </table:table-cell>
          <table:table-cell table:formula="of:=[.G49]+[.U49]+[.AI49]" office:value-type="float" office:value="651.1" calcext:value-type="float">
            <text:p>651.1</text:p>
          </table:table-cell>
          <table:table-cell table:formula="of:=[.H49]+[.V49]+[.AJ49]" office:value-type="float" office:value="768.969" calcext:value-type="float">
            <text:p>768.969</text:p>
          </table:table-cell>
          <table:table-cell table:formula="of:=[.I49]+[.W49]+[.AK49]" office:value-type="float" office:value="4697.941" calcext:value-type="float">
            <text:p>4697.941</text:p>
          </table:table-cell>
          <table:table-cell table:formula="of:=AVERAGE([.AQ49];[.AT49];[.AW49])" office:value-type="float" office:value="636.9" calcext:value-type="float">
            <text:p>636.9</text:p>
          </table:table-cell>
          <table:table-cell table:formula="of:=AVERAGE([.AR49];[.AU49];[.AX49])" office:value-type="float" office:value="772.695333333333" calcext:value-type="float">
            <text:p>772.695333333333</text:p>
          </table:table-cell>
          <table:table-cell table:formula="of:=AVERAGE([.AS49];[.AV49];[.AY49])" office:value-type="float" office:value="4686.493" calcext:value-type="float">
            <text:p>4686.493</text:p>
          </table:table-cell>
          <table:table-cell table:number-columns-repeated="2"/>
          <table:table-cell table:formula="of:=[.CG49]-[.BS49]" office:value-type="float" office:value="42" calcext:value-type="float">
            <text:p>42</text:p>
          </table:table-cell>
          <table:table-cell table:formula="of:=[.CH49]-[.BT49]" office:value-type="float" office:value="52.5309999999999" calcext:value-type="float">
            <text:p>52.5309999999999</text:p>
          </table:table-cell>
          <table:table-cell table:formula="of:=[.CI49]-[.BU49]" office:value-type="float" office:value="189.195" calcext:value-type="float">
            <text:p>189.195</text:p>
          </table:table-cell>
          <table:table-cell table:formula="of:=[.CJ49]-[.BV49]" office:value-type="float" office:value="47.3" calcext:value-type="float">
            <text:p>47.3</text:p>
          </table:table-cell>
          <table:table-cell table:formula="of:=[.CK49]-[.BW49]" office:value-type="float" office:value="49.453" calcext:value-type="float">
            <text:p>49.453</text:p>
          </table:table-cell>
          <table:table-cell table:formula="of:=[.CL49]-[.BX49]" office:value-type="float" office:value="187.196" calcext:value-type="float">
            <text:p>187.196</text:p>
          </table:table-cell>
          <table:table-cell table:formula="of:=[.CM49]-[.BY49]" office:value-type="float" office:value="47.8" calcext:value-type="float">
            <text:p>47.8</text:p>
          </table:table-cell>
          <table:table-cell table:formula="of:=[.CN49]-[.BZ49]" office:value-type="float" office:value="54.024" calcext:value-type="float">
            <text:p>54.024</text:p>
          </table:table-cell>
          <table:table-cell table:formula="of:=[.CO49]-[.CA49]" office:value-type="float" office:value="189.711000000001" calcext:value-type="float">
            <text:p>189.711000000001</text:p>
          </table:table-cell>
          <table:table-cell table:formula="of:=AVERAGE([.BE49];[.BH49];[.BK49])" office:value-type="float" office:value="45.7" calcext:value-type="float">
            <text:p>45.7</text:p>
          </table:table-cell>
          <table:table-cell table:formula="of:=AVERAGE([.BF49];[.BI49];[.BL49])" office:value-type="float" office:value="52.0026666666666" calcext:value-type="float">
            <text:p>52.0026666666666</text:p>
          </table:table-cell>
          <table:table-cell table:formula="of:=AVERAGE([.BG49];[.BJ49];[.BM49])" office:value-type="float" office:value="188.700666666667" calcext:value-type="float">
            <text:p>188.700666666667</text:p>
          </table:table-cell>
          <table:table-cell table:number-columns-repeated="2"/>
          <table:table-cell office:value-type="float" office:value="356.9" calcext:value-type="float">
            <text:p>356.9</text:p>
          </table:table-cell>
          <table:table-cell office:value-type="float" office:value="774.09" calcext:value-type="float">
            <text:p>774.09</text:p>
          </table:table-cell>
          <table:table-cell office:value-type="float" office:value="7876.832" calcext:value-type="float">
            <text:p>7876.832</text:p>
          </table:table-cell>
          <table:table-cell office:value-type="float" office:value="182" calcext:value-type="float">
            <text:p>182</text:p>
          </table:table-cell>
          <table:table-cell office:value-type="float" office:value="728.996" calcext:value-type="float">
            <text:p>728.996</text:p>
          </table:table-cell>
          <table:table-cell office:value-type="float" office:value="7864.82" calcext:value-type="float">
            <text:p>7864.82</text:p>
          </table:table-cell>
          <table:table-cell office:value-type="float" office:value="249.6" calcext:value-type="float">
            <text:p>249.6</text:p>
          </table:table-cell>
          <table:table-cell office:value-type="float" office:value="872.328" calcext:value-type="float">
            <text:p>872.328</text:p>
          </table:table-cell>
          <table:table-cell office:value-type="float" office:value="9168.719" calcext:value-type="float">
            <text:p>9168.719</text:p>
          </table:table-cell>
          <table:table-cell table:formula="of:=AVERAGE([.BS49];[.BV49];[.BY49])" office:value-type="float" office:value="262.833333333333" calcext:value-type="float">
            <text:p>262.833333333333</text:p>
          </table:table-cell>
          <table:table-cell table:formula="of:=AVERAGE([.BT49];[.BW49];[.BZ49])" office:value-type="float" office:value="791.804666666667" calcext:value-type="float">
            <text:p>791.804666666667</text:p>
          </table:table-cell>
          <table:table-cell table:formula="of:=AVERAGE([.BU49];[.BX49];[.CA49])" office:value-type="float" office:value="8303.457" calcext:value-type="float">
            <text:p>8303.457</text:p>
          </table:table-cell>
          <table:table-cell table:number-columns-repeated="2"/>
          <table:table-cell office:value-type="float" office:value="398.9" calcext:value-type="float">
            <text:p>398.9</text:p>
          </table:table-cell>
          <table:table-cell office:value-type="float" office:value="826.621" calcext:value-type="float">
            <text:p>826.621</text:p>
          </table:table-cell>
          <table:table-cell office:value-type="float" office:value="8066.027" calcext:value-type="float">
            <text:p>8066.027</text:p>
          </table:table-cell>
          <table:table-cell office:value-type="float" office:value="229.3" calcext:value-type="float">
            <text:p>229.3</text:p>
          </table:table-cell>
          <table:table-cell office:value-type="float" office:value="778.449" calcext:value-type="float">
            <text:p>778.449</text:p>
          </table:table-cell>
          <table:table-cell office:value-type="float" office:value="8052.016" calcext:value-type="float">
            <text:p>8052.016</text:p>
          </table:table-cell>
          <table:table-cell office:value-type="float" office:value="297.4" calcext:value-type="float">
            <text:p>297.4</text:p>
          </table:table-cell>
          <table:table-cell office:value-type="float" office:value="926.352" calcext:value-type="float">
            <text:p>926.352</text:p>
          </table:table-cell>
          <table:table-cell office:value-type="float" office:value="9358.43" calcext:value-type="float">
            <text:p>9358.43</text:p>
          </table:table-cell>
          <table:table-cell table:formula="of:=AVERAGE([.CG49];[.CJ49];[.CM49])" office:value-type="float" office:value="308.533333333333" calcext:value-type="float">
            <text:p>308.533333333333</text:p>
          </table:table-cell>
          <table:table-cell table:formula="of:=AVERAGE([.CH49];[.CK49];[.CN49])" office:value-type="float" office:value="843.807333333333" calcext:value-type="float">
            <text:p>843.807333333333</text:p>
          </table:table-cell>
          <table:table-cell table:formula="of:=AVERAGE([.CI49];[.CL49];[.CO49])" office:value-type="float" office:value="8492.15766666667" calcext:value-type="float">
            <text:p>8492.15766666667</text:p>
          </table:table-cell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333.172" calcext:value-type="float">
            <text:p>333.172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214.4" calcext:value-type="float">
            <text:p>214.4</text:p>
          </table:table-cell>
          <table:table-cell office:value-type="float" office:value="347.781" calcext:value-type="float">
            <text:p>347.78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72.6" calcext:value-type="float">
            <text:p>172.6</text:p>
          </table:table-cell>
          <table:table-cell office:value-type="float" office:value="352.098" calcext:value-type="float">
            <text:p>352.098</text:p>
          </table:table-cell>
          <table:table-cell office:value-type="float" office:value="651.023" calcext:value-type="float">
            <text:p>651.023</text:p>
          </table:table-cell>
          <table:table-cell table:formula="of:=AVERAGE([.A50];[.D50];[.G50])" office:value-type="float" office:value="199.066666666667" calcext:value-type="float">
            <text:p>199.066666666667</text:p>
          </table:table-cell>
          <table:table-cell table:formula="of:=AVERAGE([.B50];[.E50];[.H50])" office:value-type="float" office:value="344.350333333333" calcext:value-type="float">
            <text:p>344.350333333333</text:p>
          </table:table-cell>
          <table:table-cell table:formula="of:=AVERAGE([.C50];[.F50];[.I50])" office:value-type="float" office:value="638.689666666667" calcext:value-type="float">
            <text:p>638.689666666667</text:p>
          </table:table-cell>
          <table:table-cell table:number-columns-repeated="2"/>
          <table:table-cell office:value-type="float" office:value="192.7" calcext:value-type="float">
            <text:p>192.7</text:p>
          </table:table-cell>
          <table:table-cell office:value-type="float" office:value="35.652" calcext:value-type="float">
            <text:p>35.652</text:p>
          </table:table-cell>
          <table:table-cell office:value-type="float" office:value="85.91" calcext:value-type="float">
            <text:p>85.91</text:p>
          </table:table-cell>
          <table:table-cell office:value-type="float" office:value="196.2" calcext:value-type="float">
            <text:p>196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70.8" calcext:value-type="float">
            <text:p>170.8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table:formula="of:=AVERAGE([.O50];[.R50];[.U50])" office:value-type="float" office:value="186.566666666667" calcext:value-type="float">
            <text:p>186.566666666667</text:p>
          </table:table-cell>
          <table:table-cell table:formula="of:=AVERAGE([.P50];[.S50];[.V50])" office:value-type="float" office:value="35.3983333333333" calcext:value-type="float">
            <text:p>35.3983333333333</text:p>
          </table:table-cell>
          <table:table-cell table:formula="of:=AVERAGE([.Q50];[.T50];[.W50])" office:value-type="float" office:value="85.6483333333333" calcext:value-type="float">
            <text:p>85.6483333333333</text:p>
          </table:table-cell>
          <table:table-cell table:number-columns-repeated="2"/>
          <table:table-cell office:value-type="float" office:value="248.9" calcext:value-type="float">
            <text:p>248.9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206" calcext:value-type="float">
            <text:p>206</text:p>
          </table:table-cell>
          <table:table-cell office:value-type="float" office:value="330.652" calcext:value-type="float">
            <text:p>330.652</text:p>
          </table:table-cell>
          <table:table-cell office:value-type="float" office:value="3303.555" calcext:value-type="float">
            <text:p>3303.555</text:p>
          </table:table-cell>
          <table:table-cell office:value-type="float" office:value="327.1" calcext:value-type="float">
            <text:p>327.1</text:p>
          </table:table-cell>
          <table:table-cell office:value-type="float" office:value="403.223" calcext:value-type="float">
            <text:p>403.223</text:p>
          </table:table-cell>
          <table:table-cell office:value-type="float" office:value="3966.707" calcext:value-type="float">
            <text:p>3966.707</text:p>
          </table:table-cell>
          <table:table-cell table:formula="of:=AVERAGE([.AC50];[.AF50];[.AI50])" office:value-type="float" office:value="260.666666666667" calcext:value-type="float">
            <text:p>260.666666666667</text:p>
          </table:table-cell>
          <table:table-cell table:formula="of:=AVERAGE([.AD50];[.AG50];[.AJ50])" office:value-type="float" office:value="379.695333333333" calcext:value-type="float">
            <text:p>379.695333333333</text:p>
          </table:table-cell>
          <table:table-cell table:formula="of:=AVERAGE([.AE50];[.AH50];[.AK50])" office:value-type="float" office:value="3746.17333333333" calcext:value-type="float">
            <text:p>3746.17333333333</text:p>
          </table:table-cell>
          <table:table-cell table:number-columns-repeated="2"/>
          <table:table-cell table:formula="of:=[.A50]+[.O50]+[.AC50]" office:value-type="float" office:value="651.8" calcext:value-type="float">
            <text:p>651.8</text:p>
          </table:table-cell>
          <table:table-cell table:formula="of:=[.B50]+[.P50]+[.AD50]" office:value-type="float" office:value="774.035" calcext:value-type="float">
            <text:p>774.035</text:p>
          </table:table-cell>
          <table:table-cell table:formula="of:=[.C50]+[.Q50]+[.AE50]" office:value-type="float" office:value="4674.691" calcext:value-type="float">
            <text:p>4674.691</text:p>
          </table:table-cell>
          <table:table-cell table:formula="of:=[.D50]+[.R50]+[.AF50]" office:value-type="float" office:value="616.6" calcext:value-type="float">
            <text:p>616.6</text:p>
          </table:table-cell>
          <table:table-cell table:formula="of:=[.E50]+[.S50]+[.AG50]" office:value-type="float" office:value="713.578" calcext:value-type="float">
            <text:p>713.578</text:p>
          </table:table-cell>
          <table:table-cell table:formula="of:=[.F50]+[.T50]+[.AH50]" office:value-type="float" office:value="4033.203" calcext:value-type="float">
            <text:p>4033.203</text:p>
          </table:table-cell>
          <table:table-cell table:formula="of:=[.G50]+[.U50]+[.AI50]" office:value-type="float" office:value="670.5" calcext:value-type="float">
            <text:p>670.5</text:p>
          </table:table-cell>
          <table:table-cell table:formula="of:=[.H50]+[.V50]+[.AJ50]" office:value-type="float" office:value="790.719" calcext:value-type="float">
            <text:p>790.719</text:p>
          </table:table-cell>
          <table:table-cell table:formula="of:=[.I50]+[.W50]+[.AK50]" office:value-type="float" office:value="4703.64" calcext:value-type="float">
            <text:p>4703.64</text:p>
          </table:table-cell>
          <table:table-cell table:formula="of:=AVERAGE([.AQ50];[.AT50];[.AW50])" office:value-type="float" office:value="646.3" calcext:value-type="float">
            <text:p>646.3</text:p>
          </table:table-cell>
          <table:table-cell table:formula="of:=AVERAGE([.AR50];[.AU50];[.AX50])" office:value-type="float" office:value="759.444" calcext:value-type="float">
            <text:p>759.444</text:p>
          </table:table-cell>
          <table:table-cell table:formula="of:=AVERAGE([.AS50];[.AV50];[.AY50])" office:value-type="float" office:value="4470.51133333333" calcext:value-type="float">
            <text:p>4470.51133333333</text:p>
          </table:table-cell>
          <table:table-cell table:number-columns-repeated="2"/>
          <table:table-cell table:formula="of:=[.CG50]-[.BS50]" office:value-type="float" office:value="48.9" calcext:value-type="float">
            <text:p>48.9</text:p>
          </table:table-cell>
          <table:table-cell table:formula="of:=[.CH50]-[.BT50]" office:value-type="float" office:value="53.082" calcext:value-type="float">
            <text:p>53.082</text:p>
          </table:table-cell>
          <table:table-cell table:formula="of:=[.CI50]-[.BU50]" office:value-type="float" office:value="187.582" calcext:value-type="float">
            <text:p>187.582</text:p>
          </table:table-cell>
          <table:table-cell table:formula="of:=[.CJ50]-[.BV50]" office:value-type="float" office:value="46.2" calcext:value-type="float">
            <text:p>46.2</text:p>
          </table:table-cell>
          <table:table-cell table:formula="of:=[.CK50]-[.BW50]" office:value-type="float" office:value="49.4530000000001" calcext:value-type="float">
            <text:p>49.4530000000001</text:p>
          </table:table-cell>
          <table:table-cell table:formula="of:=[.CL50]-[.BX50]" office:value-type="float" office:value="187.195" calcext:value-type="float">
            <text:p>187.195</text:p>
          </table:table-cell>
          <table:table-cell table:formula="of:=[.CM50]-[.BY50]" office:value-type="float" office:value="47.3" calcext:value-type="float">
            <text:p>47.3</text:p>
          </table:table-cell>
          <table:table-cell table:formula="of:=[.CN50]-[.BZ50]" office:value-type="float" office:value="52.785" calcext:value-type="float">
            <text:p>52.785</text:p>
          </table:table-cell>
          <table:table-cell table:formula="of:=[.CO50]-[.CA50]" office:value-type="float" office:value="189.195" calcext:value-type="float">
            <text:p>189.195</text:p>
          </table:table-cell>
          <table:table-cell table:formula="of:=AVERAGE([.BE50];[.BH50];[.BK50])" office:value-type="float" office:value="47.4666666666667" calcext:value-type="float">
            <text:p>47.4666666666667</text:p>
          </table:table-cell>
          <table:table-cell table:formula="of:=AVERAGE([.BF50];[.BI50];[.BL50])" office:value-type="float" office:value="51.7733333333334" calcext:value-type="float">
            <text:p>51.7733333333334</text:p>
          </table:table-cell>
          <table:table-cell table:formula="of:=AVERAGE([.BG50];[.BJ50];[.BM50])" office:value-type="float" office:value="187.990666666667" calcext:value-type="float">
            <text:p>187.990666666667</text:p>
          </table:table-cell>
          <table:table-cell table:number-columns-repeated="2"/>
          <table:table-cell office:value-type="float" office:value="373.7" calcext:value-type="float">
            <text:p>373.7</text:p>
          </table:table-cell>
          <table:table-cell office:value-type="float" office:value="837.297" calcext:value-type="float">
            <text:p>837.297</text:p>
          </table:table-cell>
          <table:table-cell office:value-type="float" office:value="8540.645" calcext:value-type="float">
            <text:p>8540.645</text:p>
          </table:table-cell>
          <table:table-cell office:value-type="float" office:value="393.5" calcext:value-type="float">
            <text:p>393.5</text:p>
          </table:table-cell>
          <table:table-cell office:value-type="float" office:value="697.598" calcext:value-type="float">
            <text:p>697.598</text:p>
          </table:table-cell>
          <table:table-cell office:value-type="float" office:value="7222.754" calcext:value-type="float">
            <text:p>7222.754</text:p>
          </table:table-cell>
          <table:table-cell office:value-type="float" office:value="324.8" calcext:value-type="float">
            <text:p>324.8</text:p>
          </table:table-cell>
          <table:table-cell office:value-type="float" office:value="748.254" calcext:value-type="float">
            <text:p>748.254</text:p>
          </table:table-cell>
          <table:table-cell office:value-type="float" office:value="7860.43" calcext:value-type="float">
            <text:p>7860.43</text:p>
          </table:table-cell>
          <table:table-cell table:formula="of:=AVERAGE([.BS50];[.BV50];[.BY50])" office:value-type="float" office:value="364" calcext:value-type="float">
            <text:p>364</text:p>
          </table:table-cell>
          <table:table-cell table:formula="of:=AVERAGE([.BT50];[.BW50];[.BZ50])" office:value-type="float" office:value="761.049666666667" calcext:value-type="float">
            <text:p>761.049666666667</text:p>
          </table:table-cell>
          <table:table-cell table:formula="of:=AVERAGE([.BU50];[.BX50];[.CA50])" office:value-type="float" office:value="7874.60966666667" calcext:value-type="float">
            <text:p>7874.60966666667</text:p>
          </table:table-cell>
          <table:table-cell table:number-columns-repeated="2"/>
          <table:table-cell office:value-type="float" office:value="422.6" calcext:value-type="float">
            <text:p>422.6</text:p>
          </table:table-cell>
          <table:table-cell office:value-type="float" office:value="890.379" calcext:value-type="float">
            <text:p>890.379</text:p>
          </table:table-cell>
          <table:table-cell office:value-type="float" office:value="8728.227" calcext:value-type="float">
            <text:p>8728.227</text:p>
          </table:table-cell>
          <table:table-cell office:value-type="float" office:value="439.7" calcext:value-type="float">
            <text:p>439.7</text:p>
          </table:table-cell>
          <table:table-cell office:value-type="float" office:value="747.051" calcext:value-type="float">
            <text:p>747.051</text:p>
          </table:table-cell>
          <table:table-cell office:value-type="float" office:value="7409.949" calcext:value-type="float">
            <text:p>7409.949</text:p>
          </table:table-cell>
          <table:table-cell office:value-type="float" office:value="372.1" calcext:value-type="float">
            <text:p>372.1</text:p>
          </table:table-cell>
          <table:table-cell office:value-type="float" office:value="801.039" calcext:value-type="float">
            <text:p>801.039</text:p>
          </table:table-cell>
          <table:table-cell office:value-type="float" office:value="8049.625" calcext:value-type="float">
            <text:p>8049.625</text:p>
          </table:table-cell>
          <table:table-cell table:formula="of:=AVERAGE([.CG50];[.CJ50];[.CM50])" office:value-type="float" office:value="411.466666666667" calcext:value-type="float">
            <text:p>411.466666666667</text:p>
          </table:table-cell>
          <table:table-cell table:formula="of:=AVERAGE([.CH50];[.CK50];[.CN50])" office:value-type="float" office:value="812.823" calcext:value-type="float">
            <text:p>812.823</text:p>
          </table:table-cell>
          <table:table-cell table:formula="of:=AVERAGE([.CI50];[.CL50];[.CO50])" office:value-type="float" office:value="8062.60033333333" calcext:value-type="float">
            <text:p>8062.60033333333</text:p>
          </table:table-cell>
        </table:table-row>
        <table:table-row table:style-name="ro1">
          <table:table-cell office:value-type="float" office:value="228.3" calcext:value-type="float">
            <text:p>228.3</text:p>
          </table:table-cell>
          <table:table-cell office:value-type="float" office:value="332.48" calcext:value-type="float">
            <text:p>332.48</text:p>
          </table:table-cell>
          <table:table-cell office:value-type="float" office:value="620.523" calcext:value-type="float">
            <text:p>620.523</text:p>
          </table:table-cell>
          <table:table-cell office:value-type="float" office:value="185.7" calcext:value-type="float">
            <text:p>185.7</text:p>
          </table:table-cell>
          <table:table-cell office:value-type="float" office:value="347.828" calcext:value-type="float">
            <text:p>347.82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48.7" calcext:value-type="float">
            <text:p>248.7</text:p>
          </table:table-cell>
          <table:table-cell office:value-type="float" office:value="352.543" calcext:value-type="float">
            <text:p>352.543</text:p>
          </table:table-cell>
          <table:table-cell office:value-type="float" office:value="657.023" calcext:value-type="float">
            <text:p>657.023</text:p>
          </table:table-cell>
          <table:table-cell table:formula="of:=AVERAGE([.A51];[.D51];[.G51])" office:value-type="float" office:value="220.9" calcext:value-type="float">
            <text:p>220.9</text:p>
          </table:table-cell>
          <table:table-cell table:formula="of:=AVERAGE([.B51];[.E51];[.H51])" office:value-type="float" office:value="344.283666666667" calcext:value-type="float">
            <text:p>344.283666666667</text:p>
          </table:table-cell>
          <table:table-cell table:formula="of:=AVERAGE([.C51];[.F51];[.I51])" office:value-type="float" office:value="640.689666666667" calcext:value-type="float">
            <text:p>640.689666666667</text:p>
          </table:table-cell>
          <table:table-cell table:number-columns-repeated="2"/>
          <table:table-cell office:value-type="float" office:value="209.2" calcext:value-type="float">
            <text:p>209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69" calcext:value-type="float">
            <text:p>16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228.3" calcext:value-type="float">
            <text:p>228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table:formula="of:=AVERAGE([.O51];[.R51];[.U51])" office:value-type="float" office:value="202.166666666667" calcext:value-type="float">
            <text:p>202.166666666667</text:p>
          </table:table-cell>
          <table:table-cell table:formula="of:=AVERAGE([.P51];[.S51];[.V51])" office:value-type="float" office:value="35.145" calcext:value-type="float">
            <text:p>35.145</text:p>
          </table:table-cell>
          <table:table-cell table:formula="of:=AVERAGE([.Q51];[.T51];[.W51])" office:value-type="float" office:value="85.561" calcext:value-type="float">
            <text:p>85.561</text:p>
          </table:table-cell>
          <table:table-cell table:number-columns-repeated="2"/>
          <table:table-cell office:value-type="float" office:value="214.4" calcext:value-type="float">
            <text:p>214.4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290.1" calcext:value-type="float">
            <text:p>290.1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3303.578" calcext:value-type="float">
            <text:p>3303.578</text:p>
          </table:table-cell>
          <table:table-cell office:value-type="float" office:value="140.4" calcext:value-type="float">
            <text:p>140.4</text:p>
          </table:table-cell>
          <table:table-cell office:value-type="float" office:value="402.773" calcext:value-type="float">
            <text:p>402.773</text:p>
          </table:table-cell>
          <table:table-cell office:value-type="float" office:value="3966.258" calcext:value-type="float">
            <text:p>3966.258</text:p>
          </table:table-cell>
          <table:table-cell table:formula="of:=AVERAGE([.AC51];[.AF51];[.AI51])" office:value-type="float" office:value="214.966666666667" calcext:value-type="float">
            <text:p>214.966666666667</text:p>
          </table:table-cell>
          <table:table-cell table:formula="of:=AVERAGE([.AD51];[.AG51];[.AJ51])" office:value-type="float" office:value="379.615666666667" calcext:value-type="float">
            <text:p>379.615666666667</text:p>
          </table:table-cell>
          <table:table-cell table:formula="of:=AVERAGE([.AE51];[.AH51];[.AK51])" office:value-type="float" office:value="3746.03133333333" calcext:value-type="float">
            <text:p>3746.03133333333</text:p>
          </table:table-cell>
          <table:table-cell table:number-columns-repeated="2"/>
          <table:table-cell table:formula="of:=[.A51]+[.O51]+[.AC51]" office:value-type="float" office:value="651.9" calcext:value-type="float">
            <text:p>651.9</text:p>
          </table:table-cell>
          <table:table-cell table:formula="of:=[.B51]+[.P51]+[.AD51]" office:value-type="float" office:value="772.836" calcext:value-type="float">
            <text:p>772.836</text:p>
          </table:table-cell>
          <table:table-cell table:formula="of:=[.C51]+[.Q51]+[.AE51]" office:value-type="float" office:value="4674.168" calcext:value-type="float">
            <text:p>4674.168</text:p>
          </table:table-cell>
          <table:table-cell table:formula="of:=[.D51]+[.R51]+[.AF51]" office:value-type="float" office:value="644.8" calcext:value-type="float">
            <text:p>644.8</text:p>
          </table:table-cell>
          <table:table-cell table:formula="of:=[.E51]+[.S51]+[.AG51]" office:value-type="float" office:value="713.836" calcext:value-type="float">
            <text:p>713.836</text:p>
          </table:table-cell>
          <table:table-cell table:formula="of:=[.F51]+[.T51]+[.AH51]" office:value-type="float" office:value="4033.749" calcext:value-type="float">
            <text:p>4033.749</text:p>
          </table:table-cell>
          <table:table-cell table:formula="of:=[.G51]+[.U51]+[.AI51]" office:value-type="float" office:value="617.4" calcext:value-type="float">
            <text:p>617.4</text:p>
          </table:table-cell>
          <table:table-cell table:formula="of:=[.H51]+[.V51]+[.AJ51]" office:value-type="float" office:value="790.461" calcext:value-type="float">
            <text:p>790.461</text:p>
          </table:table-cell>
          <table:table-cell table:formula="of:=[.I51]+[.W51]+[.AK51]" office:value-type="float" office:value="4708.929" calcext:value-type="float">
            <text:p>4708.929</text:p>
          </table:table-cell>
          <table:table-cell table:formula="of:=AVERAGE([.AQ51];[.AT51];[.AW51])" office:value-type="float" office:value="638.033333333333" calcext:value-type="float">
            <text:p>638.033333333333</text:p>
          </table:table-cell>
          <table:table-cell table:formula="of:=AVERAGE([.AR51];[.AU51];[.AX51])" office:value-type="float" office:value="759.044333333333" calcext:value-type="float">
            <text:p>759.044333333333</text:p>
          </table:table-cell>
          <table:table-cell table:formula="of:=AVERAGE([.AS51];[.AV51];[.AY51])" office:value-type="float" office:value="4472.282" calcext:value-type="float">
            <text:p>4472.282</text:p>
          </table:table-cell>
          <table:table-cell table:number-columns-repeated="2"/>
          <table:table-cell table:formula="of:=[.CG51]-[.BS51]" office:value-type="float" office:value="50.9" calcext:value-type="float">
            <text:p>50.9</text:p>
          </table:table-cell>
          <table:table-cell table:formula="of:=[.CH51]-[.BT51]" office:value-type="float" office:value="50.5310000000001" calcext:value-type="float">
            <text:p>50.5310000000001</text:p>
          </table:table-cell>
          <table:table-cell table:formula="of:=[.CI51]-[.BU51]" office:value-type="float" office:value="187.196" calcext:value-type="float">
            <text:p>187.196</text:p>
          </table:table-cell>
          <table:table-cell table:formula="of:=[.CJ51]-[.BV51]" office:value-type="float" office:value="49.5" calcext:value-type="float">
            <text:p>49.5</text:p>
          </table:table-cell>
          <table:table-cell table:formula="of:=[.CK51]-[.BW51]" office:value-type="float" office:value="49.4530000000001" calcext:value-type="float">
            <text:p>49.4530000000001</text:p>
          </table:table-cell>
          <table:table-cell table:formula="of:=[.CL51]-[.BX51]" office:value-type="float" office:value="187.195" calcext:value-type="float">
            <text:p>187.195</text:p>
          </table:table-cell>
          <table:table-cell table:formula="of:=[.CM51]-[.BY51]" office:value-type="float" office:value="48.6" calcext:value-type="float">
            <text:p>48.6</text:p>
          </table:table-cell>
          <table:table-cell table:formula="of:=[.CN51]-[.BZ51]" office:value-type="float" office:value="51.9570000000001" calcext:value-type="float">
            <text:p>51.9570000000001</text:p>
          </table:table-cell>
          <table:table-cell table:formula="of:=[.CO51]-[.CA51]" office:value-type="float" office:value="189.196" calcext:value-type="float">
            <text:p>189.196</text:p>
          </table:table-cell>
          <table:table-cell table:formula="of:=AVERAGE([.BE51];[.BH51];[.BK51])" office:value-type="float" office:value="49.6666666666667" calcext:value-type="float">
            <text:p>49.6666666666667</text:p>
          </table:table-cell>
          <table:table-cell table:formula="of:=AVERAGE([.BF51];[.BI51];[.BL51])" office:value-type="float" office:value="50.6470000000001" calcext:value-type="float">
            <text:p>50.6470000000001</text:p>
          </table:table-cell>
          <table:table-cell table:formula="of:=AVERAGE([.BG51];[.BJ51];[.BM51])" office:value-type="float" office:value="187.862333333333" calcext:value-type="float">
            <text:p>187.862333333333</text:p>
          </table:table-cell>
          <table:table-cell table:number-columns-repeated="2"/>
          <table:table-cell office:value-type="float" office:value="288.1" calcext:value-type="float">
            <text:p>288.1</text:p>
          </table:table-cell>
          <table:table-cell office:value-type="float" office:value="777.203" calcext:value-type="float">
            <text:p>777.203</text:p>
          </table:table-cell>
          <table:table-cell office:value-type="float" office:value="8502.566" calcext:value-type="float">
            <text:p>8502.566</text:p>
          </table:table-cell>
          <table:table-cell office:value-type="float" office:value="360.3" calcext:value-type="float">
            <text:p>360.3</text:p>
          </table:table-cell>
          <table:table-cell office:value-type="float" office:value="690.867" calcext:value-type="float">
            <text:p>690.867</text:p>
          </table:table-cell>
          <table:table-cell office:value-type="float" office:value="7853.477" calcext:value-type="float">
            <text:p>7853.477</text:p>
          </table:table-cell>
          <table:table-cell office:value-type="float" office:value="356" calcext:value-type="float">
            <text:p>356</text:p>
          </table:table-cell>
          <table:table-cell office:value-type="float" office:value="811.656" calcext:value-type="float">
            <text:p>811.656</text:p>
          </table:table-cell>
          <table:table-cell office:value-type="float" office:value="8514.574" calcext:value-type="float">
            <text:p>8514.574</text:p>
          </table:table-cell>
          <table:table-cell table:formula="of:=AVERAGE([.BS51];[.BV51];[.BY51])" office:value-type="float" office:value="334.8" calcext:value-type="float">
            <text:p>334.8</text:p>
          </table:table-cell>
          <table:table-cell table:formula="of:=AVERAGE([.BT51];[.BW51];[.BZ51])" office:value-type="float" office:value="759.908666666667" calcext:value-type="float">
            <text:p>759.908666666667</text:p>
          </table:table-cell>
          <table:table-cell table:formula="of:=AVERAGE([.BU51];[.BX51];[.CA51])" office:value-type="float" office:value="8290.20566666667" calcext:value-type="float">
            <text:p>8290.20566666667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827.734" calcext:value-type="float">
            <text:p>827.734</text:p>
          </table:table-cell>
          <table:table-cell office:value-type="float" office:value="8689.762" calcext:value-type="float">
            <text:p>8689.762</text:p>
          </table:table-cell>
          <table:table-cell office:value-type="float" office:value="409.8" calcext:value-type="float">
            <text:p>409.8</text:p>
          </table:table-cell>
          <table:table-cell office:value-type="float" office:value="740.32" calcext:value-type="float">
            <text:p>740.32</text:p>
          </table:table-cell>
          <table:table-cell office:value-type="float" office:value="8040.672" calcext:value-type="float">
            <text:p>8040.672</text:p>
          </table:table-cell>
          <table:table-cell office:value-type="float" office:value="404.6" calcext:value-type="float">
            <text:p>404.6</text:p>
          </table:table-cell>
          <table:table-cell office:value-type="float" office:value="863.613" calcext:value-type="float">
            <text:p>863.613</text:p>
          </table:table-cell>
          <table:table-cell office:value-type="float" office:value="8703.77" calcext:value-type="float">
            <text:p>8703.77</text:p>
          </table:table-cell>
          <table:table-cell table:formula="of:=AVERAGE([.CG51];[.CJ51];[.CM51])" office:value-type="float" office:value="384.466666666667" calcext:value-type="float">
            <text:p>384.466666666667</text:p>
          </table:table-cell>
          <table:table-cell table:formula="of:=AVERAGE([.CH51];[.CK51];[.CN51])" office:value-type="float" office:value="810.555666666667" calcext:value-type="float">
            <text:p>810.555666666667</text:p>
          </table:table-cell>
          <table:table-cell table:formula="of:=AVERAGE([.CI51];[.CL51];[.CO51])" office:value-type="float" office:value="8478.068" calcext:value-type="float">
            <text:p>8478.068</text:p>
          </table:table-cell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332.816" calcext:value-type="float">
            <text:p>332.816</text:p>
          </table:table-cell>
          <table:table-cell office:value-type="float" office:value="623.023" calcext:value-type="float">
            <text:p>623.023</text:p>
          </table:table-cell>
          <table:table-cell office:value-type="float" office:value="209.3" calcext:value-type="float">
            <text:p>209.3</text:p>
          </table:table-cell>
          <table:table-cell office:value-type="float" office:value="348.41" calcext:value-type="float">
            <text:p>348.4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86.4" calcext:value-type="float">
            <text:p>186.4</text:p>
          </table:table-cell>
          <table:table-cell office:value-type="float" office:value="351.867" calcext:value-type="float">
            <text:p>351.867</text:p>
          </table:table-cell>
          <table:table-cell office:value-type="float" office:value="657.023" calcext:value-type="float">
            <text:p>657.023</text:p>
          </table:table-cell>
          <table:table-cell table:formula="of:=AVERAGE([.A52];[.D52];[.G52])" office:value-type="float" office:value="198.033333333333" calcext:value-type="float">
            <text:p>198.033333333333</text:p>
          </table:table-cell>
          <table:table-cell table:formula="of:=AVERAGE([.B52];[.E52];[.H52])" office:value-type="float" office:value="344.364333333333" calcext:value-type="float">
            <text:p>344.364333333333</text:p>
          </table:table-cell>
          <table:table-cell table:formula="of:=AVERAGE([.C52];[.F52];[.I52])" office:value-type="float" office:value="641.523" calcext:value-type="float">
            <text:p>641.52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90" calcext:value-type="float">
            <text:p>19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64.6" calcext:value-type="float">
            <text:p>16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52];[.R52];[.U52])" office:value-type="float" office:value="179.2" calcext:value-type="float">
            <text:p>179.2</text:p>
          </table:table-cell>
          <table:table-cell table:formula="of:=AVERAGE([.P52];[.S52];[.V52])" office:value-type="float" office:value="35.145" calcext:value-type="float">
            <text:p>35.145</text:p>
          </table:table-cell>
          <table:table-cell table:formula="of:=AVERAGE([.Q52];[.T52];[.W52])" office:value-type="float" office:value="85.2996666666667" calcext:value-type="float">
            <text:p>85.2996666666667</text:p>
          </table:table-cell>
          <table:table-cell table:number-columns-repeated="2"/>
          <table:table-cell office:value-type="float" office:value="279.2" calcext:value-type="float">
            <text:p>279.2</text:p>
          </table:table-cell>
          <table:table-cell office:value-type="float" office:value="405.211" calcext:value-type="float">
            <text:p>405.211</text:p>
          </table:table-cell>
          <table:table-cell office:value-type="float" office:value="3968.258" calcext:value-type="float">
            <text:p>3968.258</text:p>
          </table:table-cell>
          <table:table-cell office:value-type="float" office:value="212.3" calcext:value-type="float">
            <text:p>212.3</text:p>
          </table:table-cell>
          <table:table-cell office:value-type="float" office:value="329.117" calcext:value-type="float">
            <text:p>329.117</text:p>
          </table:table-cell>
          <table:table-cell office:value-type="float" office:value="3302.094" calcext:value-type="float">
            <text:p>3302.094</text:p>
          </table:table-cell>
          <table:table-cell office:value-type="float" office:value="327.9" calcext:value-type="float">
            <text:p>327.9</text:p>
          </table:table-cell>
          <table:table-cell office:value-type="float" office:value="404.773" calcext:value-type="float">
            <text:p>404.773</text:p>
          </table:table-cell>
          <table:table-cell office:value-type="float" office:value="3968.258" calcext:value-type="float">
            <text:p>3968.258</text:p>
          </table:table-cell>
          <table:table-cell table:formula="of:=AVERAGE([.AC52];[.AF52];[.AI52])" office:value-type="float" office:value="273.133333333333" calcext:value-type="float">
            <text:p>273.133333333333</text:p>
          </table:table-cell>
          <table:table-cell table:formula="of:=AVERAGE([.AD52];[.AG52];[.AJ52])" office:value-type="float" office:value="379.700333333333" calcext:value-type="float">
            <text:p>379.700333333333</text:p>
          </table:table-cell>
          <table:table-cell table:formula="of:=AVERAGE([.AE52];[.AH52];[.AK52])" office:value-type="float" office:value="3746.20333333333" calcext:value-type="float">
            <text:p>3746.20333333333</text:p>
          </table:table-cell>
          <table:table-cell table:number-columns-repeated="2"/>
          <table:table-cell table:formula="of:=[.A52]+[.O52]+[.AC52]" office:value-type="float" office:value="660.6" calcext:value-type="float">
            <text:p>660.6</text:p>
          </table:table-cell>
          <table:table-cell table:formula="of:=[.B52]+[.P52]+[.AD52]" office:value-type="float" office:value="773.172" calcext:value-type="float">
            <text:p>773.172</text:p>
          </table:table-cell>
          <table:table-cell table:formula="of:=[.C52]+[.Q52]+[.AE52]" office:value-type="float" office:value="4676.668" calcext:value-type="float">
            <text:p>4676.668</text:p>
          </table:table-cell>
          <table:table-cell table:formula="of:=[.D52]+[.R52]+[.AF52]" office:value-type="float" office:value="611.6" calcext:value-type="float">
            <text:p>611.6</text:p>
          </table:table-cell>
          <table:table-cell table:formula="of:=[.E52]+[.S52]+[.AG52]" office:value-type="float" office:value="712.672" calcext:value-type="float">
            <text:p>712.672</text:p>
          </table:table-cell>
          <table:table-cell table:formula="of:=[.F52]+[.T52]+[.AH52]" office:value-type="float" office:value="4031.742" calcext:value-type="float">
            <text:p>4031.742</text:p>
          </table:table-cell>
          <table:table-cell table:formula="of:=[.G52]+[.U52]+[.AI52]" office:value-type="float" office:value="678.9" calcext:value-type="float">
            <text:p>678.9</text:p>
          </table:table-cell>
          <table:table-cell table:formula="of:=[.H52]+[.V52]+[.AJ52]" office:value-type="float" office:value="791.785" calcext:value-type="float">
            <text:p>791.785</text:p>
          </table:table-cell>
          <table:table-cell table:formula="of:=[.I52]+[.W52]+[.AK52]" office:value-type="float" office:value="4710.668" calcext:value-type="float">
            <text:p>4710.668</text:p>
          </table:table-cell>
          <table:table-cell table:formula="of:=AVERAGE([.AQ52];[.AT52];[.AW52])" office:value-type="float" office:value="650.366666666667" calcext:value-type="float">
            <text:p>650.366666666667</text:p>
          </table:table-cell>
          <table:table-cell table:formula="of:=AVERAGE([.AR52];[.AU52];[.AX52])" office:value-type="float" office:value="759.209666666667" calcext:value-type="float">
            <text:p>759.209666666667</text:p>
          </table:table-cell>
          <table:table-cell table:formula="of:=AVERAGE([.AS52];[.AV52];[.AY52])" office:value-type="float" office:value="4473.026" calcext:value-type="float">
            <text:p>4473.026</text:p>
          </table:table-cell>
          <table:table-cell table:number-columns-repeated="2"/>
          <table:table-cell table:formula="of:=[.CG52]-[.BS52]" office:value-type="float" office:value="50" calcext:value-type="float">
            <text:p>50</text:p>
          </table:table-cell>
          <table:table-cell table:formula="of:=[.CH52]-[.BT52]" office:value-type="float" office:value="40.5310000000001" calcext:value-type="float">
            <text:p>40.5310000000001</text:p>
          </table:table-cell>
          <table:table-cell table:formula="of:=[.CI52]-[.BU52]" office:value-type="float" office:value="177.195000000001" calcext:value-type="float">
            <text:p>177.195000000001</text:p>
          </table:table-cell>
          <table:table-cell table:formula="of:=[.CJ52]-[.BV52]" office:value-type="float" office:value="48.6" calcext:value-type="float">
            <text:p>48.6</text:p>
          </table:table-cell>
          <table:table-cell table:formula="of:=[.CK52]-[.BW52]" office:value-type="float" office:value="49.453" calcext:value-type="float">
            <text:p>49.453</text:p>
          </table:table-cell>
          <table:table-cell table:formula="of:=[.CL52]-[.BX52]" office:value-type="float" office:value="187.195" calcext:value-type="float">
            <text:p>187.195</text:p>
          </table:table-cell>
          <table:table-cell table:formula="of:=[.CM52]-[.BY52]" office:value-type="float" office:value="50.3" calcext:value-type="float">
            <text:p>50.3</text:p>
          </table:table-cell>
          <table:table-cell table:formula="of:=[.CN52]-[.BZ52]" office:value-type="float" office:value="49.473" calcext:value-type="float">
            <text:p>49.473</text:p>
          </table:table-cell>
          <table:table-cell table:formula="of:=[.CO52]-[.CA52]" office:value-type="float" office:value="187.195" calcext:value-type="float">
            <text:p>187.195</text:p>
          </table:table-cell>
          <table:table-cell table:formula="of:=AVERAGE([.BE52];[.BH52];[.BK52])" office:value-type="float" office:value="49.6333333333333" calcext:value-type="float">
            <text:p>49.6333333333333</text:p>
          </table:table-cell>
          <table:table-cell table:formula="of:=AVERAGE([.BF52];[.BI52];[.BL52])" office:value-type="float" office:value="46.4856666666667" calcext:value-type="float">
            <text:p>46.4856666666667</text:p>
          </table:table-cell>
          <table:table-cell table:formula="of:=AVERAGE([.BG52];[.BJ52];[.BM52])" office:value-type="float" office:value="183.861666666667" calcext:value-type="float">
            <text:p>183.861666666667</text:p>
          </table:table-cell>
          <table:table-cell table:number-columns-repeated="2"/>
          <table:table-cell office:value-type="float" office:value="355.1" calcext:value-type="float">
            <text:p>355.1</text:p>
          </table:table-cell>
          <table:table-cell office:value-type="float" office:value="743.18" calcext:value-type="float">
            <text:p>743.18</text:p>
          </table:table-cell>
          <table:table-cell office:value-type="float" office:value="7873.422" calcext:value-type="float">
            <text:p>7873.422</text:p>
          </table:table-cell>
          <table:table-cell office:value-type="float" office:value="282.6" calcext:value-type="float">
            <text:p>282.6</text:p>
          </table:table-cell>
          <table:table-cell office:value-type="float" office:value="630.578" calcext:value-type="float">
            <text:p>630.578</text:p>
          </table:table-cell>
          <table:table-cell office:value-type="float" office:value="6564.801" calcext:value-type="float">
            <text:p>6564.801</text:p>
          </table:table-cell>
          <table:table-cell office:value-type="float" office:value="338.5" calcext:value-type="float">
            <text:p>338.5</text:p>
          </table:table-cell>
          <table:table-cell office:value-type="float" office:value="767.441" calcext:value-type="float">
            <text:p>767.441</text:p>
          </table:table-cell>
          <table:table-cell office:value-type="float" office:value="7876.078" calcext:value-type="float">
            <text:p>7876.078</text:p>
          </table:table-cell>
          <table:table-cell table:formula="of:=AVERAGE([.BS52];[.BV52];[.BY52])" office:value-type="float" office:value="325.4" calcext:value-type="float">
            <text:p>325.4</text:p>
          </table:table-cell>
          <table:table-cell table:formula="of:=AVERAGE([.BT52];[.BW52];[.BZ52])" office:value-type="float" office:value="713.733" calcext:value-type="float">
            <text:p>713.733</text:p>
          </table:table-cell>
          <table:table-cell table:formula="of:=AVERAGE([.BU52];[.BX52];[.CA52])" office:value-type="float" office:value="7438.10033333333" calcext:value-type="float">
            <text:p>7438.10033333333</text:p>
          </table:table-cell>
          <table:table-cell table:number-columns-repeated="2"/>
          <table:table-cell office:value-type="float" office:value="405.1" calcext:value-type="float">
            <text:p>405.1</text:p>
          </table:table-cell>
          <table:table-cell office:value-type="float" office:value="783.711" calcext:value-type="float">
            <text:p>783.711</text:p>
          </table:table-cell>
          <table:table-cell office:value-type="float" office:value="8050.617" calcext:value-type="float">
            <text:p>8050.617</text:p>
          </table:table-cell>
          <table:table-cell office:value-type="float" office:value="331.2" calcext:value-type="float">
            <text:p>331.2</text:p>
          </table:table-cell>
          <table:table-cell office:value-type="float" office:value="680.031" calcext:value-type="float">
            <text:p>680.031</text:p>
          </table:table-cell>
          <table:table-cell office:value-type="float" office:value="6751.996" calcext:value-type="float">
            <text:p>6751.996</text:p>
          </table:table-cell>
          <table:table-cell office:value-type="float" office:value="388.8" calcext:value-type="float">
            <text:p>388.8</text:p>
          </table:table-cell>
          <table:table-cell office:value-type="float" office:value="816.914" calcext:value-type="float">
            <text:p>816.914</text:p>
          </table:table-cell>
          <table:table-cell office:value-type="float" office:value="8063.273" calcext:value-type="float">
            <text:p>8063.273</text:p>
          </table:table-cell>
          <table:table-cell table:formula="of:=AVERAGE([.CG52];[.CJ52];[.CM52])" office:value-type="float" office:value="375.033333333333" calcext:value-type="float">
            <text:p>375.033333333333</text:p>
          </table:table-cell>
          <table:table-cell table:formula="of:=AVERAGE([.CH52];[.CK52];[.CN52])" office:value-type="float" office:value="760.218666666667" calcext:value-type="float">
            <text:p>760.218666666667</text:p>
          </table:table-cell>
          <table:table-cell table:formula="of:=AVERAGE([.CI52];[.CL52];[.CO52])" office:value-type="float" office:value="7621.962" calcext:value-type="float">
            <text:p>7621.962</text:p>
          </table:table-cell>
        </table:table-row>
        <table:table-row table:style-name="ro1">
          <table:table-cell office:value-type="float" office:value="216.3" calcext:value-type="float">
            <text:p>216.3</text:p>
          </table:table-cell>
          <table:table-cell office:value-type="float" office:value="332.84" calcext:value-type="float">
            <text:p>332.84</text:p>
          </table:table-cell>
          <table:table-cell office:value-type="float" office:value="623.023" calcext:value-type="float">
            <text:p>623.023</text:p>
          </table:table-cell>
          <table:table-cell office:value-type="float" office:value="209.2" calcext:value-type="float">
            <text:p>209.2</text:p>
          </table:table-cell>
          <table:table-cell office:value-type="float" office:value="348.305" calcext:value-type="float">
            <text:p>348.30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14.4" calcext:value-type="float">
            <text:p>214.4</text:p>
          </table:table-cell>
          <table:table-cell office:value-type="float" office:value="351.301" calcext:value-type="float">
            <text:p>351.301</text:p>
          </table:table-cell>
          <table:table-cell office:value-type="float" office:value="657.023" calcext:value-type="float">
            <text:p>657.023</text:p>
          </table:table-cell>
          <table:table-cell table:formula="of:=AVERAGE([.A53];[.D53];[.G53])" office:value-type="float" office:value="213.3" calcext:value-type="float">
            <text:p>213.3</text:p>
          </table:table-cell>
          <table:table-cell table:formula="of:=AVERAGE([.B53];[.E53];[.H53])" office:value-type="float" office:value="344.148666666667" calcext:value-type="float">
            <text:p>344.148666666667</text:p>
          </table:table-cell>
          <table:table-cell table:formula="of:=AVERAGE([.C53];[.F53];[.I53])" office:value-type="float" office:value="641.523" calcext:value-type="float">
            <text:p>641.523</text:p>
          </table:table-cell>
          <table:table-cell table:number-columns-repeated="2"/>
          <table:table-cell office:value-type="float" office:value="197.8" calcext:value-type="float">
            <text:p>197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97.6" calcext:value-type="float">
            <text:p>197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05.2" calcext:value-type="float">
            <text:p>205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table:formula="of:=AVERAGE([.O53];[.R53];[.U53])" office:value-type="float" office:value="200.2" calcext:value-type="float">
            <text:p>200.2</text:p>
          </table:table-cell>
          <table:table-cell table:formula="of:=AVERAGE([.P53];[.S53];[.V53])" office:value-type="float" office:value="35.145" calcext:value-type="float">
            <text:p>35.145</text:p>
          </table:table-cell>
          <table:table-cell table:formula="of:=AVERAGE([.Q53];[.T53];[.W53])" office:value-type="float" office:value="85.474" calcext:value-type="float">
            <text:p>85.474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325.109" calcext:value-type="float">
            <text:p>325.109</text:p>
          </table:table-cell>
          <table:table-cell office:value-type="float" office:value="3298.086" calcext:value-type="float">
            <text:p>3298.086</text:p>
          </table:table-cell>
          <table:table-cell office:value-type="float" office:value="215.6" calcext:value-type="float">
            <text:p>215.6</text:p>
          </table:table-cell>
          <table:table-cell office:value-type="float" office:value="328.863" calcext:value-type="float">
            <text:p>328.863</text:p>
          </table:table-cell>
          <table:table-cell office:value-type="float" office:value="3301.578" calcext:value-type="float">
            <text:p>3301.578</text:p>
          </table:table-cell>
          <table:table-cell office:value-type="float" office:value="194.2" calcext:value-type="float">
            <text:p>194.2</text:p>
          </table:table-cell>
          <table:table-cell office:value-type="float" office:value="330.543" calcext:value-type="float">
            <text:p>330.543</text:p>
          </table:table-cell>
          <table:table-cell office:value-type="float" office:value="3303.57" calcext:value-type="float">
            <text:p>3303.57</text:p>
          </table:table-cell>
          <table:table-cell table:formula="of:=AVERAGE([.AC53];[.AF53];[.AI53])" office:value-type="float" office:value="199.6" calcext:value-type="float">
            <text:p>199.6</text:p>
          </table:table-cell>
          <table:table-cell table:formula="of:=AVERAGE([.AD53];[.AG53];[.AJ53])" office:value-type="float" office:value="328.171666666667" calcext:value-type="float">
            <text:p>328.171666666667</text:p>
          </table:table-cell>
          <table:table-cell table:formula="of:=AVERAGE([.AE53];[.AH53];[.AK53])" office:value-type="float" office:value="3301.078" calcext:value-type="float">
            <text:p>3301.078</text:p>
          </table:table-cell>
          <table:table-cell table:number-columns-repeated="2"/>
          <table:table-cell table:formula="of:=[.A53]+[.O53]+[.AC53]" office:value-type="float" office:value="603.1" calcext:value-type="float">
            <text:p>603.1</text:p>
          </table:table-cell>
          <table:table-cell table:formula="of:=[.B53]+[.P53]+[.AD53]" office:value-type="float" office:value="693.094" calcext:value-type="float">
            <text:p>693.094</text:p>
          </table:table-cell>
          <table:table-cell table:formula="of:=[.C53]+[.Q53]+[.AE53]" office:value-type="float" office:value="4006.234" calcext:value-type="float">
            <text:p>4006.234</text:p>
          </table:table-cell>
          <table:table-cell table:formula="of:=[.D53]+[.R53]+[.AF53]" office:value-type="float" office:value="622.4" calcext:value-type="float">
            <text:p>622.4</text:p>
          </table:table-cell>
          <table:table-cell table:formula="of:=[.E53]+[.S53]+[.AG53]" office:value-type="float" office:value="712.313" calcext:value-type="float">
            <text:p>712.313</text:p>
          </table:table-cell>
          <table:table-cell table:formula="of:=[.F53]+[.T53]+[.AH53]" office:value-type="float" office:value="4031.488" calcext:value-type="float">
            <text:p>4031.488</text:p>
          </table:table-cell>
          <table:table-cell table:formula="of:=[.G53]+[.U53]+[.AI53]" office:value-type="float" office:value="613.8" calcext:value-type="float">
            <text:p>613.8</text:p>
          </table:table-cell>
          <table:table-cell table:formula="of:=[.H53]+[.V53]+[.AJ53]" office:value-type="float" office:value="716.989" calcext:value-type="float">
            <text:p>716.989</text:p>
          </table:table-cell>
          <table:table-cell table:formula="of:=[.I53]+[.W53]+[.AK53]" office:value-type="float" office:value="4046.503" calcext:value-type="float">
            <text:p>4046.503</text:p>
          </table:table-cell>
          <table:table-cell table:formula="of:=AVERAGE([.AQ53];[.AT53];[.AW53])" office:value-type="float" office:value="613.1" calcext:value-type="float">
            <text:p>613.1</text:p>
          </table:table-cell>
          <table:table-cell table:formula="of:=AVERAGE([.AR53];[.AU53];[.AX53])" office:value-type="float" office:value="707.465333333333" calcext:value-type="float">
            <text:p>707.465333333333</text:p>
          </table:table-cell>
          <table:table-cell table:formula="of:=AVERAGE([.AS53];[.AV53];[.AY53])" office:value-type="float" office:value="4028.075" calcext:value-type="float">
            <text:p>4028.075</text:p>
          </table:table-cell>
          <table:table-cell table:number-columns-repeated="2"/>
          <table:table-cell table:formula="of:=[.CG53]-[.BS53]" office:value-type="float" office:value="51.7" calcext:value-type="float">
            <text:p>51.7</text:p>
          </table:table-cell>
          <table:table-cell table:formula="of:=[.CH53]-[.BT53]" office:value-type="float" office:value="50.586" calcext:value-type="float">
            <text:p>50.586</text:p>
          </table:table-cell>
          <table:table-cell table:formula="of:=[.CI53]-[.BU53]" office:value-type="float" office:value="186.633" calcext:value-type="float">
            <text:p>186.633</text:p>
          </table:table-cell>
          <table:table-cell table:formula="of:=[.CJ53]-[.BV53]" office:value-type="float" office:value="48.6" calcext:value-type="float">
            <text:p>48.6</text:p>
          </table:table-cell>
          <table:table-cell table:formula="of:=[.CK53]-[.BW53]" office:value-type="float" office:value="49.793" calcext:value-type="float">
            <text:p>49.793</text:p>
          </table:table-cell>
          <table:table-cell table:formula="of:=[.CL53]-[.BX53]" office:value-type="float" office:value="187.32" calcext:value-type="float">
            <text:p>187.32</text:p>
          </table:table-cell>
          <table:table-cell table:formula="of:=[.CM53]-[.BY53]" office:value-type="float" office:value="43.7" calcext:value-type="float">
            <text:p>43.7</text:p>
          </table:table-cell>
          <table:table-cell table:formula="of:=[.CN53]-[.BZ53]" office:value-type="float" office:value="55.73" calcext:value-type="float">
            <text:p>55.73</text:p>
          </table:table-cell>
          <table:table-cell table:formula="of:=[.CO53]-[.CA53]" office:value-type="float" office:value="193.195" calcext:value-type="float">
            <text:p>193.195</text:p>
          </table:table-cell>
          <table:table-cell table:formula="of:=AVERAGE([.BE53];[.BH53];[.BK53])" office:value-type="float" office:value="48" calcext:value-type="float">
            <text:p>48</text:p>
          </table:table-cell>
          <table:table-cell table:formula="of:=AVERAGE([.BF53];[.BI53];[.BL53])" office:value-type="float" office:value="52.0363333333333" calcext:value-type="float">
            <text:p>52.0363333333333</text:p>
          </table:table-cell>
          <table:table-cell table:formula="of:=AVERAGE([.BG53];[.BJ53];[.BM53])" office:value-type="float" office:value="189.049333333333" calcext:value-type="float">
            <text:p>189.049333333333</text:p>
          </table:table-cell>
          <table:table-cell table:number-columns-repeated="2"/>
          <table:table-cell office:value-type="float" office:value="270.7" calcext:value-type="float">
            <text:p>270.7</text:p>
          </table:table-cell>
          <table:table-cell office:value-type="float" office:value="652.137" calcext:value-type="float">
            <text:p>652.137</text:p>
          </table:table-cell>
          <table:table-cell office:value-type="float" office:value="7190.457" calcext:value-type="float">
            <text:p>7190.457</text:p>
          </table:table-cell>
          <table:table-cell office:value-type="float" office:value="223.1" calcext:value-type="float">
            <text:p>223.1</text:p>
          </table:table-cell>
          <table:table-cell office:value-type="float" office:value="743.418" calcext:value-type="float">
            <text:p>743.418</text:p>
          </table:table-cell>
          <table:table-cell office:value-type="float" office:value="8492.082" calcext:value-type="float">
            <text:p>8492.082</text:p>
          </table:table-cell>
          <table:table-cell office:value-type="float" office:value="205.1" calcext:value-type="float">
            <text:p>205.1</text:p>
          </table:table-cell>
          <table:table-cell office:value-type="float" office:value="845.684" calcext:value-type="float">
            <text:p>845.684</text:p>
          </table:table-cell>
          <table:table-cell office:value-type="float" office:value="9159.578" calcext:value-type="float">
            <text:p>9159.578</text:p>
          </table:table-cell>
          <table:table-cell table:formula="of:=AVERAGE([.BS53];[.BV53];[.BY53])" office:value-type="float" office:value="232.966666666667" calcext:value-type="float">
            <text:p>232.966666666667</text:p>
          </table:table-cell>
          <table:table-cell table:formula="of:=AVERAGE([.BT53];[.BW53];[.BZ53])" office:value-type="float" office:value="747.079666666667" calcext:value-type="float">
            <text:p>747.079666666667</text:p>
          </table:table-cell>
          <table:table-cell table:formula="of:=AVERAGE([.BU53];[.BX53];[.CA53])" office:value-type="float" office:value="8280.70566666667" calcext:value-type="float">
            <text:p>8280.70566666667</text:p>
          </table:table-cell>
          <table:table-cell table:number-columns-repeated="2"/>
          <table:table-cell office:value-type="float" office:value="322.4" calcext:value-type="float">
            <text:p>322.4</text:p>
          </table:table-cell>
          <table:table-cell office:value-type="float" office:value="702.723" calcext:value-type="float">
            <text:p>702.723</text:p>
          </table:table-cell>
          <table:table-cell office:value-type="float" office:value="7377.09" calcext:value-type="float">
            <text:p>7377.09</text:p>
          </table:table-cell>
          <table:table-cell office:value-type="float" office:value="271.7" calcext:value-type="float">
            <text:p>271.7</text:p>
          </table:table-cell>
          <table:table-cell office:value-type="float" office:value="793.211" calcext:value-type="float">
            <text:p>793.211</text:p>
          </table:table-cell>
          <table:table-cell office:value-type="float" office:value="8679.402" calcext:value-type="float">
            <text:p>8679.402</text:p>
          </table:table-cell>
          <table:table-cell office:value-type="float" office:value="248.8" calcext:value-type="float">
            <text:p>248.8</text:p>
          </table:table-cell>
          <table:table-cell office:value-type="float" office:value="901.414" calcext:value-type="float">
            <text:p>901.414</text:p>
          </table:table-cell>
          <table:table-cell office:value-type="float" office:value="9352.773" calcext:value-type="float">
            <text:p>9352.773</text:p>
          </table:table-cell>
          <table:table-cell table:formula="of:=AVERAGE([.CG53];[.CJ53];[.CM53])" office:value-type="float" office:value="280.966666666667" calcext:value-type="float">
            <text:p>280.966666666667</text:p>
          </table:table-cell>
          <table:table-cell table:formula="of:=AVERAGE([.CH53];[.CK53];[.CN53])" office:value-type="float" office:value="799.116" calcext:value-type="float">
            <text:p>799.116</text:p>
          </table:table-cell>
          <table:table-cell table:formula="of:=AVERAGE([.CI53];[.CL53];[.CO53])" office:value-type="float" office:value="8469.755" calcext:value-type="float">
            <text:p>8469.755</text:p>
          </table:table-cell>
        </table:table-row>
        <table:table-row table:style-name="ro1">
          <table:table-cell office:value-type="float" office:value="213.4" calcext:value-type="float">
            <text:p>213.4</text:p>
          </table:table-cell>
          <table:table-cell office:value-type="float" office:value="332.379" calcext:value-type="float">
            <text:p>332.379</text:p>
          </table:table-cell>
          <table:table-cell office:value-type="float" office:value="623.023" calcext:value-type="float">
            <text:p>623.023</text:p>
          </table:table-cell>
          <table:table-cell office:value-type="float" office:value="192.8" calcext:value-type="float">
            <text:p>192.8</text:p>
          </table:table-cell>
          <table:table-cell office:value-type="float" office:value="349.074" calcext:value-type="float">
            <text:p>349.074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22.2" calcext:value-type="float">
            <text:p>222.2</text:p>
          </table:table-cell>
          <table:table-cell office:value-type="float" office:value="350.742" calcext:value-type="float">
            <text:p>350.742</text:p>
          </table:table-cell>
          <table:table-cell office:value-type="float" office:value="657.023" calcext:value-type="float">
            <text:p>657.023</text:p>
          </table:table-cell>
          <table:table-cell table:formula="of:=AVERAGE([.A54];[.D54];[.G54])" office:value-type="float" office:value="209.466666666667" calcext:value-type="float">
            <text:p>209.466666666667</text:p>
          </table:table-cell>
          <table:table-cell table:formula="of:=AVERAGE([.B54];[.E54];[.H54])" office:value-type="float" office:value="344.065" calcext:value-type="float">
            <text:p>344.065</text:p>
          </table:table-cell>
          <table:table-cell table:formula="of:=AVERAGE([.C54];[.F54];[.I54])" office:value-type="float" office:value="641.523" calcext:value-type="float">
            <text:p>641.523</text:p>
          </table:table-cell>
          <table:table-cell table:number-columns-repeated="2"/>
          <table:table-cell office:value-type="float" office:value="195.7" calcext:value-type="float">
            <text:p>19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73.8" calcext:value-type="float">
            <text:p>173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01" calcext:value-type="float">
            <text:p>20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table:formula="of:=AVERAGE([.O54];[.R54];[.U54])" office:value-type="float" office:value="190.166666666667" calcext:value-type="float">
            <text:p>190.166666666667</text:p>
          </table:table-cell>
          <table:table-cell table:formula="of:=AVERAGE([.P54];[.S54];[.V54])" office:value-type="float" office:value="35.145" calcext:value-type="float">
            <text:p>35.145</text:p>
          </table:table-cell>
          <table:table-cell table:formula="of:=AVERAGE([.Q54];[.T54];[.W54])" office:value-type="float" office:value="85.561" calcext:value-type="float">
            <text:p>85.561</text:p>
          </table:table-cell>
          <table:table-cell table:number-columns-repeated="2"/>
          <table:table-cell office:value-type="float" office:value="241.6" calcext:value-type="float">
            <text:p>241.6</text:p>
          </table:table-cell>
          <table:table-cell office:value-type="float" office:value="328.855" calcext:value-type="float">
            <text:p>328.855</text:p>
          </table:table-cell>
          <table:table-cell office:value-type="float" office:value="3301.57" calcext:value-type="float">
            <text:p>3301.57</text:p>
          </table:table-cell>
          <table:table-cell office:value-type="float" office:value="280.2" calcext:value-type="float">
            <text:p>280.2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3303.578" calcext:value-type="float">
            <text:p>3303.578</text:p>
          </table:table-cell>
          <table:table-cell office:value-type="float" office:value="198.1" calcext:value-type="float">
            <text:p>198.1</text:p>
          </table:table-cell>
          <table:table-cell office:value-type="float" office:value="383.453" calcext:value-type="float">
            <text:p>383.453</text:p>
          </table:table-cell>
          <table:table-cell office:value-type="float" office:value="3962.055" calcext:value-type="float">
            <text:p>3962.055</text:p>
          </table:table-cell>
          <table:table-cell table:formula="of:=AVERAGE([.AC54];[.AF54];[.AI54])" office:value-type="float" office:value="239.966666666667" calcext:value-type="float">
            <text:p>239.966666666667</text:p>
          </table:table-cell>
          <table:table-cell table:formula="of:=AVERAGE([.AD54];[.AG54];[.AJ54])" office:value-type="float" office:value="347.723666666667" calcext:value-type="float">
            <text:p>347.723666666667</text:p>
          </table:table-cell>
          <table:table-cell table:formula="of:=AVERAGE([.AE54];[.AH54];[.AK54])" office:value-type="float" office:value="3522.401" calcext:value-type="float">
            <text:p>3522.401</text:p>
          </table:table-cell>
          <table:table-cell table:number-columns-repeated="2"/>
          <table:table-cell table:formula="of:=[.A54]+[.O54]+[.AC54]" office:value-type="float" office:value="650.7" calcext:value-type="float">
            <text:p>650.7</text:p>
          </table:table-cell>
          <table:table-cell table:formula="of:=[.B54]+[.P54]+[.AD54]" office:value-type="float" office:value="696.379" calcext:value-type="float">
            <text:p>696.379</text:p>
          </table:table-cell>
          <table:table-cell table:formula="of:=[.C54]+[.Q54]+[.AE54]" office:value-type="float" office:value="4010.241" calcext:value-type="float">
            <text:p>4010.241</text:p>
          </table:table-cell>
          <table:table-cell table:formula="of:=[.D54]+[.R54]+[.AF54]" office:value-type="float" office:value="646.8" calcext:value-type="float">
            <text:p>646.8</text:p>
          </table:table-cell>
          <table:table-cell table:formula="of:=[.E54]+[.S54]+[.AG54]" office:value-type="float" office:value="715.082" calcext:value-type="float">
            <text:p>715.082</text:p>
          </table:table-cell>
          <table:table-cell table:formula="of:=[.F54]+[.T54]+[.AH54]" office:value-type="float" office:value="4033.226" calcext:value-type="float">
            <text:p>4033.226</text:p>
          </table:table-cell>
          <table:table-cell table:formula="of:=[.G54]+[.U54]+[.AI54]" office:value-type="float" office:value="621.3" calcext:value-type="float">
            <text:p>621.3</text:p>
          </table:table-cell>
          <table:table-cell table:formula="of:=[.H54]+[.V54]+[.AJ54]" office:value-type="float" office:value="769.34" calcext:value-type="float">
            <text:p>769.34</text:p>
          </table:table-cell>
          <table:table-cell table:formula="of:=[.I54]+[.W54]+[.AK54]" office:value-type="float" office:value="4704.988" calcext:value-type="float">
            <text:p>4704.988</text:p>
          </table:table-cell>
          <table:table-cell table:formula="of:=AVERAGE([.AQ54];[.AT54];[.AW54])" office:value-type="float" office:value="639.6" calcext:value-type="float">
            <text:p>639.6</text:p>
          </table:table-cell>
          <table:table-cell table:formula="of:=AVERAGE([.AR54];[.AU54];[.AX54])" office:value-type="float" office:value="726.933666666667" calcext:value-type="float">
            <text:p>726.933666666667</text:p>
          </table:table-cell>
          <table:table-cell table:formula="of:=AVERAGE([.AS54];[.AV54];[.AY54])" office:value-type="float" office:value="4249.485" calcext:value-type="float">
            <text:p>4249.485</text:p>
          </table:table-cell>
          <table:table-cell table:number-columns-repeated="2"/>
          <table:table-cell table:formula="of:=[.CG54]-[.BS54]" office:value-type="float" office:value="47.5" calcext:value-type="float">
            <text:p>47.5</text:p>
          </table:table-cell>
          <table:table-cell table:formula="of:=[.CH54]-[.BT54]" office:value-type="float" office:value="64.711" calcext:value-type="float">
            <text:p>64.711</text:p>
          </table:table-cell>
          <table:table-cell table:formula="of:=[.CI54]-[.BU54]" office:value-type="float" office:value="191.351" calcext:value-type="float">
            <text:p>191.351</text:p>
          </table:table-cell>
          <table:table-cell table:formula="of:=[.CJ54]-[.BV54]" office:value-type="float" office:value="50.9" calcext:value-type="float">
            <text:p>50.9</text:p>
          </table:table-cell>
          <table:table-cell table:formula="of:=[.CK54]-[.BW54]" office:value-type="float" office:value="49.4530000000001" calcext:value-type="float">
            <text:p>49.4530000000001</text:p>
          </table:table-cell>
          <table:table-cell table:formula="of:=[.CL54]-[.BX54]" office:value-type="float" office:value="187.196000000001" calcext:value-type="float">
            <text:p>187.196000000001</text:p>
          </table:table-cell>
          <table:table-cell table:formula="of:=[.CM54]-[.BY54]" office:value-type="float" office:value="49.3" calcext:value-type="float">
            <text:p>49.3</text:p>
          </table:table-cell>
          <table:table-cell table:formula="of:=[.CN54]-[.BZ54]" office:value-type="float" office:value="49.472" calcext:value-type="float">
            <text:p>49.472</text:p>
          </table:table-cell>
          <table:table-cell table:formula="of:=[.CO54]-[.CA54]" office:value-type="float" office:value="187.258" calcext:value-type="float">
            <text:p>187.258</text:p>
          </table:table-cell>
          <table:table-cell table:formula="of:=AVERAGE([.BE54];[.BH54];[.BK54])" office:value-type="float" office:value="49.2333333333333" calcext:value-type="float">
            <text:p>49.2333333333333</text:p>
          </table:table-cell>
          <table:table-cell table:formula="of:=AVERAGE([.BF54];[.BI54];[.BL54])" office:value-type="float" office:value="54.5453333333334" calcext:value-type="float">
            <text:p>54.5453333333334</text:p>
          </table:table-cell>
          <table:table-cell table:formula="of:=AVERAGE([.BG54];[.BJ54];[.BM54])" office:value-type="float" office:value="188.601666666667" calcext:value-type="float">
            <text:p>188.601666666667</text:p>
          </table:table-cell>
          <table:table-cell table:number-columns-repeated="2"/>
          <table:table-cell office:value-type="float" office:value="163.7" calcext:value-type="float">
            <text:p>163.7</text:p>
          </table:table-cell>
          <table:table-cell office:value-type="float" office:value="593.637" calcext:value-type="float">
            <text:p>593.637</text:p>
          </table:table-cell>
          <table:table-cell office:value-type="float" office:value="6547.301" calcext:value-type="float">
            <text:p>6547.301</text:p>
          </table:table-cell>
          <table:table-cell office:value-type="float" office:value="447.3" calcext:value-type="float">
            <text:p>447.3</text:p>
          </table:table-cell>
          <table:table-cell office:value-type="float" office:value="750.156" calcext:value-type="float">
            <text:p>750.156</text:p>
          </table:table-cell>
          <table:table-cell office:value-type="float" office:value="7870.98" calcext:value-type="float">
            <text:p>7870.98</text:p>
          </table:table-cell>
          <table:table-cell office:value-type="float" office:value="272.9" calcext:value-type="float">
            <text:p>272.9</text:p>
          </table:table-cell>
          <table:table-cell office:value-type="float" office:value="755.758" calcext:value-type="float">
            <text:p>755.758</text:p>
          </table:table-cell>
          <table:table-cell office:value-type="float" office:value="7869.816" calcext:value-type="float">
            <text:p>7869.816</text:p>
          </table:table-cell>
          <table:table-cell table:formula="of:=AVERAGE([.BS54];[.BV54];[.BY54])" office:value-type="float" office:value="294.633333333333" calcext:value-type="float">
            <text:p>294.633333333333</text:p>
          </table:table-cell>
          <table:table-cell table:formula="of:=AVERAGE([.BT54];[.BW54];[.BZ54])" office:value-type="float" office:value="699.850333333333" calcext:value-type="float">
            <text:p>699.850333333333</text:p>
          </table:table-cell>
          <table:table-cell table:formula="of:=AVERAGE([.BU54];[.BX54];[.CA54])" office:value-type="float" office:value="7429.36566666667" calcext:value-type="float">
            <text:p>7429.36566666667</text:p>
          </table:table-cell>
          <table:table-cell table:number-columns-repeated="2"/>
          <table:table-cell office:value-type="float" office:value="211.2" calcext:value-type="float">
            <text:p>211.2</text:p>
          </table:table-cell>
          <table:table-cell office:value-type="float" office:value="658.348" calcext:value-type="float">
            <text:p>658.348</text:p>
          </table:table-cell>
          <table:table-cell office:value-type="float" office:value="6738.652" calcext:value-type="float">
            <text:p>6738.652</text:p>
          </table:table-cell>
          <table:table-cell office:value-type="float" office:value="498.2" calcext:value-type="float">
            <text:p>498.2</text:p>
          </table:table-cell>
          <table:table-cell office:value-type="float" office:value="799.609" calcext:value-type="float">
            <text:p>799.609</text:p>
          </table:table-cell>
          <table:table-cell office:value-type="float" office:value="8058.176" calcext:value-type="float">
            <text:p>8058.176</text:p>
          </table:table-cell>
          <table:table-cell office:value-type="float" office:value="322.2" calcext:value-type="float">
            <text:p>322.2</text:p>
          </table:table-cell>
          <table:table-cell office:value-type="float" office:value="805.23" calcext:value-type="float">
            <text:p>805.23</text:p>
          </table:table-cell>
          <table:table-cell office:value-type="float" office:value="8057.074" calcext:value-type="float">
            <text:p>8057.074</text:p>
          </table:table-cell>
          <table:table-cell table:formula="of:=AVERAGE([.CG54];[.CJ54];[.CM54])" office:value-type="float" office:value="343.866666666667" calcext:value-type="float">
            <text:p>343.866666666667</text:p>
          </table:table-cell>
          <table:table-cell table:formula="of:=AVERAGE([.CH54];[.CK54];[.CN54])" office:value-type="float" office:value="754.395666666667" calcext:value-type="float">
            <text:p>754.395666666667</text:p>
          </table:table-cell>
          <table:table-cell table:formula="of:=AVERAGE([.CI54];[.CL54];[.CO54])" office:value-type="float" office:value="7617.96733333333" calcext:value-type="float">
            <text:p>7617.96733333333</text:p>
          </table:table-cell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331.078" calcext:value-type="float">
            <text:p>331.078</text:p>
          </table:table-cell>
          <table:table-cell office:value-type="float" office:value="623.023" calcext:value-type="float">
            <text:p>623.023</text:p>
          </table:table-cell>
          <table:table-cell office:value-type="float" office:value="219.5" calcext:value-type="float">
            <text:p>219.5</text:p>
          </table:table-cell>
          <table:table-cell office:value-type="float" office:value="348.754" calcext:value-type="float">
            <text:p>348.754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80.5" calcext:value-type="float">
            <text:p>180.5</text:p>
          </table:table-cell>
          <table:table-cell office:value-type="float" office:value="352.719" calcext:value-type="float">
            <text:p>352.719</text:p>
          </table:table-cell>
          <table:table-cell office:value-type="float" office:value="660.023" calcext:value-type="float">
            <text:p>660.023</text:p>
          </table:table-cell>
          <table:table-cell table:formula="of:=AVERAGE([.A55];[.D55];[.G55])" office:value-type="float" office:value="196.933333333333" calcext:value-type="float">
            <text:p>196.933333333333</text:p>
          </table:table-cell>
          <table:table-cell table:formula="of:=AVERAGE([.B55];[.E55];[.H55])" office:value-type="float" office:value="344.183666666667" calcext:value-type="float">
            <text:p>344.183666666667</text:p>
          </table:table-cell>
          <table:table-cell table:formula="of:=AVERAGE([.C55];[.F55];[.I55])" office:value-type="float" office:value="642.523" calcext:value-type="float">
            <text:p>642.523</text:p>
          </table:table-cell>
          <table:table-cell table:number-columns-repeated="2"/>
          <table:table-cell office:value-type="float" office:value="176.9" calcext:value-type="float">
            <text:p>176.9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office:value-type="float" office:value="198.5" calcext:value-type="float">
            <text:p>198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73.2" calcext:value-type="float">
            <text:p>173.2</text:p>
          </table:table-cell>
          <table:table-cell office:value-type="float" office:value="35.652" calcext:value-type="float">
            <text:p>35.652</text:p>
          </table:table-cell>
          <table:table-cell office:value-type="float" office:value="85.91" calcext:value-type="float">
            <text:p>85.91</text:p>
          </table:table-cell>
          <table:table-cell table:formula="of:=AVERAGE([.O55];[.R55];[.U55])" office:value-type="float" office:value="182.866666666667" calcext:value-type="float">
            <text:p>182.866666666667</text:p>
          </table:table-cell>
          <table:table-cell table:formula="of:=AVERAGE([.P55];[.S55];[.V55])" office:value-type="float" office:value="35.3983333333333" calcext:value-type="float">
            <text:p>35.3983333333333</text:p>
          </table:table-cell>
          <table:table-cell table:formula="of:=AVERAGE([.Q55];[.T55];[.W55])" office:value-type="float" office:value="85.7356666666667" calcext:value-type="float">
            <text:p>85.7356666666667</text:p>
          </table:table-cell>
          <table:table-cell table:number-columns-repeated="2"/>
          <table:table-cell office:value-type="float" office:value="288.6" calcext:value-type="float">
            <text:p>288.6</text:p>
          </table:table-cell>
          <table:table-cell office:value-type="float" office:value="330.855" calcext:value-type="float">
            <text:p>330.855</text:p>
          </table:table-cell>
          <table:table-cell office:value-type="float" office:value="3303.57" calcext:value-type="float">
            <text:p>3303.57</text:p>
          </table:table-cell>
          <table:table-cell office:value-type="float" office:value="214.8" calcext:value-type="float">
            <text:p>214.8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3303.578" calcext:value-type="float">
            <text:p>3303.578</text:p>
          </table:table-cell>
          <table:table-cell office:value-type="float" office:value="338" calcext:value-type="float">
            <text:p>338</text:p>
          </table:table-cell>
          <table:table-cell office:value-type="float" office:value="402.895" calcext:value-type="float">
            <text:p>402.895</text:p>
          </table:table-cell>
          <table:table-cell office:value-type="float" office:value="3966.258" calcext:value-type="float">
            <text:p>3966.258</text:p>
          </table:table-cell>
          <table:table-cell table:formula="of:=AVERAGE([.AC55];[.AF55];[.AI55])" office:value-type="float" office:value="280.466666666667" calcext:value-type="float">
            <text:p>280.466666666667</text:p>
          </table:table-cell>
          <table:table-cell table:formula="of:=AVERAGE([.AD55];[.AG55];[.AJ55])" office:value-type="float" office:value="354.871" calcext:value-type="float">
            <text:p>354.871</text:p>
          </table:table-cell>
          <table:table-cell table:formula="of:=AVERAGE([.AE55];[.AH55];[.AK55])" office:value-type="float" office:value="3524.46866666667" calcext:value-type="float">
            <text:p>3524.46866666667</text:p>
          </table:table-cell>
          <table:table-cell table:number-columns-repeated="2"/>
          <table:table-cell table:formula="of:=[.A55]+[.O55]+[.AC55]" office:value-type="float" office:value="656.3" calcext:value-type="float">
            <text:p>656.3</text:p>
          </table:table-cell>
          <table:table-cell table:formula="of:=[.B55]+[.P55]+[.AD55]" office:value-type="float" office:value="697.331" calcext:value-type="float">
            <text:p>697.331</text:p>
          </table:table-cell>
          <table:table-cell table:formula="of:=[.C55]+[.Q55]+[.AE55]" office:value-type="float" office:value="4012.503" calcext:value-type="float">
            <text:p>4012.503</text:p>
          </table:table-cell>
          <table:table-cell table:formula="of:=[.D55]+[.R55]+[.AF55]" office:value-type="float" office:value="632.8" calcext:value-type="float">
            <text:p>632.8</text:p>
          </table:table-cell>
          <table:table-cell table:formula="of:=[.E55]+[.S55]+[.AG55]" office:value-type="float" office:value="714.762" calcext:value-type="float">
            <text:p>714.762</text:p>
          </table:table-cell>
          <table:table-cell table:formula="of:=[.F55]+[.T55]+[.AH55]" office:value-type="float" office:value="4033.488" calcext:value-type="float">
            <text:p>4033.488</text:p>
          </table:table-cell>
          <table:table-cell table:formula="of:=[.G55]+[.U55]+[.AI55]" office:value-type="float" office:value="691.7" calcext:value-type="float">
            <text:p>691.7</text:p>
          </table:table-cell>
          <table:table-cell table:formula="of:=[.H55]+[.V55]+[.AJ55]" office:value-type="float" office:value="791.266" calcext:value-type="float">
            <text:p>791.266</text:p>
          </table:table-cell>
          <table:table-cell table:formula="of:=[.I55]+[.W55]+[.AK55]" office:value-type="float" office:value="4712.191" calcext:value-type="float">
            <text:p>4712.191</text:p>
          </table:table-cell>
          <table:table-cell table:formula="of:=AVERAGE([.AQ55];[.AT55];[.AW55])" office:value-type="float" office:value="660.266666666667" calcext:value-type="float">
            <text:p>660.266666666667</text:p>
          </table:table-cell>
          <table:table-cell table:formula="of:=AVERAGE([.AR55];[.AU55];[.AX55])" office:value-type="float" office:value="734.453" calcext:value-type="float">
            <text:p>734.453</text:p>
          </table:table-cell>
          <table:table-cell table:formula="of:=AVERAGE([.AS55];[.AV55];[.AY55])" office:value-type="float" office:value="4252.72733333333" calcext:value-type="float">
            <text:p>4252.72733333333</text:p>
          </table:table-cell>
          <table:table-cell table:number-columns-repeated="2"/>
          <table:table-cell table:formula="of:=[.CG55]-[.BS55]" office:value-type="float" office:value="46.4" calcext:value-type="float">
            <text:p>46.4</text:p>
          </table:table-cell>
          <table:table-cell table:formula="of:=[.CH55]-[.BT55]" office:value-type="float" office:value="50.914" calcext:value-type="float">
            <text:p>50.914</text:p>
          </table:table-cell>
          <table:table-cell table:formula="of:=[.CI55]-[.BU55]" office:value-type="float" office:value="187.582" calcext:value-type="float">
            <text:p>187.582</text:p>
          </table:table-cell>
          <table:table-cell table:formula="of:=[.CJ55]-[.BV55]" office:value-type="float" office:value="49.8" calcext:value-type="float">
            <text:p>49.8</text:p>
          </table:table-cell>
          <table:table-cell table:formula="of:=[.CK55]-[.BW55]" office:value-type="float" office:value="47.2610000000001" calcext:value-type="float">
            <text:p>47.2610000000001</text:p>
          </table:table-cell>
          <table:table-cell table:formula="of:=[.CL55]-[.BX55]" office:value-type="float" office:value="185.195000000001" calcext:value-type="float">
            <text:p>185.195000000001</text:p>
          </table:table-cell>
          <table:table-cell table:formula="of:=[.CM55]-[.BY55]" office:value-type="float" office:value="48.9" calcext:value-type="float">
            <text:p>48.9</text:p>
          </table:table-cell>
          <table:table-cell table:formula="of:=[.CN55]-[.BZ55]" office:value-type="float" office:value="51.472" calcext:value-type="float">
            <text:p>51.472</text:p>
          </table:table-cell>
          <table:table-cell table:formula="of:=[.CO55]-[.CA55]" office:value-type="float" office:value="189.195" calcext:value-type="float">
            <text:p>189.195</text:p>
          </table:table-cell>
          <table:table-cell table:formula="of:=AVERAGE([.BE55];[.BH55];[.BK55])" office:value-type="float" office:value="48.3666666666667" calcext:value-type="float">
            <text:p>48.3666666666667</text:p>
          </table:table-cell>
          <table:table-cell table:formula="of:=AVERAGE([.BF55];[.BI55];[.BL55])" office:value-type="float" office:value="49.8823333333334" calcext:value-type="float">
            <text:p>49.8823333333334</text:p>
          </table:table-cell>
          <table:table-cell table:formula="of:=AVERAGE([.BG55];[.BJ55];[.BM55])" office:value-type="float" office:value="187.324" calcext:value-type="float">
            <text:p>187.324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747.5" calcext:value-type="float">
            <text:p>747.5</text:p>
          </table:table-cell>
          <table:table-cell office:value-type="float" office:value="7856.5" calcext:value-type="float">
            <text:p>7856.5</text:p>
          </table:table-cell>
          <table:table-cell office:value-type="float" office:value="396.2" calcext:value-type="float">
            <text:p>396.2</text:p>
          </table:table-cell>
          <table:table-cell office:value-type="float" office:value="648.055" calcext:value-type="float">
            <text:p>648.055</text:p>
          </table:table-cell>
          <table:table-cell office:value-type="float" office:value="7198.266" calcext:value-type="float">
            <text:p>7198.266</text:p>
          </table:table-cell>
          <table:table-cell office:value-type="float" office:value="335.5" calcext:value-type="float">
            <text:p>335.5</text:p>
          </table:table-cell>
          <table:table-cell office:value-type="float" office:value="825.758" calcext:value-type="float">
            <text:p>825.758</text:p>
          </table:table-cell>
          <table:table-cell office:value-type="float" office:value="8520.914" calcext:value-type="float">
            <text:p>8520.914</text:p>
          </table:table-cell>
          <table:table-cell table:formula="of:=AVERAGE([.BS55];[.BV55];[.BY55])" office:value-type="float" office:value="322.566666666667" calcext:value-type="float">
            <text:p>322.566666666667</text:p>
          </table:table-cell>
          <table:table-cell table:formula="of:=AVERAGE([.BT55];[.BW55];[.BZ55])" office:value-type="float" office:value="740.437666666667" calcext:value-type="float">
            <text:p>740.437666666667</text:p>
          </table:table-cell>
          <table:table-cell table:formula="of:=AVERAGE([.BU55];[.BX55];[.CA55])" office:value-type="float" office:value="7858.56" calcext:value-type="float">
            <text:p>7858.56</text:p>
          </table:table-cell>
          <table:table-cell table:number-columns-repeated="2"/>
          <table:table-cell office:value-type="float" office:value="282.4" calcext:value-type="float">
            <text:p>282.4</text:p>
          </table:table-cell>
          <table:table-cell office:value-type="float" office:value="798.414" calcext:value-type="float">
            <text:p>798.414</text:p>
          </table:table-cell>
          <table:table-cell office:value-type="float" office:value="8044.082" calcext:value-type="float">
            <text:p>8044.082</text:p>
          </table:table-cell>
          <table:table-cell office:value-type="float" office:value="446" calcext:value-type="float">
            <text:p>446</text:p>
          </table:table-cell>
          <table:table-cell office:value-type="float" office:value="695.316" calcext:value-type="float">
            <text:p>695.316</text:p>
          </table:table-cell>
          <table:table-cell office:value-type="float" office:value="7383.461" calcext:value-type="float">
            <text:p>7383.461</text:p>
          </table:table-cell>
          <table:table-cell office:value-type="float" office:value="384.4" calcext:value-type="float">
            <text:p>384.4</text:p>
          </table:table-cell>
          <table:table-cell office:value-type="float" office:value="877.23" calcext:value-type="float">
            <text:p>877.23</text:p>
          </table:table-cell>
          <table:table-cell office:value-type="float" office:value="8710.109" calcext:value-type="float">
            <text:p>8710.109</text:p>
          </table:table-cell>
          <table:table-cell table:formula="of:=AVERAGE([.CG55];[.CJ55];[.CM55])" office:value-type="float" office:value="370.933333333333" calcext:value-type="float">
            <text:p>370.933333333333</text:p>
          </table:table-cell>
          <table:table-cell table:formula="of:=AVERAGE([.CH55];[.CK55];[.CN55])" office:value-type="float" office:value="790.32" calcext:value-type="float">
            <text:p>790.32</text:p>
          </table:table-cell>
          <table:table-cell table:formula="of:=AVERAGE([.CI55];[.CL55];[.CO55])" office:value-type="float" office:value="8045.884" calcext:value-type="float">
            <text:p>8045.884</text:p>
          </table:table-cell>
        </table:table-row>
        <table:table-row table:style-name="ro1">
          <table:table-cell office:value-type="float" office:value="212.7" calcext:value-type="float">
            <text:p>212.7</text:p>
          </table:table-cell>
          <table:table-cell office:value-type="float" office:value="331.012" calcext:value-type="float">
            <text:p>331.012</text:p>
          </table:table-cell>
          <table:table-cell office:value-type="float" office:value="623.023" calcext:value-type="float">
            <text:p>623.023</text:p>
          </table:table-cell>
          <table:table-cell office:value-type="float" office:value="208.5" calcext:value-type="float">
            <text:p>208.5</text:p>
          </table:table-cell>
          <table:table-cell office:value-type="float" office:value="348.418" calcext:value-type="float">
            <text:p>348.41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42.3" calcext:value-type="float">
            <text:p>242.3</text:p>
          </table:table-cell>
          <table:table-cell office:value-type="float" office:value="352.629" calcext:value-type="float">
            <text:p>352.629</text:p>
          </table:table-cell>
          <table:table-cell office:value-type="float" office:value="660.023" calcext:value-type="float">
            <text:p>660.023</text:p>
          </table:table-cell>
          <table:table-cell table:formula="of:=AVERAGE([.A56];[.D56];[.G56])" office:value-type="float" office:value="221.166666666667" calcext:value-type="float">
            <text:p>221.166666666667</text:p>
          </table:table-cell>
          <table:table-cell table:formula="of:=AVERAGE([.B56];[.E56];[.H56])" office:value-type="float" office:value="344.019666666667" calcext:value-type="float">
            <text:p>344.019666666667</text:p>
          </table:table-cell>
          <table:table-cell table:formula="of:=AVERAGE([.C56];[.F56];[.I56])" office:value-type="float" office:value="642.523" calcext:value-type="float">
            <text:p>642.523</text:p>
          </table:table-cell>
          <table:table-cell table:number-columns-repeated="2"/>
          <table:table-cell office:value-type="float" office:value="191.8" calcext:value-type="float">
            <text:p>191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90.9" calcext:value-type="float">
            <text:p>190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22.2" calcext:value-type="float">
            <text:p>222.2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table:formula="of:=AVERAGE([.O56];[.R56];[.U56])" office:value-type="float" office:value="201.633333333333" calcext:value-type="float">
            <text:p>201.633333333333</text:p>
          </table:table-cell>
          <table:table-cell table:formula="of:=AVERAGE([.P56];[.S56];[.V56])" office:value-type="float" office:value="35.2293333333333" calcext:value-type="float">
            <text:p>35.2293333333333</text:p>
          </table:table-cell>
          <table:table-cell table:formula="of:=AVERAGE([.Q56];[.T56];[.W56])" office:value-type="float" office:value="85.5613333333333" calcext:value-type="float">
            <text:p>85.561333333333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30.855" calcext:value-type="float">
            <text:p>330.855</text:p>
          </table:table-cell>
          <table:table-cell office:value-type="float" office:value="3303.57" calcext:value-type="float">
            <text:p>3303.57</text:p>
          </table:table-cell>
          <table:table-cell office:value-type="float" office:value="198.8" calcext:value-type="float">
            <text:p>198.8</text:p>
          </table:table-cell>
          <table:table-cell office:value-type="float" office:value="399.117" calcext:value-type="float">
            <text:p>399.117</text:p>
          </table:table-cell>
          <table:table-cell office:value-type="float" office:value="3962.676" calcext:value-type="float">
            <text:p>3962.676</text:p>
          </table:table-cell>
          <table:table-cell office:value-type="float" office:value="164" calcext:value-type="float">
            <text:p>164</text:p>
          </table:table-cell>
          <table:table-cell office:value-type="float" office:value="403.211" calcext:value-type="float">
            <text:p>403.211</text:p>
          </table:table-cell>
          <table:table-cell office:value-type="float" office:value="3966.258" calcext:value-type="float">
            <text:p>3966.258</text:p>
          </table:table-cell>
          <table:table-cell table:formula="of:=AVERAGE([.AC56];[.AF56];[.AI56])" office:value-type="float" office:value="190.266666666667" calcext:value-type="float">
            <text:p>190.266666666667</text:p>
          </table:table-cell>
          <table:table-cell table:formula="of:=AVERAGE([.AD56];[.AG56];[.AJ56])" office:value-type="float" office:value="377.727666666667" calcext:value-type="float">
            <text:p>377.727666666667</text:p>
          </table:table-cell>
          <table:table-cell table:formula="of:=AVERAGE([.AE56];[.AH56];[.AK56])" office:value-type="float" office:value="3744.168" calcext:value-type="float">
            <text:p>3744.168</text:p>
          </table:table-cell>
          <table:table-cell table:number-columns-repeated="2"/>
          <table:table-cell table:formula="of:=[.A56]+[.O56]+[.AC56]" office:value-type="float" office:value="612.5" calcext:value-type="float">
            <text:p>612.5</text:p>
          </table:table-cell>
          <table:table-cell table:formula="of:=[.B56]+[.P56]+[.AD56]" office:value-type="float" office:value="697.012" calcext:value-type="float">
            <text:p>697.012</text:p>
          </table:table-cell>
          <table:table-cell table:formula="of:=[.C56]+[.Q56]+[.AE56]" office:value-type="float" office:value="4011.98" calcext:value-type="float">
            <text:p>4011.98</text:p>
          </table:table-cell>
          <table:table-cell table:formula="of:=[.D56]+[.R56]+[.AF56]" office:value-type="float" office:value="598.2" calcext:value-type="float">
            <text:p>598.2</text:p>
          </table:table-cell>
          <table:table-cell table:formula="of:=[.E56]+[.S56]+[.AG56]" office:value-type="float" office:value="782.68" calcext:value-type="float">
            <text:p>782.68</text:p>
          </table:table-cell>
          <table:table-cell table:formula="of:=[.F56]+[.T56]+[.AH56]" office:value-type="float" office:value="4692.586" calcext:value-type="float">
            <text:p>4692.586</text:p>
          </table:table-cell>
          <table:table-cell table:formula="of:=[.G56]+[.U56]+[.AI56]" office:value-type="float" office:value="628.5" calcext:value-type="float">
            <text:p>628.5</text:p>
          </table:table-cell>
          <table:table-cell table:formula="of:=[.H56]+[.V56]+[.AJ56]" office:value-type="float" office:value="791.238" calcext:value-type="float">
            <text:p>791.238</text:p>
          </table:table-cell>
          <table:table-cell table:formula="of:=[.I56]+[.W56]+[.AK56]" office:value-type="float" office:value="4712.191" calcext:value-type="float">
            <text:p>4712.191</text:p>
          </table:table-cell>
          <table:table-cell table:formula="of:=AVERAGE([.AQ56];[.AT56];[.AW56])" office:value-type="float" office:value="613.066666666667" calcext:value-type="float">
            <text:p>613.066666666667</text:p>
          </table:table-cell>
          <table:table-cell table:formula="of:=AVERAGE([.AR56];[.AU56];[.AX56])" office:value-type="float" office:value="756.976666666667" calcext:value-type="float">
            <text:p>756.976666666667</text:p>
          </table:table-cell>
          <table:table-cell table:formula="of:=AVERAGE([.AS56];[.AV56];[.AY56])" office:value-type="float" office:value="4472.25233333333" calcext:value-type="float">
            <text:p>4472.25233333333</text:p>
          </table:table-cell>
          <table:table-cell table:number-columns-repeated="2"/>
          <table:table-cell table:formula="of:=[.CG56]-[.BS56]" office:value-type="float" office:value="43.9" calcext:value-type="float">
            <text:p>43.9</text:p>
          </table:table-cell>
          <table:table-cell table:formula="of:=[.CH56]-[.BT56]" office:value-type="float" office:value="83.398" calcext:value-type="float">
            <text:p>83.398</text:p>
          </table:table-cell>
          <table:table-cell table:formula="of:=[.CI56]-[.BU56]" office:value-type="float" office:value="834.668" calcext:value-type="float">
            <text:p>834.668</text:p>
          </table:table-cell>
          <table:table-cell table:formula="of:=[.CJ56]-[.BV56]" office:value-type="float" office:value="46.3" calcext:value-type="float">
            <text:p>46.3</text:p>
          </table:table-cell>
          <table:table-cell table:formula="of:=[.CK56]-[.BW56]" office:value-type="float" office:value="47.453" calcext:value-type="float">
            <text:p>47.453</text:p>
          </table:table-cell>
          <table:table-cell table:formula="of:=[.CL56]-[.BX56]" office:value-type="float" office:value="185.196" calcext:value-type="float">
            <text:p>185.196</text:p>
          </table:table-cell>
          <table:table-cell table:formula="of:=[.CM56]-[.BY56]" office:value-type="float" office:value="45.5" calcext:value-type="float">
            <text:p>45.5</text:p>
          </table:table-cell>
          <table:table-cell table:formula="of:=[.CN56]-[.BZ56]" office:value-type="float" office:value="49.715" calcext:value-type="float">
            <text:p>49.715</text:p>
          </table:table-cell>
          <table:table-cell table:formula="of:=[.CO56]-[.CA56]" office:value-type="float" office:value="187.710999999999" calcext:value-type="float">
            <text:p>187.710999999999</text:p>
          </table:table-cell>
          <table:table-cell table:formula="of:=AVERAGE([.BE56];[.BH56];[.BK56])" office:value-type="float" office:value="45.2333333333333" calcext:value-type="float">
            <text:p>45.2333333333333</text:p>
          </table:table-cell>
          <table:table-cell table:formula="of:=AVERAGE([.BF56];[.BI56];[.BL56])" office:value-type="float" office:value="60.1886666666667" calcext:value-type="float">
            <text:p>60.1886666666667</text:p>
          </table:table-cell>
          <table:table-cell table:formula="of:=AVERAGE([.BG56];[.BJ56];[.BM56])" office:value-type="float" office:value="402.525" calcext:value-type="float">
            <text:p>402.525</text:p>
          </table:table-cell>
          <table:table-cell table:number-columns-repeated="2"/>
          <table:table-cell office:value-type="float" office:value="514.9" calcext:value-type="float">
            <text:p>514.9</text:p>
          </table:table-cell>
          <table:table-cell office:value-type="float" office:value="706.02" calcext:value-type="float">
            <text:p>706.02</text:p>
          </table:table-cell>
          <table:table-cell office:value-type="float" office:value="7220.023" calcext:value-type="float">
            <text:p>7220.023</text:p>
          </table:table-cell>
          <table:table-cell office:value-type="float" office:value="326.8" calcext:value-type="float">
            <text:p>326.8</text:p>
          </table:table-cell>
          <table:table-cell office:value-type="float" office:value="625.445" calcext:value-type="float">
            <text:p>625.445</text:p>
          </table:table-cell>
          <table:table-cell office:value-type="float" office:value="6558.859" calcext:value-type="float">
            <text:p>6558.859</text:p>
          </table:table-cell>
          <table:table-cell office:value-type="float" office:value="273.6" calcext:value-type="float">
            <text:p>273.6</text:p>
          </table:table-cell>
          <table:table-cell office:value-type="float" office:value="944.055" calcext:value-type="float">
            <text:p>944.055</text:p>
          </table:table-cell>
          <table:table-cell office:value-type="float" office:value="9817.031" calcext:value-type="float">
            <text:p>9817.031</text:p>
          </table:table-cell>
          <table:table-cell table:formula="of:=AVERAGE([.BS56];[.BV56];[.BY56])" office:value-type="float" office:value="371.766666666667" calcext:value-type="float">
            <text:p>371.766666666667</text:p>
          </table:table-cell>
          <table:table-cell table:formula="of:=AVERAGE([.BT56];[.BW56];[.BZ56])" office:value-type="float" office:value="758.506666666667" calcext:value-type="float">
            <text:p>758.506666666667</text:p>
          </table:table-cell>
          <table:table-cell table:formula="of:=AVERAGE([.BU56];[.BX56];[.CA56])" office:value-type="float" office:value="7865.30433333333" calcext:value-type="float">
            <text:p>7865.30433333333</text:p>
          </table:table-cell>
          <table:table-cell table:number-columns-repeated="2"/>
          <table:table-cell office:value-type="float" office:value="558.8" calcext:value-type="float">
            <text:p>558.8</text:p>
          </table:table-cell>
          <table:table-cell office:value-type="float" office:value="789.418" calcext:value-type="float">
            <text:p>789.418</text:p>
          </table:table-cell>
          <table:table-cell office:value-type="float" office:value="8054.691" calcext:value-type="float">
            <text:p>8054.691</text:p>
          </table:table-cell>
          <table:table-cell office:value-type="float" office:value="373.1" calcext:value-type="float">
            <text:p>373.1</text:p>
          </table:table-cell>
          <table:table-cell office:value-type="float" office:value="672.898" calcext:value-type="float">
            <text:p>672.898</text:p>
          </table:table-cell>
          <table:table-cell office:value-type="float" office:value="6744.055" calcext:value-type="float">
            <text:p>6744.055</text:p>
          </table:table-cell>
          <table:table-cell office:value-type="float" office:value="319.1" calcext:value-type="float">
            <text:p>319.1</text:p>
          </table:table-cell>
          <table:table-cell office:value-type="float" office:value="993.77" calcext:value-type="float">
            <text:p>993.77</text:p>
          </table:table-cell>
          <table:table-cell office:value-type="float" office:value="10004.742" calcext:value-type="float">
            <text:p>10004.742</text:p>
          </table:table-cell>
          <table:table-cell table:formula="of:=AVERAGE([.CG56];[.CJ56];[.CM56])" office:value-type="float" office:value="417" calcext:value-type="float">
            <text:p>417</text:p>
          </table:table-cell>
          <table:table-cell table:formula="of:=AVERAGE([.CH56];[.CK56];[.CN56])" office:value-type="float" office:value="818.695333333334" calcext:value-type="float">
            <text:p>818.695333333334</text:p>
          </table:table-cell>
          <table:table-cell table:formula="of:=AVERAGE([.CI56];[.CL56];[.CO56])" office:value-type="float" office:value="8267.82933333333" calcext:value-type="float">
            <text:p>8267.82933333333</text:p>
          </table:table-cell>
        </table:table-row>
        <table:table-row table:style-name="ro1">
          <table:table-cell office:value-type="float" office:value="200.9" calcext:value-type="float">
            <text:p>200.9</text:p>
          </table:table-cell>
          <table:table-cell office:value-type="float" office:value="330.457" calcext:value-type="float">
            <text:p>330.457</text:p>
          </table:table-cell>
          <table:table-cell office:value-type="float" office:value="623.023" calcext:value-type="float">
            <text:p>623.023</text:p>
          </table:table-cell>
          <table:table-cell office:value-type="float" office:value="185.1" calcext:value-type="float">
            <text:p>185.1</text:p>
          </table:table-cell>
          <table:table-cell office:value-type="float" office:value="348.148" calcext:value-type="float">
            <text:p>348.14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86" calcext:value-type="float">
            <text:p>186</text:p>
          </table:table-cell>
          <table:table-cell office:value-type="float" office:value="355.266" calcext:value-type="float">
            <text:p>355.266</text:p>
          </table:table-cell>
          <table:table-cell office:value-type="float" office:value="660.023" calcext:value-type="float">
            <text:p>660.023</text:p>
          </table:table-cell>
          <table:table-cell table:formula="of:=AVERAGE([.A57];[.D57];[.G57])" office:value-type="float" office:value="190.666666666667" calcext:value-type="float">
            <text:p>190.666666666667</text:p>
          </table:table-cell>
          <table:table-cell table:formula="of:=AVERAGE([.B57];[.E57];[.H57])" office:value-type="float" office:value="344.623666666667" calcext:value-type="float">
            <text:p>344.623666666667</text:p>
          </table:table-cell>
          <table:table-cell table:formula="of:=AVERAGE([.C57];[.F57];[.I57])" office:value-type="float" office:value="642.523" calcext:value-type="float">
            <text:p>642.523</text:p>
          </table:table-cell>
          <table:table-cell table:number-columns-repeated="2"/>
          <table:table-cell office:value-type="float" office:value="185.9" calcext:value-type="float">
            <text:p>185.9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173.3" calcext:value-type="float">
            <text:p>173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62.5" calcext:value-type="float">
            <text:p>162.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6.172" calcext:value-type="float">
            <text:p>86.172</text:p>
          </table:table-cell>
          <table:table-cell table:formula="of:=AVERAGE([.O57];[.R57];[.U57])" office:value-type="float" office:value="173.9" calcext:value-type="float">
            <text:p>173.9</text:p>
          </table:table-cell>
          <table:table-cell table:formula="of:=AVERAGE([.P57];[.S57];[.V57])" office:value-type="float" office:value="35.3136666666667" calcext:value-type="float">
            <text:p>35.3136666666667</text:p>
          </table:table-cell>
          <table:table-cell table:formula="of:=AVERAGE([.Q57];[.T57];[.W57])" office:value-type="float" office:value="85.7356666666667" calcext:value-type="float">
            <text:p>85.7356666666667</text:p>
          </table:table-cell>
          <table:table-cell table:number-columns-repeated="2"/>
          <table:table-cell office:value-type="float" office:value="224.2" calcext:value-type="float">
            <text:p>224.2</text:p>
          </table:table-cell>
          <table:table-cell office:value-type="float" office:value="328.855" calcext:value-type="float">
            <text:p>328.855</text:p>
          </table:table-cell>
          <table:table-cell office:value-type="float" office:value="3301.57" calcext:value-type="float">
            <text:p>3301.57</text:p>
          </table:table-cell>
          <table:table-cell office:value-type="float" office:value="278.3" calcext:value-type="float">
            <text:p>278.3</text:p>
          </table:table-cell>
          <table:table-cell office:value-type="float" office:value="395.465" calcext:value-type="float">
            <text:p>395.465</text:p>
          </table:table-cell>
          <table:table-cell office:value-type="float" office:value="3958.793" calcext:value-type="float">
            <text:p>3958.793</text:p>
          </table:table-cell>
          <table:table-cell office:value-type="float" office:value="281.9" calcext:value-type="float">
            <text:p>281.9</text:p>
          </table:table-cell>
          <table:table-cell office:value-type="float" office:value="403.211" calcext:value-type="float">
            <text:p>403.211</text:p>
          </table:table-cell>
          <table:table-cell office:value-type="float" office:value="3966.258" calcext:value-type="float">
            <text:p>3966.258</text:p>
          </table:table-cell>
          <table:table-cell table:formula="of:=AVERAGE([.AC57];[.AF57];[.AI57])" office:value-type="float" office:value="261.466666666667" calcext:value-type="float">
            <text:p>261.466666666667</text:p>
          </table:table-cell>
          <table:table-cell table:formula="of:=AVERAGE([.AD57];[.AG57];[.AJ57])" office:value-type="float" office:value="375.843666666667" calcext:value-type="float">
            <text:p>375.843666666667</text:p>
          </table:table-cell>
          <table:table-cell table:formula="of:=AVERAGE([.AE57];[.AH57];[.AK57])" office:value-type="float" office:value="3742.207" calcext:value-type="float">
            <text:p>3742.207</text:p>
          </table:table-cell>
          <table:table-cell table:number-columns-repeated="2"/>
          <table:table-cell table:formula="of:=[.A57]+[.O57]+[.AC57]" office:value-type="float" office:value="611" calcext:value-type="float">
            <text:p>611</text:p>
          </table:table-cell>
          <table:table-cell table:formula="of:=[.B57]+[.P57]+[.AD57]" office:value-type="float" office:value="694.71" calcext:value-type="float">
            <text:p>694.71</text:p>
          </table:table-cell>
          <table:table-cell table:formula="of:=[.C57]+[.Q57]+[.AE57]" office:value-type="float" office:value="4010.241" calcext:value-type="float">
            <text:p>4010.241</text:p>
          </table:table-cell>
          <table:table-cell table:formula="of:=[.D57]+[.R57]+[.AF57]" office:value-type="float" office:value="636.7" calcext:value-type="float">
            <text:p>636.7</text:p>
          </table:table-cell>
          <table:table-cell table:formula="of:=[.E57]+[.S57]+[.AG57]" office:value-type="float" office:value="778.758" calcext:value-type="float">
            <text:p>778.758</text:p>
          </table:table-cell>
          <table:table-cell table:formula="of:=[.F57]+[.T57]+[.AH57]" office:value-type="float" office:value="4688.703" calcext:value-type="float">
            <text:p>4688.703</text:p>
          </table:table-cell>
          <table:table-cell table:formula="of:=[.G57]+[.U57]+[.AI57]" office:value-type="float" office:value="630.4" calcext:value-type="float">
            <text:p>630.4</text:p>
          </table:table-cell>
          <table:table-cell table:formula="of:=[.H57]+[.V57]+[.AJ57]" office:value-type="float" office:value="793.875" calcext:value-type="float">
            <text:p>793.875</text:p>
          </table:table-cell>
          <table:table-cell table:formula="of:=[.I57]+[.W57]+[.AK57]" office:value-type="float" office:value="4712.453" calcext:value-type="float">
            <text:p>4712.453</text:p>
          </table:table-cell>
          <table:table-cell table:formula="of:=AVERAGE([.AQ57];[.AT57];[.AW57])" office:value-type="float" office:value="626.033333333333" calcext:value-type="float">
            <text:p>626.033333333333</text:p>
          </table:table-cell>
          <table:table-cell table:formula="of:=AVERAGE([.AR57];[.AU57];[.AX57])" office:value-type="float" office:value="755.781" calcext:value-type="float">
            <text:p>755.781</text:p>
          </table:table-cell>
          <table:table-cell table:formula="of:=AVERAGE([.AS57];[.AV57];[.AY57])" office:value-type="float" office:value="4470.46566666667" calcext:value-type="float">
            <text:p>4470.46566666667</text:p>
          </table:table-cell>
          <table:table-cell table:number-columns-repeated="2"/>
          <table:table-cell table:formula="of:=[.CG57]-[.BS57]" office:value-type="float" office:value="46.5" calcext:value-type="float">
            <text:p>46.5</text:p>
          </table:table-cell>
          <table:table-cell table:formula="of:=[.CH57]-[.BT57]" office:value-type="float" office:value="50.5319999999999" calcext:value-type="float">
            <text:p>50.5319999999999</text:p>
          </table:table-cell>
          <table:table-cell table:formula="of:=[.CI57]-[.BU57]" office:value-type="float" office:value="187.195" calcext:value-type="float">
            <text:p>187.195</text:p>
          </table:table-cell>
          <table:table-cell table:formula="of:=[.CJ57]-[.BV57]" office:value-type="float" office:value="52.2" calcext:value-type="float">
            <text:p>52.2</text:p>
          </table:table-cell>
          <table:table-cell table:formula="of:=[.CK57]-[.BW57]" office:value-type="float" office:value="49.453" calcext:value-type="float">
            <text:p>49.453</text:p>
          </table:table-cell>
          <table:table-cell table:formula="of:=[.CL57]-[.BX57]" office:value-type="float" office:value="187.196" calcext:value-type="float">
            <text:p>187.196</text:p>
          </table:table-cell>
          <table:table-cell table:formula="of:=[.CM57]-[.BY57]" office:value-type="float" office:value="48.3" calcext:value-type="float">
            <text:p>48.3</text:p>
          </table:table-cell>
          <table:table-cell table:formula="of:=[.CN57]-[.BZ57]" office:value-type="float" office:value="49.4720000000001" calcext:value-type="float">
            <text:p>49.4720000000001</text:p>
          </table:table-cell>
          <table:table-cell table:formula="of:=[.CO57]-[.CA57]" office:value-type="float" office:value="187.195" calcext:value-type="float">
            <text:p>187.195</text:p>
          </table:table-cell>
          <table:table-cell table:formula="of:=AVERAGE([.BE57];[.BH57];[.BK57])" office:value-type="float" office:value="49" calcext:value-type="float">
            <text:p>49</text:p>
          </table:table-cell>
          <table:table-cell table:formula="of:=AVERAGE([.BF57];[.BI57];[.BL57])" office:value-type="float" office:value="49.819" calcext:value-type="float">
            <text:p>49.819</text:p>
          </table:table-cell>
          <table:table-cell table:formula="of:=AVERAGE([.BG57];[.BJ57];[.BM57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321.4" calcext:value-type="float">
            <text:p>321.4</text:p>
          </table:table-cell>
          <table:table-cell office:value-type="float" office:value="905.195" calcext:value-type="float">
            <text:p>905.195</text:p>
          </table:table-cell>
          <table:table-cell office:value-type="float" office:value="9186.039" calcext:value-type="float">
            <text:p>9186.039</text:p>
          </table:table-cell>
          <table:table-cell office:value-type="float" office:value="389.5" calcext:value-type="float">
            <text:p>389.5</text:p>
          </table:table-cell>
          <table:table-cell office:value-type="float" office:value="754.176" calcext:value-type="float">
            <text:p>754.176</text:p>
          </table:table-cell>
          <table:table-cell office:value-type="float" office:value="7861.859" calcext:value-type="float">
            <text:p>7861.859</text:p>
          </table:table-cell>
          <table:table-cell office:value-type="float" office:value="362.9" calcext:value-type="float">
            <text:p>362.9</text:p>
          </table:table-cell>
          <table:table-cell office:value-type="float" office:value="758.68" calcext:value-type="float">
            <text:p>758.68</text:p>
          </table:table-cell>
          <table:table-cell office:value-type="float" office:value="7863.832" calcext:value-type="float">
            <text:p>7863.832</text:p>
          </table:table-cell>
          <table:table-cell table:formula="of:=AVERAGE([.BS57];[.BV57];[.BY57])" office:value-type="float" office:value="357.933333333333" calcext:value-type="float">
            <text:p>357.933333333333</text:p>
          </table:table-cell>
          <table:table-cell table:formula="of:=AVERAGE([.BT57];[.BW57];[.BZ57])" office:value-type="float" office:value="806.017" calcext:value-type="float">
            <text:p>806.017</text:p>
          </table:table-cell>
          <table:table-cell table:formula="of:=AVERAGE([.BU57];[.BX57];[.CA57])" office:value-type="float" office:value="8303.91" calcext:value-type="float">
            <text:p>8303.91</text:p>
          </table:table-cell>
          <table:table-cell table:number-columns-repeated="2"/>
          <table:table-cell office:value-type="float" office:value="367.9" calcext:value-type="float">
            <text:p>367.9</text:p>
          </table:table-cell>
          <table:table-cell office:value-type="float" office:value="955.727" calcext:value-type="float">
            <text:p>955.727</text:p>
          </table:table-cell>
          <table:table-cell office:value-type="float" office:value="9373.234" calcext:value-type="float">
            <text:p>9373.234</text:p>
          </table:table-cell>
          <table:table-cell office:value-type="float" office:value="441.7" calcext:value-type="float">
            <text:p>441.7</text:p>
          </table:table-cell>
          <table:table-cell office:value-type="float" office:value="803.629" calcext:value-type="float">
            <text:p>803.629</text:p>
          </table:table-cell>
          <table:table-cell office:value-type="float" office:value="8049.055" calcext:value-type="float">
            <text:p>8049.055</text:p>
          </table:table-cell>
          <table:table-cell office:value-type="float" office:value="411.2" calcext:value-type="float">
            <text:p>411.2</text:p>
          </table:table-cell>
          <table:table-cell office:value-type="float" office:value="808.152" calcext:value-type="float">
            <text:p>808.152</text:p>
          </table:table-cell>
          <table:table-cell office:value-type="float" office:value="8051.027" calcext:value-type="float">
            <text:p>8051.027</text:p>
          </table:table-cell>
          <table:table-cell table:formula="of:=AVERAGE([.CG57];[.CJ57];[.CM57])" office:value-type="float" office:value="406.933333333333" calcext:value-type="float">
            <text:p>406.933333333333</text:p>
          </table:table-cell>
          <table:table-cell table:formula="of:=AVERAGE([.CH57];[.CK57];[.CN57])" office:value-type="float" office:value="855.836" calcext:value-type="float">
            <text:p>855.836</text:p>
          </table:table-cell>
          <table:table-cell table:formula="of:=AVERAGE([.CI57];[.CL57];[.CO57])" office:value-type="float" office:value="8491.10533333333" calcext:value-type="float">
            <text:p>8491.10533333333</text:p>
          </table:table-cell>
        </table:table-row>
        <table:table-row table:style-name="ro1">
          <table:table-cell office:value-type="float" office:value="199.5" calcext:value-type="float">
            <text:p>199.5</text:p>
          </table:table-cell>
          <table:table-cell office:value-type="float" office:value="330.773" calcext:value-type="float">
            <text:p>330.773</text:p>
          </table:table-cell>
          <table:table-cell office:value-type="float" office:value="623.023" calcext:value-type="float">
            <text:p>623.023</text:p>
          </table:table-cell>
          <table:table-cell office:value-type="float" office:value="220.5" calcext:value-type="float">
            <text:p>220.5</text:p>
          </table:table-cell>
          <table:table-cell office:value-type="float" office:value="347.562" calcext:value-type="float">
            <text:p>347.562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99.2" calcext:value-type="float">
            <text:p>199.2</text:p>
          </table:table-cell>
          <table:table-cell office:value-type="float" office:value="356.609" calcext:value-type="float">
            <text:p>356.609</text:p>
          </table:table-cell>
          <table:table-cell office:value-type="float" office:value="660.023" calcext:value-type="float">
            <text:p>660.023</text:p>
          </table:table-cell>
          <table:table-cell table:formula="of:=AVERAGE([.A58];[.D58];[.G58])" office:value-type="float" office:value="206.4" calcext:value-type="float">
            <text:p>206.4</text:p>
          </table:table-cell>
          <table:table-cell table:formula="of:=AVERAGE([.B58];[.E58];[.H58])" office:value-type="float" office:value="344.981333333333" calcext:value-type="float">
            <text:p>344.981333333333</text:p>
          </table:table-cell>
          <table:table-cell table:formula="of:=AVERAGE([.C58];[.F58];[.I58])" office:value-type="float" office:value="642.523" calcext:value-type="float">
            <text:p>642.523</text:p>
          </table:table-cell>
          <table:table-cell table:number-columns-repeated="2"/>
          <table:table-cell office:value-type="float" office:value="182.9" calcext:value-type="float">
            <text:p>182.9</text:p>
          </table:table-cell>
          <table:table-cell office:value-type="float" office:value="35.398" calcext:value-type="float">
            <text:p>35.398</text:p>
          </table:table-cell>
          <table:table-cell office:value-type="float" office:value="86.652" calcext:value-type="float">
            <text:p>86.652</text:p>
          </table:table-cell>
          <table:table-cell office:value-type="float" office:value="206.5" calcext:value-type="float">
            <text:p>206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97.1" calcext:value-type="float">
            <text:p>197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table:formula="of:=AVERAGE([.O58];[.R58];[.U58])" office:value-type="float" office:value="195.5" calcext:value-type="float">
            <text:p>195.5</text:p>
          </table:table-cell>
          <table:table-cell table:formula="of:=AVERAGE([.P58];[.S58];[.V58])" office:value-type="float" office:value="35.2293333333333" calcext:value-type="float">
            <text:p>35.2293333333333</text:p>
          </table:table-cell>
          <table:table-cell table:formula="of:=AVERAGE([.Q58];[.T58];[.W58])" office:value-type="float" office:value="85.9826666666667" calcext:value-type="float">
            <text:p>85.9826666666667</text:p>
          </table:table-cell>
          <table:table-cell table:number-columns-repeated="2"/>
          <table:table-cell office:value-type="float" office:value="252.8" calcext:value-type="float">
            <text:p>252.8</text:p>
          </table:table-cell>
          <table:table-cell office:value-type="float" office:value="391.312" calcext:value-type="float">
            <text:p>391.312</text:p>
          </table:table-cell>
          <table:table-cell office:value-type="float" office:value="3954.668" calcext:value-type="float">
            <text:p>3954.668</text:p>
          </table:table-cell>
          <table:table-cell office:value-type="float" office:value="212.9" calcext:value-type="float">
            <text:p>212.9</text:p>
          </table:table-cell>
          <table:table-cell office:value-type="float" office:value="401.219" calcext:value-type="float">
            <text:p>401.219</text:p>
          </table:table-cell>
          <table:table-cell office:value-type="float" office:value="3964.266" calcext:value-type="float">
            <text:p>3964.266</text:p>
          </table:table-cell>
          <table:table-cell office:value-type="float" office:value="256.9" calcext:value-type="float">
            <text:p>256.9</text:p>
          </table:table-cell>
          <table:table-cell office:value-type="float" office:value="399.211" calcext:value-type="float">
            <text:p>399.211</text:p>
          </table:table-cell>
          <table:table-cell office:value-type="float" office:value="3962.258" calcext:value-type="float">
            <text:p>3962.258</text:p>
          </table:table-cell>
          <table:table-cell table:formula="of:=AVERAGE([.AC58];[.AF58];[.AI58])" office:value-type="float" office:value="240.866666666667" calcext:value-type="float">
            <text:p>240.866666666667</text:p>
          </table:table-cell>
          <table:table-cell table:formula="of:=AVERAGE([.AD58];[.AG58];[.AJ58])" office:value-type="float" office:value="397.247333333333" calcext:value-type="float">
            <text:p>397.247333333333</text:p>
          </table:table-cell>
          <table:table-cell table:formula="of:=AVERAGE([.AE58];[.AH58];[.AK58])" office:value-type="float" office:value="3960.39733333333" calcext:value-type="float">
            <text:p>3960.39733333333</text:p>
          </table:table-cell>
          <table:table-cell table:number-columns-repeated="2"/>
          <table:table-cell table:formula="of:=[.A58]+[.O58]+[.AC58]" office:value-type="float" office:value="635.2" calcext:value-type="float">
            <text:p>635.2</text:p>
          </table:table-cell>
          <table:table-cell table:formula="of:=[.B58]+[.P58]+[.AD58]" office:value-type="float" office:value="757.483" calcext:value-type="float">
            <text:p>757.483</text:p>
          </table:table-cell>
          <table:table-cell table:formula="of:=[.C58]+[.Q58]+[.AE58]" office:value-type="float" office:value="4664.343" calcext:value-type="float">
            <text:p>4664.343</text:p>
          </table:table-cell>
          <table:table-cell table:formula="of:=[.D58]+[.R58]+[.AF58]" office:value-type="float" office:value="639.9" calcext:value-type="float">
            <text:p>639.9</text:p>
          </table:table-cell>
          <table:table-cell table:formula="of:=[.E58]+[.S58]+[.AG58]" office:value-type="float" office:value="783.926" calcext:value-type="float">
            <text:p>783.926</text:p>
          </table:table-cell>
          <table:table-cell table:formula="of:=[.F58]+[.T58]+[.AH58]" office:value-type="float" office:value="4694.437" calcext:value-type="float">
            <text:p>4694.437</text:p>
          </table:table-cell>
          <table:table-cell table:formula="of:=[.G58]+[.U58]+[.AI58]" office:value-type="float" office:value="653.2" calcext:value-type="float">
            <text:p>653.2</text:p>
          </table:table-cell>
          <table:table-cell table:formula="of:=[.H58]+[.V58]+[.AJ58]" office:value-type="float" office:value="790.965" calcext:value-type="float">
            <text:p>790.965</text:p>
          </table:table-cell>
          <table:table-cell table:formula="of:=[.I58]+[.W58]+[.AK58]" office:value-type="float" office:value="4707.929" calcext:value-type="float">
            <text:p>4707.929</text:p>
          </table:table-cell>
          <table:table-cell table:formula="of:=AVERAGE([.AQ58];[.AT58];[.AW58])" office:value-type="float" office:value="642.766666666667" calcext:value-type="float">
            <text:p>642.766666666667</text:p>
          </table:table-cell>
          <table:table-cell table:formula="of:=AVERAGE([.AR58];[.AU58];[.AX58])" office:value-type="float" office:value="777.458" calcext:value-type="float">
            <text:p>777.458</text:p>
          </table:table-cell>
          <table:table-cell table:formula="of:=AVERAGE([.AS58];[.AV58];[.AY58])" office:value-type="float" office:value="4688.903" calcext:value-type="float">
            <text:p>4688.903</text:p>
          </table:table-cell>
          <table:table-cell table:number-columns-repeated="2"/>
          <table:table-cell table:formula="of:=[.CG58]-[.BS58]" office:value-type="float" office:value="41.7" calcext:value-type="float">
            <text:p>41.7</text:p>
          </table:table-cell>
          <table:table-cell table:formula="of:=[.CH58]-[.BT58]" office:value-type="float" office:value="52.5310000000001" calcext:value-type="float">
            <text:p>52.5310000000001</text:p>
          </table:table-cell>
          <table:table-cell table:formula="of:=[.CI58]-[.BU58]" office:value-type="float" office:value="189.196" calcext:value-type="float">
            <text:p>189.196</text:p>
          </table:table-cell>
          <table:table-cell table:formula="of:=[.CJ58]-[.BV58]" office:value-type="float" office:value="51" calcext:value-type="float">
            <text:p>51</text:p>
          </table:table-cell>
          <table:table-cell table:formula="of:=[.CK58]-[.BW58]" office:value-type="float" office:value="8.28499999999997" calcext:value-type="float">
            <text:p>8.28499999999997</text:p>
          </table:table-cell>
          <table:table-cell table:formula="of:=[.CL58]-[.BX58]" office:value-type="float" office:value="-466.277" calcext:value-type="float">
            <text:p>-466.277</text:p>
          </table:table-cell>
          <table:table-cell table:formula="of:=[.CM58]-[.BY58]" office:value-type="float" office:value="50.2000000000001" calcext:value-type="float">
            <text:p>50.2000000000001</text:p>
          </table:table-cell>
          <table:table-cell table:formula="of:=[.CN58]-[.BZ58]" office:value-type="float" office:value="51.4720000000001" calcext:value-type="float">
            <text:p>51.4720000000001</text:p>
          </table:table-cell>
          <table:table-cell table:formula="of:=[.CO58]-[.CA58]" office:value-type="float" office:value="189.195" calcext:value-type="float">
            <text:p>189.195</text:p>
          </table:table-cell>
          <table:table-cell table:formula="of:=AVERAGE([.BE58];[.BH58];[.BK58])" office:value-type="float" office:value="47.6333333333333" calcext:value-type="float">
            <text:p>47.6333333333333</text:p>
          </table:table-cell>
          <table:table-cell table:formula="of:=AVERAGE([.BF58];[.BI58];[.BL58])" office:value-type="float" office:value="37.4293333333334" calcext:value-type="float">
            <text:p>37.4293333333334</text:p>
          </table:table-cell>
          <table:table-cell table:formula="of:=AVERAGE([.BG58];[.BJ58];[.BM58])" office:value-type="float" office:value="-29.2953333333335" calcext:value-type="float">
            <text:p>-29.2953333333335</text:p>
          </table:table-cell>
          <table:table-cell table:number-columns-repeated="2"/>
          <table:table-cell office:value-type="float" office:value="425.1" calcext:value-type="float">
            <text:p>425.1</text:p>
          </table:table-cell>
          <table:table-cell office:value-type="float" office:value="830.688" calcext:value-type="float">
            <text:p>830.688</text:p>
          </table:table-cell>
          <table:table-cell office:value-type="float" office:value="8522.324" calcext:value-type="float">
            <text:p>8522.324</text:p>
          </table:table-cell>
          <table:table-cell office:value-type="float" office:value="297.6" calcext:value-type="float">
            <text:p>297.6</text:p>
          </table:table-cell>
          <table:table-cell office:value-type="float" office:value="881.422" calcext:value-type="float">
            <text:p>881.422</text:p>
          </table:table-cell>
          <table:table-cell office:value-type="float" office:value="9807.859" calcext:value-type="float">
            <text:p>9807.859</text:p>
          </table:table-cell>
          <table:table-cell office:value-type="float" office:value="259.4" calcext:value-type="float">
            <text:p>259.4</text:p>
          </table:table-cell>
          <table:table-cell office:value-type="float" office:value="819.637" calcext:value-type="float">
            <text:p>819.637</text:p>
          </table:table-cell>
          <table:table-cell office:value-type="float" office:value="8516.891" calcext:value-type="float">
            <text:p>8516.891</text:p>
          </table:table-cell>
          <table:table-cell table:formula="of:=AVERAGE([.BS58];[.BV58];[.BY58])" office:value-type="float" office:value="327.366666666667" calcext:value-type="float">
            <text:p>327.366666666667</text:p>
          </table:table-cell>
          <table:table-cell table:formula="of:=AVERAGE([.BT58];[.BW58];[.BZ58])" office:value-type="float" office:value="843.915666666667" calcext:value-type="float">
            <text:p>843.915666666667</text:p>
          </table:table-cell>
          <table:table-cell table:formula="of:=AVERAGE([.BU58];[.BX58];[.CA58])" office:value-type="float" office:value="8949.02466666667" calcext:value-type="float">
            <text:p>8949.02466666667</text:p>
          </table:table-cell>
          <table:table-cell table:number-columns-repeated="2"/>
          <table:table-cell office:value-type="float" office:value="466.8" calcext:value-type="float">
            <text:p>466.8</text:p>
          </table:table-cell>
          <table:table-cell office:value-type="float" office:value="883.219" calcext:value-type="float">
            <text:p>883.219</text:p>
          </table:table-cell>
          <table:table-cell office:value-type="float" office:value="8711.52" calcext:value-type="float">
            <text:p>8711.52</text:p>
          </table:table-cell>
          <table:table-cell office:value-type="float" office:value="348.6" calcext:value-type="float">
            <text:p>348.6</text:p>
          </table:table-cell>
          <table:table-cell office:value-type="float" office:value="889.707" calcext:value-type="float">
            <text:p>889.707</text:p>
          </table:table-cell>
          <table:table-cell office:value-type="float" office:value="9341.582" calcext:value-type="float">
            <text:p>9341.582</text:p>
          </table:table-cell>
          <table:table-cell office:value-type="float" office:value="309.6" calcext:value-type="float">
            <text:p>309.6</text:p>
          </table:table-cell>
          <table:table-cell office:value-type="float" office:value="871.109" calcext:value-type="float">
            <text:p>871.109</text:p>
          </table:table-cell>
          <table:table-cell office:value-type="float" office:value="8706.086" calcext:value-type="float">
            <text:p>8706.086</text:p>
          </table:table-cell>
          <table:table-cell table:formula="of:=AVERAGE([.CG58];[.CJ58];[.CM58])" office:value-type="float" office:value="375" calcext:value-type="float">
            <text:p>375</text:p>
          </table:table-cell>
          <table:table-cell table:formula="of:=AVERAGE([.CH58];[.CK58];[.CN58])" office:value-type="float" office:value="881.345" calcext:value-type="float">
            <text:p>881.345</text:p>
          </table:table-cell>
          <table:table-cell table:formula="of:=AVERAGE([.CI58];[.CL58];[.CO58])" office:value-type="float" office:value="8919.72933333333" calcext:value-type="float">
            <text:p>8919.72933333333</text:p>
          </table:table-cell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331.176" calcext:value-type="float">
            <text:p>331.176</text:p>
          </table:table-cell>
          <table:table-cell office:value-type="float" office:value="623.023" calcext:value-type="float">
            <text:p>623.023</text:p>
          </table:table-cell>
          <table:table-cell office:value-type="float" office:value="196.2" calcext:value-type="float">
            <text:p>196.2</text:p>
          </table:table-cell>
          <table:table-cell office:value-type="float" office:value="345.973" calcext:value-type="float">
            <text:p>345.97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37.4" calcext:value-type="float">
            <text:p>237.4</text:p>
          </table:table-cell>
          <table:table-cell office:value-type="float" office:value="355.039" calcext:value-type="float">
            <text:p>355.039</text:p>
          </table:table-cell>
          <table:table-cell office:value-type="float" office:value="660.023" calcext:value-type="float">
            <text:p>660.023</text:p>
          </table:table-cell>
          <table:table-cell table:formula="of:=AVERAGE([.A59];[.D59];[.G59])" office:value-type="float" office:value="217.6" calcext:value-type="float">
            <text:p>217.6</text:p>
          </table:table-cell>
          <table:table-cell table:formula="of:=AVERAGE([.B59];[.E59];[.H59])" office:value-type="float" office:value="344.062666666667" calcext:value-type="float">
            <text:p>344.062666666667</text:p>
          </table:table-cell>
          <table:table-cell table:formula="of:=AVERAGE([.C59];[.F59];[.I59])" office:value-type="float" office:value="642.523" calcext:value-type="float">
            <text:p>642.523</text:p>
          </table:table-cell>
          <table:table-cell table:number-columns-repeated="2"/>
          <table:table-cell office:value-type="float" office:value="203.5" calcext:value-type="float">
            <text:p>203.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office:value-type="float" office:value="177.5" calcext:value-type="float">
            <text:p>177.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6.652" calcext:value-type="float">
            <text:p>86.652</text:p>
          </table:table-cell>
          <table:table-cell office:value-type="float" office:value="207.5" calcext:value-type="float">
            <text:p>207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59];[.R59];[.U59])" office:value-type="float" office:value="196.166666666667" calcext:value-type="float">
            <text:p>196.166666666667</text:p>
          </table:table-cell>
          <table:table-cell table:formula="of:=AVERAGE([.P59];[.S59];[.V59])" office:value-type="float" office:value="35.3136666666667" calcext:value-type="float">
            <text:p>35.3136666666667</text:p>
          </table:table-cell>
          <table:table-cell table:formula="of:=AVERAGE([.Q59];[.T59];[.W59])" office:value-type="float" office:value="85.983" calcext:value-type="float">
            <text:p>85.983</text:p>
          </table:table-cell>
          <table:table-cell table:number-columns-repeated="2"/>
          <table:table-cell office:value-type="float" office:value="230.8" calcext:value-type="float">
            <text:p>230.8</text:p>
          </table:table-cell>
          <table:table-cell office:value-type="float" office:value="399.449" calcext:value-type="float">
            <text:p>399.449</text:p>
          </table:table-cell>
          <table:table-cell office:value-type="float" office:value="3962.684" calcext:value-type="float">
            <text:p>3962.684</text:p>
          </table:table-cell>
          <table:table-cell office:value-type="float" office:value="289" calcext:value-type="float">
            <text:p>289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66" calcext:value-type="float">
            <text:p>3968.266</text:p>
          </table:table-cell>
          <table:table-cell office:value-type="float" office:value="157.5" calcext:value-type="float">
            <text:p>157.5</text:p>
          </table:table-cell>
          <table:table-cell office:value-type="float" office:value="401.211" calcext:value-type="float">
            <text:p>401.211</text:p>
          </table:table-cell>
          <table:table-cell office:value-type="float" office:value="3964.258" calcext:value-type="float">
            <text:p>3964.258</text:p>
          </table:table-cell>
          <table:table-cell table:formula="of:=AVERAGE([.AC59];[.AF59];[.AI59])" office:value-type="float" office:value="225.766666666667" calcext:value-type="float">
            <text:p>225.766666666667</text:p>
          </table:table-cell>
          <table:table-cell table:formula="of:=AVERAGE([.AD59];[.AG59];[.AJ59])" office:value-type="float" office:value="401.959666666667" calcext:value-type="float">
            <text:p>401.959666666667</text:p>
          </table:table-cell>
          <table:table-cell table:formula="of:=AVERAGE([.AE59];[.AH59];[.AK59])" office:value-type="float" office:value="3965.06933333333" calcext:value-type="float">
            <text:p>3965.06933333333</text:p>
          </table:table-cell>
          <table:table-cell table:number-columns-repeated="2"/>
          <table:table-cell table:formula="of:=[.A59]+[.O59]+[.AC59]" office:value-type="float" office:value="653.5" calcext:value-type="float">
            <text:p>653.5</text:p>
          </table:table-cell>
          <table:table-cell table:formula="of:=[.B59]+[.P59]+[.AD59]" office:value-type="float" office:value="766.023" calcext:value-type="float">
            <text:p>766.023</text:p>
          </table:table-cell>
          <table:table-cell table:formula="of:=[.C59]+[.Q59]+[.AE59]" office:value-type="float" office:value="4671.617" calcext:value-type="float">
            <text:p>4671.617</text:p>
          </table:table-cell>
          <table:table-cell table:formula="of:=[.D59]+[.R59]+[.AF59]" office:value-type="float" office:value="662.7" calcext:value-type="float">
            <text:p>662.7</text:p>
          </table:table-cell>
          <table:table-cell table:formula="of:=[.E59]+[.S59]+[.AG59]" office:value-type="float" office:value="786.59" calcext:value-type="float">
            <text:p>786.59</text:p>
          </table:table-cell>
          <table:table-cell table:formula="of:=[.F59]+[.T59]+[.AH59]" office:value-type="float" office:value="4699.441" calcext:value-type="float">
            <text:p>4699.441</text:p>
          </table:table-cell>
          <table:table-cell table:formula="of:=[.G59]+[.U59]+[.AI59]" office:value-type="float" office:value="602.4" calcext:value-type="float">
            <text:p>602.4</text:p>
          </table:table-cell>
          <table:table-cell table:formula="of:=[.H59]+[.V59]+[.AJ59]" office:value-type="float" office:value="791.395" calcext:value-type="float">
            <text:p>791.395</text:p>
          </table:table-cell>
          <table:table-cell table:formula="of:=[.I59]+[.W59]+[.AK59]" office:value-type="float" office:value="4709.668" calcext:value-type="float">
            <text:p>4709.668</text:p>
          </table:table-cell>
          <table:table-cell table:formula="of:=AVERAGE([.AQ59];[.AT59];[.AW59])" office:value-type="float" office:value="639.533333333333" calcext:value-type="float">
            <text:p>639.533333333333</text:p>
          </table:table-cell>
          <table:table-cell table:formula="of:=AVERAGE([.AR59];[.AU59];[.AX59])" office:value-type="float" office:value="781.336" calcext:value-type="float">
            <text:p>781.336</text:p>
          </table:table-cell>
          <table:table-cell table:formula="of:=AVERAGE([.AS59];[.AV59];[.AY59])" office:value-type="float" office:value="4693.57533333333" calcext:value-type="float">
            <text:p>4693.57533333333</text:p>
          </table:table-cell>
          <table:table-cell table:number-columns-repeated="2"/>
          <table:table-cell table:formula="of:=[.CG59]-[.BS59]" office:value-type="float" office:value="47.4" calcext:value-type="float">
            <text:p>47.4</text:p>
          </table:table-cell>
          <table:table-cell table:formula="of:=[.CH59]-[.BT59]" office:value-type="float" office:value="59.52" calcext:value-type="float">
            <text:p>59.52</text:p>
          </table:table-cell>
          <table:table-cell table:formula="of:=[.CI59]-[.BU59]" office:value-type="float" office:value="193.323999999999" calcext:value-type="float">
            <text:p>193.323999999999</text:p>
          </table:table-cell>
          <table:table-cell table:formula="of:=[.CJ59]-[.BV59]" office:value-type="float" office:value="-30.4" calcext:value-type="float">
            <text:p>-30.4</text:p>
          </table:table-cell>
          <table:table-cell table:formula="of:=[.CK59]-[.BW59]" office:value-type="float" office:value="47.453" calcext:value-type="float">
            <text:p>47.453</text:p>
          </table:table-cell>
          <table:table-cell table:formula="of:=[.CL59]-[.BX59]" office:value-type="float" office:value="185.195" calcext:value-type="float">
            <text:p>185.195</text:p>
          </table:table-cell>
          <table:table-cell table:formula="of:=[.CM59]-[.BY59]" office:value-type="float" office:value="47.6" calcext:value-type="float">
            <text:p>47.6</text:p>
          </table:table-cell>
          <table:table-cell table:formula="of:=[.CN59]-[.BZ59]" office:value-type="float" office:value="70.355" calcext:value-type="float">
            <text:p>70.355</text:p>
          </table:table-cell>
          <table:table-cell table:formula="of:=[.CO59]-[.CA59]" office:value-type="float" office:value="193.671999999999" calcext:value-type="float">
            <text:p>193.671999999999</text:p>
          </table:table-cell>
          <table:table-cell table:formula="of:=AVERAGE([.BE59];[.BH59];[.BK59])" office:value-type="float" office:value="21.5333333333333" calcext:value-type="float">
            <text:p>21.5333333333333</text:p>
          </table:table-cell>
          <table:table-cell table:formula="of:=AVERAGE([.BF59];[.BI59];[.BL59])" office:value-type="float" office:value="59.1093333333333" calcext:value-type="float">
            <text:p>59.1093333333333</text:p>
          </table:table-cell>
          <table:table-cell table:formula="of:=AVERAGE([.BG59];[.BJ59];[.BM59])" office:value-type="float" office:value="190.730333333332" calcext:value-type="float">
            <text:p>190.730333333332</text:p>
          </table:table-cell>
          <table:table-cell table:number-columns-repeated="2"/>
          <table:table-cell office:value-type="float" office:value="437.7" calcext:value-type="float">
            <text:p>437.7</text:p>
          </table:table-cell>
          <table:table-cell office:value-type="float" office:value="894.664" calcext:value-type="float">
            <text:p>894.664</text:p>
          </table:table-cell>
          <table:table-cell office:value-type="float" office:value="9186.379" calcext:value-type="float">
            <text:p>9186.379</text:p>
          </table:table-cell>
          <table:table-cell office:value-type="float" office:value="499.8" calcext:value-type="float">
            <text:p>499.8</text:p>
          </table:table-cell>
          <table:table-cell office:value-type="float" office:value="689.625" calcext:value-type="float">
            <text:p>689.625</text:p>
          </table:table-cell>
          <table:table-cell office:value-type="float" office:value="7209.66" calcext:value-type="float">
            <text:p>7209.66</text:p>
          </table:table-cell>
          <table:table-cell office:value-type="float" office:value="254" calcext:value-type="float">
            <text:p>254</text:p>
          </table:table-cell>
          <table:table-cell office:value-type="float" office:value="991.633" calcext:value-type="float">
            <text:p>991.633</text:p>
          </table:table-cell>
          <table:table-cell office:value-type="float" office:value="10486.539" calcext:value-type="float">
            <text:p>10486.539</text:p>
          </table:table-cell>
          <table:table-cell table:formula="of:=AVERAGE([.BS59];[.BV59];[.BY59])" office:value-type="float" office:value="397.166666666667" calcext:value-type="float">
            <text:p>397.166666666667</text:p>
          </table:table-cell>
          <table:table-cell table:formula="of:=AVERAGE([.BT59];[.BW59];[.BZ59])" office:value-type="float" office:value="858.640666666667" calcext:value-type="float">
            <text:p>858.640666666667</text:p>
          </table:table-cell>
          <table:table-cell table:formula="of:=AVERAGE([.BU59];[.BX59];[.CA59])" office:value-type="float" office:value="8960.85933333333" calcext:value-type="float">
            <text:p>8960.85933333333</text:p>
          </table:table-cell>
          <table:table-cell table:number-columns-repeated="2"/>
          <table:table-cell office:value-type="float" office:value="485.1" calcext:value-type="float">
            <text:p>485.1</text:p>
          </table:table-cell>
          <table:table-cell office:value-type="float" office:value="954.184" calcext:value-type="float">
            <text:p>954.184</text:p>
          </table:table-cell>
          <table:table-cell office:value-type="float" office:value="9379.703" calcext:value-type="float">
            <text:p>9379.703</text:p>
          </table:table-cell>
          <table:table-cell office:value-type="float" office:value="469.4" calcext:value-type="float">
            <text:p>469.4</text:p>
          </table:table-cell>
          <table:table-cell office:value-type="float" office:value="737.078" calcext:value-type="float">
            <text:p>737.078</text:p>
          </table:table-cell>
          <table:table-cell office:value-type="float" office:value="7394.855" calcext:value-type="float">
            <text:p>7394.855</text:p>
          </table:table-cell>
          <table:table-cell office:value-type="float" office:value="301.6" calcext:value-type="float">
            <text:p>301.6</text:p>
          </table:table-cell>
          <table:table-cell office:value-type="float" office:value="1061.988" calcext:value-type="float">
            <text:p>1061.988</text:p>
          </table:table-cell>
          <table:table-cell office:value-type="float" office:value="10680.211" calcext:value-type="float">
            <text:p>10680.211</text:p>
          </table:table-cell>
          <table:table-cell table:formula="of:=AVERAGE([.CG59];[.CJ59];[.CM59])" office:value-type="float" office:value="418.7" calcext:value-type="float">
            <text:p>418.7</text:p>
          </table:table-cell>
          <table:table-cell table:formula="of:=AVERAGE([.CH59];[.CK59];[.CN59])" office:value-type="float" office:value="917.75" calcext:value-type="float">
            <text:p>917.75</text:p>
          </table:table-cell>
          <table:table-cell table:formula="of:=AVERAGE([.CI59];[.CL59];[.CO59])" office:value-type="float" office:value="9151.58966666666" calcext:value-type="float">
            <text:p>9151.5896666666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29.996" calcext:value-type="float">
            <text:p>329.996</text:p>
          </table:table-cell>
          <table:table-cell office:value-type="float" office:value="623.023" calcext:value-type="float">
            <text:p>623.023</text:p>
          </table:table-cell>
          <table:table-cell office:value-type="float" office:value="211" calcext:value-type="float">
            <text:p>211</text:p>
          </table:table-cell>
          <table:table-cell office:value-type="float" office:value="346.152" calcext:value-type="float">
            <text:p>346.152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67.1" calcext:value-type="float">
            <text:p>167.1</text:p>
          </table:table-cell>
          <table:table-cell office:value-type="float" office:value="356.375" calcext:value-type="float">
            <text:p>356.375</text:p>
          </table:table-cell>
          <table:table-cell office:value-type="float" office:value="660.023" calcext:value-type="float">
            <text:p>660.023</text:p>
          </table:table-cell>
          <table:table-cell table:formula="of:=AVERAGE([.A60];[.D60];[.G60])" office:value-type="float" office:value="195.7" calcext:value-type="float">
            <text:p>195.7</text:p>
          </table:table-cell>
          <table:table-cell table:formula="of:=AVERAGE([.B60];[.E60];[.H60])" office:value-type="float" office:value="344.174333333333" calcext:value-type="float">
            <text:p>344.174333333333</text:p>
          </table:table-cell>
          <table:table-cell table:formula="of:=AVERAGE([.C60];[.F60];[.I60])" office:value-type="float" office:value="642.523" calcext:value-type="float">
            <text:p>642.523</text:p>
          </table:table-cell>
          <table:table-cell table:number-columns-repeated="2"/>
          <table:table-cell office:value-type="float" office:value="189.6" calcext:value-type="float">
            <text:p>18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92.2" calcext:value-type="float">
            <text:p>192.2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151.4" calcext:value-type="float">
            <text:p>151.4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table:formula="of:=AVERAGE([.O60];[.R60];[.U60])" office:value-type="float" office:value="177.733333333333" calcext:value-type="float">
            <text:p>177.733333333333</text:p>
          </table:table-cell>
          <table:table-cell table:formula="of:=AVERAGE([.P60];[.S60];[.V60])" office:value-type="float" office:value="35.3136666666667" calcext:value-type="float">
            <text:p>35.3136666666667</text:p>
          </table:table-cell>
          <table:table-cell table:formula="of:=AVERAGE([.Q60];[.T60];[.W60])" office:value-type="float" office:value="85.561" calcext:value-type="float">
            <text:p>85.561</text:p>
          </table:table-cell>
          <table:table-cell table:number-columns-repeated="2"/>
          <table:table-cell office:value-type="float" office:value="252.9" calcext:value-type="float">
            <text:p>252.9</text:p>
          </table:table-cell>
          <table:table-cell office:value-type="float" office:value="403.223" calcext:value-type="float">
            <text:p>403.223</text:p>
          </table:table-cell>
          <table:table-cell office:value-type="float" office:value="3966.27" calcext:value-type="float">
            <text:p>3966.27</text:p>
          </table:table-cell>
          <table:table-cell office:value-type="float" office:value="213.9" calcext:value-type="float">
            <text:p>213.9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66" calcext:value-type="float">
            <text:p>3968.266</text:p>
          </table:table-cell>
          <table:table-cell office:value-type="float" office:value="340.4" calcext:value-type="float">
            <text:p>340.4</text:p>
          </table:table-cell>
          <table:table-cell office:value-type="float" office:value="401.465" calcext:value-type="float">
            <text:p>401.465</text:p>
          </table:table-cell>
          <table:table-cell office:value-type="float" office:value="3964.773" calcext:value-type="float">
            <text:p>3964.773</text:p>
          </table:table-cell>
          <table:table-cell table:formula="of:=AVERAGE([.AC60];[.AF60];[.AI60])" office:value-type="float" office:value="269.066666666667" calcext:value-type="float">
            <text:p>269.066666666667</text:p>
          </table:table-cell>
          <table:table-cell table:formula="of:=AVERAGE([.AD60];[.AG60];[.AJ60])" office:value-type="float" office:value="403.302333333333" calcext:value-type="float">
            <text:p>403.302333333333</text:p>
          </table:table-cell>
          <table:table-cell table:formula="of:=AVERAGE([.AE60];[.AH60];[.AK60])" office:value-type="float" office:value="3966.43633333333" calcext:value-type="float">
            <text:p>3966.43633333333</text:p>
          </table:table-cell>
          <table:table-cell table:number-columns-repeated="2"/>
          <table:table-cell table:formula="of:=[.A60]+[.O60]+[.AC60]" office:value-type="float" office:value="651.5" calcext:value-type="float">
            <text:p>651.5</text:p>
          </table:table-cell>
          <table:table-cell table:formula="of:=[.B60]+[.P60]+[.AD60]" office:value-type="float" office:value="768.364" calcext:value-type="float">
            <text:p>768.364</text:p>
          </table:table-cell>
          <table:table-cell table:formula="of:=[.C60]+[.Q60]+[.AE60]" office:value-type="float" office:value="4674.68" calcext:value-type="float">
            <text:p>4674.68</text:p>
          </table:table-cell>
          <table:table-cell table:formula="of:=[.D60]+[.R60]+[.AF60]" office:value-type="float" office:value="617.1" calcext:value-type="float">
            <text:p>617.1</text:p>
          </table:table-cell>
          <table:table-cell table:formula="of:=[.E60]+[.S60]+[.AG60]" office:value-type="float" office:value="786.769" calcext:value-type="float">
            <text:p>786.769</text:p>
          </table:table-cell>
          <table:table-cell table:formula="of:=[.F60]+[.T60]+[.AH60]" office:value-type="float" office:value="4698.437" calcext:value-type="float">
            <text:p>4698.437</text:p>
          </table:table-cell>
          <table:table-cell table:formula="of:=[.G60]+[.U60]+[.AI60]" office:value-type="float" office:value="658.9" calcext:value-type="float">
            <text:p>658.9</text:p>
          </table:table-cell>
          <table:table-cell table:formula="of:=[.H60]+[.V60]+[.AJ60]" office:value-type="float" office:value="793.238" calcext:value-type="float">
            <text:p>793.238</text:p>
          </table:table-cell>
          <table:table-cell table:formula="of:=[.I60]+[.W60]+[.AK60]" office:value-type="float" office:value="4710.444" calcext:value-type="float">
            <text:p>4710.444</text:p>
          </table:table-cell>
          <table:table-cell table:formula="of:=AVERAGE([.AQ60];[.AT60];[.AW60])" office:value-type="float" office:value="642.5" calcext:value-type="float">
            <text:p>642.5</text:p>
          </table:table-cell>
          <table:table-cell table:formula="of:=AVERAGE([.AR60];[.AU60];[.AX60])" office:value-type="float" office:value="782.790333333333" calcext:value-type="float">
            <text:p>782.790333333333</text:p>
          </table:table-cell>
          <table:table-cell table:formula="of:=AVERAGE([.AS60];[.AV60];[.AY60])" office:value-type="float" office:value="4694.52033333333" calcext:value-type="float">
            <text:p>4694.52033333333</text:p>
          </table:table-cell>
          <table:table-cell table:number-columns-repeated="2"/>
          <table:table-cell table:formula="of:=[.CG60]-[.BS60]" office:value-type="float" office:value="47" calcext:value-type="float">
            <text:p>47</text:p>
          </table:table-cell>
          <table:table-cell table:formula="of:=[.CH60]-[.BT60]" office:value-type="float" office:value="57.4920000000001" calcext:value-type="float">
            <text:p>57.4920000000001</text:p>
          </table:table-cell>
          <table:table-cell table:formula="of:=[.CI60]-[.BU60]" office:value-type="float" office:value="193.836000000001" calcext:value-type="float">
            <text:p>193.836000000001</text:p>
          </table:table-cell>
          <table:table-cell table:formula="of:=[.CJ60]-[.BV60]" office:value-type="float" office:value="49.8" calcext:value-type="float">
            <text:p>49.8</text:p>
          </table:table-cell>
          <table:table-cell table:formula="of:=[.CK60]-[.BW60]" office:value-type="float" office:value="49.453" calcext:value-type="float">
            <text:p>49.453</text:p>
          </table:table-cell>
          <table:table-cell table:formula="of:=[.CL60]-[.BX60]" office:value-type="float" office:value="187.196" calcext:value-type="float">
            <text:p>187.196</text:p>
          </table:table-cell>
          <table:table-cell table:formula="of:=[.CM60]-[.BY60]" office:value-type="float" office:value="50.5" calcext:value-type="float">
            <text:p>50.5</text:p>
          </table:table-cell>
          <table:table-cell table:formula="of:=[.CN60]-[.BZ60]" office:value-type="float" office:value="55.7149999999999" calcext:value-type="float">
            <text:p>55.7149999999999</text:p>
          </table:table-cell>
          <table:table-cell table:formula="of:=[.CO60]-[.CA60]" office:value-type="float" office:value="193.602" calcext:value-type="float">
            <text:p>193.602</text:p>
          </table:table-cell>
          <table:table-cell table:formula="of:=AVERAGE([.BE60];[.BH60];[.BK60])" office:value-type="float" office:value="49.1" calcext:value-type="float">
            <text:p>49.1</text:p>
          </table:table-cell>
          <table:table-cell table:formula="of:=AVERAGE([.BF60];[.BI60];[.BL60])" office:value-type="float" office:value="54.22" calcext:value-type="float">
            <text:p>54.22</text:p>
          </table:table-cell>
          <table:table-cell table:formula="of:=AVERAGE([.BG60];[.BJ60];[.BM60])" office:value-type="float" office:value="191.544666666667" calcext:value-type="float">
            <text:p>191.544666666667</text:p>
          </table:table-cell>
          <table:table-cell table:number-columns-repeated="2"/>
          <table:table-cell office:value-type="float" office:value="276.1" calcext:value-type="float">
            <text:p>276.1</text:p>
          </table:table-cell>
          <table:table-cell office:value-type="float" office:value="814.766" calcext:value-type="float">
            <text:p>814.766</text:p>
          </table:table-cell>
          <table:table-cell office:value-type="float" office:value="8519.336" calcext:value-type="float">
            <text:p>8519.336</text:p>
          </table:table-cell>
          <table:table-cell office:value-type="float" office:value="392.2" calcext:value-type="float">
            <text:p>392.2</text:p>
          </table:table-cell>
          <table:table-cell office:value-type="float" office:value="767.609" calcext:value-type="float">
            <text:p>767.609</text:p>
          </table:table-cell>
          <table:table-cell office:value-type="float" office:value="7873.781" calcext:value-type="float">
            <text:p>7873.781</text:p>
          </table:table-cell>
          <table:table-cell office:value-type="float" office:value="311.3" calcext:value-type="float">
            <text:p>311.3</text:p>
          </table:table-cell>
          <table:table-cell office:value-type="float" office:value="748.133" calcext:value-type="float">
            <text:p>748.133</text:p>
          </table:table-cell>
          <table:table-cell office:value-type="float" office:value="7852.828" calcext:value-type="float">
            <text:p>7852.828</text:p>
          </table:table-cell>
          <table:table-cell table:formula="of:=AVERAGE([.BS60];[.BV60];[.BY60])" office:value-type="float" office:value="326.533333333333" calcext:value-type="float">
            <text:p>326.533333333333</text:p>
          </table:table-cell>
          <table:table-cell table:formula="of:=AVERAGE([.BT60];[.BW60];[.BZ60])" office:value-type="float" office:value="776.836" calcext:value-type="float">
            <text:p>776.836</text:p>
          </table:table-cell>
          <table:table-cell table:formula="of:=AVERAGE([.BU60];[.BX60];[.CA60])" office:value-type="float" office:value="8081.98166666667" calcext:value-type="float">
            <text:p>8081.98166666667</text:p>
          </table:table-cell>
          <table:table-cell table:number-columns-repeated="2"/>
          <table:table-cell office:value-type="float" office:value="323.1" calcext:value-type="float">
            <text:p>323.1</text:p>
          </table:table-cell>
          <table:table-cell office:value-type="float" office:value="872.258" calcext:value-type="float">
            <text:p>872.258</text:p>
          </table:table-cell>
          <table:table-cell office:value-type="float" office:value="8713.172" calcext:value-type="float">
            <text:p>8713.172</text:p>
          </table:table-cell>
          <table:table-cell office:value-type="float" office:value="442" calcext:value-type="float">
            <text:p>442</text:p>
          </table:table-cell>
          <table:table-cell office:value-type="float" office:value="817.062" calcext:value-type="float">
            <text:p>817.062</text:p>
          </table:table-cell>
          <table:table-cell office:value-type="float" office:value="8060.977" calcext:value-type="float">
            <text:p>8060.977</text:p>
          </table:table-cell>
          <table:table-cell office:value-type="float" office:value="361.8" calcext:value-type="float">
            <text:p>361.8</text:p>
          </table:table-cell>
          <table:table-cell office:value-type="float" office:value="803.848" calcext:value-type="float">
            <text:p>803.848</text:p>
          </table:table-cell>
          <table:table-cell office:value-type="float" office:value="8046.43" calcext:value-type="float">
            <text:p>8046.43</text:p>
          </table:table-cell>
          <table:table-cell table:formula="of:=AVERAGE([.CG60];[.CJ60];[.CM60])" office:value-type="float" office:value="375.633333333333" calcext:value-type="float">
            <text:p>375.633333333333</text:p>
          </table:table-cell>
          <table:table-cell table:formula="of:=AVERAGE([.CH60];[.CK60];[.CN60])" office:value-type="float" office:value="831.056" calcext:value-type="float">
            <text:p>831.056</text:p>
          </table:table-cell>
          <table:table-cell table:formula="of:=AVERAGE([.CI60];[.CL60];[.CO60])" office:value-type="float" office:value="8273.52633333333" calcext:value-type="float">
            <text:p>8273.52633333333</text:p>
          </table:table-cell>
        </table:table-row>
        <table:table-row table:style-name="ro1">
          <table:table-cell office:value-type="float" office:value="204.9" calcext:value-type="float">
            <text:p>204.9</text:p>
          </table:table-cell>
          <table:table-cell office:value-type="float" office:value="331.414" calcext:value-type="float">
            <text:p>331.414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07.4" calcext:value-type="float">
            <text:p>207.4</text:p>
          </table:table-cell>
          <table:table-cell office:value-type="float" office:value="346.461" calcext:value-type="float">
            <text:p>346.46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16.7" calcext:value-type="float">
            <text:p>216.7</text:p>
          </table:table-cell>
          <table:table-cell office:value-type="float" office:value="356.055" calcext:value-type="float">
            <text:p>356.055</text:p>
          </table:table-cell>
          <table:table-cell office:value-type="float" office:value="660.023" calcext:value-type="float">
            <text:p>660.023</text:p>
          </table:table-cell>
          <table:table-cell table:formula="of:=AVERAGE([.A61];[.D61];[.G61])" office:value-type="float" office:value="209.666666666667" calcext:value-type="float">
            <text:p>209.666666666667</text:p>
          </table:table-cell>
          <table:table-cell table:formula="of:=AVERAGE([.B61];[.E61];[.H61])" office:value-type="float" office:value="344.643333333333" calcext:value-type="float">
            <text:p>344.643333333333</text:p>
          </table:table-cell>
          <table:table-cell table:formula="of:=AVERAGE([.C61];[.F61];[.I61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35.652" calcext:value-type="float">
            <text:p>35.652</text:p>
          </table:table-cell>
          <table:table-cell office:value-type="float" office:value="85.91" calcext:value-type="float">
            <text:p>85.91</text:p>
          </table:table-cell>
          <table:table-cell office:value-type="float" office:value="187.2" calcext:value-type="float">
            <text:p>187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129" calcext:value-type="float">
            <text:p>86.129</text:p>
          </table:table-cell>
          <table:table-cell office:value-type="float" office:value="203.1" calcext:value-type="float">
            <text:p>203.1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table:formula="of:=AVERAGE([.O61];[.R61];[.U61])" office:value-type="float" office:value="193.1" calcext:value-type="float">
            <text:p>193.1</text:p>
          </table:table-cell>
          <table:table-cell table:formula="of:=AVERAGE([.P61];[.S61];[.V61])" office:value-type="float" office:value="35.3983333333333" calcext:value-type="float">
            <text:p>35.3983333333333</text:p>
          </table:table-cell>
          <table:table-cell table:formula="of:=AVERAGE([.Q61];[.T61];[.W61])" office:value-type="float" office:value="85.8956666666667" calcext:value-type="float">
            <text:p>85.8956666666667</text:p>
          </table:table-cell>
          <table:table-cell table:number-columns-repeated="2"/>
          <table:table-cell office:value-type="float" office:value="277.9" calcext:value-type="float">
            <text:p>277.9</text:p>
          </table:table-cell>
          <table:table-cell office:value-type="float" office:value="405.477" calcext:value-type="float">
            <text:p>405.477</text:p>
          </table:table-cell>
          <table:table-cell office:value-type="float" office:value="3968.785" calcext:value-type="float">
            <text:p>3968.785</text:p>
          </table:table-cell>
          <table:table-cell office:value-type="float" office:value="225.2" calcext:value-type="float">
            <text:p>225.2</text:p>
          </table:table-cell>
          <table:table-cell office:value-type="float" office:value="405.219" calcext:value-type="float">
            <text:p>405.219</text:p>
          </table:table-cell>
          <table:table-cell office:value-type="float" office:value="3968.266" calcext:value-type="float">
            <text:p>3968.266</text:p>
          </table:table-cell>
          <table:table-cell office:value-type="float" office:value="160.6" calcext:value-type="float">
            <text:p>160.6</text:p>
          </table:table-cell>
          <table:table-cell office:value-type="float" office:value="328.859" calcext:value-type="float">
            <text:p>328.859</text:p>
          </table:table-cell>
          <table:table-cell office:value-type="float" office:value="3301.574" calcext:value-type="float">
            <text:p>3301.574</text:p>
          </table:table-cell>
          <table:table-cell table:formula="of:=AVERAGE([.AC61];[.AF61];[.AI61])" office:value-type="float" office:value="221.233333333333" calcext:value-type="float">
            <text:p>221.233333333333</text:p>
          </table:table-cell>
          <table:table-cell table:formula="of:=AVERAGE([.AD61];[.AG61];[.AJ61])" office:value-type="float" office:value="379.851666666667" calcext:value-type="float">
            <text:p>379.851666666667</text:p>
          </table:table-cell>
          <table:table-cell table:formula="of:=AVERAGE([.AE61];[.AH61];[.AK61])" office:value-type="float" office:value="3746.20833333333" calcext:value-type="float">
            <text:p>3746.20833333333</text:p>
          </table:table-cell>
          <table:table-cell table:number-columns-repeated="2"/>
          <table:table-cell table:formula="of:=[.A61]+[.O61]+[.AC61]" office:value-type="float" office:value="671.8" calcext:value-type="float">
            <text:p>671.8</text:p>
          </table:table-cell>
          <table:table-cell table:formula="of:=[.B61]+[.P61]+[.AD61]" office:value-type="float" office:value="772.543" calcext:value-type="float">
            <text:p>772.543</text:p>
          </table:table-cell>
          <table:table-cell table:formula="of:=[.C61]+[.Q61]+[.AE61]" office:value-type="float" office:value="4680.718" calcext:value-type="float">
            <text:p>4680.718</text:p>
          </table:table-cell>
          <table:table-cell table:formula="of:=[.D61]+[.R61]+[.AF61]" office:value-type="float" office:value="619.8" calcext:value-type="float">
            <text:p>619.8</text:p>
          </table:table-cell>
          <table:table-cell table:formula="of:=[.E61]+[.S61]+[.AG61]" office:value-type="float" office:value="786.825" calcext:value-type="float">
            <text:p>786.825</text:p>
          </table:table-cell>
          <table:table-cell table:formula="of:=[.F61]+[.T61]+[.AH61]" office:value-type="float" office:value="4698.918" calcext:value-type="float">
            <text:p>4698.918</text:p>
          </table:table-cell>
          <table:table-cell table:formula="of:=[.G61]+[.U61]+[.AI61]" office:value-type="float" office:value="580.4" calcext:value-type="float">
            <text:p>580.4</text:p>
          </table:table-cell>
          <table:table-cell table:formula="of:=[.H61]+[.V61]+[.AJ61]" office:value-type="float" office:value="720.312" calcext:value-type="float">
            <text:p>720.312</text:p>
          </table:table-cell>
          <table:table-cell table:formula="of:=[.I61]+[.W61]+[.AK61]" office:value-type="float" office:value="4047.245" calcext:value-type="float">
            <text:p>4047.245</text:p>
          </table:table-cell>
          <table:table-cell table:formula="of:=AVERAGE([.AQ61];[.AT61];[.AW61])" office:value-type="float" office:value="624" calcext:value-type="float">
            <text:p>624</text:p>
          </table:table-cell>
          <table:table-cell table:formula="of:=AVERAGE([.AR61];[.AU61];[.AX61])" office:value-type="float" office:value="759.893333333333" calcext:value-type="float">
            <text:p>759.893333333333</text:p>
          </table:table-cell>
          <table:table-cell table:formula="of:=AVERAGE([.AS61];[.AV61];[.AY61])" office:value-type="float" office:value="4475.627" calcext:value-type="float">
            <text:p>4475.627</text:p>
          </table:table-cell>
          <table:table-cell table:number-columns-repeated="2"/>
          <table:table-cell table:formula="of:=[.CG61]-[.BS61]" office:value-type="float" office:value="43.8" calcext:value-type="float">
            <text:p>43.8</text:p>
          </table:table-cell>
          <table:table-cell table:formula="of:=[.CH61]-[.BT61]" office:value-type="float" office:value="65.4219999999999" calcext:value-type="float">
            <text:p>65.4219999999999</text:p>
          </table:table-cell>
          <table:table-cell table:formula="of:=[.CI61]-[.BU61]" office:value-type="float" office:value="191.581999999999" calcext:value-type="float">
            <text:p>191.581999999999</text:p>
          </table:table-cell>
          <table:table-cell table:formula="of:=[.CJ61]-[.BV61]" office:value-type="float" office:value="49" calcext:value-type="float">
            <text:p>49</text:p>
          </table:table-cell>
          <table:table-cell table:formula="of:=[.CK61]-[.BW61]" office:value-type="float" office:value="49.453" calcext:value-type="float">
            <text:p>49.453</text:p>
          </table:table-cell>
          <table:table-cell table:formula="of:=[.CL61]-[.BX61]" office:value-type="float" office:value="187.195" calcext:value-type="float">
            <text:p>187.195</text:p>
          </table:table-cell>
          <table:table-cell table:formula="of:=[.CM61]-[.BY61]" office:value-type="float" office:value="39.5" calcext:value-type="float">
            <text:p>39.5</text:p>
          </table:table-cell>
          <table:table-cell table:formula="of:=[.CN61]-[.BZ61]" office:value-type="float" office:value="49.473" calcext:value-type="float">
            <text:p>49.473</text:p>
          </table:table-cell>
          <table:table-cell table:formula="of:=[.CO61]-[.CA61]" office:value-type="float" office:value="187.195" calcext:value-type="float">
            <text:p>187.195</text:p>
          </table:table-cell>
          <table:table-cell table:formula="of:=AVERAGE([.BE61];[.BH61];[.BK61])" office:value-type="float" office:value="44.1" calcext:value-type="float">
            <text:p>44.1</text:p>
          </table:table-cell>
          <table:table-cell table:formula="of:=AVERAGE([.BF61];[.BI61];[.BL61])" office:value-type="float" office:value="54.7826666666666" calcext:value-type="float">
            <text:p>54.7826666666666</text:p>
          </table:table-cell>
          <table:table-cell table:formula="of:=AVERAGE([.BG61];[.BJ61];[.BM61])" office:value-type="float" office:value="188.657333333333" calcext:value-type="float">
            <text:p>188.65733333333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628.359" calcext:value-type="float">
            <text:p>628.359</text:p>
          </table:table-cell>
          <table:table-cell office:value-type="float" office:value="7198.551" calcext:value-type="float">
            <text:p>7198.551</text:p>
          </table:table-cell>
          <table:table-cell office:value-type="float" office:value="447.6" calcext:value-type="float">
            <text:p>447.6</text:p>
          </table:table-cell>
          <table:table-cell office:value-type="float" office:value="757.934" calcext:value-type="float">
            <text:p>757.934</text:p>
          </table:table-cell>
          <table:table-cell office:value-type="float" office:value="7863.832" calcext:value-type="float">
            <text:p>7863.832</text:p>
          </table:table-cell>
          <table:table-cell office:value-type="float" office:value="428" calcext:value-type="float">
            <text:p>428</text:p>
          </table:table-cell>
          <table:table-cell office:value-type="float" office:value="774.414" calcext:value-type="float">
            <text:p>774.414</text:p>
          </table:table-cell>
          <table:table-cell office:value-type="float" office:value="7882.203" calcext:value-type="float">
            <text:p>7882.203</text:p>
          </table:table-cell>
          <table:table-cell table:formula="of:=AVERAGE([.BS61];[.BV61];[.BY61])" office:value-type="float" office:value="371.533333333333" calcext:value-type="float">
            <text:p>371.533333333333</text:p>
          </table:table-cell>
          <table:table-cell table:formula="of:=AVERAGE([.BT61];[.BW61];[.BZ61])" office:value-type="float" office:value="720.235666666667" calcext:value-type="float">
            <text:p>720.235666666667</text:p>
          </table:table-cell>
          <table:table-cell table:formula="of:=AVERAGE([.BU61];[.BX61];[.CA61])" office:value-type="float" office:value="7648.19533333333" calcext:value-type="float">
            <text:p>7648.19533333333</text:p>
          </table:table-cell>
          <table:table-cell table:number-columns-repeated="2"/>
          <table:table-cell office:value-type="float" office:value="282.8" calcext:value-type="float">
            <text:p>282.8</text:p>
          </table:table-cell>
          <table:table-cell office:value-type="float" office:value="693.781" calcext:value-type="float">
            <text:p>693.781</text:p>
          </table:table-cell>
          <table:table-cell office:value-type="float" office:value="7390.133" calcext:value-type="float">
            <text:p>7390.133</text:p>
          </table:table-cell>
          <table:table-cell office:value-type="float" office:value="496.6" calcext:value-type="float">
            <text:p>496.6</text:p>
          </table:table-cell>
          <table:table-cell office:value-type="float" office:value="807.387" calcext:value-type="float">
            <text:p>807.387</text:p>
          </table:table-cell>
          <table:table-cell office:value-type="float" office:value="8051.027" calcext:value-type="float">
            <text:p>8051.027</text:p>
          </table:table-cell>
          <table:table-cell office:value-type="float" office:value="467.5" calcext:value-type="float">
            <text:p>467.5</text:p>
          </table:table-cell>
          <table:table-cell office:value-type="float" office:value="823.887" calcext:value-type="float">
            <text:p>823.887</text:p>
          </table:table-cell>
          <table:table-cell office:value-type="float" office:value="8069.398" calcext:value-type="float">
            <text:p>8069.398</text:p>
          </table:table-cell>
          <table:table-cell table:formula="of:=AVERAGE([.CG61];[.CJ61];[.CM61])" office:value-type="float" office:value="415.633333333333" calcext:value-type="float">
            <text:p>415.633333333333</text:p>
          </table:table-cell>
          <table:table-cell table:formula="of:=AVERAGE([.CH61];[.CK61];[.CN61])" office:value-type="float" office:value="775.018333333333" calcext:value-type="float">
            <text:p>775.018333333333</text:p>
          </table:table-cell>
          <table:table-cell table:formula="of:=AVERAGE([.CI61];[.CL61];[.CO61])" office:value-type="float" office:value="7836.85266666667" calcext:value-type="float">
            <text:p>7836.85266666667</text:p>
          </table:table-cell>
        </table:table-row>
        <table:table-row table:style-name="ro1">
          <table:table-cell office:value-type="float" office:value="224.7" calcext:value-type="float">
            <text:p>224.7</text:p>
          </table:table-cell>
          <table:table-cell office:value-type="float" office:value="331.547" calcext:value-type="float">
            <text:p>331.54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82.5" calcext:value-type="float">
            <text:p>182.5</text:p>
          </table:table-cell>
          <table:table-cell office:value-type="float" office:value="347.176" calcext:value-type="float">
            <text:p>347.176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18.5" calcext:value-type="float">
            <text:p>218.5</text:p>
          </table:table-cell>
          <table:table-cell office:value-type="float" office:value="355.953" calcext:value-type="float">
            <text:p>355.953</text:p>
          </table:table-cell>
          <table:table-cell office:value-type="float" office:value="660.023" calcext:value-type="float">
            <text:p>660.023</text:p>
          </table:table-cell>
          <table:table-cell table:formula="of:=AVERAGE([.A62];[.D62];[.G62])" office:value-type="float" office:value="208.566666666667" calcext:value-type="float">
            <text:p>208.566666666667</text:p>
          </table:table-cell>
          <table:table-cell table:formula="of:=AVERAGE([.B62];[.E62];[.H62])" office:value-type="float" office:value="344.892" calcext:value-type="float">
            <text:p>344.892</text:p>
          </table:table-cell>
          <table:table-cell table:formula="of:=AVERAGE([.C62];[.F62];[.I62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204.2" calcext:value-type="float">
            <text:p>204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72.2" calcext:value-type="float">
            <text:p>172.2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200.5" calcext:value-type="float">
            <text:p>200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table:formula="of:=AVERAGE([.O62];[.R62];[.U62])" office:value-type="float" office:value="192.3" calcext:value-type="float">
            <text:p>192.3</text:p>
          </table:table-cell>
          <table:table-cell table:formula="of:=AVERAGE([.P62];[.S62];[.V62])" office:value-type="float" office:value="35.2293333333333" calcext:value-type="float">
            <text:p>35.2293333333333</text:p>
          </table:table-cell>
          <table:table-cell table:formula="of:=AVERAGE([.Q62];[.T62];[.W62])" office:value-type="float" office:value="85.561" calcext:value-type="float">
            <text:p>85.561</text:p>
          </table:table-cell>
          <table:table-cell table:number-columns-repeated="2"/>
          <table:table-cell office:value-type="float" office:value="226.1" calcext:value-type="float">
            <text:p>226.1</text:p>
          </table:table-cell>
          <table:table-cell office:value-type="float" office:value="405.223" calcext:value-type="float">
            <text:p>405.223</text:p>
          </table:table-cell>
          <table:table-cell office:value-type="float" office:value="3968.27" calcext:value-type="float">
            <text:p>3968.27</text:p>
          </table:table-cell>
          <table:table-cell office:value-type="float" office:value="287" calcext:value-type="float">
            <text:p>287</text:p>
          </table:table-cell>
          <table:table-cell office:value-type="float" office:value="403.219" calcext:value-type="float">
            <text:p>403.219</text:p>
          </table:table-cell>
          <table:table-cell office:value-type="float" office:value="3966.266" calcext:value-type="float">
            <text:p>3966.266</text:p>
          </table:table-cell>
          <table:table-cell office:value-type="float" office:value="206.9" calcext:value-type="float">
            <text:p>206.9</text:p>
          </table:table-cell>
          <table:table-cell office:value-type="float" office:value="330.859" calcext:value-type="float">
            <text:p>330.859</text:p>
          </table:table-cell>
          <table:table-cell office:value-type="float" office:value="3303.574" calcext:value-type="float">
            <text:p>3303.574</text:p>
          </table:table-cell>
          <table:table-cell table:formula="of:=AVERAGE([.AC62];[.AF62];[.AI62])" office:value-type="float" office:value="240" calcext:value-type="float">
            <text:p>240</text:p>
          </table:table-cell>
          <table:table-cell table:formula="of:=AVERAGE([.AD62];[.AG62];[.AJ62])" office:value-type="float" office:value="379.767" calcext:value-type="float">
            <text:p>379.767</text:p>
          </table:table-cell>
          <table:table-cell table:formula="of:=AVERAGE([.AE62];[.AH62];[.AK62])" office:value-type="float" office:value="3746.03666666667" calcext:value-type="float">
            <text:p>3746.03666666667</text:p>
          </table:table-cell>
          <table:table-cell table:number-columns-repeated="2"/>
          <table:table-cell table:formula="of:=[.A62]+[.O62]+[.AC62]" office:value-type="float" office:value="655" calcext:value-type="float">
            <text:p>655</text:p>
          </table:table-cell>
          <table:table-cell table:formula="of:=[.B62]+[.P62]+[.AD62]" office:value-type="float" office:value="771.915" calcext:value-type="float">
            <text:p>771.915</text:p>
          </table:table-cell>
          <table:table-cell table:formula="of:=[.C62]+[.Q62]+[.AE62]" office:value-type="float" office:value="4679.68" calcext:value-type="float">
            <text:p>4679.68</text:p>
          </table:table-cell>
          <table:table-cell table:formula="of:=[.D62]+[.R62]+[.AF62]" office:value-type="float" office:value="641.7" calcext:value-type="float">
            <text:p>641.7</text:p>
          </table:table-cell>
          <table:table-cell table:formula="of:=[.E62]+[.S62]+[.AG62]" office:value-type="float" office:value="785.793" calcext:value-type="float">
            <text:p>785.793</text:p>
          </table:table-cell>
          <table:table-cell table:formula="of:=[.F62]+[.T62]+[.AH62]" office:value-type="float" office:value="4696.437" calcext:value-type="float">
            <text:p>4696.437</text:p>
          </table:table-cell>
          <table:table-cell table:formula="of:=[.G62]+[.U62]+[.AI62]" office:value-type="float" office:value="625.9" calcext:value-type="float">
            <text:p>625.9</text:p>
          </table:table-cell>
          <table:table-cell table:formula="of:=[.H62]+[.V62]+[.AJ62]" office:value-type="float" office:value="721.957" calcext:value-type="float">
            <text:p>721.957</text:p>
          </table:table-cell>
          <table:table-cell table:formula="of:=[.I62]+[.W62]+[.AK62]" office:value-type="float" office:value="4049.245" calcext:value-type="float">
            <text:p>4049.245</text:p>
          </table:table-cell>
          <table:table-cell table:formula="of:=AVERAGE([.AQ62];[.AT62];[.AW62])" office:value-type="float" office:value="640.866666666667" calcext:value-type="float">
            <text:p>640.866666666667</text:p>
          </table:table-cell>
          <table:table-cell table:formula="of:=AVERAGE([.AR62];[.AU62];[.AX62])" office:value-type="float" office:value="759.888333333333" calcext:value-type="float">
            <text:p>759.888333333333</text:p>
          </table:table-cell>
          <table:table-cell table:formula="of:=AVERAGE([.AS62];[.AV62];[.AY62])" office:value-type="float" office:value="4475.12066666667" calcext:value-type="float">
            <text:p>4475.12066666667</text:p>
          </table:table-cell>
          <table:table-cell table:number-columns-repeated="2"/>
          <table:table-cell table:formula="of:=[.CG62]-[.BS62]" office:value-type="float" office:value="49.7" calcext:value-type="float">
            <text:p>49.7</text:p>
          </table:table-cell>
          <table:table-cell table:formula="of:=[.CH62]-[.BT62]" office:value-type="float" office:value="48.5310000000001" calcext:value-type="float">
            <text:p>48.5310000000001</text:p>
          </table:table-cell>
          <table:table-cell table:formula="of:=[.CI62]-[.BU62]" office:value-type="float" office:value="185.195000000001" calcext:value-type="float">
            <text:p>185.195000000001</text:p>
          </table:table-cell>
          <table:table-cell table:formula="of:=[.CJ62]-[.BV62]" office:value-type="float" office:value="49.3" calcext:value-type="float">
            <text:p>49.3</text:p>
          </table:table-cell>
          <table:table-cell table:formula="of:=[.CK62]-[.BW62]" office:value-type="float" office:value="47.453" calcext:value-type="float">
            <text:p>47.453</text:p>
          </table:table-cell>
          <table:table-cell table:formula="of:=[.CL62]-[.BX62]" office:value-type="float" office:value="185.195" calcext:value-type="float">
            <text:p>185.195</text:p>
          </table:table-cell>
          <table:table-cell table:formula="of:=[.CM62]-[.BY62]" office:value-type="float" office:value="46.8" calcext:value-type="float">
            <text:p>46.8</text:p>
          </table:table-cell>
          <table:table-cell table:formula="of:=[.CN62]-[.BZ62]" office:value-type="float" office:value="44.5819999999999" calcext:value-type="float">
            <text:p>44.5819999999999</text:p>
          </table:table-cell>
          <table:table-cell table:formula="of:=[.CO62]-[.CA62]" office:value-type="float" office:value="179.195" calcext:value-type="float">
            <text:p>179.195</text:p>
          </table:table-cell>
          <table:table-cell table:formula="of:=AVERAGE([.BE62];[.BH62];[.BK62])" office:value-type="float" office:value="48.6" calcext:value-type="float">
            <text:p>48.6</text:p>
          </table:table-cell>
          <table:table-cell table:formula="of:=AVERAGE([.BF62];[.BI62];[.BL62])" office:value-type="float" office:value="46.8553333333333" calcext:value-type="float">
            <text:p>46.8553333333333</text:p>
          </table:table-cell>
          <table:table-cell table:formula="of:=AVERAGE([.BG62];[.BJ62];[.BM62])" office:value-type="float" office:value="183.195" calcext:value-type="float">
            <text:p>183.195</text:p>
          </table:table-cell>
          <table:table-cell table:number-columns-repeated="2"/>
          <table:table-cell office:value-type="float" office:value="420.7" calcext:value-type="float">
            <text:p>420.7</text:p>
          </table:table-cell>
          <table:table-cell office:value-type="float" office:value="769.555" calcext:value-type="float">
            <text:p>769.555</text:p>
          </table:table-cell>
          <table:table-cell office:value-type="float" office:value="7872.766" calcext:value-type="float">
            <text:p>7872.766</text:p>
          </table:table-cell>
          <table:table-cell office:value-type="float" office:value="403" calcext:value-type="float">
            <text:p>403</text:p>
          </table:table-cell>
          <table:table-cell office:value-type="float" office:value="761.172" calcext:value-type="float">
            <text:p>761.172</text:p>
          </table:table-cell>
          <table:table-cell office:value-type="float" office:value="7870.453" calcext:value-type="float">
            <text:p>7870.453</text:p>
          </table:table-cell>
          <table:table-cell office:value-type="float" office:value="380.5" calcext:value-type="float">
            <text:p>380.5</text:p>
          </table:table-cell>
          <table:table-cell office:value-type="float" office:value="1021.797" calcext:value-type="float">
            <text:p>1021.797</text:p>
          </table:table-cell>
          <table:table-cell office:value-type="float" office:value="10489.848" calcext:value-type="float">
            <text:p>10489.848</text:p>
          </table:table-cell>
          <table:table-cell table:formula="of:=AVERAGE([.BS62];[.BV62];[.BY62])" office:value-type="float" office:value="401.4" calcext:value-type="float">
            <text:p>401.4</text:p>
          </table:table-cell>
          <table:table-cell table:formula="of:=AVERAGE([.BT62];[.BW62];[.BZ62])" office:value-type="float" office:value="850.841333333333" calcext:value-type="float">
            <text:p>850.841333333333</text:p>
          </table:table-cell>
          <table:table-cell table:formula="of:=AVERAGE([.BU62];[.BX62];[.CA62])" office:value-type="float" office:value="8744.35566666667" calcext:value-type="float">
            <text:p>8744.35566666667</text:p>
          </table:table-cell>
          <table:table-cell table:number-columns-repeated="2"/>
          <table:table-cell office:value-type="float" office:value="470.4" calcext:value-type="float">
            <text:p>470.4</text:p>
          </table:table-cell>
          <table:table-cell office:value-type="float" office:value="818.086" calcext:value-type="float">
            <text:p>818.086</text:p>
          </table:table-cell>
          <table:table-cell office:value-type="float" office:value="8057.961" calcext:value-type="float">
            <text:p>8057.961</text:p>
          </table:table-cell>
          <table:table-cell office:value-type="float" office:value="452.3" calcext:value-type="float">
            <text:p>452.3</text:p>
          </table:table-cell>
          <table:table-cell office:value-type="float" office:value="808.625" calcext:value-type="float">
            <text:p>808.625</text:p>
          </table:table-cell>
          <table:table-cell office:value-type="float" office:value="8055.648" calcext:value-type="float">
            <text:p>8055.648</text:p>
          </table:table-cell>
          <table:table-cell office:value-type="float" office:value="427.3" calcext:value-type="float">
            <text:p>427.3</text:p>
          </table:table-cell>
          <table:table-cell office:value-type="float" office:value="1066.379" calcext:value-type="float">
            <text:p>1066.379</text:p>
          </table:table-cell>
          <table:table-cell office:value-type="float" office:value="10669.043" calcext:value-type="float">
            <text:p>10669.043</text:p>
          </table:table-cell>
          <table:table-cell table:formula="of:=AVERAGE([.CG62];[.CJ62];[.CM62])" office:value-type="float" office:value="450" calcext:value-type="float">
            <text:p>450</text:p>
          </table:table-cell>
          <table:table-cell table:formula="of:=AVERAGE([.CH62];[.CK62];[.CN62])" office:value-type="float" office:value="897.696666666667" calcext:value-type="float">
            <text:p>897.696666666667</text:p>
          </table:table-cell>
          <table:table-cell table:formula="of:=AVERAGE([.CI62];[.CL62];[.CO62])" office:value-type="float" office:value="8927.55066666667" calcext:value-type="float">
            <text:p>8927.55066666667</text:p>
          </table:table-cell>
        </table:table-row>
        <table:table-row table:style-name="ro1">
          <table:table-cell office:value-type="float" office:value="192.3" calcext:value-type="float">
            <text:p>192.3</text:p>
          </table:table-cell>
          <table:table-cell office:value-type="float" office:value="331.613" calcext:value-type="float">
            <text:p>331.61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24.3" calcext:value-type="float">
            <text:p>224.3</text:p>
          </table:table-cell>
          <table:table-cell office:value-type="float" office:value="346.176" calcext:value-type="float">
            <text:p>346.176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76.2" calcext:value-type="float">
            <text:p>176.2</text:p>
          </table:table-cell>
          <table:table-cell office:value-type="float" office:value="356.875" calcext:value-type="float">
            <text:p>356.875</text:p>
          </table:table-cell>
          <table:table-cell office:value-type="float" office:value="660.023" calcext:value-type="float">
            <text:p>660.023</text:p>
          </table:table-cell>
          <table:table-cell table:formula="of:=AVERAGE([.A63];[.D63];[.G63])" office:value-type="float" office:value="197.6" calcext:value-type="float">
            <text:p>197.6</text:p>
          </table:table-cell>
          <table:table-cell table:formula="of:=AVERAGE([.B63];[.E63];[.H63])" office:value-type="float" office:value="344.888" calcext:value-type="float">
            <text:p>344.888</text:p>
          </table:table-cell>
          <table:table-cell table:formula="of:=AVERAGE([.C63];[.F63];[.I63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77.1" calcext:value-type="float">
            <text:p>177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10.4" calcext:value-type="float">
            <text:p>210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67.8" calcext:value-type="float">
            <text:p>167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table:formula="of:=AVERAGE([.O63];[.R63];[.U63])" office:value-type="float" office:value="185.1" calcext:value-type="float">
            <text:p>185.1</text:p>
          </table:table-cell>
          <table:table-cell table:formula="of:=AVERAGE([.P63];[.S63];[.V63])" office:value-type="float" office:value="35.145" calcext:value-type="float">
            <text:p>35.145</text:p>
          </table:table-cell>
          <table:table-cell table:formula="of:=AVERAGE([.Q63];[.T63];[.W63])" office:value-type="float" office:value="85.6483333333333" calcext:value-type="float">
            <text:p>85.6483333333333</text:p>
          </table:table-cell>
          <table:table-cell table:number-columns-repeated="2"/>
          <table:table-cell office:value-type="float" office:value="262.1" calcext:value-type="float">
            <text:p>262.1</text:p>
          </table:table-cell>
          <table:table-cell office:value-type="float" office:value="403.223" calcext:value-type="float">
            <text:p>403.223</text:p>
          </table:table-cell>
          <table:table-cell office:value-type="float" office:value="3966.27" calcext:value-type="float">
            <text:p>3966.27</text:p>
          </table:table-cell>
          <table:table-cell office:value-type="float" office:value="200.8" calcext:value-type="float">
            <text:p>200.8</text:p>
          </table:table-cell>
          <table:table-cell office:value-type="float" office:value="403.219" calcext:value-type="float">
            <text:p>403.219</text:p>
          </table:table-cell>
          <table:table-cell office:value-type="float" office:value="3966.266" calcext:value-type="float">
            <text:p>3966.266</text:p>
          </table:table-cell>
          <table:table-cell office:value-type="float" office:value="293" calcext:value-type="float">
            <text:p>293</text:p>
          </table:table-cell>
          <table:table-cell office:value-type="float" office:value="393.969" calcext:value-type="float">
            <text:p>393.969</text:p>
          </table:table-cell>
          <table:table-cell office:value-type="float" office:value="3958.184" calcext:value-type="float">
            <text:p>3958.184</text:p>
          </table:table-cell>
          <table:table-cell table:formula="of:=AVERAGE([.AC63];[.AF63];[.AI63])" office:value-type="float" office:value="251.966666666667" calcext:value-type="float">
            <text:p>251.966666666667</text:p>
          </table:table-cell>
          <table:table-cell table:formula="of:=AVERAGE([.AD63];[.AG63];[.AJ63])" office:value-type="float" office:value="400.137" calcext:value-type="float">
            <text:p>400.137</text:p>
          </table:table-cell>
          <table:table-cell table:formula="of:=AVERAGE([.AE63];[.AH63];[.AK63])" office:value-type="float" office:value="3963.57333333333" calcext:value-type="float">
            <text:p>3963.57333333333</text:p>
          </table:table-cell>
          <table:table-cell table:number-columns-repeated="2"/>
          <table:table-cell table:formula="of:=[.A63]+[.O63]+[.AC63]" office:value-type="float" office:value="631.5" calcext:value-type="float">
            <text:p>631.5</text:p>
          </table:table-cell>
          <table:table-cell table:formula="of:=[.B63]+[.P63]+[.AD63]" office:value-type="float" office:value="769.981" calcext:value-type="float">
            <text:p>769.981</text:p>
          </table:table-cell>
          <table:table-cell table:formula="of:=[.C63]+[.Q63]+[.AE63]" office:value-type="float" office:value="4677.68" calcext:value-type="float">
            <text:p>4677.68</text:p>
          </table:table-cell>
          <table:table-cell table:formula="of:=[.D63]+[.R63]+[.AF63]" office:value-type="float" office:value="635.5" calcext:value-type="float">
            <text:p>635.5</text:p>
          </table:table-cell>
          <table:table-cell table:formula="of:=[.E63]+[.S63]+[.AG63]" office:value-type="float" office:value="784.54" calcext:value-type="float">
            <text:p>784.54</text:p>
          </table:table-cell>
          <table:table-cell table:formula="of:=[.F63]+[.T63]+[.AH63]" office:value-type="float" office:value="4696.437" calcext:value-type="float">
            <text:p>4696.437</text:p>
          </table:table-cell>
          <table:table-cell table:formula="of:=[.G63]+[.U63]+[.AI63]" office:value-type="float" office:value="637" calcext:value-type="float">
            <text:p>637</text:p>
          </table:table-cell>
          <table:table-cell table:formula="of:=[.H63]+[.V63]+[.AJ63]" office:value-type="float" office:value="785.989" calcext:value-type="float">
            <text:p>785.989</text:p>
          </table:table-cell>
          <table:table-cell table:formula="of:=[.I63]+[.W63]+[.AK63]" office:value-type="float" office:value="4704.117" calcext:value-type="float">
            <text:p>4704.117</text:p>
          </table:table-cell>
          <table:table-cell table:formula="of:=AVERAGE([.AQ63];[.AT63];[.AW63])" office:value-type="float" office:value="634.666666666667" calcext:value-type="float">
            <text:p>634.666666666667</text:p>
          </table:table-cell>
          <table:table-cell table:formula="of:=AVERAGE([.AR63];[.AU63];[.AX63])" office:value-type="float" office:value="780.17" calcext:value-type="float">
            <text:p>780.17</text:p>
          </table:table-cell>
          <table:table-cell table:formula="of:=AVERAGE([.AS63];[.AV63];[.AY63])" office:value-type="float" office:value="4692.74466666667" calcext:value-type="float">
            <text:p>4692.74466666667</text:p>
          </table:table-cell>
          <table:table-cell table:number-columns-repeated="2"/>
          <table:table-cell table:formula="of:=[.CG63]-[.BS63]" office:value-type="float" office:value="43.8" calcext:value-type="float">
            <text:p>43.8</text:p>
          </table:table-cell>
          <table:table-cell table:formula="of:=[.CH63]-[.BT63]" office:value-type="float" office:value="48.5310000000001" calcext:value-type="float">
            <text:p>48.5310000000001</text:p>
          </table:table-cell>
          <table:table-cell table:formula="of:=[.CI63]-[.BU63]" office:value-type="float" office:value="185.196" calcext:value-type="float">
            <text:p>185.196</text:p>
          </table:table-cell>
          <table:table-cell table:formula="of:=[.CJ63]-[.BV63]" office:value-type="float" office:value="48.5" calcext:value-type="float">
            <text:p>48.5</text:p>
          </table:table-cell>
          <table:table-cell table:formula="of:=[.CK63]-[.BW63]" office:value-type="float" office:value="86.434" calcext:value-type="float">
            <text:p>86.434</text:p>
          </table:table-cell>
          <table:table-cell table:formula="of:=[.CL63]-[.BX63]" office:value-type="float" office:value="836.668" calcext:value-type="float">
            <text:p>836.668</text:p>
          </table:table-cell>
          <table:table-cell table:formula="of:=[.CM63]-[.BY63]" office:value-type="float" office:value="46" calcext:value-type="float">
            <text:p>46</text:p>
          </table:table-cell>
          <table:table-cell table:formula="of:=[.CN63]-[.BZ63]" office:value-type="float" office:value="61.0820000000001" calcext:value-type="float">
            <text:p>61.0820000000001</text:p>
          </table:table-cell>
          <table:table-cell table:formula="of:=[.CO63]-[.CA63]" office:value-type="float" office:value="195.195" calcext:value-type="float">
            <text:p>195.195</text:p>
          </table:table-cell>
          <table:table-cell table:formula="of:=AVERAGE([.BE63];[.BH63];[.BK63])" office:value-type="float" office:value="46.1" calcext:value-type="float">
            <text:p>46.1</text:p>
          </table:table-cell>
          <table:table-cell table:formula="of:=AVERAGE([.BF63];[.BI63];[.BL63])" office:value-type="float" office:value="65.3490000000001" calcext:value-type="float">
            <text:p>65.3490000000001</text:p>
          </table:table-cell>
          <table:table-cell table:formula="of:=AVERAGE([.BG63];[.BJ63];[.BM63])" office:value-type="float" office:value="405.686333333333" calcext:value-type="float">
            <text:p>405.686333333333</text:p>
          </table:table-cell>
          <table:table-cell table:number-columns-repeated="2"/>
          <table:table-cell office:value-type="float" office:value="381.7" calcext:value-type="float">
            <text:p>381.7</text:p>
          </table:table-cell>
          <table:table-cell office:value-type="float" office:value="843.699" calcext:value-type="float">
            <text:p>843.699</text:p>
          </table:table-cell>
          <table:table-cell office:value-type="float" office:value="8534.824" calcext:value-type="float">
            <text:p>8534.824</text:p>
          </table:table-cell>
          <table:table-cell office:value-type="float" office:value="313.1" calcext:value-type="float">
            <text:p>313.1</text:p>
          </table:table-cell>
          <table:table-cell office:value-type="float" office:value="735.988" calcext:value-type="float">
            <text:p>735.988</text:p>
          </table:table-cell>
          <table:table-cell office:value-type="float" office:value="7865.652" calcext:value-type="float">
            <text:p>7865.652</text:p>
          </table:table-cell>
          <table:table-cell office:value-type="float" office:value="291" calcext:value-type="float">
            <text:p>291</text:p>
          </table:table-cell>
          <table:table-cell office:value-type="float" office:value="1043.926" calcext:value-type="float">
            <text:p>1043.926</text:p>
          </table:table-cell>
          <table:table-cell office:value-type="float" office:value="11138.797" calcext:value-type="float">
            <text:p>11138.797</text:p>
          </table:table-cell>
          <table:table-cell table:formula="of:=AVERAGE([.BS63];[.BV63];[.BY63])" office:value-type="float" office:value="328.6" calcext:value-type="float">
            <text:p>328.6</text:p>
          </table:table-cell>
          <table:table-cell table:formula="of:=AVERAGE([.BT63];[.BW63];[.BZ63])" office:value-type="float" office:value="874.537666666667" calcext:value-type="float">
            <text:p>874.537666666667</text:p>
          </table:table-cell>
          <table:table-cell table:formula="of:=AVERAGE([.BU63];[.BX63];[.CA63])" office:value-type="float" office:value="9179.75766666667" calcext:value-type="float">
            <text:p>9179.75766666667</text:p>
          </table:table-cell>
          <table:table-cell table:number-columns-repeated="2"/>
          <table:table-cell office:value-type="float" office:value="425.5" calcext:value-type="float">
            <text:p>425.5</text:p>
          </table:table-cell>
          <table:table-cell office:value-type="float" office:value="892.23" calcext:value-type="float">
            <text:p>892.23</text:p>
          </table:table-cell>
          <table:table-cell office:value-type="float" office:value="8720.02" calcext:value-type="float">
            <text:p>8720.02</text:p>
          </table:table-cell>
          <table:table-cell office:value-type="float" office:value="361.6" calcext:value-type="float">
            <text:p>361.6</text:p>
          </table:table-cell>
          <table:table-cell office:value-type="float" office:value="822.422" calcext:value-type="float">
            <text:p>822.422</text:p>
          </table:table-cell>
          <table:table-cell office:value-type="float" office:value="8702.32" calcext:value-type="float">
            <text:p>8702.32</text:p>
          </table:table-cell>
          <table:table-cell office:value-type="float" office:value="337" calcext:value-type="float">
            <text:p>337</text:p>
          </table:table-cell>
          <table:table-cell office:value-type="float" office:value="1105.008" calcext:value-type="float">
            <text:p>1105.008</text:p>
          </table:table-cell>
          <table:table-cell office:value-type="float" office:value="11333.992" calcext:value-type="float">
            <text:p>11333.992</text:p>
          </table:table-cell>
          <table:table-cell table:formula="of:=AVERAGE([.CG63];[.CJ63];[.CM63])" office:value-type="float" office:value="374.7" calcext:value-type="float">
            <text:p>374.7</text:p>
          </table:table-cell>
          <table:table-cell table:formula="of:=AVERAGE([.CH63];[.CK63];[.CN63])" office:value-type="float" office:value="939.886666666667" calcext:value-type="float">
            <text:p>939.886666666667</text:p>
          </table:table-cell>
          <table:table-cell table:formula="of:=AVERAGE([.CI63];[.CL63];[.CO63])" office:value-type="float" office:value="9585.444" calcext:value-type="float">
            <text:p>9585.444</text:p>
          </table:table-cell>
        </table:table-row>
        <table:table-row table:style-name="ro1">
          <table:table-cell office:value-type="float" office:value="212.3" calcext:value-type="float">
            <text:p>212.3</text:p>
          </table:table-cell>
          <table:table-cell office:value-type="float" office:value="332.34" calcext:value-type="float">
            <text:p>332.34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02.9" calcext:value-type="float">
            <text:p>202.9</text:p>
          </table:table-cell>
          <table:table-cell office:value-type="float" office:value="347.465" calcext:value-type="float">
            <text:p>347.46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24.4" calcext:value-type="float">
            <text:p>224.4</text:p>
          </table:table-cell>
          <table:table-cell office:value-type="float" office:value="354.02" calcext:value-type="float">
            <text:p>354.02</text:p>
          </table:table-cell>
          <table:table-cell office:value-type="float" office:value="660.023" calcext:value-type="float">
            <text:p>660.023</text:p>
          </table:table-cell>
          <table:table-cell table:formula="of:=AVERAGE([.A64];[.D64];[.G64])" office:value-type="float" office:value="213.2" calcext:value-type="float">
            <text:p>213.2</text:p>
          </table:table-cell>
          <table:table-cell table:formula="of:=AVERAGE([.B64];[.E64];[.H64])" office:value-type="float" office:value="344.608333333333" calcext:value-type="float">
            <text:p>344.608333333333</text:p>
          </table:table-cell>
          <table:table-cell table:formula="of:=AVERAGE([.C64];[.F64];[.I64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96.7" calcext:value-type="float">
            <text:p>196.7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648" calcext:value-type="float">
            <text:p>85.648</text:p>
          </table:table-cell>
          <table:table-cell office:value-type="float" office:value="174.7" calcext:value-type="float">
            <text:p>17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207.3" calcext:value-type="float">
            <text:p>207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table:formula="of:=AVERAGE([.O64];[.R64];[.U64])" office:value-type="float" office:value="192.9" calcext:value-type="float">
            <text:p>192.9</text:p>
          </table:table-cell>
          <table:table-cell table:formula="of:=AVERAGE([.P64];[.S64];[.V64])" office:value-type="float" office:value="35.2293333333333" calcext:value-type="float">
            <text:p>35.2293333333333</text:p>
          </table:table-cell>
          <table:table-cell table:formula="of:=AVERAGE([.Q64];[.T64];[.W64])" office:value-type="float" office:value="85.6483333333333" calcext:value-type="float">
            <text:p>85.6483333333333</text:p>
          </table:table-cell>
          <table:table-cell table:number-columns-repeated="2"/>
          <table:table-cell office:value-type="float" office:value="235.6" calcext:value-type="float">
            <text:p>235.6</text:p>
          </table:table-cell>
          <table:table-cell office:value-type="float" office:value="403.234" calcext:value-type="float">
            <text:p>403.234</text:p>
          </table:table-cell>
          <table:table-cell office:value-type="float" office:value="3966.285" calcext:value-type="float">
            <text:p>3966.285</text:p>
          </table:table-cell>
          <table:table-cell office:value-type="float" office:value="260.5" calcext:value-type="float">
            <text:p>260.5</text:p>
          </table:table-cell>
          <table:table-cell office:value-type="float" office:value="330.879" calcext:value-type="float">
            <text:p>330.879</text:p>
          </table:table-cell>
          <table:table-cell office:value-type="float" office:value="3303.594" calcext:value-type="float">
            <text:p>3303.594</text:p>
          </table:table-cell>
          <table:table-cell office:value-type="float" office:value="202.6" calcext:value-type="float">
            <text:p>202.6</text:p>
          </table:table-cell>
          <table:table-cell office:value-type="float" office:value="401.652" calcext:value-type="float">
            <text:p>401.652</text:p>
          </table:table-cell>
          <table:table-cell office:value-type="float" office:value="3964.699" calcext:value-type="float">
            <text:p>3964.699</text:p>
          </table:table-cell>
          <table:table-cell table:formula="of:=AVERAGE([.AC64];[.AF64];[.AI64])" office:value-type="float" office:value="232.9" calcext:value-type="float">
            <text:p>232.9</text:p>
          </table:table-cell>
          <table:table-cell table:formula="of:=AVERAGE([.AD64];[.AG64];[.AJ64])" office:value-type="float" office:value="378.588333333333" calcext:value-type="float">
            <text:p>378.588333333333</text:p>
          </table:table-cell>
          <table:table-cell table:formula="of:=AVERAGE([.AE64];[.AH64];[.AK64])" office:value-type="float" office:value="3744.85933333333" calcext:value-type="float">
            <text:p>3744.85933333333</text:p>
          </table:table-cell>
          <table:table-cell table:number-columns-repeated="2"/>
          <table:table-cell table:formula="of:=[.A64]+[.O64]+[.AC64]" office:value-type="float" office:value="644.6" calcext:value-type="float">
            <text:p>644.6</text:p>
          </table:table-cell>
          <table:table-cell table:formula="of:=[.B64]+[.P64]+[.AD64]" office:value-type="float" office:value="770.972" calcext:value-type="float">
            <text:p>770.972</text:p>
          </table:table-cell>
          <table:table-cell table:formula="of:=[.C64]+[.Q64]+[.AE64]" office:value-type="float" office:value="4677.956" calcext:value-type="float">
            <text:p>4677.956</text:p>
          </table:table-cell>
          <table:table-cell table:formula="of:=[.D64]+[.R64]+[.AF64]" office:value-type="float" office:value="638.1" calcext:value-type="float">
            <text:p>638.1</text:p>
          </table:table-cell>
          <table:table-cell table:formula="of:=[.E64]+[.S64]+[.AG64]" office:value-type="float" office:value="713.489" calcext:value-type="float">
            <text:p>713.489</text:p>
          </table:table-cell>
          <table:table-cell table:formula="of:=[.F64]+[.T64]+[.AH64]" office:value-type="float" office:value="4033.504" calcext:value-type="float">
            <text:p>4033.504</text:p>
          </table:table-cell>
          <table:table-cell table:formula="of:=[.G64]+[.U64]+[.AI64]" office:value-type="float" office:value="634.3" calcext:value-type="float">
            <text:p>634.3</text:p>
          </table:table-cell>
          <table:table-cell table:formula="of:=[.H64]+[.V64]+[.AJ64]" office:value-type="float" office:value="790.817" calcext:value-type="float">
            <text:p>790.817</text:p>
          </table:table-cell>
          <table:table-cell table:formula="of:=[.I64]+[.W64]+[.AK64]" office:value-type="float" office:value="4710.632" calcext:value-type="float">
            <text:p>4710.632</text:p>
          </table:table-cell>
          <table:table-cell table:formula="of:=AVERAGE([.AQ64];[.AT64];[.AW64])" office:value-type="float" office:value="639" calcext:value-type="float">
            <text:p>639</text:p>
          </table:table-cell>
          <table:table-cell table:formula="of:=AVERAGE([.AR64];[.AU64];[.AX64])" office:value-type="float" office:value="758.426" calcext:value-type="float">
            <text:p>758.426</text:p>
          </table:table-cell>
          <table:table-cell table:formula="of:=AVERAGE([.AS64];[.AV64];[.AY64])" office:value-type="float" office:value="4474.03066666667" calcext:value-type="float">
            <text:p>4474.03066666667</text:p>
          </table:table-cell>
          <table:table-cell table:number-columns-repeated="2"/>
          <table:table-cell table:formula="of:=[.CG64]-[.BS64]" office:value-type="float" office:value="40.6" calcext:value-type="float">
            <text:p>40.6</text:p>
          </table:table-cell>
          <table:table-cell table:formula="of:=[.CH64]-[.BT64]" office:value-type="float" office:value="50.5310000000001" calcext:value-type="float">
            <text:p>50.5310000000001</text:p>
          </table:table-cell>
          <table:table-cell table:formula="of:=[.CI64]-[.BU64]" office:value-type="float" office:value="187.195" calcext:value-type="float">
            <text:p>187.195</text:p>
          </table:table-cell>
          <table:table-cell table:formula="of:=[.CJ64]-[.BV64]" office:value-type="float" office:value="46.3" calcext:value-type="float">
            <text:p>46.3</text:p>
          </table:table-cell>
          <table:table-cell table:formula="of:=[.CK64]-[.BW64]" office:value-type="float" office:value="55.895" calcext:value-type="float">
            <text:p>55.895</text:p>
          </table:table-cell>
          <table:table-cell table:formula="of:=[.CL64]-[.BX64]" office:value-type="float" office:value="193.602" calcext:value-type="float">
            <text:p>193.602</text:p>
          </table:table-cell>
          <table:table-cell table:formula="of:=[.CM64]-[.BY64]" office:value-type="float" office:value="48.9" calcext:value-type="float">
            <text:p>48.9</text:p>
          </table:table-cell>
          <table:table-cell table:formula="of:=[.CN64]-[.BZ64]" office:value-type="float" office:value="49.472" calcext:value-type="float">
            <text:p>49.472</text:p>
          </table:table-cell>
          <table:table-cell table:formula="of:=[.CO64]-[.CA64]" office:value-type="float" office:value="187.195" calcext:value-type="float">
            <text:p>187.195</text:p>
          </table:table-cell>
          <table:table-cell table:formula="of:=AVERAGE([.BE64];[.BH64];[.BK64])" office:value-type="float" office:value="45.2666666666667" calcext:value-type="float">
            <text:p>45.2666666666667</text:p>
          </table:table-cell>
          <table:table-cell table:formula="of:=AVERAGE([.BF64];[.BI64];[.BL64])" office:value-type="float" office:value="51.966" calcext:value-type="float">
            <text:p>51.966</text:p>
          </table:table-cell>
          <table:table-cell table:formula="of:=AVERAGE([.BG64];[.BJ64];[.BM64])" office:value-type="float" office:value="189.330666666666" calcext:value-type="float">
            <text:p>189.330666666666</text:p>
          </table:table-cell>
          <table:table-cell table:number-columns-repeated="2"/>
          <table:table-cell office:value-type="float" office:value="446.9" calcext:value-type="float">
            <text:p>446.9</text:p>
          </table:table-cell>
          <table:table-cell office:value-type="float" office:value="890.457" calcext:value-type="float">
            <text:p>890.457</text:p>
          </table:table-cell>
          <table:table-cell office:value-type="float" office:value="9171.879" calcext:value-type="float">
            <text:p>9171.879</text:p>
          </table:table-cell>
          <table:table-cell office:value-type="float" office:value="414" calcext:value-type="float">
            <text:p>414</text:p>
          </table:table-cell>
          <table:table-cell office:value-type="float" office:value="763.453" calcext:value-type="float">
            <text:p>763.453</text:p>
          </table:table-cell>
          <table:table-cell office:value-type="float" office:value="7871.777" calcext:value-type="float">
            <text:p>7871.777</text:p>
          </table:table-cell>
          <table:table-cell office:value-type="float" office:value="337" calcext:value-type="float">
            <text:p>337</text:p>
          </table:table-cell>
          <table:table-cell office:value-type="float" office:value="823.184" calcext:value-type="float">
            <text:p>823.184</text:p>
          </table:table-cell>
          <table:table-cell office:value-type="float" office:value="8516.645" calcext:value-type="float">
            <text:p>8516.645</text:p>
          </table:table-cell>
          <table:table-cell table:formula="of:=AVERAGE([.BS64];[.BV64];[.BY64])" office:value-type="float" office:value="399.3" calcext:value-type="float">
            <text:p>399.3</text:p>
          </table:table-cell>
          <table:table-cell table:formula="of:=AVERAGE([.BT64];[.BW64];[.BZ64])" office:value-type="float" office:value="825.698" calcext:value-type="float">
            <text:p>825.698</text:p>
          </table:table-cell>
          <table:table-cell table:formula="of:=AVERAGE([.BU64];[.BX64];[.CA64])" office:value-type="float" office:value="8520.10033333333" calcext:value-type="float">
            <text:p>8520.10033333333</text:p>
          </table:table-cell>
          <table:table-cell table:number-columns-repeated="2"/>
          <table:table-cell office:value-type="float" office:value="487.5" calcext:value-type="float">
            <text:p>487.5</text:p>
          </table:table-cell>
          <table:table-cell office:value-type="float" office:value="940.988" calcext:value-type="float">
            <text:p>940.988</text:p>
          </table:table-cell>
          <table:table-cell office:value-type="float" office:value="9359.074" calcext:value-type="float">
            <text:p>9359.074</text:p>
          </table:table-cell>
          <table:table-cell office:value-type="float" office:value="460.3" calcext:value-type="float">
            <text:p>460.3</text:p>
          </table:table-cell>
          <table:table-cell office:value-type="float" office:value="819.348" calcext:value-type="float">
            <text:p>819.348</text:p>
          </table:table-cell>
          <table:table-cell office:value-type="float" office:value="8065.379" calcext:value-type="float">
            <text:p>8065.379</text:p>
          </table:table-cell>
          <table:table-cell office:value-type="float" office:value="385.9" calcext:value-type="float">
            <text:p>385.9</text:p>
          </table:table-cell>
          <table:table-cell office:value-type="float" office:value="872.656" calcext:value-type="float">
            <text:p>872.656</text:p>
          </table:table-cell>
          <table:table-cell office:value-type="float" office:value="8703.84" calcext:value-type="float">
            <text:p>8703.84</text:p>
          </table:table-cell>
          <table:table-cell table:formula="of:=AVERAGE([.CG64];[.CJ64];[.CM64])" office:value-type="float" office:value="444.566666666667" calcext:value-type="float">
            <text:p>444.566666666667</text:p>
          </table:table-cell>
          <table:table-cell table:formula="of:=AVERAGE([.CH64];[.CK64];[.CN64])" office:value-type="float" office:value="877.664" calcext:value-type="float">
            <text:p>877.664</text:p>
          </table:table-cell>
          <table:table-cell table:formula="of:=AVERAGE([.CI64];[.CL64];[.CO64])" office:value-type="float" office:value="8709.431" calcext:value-type="float">
            <text:p>8709.431</text:p>
          </table:table-cell>
        </table:table-row>
        <table:table-row table:style-name="ro1">
          <table:table-cell office:value-type="float" office:value="223.4" calcext:value-type="float">
            <text:p>223.4</text:p>
          </table:table-cell>
          <table:table-cell office:value-type="float" office:value="332.043" calcext:value-type="float">
            <text:p>332.04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09.6" calcext:value-type="float">
            <text:p>209.6</text:p>
          </table:table-cell>
          <table:table-cell office:value-type="float" office:value="346.445" calcext:value-type="float">
            <text:p>346.445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20.2" calcext:value-type="float">
            <text:p>220.2</text:p>
          </table:table-cell>
          <table:table-cell office:value-type="float" office:value="352.859" calcext:value-type="float">
            <text:p>352.859</text:p>
          </table:table-cell>
          <table:table-cell office:value-type="float" office:value="660.023" calcext:value-type="float">
            <text:p>660.023</text:p>
          </table:table-cell>
          <table:table-cell table:formula="of:=AVERAGE([.A65];[.D65];[.G65])" office:value-type="float" office:value="217.733333333333" calcext:value-type="float">
            <text:p>217.733333333333</text:p>
          </table:table-cell>
          <table:table-cell table:formula="of:=AVERAGE([.B65];[.E65];[.H65])" office:value-type="float" office:value="343.782333333333" calcext:value-type="float">
            <text:p>343.782333333333</text:p>
          </table:table-cell>
          <table:table-cell table:formula="of:=AVERAGE([.C65];[.F65];[.I65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202.9" calcext:value-type="float">
            <text:p>202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98" calcext:value-type="float">
            <text:p>19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88" calcext:value-type="float">
            <text:p>18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table:formula="of:=AVERAGE([.O65];[.R65];[.U65])" office:value-type="float" office:value="196.3" calcext:value-type="float">
            <text:p>196.3</text:p>
          </table:table-cell>
          <table:table-cell table:formula="of:=AVERAGE([.P65];[.S65];[.V65])" office:value-type="float" office:value="35.145" calcext:value-type="float">
            <text:p>35.145</text:p>
          </table:table-cell>
          <table:table-cell table:formula="of:=AVERAGE([.Q65];[.T65];[.W65])" office:value-type="float" office:value="85.561" calcext:value-type="float">
            <text:p>85.561</text:p>
          </table:table-cell>
          <table:table-cell table:number-columns-repeated="2"/>
          <table:table-cell office:value-type="float" office:value="194.4" calcext:value-type="float">
            <text:p>194.4</text:p>
          </table:table-cell>
          <table:table-cell office:value-type="float" office:value="330.863" calcext:value-type="float">
            <text:p>330.863</text:p>
          </table:table-cell>
          <table:table-cell office:value-type="float" office:value="3303.582" calcext:value-type="float">
            <text:p>3303.582</text:p>
          </table:table-cell>
          <table:table-cell office:value-type="float" office:value="163.1" calcext:value-type="float">
            <text:p>163.1</text:p>
          </table:table-cell>
          <table:table-cell office:value-type="float" office:value="325.094" calcext:value-type="float">
            <text:p>325.094</text:p>
          </table:table-cell>
          <table:table-cell office:value-type="float" office:value="3298.004" calcext:value-type="float">
            <text:p>3298.004</text:p>
          </table:table-cell>
          <table:table-cell office:value-type="float" office:value="238" calcext:value-type="float">
            <text:p>238</text:p>
          </table:table-cell>
          <table:table-cell office:value-type="float" office:value="401.453" calcext:value-type="float">
            <text:p>401.453</text:p>
          </table:table-cell>
          <table:table-cell office:value-type="float" office:value="3964.766" calcext:value-type="float">
            <text:p>3964.766</text:p>
          </table:table-cell>
          <table:table-cell table:formula="of:=AVERAGE([.AC65];[.AF65];[.AI65])" office:value-type="float" office:value="198.5" calcext:value-type="float">
            <text:p>198.5</text:p>
          </table:table-cell>
          <table:table-cell table:formula="of:=AVERAGE([.AD65];[.AG65];[.AJ65])" office:value-type="float" office:value="352.47" calcext:value-type="float">
            <text:p>352.47</text:p>
          </table:table-cell>
          <table:table-cell table:formula="of:=AVERAGE([.AE65];[.AH65];[.AK65])" office:value-type="float" office:value="3522.11733333333" calcext:value-type="float">
            <text:p>3522.11733333333</text:p>
          </table:table-cell>
          <table:table-cell table:number-columns-repeated="2"/>
          <table:table-cell table:formula="of:=[.A65]+[.O65]+[.AC65]" office:value-type="float" office:value="620.7" calcext:value-type="float">
            <text:p>620.7</text:p>
          </table:table-cell>
          <table:table-cell table:formula="of:=[.B65]+[.P65]+[.AD65]" office:value-type="float" office:value="698.051" calcext:value-type="float">
            <text:p>698.051</text:p>
          </table:table-cell>
          <table:table-cell table:formula="of:=[.C65]+[.Q65]+[.AE65]" office:value-type="float" office:value="4015.253" calcext:value-type="float">
            <text:p>4015.253</text:p>
          </table:table-cell>
          <table:table-cell table:formula="of:=[.D65]+[.R65]+[.AF65]" office:value-type="float" office:value="570.7" calcext:value-type="float">
            <text:p>570.7</text:p>
          </table:table-cell>
          <table:table-cell table:formula="of:=[.E65]+[.S65]+[.AG65]" office:value-type="float" office:value="706.684" calcext:value-type="float">
            <text:p>706.684</text:p>
          </table:table-cell>
          <table:table-cell table:formula="of:=[.F65]+[.T65]+[.AH65]" office:value-type="float" office:value="4028.175" calcext:value-type="float">
            <text:p>4028.175</text:p>
          </table:table-cell>
          <table:table-cell table:formula="of:=[.G65]+[.U65]+[.AI65]" office:value-type="float" office:value="646.2" calcext:value-type="float">
            <text:p>646.2</text:p>
          </table:table-cell>
          <table:table-cell table:formula="of:=[.H65]+[.V65]+[.AJ65]" office:value-type="float" office:value="789.457" calcext:value-type="float">
            <text:p>789.457</text:p>
          </table:table-cell>
          <table:table-cell table:formula="of:=[.I65]+[.W65]+[.AK65]" office:value-type="float" office:value="4710.176" calcext:value-type="float">
            <text:p>4710.176</text:p>
          </table:table-cell>
          <table:table-cell table:formula="of:=AVERAGE([.AQ65];[.AT65];[.AW65])" office:value-type="float" office:value="612.533333333333" calcext:value-type="float">
            <text:p>612.533333333333</text:p>
          </table:table-cell>
          <table:table-cell table:formula="of:=AVERAGE([.AR65];[.AU65];[.AX65])" office:value-type="float" office:value="731.397333333333" calcext:value-type="float">
            <text:p>731.397333333333</text:p>
          </table:table-cell>
          <table:table-cell table:formula="of:=AVERAGE([.AS65];[.AV65];[.AY65])" office:value-type="float" office:value="4251.20133333333" calcext:value-type="float">
            <text:p>4251.20133333333</text:p>
          </table:table-cell>
          <table:table-cell table:number-columns-repeated="2"/>
          <table:table-cell table:formula="of:=[.CG65]-[.BS65]" office:value-type="float" office:value="33.7" calcext:value-type="float">
            <text:p>33.7</text:p>
          </table:table-cell>
          <table:table-cell table:formula="of:=[.CH65]-[.BT65]" office:value-type="float" office:value="50.5310000000001" calcext:value-type="float">
            <text:p>50.5310000000001</text:p>
          </table:table-cell>
          <table:table-cell table:formula="of:=[.CI65]-[.BU65]" office:value-type="float" office:value="187.195" calcext:value-type="float">
            <text:p>187.195</text:p>
          </table:table-cell>
          <table:table-cell table:formula="of:=[.CJ65]-[.BV65]" office:value-type="float" office:value="44.1" calcext:value-type="float">
            <text:p>44.1</text:p>
          </table:table-cell>
          <table:table-cell table:formula="of:=[.CK65]-[.BW65]" office:value-type="float" office:value="49.453" calcext:value-type="float">
            <text:p>49.453</text:p>
          </table:table-cell>
          <table:table-cell table:formula="of:=[.CL65]-[.BX65]" office:value-type="float" office:value="187.195" calcext:value-type="float">
            <text:p>187.195</text:p>
          </table:table-cell>
          <table:table-cell table:formula="of:=[.CM65]-[.BY65]" office:value-type="float" office:value="42.3" calcext:value-type="float">
            <text:p>42.3</text:p>
          </table:table-cell>
          <table:table-cell table:formula="of:=[.CN65]-[.BZ65]" office:value-type="float" office:value="51.7140000000001" calcext:value-type="float">
            <text:p>51.7140000000001</text:p>
          </table:table-cell>
          <table:table-cell table:formula="of:=[.CO65]-[.CA65]" office:value-type="float" office:value="189.582" calcext:value-type="float">
            <text:p>189.582</text:p>
          </table:table-cell>
          <table:table-cell table:formula="of:=AVERAGE([.BE65];[.BH65];[.BK65])" office:value-type="float" office:value="40.0333333333333" calcext:value-type="float">
            <text:p>40.0333333333333</text:p>
          </table:table-cell>
          <table:table-cell table:formula="of:=AVERAGE([.BF65];[.BI65];[.BL65])" office:value-type="float" office:value="50.566" calcext:value-type="float">
            <text:p>50.566</text:p>
          </table:table-cell>
          <table:table-cell table:formula="of:=AVERAGE([.BG65];[.BJ65];[.BM65])" office:value-type="float" office:value="187.990666666667" calcext:value-type="float">
            <text:p>187.990666666667</text:p>
          </table:table-cell>
          <table:table-cell table:number-columns-repeated="2"/>
          <table:table-cell office:value-type="float" office:value="472.4" calcext:value-type="float">
            <text:p>472.4</text:p>
          </table:table-cell>
          <table:table-cell office:value-type="float" office:value="835.516" calcext:value-type="float">
            <text:p>835.516</text:p>
          </table:table-cell>
          <table:table-cell office:value-type="float" office:value="8527.43" calcext:value-type="float">
            <text:p>8527.43</text:p>
          </table:table-cell>
          <table:table-cell office:value-type="float" office:value="434.1" calcext:value-type="float">
            <text:p>434.1</text:p>
          </table:table-cell>
          <table:table-cell office:value-type="float" office:value="896.633" calcext:value-type="float">
            <text:p>896.633</text:p>
          </table:table-cell>
          <table:table-cell office:value-type="float" office:value="9179.078" calcext:value-type="float">
            <text:p>9179.078</text:p>
          </table:table-cell>
          <table:table-cell office:value-type="float" office:value="376.6" calcext:value-type="float">
            <text:p>376.6</text:p>
          </table:table-cell>
          <table:table-cell office:value-type="float" office:value="893.352" calcext:value-type="float">
            <text:p>893.352</text:p>
          </table:table-cell>
          <table:table-cell office:value-type="float" office:value="9181.141" calcext:value-type="float">
            <text:p>9181.141</text:p>
          </table:table-cell>
          <table:table-cell table:formula="of:=AVERAGE([.BS65];[.BV65];[.BY65])" office:value-type="float" office:value="427.7" calcext:value-type="float">
            <text:p>427.7</text:p>
          </table:table-cell>
          <table:table-cell table:formula="of:=AVERAGE([.BT65];[.BW65];[.BZ65])" office:value-type="float" office:value="875.167" calcext:value-type="float">
            <text:p>875.167</text:p>
          </table:table-cell>
          <table:table-cell table:formula="of:=AVERAGE([.BU65];[.BX65];[.CA65])" office:value-type="float" office:value="8962.54966666667" calcext:value-type="float">
            <text:p>8962.54966666667</text:p>
          </table:table-cell>
          <table:table-cell table:number-columns-repeated="2"/>
          <table:table-cell office:value-type="float" office:value="506.1" calcext:value-type="float">
            <text:p>506.1</text:p>
          </table:table-cell>
          <table:table-cell office:value-type="float" office:value="886.047" calcext:value-type="float">
            <text:p>886.047</text:p>
          </table:table-cell>
          <table:table-cell office:value-type="float" office:value="8714.625" calcext:value-type="float">
            <text:p>8714.625</text:p>
          </table:table-cell>
          <table:table-cell office:value-type="float" office:value="478.2" calcext:value-type="float">
            <text:p>478.2</text:p>
          </table:table-cell>
          <table:table-cell office:value-type="float" office:value="946.086" calcext:value-type="float">
            <text:p>946.086</text:p>
          </table:table-cell>
          <table:table-cell office:value-type="float" office:value="9366.273" calcext:value-type="float">
            <text:p>9366.273</text:p>
          </table:table-cell>
          <table:table-cell office:value-type="float" office:value="418.9" calcext:value-type="float">
            <text:p>418.9</text:p>
          </table:table-cell>
          <table:table-cell office:value-type="float" office:value="945.066" calcext:value-type="float">
            <text:p>945.066</text:p>
          </table:table-cell>
          <table:table-cell office:value-type="float" office:value="9370.723" calcext:value-type="float">
            <text:p>9370.723</text:p>
          </table:table-cell>
          <table:table-cell table:formula="of:=AVERAGE([.CG65];[.CJ65];[.CM65])" office:value-type="float" office:value="467.733333333333" calcext:value-type="float">
            <text:p>467.733333333333</text:p>
          </table:table-cell>
          <table:table-cell table:formula="of:=AVERAGE([.CH65];[.CK65];[.CN65])" office:value-type="float" office:value="925.733" calcext:value-type="float">
            <text:p>925.733</text:p>
          </table:table-cell>
          <table:table-cell table:formula="of:=AVERAGE([.CI65];[.CL65];[.CO65])" office:value-type="float" office:value="9150.54033333333" calcext:value-type="float">
            <text:p>9150.54033333333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332.488" calcext:value-type="float">
            <text:p>332.48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13.7" calcext:value-type="float">
            <text:p>213.7</text:p>
          </table:table-cell>
          <table:table-cell office:value-type="float" office:value="345.477" calcext:value-type="float">
            <text:p>345.47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82.3" calcext:value-type="float">
            <text:p>182.3</text:p>
          </table:table-cell>
          <table:table-cell office:value-type="float" office:value="353.781" calcext:value-type="float">
            <text:p>353.781</text:p>
          </table:table-cell>
          <table:table-cell office:value-type="float" office:value="660.023" calcext:value-type="float">
            <text:p>660.023</text:p>
          </table:table-cell>
          <table:table-cell table:formula="of:=AVERAGE([.A66];[.D66];[.G66])" office:value-type="float" office:value="195.866666666667" calcext:value-type="float">
            <text:p>195.866666666667</text:p>
          </table:table-cell>
          <table:table-cell table:formula="of:=AVERAGE([.B66];[.E66];[.H66])" office:value-type="float" office:value="343.915333333333" calcext:value-type="float">
            <text:p>343.915333333333</text:p>
          </table:table-cell>
          <table:table-cell table:formula="of:=AVERAGE([.C66];[.F66];[.I66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74.3" calcext:value-type="float">
            <text:p>174.3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office:value-type="float" office:value="192.6" calcext:value-type="float">
            <text:p>192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71.5" calcext:value-type="float">
            <text:p>171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table:formula="of:=AVERAGE([.O66];[.R66];[.U66])" office:value-type="float" office:value="179.466666666667" calcext:value-type="float">
            <text:p>179.466666666667</text:p>
          </table:table-cell>
          <table:table-cell table:formula="of:=AVERAGE([.P66];[.S66];[.V66])" office:value-type="float" office:value="35.2293333333333" calcext:value-type="float">
            <text:p>35.2293333333333</text:p>
          </table:table-cell>
          <table:table-cell table:formula="of:=AVERAGE([.Q66];[.T66];[.W66])" office:value-type="float" office:value="85.6483333333333" calcext:value-type="float">
            <text:p>85.648333333333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91.434" calcext:value-type="float">
            <text:p>391.434</text:p>
          </table:table-cell>
          <table:table-cell office:value-type="float" office:value="3954.68" calcext:value-type="float">
            <text:p>3954.68</text:p>
          </table:table-cell>
          <table:table-cell office:value-type="float" office:value="214.9" calcext:value-type="float">
            <text:p>214.9</text:p>
          </table:table-cell>
          <table:table-cell office:value-type="float" office:value="342.371" calcext:value-type="float">
            <text:p>342.371</text:p>
          </table:table-cell>
          <table:table-cell office:value-type="float" office:value="3946.715" calcext:value-type="float">
            <text:p>3946.715</text:p>
          </table:table-cell>
          <table:table-cell office:value-type="float" office:value="314.7" calcext:value-type="float">
            <text:p>314.7</text:p>
          </table:table-cell>
          <table:table-cell office:value-type="float" office:value="405.457" calcext:value-type="float">
            <text:p>405.457</text:p>
          </table:table-cell>
          <table:table-cell office:value-type="float" office:value="3968.77" calcext:value-type="float">
            <text:p>3968.77</text:p>
          </table:table-cell>
          <table:table-cell table:formula="of:=AVERAGE([.AC66];[.AF66];[.AI66])" office:value-type="float" office:value="260.2" calcext:value-type="float">
            <text:p>260.2</text:p>
          </table:table-cell>
          <table:table-cell table:formula="of:=AVERAGE([.AD66];[.AG66];[.AJ66])" office:value-type="float" office:value="379.754" calcext:value-type="float">
            <text:p>379.754</text:p>
          </table:table-cell>
          <table:table-cell table:formula="of:=AVERAGE([.AE66];[.AH66];[.AK66])" office:value-type="float" office:value="3956.72166666667" calcext:value-type="float">
            <text:p>3956.72166666667</text:p>
          </table:table-cell>
          <table:table-cell table:number-columns-repeated="2"/>
          <table:table-cell table:formula="of:=[.A66]+[.O66]+[.AC66]" office:value-type="float" office:value="616.9" calcext:value-type="float">
            <text:p>616.9</text:p>
          </table:table-cell>
          <table:table-cell table:formula="of:=[.B66]+[.P66]+[.AD66]" office:value-type="float" office:value="759.32" calcext:value-type="float">
            <text:p>759.32</text:p>
          </table:table-cell>
          <table:table-cell table:formula="of:=[.C66]+[.Q66]+[.AE66]" office:value-type="float" office:value="4666.613" calcext:value-type="float">
            <text:p>4666.613</text:p>
          </table:table-cell>
          <table:table-cell table:formula="of:=[.D66]+[.R66]+[.AF66]" office:value-type="float" office:value="621.2" calcext:value-type="float">
            <text:p>621.2</text:p>
          </table:table-cell>
          <table:table-cell table:formula="of:=[.E66]+[.S66]+[.AG66]" office:value-type="float" office:value="722.993" calcext:value-type="float">
            <text:p>722.993</text:p>
          </table:table-cell>
          <table:table-cell table:formula="of:=[.F66]+[.T66]+[.AH66]" office:value-type="float" office:value="4676.363" calcext:value-type="float">
            <text:p>4676.363</text:p>
          </table:table-cell>
          <table:table-cell table:formula="of:=[.G66]+[.U66]+[.AI66]" office:value-type="float" office:value="668.5" calcext:value-type="float">
            <text:p>668.5</text:p>
          </table:table-cell>
          <table:table-cell table:formula="of:=[.H66]+[.V66]+[.AJ66]" office:value-type="float" office:value="794.383" calcext:value-type="float">
            <text:p>794.383</text:p>
          </table:table-cell>
          <table:table-cell table:formula="of:=[.I66]+[.W66]+[.AK66]" office:value-type="float" office:value="4714.703" calcext:value-type="float">
            <text:p>4714.703</text:p>
          </table:table-cell>
          <table:table-cell table:formula="of:=AVERAGE([.AQ66];[.AT66];[.AW66])" office:value-type="float" office:value="635.533333333333" calcext:value-type="float">
            <text:p>635.533333333333</text:p>
          </table:table-cell>
          <table:table-cell table:formula="of:=AVERAGE([.AR66];[.AU66];[.AX66])" office:value-type="float" office:value="758.898666666667" calcext:value-type="float">
            <text:p>758.898666666667</text:p>
          </table:table-cell>
          <table:table-cell table:formula="of:=AVERAGE([.AS66];[.AV66];[.AY66])" office:value-type="float" office:value="4685.893" calcext:value-type="float">
            <text:p>4685.893</text:p>
          </table:table-cell>
          <table:table-cell table:number-columns-repeated="2"/>
          <table:table-cell table:formula="of:=[.CG66]-[.BS66]" office:value-type="float" office:value="44.8" calcext:value-type="float">
            <text:p>44.8</text:p>
          </table:table-cell>
          <table:table-cell table:formula="of:=[.CH66]-[.BT66]" office:value-type="float" office:value="52.4880000000001" calcext:value-type="float">
            <text:p>52.4880000000001</text:p>
          </table:table-cell>
          <table:table-cell table:formula="of:=[.CI66]-[.BU66]" office:value-type="float" office:value="189.289000000001" calcext:value-type="float">
            <text:p>189.289000000001</text:p>
          </table:table-cell>
          <table:table-cell table:formula="of:=[.CJ66]-[.BV66]" office:value-type="float" office:value="52.9" calcext:value-type="float">
            <text:p>52.9</text:p>
          </table:table-cell>
          <table:table-cell table:formula="of:=[.CK66]-[.BW66]" office:value-type="float" office:value="45.707" calcext:value-type="float">
            <text:p>45.707</text:p>
          </table:table-cell>
          <table:table-cell table:formula="of:=[.CL66]-[.BX66]" office:value-type="float" office:value="183.711" calcext:value-type="float">
            <text:p>183.711</text:p>
          </table:table-cell>
          <table:table-cell table:formula="of:=[.CM66]-[.BY66]" office:value-type="float" office:value="50" calcext:value-type="float">
            <text:p>50</text:p>
          </table:table-cell>
          <table:table-cell table:formula="of:=[.CN66]-[.BZ66]" office:value-type="float" office:value="56.457" calcext:value-type="float">
            <text:p>56.457</text:p>
          </table:table-cell>
          <table:table-cell table:formula="of:=[.CO66]-[.CA66]" office:value-type="float" office:value="191.709999999999" calcext:value-type="float">
            <text:p>191.709999999999</text:p>
          </table:table-cell>
          <table:table-cell table:formula="of:=AVERAGE([.BE66];[.BH66];[.BK66])" office:value-type="float" office:value="49.2333333333333" calcext:value-type="float">
            <text:p>49.2333333333333</text:p>
          </table:table-cell>
          <table:table-cell table:formula="of:=AVERAGE([.BF66];[.BI66];[.BL66])" office:value-type="float" office:value="51.5506666666667" calcext:value-type="float">
            <text:p>51.5506666666667</text:p>
          </table:table-cell>
          <table:table-cell table:formula="of:=AVERAGE([.BG66];[.BJ66];[.BM66])" office:value-type="float" office:value="188.236666666667" calcext:value-type="float">
            <text:p>188.236666666667</text:p>
          </table:table-cell>
          <table:table-cell table:number-columns-repeated="2"/>
          <table:table-cell office:value-type="float" office:value="479.5" calcext:value-type="float">
            <text:p>479.5</text:p>
          </table:table-cell>
          <table:table-cell office:value-type="float" office:value="899.473" calcext:value-type="float">
            <text:p>899.473</text:p>
          </table:table-cell>
          <table:table-cell office:value-type="float" office:value="9178.766" calcext:value-type="float">
            <text:p>9178.766</text:p>
          </table:table-cell>
          <table:table-cell office:value-type="float" office:value="424.6" calcext:value-type="float">
            <text:p>424.6</text:p>
          </table:table-cell>
          <table:table-cell office:value-type="float" office:value="777.043" calcext:value-type="float">
            <text:p>777.043</text:p>
          </table:table-cell>
          <table:table-cell office:value-type="float" office:value="7882.137" calcext:value-type="float">
            <text:p>7882.137</text:p>
          </table:table-cell>
          <table:table-cell office:value-type="float" office:value="405.9" calcext:value-type="float">
            <text:p>405.9</text:p>
          </table:table-cell>
          <table:table-cell office:value-type="float" office:value="949.895" calcext:value-type="float">
            <text:p>949.895</text:p>
          </table:table-cell>
          <table:table-cell office:value-type="float" office:value="9839.145" calcext:value-type="float">
            <text:p>9839.145</text:p>
          </table:table-cell>
          <table:table-cell table:formula="of:=AVERAGE([.BS66];[.BV66];[.BY66])" office:value-type="float" office:value="436.666666666667" calcext:value-type="float">
            <text:p>436.666666666667</text:p>
          </table:table-cell>
          <table:table-cell table:formula="of:=AVERAGE([.BT66];[.BW66];[.BZ66])" office:value-type="float" office:value="875.470333333333" calcext:value-type="float">
            <text:p>875.470333333333</text:p>
          </table:table-cell>
          <table:table-cell table:formula="of:=AVERAGE([.BU66];[.BX66];[.CA66])" office:value-type="float" office:value="8966.68266666667" calcext:value-type="float">
            <text:p>8966.68266666667</text:p>
          </table:table-cell>
          <table:table-cell table:number-columns-repeated="2"/>
          <table:table-cell office:value-type="float" office:value="524.3" calcext:value-type="float">
            <text:p>524.3</text:p>
          </table:table-cell>
          <table:table-cell office:value-type="float" office:value="951.961" calcext:value-type="float">
            <text:p>951.961</text:p>
          </table:table-cell>
          <table:table-cell office:value-type="float" office:value="9368.055" calcext:value-type="float">
            <text:p>9368.055</text:p>
          </table:table-cell>
          <table:table-cell office:value-type="float" office:value="477.5" calcext:value-type="float">
            <text:p>477.5</text:p>
          </table:table-cell>
          <table:table-cell office:value-type="float" office:value="822.75" calcext:value-type="float">
            <text:p>822.75</text:p>
          </table:table-cell>
          <table:table-cell office:value-type="float" office:value="8065.848" calcext:value-type="float">
            <text:p>8065.848</text:p>
          </table:table-cell>
          <table:table-cell office:value-type="float" office:value="455.9" calcext:value-type="float">
            <text:p>455.9</text:p>
          </table:table-cell>
          <table:table-cell office:value-type="float" office:value="1006.352" calcext:value-type="float">
            <text:p>1006.352</text:p>
          </table:table-cell>
          <table:table-cell office:value-type="float" office:value="10030.855" calcext:value-type="float">
            <text:p>10030.855</text:p>
          </table:table-cell>
          <table:table-cell table:formula="of:=AVERAGE([.CG66];[.CJ66];[.CM66])" office:value-type="float" office:value="485.9" calcext:value-type="float">
            <text:p>485.9</text:p>
          </table:table-cell>
          <table:table-cell table:formula="of:=AVERAGE([.CH66];[.CK66];[.CN66])" office:value-type="float" office:value="927.021" calcext:value-type="float">
            <text:p>927.021</text:p>
          </table:table-cell>
          <table:table-cell table:formula="of:=AVERAGE([.CI66];[.CL66];[.CO66])" office:value-type="float" office:value="9154.91933333333" calcext:value-type="float">
            <text:p>9154.91933333333</text:p>
          </table:table-cell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332.199" calcext:value-type="float">
            <text:p>332.199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74.7" calcext:value-type="float">
            <text:p>174.7</text:p>
          </table:table-cell>
          <table:table-cell office:value-type="float" office:value="346.043" calcext:value-type="float">
            <text:p>346.04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43.6" calcext:value-type="float">
            <text:p>243.6</text:p>
          </table:table-cell>
          <table:table-cell office:value-type="float" office:value="354.578" calcext:value-type="float">
            <text:p>354.578</text:p>
          </table:table-cell>
          <table:table-cell office:value-type="float" office:value="660.023" calcext:value-type="float">
            <text:p>660.023</text:p>
          </table:table-cell>
          <table:table-cell table:formula="of:=AVERAGE([.A67];[.D67];[.G67])" office:value-type="float" office:value="211.5" calcext:value-type="float">
            <text:p>211.5</text:p>
          </table:table-cell>
          <table:table-cell table:formula="of:=AVERAGE([.B67];[.E67];[.H67])" office:value-type="float" office:value="344.273333333333" calcext:value-type="float">
            <text:p>344.273333333333</text:p>
          </table:table-cell>
          <table:table-cell table:formula="of:=AVERAGE([.C67];[.F67];[.I67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99.4" calcext:value-type="float">
            <text:p>199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60" calcext:value-type="float">
            <text:p>16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25" calcext:value-type="float">
            <text:p>22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91" calcext:value-type="float">
            <text:p>85.91</text:p>
          </table:table-cell>
          <table:table-cell table:formula="of:=AVERAGE([.O67];[.R67];[.U67])" office:value-type="float" office:value="194.8" calcext:value-type="float">
            <text:p>194.8</text:p>
          </table:table-cell>
          <table:table-cell table:formula="of:=AVERAGE([.P67];[.S67];[.V67])" office:value-type="float" office:value="35.2293333333333" calcext:value-type="float">
            <text:p>35.2293333333333</text:p>
          </table:table-cell>
          <table:table-cell table:formula="of:=AVERAGE([.Q67];[.T67];[.W67])" office:value-type="float" office:value="85.561" calcext:value-type="float">
            <text:p>85.561</text:p>
          </table:table-cell>
          <table:table-cell table:number-columns-repeated="2"/>
          <table:table-cell office:value-type="float" office:value="240.7" calcext:value-type="float">
            <text:p>240.7</text:p>
          </table:table-cell>
          <table:table-cell office:value-type="float" office:value="399.004" calcext:value-type="float">
            <text:p>399.004</text:p>
          </table:table-cell>
          <table:table-cell office:value-type="float" office:value="3962.242" calcext:value-type="float">
            <text:p>3962.242</text:p>
          </table:table-cell>
          <table:table-cell office:value-type="float" office:value="295.8" calcext:value-type="float">
            <text:p>295.8</text:p>
          </table:table-cell>
          <table:table-cell office:value-type="float" office:value="400.914" calcext:value-type="float">
            <text:p>400.914</text:p>
          </table:table-cell>
          <table:table-cell office:value-type="float" office:value="3964.277" calcext:value-type="float">
            <text:p>3964.277</text:p>
          </table:table-cell>
          <table:table-cell office:value-type="float" office:value="141.4" calcext:value-type="float">
            <text:p>141.4</text:p>
          </table:table-cell>
          <table:table-cell office:value-type="float" office:value="405.203" calcext:value-type="float">
            <text:p>405.203</text:p>
          </table:table-cell>
          <table:table-cell office:value-type="float" office:value="3968.25" calcext:value-type="float">
            <text:p>3968.25</text:p>
          </table:table-cell>
          <table:table-cell table:formula="of:=AVERAGE([.AC67];[.AF67];[.AI67])" office:value-type="float" office:value="225.966666666667" calcext:value-type="float">
            <text:p>225.966666666667</text:p>
          </table:table-cell>
          <table:table-cell table:formula="of:=AVERAGE([.AD67];[.AG67];[.AJ67])" office:value-type="float" office:value="401.707" calcext:value-type="float">
            <text:p>401.707</text:p>
          </table:table-cell>
          <table:table-cell table:formula="of:=AVERAGE([.AE67];[.AH67];[.AK67])" office:value-type="float" office:value="3964.923" calcext:value-type="float">
            <text:p>3964.923</text:p>
          </table:table-cell>
          <table:table-cell table:number-columns-repeated="2"/>
          <table:table-cell table:formula="of:=[.A67]+[.O67]+[.AC67]" office:value-type="float" office:value="656.3" calcext:value-type="float">
            <text:p>656.3</text:p>
          </table:table-cell>
          <table:table-cell table:formula="of:=[.B67]+[.P67]+[.AD67]" office:value-type="float" office:value="766.348" calcext:value-type="float">
            <text:p>766.348</text:p>
          </table:table-cell>
          <table:table-cell table:formula="of:=[.C67]+[.Q67]+[.AE67]" office:value-type="float" office:value="4673.913" calcext:value-type="float">
            <text:p>4673.913</text:p>
          </table:table-cell>
          <table:table-cell table:formula="of:=[.D67]+[.R67]+[.AF67]" office:value-type="float" office:value="630.5" calcext:value-type="float">
            <text:p>630.5</text:p>
          </table:table-cell>
          <table:table-cell table:formula="of:=[.E67]+[.S67]+[.AG67]" office:value-type="float" office:value="782.102" calcext:value-type="float">
            <text:p>782.102</text:p>
          </table:table-cell>
          <table:table-cell table:formula="of:=[.F67]+[.T67]+[.AH67]" office:value-type="float" office:value="4693.925" calcext:value-type="float">
            <text:p>4693.925</text:p>
          </table:table-cell>
          <table:table-cell table:formula="of:=[.G67]+[.U67]+[.AI67]" office:value-type="float" office:value="610" calcext:value-type="float">
            <text:p>610</text:p>
          </table:table-cell>
          <table:table-cell table:formula="of:=[.H67]+[.V67]+[.AJ67]" office:value-type="float" office:value="795.179" calcext:value-type="float">
            <text:p>795.179</text:p>
          </table:table-cell>
          <table:table-cell table:formula="of:=[.I67]+[.W67]+[.AK67]" office:value-type="float" office:value="4714.183" calcext:value-type="float">
            <text:p>4714.183</text:p>
          </table:table-cell>
          <table:table-cell table:formula="of:=AVERAGE([.AQ67];[.AT67];[.AW67])" office:value-type="float" office:value="632.266666666667" calcext:value-type="float">
            <text:p>632.266666666667</text:p>
          </table:table-cell>
          <table:table-cell table:formula="of:=AVERAGE([.AR67];[.AU67];[.AX67])" office:value-type="float" office:value="781.209666666667" calcext:value-type="float">
            <text:p>781.209666666667</text:p>
          </table:table-cell>
          <table:table-cell table:formula="of:=AVERAGE([.AS67];[.AV67];[.AY67])" office:value-type="float" office:value="4694.007" calcext:value-type="float">
            <text:p>4694.007</text:p>
          </table:table-cell>
          <table:table-cell table:number-columns-repeated="2"/>
          <table:table-cell table:formula="of:=[.CG67]-[.BS67]" office:value-type="float" office:value="48.2" calcext:value-type="float">
            <text:p>48.2</text:p>
          </table:table-cell>
          <table:table-cell table:formula="of:=[.CH67]-[.BT67]" office:value-type="float" office:value="67.4880000000001" calcext:value-type="float">
            <text:p>67.4880000000001</text:p>
          </table:table-cell>
          <table:table-cell table:formula="of:=[.CI67]-[.BU67]" office:value-type="float" office:value="192.761" calcext:value-type="float">
            <text:p>192.761</text:p>
          </table:table-cell>
          <table:table-cell table:formula="of:=[.CJ67]-[.BV67]" office:value-type="float" office:value="44.1" calcext:value-type="float">
            <text:p>44.1</text:p>
          </table:table-cell>
          <table:table-cell table:formula="of:=[.CK67]-[.BW67]" office:value-type="float" office:value="49.453" calcext:value-type="float">
            <text:p>49.453</text:p>
          </table:table-cell>
          <table:table-cell table:formula="of:=[.CL67]-[.BX67]" office:value-type="float" office:value="187.195" calcext:value-type="float">
            <text:p>187.195</text:p>
          </table:table-cell>
          <table:table-cell table:formula="of:=[.CM67]-[.BY67]" office:value-type="float" office:value="48" calcext:value-type="float">
            <text:p>48</text:p>
          </table:table-cell>
          <table:table-cell table:formula="of:=[.CN67]-[.BZ67]" office:value-type="float" office:value="121.433" calcext:value-type="float">
            <text:p>121.433</text:p>
          </table:table-cell>
          <table:table-cell table:formula="of:=[.CO67]-[.CA67]" office:value-type="float" office:value="1484.14" calcext:value-type="float">
            <text:p>1484.14</text:p>
          </table:table-cell>
          <table:table-cell table:formula="of:=AVERAGE([.BE67];[.BH67];[.BK67])" office:value-type="float" office:value="46.7666666666667" calcext:value-type="float">
            <text:p>46.7666666666667</text:p>
          </table:table-cell>
          <table:table-cell table:formula="of:=AVERAGE([.BF67];[.BI67];[.BL67])" office:value-type="float" office:value="79.458" calcext:value-type="float">
            <text:p>79.458</text:p>
          </table:table-cell>
          <table:table-cell table:formula="of:=AVERAGE([.BG67];[.BJ67];[.BM67])" office:value-type="float" office:value="621.365333333334" calcext:value-type="float">
            <text:p>621.365333333334</text:p>
          </table:table-cell>
          <table:table-cell table:number-columns-repeated="2"/>
          <table:table-cell office:value-type="float" office:value="271.6" calcext:value-type="float">
            <text:p>271.6</text:p>
          </table:table-cell>
          <table:table-cell office:value-type="float" office:value="926.535" calcext:value-type="float">
            <text:p>926.535</text:p>
          </table:table-cell>
          <table:table-cell office:value-type="float" office:value="9816.934" calcext:value-type="float">
            <text:p>9816.934</text:p>
          </table:table-cell>
          <table:table-cell office:value-type="float" office:value="481.1" calcext:value-type="float">
            <text:p>481.1</text:p>
          </table:table-cell>
          <table:table-cell office:value-type="float" office:value="700.945" calcext:value-type="float">
            <text:p>700.945</text:p>
          </table:table-cell>
          <table:table-cell office:value-type="float" office:value="7217.832" calcext:value-type="float">
            <text:p>7217.832</text:p>
          </table:table-cell>
          <table:table-cell office:value-type="float" office:value="423.1" calcext:value-type="float">
            <text:p>423.1</text:p>
          </table:table-cell>
          <table:table-cell office:value-type="float" office:value="767.465" calcext:value-type="float">
            <text:p>767.465</text:p>
          </table:table-cell>
          <table:table-cell office:value-type="float" office:value="7872.262" calcext:value-type="float">
            <text:p>7872.262</text:p>
          </table:table-cell>
          <table:table-cell table:formula="of:=AVERAGE([.BS67];[.BV67];[.BY67])" office:value-type="float" office:value="391.933333333333" calcext:value-type="float">
            <text:p>391.933333333333</text:p>
          </table:table-cell>
          <table:table-cell table:formula="of:=AVERAGE([.BT67];[.BW67];[.BZ67])" office:value-type="float" office:value="798.315" calcext:value-type="float">
            <text:p>798.315</text:p>
          </table:table-cell>
          <table:table-cell table:formula="of:=AVERAGE([.BU67];[.BX67];[.CA67])" office:value-type="float" office:value="8302.34266666667" calcext:value-type="float">
            <text:p>8302.34266666667</text:p>
          </table:table-cell>
          <table:table-cell table:number-columns-repeated="2"/>
          <table:table-cell office:value-type="float" office:value="319.8" calcext:value-type="float">
            <text:p>319.8</text:p>
          </table:table-cell>
          <table:table-cell office:value-type="float" office:value="994.023" calcext:value-type="float">
            <text:p>994.023</text:p>
          </table:table-cell>
          <table:table-cell office:value-type="float" office:value="10009.695" calcext:value-type="float">
            <text:p>10009.695</text:p>
          </table:table-cell>
          <table:table-cell office:value-type="float" office:value="525.2" calcext:value-type="float">
            <text:p>525.2</text:p>
          </table:table-cell>
          <table:table-cell office:value-type="float" office:value="750.398" calcext:value-type="float">
            <text:p>750.398</text:p>
          </table:table-cell>
          <table:table-cell office:value-type="float" office:value="7405.027" calcext:value-type="float">
            <text:p>7405.027</text:p>
          </table:table-cell>
          <table:table-cell office:value-type="float" office:value="471.1" calcext:value-type="float">
            <text:p>471.1</text:p>
          </table:table-cell>
          <table:table-cell office:value-type="float" office:value="888.898" calcext:value-type="float">
            <text:p>888.898</text:p>
          </table:table-cell>
          <table:table-cell office:value-type="float" office:value="9356.402" calcext:value-type="float">
            <text:p>9356.402</text:p>
          </table:table-cell>
          <table:table-cell table:formula="of:=AVERAGE([.CG67];[.CJ67];[.CM67])" office:value-type="float" office:value="438.7" calcext:value-type="float">
            <text:p>438.7</text:p>
          </table:table-cell>
          <table:table-cell table:formula="of:=AVERAGE([.CH67];[.CK67];[.CN67])" office:value-type="float" office:value="877.773" calcext:value-type="float">
            <text:p>877.773</text:p>
          </table:table-cell>
          <table:table-cell table:formula="of:=AVERAGE([.CI67];[.CL67];[.CO67])" office:value-type="float" office:value="8923.708" calcext:value-type="float">
            <text:p>8923.708</text:p>
          </table:table-cell>
        </table:table-row>
        <table:table-row table:style-name="ro1">
          <table:table-cell office:value-type="float" office:value="207.7" calcext:value-type="float">
            <text:p>207.7</text:p>
          </table:table-cell>
          <table:table-cell office:value-type="float" office:value="333.086" calcext:value-type="float">
            <text:p>333.08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10.3" calcext:value-type="float">
            <text:p>210.3</text:p>
          </table:table-cell>
          <table:table-cell office:value-type="float" office:value="346.367" calcext:value-type="float">
            <text:p>346.367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81.6" calcext:value-type="float">
            <text:p>181.6</text:p>
          </table:table-cell>
          <table:table-cell office:value-type="float" office:value="355.516" calcext:value-type="float">
            <text:p>355.516</text:p>
          </table:table-cell>
          <table:table-cell office:value-type="float" office:value="660.023" calcext:value-type="float">
            <text:p>660.023</text:p>
          </table:table-cell>
          <table:table-cell table:formula="of:=AVERAGE([.A68];[.D68];[.G68])" office:value-type="float" office:value="199.866666666667" calcext:value-type="float">
            <text:p>199.866666666667</text:p>
          </table:table-cell>
          <table:table-cell table:formula="of:=AVERAGE([.B68];[.E68];[.H68])" office:value-type="float" office:value="344.989666666667" calcext:value-type="float">
            <text:p>344.989666666667</text:p>
          </table:table-cell>
          <table:table-cell table:formula="of:=AVERAGE([.C68];[.F68];[.I68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87.4" calcext:value-type="float">
            <text:p>187.4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197.5" calcext:value-type="float">
            <text:p>197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161.6" calcext:value-type="float">
            <text:p>161.6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387" calcext:value-type="float">
            <text:p>85.387</text:p>
          </table:table-cell>
          <table:table-cell table:formula="of:=AVERAGE([.O68];[.R68];[.U68])" office:value-type="float" office:value="182.166666666667" calcext:value-type="float">
            <text:p>182.166666666667</text:p>
          </table:table-cell>
          <table:table-cell table:formula="of:=AVERAGE([.P68];[.S68];[.V68])" office:value-type="float" office:value="35.2303333333333" calcext:value-type="float">
            <text:p>35.2303333333333</text:p>
          </table:table-cell>
          <table:table-cell table:formula="of:=AVERAGE([.Q68];[.T68];[.W68])" office:value-type="float" office:value="85.474" calcext:value-type="float">
            <text:p>85.474</text:p>
          </table:table-cell>
          <table:table-cell table:number-columns-repeated="2"/>
          <table:table-cell office:value-type="float" office:value="239.7" calcext:value-type="float">
            <text:p>239.7</text:p>
          </table:table-cell>
          <table:table-cell office:value-type="float" office:value="403.215" calcext:value-type="float">
            <text:p>403.215</text:p>
          </table:table-cell>
          <table:table-cell office:value-type="float" office:value="3966.266" calcext:value-type="float">
            <text:p>3966.266</text:p>
          </table:table-cell>
          <table:table-cell office:value-type="float" office:value="209.6" calcext:value-type="float">
            <text:p>209.6</text:p>
          </table:table-cell>
          <table:table-cell office:value-type="float" office:value="403.23" calcext:value-type="float">
            <text:p>403.23</text:p>
          </table:table-cell>
          <table:table-cell office:value-type="float" office:value="3966.277" calcext:value-type="float">
            <text:p>3966.277</text:p>
          </table:table-cell>
          <table:table-cell office:value-type="float" office:value="339.9" calcext:value-type="float">
            <text:p>339.9</text:p>
          </table:table-cell>
          <table:table-cell office:value-type="float" office:value="399.203" calcext:value-type="float">
            <text:p>399.203</text:p>
          </table:table-cell>
          <table:table-cell office:value-type="float" office:value="3962.25" calcext:value-type="float">
            <text:p>3962.25</text:p>
          </table:table-cell>
          <table:table-cell table:formula="of:=AVERAGE([.AC68];[.AF68];[.AI68])" office:value-type="float" office:value="263.066666666667" calcext:value-type="float">
            <text:p>263.066666666667</text:p>
          </table:table-cell>
          <table:table-cell table:formula="of:=AVERAGE([.AD68];[.AG68];[.AJ68])" office:value-type="float" office:value="401.882666666667" calcext:value-type="float">
            <text:p>401.882666666667</text:p>
          </table:table-cell>
          <table:table-cell table:formula="of:=AVERAGE([.AE68];[.AH68];[.AK68])" office:value-type="float" office:value="3964.931" calcext:value-type="float">
            <text:p>3964.931</text:p>
          </table:table-cell>
          <table:table-cell table:number-columns-repeated="2"/>
          <table:table-cell table:formula="of:=[.A68]+[.O68]+[.AC68]" office:value-type="float" office:value="634.8" calcext:value-type="float">
            <text:p>634.8</text:p>
          </table:table-cell>
          <table:table-cell table:formula="of:=[.B68]+[.P68]+[.AD68]" office:value-type="float" office:value="771.699" calcext:value-type="float">
            <text:p>771.699</text:p>
          </table:table-cell>
          <table:table-cell table:formula="of:=[.C68]+[.Q68]+[.AE68]" office:value-type="float" office:value="4677.676" calcext:value-type="float">
            <text:p>4677.676</text:p>
          </table:table-cell>
          <table:table-cell table:formula="of:=[.D68]+[.R68]+[.AF68]" office:value-type="float" office:value="617.4" calcext:value-type="float">
            <text:p>617.4</text:p>
          </table:table-cell>
          <table:table-cell table:formula="of:=[.E68]+[.S68]+[.AG68]" office:value-type="float" office:value="784.742" calcext:value-type="float">
            <text:p>784.742</text:p>
          </table:table-cell>
          <table:table-cell table:formula="of:=[.F68]+[.T68]+[.AH68]" office:value-type="float" office:value="4696.448" calcext:value-type="float">
            <text:p>4696.448</text:p>
          </table:table-cell>
          <table:table-cell table:formula="of:=[.G68]+[.U68]+[.AI68]" office:value-type="float" office:value="683.1" calcext:value-type="float">
            <text:p>683.1</text:p>
          </table:table-cell>
          <table:table-cell table:formula="of:=[.H68]+[.V68]+[.AJ68]" office:value-type="float" office:value="789.867" calcext:value-type="float">
            <text:p>789.867</text:p>
          </table:table-cell>
          <table:table-cell table:formula="of:=[.I68]+[.W68]+[.AK68]" office:value-type="float" office:value="4707.66" calcext:value-type="float">
            <text:p>4707.66</text:p>
          </table:table-cell>
          <table:table-cell table:formula="of:=AVERAGE([.AQ68];[.AT68];[.AW68])" office:value-type="float" office:value="645.1" calcext:value-type="float">
            <text:p>645.1</text:p>
          </table:table-cell>
          <table:table-cell table:formula="of:=AVERAGE([.AR68];[.AU68];[.AX68])" office:value-type="float" office:value="782.102666666667" calcext:value-type="float">
            <text:p>782.102666666667</text:p>
          </table:table-cell>
          <table:table-cell table:formula="of:=AVERAGE([.AS68];[.AV68];[.AY68])" office:value-type="float" office:value="4693.928" calcext:value-type="float">
            <text:p>4693.928</text:p>
          </table:table-cell>
          <table:table-cell table:number-columns-repeated="2"/>
          <table:table-cell table:formula="of:=[.CG68]-[.BS68]" office:value-type="float" office:value="44.3" calcext:value-type="float">
            <text:p>44.3</text:p>
          </table:table-cell>
          <table:table-cell table:formula="of:=[.CH68]-[.BT68]" office:value-type="float" office:value="62.929" calcext:value-type="float">
            <text:p>62.929</text:p>
          </table:table-cell>
          <table:table-cell table:formula="of:=[.CI68]-[.BU68]" office:value-type="float" office:value="197.772999999999" calcext:value-type="float">
            <text:p>197.772999999999</text:p>
          </table:table-cell>
          <table:table-cell table:formula="of:=[.CJ68]-[.BV68]" office:value-type="float" office:value="41.1" calcext:value-type="float">
            <text:p>41.1</text:p>
          </table:table-cell>
          <table:table-cell table:formula="of:=[.CK68]-[.BW68]" office:value-type="float" office:value="49.454" calcext:value-type="float">
            <text:p>49.454</text:p>
          </table:table-cell>
          <table:table-cell table:formula="of:=[.CL68]-[.BX68]" office:value-type="float" office:value="187.196000000001" calcext:value-type="float">
            <text:p>187.196000000001</text:p>
          </table:table-cell>
          <table:table-cell table:formula="of:=[.CM68]-[.BY68]" office:value-type="float" office:value="142.4" calcext:value-type="float">
            <text:p>142.4</text:p>
          </table:table-cell>
          <table:table-cell table:formula="of:=[.CN68]-[.BZ68]" office:value-type="float" office:value="49.4720000000001" calcext:value-type="float">
            <text:p>49.4720000000001</text:p>
          </table:table-cell>
          <table:table-cell table:formula="of:=[.CO68]-[.CA68]" office:value-type="float" office:value="187.196" calcext:value-type="float">
            <text:p>187.196</text:p>
          </table:table-cell>
          <table:table-cell table:formula="of:=AVERAGE([.BE68];[.BH68];[.BK68])" office:value-type="float" office:value="75.9333333333333" calcext:value-type="float">
            <text:p>75.9333333333333</text:p>
          </table:table-cell>
          <table:table-cell table:formula="of:=AVERAGE([.BF68];[.BI68];[.BL68])" office:value-type="float" office:value="53.9516666666667" calcext:value-type="float">
            <text:p>53.9516666666667</text:p>
          </table:table-cell>
          <table:table-cell table:formula="of:=AVERAGE([.BG68];[.BJ68];[.BM68])" office:value-type="float" office:value="190.721666666667" calcext:value-type="float">
            <text:p>190.721666666667</text:p>
          </table:table-cell>
          <table:table-cell table:number-columns-repeated="2"/>
          <table:table-cell office:value-type="float" office:value="277.6" calcext:value-type="float">
            <text:p>277.6</text:p>
          </table:table-cell>
          <table:table-cell office:value-type="float" office:value="878.02" calcext:value-type="float">
            <text:p>878.02</text:p>
          </table:table-cell>
          <table:table-cell office:value-type="float" office:value="9166.055" calcext:value-type="float">
            <text:p>9166.055</text:p>
          </table:table-cell>
          <table:table-cell office:value-type="float" office:value="346.2" calcext:value-type="float">
            <text:p>346.2</text:p>
          </table:table-cell>
          <table:table-cell office:value-type="float" office:value="772.523" calcext:value-type="float">
            <text:p>772.523</text:p>
          </table:table-cell>
          <table:table-cell office:value-type="float" office:value="7878.73" calcext:value-type="float">
            <text:p>7878.73</text:p>
          </table:table-cell>
          <table:table-cell office:value-type="float" office:value="213.3" calcext:value-type="float">
            <text:p>213.3</text:p>
          </table:table-cell>
          <table:table-cell office:value-type="float" office:value="906.641" calcext:value-type="float">
            <text:p>906.641</text:p>
          </table:table-cell>
          <table:table-cell office:value-type="float" office:value="9191.941" calcext:value-type="float">
            <text:p>9191.941</text:p>
          </table:table-cell>
          <table:table-cell table:formula="of:=AVERAGE([.BS68];[.BV68];[.BY68])" office:value-type="float" office:value="279.033333333333" calcext:value-type="float">
            <text:p>279.033333333333</text:p>
          </table:table-cell>
          <table:table-cell table:formula="of:=AVERAGE([.BT68];[.BW68];[.BZ68])" office:value-type="float" office:value="852.394666666667" calcext:value-type="float">
            <text:p>852.394666666667</text:p>
          </table:table-cell>
          <table:table-cell table:formula="of:=AVERAGE([.BU68];[.BX68];[.CA68])" office:value-type="float" office:value="8745.57533333334" calcext:value-type="float">
            <text:p>8745.57533333334</text:p>
          </table:table-cell>
          <table:table-cell table:number-columns-repeated="2"/>
          <table:table-cell office:value-type="float" office:value="321.9" calcext:value-type="float">
            <text:p>321.9</text:p>
          </table:table-cell>
          <table:table-cell office:value-type="float" office:value="940.949" calcext:value-type="float">
            <text:p>940.949</text:p>
          </table:table-cell>
          <table:table-cell office:value-type="float" office:value="9363.828" calcext:value-type="float">
            <text:p>9363.828</text:p>
          </table:table-cell>
          <table:table-cell office:value-type="float" office:value="387.3" calcext:value-type="float">
            <text:p>387.3</text:p>
          </table:table-cell>
          <table:table-cell office:value-type="float" office:value="821.977" calcext:value-type="float">
            <text:p>821.977</text:p>
          </table:table-cell>
          <table:table-cell office:value-type="float" office:value="8065.926" calcext:value-type="float">
            <text:p>8065.926</text:p>
          </table:table-cell>
          <table:table-cell office:value-type="float" office:value="355.7" calcext:value-type="float">
            <text:p>355.7</text:p>
          </table:table-cell>
          <table:table-cell office:value-type="float" office:value="956.113" calcext:value-type="float">
            <text:p>956.113</text:p>
          </table:table-cell>
          <table:table-cell office:value-type="float" office:value="9379.137" calcext:value-type="float">
            <text:p>9379.137</text:p>
          </table:table-cell>
          <table:table-cell table:formula="of:=AVERAGE([.CG68];[.CJ68];[.CM68])" office:value-type="float" office:value="354.966666666667" calcext:value-type="float">
            <text:p>354.966666666667</text:p>
          </table:table-cell>
          <table:table-cell table:formula="of:=AVERAGE([.CH68];[.CK68];[.CN68])" office:value-type="float" office:value="906.346333333333" calcext:value-type="float">
            <text:p>906.346333333333</text:p>
          </table:table-cell>
          <table:table-cell table:formula="of:=AVERAGE([.CI68];[.CL68];[.CO68])" office:value-type="float" office:value="8936.297" calcext:value-type="float">
            <text:p>8936.297</text:p>
          </table:table-cell>
        </table:table-row>
        <table:table-row table:style-name="ro1">
          <table:table-cell office:value-type="float" office:value="202.4" calcext:value-type="float">
            <text:p>202.4</text:p>
          </table:table-cell>
          <table:table-cell office:value-type="float" office:value="333" calcext:value-type="float">
            <text:p>33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05.8" calcext:value-type="float">
            <text:p>205.8</text:p>
          </table:table-cell>
          <table:table-cell office:value-type="float" office:value="347.688" calcext:value-type="float">
            <text:p>347.688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03.1" calcext:value-type="float">
            <text:p>203.1</text:p>
          </table:table-cell>
          <table:table-cell office:value-type="float" office:value="355.824" calcext:value-type="float">
            <text:p>355.824</text:p>
          </table:table-cell>
          <table:table-cell office:value-type="float" office:value="660.023" calcext:value-type="float">
            <text:p>660.023</text:p>
          </table:table-cell>
          <table:table-cell table:formula="of:=AVERAGE([.A69];[.D69];[.G69])" office:value-type="float" office:value="203.766666666667" calcext:value-type="float">
            <text:p>203.766666666667</text:p>
          </table:table-cell>
          <table:table-cell table:formula="of:=AVERAGE([.B69];[.E69];[.H69])" office:value-type="float" office:value="345.504" calcext:value-type="float">
            <text:p>345.504</text:p>
          </table:table-cell>
          <table:table-cell table:formula="of:=AVERAGE([.C69];[.F69];[.I69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87.8" calcext:value-type="float">
            <text:p>187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6.391" calcext:value-type="float">
            <text:p>86.391</text:p>
          </table:table-cell>
          <table:table-cell office:value-type="float" office:value="187.1" calcext:value-type="float">
            <text:p>187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97.1" calcext:value-type="float">
            <text:p>197.1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648" calcext:value-type="float">
            <text:p>85.648</text:p>
          </table:table-cell>
          <table:table-cell table:formula="of:=AVERAGE([.O69];[.R69];[.U69])" office:value-type="float" office:value="190.666666666667" calcext:value-type="float">
            <text:p>190.666666666667</text:p>
          </table:table-cell>
          <table:table-cell table:formula="of:=AVERAGE([.P69];[.S69];[.V69])" office:value-type="float" office:value="35.146" calcext:value-type="float">
            <text:p>35.146</text:p>
          </table:table-cell>
          <table:table-cell table:formula="of:=AVERAGE([.Q69];[.T69];[.W69])" office:value-type="float" office:value="85.8086666666667" calcext:value-type="float">
            <text:p>85.8086666666667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403.215" calcext:value-type="float">
            <text:p>403.215</text:p>
          </table:table-cell>
          <table:table-cell office:value-type="float" office:value="3966.266" calcext:value-type="float">
            <text:p>3966.266</text:p>
          </table:table-cell>
          <table:table-cell office:value-type="float" office:value="232.8" calcext:value-type="float">
            <text:p>232.8</text:p>
          </table:table-cell>
          <table:table-cell office:value-type="float" office:value="405.23" calcext:value-type="float">
            <text:p>405.23</text:p>
          </table:table-cell>
          <table:table-cell office:value-type="float" office:value="3968.277" calcext:value-type="float">
            <text:p>3968.277</text:p>
          </table:table-cell>
          <table:table-cell office:value-type="float" office:value="201.2" calcext:value-type="float">
            <text:p>201.2</text:p>
          </table:table-cell>
          <table:table-cell office:value-type="float" office:value="328.859" calcext:value-type="float">
            <text:p>328.859</text:p>
          </table:table-cell>
          <table:table-cell office:value-type="float" office:value="3301.574" calcext:value-type="float">
            <text:p>3301.574</text:p>
          </table:table-cell>
          <table:table-cell table:formula="of:=AVERAGE([.AC69];[.AF69];[.AI69])" office:value-type="float" office:value="239.666666666667" calcext:value-type="float">
            <text:p>239.666666666667</text:p>
          </table:table-cell>
          <table:table-cell table:formula="of:=AVERAGE([.AD69];[.AG69];[.AJ69])" office:value-type="float" office:value="379.101333333333" calcext:value-type="float">
            <text:p>379.101333333333</text:p>
          </table:table-cell>
          <table:table-cell table:formula="of:=AVERAGE([.AE69];[.AH69];[.AK69])" office:value-type="float" office:value="3745.37233333333" calcext:value-type="float">
            <text:p>3745.37233333333</text:p>
          </table:table-cell>
          <table:table-cell table:number-columns-repeated="2"/>
          <table:table-cell table:formula="of:=[.A69]+[.O69]+[.AC69]" office:value-type="float" office:value="675.2" calcext:value-type="float">
            <text:p>675.2</text:p>
          </table:table-cell>
          <table:table-cell table:formula="of:=[.B69]+[.P69]+[.AD69]" office:value-type="float" office:value="771.36" calcext:value-type="float">
            <text:p>771.36</text:p>
          </table:table-cell>
          <table:table-cell table:formula="of:=[.C69]+[.Q69]+[.AE69]" office:value-type="float" office:value="4678.68" calcext:value-type="float">
            <text:p>4678.68</text:p>
          </table:table-cell>
          <table:table-cell table:formula="of:=[.D69]+[.R69]+[.AF69]" office:value-type="float" office:value="625.7" calcext:value-type="float">
            <text:p>625.7</text:p>
          </table:table-cell>
          <table:table-cell table:formula="of:=[.E69]+[.S69]+[.AG69]" office:value-type="float" office:value="788.063" calcext:value-type="float">
            <text:p>788.063</text:p>
          </table:table-cell>
          <table:table-cell table:formula="of:=[.F69]+[.T69]+[.AH69]" office:value-type="float" office:value="4698.187" calcext:value-type="float">
            <text:p>4698.187</text:p>
          </table:table-cell>
          <table:table-cell table:formula="of:=[.G69]+[.U69]+[.AI69]" office:value-type="float" office:value="601.4" calcext:value-type="float">
            <text:p>601.4</text:p>
          </table:table-cell>
          <table:table-cell table:formula="of:=[.H69]+[.V69]+[.AJ69]" office:value-type="float" office:value="719.831" calcext:value-type="float">
            <text:p>719.831</text:p>
          </table:table-cell>
          <table:table-cell table:formula="of:=[.I69]+[.W69]+[.AK69]" office:value-type="float" office:value="4047.245" calcext:value-type="float">
            <text:p>4047.245</text:p>
          </table:table-cell>
          <table:table-cell table:formula="of:=AVERAGE([.AQ69];[.AT69];[.AW69])" office:value-type="float" office:value="634.1" calcext:value-type="float">
            <text:p>634.1</text:p>
          </table:table-cell>
          <table:table-cell table:formula="of:=AVERAGE([.AR69];[.AU69];[.AX69])" office:value-type="float" office:value="759.751333333333" calcext:value-type="float">
            <text:p>759.751333333333</text:p>
          </table:table-cell>
          <table:table-cell table:formula="of:=AVERAGE([.AS69];[.AV69];[.AY69])" office:value-type="float" office:value="4474.704" calcext:value-type="float">
            <text:p>4474.704</text:p>
          </table:table-cell>
          <table:table-cell table:number-columns-repeated="2"/>
          <table:table-cell table:formula="of:=[.CG69]-[.BS69]" office:value-type="float" office:value="54.6" calcext:value-type="float">
            <text:p>54.6</text:p>
          </table:table-cell>
          <table:table-cell table:formula="of:=[.CH69]-[.BT69]" office:value-type="float" office:value="57.074" calcext:value-type="float">
            <text:p>57.074</text:p>
          </table:table-cell>
          <table:table-cell table:formula="of:=[.CI69]-[.BU69]" office:value-type="float" office:value="193.195" calcext:value-type="float">
            <text:p>193.195</text:p>
          </table:table-cell>
          <table:table-cell table:formula="of:=[.CJ69]-[.BV69]" office:value-type="float" office:value="51.3" calcext:value-type="float">
            <text:p>51.3</text:p>
          </table:table-cell>
          <table:table-cell table:formula="of:=[.CK69]-[.BW69]" office:value-type="float" office:value="49.4530000000001" calcext:value-type="float">
            <text:p>49.4530000000001</text:p>
          </table:table-cell>
          <table:table-cell table:formula="of:=[.CL69]-[.BX69]" office:value-type="float" office:value="187.195000000001" calcext:value-type="float">
            <text:p>187.195000000001</text:p>
          </table:table-cell>
          <table:table-cell table:formula="of:=[.CM69]-[.BY69]" office:value-type="float" office:value="40.3" calcext:value-type="float">
            <text:p>40.3</text:p>
          </table:table-cell>
          <table:table-cell table:formula="of:=[.CN69]-[.BZ69]" office:value-type="float" office:value="39.472" calcext:value-type="float">
            <text:p>39.472</text:p>
          </table:table-cell>
          <table:table-cell table:formula="of:=[.CO69]-[.CA69]" office:value-type="float" office:value="177.195" calcext:value-type="float">
            <text:p>177.195</text:p>
          </table:table-cell>
          <table:table-cell table:formula="of:=AVERAGE([.BE69];[.BH69];[.BK69])" office:value-type="float" office:value="48.7333333333333" calcext:value-type="float">
            <text:p>48.7333333333333</text:p>
          </table:table-cell>
          <table:table-cell table:formula="of:=AVERAGE([.BF69];[.BI69];[.BL69])" office:value-type="float" office:value="48.6663333333333" calcext:value-type="float">
            <text:p>48.6663333333333</text:p>
          </table:table-cell>
          <table:table-cell table:formula="of:=AVERAGE([.BG69];[.BJ69];[.BM69])" office:value-type="float" office:value="185.861666666667" calcext:value-type="float">
            <text:p>185.861666666667</text:p>
          </table:table-cell>
          <table:table-cell table:number-columns-repeated="2"/>
          <table:table-cell office:value-type="float" office:value="358.9" calcext:value-type="float">
            <text:p>358.9</text:p>
          </table:table-cell>
          <table:table-cell office:value-type="float" office:value="1015.949" calcext:value-type="float">
            <text:p>1015.949</text:p>
          </table:table-cell>
          <table:table-cell office:value-type="float" office:value="10484.176" calcext:value-type="float">
            <text:p>10484.176</text:p>
          </table:table-cell>
          <table:table-cell office:value-type="float" office:value="505.6" calcext:value-type="float">
            <text:p>505.6</text:p>
          </table:table-cell>
          <table:table-cell office:value-type="float" office:value="706.242" calcext:value-type="float">
            <text:p>706.242</text:p>
          </table:table-cell>
          <table:table-cell office:value-type="float" office:value="7222.016" calcext:value-type="float">
            <text:p>7222.016</text:p>
          </table:table-cell>
          <table:table-cell office:value-type="float" office:value="405.1" calcext:value-type="float">
            <text:p>405.1</text:p>
          </table:table-cell>
          <table:table-cell office:value-type="float" office:value="910.102" calcext:value-type="float">
            <text:p>910.102</text:p>
          </table:table-cell>
          <table:table-cell office:value-type="float" office:value="9194.117" calcext:value-type="float">
            <text:p>9194.117</text:p>
          </table:table-cell>
          <table:table-cell table:formula="of:=AVERAGE([.BS69];[.BV69];[.BY69])" office:value-type="float" office:value="423.2" calcext:value-type="float">
            <text:p>423.2</text:p>
          </table:table-cell>
          <table:table-cell table:formula="of:=AVERAGE([.BT69];[.BW69];[.BZ69])" office:value-type="float" office:value="877.431" calcext:value-type="float">
            <text:p>877.431</text:p>
          </table:table-cell>
          <table:table-cell table:formula="of:=AVERAGE([.BU69];[.BX69];[.CA69])" office:value-type="float" office:value="8966.76966666667" calcext:value-type="float">
            <text:p>8966.76966666667</text:p>
          </table:table-cell>
          <table:table-cell table:number-columns-repeated="2"/>
          <table:table-cell office:value-type="float" office:value="413.5" calcext:value-type="float">
            <text:p>413.5</text:p>
          </table:table-cell>
          <table:table-cell office:value-type="float" office:value="1073.023" calcext:value-type="float">
            <text:p>1073.023</text:p>
          </table:table-cell>
          <table:table-cell office:value-type="float" office:value="10677.371" calcext:value-type="float">
            <text:p>10677.371</text:p>
          </table:table-cell>
          <table:table-cell office:value-type="float" office:value="556.9" calcext:value-type="float">
            <text:p>556.9</text:p>
          </table:table-cell>
          <table:table-cell office:value-type="float" office:value="755.695" calcext:value-type="float">
            <text:p>755.695</text:p>
          </table:table-cell>
          <table:table-cell office:value-type="float" office:value="7409.211" calcext:value-type="float">
            <text:p>7409.211</text:p>
          </table:table-cell>
          <table:table-cell office:value-type="float" office:value="445.4" calcext:value-type="float">
            <text:p>445.4</text:p>
          </table:table-cell>
          <table:table-cell office:value-type="float" office:value="949.574" calcext:value-type="float">
            <text:p>949.574</text:p>
          </table:table-cell>
          <table:table-cell office:value-type="float" office:value="9371.312" calcext:value-type="float">
            <text:p>9371.312</text:p>
          </table:table-cell>
          <table:table-cell table:formula="of:=AVERAGE([.CG69];[.CJ69];[.CM69])" office:value-type="float" office:value="471.933333333333" calcext:value-type="float">
            <text:p>471.933333333333</text:p>
          </table:table-cell>
          <table:table-cell table:formula="of:=AVERAGE([.CH69];[.CK69];[.CN69])" office:value-type="float" office:value="926.097333333333" calcext:value-type="float">
            <text:p>926.097333333333</text:p>
          </table:table-cell>
          <table:table-cell table:formula="of:=AVERAGE([.CI69];[.CL69];[.CO69])" office:value-type="float" office:value="9152.63133333333" calcext:value-type="float">
            <text:p>9152.63133333333</text:p>
          </table:table-cell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331.25" calcext:value-type="float">
            <text:p>331.2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94" calcext:value-type="float">
            <text:p>194</text:p>
          </table:table-cell>
          <table:table-cell office:value-type="float" office:value="348.383" calcext:value-type="float">
            <text:p>348.38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44.4" calcext:value-type="float">
            <text:p>244.4</text:p>
          </table:table-cell>
          <table:table-cell office:value-type="float" office:value="356.152" calcext:value-type="float">
            <text:p>356.152</text:p>
          </table:table-cell>
          <table:table-cell office:value-type="float" office:value="660.023" calcext:value-type="float">
            <text:p>660.023</text:p>
          </table:table-cell>
          <table:table-cell table:formula="of:=AVERAGE([.A70];[.D70];[.G70])" office:value-type="float" office:value="218.666666666667" calcext:value-type="float">
            <text:p>218.666666666667</text:p>
          </table:table-cell>
          <table:table-cell table:formula="of:=AVERAGE([.B70];[.E70];[.H70])" office:value-type="float" office:value="345.261666666667" calcext:value-type="float">
            <text:p>345.261666666667</text:p>
          </table:table-cell>
          <table:table-cell table:formula="of:=AVERAGE([.C70];[.F70];[.I70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99.1" calcext:value-type="float">
            <text:p>199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387" calcext:value-type="float">
            <text:p>85.387</text:p>
          </table:table-cell>
          <table:table-cell office:value-type="float" office:value="173.9" calcext:value-type="float">
            <text:p>17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91" calcext:value-type="float">
            <text:p>85.91</text:p>
          </table:table-cell>
          <table:table-cell office:value-type="float" office:value="218.9" calcext:value-type="float">
            <text:p>218.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0];[.R70];[.U70])" office:value-type="float" office:value="197.3" calcext:value-type="float">
            <text:p>197.3</text:p>
          </table:table-cell>
          <table:table-cell table:formula="of:=AVERAGE([.P70];[.S70];[.V70])" office:value-type="float" office:value="35.146" calcext:value-type="float">
            <text:p>35.146</text:p>
          </table:table-cell>
          <table:table-cell table:formula="of:=AVERAGE([.Q70];[.T70];[.W70])" office:value-type="float" office:value="85.474" calcext:value-type="float">
            <text:p>85.474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405.215" calcext:value-type="float">
            <text:p>405.215</text:p>
          </table:table-cell>
          <table:table-cell office:value-type="float" office:value="3968.266" calcext:value-type="float">
            <text:p>3968.266</text:p>
          </table:table-cell>
          <table:table-cell office:value-type="float" office:value="274.6" calcext:value-type="float">
            <text:p>274.6</text:p>
          </table:table-cell>
          <table:table-cell office:value-type="float" office:value="405.23" calcext:value-type="float">
            <text:p>405.23</text:p>
          </table:table-cell>
          <table:table-cell office:value-type="float" office:value="3968.277" calcext:value-type="float">
            <text:p>3968.277</text:p>
          </table:table-cell>
          <table:table-cell office:value-type="float" office:value="170.8" calcext:value-type="float">
            <text:p>170.8</text:p>
          </table:table-cell>
          <table:table-cell office:value-type="float" office:value="326.859" calcext:value-type="float">
            <text:p>326.859</text:p>
          </table:table-cell>
          <table:table-cell office:value-type="float" office:value="3299.574" calcext:value-type="float">
            <text:p>3299.574</text:p>
          </table:table-cell>
          <table:table-cell table:formula="of:=AVERAGE([.AC70];[.AF70];[.AI70])" office:value-type="float" office:value="220.8" calcext:value-type="float">
            <text:p>220.8</text:p>
          </table:table-cell>
          <table:table-cell table:formula="of:=AVERAGE([.AD70];[.AG70];[.AJ70])" office:value-type="float" office:value="379.101333333333" calcext:value-type="float">
            <text:p>379.101333333333</text:p>
          </table:table-cell>
          <table:table-cell table:formula="of:=AVERAGE([.AE70];[.AH70];[.AK70])" office:value-type="float" office:value="3745.37233333333" calcext:value-type="float">
            <text:p>3745.37233333333</text:p>
          </table:table-cell>
          <table:table-cell table:number-columns-repeated="2"/>
          <table:table-cell table:formula="of:=[.A70]+[.O70]+[.AC70]" office:value-type="float" office:value="633.7" calcext:value-type="float">
            <text:p>633.7</text:p>
          </table:table-cell>
          <table:table-cell table:formula="of:=[.B70]+[.P70]+[.AD70]" office:value-type="float" office:value="771.61" calcext:value-type="float">
            <text:p>771.61</text:p>
          </table:table-cell>
          <table:table-cell table:formula="of:=[.C70]+[.Q70]+[.AE70]" office:value-type="float" office:value="4679.676" calcext:value-type="float">
            <text:p>4679.676</text:p>
          </table:table-cell>
          <table:table-cell table:formula="of:=[.D70]+[.R70]+[.AF70]" office:value-type="float" office:value="642.5" calcext:value-type="float">
            <text:p>642.5</text:p>
          </table:table-cell>
          <table:table-cell table:formula="of:=[.E70]+[.S70]+[.AG70]" office:value-type="float" office:value="788.758" calcext:value-type="float">
            <text:p>788.758</text:p>
          </table:table-cell>
          <table:table-cell table:formula="of:=[.F70]+[.T70]+[.AH70]" office:value-type="float" office:value="4698.71" calcext:value-type="float">
            <text:p>4698.71</text:p>
          </table:table-cell>
          <table:table-cell table:formula="of:=[.G70]+[.U70]+[.AI70]" office:value-type="float" office:value="634.1" calcext:value-type="float">
            <text:p>634.1</text:p>
          </table:table-cell>
          <table:table-cell table:formula="of:=[.H70]+[.V70]+[.AJ70]" office:value-type="float" office:value="718.159" calcext:value-type="float">
            <text:p>718.159</text:p>
          </table:table-cell>
          <table:table-cell table:formula="of:=[.I70]+[.W70]+[.AK70]" office:value-type="float" office:value="4044.722" calcext:value-type="float">
            <text:p>4044.722</text:p>
          </table:table-cell>
          <table:table-cell table:formula="of:=AVERAGE([.AQ70];[.AT70];[.AW70])" office:value-type="float" office:value="636.766666666667" calcext:value-type="float">
            <text:p>636.766666666667</text:p>
          </table:table-cell>
          <table:table-cell table:formula="of:=AVERAGE([.AR70];[.AU70];[.AX70])" office:value-type="float" office:value="759.509" calcext:value-type="float">
            <text:p>759.509</text:p>
          </table:table-cell>
          <table:table-cell table:formula="of:=AVERAGE([.AS70];[.AV70];[.AY70])" office:value-type="float" office:value="4474.36933333333" calcext:value-type="float">
            <text:p>4474.36933333333</text:p>
          </table:table-cell>
          <table:table-cell table:number-columns-repeated="2"/>
          <table:table-cell table:formula="of:=[.CG70]-[.BS70]" office:value-type="float" office:value="41.1" calcext:value-type="float">
            <text:p>41.1</text:p>
          </table:table-cell>
          <table:table-cell table:formula="of:=[.CH70]-[.BT70]" office:value-type="float" office:value="54.5350000000001" calcext:value-type="float">
            <text:p>54.5350000000001</text:p>
          </table:table-cell>
          <table:table-cell table:formula="of:=[.CI70]-[.BU70]" office:value-type="float" office:value="191.195" calcext:value-type="float">
            <text:p>191.195</text:p>
          </table:table-cell>
          <table:table-cell table:formula="of:=[.CJ70]-[.BV70]" office:value-type="float" office:value="45.5" calcext:value-type="float">
            <text:p>45.5</text:p>
          </table:table-cell>
          <table:table-cell table:formula="of:=[.CK70]-[.BW70]" office:value-type="float" office:value="86.734" calcext:value-type="float">
            <text:p>86.734</text:p>
          </table:table-cell>
          <table:table-cell table:formula="of:=[.CL70]-[.BX70]" office:value-type="float" office:value="839.183" calcext:value-type="float">
            <text:p>839.183</text:p>
          </table:table-cell>
          <table:table-cell table:formula="of:=[.CM70]-[.BY70]" office:value-type="float" office:value="11.7" calcext:value-type="float">
            <text:p>11.7</text:p>
          </table:table-cell>
          <table:table-cell table:formula="of:=[.CN70]-[.BZ70]" office:value-type="float" office:value="13.203" calcext:value-type="float">
            <text:p>13.203</text:p>
          </table:table-cell>
          <table:table-cell table:formula="of:=[.CO70]-[.CA70]" office:value-type="float" office:value="30.7190000000001" calcext:value-type="float">
            <text:p>30.7190000000001</text:p>
          </table:table-cell>
          <table:table-cell table:formula="of:=AVERAGE([.BE70];[.BH70];[.BK70])" office:value-type="float" office:value="32.7666666666667" calcext:value-type="float">
            <text:p>32.7666666666667</text:p>
          </table:table-cell>
          <table:table-cell table:formula="of:=AVERAGE([.BF70];[.BI70];[.BL70])" office:value-type="float" office:value="51.4906666666667" calcext:value-type="float">
            <text:p>51.4906666666667</text:p>
          </table:table-cell>
          <table:table-cell table:formula="of:=AVERAGE([.BG70];[.BJ70];[.BM70])" office:value-type="float" office:value="353.699" calcext:value-type="float">
            <text:p>353.699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907.516" calcext:value-type="float">
            <text:p>907.516</text:p>
          </table:table-cell>
          <table:table-cell office:value-type="float" office:value="9187.188" calcext:value-type="float">
            <text:p>9187.188</text:p>
          </table:table-cell>
          <table:table-cell office:value-type="float" office:value="339" calcext:value-type="float">
            <text:p>339</text:p>
          </table:table-cell>
          <table:table-cell office:value-type="float" office:value="703.129" calcext:value-type="float">
            <text:p>703.129</text:p>
          </table:table-cell>
          <table:table-cell office:value-type="float" office:value="7219.766" calcext:value-type="float">
            <text:p>7219.766</text:p>
          </table:table-cell>
          <table:table-cell office:value-type="float" office:value="217.7" calcext:value-type="float">
            <text:p>217.7</text:p>
          </table:table-cell>
          <table:table-cell office:value-type="float" office:value="669.672" calcext:value-type="float">
            <text:p>669.672</text:p>
          </table:table-cell>
          <table:table-cell office:value-type="float" office:value="6719.82" calcext:value-type="float">
            <text:p>6719.82</text:p>
          </table:table-cell>
          <table:table-cell table:formula="of:=AVERAGE([.BS70];[.BV70];[.BY70])" office:value-type="float" office:value="332.566666666667" calcext:value-type="float">
            <text:p>332.566666666667</text:p>
          </table:table-cell>
          <table:table-cell table:formula="of:=AVERAGE([.BT70];[.BW70];[.BZ70])" office:value-type="float" office:value="760.105666666667" calcext:value-type="float">
            <text:p>760.105666666667</text:p>
          </table:table-cell>
          <table:table-cell table:formula="of:=AVERAGE([.BU70];[.BX70];[.CA70])" office:value-type="float" office:value="7708.92466666667" calcext:value-type="float">
            <text:p>7708.92466666667</text:p>
          </table:table-cell>
          <table:table-cell table:number-columns-repeated="2"/>
          <table:table-cell office:value-type="float" office:value="482.1" calcext:value-type="float">
            <text:p>482.1</text:p>
          </table:table-cell>
          <table:table-cell office:value-type="float" office:value="962.051" calcext:value-type="float">
            <text:p>962.051</text:p>
          </table:table-cell>
          <table:table-cell office:value-type="float" office:value="9378.383" calcext:value-type="float">
            <text:p>9378.383</text:p>
          </table:table-cell>
          <table:table-cell office:value-type="float" office:value="384.5" calcext:value-type="float">
            <text:p>384.5</text:p>
          </table:table-cell>
          <table:table-cell office:value-type="float" office:value="789.863" calcext:value-type="float">
            <text:p>789.863</text:p>
          </table:table-cell>
          <table:table-cell office:value-type="float" office:value="8058.949" calcext:value-type="float">
            <text:p>8058.949</text:p>
          </table:table-cell>
          <table:table-cell office:value-type="float" office:value="229.4" calcext:value-type="float">
            <text:p>229.4</text:p>
          </table:table-cell>
          <table:table-cell office:value-type="float" office:value="682.875" calcext:value-type="float">
            <text:p>682.875</text:p>
          </table:table-cell>
          <table:table-cell office:value-type="float" office:value="6750.539" calcext:value-type="float">
            <text:p>6750.539</text:p>
          </table:table-cell>
          <table:table-cell table:formula="of:=AVERAGE([.CG70];[.CJ70];[.CM70])" office:value-type="float" office:value="365.333333333333" calcext:value-type="float">
            <text:p>365.333333333333</text:p>
          </table:table-cell>
          <table:table-cell table:formula="of:=AVERAGE([.CH70];[.CK70];[.CN70])" office:value-type="float" office:value="811.596333333333" calcext:value-type="float">
            <text:p>811.596333333333</text:p>
          </table:table-cell>
          <table:table-cell table:formula="of:=AVERAGE([.CI70];[.CL70];[.CO70])" office:value-type="float" office:value="8062.62366666667" calcext:value-type="float">
            <text:p>8062.62366666667</text:p>
          </table:table-cell>
        </table:table-row>
        <table:table-row table:style-name="ro1">
          <table:table-cell office:value-type="float" office:value="202.7" calcext:value-type="float">
            <text:p>202.7</text:p>
          </table:table-cell>
          <table:table-cell office:value-type="float" office:value="332.203" calcext:value-type="float">
            <text:p>332.20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14.2" calcext:value-type="float">
            <text:p>214.2</text:p>
          </table:table-cell>
          <table:table-cell office:value-type="float" office:value="348.211" calcext:value-type="float">
            <text:p>348.21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55.2" calcext:value-type="float">
            <text:p>155.2</text:p>
          </table:table-cell>
          <table:table-cell office:value-type="float" office:value="355.676" calcext:value-type="float">
            <text:p>355.676</text:p>
          </table:table-cell>
          <table:table-cell office:value-type="float" office:value="660.023" calcext:value-type="float">
            <text:p>660.023</text:p>
          </table:table-cell>
          <table:table-cell table:formula="of:=AVERAGE([.A71];[.D71];[.G71])" office:value-type="float" office:value="190.7" calcext:value-type="float">
            <text:p>190.7</text:p>
          </table:table-cell>
          <table:table-cell table:formula="of:=AVERAGE([.B71];[.E71];[.H71])" office:value-type="float" office:value="345.363333333333" calcext:value-type="float">
            <text:p>345.363333333333</text:p>
          </table:table-cell>
          <table:table-cell table:formula="of:=AVERAGE([.C71];[.F71];[.I71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78.5" calcext:value-type="float">
            <text:p>178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648" calcext:value-type="float">
            <text:p>85.648</text:p>
          </table:table-cell>
          <table:table-cell office:value-type="float" office:value="200.5" calcext:value-type="float">
            <text:p>200.5</text:p>
          </table:table-cell>
          <table:table-cell office:value-type="float" office:value="35.398" calcext:value-type="float">
            <text:p>35.398</text:p>
          </table:table-cell>
          <table:table-cell office:value-type="float" office:value="85.387" calcext:value-type="float">
            <text:p>85.387</text:p>
          </table:table-cell>
          <table:table-cell office:value-type="float" office:value="143.8" calcext:value-type="float">
            <text:p>143.8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387" calcext:value-type="float">
            <text:p>85.387</text:p>
          </table:table-cell>
          <table:table-cell table:formula="of:=AVERAGE([.O71];[.R71];[.U71])" office:value-type="float" office:value="174.266666666667" calcext:value-type="float">
            <text:p>174.266666666667</text:p>
          </table:table-cell>
          <table:table-cell table:formula="of:=AVERAGE([.P71];[.S71];[.V71])" office:value-type="float" office:value="35.2303333333333" calcext:value-type="float">
            <text:p>35.2303333333333</text:p>
          </table:table-cell>
          <table:table-cell table:formula="of:=AVERAGE([.Q71];[.T71];[.W71])" office:value-type="float" office:value="85.474" calcext:value-type="float">
            <text:p>85.474</text:p>
          </table:table-cell>
          <table:table-cell table:number-columns-repeated="2"/>
          <table:table-cell office:value-type="float" office:value="214.3" calcext:value-type="float">
            <text:p>214.3</text:p>
          </table:table-cell>
          <table:table-cell office:value-type="float" office:value="330.859" calcext:value-type="float">
            <text:p>330.859</text:p>
          </table:table-cell>
          <table:table-cell office:value-type="float" office:value="3303.578" calcext:value-type="float">
            <text:p>3303.578</text:p>
          </table:table-cell>
          <table:table-cell office:value-type="float" office:value="205.9" calcext:value-type="float">
            <text:p>205.9</text:p>
          </table:table-cell>
          <table:table-cell office:value-type="float" office:value="405.23" calcext:value-type="float">
            <text:p>405.23</text:p>
          </table:table-cell>
          <table:table-cell office:value-type="float" office:value="3968.277" calcext:value-type="float">
            <text:p>3968.277</text:p>
          </table:table-cell>
          <table:table-cell office:value-type="float" office:value="320.1" calcext:value-type="float">
            <text:p>320.1</text:p>
          </table:table-cell>
          <table:table-cell office:value-type="float" office:value="399.074" calcext:value-type="float">
            <text:p>399.074</text:p>
          </table:table-cell>
          <table:table-cell office:value-type="float" office:value="3962.699" calcext:value-type="float">
            <text:p>3962.699</text:p>
          </table:table-cell>
          <table:table-cell table:formula="of:=AVERAGE([.AC71];[.AF71];[.AI71])" office:value-type="float" office:value="246.766666666667" calcext:value-type="float">
            <text:p>246.766666666667</text:p>
          </table:table-cell>
          <table:table-cell table:formula="of:=AVERAGE([.AD71];[.AG71];[.AJ71])" office:value-type="float" office:value="378.387666666667" calcext:value-type="float">
            <text:p>378.387666666667</text:p>
          </table:table-cell>
          <table:table-cell table:formula="of:=AVERAGE([.AE71];[.AH71];[.AK71])" office:value-type="float" office:value="3744.85133333333" calcext:value-type="float">
            <text:p>3744.85133333333</text:p>
          </table:table-cell>
          <table:table-cell table:number-columns-repeated="2"/>
          <table:table-cell table:formula="of:=[.A71]+[.O71]+[.AC71]" office:value-type="float" office:value="595.5" calcext:value-type="float">
            <text:p>595.5</text:p>
          </table:table-cell>
          <table:table-cell table:formula="of:=[.B71]+[.P71]+[.AD71]" office:value-type="float" office:value="698.207" calcext:value-type="float">
            <text:p>698.207</text:p>
          </table:table-cell>
          <table:table-cell table:formula="of:=[.C71]+[.Q71]+[.AE71]" office:value-type="float" office:value="4015.249" calcext:value-type="float">
            <text:p>4015.249</text:p>
          </table:table-cell>
          <table:table-cell table:formula="of:=[.D71]+[.R71]+[.AF71]" office:value-type="float" office:value="620.6" calcext:value-type="float">
            <text:p>620.6</text:p>
          </table:table-cell>
          <table:table-cell table:formula="of:=[.E71]+[.S71]+[.AG71]" office:value-type="float" office:value="788.839" calcext:value-type="float">
            <text:p>788.839</text:p>
          </table:table-cell>
          <table:table-cell table:formula="of:=[.F71]+[.T71]+[.AH71]" office:value-type="float" office:value="4698.187" calcext:value-type="float">
            <text:p>4698.187</text:p>
          </table:table-cell>
          <table:table-cell table:formula="of:=[.G71]+[.U71]+[.AI71]" office:value-type="float" office:value="619.1" calcext:value-type="float">
            <text:p>619.1</text:p>
          </table:table-cell>
          <table:table-cell table:formula="of:=[.H71]+[.V71]+[.AJ71]" office:value-type="float" office:value="789.898" calcext:value-type="float">
            <text:p>789.898</text:p>
          </table:table-cell>
          <table:table-cell table:formula="of:=[.I71]+[.W71]+[.AK71]" office:value-type="float" office:value="4708.109" calcext:value-type="float">
            <text:p>4708.109</text:p>
          </table:table-cell>
          <table:table-cell table:formula="of:=AVERAGE([.AQ71];[.AT71];[.AW71])" office:value-type="float" office:value="611.733333333333" calcext:value-type="float">
            <text:p>611.733333333333</text:p>
          </table:table-cell>
          <table:table-cell table:formula="of:=AVERAGE([.AR71];[.AU71];[.AX71])" office:value-type="float" office:value="758.981333333333" calcext:value-type="float">
            <text:p>758.981333333333</text:p>
          </table:table-cell>
          <table:table-cell table:formula="of:=AVERAGE([.AS71];[.AV71];[.AY71])" office:value-type="float" office:value="4473.84833333333" calcext:value-type="float">
            <text:p>4473.84833333333</text:p>
          </table:table-cell>
          <table:table-cell table:number-columns-repeated="2"/>
          <table:table-cell table:formula="of:=[.CG71]-[.BS71]" office:value-type="float" office:value="41.3" calcext:value-type="float">
            <text:p>41.3</text:p>
          </table:table-cell>
          <table:table-cell table:formula="of:=[.CH71]-[.BT71]" office:value-type="float" office:value="50.531" calcext:value-type="float">
            <text:p>50.531</text:p>
          </table:table-cell>
          <table:table-cell table:formula="of:=[.CI71]-[.BU71]" office:value-type="float" office:value="187.196" calcext:value-type="float">
            <text:p>187.196</text:p>
          </table:table-cell>
          <table:table-cell table:formula="of:=[.CJ71]-[.BV71]" office:value-type="float" office:value="128.3" calcext:value-type="float">
            <text:p>128.3</text:p>
          </table:table-cell>
          <table:table-cell table:formula="of:=[.CK71]-[.BW71]" office:value-type="float" office:value="51.453" calcext:value-type="float">
            <text:p>51.453</text:p>
          </table:table-cell>
          <table:table-cell table:formula="of:=[.CL71]-[.BX71]" office:value-type="float" office:value="189.196" calcext:value-type="float">
            <text:p>189.196</text:p>
          </table:table-cell>
          <table:table-cell table:formula="of:=[.CM71]-[.BY71]" office:value-type="float" office:value="48.3" calcext:value-type="float">
            <text:p>48.3</text:p>
          </table:table-cell>
          <table:table-cell table:formula="of:=[.CN71]-[.BZ71]" office:value-type="float" office:value="84.453" calcext:value-type="float">
            <text:p>84.453</text:p>
          </table:table-cell>
          <table:table-cell table:formula="of:=[.CO71]-[.CA71]" office:value-type="float" office:value="834.668" calcext:value-type="float">
            <text:p>834.668</text:p>
          </table:table-cell>
          <table:table-cell table:formula="of:=AVERAGE([.BE71];[.BH71];[.BK71])" office:value-type="float" office:value="72.6333333333333" calcext:value-type="float">
            <text:p>72.6333333333333</text:p>
          </table:table-cell>
          <table:table-cell table:formula="of:=AVERAGE([.BF71];[.BI71];[.BL71])" office:value-type="float" office:value="62.1456666666666" calcext:value-type="float">
            <text:p>62.1456666666666</text:p>
          </table:table-cell>
          <table:table-cell table:formula="of:=AVERAGE([.BG71];[.BJ71];[.BM71])" office:value-type="float" office:value="403.686666666667" calcext:value-type="float">
            <text:p>403.686666666667</text:p>
          </table:table-cell>
          <table:table-cell table:number-columns-repeated="2"/>
          <table:table-cell office:value-type="float" office:value="421.1" calcext:value-type="float">
            <text:p>421.1</text:p>
          </table:table-cell>
          <table:table-cell office:value-type="float" office:value="852.418" calcext:value-type="float">
            <text:p>852.418</text:p>
          </table:table-cell>
          <table:table-cell office:value-type="float" office:value="8543.492" calcext:value-type="float">
            <text:p>8543.492</text:p>
          </table:table-cell>
          <table:table-cell office:value-type="float" office:value="324.3" calcext:value-type="float">
            <text:p>324.3</text:p>
          </table:table-cell>
          <table:table-cell office:value-type="float" office:value="775.777" calcext:value-type="float">
            <text:p>775.777</text:p>
          </table:table-cell>
          <table:table-cell office:value-type="float" office:value="7880.816" calcext:value-type="float">
            <text:p>7880.816</text:p>
          </table:table-cell>
          <table:table-cell office:value-type="float" office:value="304.5" calcext:value-type="float">
            <text:p>304.5</text:p>
          </table:table-cell>
          <table:table-cell office:value-type="float" office:value="426.391" calcext:value-type="float">
            <text:p>426.391</text:p>
          </table:table-cell>
          <table:table-cell office:value-type="float" office:value="4587.148" calcext:value-type="float">
            <text:p>4587.148</text:p>
          </table:table-cell>
          <table:table-cell table:formula="of:=AVERAGE([.BS71];[.BV71];[.BY71])" office:value-type="float" office:value="349.966666666667" calcext:value-type="float">
            <text:p>349.966666666667</text:p>
          </table:table-cell>
          <table:table-cell table:formula="of:=AVERAGE([.BT71];[.BW71];[.BZ71])" office:value-type="float" office:value="684.862" calcext:value-type="float">
            <text:p>684.862</text:p>
          </table:table-cell>
          <table:table-cell table:formula="of:=AVERAGE([.BU71];[.BX71];[.CA71])" office:value-type="float" office:value="7003.81866666667" calcext:value-type="float">
            <text:p>7003.81866666667</text:p>
          </table:table-cell>
          <table:table-cell table:number-columns-repeated="2"/>
          <table:table-cell office:value-type="float" office:value="462.4" calcext:value-type="float">
            <text:p>462.4</text:p>
          </table:table-cell>
          <table:table-cell office:value-type="float" office:value="902.949" calcext:value-type="float">
            <text:p>902.949</text:p>
          </table:table-cell>
          <table:table-cell office:value-type="float" office:value="8730.688" calcext:value-type="float">
            <text:p>8730.688</text:p>
          </table:table-cell>
          <table:table-cell office:value-type="float" office:value="452.6" calcext:value-type="float">
            <text:p>452.6</text:p>
          </table:table-cell>
          <table:table-cell office:value-type="float" office:value="827.23" calcext:value-type="float">
            <text:p>827.23</text:p>
          </table:table-cell>
          <table:table-cell office:value-type="float" office:value="8070.012" calcext:value-type="float">
            <text:p>8070.012</text:p>
          </table:table-cell>
          <table:table-cell office:value-type="float" office:value="352.8" calcext:value-type="float">
            <text:p>352.8</text:p>
          </table:table-cell>
          <table:table-cell office:value-type="float" office:value="510.844" calcext:value-type="float">
            <text:p>510.844</text:p>
          </table:table-cell>
          <table:table-cell office:value-type="float" office:value="5421.816" calcext:value-type="float">
            <text:p>5421.816</text:p>
          </table:table-cell>
          <table:table-cell table:formula="of:=AVERAGE([.CG71];[.CJ71];[.CM71])" office:value-type="float" office:value="422.6" calcext:value-type="float">
            <text:p>422.6</text:p>
          </table:table-cell>
          <table:table-cell table:formula="of:=AVERAGE([.CH71];[.CK71];[.CN71])" office:value-type="float" office:value="747.007666666667" calcext:value-type="float">
            <text:p>747.007666666667</text:p>
          </table:table-cell>
          <table:table-cell table:formula="of:=AVERAGE([.CI71];[.CL71];[.CO71])" office:value-type="float" office:value="7407.50533333333" calcext:value-type="float">
            <text:p>7407.50533333333</text:p>
          </table:table-cell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331.223" calcext:value-type="float">
            <text:p>331.22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05.5" calcext:value-type="float">
            <text:p>205.5</text:p>
          </table:table-cell>
          <table:table-cell office:value-type="float" office:value="349.363" calcext:value-type="float">
            <text:p>349.36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239.9" calcext:value-type="float">
            <text:p>239.9</text:p>
          </table:table-cell>
          <table:table-cell office:value-type="float" office:value="355.934" calcext:value-type="float">
            <text:p>355.934</text:p>
          </table:table-cell>
          <table:table-cell office:value-type="float" office:value="660.023" calcext:value-type="float">
            <text:p>660.023</text:p>
          </table:table-cell>
          <table:table-cell table:formula="of:=AVERAGE([.A72];[.D72];[.G72])" office:value-type="float" office:value="205" calcext:value-type="float">
            <text:p>205</text:p>
          </table:table-cell>
          <table:table-cell table:formula="of:=AVERAGE([.B72];[.E72];[.H72])" office:value-type="float" office:value="345.506666666667" calcext:value-type="float">
            <text:p>345.506666666667</text:p>
          </table:table-cell>
          <table:table-cell table:formula="of:=AVERAGE([.C72];[.F72];[.I72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155.5" calcext:value-type="float">
            <text:p>155.5</text:p>
          </table:table-cell>
          <table:table-cell office:value-type="float" office:value="35.184" calcext:value-type="float">
            <text:p>35.184</text:p>
          </table:table-cell>
          <table:table-cell office:value-type="float" office:value="86.391" calcext:value-type="float">
            <text:p>86.391</text:p>
          </table:table-cell>
          <table:table-cell office:value-type="float" office:value="184.3" calcext:value-type="float">
            <text:p>184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18.7" calcext:value-type="float">
            <text:p>218.7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91" calcext:value-type="float">
            <text:p>85.91</text:p>
          </table:table-cell>
          <table:table-cell table:formula="of:=AVERAGE([.O72];[.R72];[.U72])" office:value-type="float" office:value="186.166666666667" calcext:value-type="float">
            <text:p>186.166666666667</text:p>
          </table:table-cell>
          <table:table-cell table:formula="of:=AVERAGE([.P72];[.S72];[.V72])" office:value-type="float" office:value="35.159" calcext:value-type="float">
            <text:p>35.159</text:p>
          </table:table-cell>
          <table:table-cell table:formula="of:=AVERAGE([.Q72];[.T72];[.W72])" office:value-type="float" office:value="85.8086666666667" calcext:value-type="float">
            <text:p>85.8086666666667</text:p>
          </table:table-cell>
          <table:table-cell table:number-columns-repeated="2"/>
          <table:table-cell office:value-type="float" office:value="229.8" calcext:value-type="float">
            <text:p>229.8</text:p>
          </table:table-cell>
          <table:table-cell office:value-type="float" office:value="403.43" calcext:value-type="float">
            <text:p>403.43</text:p>
          </table:table-cell>
          <table:table-cell office:value-type="float" office:value="3966.676" calcext:value-type="float">
            <text:p>3966.676</text:p>
          </table:table-cell>
          <table:table-cell office:value-type="float" office:value="242.3" calcext:value-type="float">
            <text:p>242.3</text:p>
          </table:table-cell>
          <table:table-cell office:value-type="float" office:value="403.484" calcext:value-type="float">
            <text:p>403.484</text:p>
          </table:table-cell>
          <table:table-cell office:value-type="float" office:value="3966.793" calcext:value-type="float">
            <text:p>3966.793</text:p>
          </table:table-cell>
          <table:table-cell office:value-type="float" office:value="130.4" calcext:value-type="float">
            <text:p>130.4</text:p>
          </table:table-cell>
          <table:table-cell office:value-type="float" office:value="328.859" calcext:value-type="float">
            <text:p>328.859</text:p>
          </table:table-cell>
          <table:table-cell office:value-type="float" office:value="3302.012" calcext:value-type="float">
            <text:p>3302.012</text:p>
          </table:table-cell>
          <table:table-cell table:formula="of:=AVERAGE([.AC72];[.AF72];[.AI72])" office:value-type="float" office:value="200.833333333333" calcext:value-type="float">
            <text:p>200.833333333333</text:p>
          </table:table-cell>
          <table:table-cell table:formula="of:=AVERAGE([.AD72];[.AG72];[.AJ72])" office:value-type="float" office:value="378.591" calcext:value-type="float">
            <text:p>378.591</text:p>
          </table:table-cell>
          <table:table-cell table:formula="of:=AVERAGE([.AE72];[.AH72];[.AK72])" office:value-type="float" office:value="3745.16033333333" calcext:value-type="float">
            <text:p>3745.16033333333</text:p>
          </table:table-cell>
          <table:table-cell table:number-columns-repeated="2"/>
          <table:table-cell table:formula="of:=[.A72]+[.O72]+[.AC72]" office:value-type="float" office:value="554.9" calcext:value-type="float">
            <text:p>554.9</text:p>
          </table:table-cell>
          <table:table-cell table:formula="of:=[.B72]+[.P72]+[.AD72]" office:value-type="float" office:value="769.837" calcext:value-type="float">
            <text:p>769.837</text:p>
          </table:table-cell>
          <table:table-cell table:formula="of:=[.C72]+[.Q72]+[.AE72]" office:value-type="float" office:value="4679.09" calcext:value-type="float">
            <text:p>4679.09</text:p>
          </table:table-cell>
          <table:table-cell table:formula="of:=[.D72]+[.R72]+[.AF72]" office:value-type="float" office:value="632.1" calcext:value-type="float">
            <text:p>632.1</text:p>
          </table:table-cell>
          <table:table-cell table:formula="of:=[.E72]+[.S72]+[.AG72]" office:value-type="float" office:value="787.992" calcext:value-type="float">
            <text:p>787.992</text:p>
          </table:table-cell>
          <table:table-cell table:formula="of:=[.F72]+[.T72]+[.AH72]" office:value-type="float" office:value="4696.441" calcext:value-type="float">
            <text:p>4696.441</text:p>
          </table:table-cell>
          <table:table-cell table:formula="of:=[.G72]+[.U72]+[.AI72]" office:value-type="float" office:value="589" calcext:value-type="float">
            <text:p>589</text:p>
          </table:table-cell>
          <table:table-cell table:formula="of:=[.H72]+[.V72]+[.AJ72]" office:value-type="float" office:value="719.941" calcext:value-type="float">
            <text:p>719.941</text:p>
          </table:table-cell>
          <table:table-cell table:formula="of:=[.I72]+[.W72]+[.AK72]" office:value-type="float" office:value="4047.945" calcext:value-type="float">
            <text:p>4047.945</text:p>
          </table:table-cell>
          <table:table-cell table:formula="of:=AVERAGE([.AQ72];[.AT72];[.AW72])" office:value-type="float" office:value="592" calcext:value-type="float">
            <text:p>592</text:p>
          </table:table-cell>
          <table:table-cell table:formula="of:=AVERAGE([.AR72];[.AU72];[.AX72])" office:value-type="float" office:value="759.256666666667" calcext:value-type="float">
            <text:p>759.256666666667</text:p>
          </table:table-cell>
          <table:table-cell table:formula="of:=AVERAGE([.AS72];[.AV72];[.AY72])" office:value-type="float" office:value="4474.492" calcext:value-type="float">
            <text:p>4474.492</text:p>
          </table:table-cell>
          <table:table-cell table:number-columns-repeated="2"/>
          <table:table-cell table:formula="of:=[.CG72]-[.BS72]" office:value-type="float" office:value="38.3" calcext:value-type="float">
            <text:p>38.3</text:p>
          </table:table-cell>
          <table:table-cell table:formula="of:=[.CH72]-[.BT72]" office:value-type="float" office:value="42.5310000000001" calcext:value-type="float">
            <text:p>42.5310000000001</text:p>
          </table:table-cell>
          <table:table-cell table:formula="of:=[.CI72]-[.BU72]" office:value-type="float" office:value="179.196" calcext:value-type="float">
            <text:p>179.196</text:p>
          </table:table-cell>
          <table:table-cell table:formula="of:=[.CJ72]-[.BV72]" office:value-type="float" office:value="41.7" calcext:value-type="float">
            <text:p>41.7</text:p>
          </table:table-cell>
          <table:table-cell table:formula="of:=[.CK72]-[.BW72]" office:value-type="float" office:value="54.516" calcext:value-type="float">
            <text:p>54.516</text:p>
          </table:table-cell>
          <table:table-cell table:formula="of:=[.CL72]-[.BX72]" office:value-type="float" office:value="185.61" calcext:value-type="float">
            <text:p>185.61</text:p>
          </table:table-cell>
          <table:table-cell table:formula="of:=[.CM72]-[.BY72]" office:value-type="float" office:value="42.9" calcext:value-type="float">
            <text:p>42.9</text:p>
          </table:table-cell>
          <table:table-cell table:formula="of:=[.CN72]-[.BZ72]" office:value-type="float" office:value="53.473" calcext:value-type="float">
            <text:p>53.473</text:p>
          </table:table-cell>
          <table:table-cell table:formula="of:=[.CO72]-[.CA72]" office:value-type="float" office:value="191.195000000001" calcext:value-type="float">
            <text:p>191.195000000001</text:p>
          </table:table-cell>
          <table:table-cell table:formula="of:=AVERAGE([.BE72];[.BH72];[.BK72])" office:value-type="float" office:value="40.9666666666667" calcext:value-type="float">
            <text:p>40.9666666666667</text:p>
          </table:table-cell>
          <table:table-cell table:formula="of:=AVERAGE([.BF72];[.BI72];[.BL72])" office:value-type="float" office:value="50.1733333333334" calcext:value-type="float">
            <text:p>50.1733333333334</text:p>
          </table:table-cell>
          <table:table-cell table:formula="of:=AVERAGE([.BG72];[.BJ72];[.BM72])" office:value-type="float" office:value="185.333666666667" calcext:value-type="float">
            <text:p>185.333666666667</text:p>
          </table:table-cell>
          <table:table-cell table:number-columns-repeated="2"/>
          <table:table-cell office:value-type="float" office:value="296.9" calcext:value-type="float">
            <text:p>296.9</text:p>
          </table:table-cell>
          <table:table-cell office:value-type="float" office:value="849.285" calcext:value-type="float">
            <text:p>849.285</text:p>
          </table:table-cell>
          <table:table-cell office:value-type="float" office:value="8541.523" calcext:value-type="float">
            <text:p>8541.523</text:p>
          </table:table-cell>
          <table:table-cell office:value-type="float" office:value="444.7" calcext:value-type="float">
            <text:p>444.7</text:p>
          </table:table-cell>
          <table:table-cell office:value-type="float" office:value="773.777" calcext:value-type="float">
            <text:p>773.777</text:p>
          </table:table-cell>
          <table:table-cell office:value-type="float" office:value="7889.898" calcext:value-type="float">
            <text:p>7889.898</text:p>
          </table:table-cell>
          <table:table-cell office:value-type="float" office:value="73.8" calcext:value-type="float">
            <text:p>73.8</text:p>
          </table:table-cell>
          <table:table-cell office:value-type="float" office:value="408.543" calcext:value-type="float">
            <text:p>408.543</text:p>
          </table:table-cell>
          <table:table-cell office:value-type="float" office:value="4568.793" calcext:value-type="float">
            <text:p>4568.793</text:p>
          </table:table-cell>
          <table:table-cell table:formula="of:=AVERAGE([.BS72];[.BV72];[.BY72])" office:value-type="float" office:value="271.8" calcext:value-type="float">
            <text:p>271.8</text:p>
          </table:table-cell>
          <table:table-cell table:formula="of:=AVERAGE([.BT72];[.BW72];[.BZ72])" office:value-type="float" office:value="677.201666666667" calcext:value-type="float">
            <text:p>677.201666666667</text:p>
          </table:table-cell>
          <table:table-cell table:formula="of:=AVERAGE([.BU72];[.BX72];[.CA72])" office:value-type="float" office:value="7000.07133333333" calcext:value-type="float">
            <text:p>7000.07133333333</text:p>
          </table:table-cell>
          <table:table-cell table:number-columns-repeated="2"/>
          <table:table-cell office:value-type="float" office:value="335.2" calcext:value-type="float">
            <text:p>335.2</text:p>
          </table:table-cell>
          <table:table-cell office:value-type="float" office:value="891.816" calcext:value-type="float">
            <text:p>891.816</text:p>
          </table:table-cell>
          <table:table-cell office:value-type="float" office:value="8720.719" calcext:value-type="float">
            <text:p>8720.719</text:p>
          </table:table-cell>
          <table:table-cell office:value-type="float" office:value="486.4" calcext:value-type="float">
            <text:p>486.4</text:p>
          </table:table-cell>
          <table:table-cell office:value-type="float" office:value="828.293" calcext:value-type="float">
            <text:p>828.293</text:p>
          </table:table-cell>
          <table:table-cell office:value-type="float" office:value="8075.508" calcext:value-type="float">
            <text:p>8075.508</text:p>
          </table:table-cell>
          <table:table-cell office:value-type="float" office:value="116.7" calcext:value-type="float">
            <text:p>116.7</text:p>
          </table:table-cell>
          <table:table-cell office:value-type="float" office:value="462.016" calcext:value-type="float">
            <text:p>462.016</text:p>
          </table:table-cell>
          <table:table-cell office:value-type="float" office:value="4759.988" calcext:value-type="float">
            <text:p>4759.988</text:p>
          </table:table-cell>
          <table:table-cell table:formula="of:=AVERAGE([.CG72];[.CJ72];[.CM72])" office:value-type="float" office:value="312.766666666667" calcext:value-type="float">
            <text:p>312.766666666667</text:p>
          </table:table-cell>
          <table:table-cell table:formula="of:=AVERAGE([.CH72];[.CK72];[.CN72])" office:value-type="float" office:value="727.375" calcext:value-type="float">
            <text:p>727.375</text:p>
          </table:table-cell>
          <table:table-cell table:formula="of:=AVERAGE([.CI72];[.CL72];[.CO72])" office:value-type="float" office:value="7185.405" calcext:value-type="float">
            <text:p>7185.405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330.852" calcext:value-type="float">
            <text:p>330.8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71" calcext:value-type="float">
            <text:p>71</text:p>
          </table:table-cell>
          <table:table-cell office:value-type="float" office:value="349.641" calcext:value-type="float">
            <text:p>349.64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132.2" calcext:value-type="float">
            <text:p>132.2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73];[.D73];[.G73])" office:value-type="float" office:value="96.7666666666667" calcext:value-type="float">
            <text:p>96.7666666666667</text:p>
          </table:table-cell>
          <table:table-cell table:formula="of:=AVERAGE([.B73];[.E73];[.H73])" office:value-type="float" office:value="345.234666666667" calcext:value-type="float">
            <text:p>345.234666666667</text:p>
          </table:table-cell>
          <table:table-cell table:formula="of:=AVERAGE([.C73];[.F73];[.I73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75.3" calcext:value-type="float">
            <text:p>75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6.4" calcext:value-type="float">
            <text:p>56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89" calcext:value-type="float">
            <text:p>89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3];[.R73];[.U73])" office:value-type="float" office:value="73.5666666666667" calcext:value-type="float">
            <text:p>73.5666666666667</text:p>
          </table:table-cell>
          <table:table-cell table:formula="of:=AVERAGE([.P73];[.S73];[.V73])" office:value-type="float" office:value="35.146" calcext:value-type="float">
            <text:p>35.146</text:p>
          </table:table-cell>
          <table:table-cell table:formula="of:=AVERAGE([.Q73];[.T73];[.W73])" office:value-type="float" office:value="85.125" calcext:value-type="float">
            <text:p>85.125</text:p>
          </table:table-cell>
          <table:table-cell table:number-columns-repeated="2"/>
          <table:table-cell office:value-type="float" office:value="74.3" calcext:value-type="float">
            <text:p>74.3</text:p>
          </table:table-cell>
          <table:table-cell office:value-type="float" office:value="393.43" calcext:value-type="float">
            <text:p>393.43</text:p>
          </table:table-cell>
          <table:table-cell office:value-type="float" office:value="3956.676" calcext:value-type="float">
            <text:p>3956.676</text:p>
          </table:table-cell>
          <table:table-cell office:value-type="float" office:value="128.4" calcext:value-type="float">
            <text:p>128.4</text:p>
          </table:table-cell>
          <table:table-cell office:value-type="float" office:value="328.875" calcext:value-type="float">
            <text:p>328.875</text:p>
          </table:table-cell>
          <table:table-cell office:value-type="float" office:value="3301.59" calcext:value-type="float">
            <text:p>3301.59</text:p>
          </table:table-cell>
          <table:table-cell office:value-type="float" office:value="73.9" calcext:value-type="float">
            <text:p>73.9</text:p>
          </table:table-cell>
          <table:table-cell office:value-type="float" office:value="328.41" calcext:value-type="float">
            <text:p>328.41</text:p>
          </table:table-cell>
          <table:table-cell office:value-type="float" office:value="3301.562" calcext:value-type="float">
            <text:p>3301.562</text:p>
          </table:table-cell>
          <table:table-cell table:formula="of:=AVERAGE([.AC73];[.AF73];[.AI73])" office:value-type="float" office:value="92.2" calcext:value-type="float">
            <text:p>92.2</text:p>
          </table:table-cell>
          <table:table-cell table:formula="of:=AVERAGE([.AD73];[.AG73];[.AJ73])" office:value-type="float" office:value="350.238333333333" calcext:value-type="float">
            <text:p>350.238333333333</text:p>
          </table:table-cell>
          <table:table-cell table:formula="of:=AVERAGE([.AE73];[.AH73];[.AK73])" office:value-type="float" office:value="3519.94266666667" calcext:value-type="float">
            <text:p>3519.94266666667</text:p>
          </table:table-cell>
          <table:table-cell table:number-columns-repeated="2"/>
          <table:table-cell table:formula="of:=[.A73]+[.O73]+[.AC73]" office:value-type="float" office:value="236.7" calcext:value-type="float">
            <text:p>236.7</text:p>
          </table:table-cell>
          <table:table-cell table:formula="of:=[.B73]+[.P73]+[.AD73]" office:value-type="float" office:value="759.427" calcext:value-type="float">
            <text:p>759.427</text:p>
          </table:table-cell>
          <table:table-cell table:formula="of:=[.C73]+[.Q73]+[.AE73]" office:value-type="float" office:value="4667.824" calcext:value-type="float">
            <text:p>4667.824</text:p>
          </table:table-cell>
          <table:table-cell table:formula="of:=[.D73]+[.R73]+[.AF73]" office:value-type="float" office:value="255.8" calcext:value-type="float">
            <text:p>255.8</text:p>
          </table:table-cell>
          <table:table-cell table:formula="of:=[.E73]+[.S73]+[.AG73]" office:value-type="float" office:value="713.661" calcext:value-type="float">
            <text:p>713.661</text:p>
          </table:table-cell>
          <table:table-cell table:formula="of:=[.F73]+[.T73]+[.AH73]" office:value-type="float" office:value="4031.238" calcext:value-type="float">
            <text:p>4031.238</text:p>
          </table:table-cell>
          <table:table-cell table:formula="of:=[.G73]+[.U73]+[.AI73]" office:value-type="float" office:value="295.1" calcext:value-type="float">
            <text:p>295.1</text:p>
          </table:table-cell>
          <table:table-cell table:formula="of:=[.H73]+[.V73]+[.AJ73]" office:value-type="float" office:value="718.769" calcext:value-type="float">
            <text:p>718.769</text:p>
          </table:table-cell>
          <table:table-cell table:formula="of:=[.I73]+[.W73]+[.AK73]" office:value-type="float" office:value="4046.71" calcext:value-type="float">
            <text:p>4046.71</text:p>
          </table:table-cell>
          <table:table-cell table:formula="of:=AVERAGE([.AQ73];[.AT73];[.AW73])" office:value-type="float" office:value="262.533333333333" calcext:value-type="float">
            <text:p>262.533333333333</text:p>
          </table:table-cell>
          <table:table-cell table:formula="of:=AVERAGE([.AR73];[.AU73];[.AX73])" office:value-type="float" office:value="730.619" calcext:value-type="float">
            <text:p>730.619</text:p>
          </table:table-cell>
          <table:table-cell table:formula="of:=AVERAGE([.AS73];[.AV73];[.AY73])" office:value-type="float" office:value="4248.59066666667" calcext:value-type="float">
            <text:p>4248.59066666667</text:p>
          </table:table-cell>
          <table:table-cell table:number-columns-repeated="2"/>
          <table:table-cell table:formula="of:=[.CG73]-[.BS73]" office:value-type="float" office:value="1" calcext:value-type="float">
            <text:p>1</text:p>
          </table:table-cell>
          <table:table-cell table:formula="of:=[.CH73]-[.BT73]" office:value-type="float" office:value="50.531" calcext:value-type="float">
            <text:p>50.531</text:p>
          </table:table-cell>
          <table:table-cell table:formula="of:=[.CI73]-[.BU73]" office:value-type="float" office:value="187.195" calcext:value-type="float">
            <text:p>187.195</text:p>
          </table:table-cell>
          <table:table-cell table:formula="of:=[.CJ73]-[.BV73]" office:value-type="float" office:value="3.8" calcext:value-type="float">
            <text:p>3.8</text:p>
          </table:table-cell>
          <table:table-cell table:formula="of:=[.CK73]-[.BW73]" office:value-type="float" office:value="49.453" calcext:value-type="float">
            <text:p>49.453</text:p>
          </table:table-cell>
          <table:table-cell table:formula="of:=[.CL73]-[.BX73]" office:value-type="float" office:value="187.195" calcext:value-type="float">
            <text:p>187.195</text:p>
          </table:table-cell>
          <table:table-cell table:formula="of:=[.CM73]-[.BY73]" office:value-type="float" office:value="0" calcext:value-type="float">
            <text:p>0</text:p>
          </table:table-cell>
          <table:table-cell table:formula="of:=[.CN73]-[.BZ73]" office:value-type="float" office:value="49.473" calcext:value-type="float">
            <text:p>49.473</text:p>
          </table:table-cell>
          <table:table-cell table:formula="of:=[.CO73]-[.CA73]" office:value-type="float" office:value="187.195" calcext:value-type="float">
            <text:p>187.195</text:p>
          </table:table-cell>
          <table:table-cell table:formula="of:=AVERAGE([.BE73];[.BH73];[.BK73])" office:value-type="float" office:value="1.6" calcext:value-type="float">
            <text:p>1.6</text:p>
          </table:table-cell>
          <table:table-cell table:formula="of:=AVERAGE([.BF73];[.BI73];[.BL73])" office:value-type="float" office:value="49.819" calcext:value-type="float">
            <text:p>49.819</text:p>
          </table:table-cell>
          <table:table-cell table:formula="of:=AVERAGE([.BG73];[.BJ73];[.BM73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3];[.BV73];[.BY73])" office:value-type="float" office:value="0" calcext:value-type="float">
            <text:p>0</text:p>
          </table:table-cell>
          <table:table-cell table:formula="of:=AVERAGE([.BT73];[.BW73];[.BZ73])" office:value-type="float" office:value="67.3803333333333" calcext:value-type="float">
            <text:p>67.3803333333333</text:p>
          </table:table-cell>
          <table:table-cell table:formula="of:=AVERAGE([.BU73];[.BX73];[.CA7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3.8" calcext:value-type="float">
            <text:p>3.8</text:p>
          </table:table-cell>
          <table:table-cell office:value-type="float" office:value="116.75" calcext:value-type="float">
            <text:p>116.75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7" calcext:value-type="float">
            <text:p>116.77</text:p>
          </table:table-cell>
          <table:table-cell office:value-type="float" office:value="1470.918" calcext:value-type="float">
            <text:p>1470.918</text:p>
          </table:table-cell>
          <table:table-cell table:formula="of:=AVERAGE([.CG73];[.CJ73];[.CM73])" office:value-type="float" office:value="1.6" calcext:value-type="float">
            <text:p>1.6</text:p>
          </table:table-cell>
          <table:table-cell table:formula="of:=AVERAGE([.CH73];[.CK73];[.CN73])" office:value-type="float" office:value="117.199333333333" calcext:value-type="float">
            <text:p>117.199333333333</text:p>
          </table:table-cell>
          <table:table-cell table:formula="of:=AVERAGE([.CI73];[.CL73];[.CO73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52" calcext:value-type="float">
            <text:p>330.8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49.641" calcext:value-type="float">
            <text:p>349.64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74];[.D74];[.G74])" office:value-type="float" office:value="0" calcext:value-type="float">
            <text:p>0</text:p>
          </table:table-cell>
          <table:table-cell table:formula="of:=AVERAGE([.B74];[.E74];[.H74])" office:value-type="float" office:value="345.234666666667" calcext:value-type="float">
            <text:p>345.234666666667</text:p>
          </table:table-cell>
          <table:table-cell table:formula="of:=AVERAGE([.C74];[.F74];[.I74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4];[.R74];[.U74])" office:value-type="float" office:value="0" calcext:value-type="float">
            <text:p>0</text:p>
          </table:table-cell>
          <table:table-cell table:formula="of:=AVERAGE([.P74];[.S74];[.V74])" office:value-type="float" office:value="35.146" calcext:value-type="float">
            <text:p>35.146</text:p>
          </table:table-cell>
          <table:table-cell table:formula="of:=AVERAGE([.Q74];[.T74];[.W7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9.074" calcext:value-type="float">
            <text:p>319.074</text:p>
          </table:table-cell>
          <table:table-cell office:value-type="float" office:value="3291.984" calcext:value-type="float">
            <text:p>3291.984</text:p>
          </table:table-cell>
          <table:table-cell office:value-type="float" office:value="0" calcext:value-type="float">
            <text:p>0</text:p>
          </table:table-cell>
          <table:table-cell office:value-type="float" office:value="256.523" calcext:value-type="float">
            <text:p>256.523</text:p>
          </table:table-cell>
          <table:table-cell office:value-type="float" office:value="2638.906" calcext:value-type="float">
            <text:p>2638.906</text:p>
          </table:table-cell>
          <table:table-cell office:value-type="float" office:value="0" calcext:value-type="float">
            <text:p>0</text:p>
          </table:table-cell>
          <table:table-cell office:value-type="float" office:value="254.066" calcext:value-type="float">
            <text:p>254.066</text:p>
          </table:table-cell>
          <table:table-cell office:value-type="float" office:value="2636.887" calcext:value-type="float">
            <text:p>2636.887</text:p>
          </table:table-cell>
          <table:table-cell table:formula="of:=AVERAGE([.AC74];[.AF74];[.AI74])" office:value-type="float" office:value="0" calcext:value-type="float">
            <text:p>0</text:p>
          </table:table-cell>
          <table:table-cell table:formula="of:=AVERAGE([.AD74];[.AG74];[.AJ74])" office:value-type="float" office:value="276.554333333333" calcext:value-type="float">
            <text:p>276.554333333333</text:p>
          </table:table-cell>
          <table:table-cell table:formula="of:=AVERAGE([.AE74];[.AH74];[.AK74])" office:value-type="float" office:value="2855.92566666667" calcext:value-type="float">
            <text:p>2855.92566666667</text:p>
          </table:table-cell>
          <table:table-cell table:number-columns-repeated="2"/>
          <table:table-cell table:formula="of:=[.A74]+[.O74]+[.AC74]" office:value-type="float" office:value="0" calcext:value-type="float">
            <text:p>0</text:p>
          </table:table-cell>
          <table:table-cell table:formula="of:=[.B74]+[.P74]+[.AD74]" office:value-type="float" office:value="685.071" calcext:value-type="float">
            <text:p>685.071</text:p>
          </table:table-cell>
          <table:table-cell table:formula="of:=[.C74]+[.Q74]+[.AE74]" office:value-type="float" office:value="4003.132" calcext:value-type="float">
            <text:p>4003.132</text:p>
          </table:table-cell>
          <table:table-cell table:formula="of:=[.D74]+[.R74]+[.AF74]" office:value-type="float" office:value="0" calcext:value-type="float">
            <text:p>0</text:p>
          </table:table-cell>
          <table:table-cell table:formula="of:=[.E74]+[.S74]+[.AG74]" office:value-type="float" office:value="641.309" calcext:value-type="float">
            <text:p>641.309</text:p>
          </table:table-cell>
          <table:table-cell table:formula="of:=[.F74]+[.T74]+[.AH74]" office:value-type="float" office:value="3368.554" calcext:value-type="float">
            <text:p>3368.554</text:p>
          </table:table-cell>
          <table:table-cell table:formula="of:=[.G74]+[.U74]+[.AI74]" office:value-type="float" office:value="0" calcext:value-type="float">
            <text:p>0</text:p>
          </table:table-cell>
          <table:table-cell table:formula="of:=[.H74]+[.V74]+[.AJ74]" office:value-type="float" office:value="644.425" calcext:value-type="float">
            <text:p>644.425</text:p>
          </table:table-cell>
          <table:table-cell table:formula="of:=[.I74]+[.W74]+[.AK74]" office:value-type="float" office:value="3382.035" calcext:value-type="float">
            <text:p>3382.035</text:p>
          </table:table-cell>
          <table:table-cell table:formula="of:=AVERAGE([.AQ74];[.AT74];[.AW74])" office:value-type="float" office:value="0" calcext:value-type="float">
            <text:p>0</text:p>
          </table:table-cell>
          <table:table-cell table:formula="of:=AVERAGE([.AR74];[.AU74];[.AX74])" office:value-type="float" office:value="656.935" calcext:value-type="float">
            <text:p>656.935</text:p>
          </table:table-cell>
          <table:table-cell table:formula="of:=AVERAGE([.AS74];[.AV74];[.AY74])" office:value-type="float" office:value="3584.57366666667" calcext:value-type="float">
            <text:p>3584.57366666667</text:p>
          </table:table-cell>
          <table:table-cell table:number-columns-repeated="2"/>
          <table:table-cell table:formula="of:=[.CG74]-[.BS74]" office:value-type="float" office:value="0" calcext:value-type="float">
            <text:p>0</text:p>
          </table:table-cell>
          <table:table-cell table:formula="of:=[.CH74]-[.BT74]" office:value-type="float" office:value="50.531" calcext:value-type="float">
            <text:p>50.531</text:p>
          </table:table-cell>
          <table:table-cell table:formula="of:=[.CI74]-[.BU74]" office:value-type="float" office:value="187.195" calcext:value-type="float">
            <text:p>187.195</text:p>
          </table:table-cell>
          <table:table-cell table:formula="of:=[.CJ74]-[.BV74]" office:value-type="float" office:value="0" calcext:value-type="float">
            <text:p>0</text:p>
          </table:table-cell>
          <table:table-cell table:formula="of:=[.CK74]-[.BW74]" office:value-type="float" office:value="49.453" calcext:value-type="float">
            <text:p>49.453</text:p>
          </table:table-cell>
          <table:table-cell table:formula="of:=[.CL74]-[.BX74]" office:value-type="float" office:value="187.195" calcext:value-type="float">
            <text:p>187.195</text:p>
          </table:table-cell>
          <table:table-cell table:formula="of:=[.CM74]-[.BY74]" office:value-type="float" office:value="1" calcext:value-type="float">
            <text:p>1</text:p>
          </table:table-cell>
          <table:table-cell table:formula="of:=[.CN74]-[.BZ74]" office:value-type="float" office:value="49.473" calcext:value-type="float">
            <text:p>49.473</text:p>
          </table:table-cell>
          <table:table-cell table:formula="of:=[.CO74]-[.CA74]" office:value-type="float" office:value="187.195" calcext:value-type="float">
            <text:p>187.195</text:p>
          </table:table-cell>
          <table:table-cell table:formula="of:=AVERAGE([.BE74];[.BH74];[.BK74])" office:value-type="float" office:value="0.333333333333333" calcext:value-type="float">
            <text:p>0.333333333333333</text:p>
          </table:table-cell>
          <table:table-cell table:formula="of:=AVERAGE([.BF74];[.BI74];[.BL74])" office:value-type="float" office:value="49.819" calcext:value-type="float">
            <text:p>49.819</text:p>
          </table:table-cell>
          <table:table-cell table:formula="of:=AVERAGE([.BG74];[.BJ74];[.BM74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4];[.BV74];[.BY74])" office:value-type="float" office:value="0" calcext:value-type="float">
            <text:p>0</text:p>
          </table:table-cell>
          <table:table-cell table:formula="of:=AVERAGE([.BT74];[.BW74];[.BZ74])" office:value-type="float" office:value="67.3803333333333" calcext:value-type="float">
            <text:p>67.3803333333333</text:p>
          </table:table-cell>
          <table:table-cell table:formula="of:=AVERAGE([.BU74];[.BX74];[.CA7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1" calcext:value-type="float">
            <text:p>1</text:p>
          </table:table-cell>
          <table:table-cell office:value-type="float" office:value="116.77" calcext:value-type="float">
            <text:p>116.77</text:p>
          </table:table-cell>
          <table:table-cell office:value-type="float" office:value="1470.918" calcext:value-type="float">
            <text:p>1470.918</text:p>
          </table:table-cell>
          <table:table-cell table:formula="of:=AVERAGE([.CG74];[.CJ74];[.CM74])" office:value-type="float" office:value="0.333333333333333" calcext:value-type="float">
            <text:p>0.333333333333333</text:p>
          </table:table-cell>
          <table:table-cell table:formula="of:=AVERAGE([.CH74];[.CK74];[.CN74])" office:value-type="float" office:value="117.199333333333" calcext:value-type="float">
            <text:p>117.199333333333</text:p>
          </table:table-cell>
          <table:table-cell table:formula="of:=AVERAGE([.CI74];[.CL74];[.CO74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52" calcext:value-type="float">
            <text:p>330.8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49.641" calcext:value-type="float">
            <text:p>349.64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75];[.D75];[.G75])" office:value-type="float" office:value="0" calcext:value-type="float">
            <text:p>0</text:p>
          </table:table-cell>
          <table:table-cell table:formula="of:=AVERAGE([.B75];[.E75];[.H75])" office:value-type="float" office:value="345.234666666667" calcext:value-type="float">
            <text:p>345.234666666667</text:p>
          </table:table-cell>
          <table:table-cell table:formula="of:=AVERAGE([.C75];[.F75];[.I75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5];[.R75];[.U75])" office:value-type="float" office:value="0" calcext:value-type="float">
            <text:p>0</text:p>
          </table:table-cell>
          <table:table-cell table:formula="of:=AVERAGE([.P75];[.S75];[.V75])" office:value-type="float" office:value="35.146" calcext:value-type="float">
            <text:p>35.146</text:p>
          </table:table-cell>
          <table:table-cell table:formula="of:=AVERAGE([.Q75];[.T75];[.W75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.734" calcext:value-type="float">
            <text:p>244.734</text:p>
          </table:table-cell>
          <table:table-cell office:value-type="float" office:value="2627.312" calcext:value-type="float">
            <text:p>2627.312</text:p>
          </table:table-cell>
          <table:table-cell office:value-type="float" office:value="0" calcext:value-type="float">
            <text:p>0</text:p>
          </table:table-cell>
          <table:table-cell office:value-type="float" office:value="256.523" calcext:value-type="float">
            <text:p>256.523</text:p>
          </table:table-cell>
          <table:table-cell office:value-type="float" office:value="2638.906" calcext:value-type="float">
            <text:p>2638.906</text:p>
          </table:table-cell>
          <table:table-cell office:value-type="float" office:value="5.9" calcext:value-type="float">
            <text:p>5.9</text:p>
          </table:table-cell>
          <table:table-cell office:value-type="float" office:value="248.066" calcext:value-type="float">
            <text:p>248.066</text:p>
          </table:table-cell>
          <table:table-cell office:value-type="float" office:value="2630.887" calcext:value-type="float">
            <text:p>2630.887</text:p>
          </table:table-cell>
          <table:table-cell table:formula="of:=AVERAGE([.AC75];[.AF75];[.AI75])" office:value-type="float" office:value="1.96666666666667" calcext:value-type="float">
            <text:p>1.96666666666667</text:p>
          </table:table-cell>
          <table:table-cell table:formula="of:=AVERAGE([.AD75];[.AG75];[.AJ75])" office:value-type="float" office:value="249.774333333333" calcext:value-type="float">
            <text:p>249.774333333333</text:p>
          </table:table-cell>
          <table:table-cell table:formula="of:=AVERAGE([.AE75];[.AH75];[.AK75])" office:value-type="float" office:value="2632.36833333333" calcext:value-type="float">
            <text:p>2632.36833333333</text:p>
          </table:table-cell>
          <table:table-cell table:number-columns-repeated="2"/>
          <table:table-cell table:formula="of:=[.A75]+[.O75]+[.AC75]" office:value-type="float" office:value="0" calcext:value-type="float">
            <text:p>0</text:p>
          </table:table-cell>
          <table:table-cell table:formula="of:=[.B75]+[.P75]+[.AD75]" office:value-type="float" office:value="610.731" calcext:value-type="float">
            <text:p>610.731</text:p>
          </table:table-cell>
          <table:table-cell table:formula="of:=[.C75]+[.Q75]+[.AE75]" office:value-type="float" office:value="3338.46" calcext:value-type="float">
            <text:p>3338.46</text:p>
          </table:table-cell>
          <table:table-cell table:formula="of:=[.D75]+[.R75]+[.AF75]" office:value-type="float" office:value="0" calcext:value-type="float">
            <text:p>0</text:p>
          </table:table-cell>
          <table:table-cell table:formula="of:=[.E75]+[.S75]+[.AG75]" office:value-type="float" office:value="641.309" calcext:value-type="float">
            <text:p>641.309</text:p>
          </table:table-cell>
          <table:table-cell table:formula="of:=[.F75]+[.T75]+[.AH75]" office:value-type="float" office:value="3368.554" calcext:value-type="float">
            <text:p>3368.554</text:p>
          </table:table-cell>
          <table:table-cell table:formula="of:=[.G75]+[.U75]+[.AI75]" office:value-type="float" office:value="5.9" calcext:value-type="float">
            <text:p>5.9</text:p>
          </table:table-cell>
          <table:table-cell table:formula="of:=[.H75]+[.V75]+[.AJ75]" office:value-type="float" office:value="638.425" calcext:value-type="float">
            <text:p>638.425</text:p>
          </table:table-cell>
          <table:table-cell table:formula="of:=[.I75]+[.W75]+[.AK75]" office:value-type="float" office:value="3376.035" calcext:value-type="float">
            <text:p>3376.035</text:p>
          </table:table-cell>
          <table:table-cell table:formula="of:=AVERAGE([.AQ75];[.AT75];[.AW75])" office:value-type="float" office:value="1.96666666666667" calcext:value-type="float">
            <text:p>1.96666666666667</text:p>
          </table:table-cell>
          <table:table-cell table:formula="of:=AVERAGE([.AR75];[.AU75];[.AX75])" office:value-type="float" office:value="630.155" calcext:value-type="float">
            <text:p>630.155</text:p>
          </table:table-cell>
          <table:table-cell table:formula="of:=AVERAGE([.AS75];[.AV75];[.AY75])" office:value-type="float" office:value="3361.01633333333" calcext:value-type="float">
            <text:p>3361.01633333333</text:p>
          </table:table-cell>
          <table:table-cell table:number-columns-repeated="2"/>
          <table:table-cell table:formula="of:=[.CG75]-[.BS75]" office:value-type="float" office:value="0" calcext:value-type="float">
            <text:p>0</text:p>
          </table:table-cell>
          <table:table-cell table:formula="of:=[.CH75]-[.BT75]" office:value-type="float" office:value="50.531" calcext:value-type="float">
            <text:p>50.531</text:p>
          </table:table-cell>
          <table:table-cell table:formula="of:=[.CI75]-[.BU75]" office:value-type="float" office:value="187.196" calcext:value-type="float">
            <text:p>187.196</text:p>
          </table:table-cell>
          <table:table-cell table:formula="of:=[.CJ75]-[.BV75]" office:value-type="float" office:value="0" calcext:value-type="float">
            <text:p>0</text:p>
          </table:table-cell>
          <table:table-cell table:formula="of:=[.CK75]-[.BW75]" office:value-type="float" office:value="49.453" calcext:value-type="float">
            <text:p>49.453</text:p>
          </table:table-cell>
          <table:table-cell table:formula="of:=[.CL75]-[.BX75]" office:value-type="float" office:value="187.195" calcext:value-type="float">
            <text:p>187.195</text:p>
          </table:table-cell>
          <table:table-cell table:formula="of:=[.CM75]-[.BY75]" office:value-type="float" office:value="0" calcext:value-type="float">
            <text:p>0</text:p>
          </table:table-cell>
          <table:table-cell table:formula="of:=[.CN75]-[.BZ75]" office:value-type="float" office:value="49.473" calcext:value-type="float">
            <text:p>49.473</text:p>
          </table:table-cell>
          <table:table-cell table:formula="of:=[.CO75]-[.CA75]" office:value-type="float" office:value="187.195" calcext:value-type="float">
            <text:p>187.195</text:p>
          </table:table-cell>
          <table:table-cell table:formula="of:=AVERAGE([.BE75];[.BH75];[.BK75])" office:value-type="float" office:value="0" calcext:value-type="float">
            <text:p>0</text:p>
          </table:table-cell>
          <table:table-cell table:formula="of:=AVERAGE([.BF75];[.BI75];[.BL75])" office:value-type="float" office:value="49.819" calcext:value-type="float">
            <text:p>49.819</text:p>
          </table:table-cell>
          <table:table-cell table:formula="of:=AVERAGE([.BG75];[.BJ75];[.BM75])" office:value-type="float" office:value="187.195333333333" calcext:value-type="float">
            <text:p>187.195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.66" calcext:value-type="float">
            <text:p>100.66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5];[.BV75];[.BY75])" office:value-type="float" office:value="0" calcext:value-type="float">
            <text:p>0</text:p>
          </table:table-cell>
          <table:table-cell table:formula="of:=AVERAGE([.BT75];[.BW75];[.BZ75])" office:value-type="float" office:value="78.418" calcext:value-type="float">
            <text:p>78.418</text:p>
          </table:table-cell>
          <table:table-cell table:formula="of:=AVERAGE([.BU75];[.BX75];[.CA75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1.191" calcext:value-type="float">
            <text:p>151.191</text:p>
          </table:table-cell>
          <table:table-cell office:value-type="float" office:value="2116.516" calcext:value-type="float">
            <text:p>2116.516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7" calcext:value-type="float">
            <text:p>116.77</text:p>
          </table:table-cell>
          <table:table-cell office:value-type="float" office:value="1470.918" calcext:value-type="float">
            <text:p>1470.918</text:p>
          </table:table-cell>
          <table:table-cell table:formula="of:=AVERAGE([.CG75];[.CJ75];[.CM75])" office:value-type="float" office:value="0" calcext:value-type="float">
            <text:p>0</text:p>
          </table:table-cell>
          <table:table-cell table:formula="of:=AVERAGE([.CH75];[.CK75];[.CN75])" office:value-type="float" office:value="128.237" calcext:value-type="float">
            <text:p>128.237</text:p>
          </table:table-cell>
          <table:table-cell table:formula="of:=AVERAGE([.CI75];[.CL75];[.CO75])" office:value-type="float" office:value="1686.11733333333" calcext:value-type="float">
            <text:p>1686.117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52" calcext:value-type="float">
            <text:p>330.8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49.641" calcext:value-type="float">
            <text:p>349.64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76];[.D76];[.G76])" office:value-type="float" office:value="0" calcext:value-type="float">
            <text:p>0</text:p>
          </table:table-cell>
          <table:table-cell table:formula="of:=AVERAGE([.B76];[.E76];[.H76])" office:value-type="float" office:value="345.234666666667" calcext:value-type="float">
            <text:p>345.234666666667</text:p>
          </table:table-cell>
          <table:table-cell table:formula="of:=AVERAGE([.C76];[.F76];[.I76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6];[.R76];[.U76])" office:value-type="float" office:value="0" calcext:value-type="float">
            <text:p>0</text:p>
          </table:table-cell>
          <table:table-cell table:formula="of:=AVERAGE([.P76];[.S76];[.V76])" office:value-type="float" office:value="35.146" calcext:value-type="float">
            <text:p>35.146</text:p>
          </table:table-cell>
          <table:table-cell table:formula="of:=AVERAGE([.Q76];[.T76];[.W76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8.734" calcext:value-type="float">
            <text:p>238.734</text:p>
          </table:table-cell>
          <table:table-cell office:value-type="float" office:value="2621.312" calcext:value-type="float">
            <text:p>2621.312</text:p>
          </table:table-cell>
          <table:table-cell office:value-type="float" office:value="4.9" calcext:value-type="float">
            <text:p>4.9</text:p>
          </table:table-cell>
          <table:table-cell office:value-type="float" office:value="256.523" calcext:value-type="float">
            <text:p>256.523</text:p>
          </table:table-cell>
          <table:table-cell office:value-type="float" office:value="2638.906" calcext:value-type="float">
            <text:p>2638.906</text:p>
          </table:table-cell>
          <table:table-cell office:value-type="float" office:value="0" calcext:value-type="float">
            <text:p>0</text:p>
          </table:table-cell>
          <table:table-cell office:value-type="float" office:value="248.066" calcext:value-type="float">
            <text:p>248.066</text:p>
          </table:table-cell>
          <table:table-cell office:value-type="float" office:value="2630.887" calcext:value-type="float">
            <text:p>2630.887</text:p>
          </table:table-cell>
          <table:table-cell table:formula="of:=AVERAGE([.AC76];[.AF76];[.AI76])" office:value-type="float" office:value="1.63333333333333" calcext:value-type="float">
            <text:p>1.63333333333333</text:p>
          </table:table-cell>
          <table:table-cell table:formula="of:=AVERAGE([.AD76];[.AG76];[.AJ76])" office:value-type="float" office:value="247.774333333333" calcext:value-type="float">
            <text:p>247.774333333333</text:p>
          </table:table-cell>
          <table:table-cell table:formula="of:=AVERAGE([.AE76];[.AH76];[.AK76])" office:value-type="float" office:value="2630.36833333333" calcext:value-type="float">
            <text:p>2630.36833333333</text:p>
          </table:table-cell>
          <table:table-cell table:number-columns-repeated="2"/>
          <table:table-cell table:formula="of:=[.A76]+[.O76]+[.AC76]" office:value-type="float" office:value="0" calcext:value-type="float">
            <text:p>0</text:p>
          </table:table-cell>
          <table:table-cell table:formula="of:=[.B76]+[.P76]+[.AD76]" office:value-type="float" office:value="604.731" calcext:value-type="float">
            <text:p>604.731</text:p>
          </table:table-cell>
          <table:table-cell table:formula="of:=[.C76]+[.Q76]+[.AE76]" office:value-type="float" office:value="3332.46" calcext:value-type="float">
            <text:p>3332.46</text:p>
          </table:table-cell>
          <table:table-cell table:formula="of:=[.D76]+[.R76]+[.AF76]" office:value-type="float" office:value="4.9" calcext:value-type="float">
            <text:p>4.9</text:p>
          </table:table-cell>
          <table:table-cell table:formula="of:=[.E76]+[.S76]+[.AG76]" office:value-type="float" office:value="641.309" calcext:value-type="float">
            <text:p>641.309</text:p>
          </table:table-cell>
          <table:table-cell table:formula="of:=[.F76]+[.T76]+[.AH76]" office:value-type="float" office:value="3368.554" calcext:value-type="float">
            <text:p>3368.554</text:p>
          </table:table-cell>
          <table:table-cell table:formula="of:=[.G76]+[.U76]+[.AI76]" office:value-type="float" office:value="0" calcext:value-type="float">
            <text:p>0</text:p>
          </table:table-cell>
          <table:table-cell table:formula="of:=[.H76]+[.V76]+[.AJ76]" office:value-type="float" office:value="638.425" calcext:value-type="float">
            <text:p>638.425</text:p>
          </table:table-cell>
          <table:table-cell table:formula="of:=[.I76]+[.W76]+[.AK76]" office:value-type="float" office:value="3376.035" calcext:value-type="float">
            <text:p>3376.035</text:p>
          </table:table-cell>
          <table:table-cell table:formula="of:=AVERAGE([.AQ76];[.AT76];[.AW76])" office:value-type="float" office:value="1.63333333333333" calcext:value-type="float">
            <text:p>1.63333333333333</text:p>
          </table:table-cell>
          <table:table-cell table:formula="of:=AVERAGE([.AR76];[.AU76];[.AX76])" office:value-type="float" office:value="628.155" calcext:value-type="float">
            <text:p>628.155</text:p>
          </table:table-cell>
          <table:table-cell table:formula="of:=AVERAGE([.AS76];[.AV76];[.AY76])" office:value-type="float" office:value="3359.01633333333" calcext:value-type="float">
            <text:p>3359.01633333333</text:p>
          </table:table-cell>
          <table:table-cell table:number-columns-repeated="2"/>
          <table:table-cell table:formula="of:=[.CG76]-[.BS76]" office:value-type="float" office:value="0" calcext:value-type="float">
            <text:p>0</text:p>
          </table:table-cell>
          <table:table-cell table:formula="of:=[.CH76]-[.BT76]" office:value-type="float" office:value="50.531" calcext:value-type="float">
            <text:p>50.531</text:p>
          </table:table-cell>
          <table:table-cell table:formula="of:=[.CI76]-[.BU76]" office:value-type="float" office:value="187.195" calcext:value-type="float">
            <text:p>187.195</text:p>
          </table:table-cell>
          <table:table-cell table:formula="of:=[.CJ76]-[.BV76]" office:value-type="float" office:value="0" calcext:value-type="float">
            <text:p>0</text:p>
          </table:table-cell>
          <table:table-cell table:formula="of:=[.CK76]-[.BW76]" office:value-type="float" office:value="49.453" calcext:value-type="float">
            <text:p>49.453</text:p>
          </table:table-cell>
          <table:table-cell table:formula="of:=[.CL76]-[.BX76]" office:value-type="float" office:value="187.195" calcext:value-type="float">
            <text:p>187.195</text:p>
          </table:table-cell>
          <table:table-cell table:formula="of:=[.CM76]-[.BY76]" office:value-type="float" office:value="0" calcext:value-type="float">
            <text:p>0</text:p>
          </table:table-cell>
          <table:table-cell table:formula="of:=[.CN76]-[.BZ76]" office:value-type="float" office:value="49.473" calcext:value-type="float">
            <text:p>49.473</text:p>
          </table:table-cell>
          <table:table-cell table:formula="of:=[.CO76]-[.CA76]" office:value-type="float" office:value="187.195" calcext:value-type="float">
            <text:p>187.195</text:p>
          </table:table-cell>
          <table:table-cell table:formula="of:=AVERAGE([.BE76];[.BH76];[.BK76])" office:value-type="float" office:value="0" calcext:value-type="float">
            <text:p>0</text:p>
          </table:table-cell>
          <table:table-cell table:formula="of:=AVERAGE([.BF76];[.BI76];[.BL76])" office:value-type="float" office:value="49.819" calcext:value-type="float">
            <text:p>49.819</text:p>
          </table:table-cell>
          <table:table-cell table:formula="of:=AVERAGE([.BG76];[.BJ76];[.BM76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6];[.BV76];[.BY76])" office:value-type="float" office:value="0" calcext:value-type="float">
            <text:p>0</text:p>
          </table:table-cell>
          <table:table-cell table:formula="of:=AVERAGE([.BT76];[.BW76];[.BZ76])" office:value-type="float" office:value="67.3803333333333" calcext:value-type="float">
            <text:p>67.3803333333333</text:p>
          </table:table-cell>
          <table:table-cell table:formula="of:=AVERAGE([.BU76];[.BX76];[.CA7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7" calcext:value-type="float">
            <text:p>116.77</text:p>
          </table:table-cell>
          <table:table-cell office:value-type="float" office:value="1470.918" calcext:value-type="float">
            <text:p>1470.918</text:p>
          </table:table-cell>
          <table:table-cell table:formula="of:=AVERAGE([.CG76];[.CJ76];[.CM76])" office:value-type="float" office:value="0" calcext:value-type="float">
            <text:p>0</text:p>
          </table:table-cell>
          <table:table-cell table:formula="of:=AVERAGE([.CH76];[.CK76];[.CN76])" office:value-type="float" office:value="117.199333333333" calcext:value-type="float">
            <text:p>117.199333333333</text:p>
          </table:table-cell>
          <table:table-cell table:formula="of:=AVERAGE([.CI76];[.CL76];[.CO76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52" calcext:value-type="float">
            <text:p>330.8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49.641" calcext:value-type="float">
            <text:p>349.64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77];[.D77];[.G77])" office:value-type="float" office:value="0" calcext:value-type="float">
            <text:p>0</text:p>
          </table:table-cell>
          <table:table-cell table:formula="of:=AVERAGE([.B77];[.E77];[.H77])" office:value-type="float" office:value="345.234666666667" calcext:value-type="float">
            <text:p>345.234666666667</text:p>
          </table:table-cell>
          <table:table-cell table:formula="of:=AVERAGE([.C77];[.F77];[.I77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7];[.R77];[.U77])" office:value-type="float" office:value="0" calcext:value-type="float">
            <text:p>0</text:p>
          </table:table-cell>
          <table:table-cell table:formula="of:=AVERAGE([.P77];[.S77];[.V77])" office:value-type="float" office:value="35.146" calcext:value-type="float">
            <text:p>35.146</text:p>
          </table:table-cell>
          <table:table-cell table:formula="of:=AVERAGE([.Q77];[.T77];[.W77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8.734" calcext:value-type="float">
            <text:p>238.734</text:p>
          </table:table-cell>
          <table:table-cell office:value-type="float" office:value="2621.312" calcext:value-type="float">
            <text:p>2621.312</text:p>
          </table:table-cell>
          <table:table-cell office:value-type="float" office:value="0" calcext:value-type="float">
            <text:p>0</text:p>
          </table:table-cell>
          <table:table-cell office:value-type="float" office:value="240.523" calcext:value-type="float">
            <text:p>240.523</text:p>
          </table:table-cell>
          <table:table-cell office:value-type="float" office:value="2622.906" calcext:value-type="float">
            <text:p>2622.906</text:p>
          </table:table-cell>
          <table:table-cell office:value-type="float" office:value="1" calcext:value-type="float">
            <text:p>1</text:p>
          </table:table-cell>
          <table:table-cell office:value-type="float" office:value="248.066" calcext:value-type="float">
            <text:p>248.066</text:p>
          </table:table-cell>
          <table:table-cell office:value-type="float" office:value="2630.887" calcext:value-type="float">
            <text:p>2630.887</text:p>
          </table:table-cell>
          <table:table-cell table:formula="of:=AVERAGE([.AC77];[.AF77];[.AI77])" office:value-type="float" office:value="0.333333333333333" calcext:value-type="float">
            <text:p>0.333333333333333</text:p>
          </table:table-cell>
          <table:table-cell table:formula="of:=AVERAGE([.AD77];[.AG77];[.AJ77])" office:value-type="float" office:value="242.441" calcext:value-type="float">
            <text:p>242.441</text:p>
          </table:table-cell>
          <table:table-cell table:formula="of:=AVERAGE([.AE77];[.AH77];[.AK77])" office:value-type="float" office:value="2625.035" calcext:value-type="float">
            <text:p>2625.035</text:p>
          </table:table-cell>
          <table:table-cell table:number-columns-repeated="2"/>
          <table:table-cell table:formula="of:=[.A77]+[.O77]+[.AC77]" office:value-type="float" office:value="0" calcext:value-type="float">
            <text:p>0</text:p>
          </table:table-cell>
          <table:table-cell table:formula="of:=[.B77]+[.P77]+[.AD77]" office:value-type="float" office:value="604.731" calcext:value-type="float">
            <text:p>604.731</text:p>
          </table:table-cell>
          <table:table-cell table:formula="of:=[.C77]+[.Q77]+[.AE77]" office:value-type="float" office:value="3332.46" calcext:value-type="float">
            <text:p>3332.46</text:p>
          </table:table-cell>
          <table:table-cell table:formula="of:=[.D77]+[.R77]+[.AF77]" office:value-type="float" office:value="0" calcext:value-type="float">
            <text:p>0</text:p>
          </table:table-cell>
          <table:table-cell table:formula="of:=[.E77]+[.S77]+[.AG77]" office:value-type="float" office:value="625.309" calcext:value-type="float">
            <text:p>625.309</text:p>
          </table:table-cell>
          <table:table-cell table:formula="of:=[.F77]+[.T77]+[.AH77]" office:value-type="float" office:value="3352.554" calcext:value-type="float">
            <text:p>3352.554</text:p>
          </table:table-cell>
          <table:table-cell table:formula="of:=[.G77]+[.U77]+[.AI77]" office:value-type="float" office:value="1" calcext:value-type="float">
            <text:p>1</text:p>
          </table:table-cell>
          <table:table-cell table:formula="of:=[.H77]+[.V77]+[.AJ77]" office:value-type="float" office:value="638.425" calcext:value-type="float">
            <text:p>638.425</text:p>
          </table:table-cell>
          <table:table-cell table:formula="of:=[.I77]+[.W77]+[.AK77]" office:value-type="float" office:value="3376.035" calcext:value-type="float">
            <text:p>3376.035</text:p>
          </table:table-cell>
          <table:table-cell table:formula="of:=AVERAGE([.AQ77];[.AT77];[.AW77])" office:value-type="float" office:value="0.333333333333333" calcext:value-type="float">
            <text:p>0.333333333333333</text:p>
          </table:table-cell>
          <table:table-cell table:formula="of:=AVERAGE([.AR77];[.AU77];[.AX77])" office:value-type="float" office:value="622.821666666667" calcext:value-type="float">
            <text:p>622.821666666667</text:p>
          </table:table-cell>
          <table:table-cell table:formula="of:=AVERAGE([.AS77];[.AV77];[.AY77])" office:value-type="float" office:value="3353.683" calcext:value-type="float">
            <text:p>3353.683</text:p>
          </table:table-cell>
          <table:table-cell table:number-columns-repeated="2"/>
          <table:table-cell table:formula="of:=[.CG77]-[.BS77]" office:value-type="float" office:value="0" calcext:value-type="float">
            <text:p>0</text:p>
          </table:table-cell>
          <table:table-cell table:formula="of:=[.CH77]-[.BT77]" office:value-type="float" office:value="50.531" calcext:value-type="float">
            <text:p>50.531</text:p>
          </table:table-cell>
          <table:table-cell table:formula="of:=[.CI77]-[.BU77]" office:value-type="float" office:value="187.195" calcext:value-type="float">
            <text:p>187.195</text:p>
          </table:table-cell>
          <table:table-cell table:formula="of:=[.CJ77]-[.BV77]" office:value-type="float" office:value="1" calcext:value-type="float">
            <text:p>1</text:p>
          </table:table-cell>
          <table:table-cell table:formula="of:=[.CK77]-[.BW77]" office:value-type="float" office:value="49.453" calcext:value-type="float">
            <text:p>49.453</text:p>
          </table:table-cell>
          <table:table-cell table:formula="of:=[.CL77]-[.BX77]" office:value-type="float" office:value="187.195" calcext:value-type="float">
            <text:p>187.195</text:p>
          </table:table-cell>
          <table:table-cell table:formula="of:=[.CM77]-[.BY77]" office:value-type="float" office:value="0" calcext:value-type="float">
            <text:p>0</text:p>
          </table:table-cell>
          <table:table-cell table:formula="of:=[.CN77]-[.BZ77]" office:value-type="float" office:value="49.473" calcext:value-type="float">
            <text:p>49.473</text:p>
          </table:table-cell>
          <table:table-cell table:formula="of:=[.CO77]-[.CA77]" office:value-type="float" office:value="187.195" calcext:value-type="float">
            <text:p>187.195</text:p>
          </table:table-cell>
          <table:table-cell table:formula="of:=AVERAGE([.BE77];[.BH77];[.BK77])" office:value-type="float" office:value="0.333333333333333" calcext:value-type="float">
            <text:p>0.333333333333333</text:p>
          </table:table-cell>
          <table:table-cell table:formula="of:=AVERAGE([.BF77];[.BI77];[.BL77])" office:value-type="float" office:value="49.819" calcext:value-type="float">
            <text:p>49.819</text:p>
          </table:table-cell>
          <table:table-cell table:formula="of:=AVERAGE([.BG77];[.BJ77];[.BM77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7];[.BV77];[.BY77])" office:value-type="float" office:value="0" calcext:value-type="float">
            <text:p>0</text:p>
          </table:table-cell>
          <table:table-cell table:formula="of:=AVERAGE([.BT77];[.BW77];[.BZ77])" office:value-type="float" office:value="67.3803333333333" calcext:value-type="float">
            <text:p>67.3803333333333</text:p>
          </table:table-cell>
          <table:table-cell table:formula="of:=AVERAGE([.BU77];[.BX77];[.CA7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1" calcext:value-type="float">
            <text:p>1</text:p>
          </table:table-cell>
          <table:table-cell office:value-type="float" office:value="116.75" calcext:value-type="float">
            <text:p>116.75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7" calcext:value-type="float">
            <text:p>116.77</text:p>
          </table:table-cell>
          <table:table-cell office:value-type="float" office:value="1470.918" calcext:value-type="float">
            <text:p>1470.918</text:p>
          </table:table-cell>
          <table:table-cell table:formula="of:=AVERAGE([.CG77];[.CJ77];[.CM77])" office:value-type="float" office:value="0.333333333333333" calcext:value-type="float">
            <text:p>0.333333333333333</text:p>
          </table:table-cell>
          <table:table-cell table:formula="of:=AVERAGE([.CH77];[.CK77];[.CN77])" office:value-type="float" office:value="117.199333333333" calcext:value-type="float">
            <text:p>117.199333333333</text:p>
          </table:table-cell>
          <table:table-cell table:formula="of:=AVERAGE([.CI77];[.CL77];[.CO77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52" calcext:value-type="float">
            <text:p>330.8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49.641" calcext:value-type="float">
            <text:p>349.641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78];[.D78];[.G78])" office:value-type="float" office:value="0" calcext:value-type="float">
            <text:p>0</text:p>
          </table:table-cell>
          <table:table-cell table:formula="of:=AVERAGE([.B78];[.E78];[.H78])" office:value-type="float" office:value="345.234666666667" calcext:value-type="float">
            <text:p>345.234666666667</text:p>
          </table:table-cell>
          <table:table-cell table:formula="of:=AVERAGE([.C78];[.F78];[.I78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8];[.R78];[.U78])" office:value-type="float" office:value="0" calcext:value-type="float">
            <text:p>0</text:p>
          </table:table-cell>
          <table:table-cell table:formula="of:=AVERAGE([.P78];[.S78];[.V78])" office:value-type="float" office:value="35.146" calcext:value-type="float">
            <text:p>35.146</text:p>
          </table:table-cell>
          <table:table-cell table:formula="of:=AVERAGE([.Q78];[.T78];[.W78])" office:value-type="float" office:value="85.125" calcext:value-type="float">
            <text:p>85.125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32.734" calcext:value-type="float">
            <text:p>232.734</text:p>
          </table:table-cell>
          <table:table-cell office:value-type="float" office:value="2615.312" calcext:value-type="float">
            <text:p>2615.312</text:p>
          </table:table-cell>
          <table:table-cell office:value-type="float" office:value="0" calcext:value-type="float">
            <text:p>0</text:p>
          </table:table-cell>
          <table:table-cell office:value-type="float" office:value="240.523" calcext:value-type="float">
            <text:p>240.523</text:p>
          </table:table-cell>
          <table:table-cell office:value-type="float" office:value="2622.906" calcext:value-type="float">
            <text:p>2622.906</text:p>
          </table:table-cell>
          <table:table-cell office:value-type="float" office:value="0" calcext:value-type="float">
            <text:p>0</text:p>
          </table:table-cell>
          <table:table-cell office:value-type="float" office:value="248.066" calcext:value-type="float">
            <text:p>248.066</text:p>
          </table:table-cell>
          <table:table-cell office:value-type="float" office:value="2630.887" calcext:value-type="float">
            <text:p>2630.887</text:p>
          </table:table-cell>
          <table:table-cell table:formula="of:=AVERAGE([.AC78];[.AF78];[.AI78])" office:value-type="float" office:value="1.96666666666667" calcext:value-type="float">
            <text:p>1.96666666666667</text:p>
          </table:table-cell>
          <table:table-cell table:formula="of:=AVERAGE([.AD78];[.AG78];[.AJ78])" office:value-type="float" office:value="240.441" calcext:value-type="float">
            <text:p>240.441</text:p>
          </table:table-cell>
          <table:table-cell table:formula="of:=AVERAGE([.AE78];[.AH78];[.AK78])" office:value-type="float" office:value="2623.035" calcext:value-type="float">
            <text:p>2623.035</text:p>
          </table:table-cell>
          <table:table-cell table:number-columns-repeated="2"/>
          <table:table-cell table:formula="of:=[.A78]+[.O78]+[.AC78]" office:value-type="float" office:value="5.9" calcext:value-type="float">
            <text:p>5.9</text:p>
          </table:table-cell>
          <table:table-cell table:formula="of:=[.B78]+[.P78]+[.AD78]" office:value-type="float" office:value="598.731" calcext:value-type="float">
            <text:p>598.731</text:p>
          </table:table-cell>
          <table:table-cell table:formula="of:=[.C78]+[.Q78]+[.AE78]" office:value-type="float" office:value="3326.46" calcext:value-type="float">
            <text:p>3326.46</text:p>
          </table:table-cell>
          <table:table-cell table:formula="of:=[.D78]+[.R78]+[.AF78]" office:value-type="float" office:value="0" calcext:value-type="float">
            <text:p>0</text:p>
          </table:table-cell>
          <table:table-cell table:formula="of:=[.E78]+[.S78]+[.AG78]" office:value-type="float" office:value="625.309" calcext:value-type="float">
            <text:p>625.309</text:p>
          </table:table-cell>
          <table:table-cell table:formula="of:=[.F78]+[.T78]+[.AH78]" office:value-type="float" office:value="3352.554" calcext:value-type="float">
            <text:p>3352.554</text:p>
          </table:table-cell>
          <table:table-cell table:formula="of:=[.G78]+[.U78]+[.AI78]" office:value-type="float" office:value="0" calcext:value-type="float">
            <text:p>0</text:p>
          </table:table-cell>
          <table:table-cell table:formula="of:=[.H78]+[.V78]+[.AJ78]" office:value-type="float" office:value="638.425" calcext:value-type="float">
            <text:p>638.425</text:p>
          </table:table-cell>
          <table:table-cell table:formula="of:=[.I78]+[.W78]+[.AK78]" office:value-type="float" office:value="3376.035" calcext:value-type="float">
            <text:p>3376.035</text:p>
          </table:table-cell>
          <table:table-cell table:formula="of:=AVERAGE([.AQ78];[.AT78];[.AW78])" office:value-type="float" office:value="1.96666666666667" calcext:value-type="float">
            <text:p>1.96666666666667</text:p>
          </table:table-cell>
          <table:table-cell table:formula="of:=AVERAGE([.AR78];[.AU78];[.AX78])" office:value-type="float" office:value="620.821666666667" calcext:value-type="float">
            <text:p>620.821666666667</text:p>
          </table:table-cell>
          <table:table-cell table:formula="of:=AVERAGE([.AS78];[.AV78];[.AY78])" office:value-type="float" office:value="3351.683" calcext:value-type="float">
            <text:p>3351.683</text:p>
          </table:table-cell>
          <table:table-cell table:number-columns-repeated="2"/>
          <table:table-cell table:formula="of:=[.CG78]-[.BS78]" office:value-type="float" office:value="0" calcext:value-type="float">
            <text:p>0</text:p>
          </table:table-cell>
          <table:table-cell table:formula="of:=[.CH78]-[.BT78]" office:value-type="float" office:value="50.531" calcext:value-type="float">
            <text:p>50.531</text:p>
          </table:table-cell>
          <table:table-cell table:formula="of:=[.CI78]-[.BU78]" office:value-type="float" office:value="187.195" calcext:value-type="float">
            <text:p>187.195</text:p>
          </table:table-cell>
          <table:table-cell table:formula="of:=[.CJ78]-[.BV78]" office:value-type="float" office:value="0" calcext:value-type="float">
            <text:p>0</text:p>
          </table:table-cell>
          <table:table-cell table:formula="of:=[.CK78]-[.BW78]" office:value-type="float" office:value="49.453" calcext:value-type="float">
            <text:p>49.453</text:p>
          </table:table-cell>
          <table:table-cell table:formula="of:=[.CL78]-[.BX78]" office:value-type="float" office:value="187.195" calcext:value-type="float">
            <text:p>187.195</text:p>
          </table:table-cell>
          <table:table-cell table:formula="of:=[.CM78]-[.BY78]" office:value-type="float" office:value="0" calcext:value-type="float">
            <text:p>0</text:p>
          </table:table-cell>
          <table:table-cell table:formula="of:=[.CN78]-[.BZ78]" office:value-type="float" office:value="49.473" calcext:value-type="float">
            <text:p>49.473</text:p>
          </table:table-cell>
          <table:table-cell table:formula="of:=[.CO78]-[.CA78]" office:value-type="float" office:value="187.195" calcext:value-type="float">
            <text:p>187.195</text:p>
          </table:table-cell>
          <table:table-cell table:formula="of:=AVERAGE([.BE78];[.BH78];[.BK78])" office:value-type="float" office:value="0" calcext:value-type="float">
            <text:p>0</text:p>
          </table:table-cell>
          <table:table-cell table:formula="of:=AVERAGE([.BF78];[.BI78];[.BL78])" office:value-type="float" office:value="49.819" calcext:value-type="float">
            <text:p>49.819</text:p>
          </table:table-cell>
          <table:table-cell table:formula="of:=AVERAGE([.BG78];[.BJ78];[.BM78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8];[.BV78];[.BY78])" office:value-type="float" office:value="0" calcext:value-type="float">
            <text:p>0</text:p>
          </table:table-cell>
          <table:table-cell table:formula="of:=AVERAGE([.BT78];[.BW78];[.BZ78])" office:value-type="float" office:value="67.3803333333333" calcext:value-type="float">
            <text:p>67.3803333333333</text:p>
          </table:table-cell>
          <table:table-cell table:formula="of:=AVERAGE([.BU78];[.BX78];[.CA7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7" calcext:value-type="float">
            <text:p>116.77</text:p>
          </table:table-cell>
          <table:table-cell office:value-type="float" office:value="1470.918" calcext:value-type="float">
            <text:p>1470.918</text:p>
          </table:table-cell>
          <table:table-cell table:formula="of:=AVERAGE([.CG78];[.CJ78];[.CM78])" office:value-type="float" office:value="0" calcext:value-type="float">
            <text:p>0</text:p>
          </table:table-cell>
          <table:table-cell table:formula="of:=AVERAGE([.CH78];[.CK78];[.CN78])" office:value-type="float" office:value="117.199333333333" calcext:value-type="float">
            <text:p>117.199333333333</text:p>
          </table:table-cell>
          <table:table-cell table:formula="of:=AVERAGE([.CI78];[.CL78];[.CO78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52" calcext:value-type="float">
            <text:p>330.8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2.723" calcext:value-type="float">
            <text:p>352.72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79];[.D79];[.G79])" office:value-type="float" office:value="0" calcext:value-type="float">
            <text:p>0</text:p>
          </table:table-cell>
          <table:table-cell table:formula="of:=AVERAGE([.B79];[.E79];[.H79])" office:value-type="float" office:value="346.262" calcext:value-type="float">
            <text:p>346.262</text:p>
          </table:table-cell>
          <table:table-cell table:formula="of:=AVERAGE([.C79];[.F79];[.I79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79];[.R79];[.U79])" office:value-type="float" office:value="0" calcext:value-type="float">
            <text:p>0</text:p>
          </table:table-cell>
          <table:table-cell table:formula="of:=AVERAGE([.P79];[.S79];[.V79])" office:value-type="float" office:value="35.146" calcext:value-type="float">
            <text:p>35.146</text:p>
          </table:table-cell>
          <table:table-cell table:formula="of:=AVERAGE([.Q79];[.T79];[.W7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.734" calcext:value-type="float">
            <text:p>232.734</text:p>
          </table:table-cell>
          <table:table-cell office:value-type="float" office:value="2615.312" calcext:value-type="float">
            <text:p>2615.312</text:p>
          </table:table-cell>
          <table:table-cell office:value-type="float" office:value="0" calcext:value-type="float">
            <text:p>0</text:p>
          </table:table-cell>
          <table:table-cell office:value-type="float" office:value="240.523" calcext:value-type="float">
            <text:p>240.523</text:p>
          </table:table-cell>
          <table:table-cell office:value-type="float" office:value="2622.906" calcext:value-type="float">
            <text:p>2622.906</text:p>
          </table:table-cell>
          <table:table-cell office:value-type="float" office:value="0" calcext:value-type="float">
            <text:p>0</text:p>
          </table:table-cell>
          <table:table-cell office:value-type="float" office:value="238.066" calcext:value-type="float">
            <text:p>238.066</text:p>
          </table:table-cell>
          <table:table-cell office:value-type="float" office:value="2620.887" calcext:value-type="float">
            <text:p>2620.887</text:p>
          </table:table-cell>
          <table:table-cell table:formula="of:=AVERAGE([.AC79];[.AF79];[.AI79])" office:value-type="float" office:value="0" calcext:value-type="float">
            <text:p>0</text:p>
          </table:table-cell>
          <table:table-cell table:formula="of:=AVERAGE([.AD79];[.AG79];[.AJ79])" office:value-type="float" office:value="237.107666666667" calcext:value-type="float">
            <text:p>237.107666666667</text:p>
          </table:table-cell>
          <table:table-cell table:formula="of:=AVERAGE([.AE79];[.AH79];[.AK79])" office:value-type="float" office:value="2619.70166666667" calcext:value-type="float">
            <text:p>2619.70166666667</text:p>
          </table:table-cell>
          <table:table-cell table:number-columns-repeated="2"/>
          <table:table-cell table:formula="of:=[.A79]+[.O79]+[.AC79]" office:value-type="float" office:value="0" calcext:value-type="float">
            <text:p>0</text:p>
          </table:table-cell>
          <table:table-cell table:formula="of:=[.B79]+[.P79]+[.AD79]" office:value-type="float" office:value="598.731" calcext:value-type="float">
            <text:p>598.731</text:p>
          </table:table-cell>
          <table:table-cell table:formula="of:=[.C79]+[.Q79]+[.AE79]" office:value-type="float" office:value="3326.46" calcext:value-type="float">
            <text:p>3326.46</text:p>
          </table:table-cell>
          <table:table-cell table:formula="of:=[.D79]+[.R79]+[.AF79]" office:value-type="float" office:value="0" calcext:value-type="float">
            <text:p>0</text:p>
          </table:table-cell>
          <table:table-cell table:formula="of:=[.E79]+[.S79]+[.AG79]" office:value-type="float" office:value="628.391" calcext:value-type="float">
            <text:p>628.391</text:p>
          </table:table-cell>
          <table:table-cell table:formula="of:=[.F79]+[.T79]+[.AH79]" office:value-type="float" office:value="3352.554" calcext:value-type="float">
            <text:p>3352.554</text:p>
          </table:table-cell>
          <table:table-cell table:formula="of:=[.G79]+[.U79]+[.AI79]" office:value-type="float" office:value="0" calcext:value-type="float">
            <text:p>0</text:p>
          </table:table-cell>
          <table:table-cell table:formula="of:=[.H79]+[.V79]+[.AJ79]" office:value-type="float" office:value="628.425" calcext:value-type="float">
            <text:p>628.425</text:p>
          </table:table-cell>
          <table:table-cell table:formula="of:=[.I79]+[.W79]+[.AK79]" office:value-type="float" office:value="3366.035" calcext:value-type="float">
            <text:p>3366.035</text:p>
          </table:table-cell>
          <table:table-cell table:formula="of:=AVERAGE([.AQ79];[.AT79];[.AW79])" office:value-type="float" office:value="0" calcext:value-type="float">
            <text:p>0</text:p>
          </table:table-cell>
          <table:table-cell table:formula="of:=AVERAGE([.AR79];[.AU79];[.AX79])" office:value-type="float" office:value="618.515666666667" calcext:value-type="float">
            <text:p>618.515666666667</text:p>
          </table:table-cell>
          <table:table-cell table:formula="of:=AVERAGE([.AS79];[.AV79];[.AY79])" office:value-type="float" office:value="3348.34966666667" calcext:value-type="float">
            <text:p>3348.34966666667</text:p>
          </table:table-cell>
          <table:table-cell table:number-columns-repeated="2"/>
          <table:table-cell table:formula="of:=[.CG79]-[.BS79]" office:value-type="float" office:value="0" calcext:value-type="float">
            <text:p>0</text:p>
          </table:table-cell>
          <table:table-cell table:formula="of:=[.CH79]-[.BT79]" office:value-type="float" office:value="50.531" calcext:value-type="float">
            <text:p>50.531</text:p>
          </table:table-cell>
          <table:table-cell table:formula="of:=[.CI79]-[.BU79]" office:value-type="float" office:value="187.195" calcext:value-type="float">
            <text:p>187.195</text:p>
          </table:table-cell>
          <table:table-cell table:formula="of:=[.CJ79]-[.BV79]" office:value-type="float" office:value="0" calcext:value-type="float">
            <text:p>0</text:p>
          </table:table-cell>
          <table:table-cell table:formula="of:=[.CK79]-[.BW79]" office:value-type="float" office:value="49.453" calcext:value-type="float">
            <text:p>49.453</text:p>
          </table:table-cell>
          <table:table-cell table:formula="of:=[.CL79]-[.BX79]" office:value-type="float" office:value="187.195" calcext:value-type="float">
            <text:p>187.195</text:p>
          </table:table-cell>
          <table:table-cell table:formula="of:=[.CM79]-[.BY79]" office:value-type="float" office:value="0" calcext:value-type="float">
            <text:p>0</text:p>
          </table:table-cell>
          <table:table-cell table:formula="of:=[.CN79]-[.BZ79]" office:value-type="float" office:value="49.473" calcext:value-type="float">
            <text:p>49.473</text:p>
          </table:table-cell>
          <table:table-cell table:formula="of:=[.CO79]-[.CA79]" office:value-type="float" office:value="187.195" calcext:value-type="float">
            <text:p>187.195</text:p>
          </table:table-cell>
          <table:table-cell table:formula="of:=AVERAGE([.BE79];[.BH79];[.BK79])" office:value-type="float" office:value="0" calcext:value-type="float">
            <text:p>0</text:p>
          </table:table-cell>
          <table:table-cell table:formula="of:=AVERAGE([.BF79];[.BI79];[.BL79])" office:value-type="float" office:value="49.819" calcext:value-type="float">
            <text:p>49.819</text:p>
          </table:table-cell>
          <table:table-cell table:formula="of:=AVERAGE([.BG79];[.BJ79];[.BM79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9];[.BV79];[.BY79])" office:value-type="float" office:value="0" calcext:value-type="float">
            <text:p>0</text:p>
          </table:table-cell>
          <table:table-cell table:formula="of:=AVERAGE([.BT79];[.BW79];[.BZ79])" office:value-type="float" office:value="67.3803333333333" calcext:value-type="float">
            <text:p>67.3803333333333</text:p>
          </table:table-cell>
          <table:table-cell table:formula="of:=AVERAGE([.BU79];[.BX79];[.CA7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7" calcext:value-type="float">
            <text:p>116.77</text:p>
          </table:table-cell>
          <table:table-cell office:value-type="float" office:value="1470.918" calcext:value-type="float">
            <text:p>1470.918</text:p>
          </table:table-cell>
          <table:table-cell table:formula="of:=AVERAGE([.CG79];[.CJ79];[.CM79])" office:value-type="float" office:value="0" calcext:value-type="float">
            <text:p>0</text:p>
          </table:table-cell>
          <table:table-cell table:formula="of:=AVERAGE([.CH79];[.CK79];[.CN79])" office:value-type="float" office:value="117.199333333333" calcext:value-type="float">
            <text:p>117.199333333333</text:p>
          </table:table-cell>
          <table:table-cell table:formula="of:=AVERAGE([.CI79];[.CL79];[.CO79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52" calcext:value-type="float">
            <text:p>330.8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" calcext:value-type="float">
            <text:p>1</text:p>
          </table:table-cell>
          <table:table-cell office:value-type="float" office:value="352.723" calcext:value-type="float">
            <text:p>352.72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80];[.D80];[.G80])" office:value-type="float" office:value="0.333333333333333" calcext:value-type="float">
            <text:p>0.333333333333333</text:p>
          </table:table-cell>
          <table:table-cell table:formula="of:=AVERAGE([.B80];[.E80];[.H80])" office:value-type="float" office:value="346.262" calcext:value-type="float">
            <text:p>346.262</text:p>
          </table:table-cell>
          <table:table-cell table:formula="of:=AVERAGE([.C80];[.F80];[.I80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80];[.R80];[.U80])" office:value-type="float" office:value="0" calcext:value-type="float">
            <text:p>0</text:p>
          </table:table-cell>
          <table:table-cell table:formula="of:=AVERAGE([.P80];[.S80];[.V80])" office:value-type="float" office:value="35.146" calcext:value-type="float">
            <text:p>35.146</text:p>
          </table:table-cell>
          <table:table-cell table:formula="of:=AVERAGE([.Q80];[.T80];[.W80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.734" calcext:value-type="float">
            <text:p>232.734</text:p>
          </table:table-cell>
          <table:table-cell office:value-type="float" office:value="2615.312" calcext:value-type="float">
            <text:p>2615.312</text:p>
          </table:table-cell>
          <table:table-cell office:value-type="float" office:value="0" calcext:value-type="float">
            <text:p>0</text:p>
          </table:table-cell>
          <table:table-cell office:value-type="float" office:value="240.523" calcext:value-type="float">
            <text:p>240.523</text:p>
          </table:table-cell>
          <table:table-cell office:value-type="float" office:value="2622.906" calcext:value-type="float">
            <text:p>2622.906</text:p>
          </table:table-cell>
          <table:table-cell office:value-type="float" office:value="4.8" calcext:value-type="float">
            <text:p>4.8</text:p>
          </table:table-cell>
          <table:table-cell office:value-type="float" office:value="234.066" calcext:value-type="float">
            <text:p>234.066</text:p>
          </table:table-cell>
          <table:table-cell office:value-type="float" office:value="2616.887" calcext:value-type="float">
            <text:p>2616.887</text:p>
          </table:table-cell>
          <table:table-cell table:formula="of:=AVERAGE([.AC80];[.AF80];[.AI80])" office:value-type="float" office:value="1.6" calcext:value-type="float">
            <text:p>1.6</text:p>
          </table:table-cell>
          <table:table-cell table:formula="of:=AVERAGE([.AD80];[.AG80];[.AJ80])" office:value-type="float" office:value="235.774333333333" calcext:value-type="float">
            <text:p>235.774333333333</text:p>
          </table:table-cell>
          <table:table-cell table:formula="of:=AVERAGE([.AE80];[.AH80];[.AK80])" office:value-type="float" office:value="2618.36833333333" calcext:value-type="float">
            <text:p>2618.36833333333</text:p>
          </table:table-cell>
          <table:table-cell table:number-columns-repeated="2"/>
          <table:table-cell table:formula="of:=[.A80]+[.O80]+[.AC80]" office:value-type="float" office:value="0" calcext:value-type="float">
            <text:p>0</text:p>
          </table:table-cell>
          <table:table-cell table:formula="of:=[.B80]+[.P80]+[.AD80]" office:value-type="float" office:value="598.731" calcext:value-type="float">
            <text:p>598.731</text:p>
          </table:table-cell>
          <table:table-cell table:formula="of:=[.C80]+[.Q80]+[.AE80]" office:value-type="float" office:value="3326.46" calcext:value-type="float">
            <text:p>3326.46</text:p>
          </table:table-cell>
          <table:table-cell table:formula="of:=[.D80]+[.R80]+[.AF80]" office:value-type="float" office:value="1" calcext:value-type="float">
            <text:p>1</text:p>
          </table:table-cell>
          <table:table-cell table:formula="of:=[.E80]+[.S80]+[.AG80]" office:value-type="float" office:value="628.391" calcext:value-type="float">
            <text:p>628.391</text:p>
          </table:table-cell>
          <table:table-cell table:formula="of:=[.F80]+[.T80]+[.AH80]" office:value-type="float" office:value="3352.554" calcext:value-type="float">
            <text:p>3352.554</text:p>
          </table:table-cell>
          <table:table-cell table:formula="of:=[.G80]+[.U80]+[.AI80]" office:value-type="float" office:value="4.8" calcext:value-type="float">
            <text:p>4.8</text:p>
          </table:table-cell>
          <table:table-cell table:formula="of:=[.H80]+[.V80]+[.AJ80]" office:value-type="float" office:value="624.425" calcext:value-type="float">
            <text:p>624.425</text:p>
          </table:table-cell>
          <table:table-cell table:formula="of:=[.I80]+[.W80]+[.AK80]" office:value-type="float" office:value="3362.035" calcext:value-type="float">
            <text:p>3362.035</text:p>
          </table:table-cell>
          <table:table-cell table:formula="of:=AVERAGE([.AQ80];[.AT80];[.AW80])" office:value-type="float" office:value="1.93333333333333" calcext:value-type="float">
            <text:p>1.93333333333333</text:p>
          </table:table-cell>
          <table:table-cell table:formula="of:=AVERAGE([.AR80];[.AU80];[.AX80])" office:value-type="float" office:value="617.182333333333" calcext:value-type="float">
            <text:p>617.182333333333</text:p>
          </table:table-cell>
          <table:table-cell table:formula="of:=AVERAGE([.AS80];[.AV80];[.AY80])" office:value-type="float" office:value="3347.01633333333" calcext:value-type="float">
            <text:p>3347.01633333333</text:p>
          </table:table-cell>
          <table:table-cell table:number-columns-repeated="2"/>
          <table:table-cell table:formula="of:=[.CG80]-[.BS80]" office:value-type="float" office:value="0" calcext:value-type="float">
            <text:p>0</text:p>
          </table:table-cell>
          <table:table-cell table:formula="of:=[.CH80]-[.BT80]" office:value-type="float" office:value="50.531" calcext:value-type="float">
            <text:p>50.531</text:p>
          </table:table-cell>
          <table:table-cell table:formula="of:=[.CI80]-[.BU80]" office:value-type="float" office:value="187.195" calcext:value-type="float">
            <text:p>187.195</text:p>
          </table:table-cell>
          <table:table-cell table:formula="of:=[.CJ80]-[.BV80]" office:value-type="float" office:value="0" calcext:value-type="float">
            <text:p>0</text:p>
          </table:table-cell>
          <table:table-cell table:formula="of:=[.CK80]-[.BW80]" office:value-type="float" office:value="49.453" calcext:value-type="float">
            <text:p>49.453</text:p>
          </table:table-cell>
          <table:table-cell table:formula="of:=[.CL80]-[.BX80]" office:value-type="float" office:value="187.195" calcext:value-type="float">
            <text:p>187.195</text:p>
          </table:table-cell>
          <table:table-cell table:formula="of:=[.CM80]-[.BY80]" office:value-type="float" office:value="0" calcext:value-type="float">
            <text:p>0</text:p>
          </table:table-cell>
          <table:table-cell table:formula="of:=[.CN80]-[.BZ80]" office:value-type="float" office:value="49.473" calcext:value-type="float">
            <text:p>49.473</text:p>
          </table:table-cell>
          <table:table-cell table:formula="of:=[.CO80]-[.CA80]" office:value-type="float" office:value="187.195" calcext:value-type="float">
            <text:p>187.195</text:p>
          </table:table-cell>
          <table:table-cell table:formula="of:=AVERAGE([.BE80];[.BH80];[.BK80])" office:value-type="float" office:value="0" calcext:value-type="float">
            <text:p>0</text:p>
          </table:table-cell>
          <table:table-cell table:formula="of:=AVERAGE([.BF80];[.BI80];[.BL80])" office:value-type="float" office:value="49.819" calcext:value-type="float">
            <text:p>49.819</text:p>
          </table:table-cell>
          <table:table-cell table:formula="of:=AVERAGE([.BG80];[.BJ80];[.BM80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0];[.BV80];[.BY80])" office:value-type="float" office:value="0" calcext:value-type="float">
            <text:p>0</text:p>
          </table:table-cell>
          <table:table-cell table:formula="of:=AVERAGE([.BT80];[.BW80];[.BZ80])" office:value-type="float" office:value="67.3803333333333" calcext:value-type="float">
            <text:p>67.3803333333333</text:p>
          </table:table-cell>
          <table:table-cell table:formula="of:=AVERAGE([.BU80];[.BX80];[.CA8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7" calcext:value-type="float">
            <text:p>116.77</text:p>
          </table:table-cell>
          <table:table-cell office:value-type="float" office:value="1470.918" calcext:value-type="float">
            <text:p>1470.918</text:p>
          </table:table-cell>
          <table:table-cell table:formula="of:=AVERAGE([.CG80];[.CJ80];[.CM80])" office:value-type="float" office:value="0" calcext:value-type="float">
            <text:p>0</text:p>
          </table:table-cell>
          <table:table-cell table:formula="of:=AVERAGE([.CH80];[.CK80];[.CN80])" office:value-type="float" office:value="117.199333333333" calcext:value-type="float">
            <text:p>117.199333333333</text:p>
          </table:table-cell>
          <table:table-cell table:formula="of:=AVERAGE([.CI80];[.CL80];[.CO80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52" calcext:value-type="float">
            <text:p>330.8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2.723" calcext:value-type="float">
            <text:p>352.72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81];[.D81];[.G81])" office:value-type="float" office:value="0" calcext:value-type="float">
            <text:p>0</text:p>
          </table:table-cell>
          <table:table-cell table:formula="of:=AVERAGE([.B81];[.E81];[.H81])" office:value-type="float" office:value="346.262" calcext:value-type="float">
            <text:p>346.262</text:p>
          </table:table-cell>
          <table:table-cell table:formula="of:=AVERAGE([.C81];[.F81];[.I81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81];[.R81];[.U81])" office:value-type="float" office:value="0" calcext:value-type="float">
            <text:p>0</text:p>
          </table:table-cell>
          <table:table-cell table:formula="of:=AVERAGE([.P81];[.S81];[.V81])" office:value-type="float" office:value="35.146" calcext:value-type="float">
            <text:p>35.146</text:p>
          </table:table-cell>
          <table:table-cell table:formula="of:=AVERAGE([.Q81];[.T81];[.W81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.734" calcext:value-type="float">
            <text:p>232.734</text:p>
          </table:table-cell>
          <table:table-cell office:value-type="float" office:value="2615.312" calcext:value-type="float">
            <text:p>2615.312</text:p>
          </table:table-cell>
          <table:table-cell office:value-type="float" office:value="2.9" calcext:value-type="float">
            <text:p>2.9</text:p>
          </table:table-cell>
          <table:table-cell office:value-type="float" office:value="234.523" calcext:value-type="float">
            <text:p>234.523</text:p>
          </table:table-cell>
          <table:table-cell office:value-type="float" office:value="2616.906" calcext:value-type="float">
            <text:p>2616.906</text:p>
          </table:table-cell>
          <table:table-cell office:value-type="float" office:value="0" calcext:value-type="float">
            <text:p>0</text:p>
          </table:table-cell>
          <table:table-cell office:value-type="float" office:value="234.066" calcext:value-type="float">
            <text:p>234.066</text:p>
          </table:table-cell>
          <table:table-cell office:value-type="float" office:value="2616.887" calcext:value-type="float">
            <text:p>2616.887</text:p>
          </table:table-cell>
          <table:table-cell table:formula="of:=AVERAGE([.AC81];[.AF81];[.AI81])" office:value-type="float" office:value="0.966666666666667" calcext:value-type="float">
            <text:p>0.966666666666667</text:p>
          </table:table-cell>
          <table:table-cell table:formula="of:=AVERAGE([.AD81];[.AG81];[.AJ81])" office:value-type="float" office:value="233.774333333333" calcext:value-type="float">
            <text:p>233.774333333333</text:p>
          </table:table-cell>
          <table:table-cell table:formula="of:=AVERAGE([.AE81];[.AH81];[.AK81])" office:value-type="float" office:value="2616.36833333333" calcext:value-type="float">
            <text:p>2616.36833333333</text:p>
          </table:table-cell>
          <table:table-cell table:number-columns-repeated="2"/>
          <table:table-cell table:formula="of:=[.A81]+[.O81]+[.AC81]" office:value-type="float" office:value="0" calcext:value-type="float">
            <text:p>0</text:p>
          </table:table-cell>
          <table:table-cell table:formula="of:=[.B81]+[.P81]+[.AD81]" office:value-type="float" office:value="598.731" calcext:value-type="float">
            <text:p>598.731</text:p>
          </table:table-cell>
          <table:table-cell table:formula="of:=[.C81]+[.Q81]+[.AE81]" office:value-type="float" office:value="3326.46" calcext:value-type="float">
            <text:p>3326.46</text:p>
          </table:table-cell>
          <table:table-cell table:formula="of:=[.D81]+[.R81]+[.AF81]" office:value-type="float" office:value="2.9" calcext:value-type="float">
            <text:p>2.9</text:p>
          </table:table-cell>
          <table:table-cell table:formula="of:=[.E81]+[.S81]+[.AG81]" office:value-type="float" office:value="622.391" calcext:value-type="float">
            <text:p>622.391</text:p>
          </table:table-cell>
          <table:table-cell table:formula="of:=[.F81]+[.T81]+[.AH81]" office:value-type="float" office:value="3346.554" calcext:value-type="float">
            <text:p>3346.554</text:p>
          </table:table-cell>
          <table:table-cell table:formula="of:=[.G81]+[.U81]+[.AI81]" office:value-type="float" office:value="0" calcext:value-type="float">
            <text:p>0</text:p>
          </table:table-cell>
          <table:table-cell table:formula="of:=[.H81]+[.V81]+[.AJ81]" office:value-type="float" office:value="624.425" calcext:value-type="float">
            <text:p>624.425</text:p>
          </table:table-cell>
          <table:table-cell table:formula="of:=[.I81]+[.W81]+[.AK81]" office:value-type="float" office:value="3362.035" calcext:value-type="float">
            <text:p>3362.035</text:p>
          </table:table-cell>
          <table:table-cell table:formula="of:=AVERAGE([.AQ81];[.AT81];[.AW81])" office:value-type="float" office:value="0.966666666666667" calcext:value-type="float">
            <text:p>0.966666666666667</text:p>
          </table:table-cell>
          <table:table-cell table:formula="of:=AVERAGE([.AR81];[.AU81];[.AX81])" office:value-type="float" office:value="615.182333333333" calcext:value-type="float">
            <text:p>615.182333333333</text:p>
          </table:table-cell>
          <table:table-cell table:formula="of:=AVERAGE([.AS81];[.AV81];[.AY81])" office:value-type="float" office:value="3345.01633333333" calcext:value-type="float">
            <text:p>3345.01633333333</text:p>
          </table:table-cell>
          <table:table-cell table:number-columns-repeated="2"/>
          <table:table-cell table:formula="of:=[.CG81]-[.BS81]" office:value-type="float" office:value="2" calcext:value-type="float">
            <text:p>2</text:p>
          </table:table-cell>
          <table:table-cell table:formula="of:=[.CH81]-[.BT81]" office:value-type="float" office:value="50.531" calcext:value-type="float">
            <text:p>50.531</text:p>
          </table:table-cell>
          <table:table-cell table:formula="of:=[.CI81]-[.BU81]" office:value-type="float" office:value="187.195" calcext:value-type="float">
            <text:p>187.195</text:p>
          </table:table-cell>
          <table:table-cell table:formula="of:=[.CJ81]-[.BV81]" office:value-type="float" office:value="0" calcext:value-type="float">
            <text:p>0</text:p>
          </table:table-cell>
          <table:table-cell table:formula="of:=[.CK81]-[.BW81]" office:value-type="float" office:value="49.453" calcext:value-type="float">
            <text:p>49.453</text:p>
          </table:table-cell>
          <table:table-cell table:formula="of:=[.CL81]-[.BX81]" office:value-type="float" office:value="187.195" calcext:value-type="float">
            <text:p>187.195</text:p>
          </table:table-cell>
          <table:table-cell table:formula="of:=[.CM81]-[.BY81]" office:value-type="float" office:value="0" calcext:value-type="float">
            <text:p>0</text:p>
          </table:table-cell>
          <table:table-cell table:formula="of:=[.CN81]-[.BZ81]" office:value-type="float" office:value="49.473" calcext:value-type="float">
            <text:p>49.473</text:p>
          </table:table-cell>
          <table:table-cell table:formula="of:=[.CO81]-[.CA81]" office:value-type="float" office:value="187.195" calcext:value-type="float">
            <text:p>187.195</text:p>
          </table:table-cell>
          <table:table-cell table:formula="of:=AVERAGE([.BE81];[.BH81];[.BK81])" office:value-type="float" office:value="0.666666666666667" calcext:value-type="float">
            <text:p>0.666666666666667</text:p>
          </table:table-cell>
          <table:table-cell table:formula="of:=AVERAGE([.BF81];[.BI81];[.BL81])" office:value-type="float" office:value="49.819" calcext:value-type="float">
            <text:p>49.819</text:p>
          </table:table-cell>
          <table:table-cell table:formula="of:=AVERAGE([.BG81];[.BJ81];[.BM81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1];[.BV81];[.BY81])" office:value-type="float" office:value="0" calcext:value-type="float">
            <text:p>0</text:p>
          </table:table-cell>
          <table:table-cell table:formula="of:=AVERAGE([.BT81];[.BW81];[.BZ81])" office:value-type="float" office:value="67.3803333333333" calcext:value-type="float">
            <text:p>67.3803333333333</text:p>
          </table:table-cell>
          <table:table-cell table:formula="of:=AVERAGE([.BU81];[.BX81];[.CA8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7" calcext:value-type="float">
            <text:p>116.77</text:p>
          </table:table-cell>
          <table:table-cell office:value-type="float" office:value="1470.918" calcext:value-type="float">
            <text:p>1470.918</text:p>
          </table:table-cell>
          <table:table-cell table:formula="of:=AVERAGE([.CG81];[.CJ81];[.CM81])" office:value-type="float" office:value="0.666666666666667" calcext:value-type="float">
            <text:p>0.666666666666667</text:p>
          </table:table-cell>
          <table:table-cell table:formula="of:=AVERAGE([.CH81];[.CK81];[.CN81])" office:value-type="float" office:value="117.199333333333" calcext:value-type="float">
            <text:p>117.199333333333</text:p>
          </table:table-cell>
          <table:table-cell table:formula="of:=AVERAGE([.CI81];[.CL81];[.CO81])" office:value-type="float" office:value="1470.918" calcext:value-type="float">
            <text:p>1470.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.852" calcext:value-type="float">
            <text:p>330.85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" calcext:value-type="float">
            <text:p>1</text:p>
          </table:table-cell>
          <table:table-cell office:value-type="float" office:value="352.723" calcext:value-type="float">
            <text:p>352.723</text:p>
          </table:table-cell>
          <table:table-cell office:value-type="float" office:value="644.523" calcext:value-type="float">
            <text:p>644.523</text:p>
          </table:table-cell>
          <table:table-cell office:value-type="float" office:value="0" calcext:value-type="float">
            <text:p>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0.023" calcext:value-type="float">
            <text:p>660.023</text:p>
          </table:table-cell>
          <table:table-cell table:formula="of:=AVERAGE([.A82];[.D82];[.G82])" office:value-type="float" office:value="0.333333333333333" calcext:value-type="float">
            <text:p>0.333333333333333</text:p>
          </table:table-cell>
          <table:table-cell table:formula="of:=AVERAGE([.B82];[.E82];[.H82])" office:value-type="float" office:value="346.262" calcext:value-type="float">
            <text:p>346.262</text:p>
          </table:table-cell>
          <table:table-cell table:formula="of:=AVERAGE([.C82];[.F82];[.I82])" office:value-type="float" office:value="643.523" calcext:value-type="float">
            <text:p>643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5.125" calcext:value-type="float">
            <text:p>85.125</text:p>
          </table:table-cell>
          <table:table-cell table:formula="of:=AVERAGE([.O82];[.R82];[.U82])" office:value-type="float" office:value="0" calcext:value-type="float">
            <text:p>0</text:p>
          </table:table-cell>
          <table:table-cell table:formula="of:=AVERAGE([.P82];[.S82];[.V82])" office:value-type="float" office:value="35.146" calcext:value-type="float">
            <text:p>35.146</text:p>
          </table:table-cell>
          <table:table-cell table:formula="of:=AVERAGE([.Q82];[.T82];[.W82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.734" calcext:value-type="float">
            <text:p>232.734</text:p>
          </table:table-cell>
          <table:table-cell office:value-type="float" office:value="2615.312" calcext:value-type="float">
            <text:p>2615.312</text:p>
          </table:table-cell>
          <table:table-cell office:value-type="float" office:value="0" calcext:value-type="float">
            <text:p>0</text:p>
          </table:table-cell>
          <table:table-cell office:value-type="float" office:value="234.523" calcext:value-type="float">
            <text:p>234.523</text:p>
          </table:table-cell>
          <table:table-cell office:value-type="float" office:value="2616.906" calcext:value-type="float">
            <text:p>2616.906</text:p>
          </table:table-cell>
          <table:table-cell office:value-type="float" office:value="0" calcext:value-type="float">
            <text:p>0</text:p>
          </table:table-cell>
          <table:table-cell office:value-type="float" office:value="234.066" calcext:value-type="float">
            <text:p>234.066</text:p>
          </table:table-cell>
          <table:table-cell office:value-type="float" office:value="2616.887" calcext:value-type="float">
            <text:p>2616.887</text:p>
          </table:table-cell>
          <table:table-cell table:formula="of:=AVERAGE([.AC82];[.AF82];[.AI82])" office:value-type="float" office:value="0" calcext:value-type="float">
            <text:p>0</text:p>
          </table:table-cell>
          <table:table-cell table:formula="of:=AVERAGE([.AD82];[.AG82];[.AJ82])" office:value-type="float" office:value="233.774333333333" calcext:value-type="float">
            <text:p>233.774333333333</text:p>
          </table:table-cell>
          <table:table-cell table:formula="of:=AVERAGE([.AE82];[.AH82];[.AK82])" office:value-type="float" office:value="2616.36833333333" calcext:value-type="float">
            <text:p>2616.36833333333</text:p>
          </table:table-cell>
          <table:table-cell table:number-columns-repeated="2"/>
          <table:table-cell table:formula="of:=[.A82]+[.O82]+[.AC82]" office:value-type="float" office:value="0" calcext:value-type="float">
            <text:p>0</text:p>
          </table:table-cell>
          <table:table-cell table:formula="of:=[.B82]+[.P82]+[.AD82]" office:value-type="float" office:value="598.731" calcext:value-type="float">
            <text:p>598.731</text:p>
          </table:table-cell>
          <table:table-cell table:formula="of:=[.C82]+[.Q82]+[.AE82]" office:value-type="float" office:value="3326.46" calcext:value-type="float">
            <text:p>3326.46</text:p>
          </table:table-cell>
          <table:table-cell table:formula="of:=[.D82]+[.R82]+[.AF82]" office:value-type="float" office:value="1" calcext:value-type="float">
            <text:p>1</text:p>
          </table:table-cell>
          <table:table-cell table:formula="of:=[.E82]+[.S82]+[.AG82]" office:value-type="float" office:value="622.391" calcext:value-type="float">
            <text:p>622.391</text:p>
          </table:table-cell>
          <table:table-cell table:formula="of:=[.F82]+[.T82]+[.AH82]" office:value-type="float" office:value="3346.554" calcext:value-type="float">
            <text:p>3346.554</text:p>
          </table:table-cell>
          <table:table-cell table:formula="of:=[.G82]+[.U82]+[.AI82]" office:value-type="float" office:value="0" calcext:value-type="float">
            <text:p>0</text:p>
          </table:table-cell>
          <table:table-cell table:formula="of:=[.H82]+[.V82]+[.AJ82]" office:value-type="float" office:value="624.425" calcext:value-type="float">
            <text:p>624.425</text:p>
          </table:table-cell>
          <table:table-cell table:formula="of:=[.I82]+[.W82]+[.AK82]" office:value-type="float" office:value="3362.035" calcext:value-type="float">
            <text:p>3362.035</text:p>
          </table:table-cell>
          <table:table-cell table:formula="of:=AVERAGE([.AQ82];[.AT82];[.AW82])" office:value-type="float" office:value="0.333333333333333" calcext:value-type="float">
            <text:p>0.333333333333333</text:p>
          </table:table-cell>
          <table:table-cell table:formula="of:=AVERAGE([.AR82];[.AU82];[.AX82])" office:value-type="float" office:value="615.182333333333" calcext:value-type="float">
            <text:p>615.182333333333</text:p>
          </table:table-cell>
          <table:table-cell table:formula="of:=AVERAGE([.AS82];[.AV82];[.AY82])" office:value-type="float" office:value="3345.01633333333" calcext:value-type="float">
            <text:p>3345.01633333333</text:p>
          </table:table-cell>
          <table:table-cell table:number-columns-repeated="2"/>
          <table:table-cell table:formula="of:=[.CG82]-[.BS82]" office:value-type="float" office:value="2" calcext:value-type="float">
            <text:p>2</text:p>
          </table:table-cell>
          <table:table-cell table:formula="of:=[.CH82]-[.BT82]" office:value-type="float" office:value="50.531" calcext:value-type="float">
            <text:p>50.531</text:p>
          </table:table-cell>
          <table:table-cell table:formula="of:=[.CI82]-[.BU82]" office:value-type="float" office:value="187.195" calcext:value-type="float">
            <text:p>187.195</text:p>
          </table:table-cell>
          <table:table-cell table:formula="of:=[.CJ82]-[.BV82]" office:value-type="float" office:value="0" calcext:value-type="float">
            <text:p>0</text:p>
          </table:table-cell>
          <table:table-cell table:formula="of:=[.CK82]-[.BW82]" office:value-type="float" office:value="49.453" calcext:value-type="float">
            <text:p>49.453</text:p>
          </table:table-cell>
          <table:table-cell table:formula="of:=[.CL82]-[.BX82]" office:value-type="float" office:value="187.195" calcext:value-type="float">
            <text:p>187.195</text:p>
          </table:table-cell>
          <table:table-cell table:formula="of:=[.CM82]-[.BY82]" office:value-type="float" office:value="0" calcext:value-type="float">
            <text:p>0</text:p>
          </table:table-cell>
          <table:table-cell table:formula="of:=[.CN82]-[.BZ82]" office:value-type="float" office:value="49.473" calcext:value-type="float">
            <text:p>49.473</text:p>
          </table:table-cell>
          <table:table-cell table:formula="of:=[.CO82]-[.CA82]" office:value-type="float" office:value="187.195" calcext:value-type="float">
            <text:p>187.195</text:p>
          </table:table-cell>
          <table:table-cell table:formula="of:=AVERAGE([.BE82];[.BH82];[.BK82])" office:value-type="float" office:value="0.666666666666667" calcext:value-type="float">
            <text:p>0.666666666666667</text:p>
          </table:table-cell>
          <table:table-cell table:formula="of:=AVERAGE([.BF82];[.BI82];[.BL82])" office:value-type="float" office:value="49.819" calcext:value-type="float">
            <text:p>49.819</text:p>
          </table:table-cell>
          <table:table-cell table:formula="of:=AVERAGE([.BG82];[.BJ82];[.BM82])" office:value-type="float" office:value="187.195" calcext:value-type="float">
            <text:p>187.1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47" calcext:value-type="float">
            <text:p>67.54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2];[.BV82];[.BY82])" office:value-type="float" office:value="0" calcext:value-type="float">
            <text:p>0</text:p>
          </table:table-cell>
          <table:table-cell table:formula="of:=AVERAGE([.BT82];[.BW82];[.BZ82])" office:value-type="float" office:value="67.3803333333333" calcext:value-type="float">
            <text:p>67.3803333333333</text:p>
          </table:table-cell>
          <table:table-cell table:formula="of:=AVERAGE([.BU82];[.BX82];[.CA8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8.078" calcext:value-type="float">
            <text:p>118.078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1470.918" calcext:value-type="float">
            <text:p>1470.918</text:p>
          </table:table-cell>
          <table:table-cell office:value-type="float" office:value="0" calcext:value-type="float">
            <text:p>0</text:p>
          </table:table-cell>
          <table:table-cell office:value-type="float" office:value="116.77" calcext:value-type="float">
            <text:p>116.77</text:p>
          </table:table-cell>
          <table:table-cell office:value-type="float" office:value="1470.918" calcext:value-type="float">
            <text:p>1470.918</text:p>
          </table:table-cell>
          <table:table-cell table:formula="of:=AVERAGE([.CG82];[.CJ82];[.CM82])" office:value-type="float" office:value="0.666666666666667" calcext:value-type="float">
            <text:p>0.666666666666667</text:p>
          </table:table-cell>
          <table:table-cell table:formula="of:=AVERAGE([.CH82];[.CK82];[.CN82])" office:value-type="float" office:value="117.199333333333" calcext:value-type="float">
            <text:p>117.199333333333</text:p>
          </table:table-cell>
          <table:table-cell table:formula="of:=AVERAGE([.CI82];[.CL82];[.CO82])" office:value-type="float" office:value="1470.918" calcext:value-type="float">
            <text:p>1470.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5:45:37.527825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ke Devolder</meta:initial-creator>
    <meta:creation-date>2020-06-09T16:54:14.652144934</meta:creation-date>
    <dc:date>2020-06-19T11:56:31.155731911</dc:date>
    <dc:creator>Ike Devolder</dc:creator>
    <meta:editing-duration>PT21H15M7S</meta:editing-duration>
    <meta:editing-cycles>77</meta:editing-cycles>
    <meta:generator>LibreOffice/6.4.4.2$Linux_X86_64 LibreOffice_project/40$Build-2</meta:generator>
    <meta:document-statistic meta:table-count="1" meta:cell-count="675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795cm" svg:y="0.536cm" chart:style-name="ch2">
          <text:p>webserver cpu usage (in %)</text:p>
        </chart:title>
        <chart:legend chart:legend-position="end" svg:x="36.355cm" svg:y="9.203cm" style:legend-expansion="high" chart:style-name="ch3"/>
        <chart:plot-area chart:style-name="ch4" table:cell-range-address="'memory - cpu'.J3:'memory - cpu'.J82 'memory - cpu'.X3:'memory - cpu'.X82 'memory - cpu'.BN3:'memory - cpu'.BN82" chart:data-source-has-labels="row" svg:x="0.8cm" svg:y="1.741cm" svg:width="34.755cm" svg:height="17.86cm">
          <chartooo:coordinate-region svg:x="1.686cm" svg:y="1.94cm" svg:width="33.656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J4:'memory - cpu'.J82" chart:label-cell-address="'memory - cpu'.J3:'memory - cpu'.J3" chart:class="chart:line">
            <chart:data-point chart:repeated="79"/>
          </chart:series>
          <chart:series chart:style-name="ch8" chart:values-cell-range-address="'memory - cpu'.X4:'memory - cpu'.X82" chart:label-cell-address="'memory - cpu'.X3:'memory - cpu'.X3" chart:class="chart:line">
            <chart:data-point chart:repeated="79"/>
          </chart:series>
          <chart:series chart:style-name="ch9" chart:values-cell-range-address="'memory - cpu'.BN4:'memory - cpu'.BN82" chart:label-cell-address="'memory - cpu'.BN3:'memory - cpu'.BN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cpu</text:p>
                <draw:g>
                  <svg:desc>'memory - cpu'.J3:'memory - cpu'.J3</svg:desc>
                </draw:g>
              </table:table-cell>
              <table:table-cell office:value-type="string">
                <text:p>Nginx cpu</text:p>
                <draw:g>
                  <svg:desc>'memory - cpu'.X3:'memory - cpu'.X3</svg:desc>
                </draw:g>
              </table:table-cell>
              <table:table-cell office:value-type="string">
                <text:p>litespeed cpu</text:p>
                <draw:g>
                  <svg:desc>'memory - cpu'.BN3:'memory - cpu'.B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J4:'memory - cpu'.J82</svg:desc>
                </draw:g>
              </table:table-cell>
              <table:table-cell office:value-type="float" office:value="0">
                <text:p>0</text:p>
                <draw:g>
                  <svg:desc>'memory - cpu'.X4:'memory - cpu'.X82</svg:desc>
                </draw:g>
              </table:table-cell>
              <table:table-cell office:value-type="float" office:value="0">
                <text:p>0</text:p>
                <draw:g>
                  <svg:desc>'memory - cpu'.BN4:'memory - cpu'.BN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.7">
                <text:p>49.7</text:p>
              </table:table-cell>
              <table:table-cell office:value-type="float" office:value="42.5">
                <text:p>42.5</text:p>
              </table:table-cell>
              <table:table-cell office:value-type="float" office:value="16.9333333333333">
                <text:p>16.9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.033333333333">
                <text:p>195.033333333333</text:p>
              </table:table-cell>
              <table:table-cell office:value-type="float" office:value="176.633333333333">
                <text:p>176.63333333333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.7">
                <text:p>201.7</text:p>
              </table:table-cell>
              <table:table-cell office:value-type="float" office:value="185.166666666667">
                <text:p>185.16666666666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.033333333333">
                <text:p>221.033333333333</text:p>
              </table:table-cell>
              <table:table-cell office:value-type="float" office:value="198.7">
                <text:p>198.7</text:p>
              </table:table-cell>
              <table:table-cell office:value-type="float" office:value="47.5333333333333">
                <text:p>47.5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73.866666666667">
                <text:p>173.866666666667</text:p>
              </table:table-cell>
              <table:table-cell office:value-type="float" office:value="46.6333333333334">
                <text:p>46.6333333333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2.633333333333">
                <text:p>222.633333333333</text:p>
              </table:table-cell>
              <table:table-cell office:value-type="float" office:value="203.2">
                <text:p>203.2</text:p>
              </table:table-cell>
              <table:table-cell office:value-type="float" office:value="46.1333333333333">
                <text:p>46.1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.366666666667">
                <text:p>204.366666666667</text:p>
              </table:table-cell>
              <table:table-cell office:value-type="float" office:value="186.766666666667">
                <text:p>186.766666666667</text:p>
              </table:table-cell>
              <table:table-cell office:value-type="float" office:value="45.0333333333333">
                <text:p>45.0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.166666666667">
                <text:p>209.166666666667</text:p>
              </table:table-cell>
              <table:table-cell office:value-type="float" office:value="192">
                <text:p>19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.4">
                <text:p>209.4</text:p>
              </table:table-cell>
              <table:table-cell office:value-type="float" office:value="189.733333333333">
                <text:p>189.73333333333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.8">
                <text:p>188.8</text:p>
              </table:table-cell>
              <table:table-cell office:value-type="float" office:value="173.766666666667">
                <text:p>173.766666666667</text:p>
              </table:table-cell>
              <table:table-cell office:value-type="float" office:value="45.2333333333333">
                <text:p>45.2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8.166666666667">
                <text:p>208.166666666667</text:p>
              </table:table-cell>
              <table:table-cell office:value-type="float" office:value="190.566666666667">
                <text:p>190.566666666667</text:p>
              </table:table-cell>
              <table:table-cell office:value-type="float" office:value="46.9666666666667">
                <text:p>46.9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.566666666667">
                <text:p>195.566666666667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46.8333333333333">
                <text:p>46.8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.333333333333">
                <text:p>204.333333333333</text:p>
              </table:table-cell>
              <table:table-cell office:value-type="float" office:value="186.566666666667">
                <text:p>186.566666666667</text:p>
              </table:table-cell>
              <table:table-cell office:value-type="float" office:value="46.4666666666667">
                <text:p>46.4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.933333333333">
                <text:p>207.933333333333</text:p>
              </table:table-cell>
              <table:table-cell office:value-type="float" office:value="190.733333333333">
                <text:p>190.733333333333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.166666666667">
                <text:p>202.166666666667</text:p>
              </table:table-cell>
              <table:table-cell office:value-type="float" office:value="187.733333333333">
                <text:p>187.733333333333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1.633333333333">
                <text:p>211.633333333333</text:p>
              </table:table-cell>
              <table:table-cell office:value-type="float" office:value="192.6">
                <text:p>192.6</text:p>
              </table:table-cell>
              <table:table-cell office:value-type="float" office:value="47.1666666666667">
                <text:p>47.1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.466666666667">
                <text:p>200.466666666667</text:p>
              </table:table-cell>
              <table:table-cell office:value-type="float" office:value="185.433333333333">
                <text:p>185.433333333333</text:p>
              </table:table-cell>
              <table:table-cell office:value-type="float" office:value="49.1333333333333">
                <text:p>49.1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">
                <text:p>218</text:p>
              </table:table-cell>
              <table:table-cell office:value-type="float" office:value="200.3">
                <text:p>200.3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5.266666666667">
                <text:p>195.266666666667</text:p>
              </table:table-cell>
              <table:table-cell office:value-type="float" office:value="179.633333333333">
                <text:p>179.633333333333</text:p>
              </table:table-cell>
              <table:table-cell office:value-type="float" office:value="50.5666666666667">
                <text:p>50.5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3.2">
                <text:p>213.2</text:p>
              </table:table-cell>
              <table:table-cell office:value-type="float" office:value="199.166666666667">
                <text:p>199.16666666666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.7">
                <text:p>205.7</text:p>
              </table:table-cell>
              <table:table-cell office:value-type="float" office:value="184.266666666667">
                <text:p>184.266666666667</text:p>
              </table:table-cell>
              <table:table-cell office:value-type="float" office:value="47.3333333333333">
                <text:p>47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8.7">
                <text:p>188.7</text:p>
              </table:table-cell>
              <table:table-cell office:value-type="float" office:value="177.166666666667">
                <text:p>177.166666666667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1.1">
                <text:p>221.1</text:p>
              </table:table-cell>
              <table:table-cell office:value-type="float" office:value="200.9">
                <text:p>200.9</text:p>
              </table:table-cell>
              <table:table-cell office:value-type="float" office:value="47.4666666666667">
                <text:p>47.4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.766666666667">
                <text:p>192.766666666667</text:p>
              </table:table-cell>
              <table:table-cell office:value-type="float" office:value="177.8">
                <text:p>177.8</text:p>
              </table:table-cell>
              <table:table-cell office:value-type="float" office:value="45.9333333333333">
                <text:p>45.9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6.733333333333">
                <text:p>206.733333333333</text:p>
              </table:table-cell>
              <table:table-cell office:value-type="float" office:value="189.566666666667">
                <text:p>189.566666666667</text:p>
              </table:table-cell>
              <table:table-cell office:value-type="float" office:value="48.7333333333334">
                <text:p>48.7333333333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7.366666666667">
                <text:p>217.366666666667</text:p>
              </table:table-cell>
              <table:table-cell office:value-type="float" office:value="198.766666666667">
                <text:p>198.766666666667</text:p>
              </table:table-cell>
              <table:table-cell office:value-type="float" office:value="41.4333333333333">
                <text:p>41.4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.6">
                <text:p>189.6</text:p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43.1333333333333">
                <text:p>43.1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7.133333333333">
                <text:p>217.133333333333</text:p>
              </table:table-cell>
              <table:table-cell office:value-type="float" office:value="197.4">
                <text:p>197.4</text:p>
              </table:table-cell>
              <table:table-cell office:value-type="float" office:value="0.933333333333318">
                <text:p>0.933333333333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182.5">
                <text:p>182.5</text:p>
              </table:table-cell>
              <table:table-cell office:value-type="float" office:value="34.5333333333333">
                <text:p>34.5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7.433333333333">
                <text:p>207.433333333333</text:p>
              </table:table-cell>
              <table:table-cell office:value-type="float" office:value="193.3">
                <text:p>193.3</text:p>
              </table:table-cell>
              <table:table-cell office:value-type="float" office:value="83.6666666666667">
                <text:p>83.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.366666666667">
                <text:p>217.366666666667</text:p>
              </table:table-cell>
              <table:table-cell office:value-type="float" office:value="197.633333333333">
                <text:p>197.633333333333</text:p>
              </table:table-cell>
              <table:table-cell office:value-type="float" office:value="49.3333333333333">
                <text:p>49.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.1">
                <text:p>193.1</text:p>
              </table:table-cell>
              <table:table-cell office:value-type="float" office:value="177.966666666667">
                <text:p>177.966666666667</text:p>
              </table:table-cell>
              <table:table-cell office:value-type="float" office:value="24.9333333333333">
                <text:p>24.9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2.466666666667">
                <text:p>212.466666666667</text:p>
              </table:table-cell>
              <table:table-cell office:value-type="float" office:value="194.5">
                <text:p>194.5</text:p>
              </table:table-cell>
              <table:table-cell office:value-type="float" office:value="47.2333333333333">
                <text:p>47.2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3.166666666667">
                <text:p>203.166666666667</text:p>
              </table:table-cell>
              <table:table-cell office:value-type="float" office:value="184.366666666667">
                <text:p>184.366666666667</text:p>
              </table:table-cell>
              <table:table-cell office:value-type="float" office:value="50.8333333333333">
                <text:p>50.8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6.4">
                <text:p>206.4</text:p>
              </table:table-cell>
              <table:table-cell office:value-type="float" office:value="195.366666666667">
                <text:p>195.366666666667</text:p>
              </table:table-cell>
              <table:table-cell office:value-type="float" office:value="46.4333333333333">
                <text:p>46.4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1.066666666667">
                <text:p>211.066666666667</text:p>
              </table:table-cell>
              <table:table-cell office:value-type="float" office:value="189.633333333333">
                <text:p>189.63333333333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.066666666667">
                <text:p>199.066666666667</text:p>
              </table:table-cell>
              <table:table-cell office:value-type="float" office:value="186.566666666667">
                <text:p>186.566666666667</text:p>
              </table:table-cell>
              <table:table-cell office:value-type="float" office:value="47.4666666666667">
                <text:p>47.4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0.9">
                <text:p>220.9</text:p>
              </table:table-cell>
              <table:table-cell office:value-type="float" office:value="202.166666666667">
                <text:p>202.166666666667</text:p>
              </table:table-cell>
              <table:table-cell office:value-type="float" office:value="49.6666666666667">
                <text:p>49.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.033333333333">
                <text:p>198.033333333333</text:p>
              </table:table-cell>
              <table:table-cell office:value-type="float" office:value="179.2">
                <text:p>179.2</text:p>
              </table:table-cell>
              <table:table-cell office:value-type="float" office:value="49.6333333333333">
                <text:p>49.6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3.3">
                <text:p>213.3</text:p>
              </table:table-cell>
              <table:table-cell office:value-type="float" office:value="200.2">
                <text:p>200.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9.466666666667">
                <text:p>209.466666666667</text:p>
              </table:table-cell>
              <table:table-cell office:value-type="float" office:value="190.166666666667">
                <text:p>190.166666666667</text:p>
              </table:table-cell>
              <table:table-cell office:value-type="float" office:value="49.2333333333333">
                <text:p>49.2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6.933333333333">
                <text:p>196.933333333333</text:p>
              </table:table-cell>
              <table:table-cell office:value-type="float" office:value="182.866666666667">
                <text:p>182.866666666667</text:p>
              </table:table-cell>
              <table:table-cell office:value-type="float" office:value="48.3666666666667">
                <text:p>48.3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1.166666666667">
                <text:p>221.166666666667</text:p>
              </table:table-cell>
              <table:table-cell office:value-type="float" office:value="201.633333333333">
                <text:p>201.633333333333</text:p>
              </table:table-cell>
              <table:table-cell office:value-type="float" office:value="45.2333333333333">
                <text:p>45.2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173.9">
                <text:p>173.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.4">
                <text:p>206.4</text:p>
              </table:table-cell>
              <table:table-cell office:value-type="float" office:value="195.5">
                <text:p>195.5</text:p>
              </table:table-cell>
              <table:table-cell office:value-type="float" office:value="47.6333333333333">
                <text:p>47.6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.6">
                <text:p>217.6</text:p>
              </table:table-cell>
              <table:table-cell office:value-type="float" office:value="196.166666666667">
                <text:p>196.166666666667</text:p>
              </table:table-cell>
              <table:table-cell office:value-type="float" office:value="21.5333333333333">
                <text:p>21.5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.7">
                <text:p>195.7</text:p>
              </table:table-cell>
              <table:table-cell office:value-type="float" office:value="177.733333333333">
                <text:p>177.733333333333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9.666666666667">
                <text:p>209.666666666667</text:p>
              </table:table-cell>
              <table:table-cell office:value-type="float" office:value="193.1">
                <text:p>193.1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8.566666666667">
                <text:p>208.566666666667</text:p>
              </table:table-cell>
              <table:table-cell office:value-type="float" office:value="192.3">
                <text:p>192.3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.6">
                <text:p>197.6</text:p>
              </table:table-cell>
              <table:table-cell office:value-type="float" office:value="185.1">
                <text:p>185.1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3.2">
                <text:p>213.2</text:p>
              </table:table-cell>
              <table:table-cell office:value-type="float" office:value="192.9">
                <text:p>192.9</text:p>
              </table:table-cell>
              <table:table-cell office:value-type="float" office:value="45.2666666666667">
                <text:p>45.2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7.733333333333">
                <text:p>217.733333333333</text:p>
              </table:table-cell>
              <table:table-cell office:value-type="float" office:value="196.3">
                <text:p>196.3</text:p>
              </table:table-cell>
              <table:table-cell office:value-type="float" office:value="40.0333333333333">
                <text:p>40.0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5.866666666667">
                <text:p>195.866666666667</text:p>
              </table:table-cell>
              <table:table-cell office:value-type="float" office:value="179.466666666667">
                <text:p>179.466666666667</text:p>
              </table:table-cell>
              <table:table-cell office:value-type="float" office:value="49.2333333333333">
                <text:p>49.2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1.5">
                <text:p>211.5</text:p>
              </table:table-cell>
              <table:table-cell office:value-type="float" office:value="194.8">
                <text:p>194.8</text:p>
              </table:table-cell>
              <table:table-cell office:value-type="float" office:value="46.7666666666667">
                <text:p>46.7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9.866666666667">
                <text:p>199.866666666667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75.9333333333333">
                <text:p>75.9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3.766666666667">
                <text:p>203.766666666667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48.7333333333333">
                <text:p>48.7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8.666666666667">
                <text:p>218.666666666667</text:p>
              </table:table-cell>
              <table:table-cell office:value-type="float" office:value="197.3">
                <text:p>197.3</text:p>
              </table:table-cell>
              <table:table-cell office:value-type="float" office:value="32.7666666666667">
                <text:p>32.7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0.7">
                <text:p>190.7</text:p>
              </table:table-cell>
              <table:table-cell office:value-type="float" office:value="174.266666666667">
                <text:p>174.266666666667</text:p>
              </table:table-cell>
              <table:table-cell office:value-type="float" office:value="72.6333333333333">
                <text:p>72.6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5">
                <text:p>205</text:p>
              </table:table-cell>
              <table:table-cell office:value-type="float" office:value="186.166666666667">
                <text:p>186.166666666667</text:p>
              </table:table-cell>
              <table:table-cell office:value-type="float" office:value="40.9666666666667">
                <text:p>40.9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.7666666666667">
                <text:p>96.7666666666667</text:p>
              </table:table-cell>
              <table:table-cell office:value-type="float" office:value="73.5666666666667">
                <text:p>73.566666666666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23cm" svg:y="0.536cm" chart:style-name="ch2">
          <text:p>webserver rss memory usage (in MB)</text:p>
        </chart:title>
        <chart:legend chart:legend-position="end" svg:x="36.461cm" svg:y="9.203cm" style:legend-expansion="high" chart:style-name="ch3"/>
        <chart:plot-area chart:style-name="ch4" table:cell-range-address="'memory - cpu'.K3:'memory - cpu'.K82 'memory - cpu'.Y3:'memory - cpu'.Y82 'memory - cpu'.BO3:'memory - cpu'.BO82" chart:data-source-has-labels="row" svg:x="0.8cm" svg:y="1.741cm" svg:width="34.861cm" svg:height="17.86cm">
          <chartooo:coordinate-region svg:x="1.818cm" svg:y="1.94cm" svg:width="33.63cm" svg:height="17.46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K4:'memory - cpu'.K82" chart:label-cell-address="'memory - cpu'.K3:'memory - cpu'.K3" chart:class="chart:line">
            <chart:data-point chart:repeated="79"/>
          </chart:series>
          <chart:series chart:style-name="ch8" chart:values-cell-range-address="'memory - cpu'.Y4:'memory - cpu'.Y82" chart:label-cell-address="'memory - cpu'.Y3:'memory - cpu'.Y3" chart:class="chart:line">
            <chart:data-point chart:repeated="79"/>
          </chart:series>
          <chart:series chart:style-name="ch9" chart:values-cell-range-address="'memory - cpu'.BO4:'memory - cpu'.BO82" chart:label-cell-address="'memory - cpu'.BO3:'memory - cpu'.BO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rss</text:p>
                <draw:g>
                  <svg:desc>'memory - cpu'.K3:'memory - cpu'.K3</svg:desc>
                </draw:g>
              </table:table-cell>
              <table:table-cell office:value-type="string">
                <text:p>Nginx rss</text:p>
                <draw:g>
                  <svg:desc>'memory - cpu'.Y3:'memory - cpu'.Y3</svg:desc>
                </draw:g>
              </table:table-cell>
              <table:table-cell office:value-type="string">
                <text:p>litespeed rss</text:p>
                <draw:g>
                  <svg:desc>'memory - cpu'.BO3:'memory - cpu'.B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3.005">
                <text:p>313.005</text:p>
                <draw:g>
                  <svg:desc>'memory - cpu'.K4:'memory - cpu'.K82</svg:desc>
                </draw:g>
              </table:table-cell>
              <table:table-cell office:value-type="float" office:value="35.145">
                <text:p>35.145</text:p>
                <draw:g>
                  <svg:desc>'memory - cpu'.Y4:'memory - cpu'.Y82</svg:desc>
                </draw:g>
              </table:table-cell>
              <table:table-cell office:value-type="float" office:value="49.4113333333333">
                <text:p>49.4113333333333</text:p>
                <draw:g>
                  <svg:desc>'memory - cpu'.BO4:'memory - cpu'.B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3.005">
                <text:p>313.005</text:p>
              </table:table-cell>
              <table:table-cell office:value-type="float" office:value="35.145">
                <text:p>35.145</text:p>
              </table:table-cell>
              <table:table-cell office:value-type="float" office:value="49.4113333333333">
                <text:p>49.411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3.005">
                <text:p>313.005</text:p>
              </table:table-cell>
              <table:table-cell office:value-type="float" office:value="35.145">
                <text:p>35.145</text:p>
              </table:table-cell>
              <table:table-cell office:value-type="float" office:value="49.4113333333333">
                <text:p>49.411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3.005">
                <text:p>313.005</text:p>
              </table:table-cell>
              <table:table-cell office:value-type="float" office:value="35.145">
                <text:p>35.145</text:p>
              </table:table-cell>
              <table:table-cell office:value-type="float" office:value="48.289">
                <text:p>48.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.005">
                <text:p>313.005</text:p>
              </table:table-cell>
              <table:table-cell office:value-type="float" office:value="35.145">
                <text:p>35.145</text:p>
              </table:table-cell>
              <table:table-cell office:value-type="float" office:value="48.289">
                <text:p>48.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3.005">
                <text:p>313.005</text:p>
              </table:table-cell>
              <table:table-cell office:value-type="float" office:value="35.145">
                <text:p>35.145</text:p>
              </table:table-cell>
              <table:table-cell office:value-type="float" office:value="48.289">
                <text:p>48.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3.005">
                <text:p>313.005</text:p>
              </table:table-cell>
              <table:table-cell office:value-type="float" office:value="35.145">
                <text:p>35.145</text:p>
              </table:table-cell>
              <table:table-cell office:value-type="float" office:value="48.289">
                <text:p>48.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.006333333333">
                <text:p>313.006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8.289">
                <text:p>48.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.006333333333">
                <text:p>313.006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8.289">
                <text:p>48.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3.006333333333">
                <text:p>313.006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8.289">
                <text:p>48.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8.338666666667">
                <text:p>318.338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0.7423333333333">
                <text:p>50.742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6.971333333333">
                <text:p>326.971333333333</text:p>
              </table:table-cell>
              <table:table-cell office:value-type="float" office:value="35.3136666666667">
                <text:p>35.3136666666667</text:p>
              </table:table-cell>
              <table:table-cell office:value-type="float" office:value="51.3916666666667">
                <text:p>51.39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0.053">
                <text:p>330.053</text:p>
              </table:table-cell>
              <table:table-cell office:value-type="float" office:value="35.145">
                <text:p>35.145</text:p>
              </table:table-cell>
              <table:table-cell office:value-type="float" office:value="53.746">
                <text:p>53.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3.264333333333">
                <text:p>333.264333333333</text:p>
              </table:table-cell>
              <table:table-cell office:value-type="float" office:value="35.3136666666667">
                <text:p>35.3136666666667</text:p>
              </table:table-cell>
              <table:table-cell office:value-type="float" office:value="51.8006666666667">
                <text:p>51.800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.035">
                <text:p>335.035</text:p>
              </table:table-cell>
              <table:table-cell office:value-type="float" office:value="35.398">
                <text:p>35.398</text:p>
              </table:table-cell>
              <table:table-cell office:value-type="float" office:value="54.986">
                <text:p>54.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6.915333333333">
                <text:p>336.915333333333</text:p>
              </table:table-cell>
              <table:table-cell office:value-type="float" office:value="35.314">
                <text:p>35.314</text:p>
              </table:table-cell>
              <table:table-cell office:value-type="float" office:value="50.108">
                <text:p>50.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7.864666666667">
                <text:p>337.864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9.819">
                <text:p>49.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8.662666666667">
                <text:p>338.662666666667</text:p>
              </table:table-cell>
              <table:table-cell office:value-type="float" office:value="35.3983333333333">
                <text:p>35.3983333333333</text:p>
              </table:table-cell>
              <table:table-cell office:value-type="float" office:value="60.8556666666667">
                <text:p>60.855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8.989666666667">
                <text:p>338.989666666667</text:p>
              </table:table-cell>
              <table:table-cell office:value-type="float" office:value="35.314">
                <text:p>35.314</text:p>
              </table:table-cell>
              <table:table-cell office:value-type="float" office:value="50.3736666666667">
                <text:p>50.373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.140666666667">
                <text:p>340.140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50.4856666666667">
                <text:p>50.485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0.558666666667">
                <text:p>340.558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9.8186666666667">
                <text:p>49.818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0.983333333333">
                <text:p>340.98333333333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0.486">
                <text:p>50.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2.159">
                <text:p>342.159</text:p>
              </table:table-cell>
              <table:table-cell office:value-type="float" office:value="35.3983333333333">
                <text:p>35.3983333333333</text:p>
              </table:table-cell>
              <table:table-cell office:value-type="float" office:value="51.276">
                <text:p>51.2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3.480333333333">
                <text:p>343.480333333333</text:p>
              </table:table-cell>
              <table:table-cell office:value-type="float" office:value="35.3983333333333">
                <text:p>35.3983333333333</text:p>
              </table:table-cell>
              <table:table-cell office:value-type="float" office:value="50.4856666666666">
                <text:p>50.4856666666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3.569">
                <text:p>343.569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9.1626666666666">
                <text:p>49.1626666666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4.105333333333">
                <text:p>344.105333333333</text:p>
              </table:table-cell>
              <table:table-cell office:value-type="float" office:value="35.3136666666667">
                <text:p>35.3136666666667</text:p>
              </table:table-cell>
              <table:table-cell office:value-type="float" office:value="49.8983333333333">
                <text:p>49.898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4.553666666667">
                <text:p>344.553666666667</text:p>
              </table:table-cell>
              <table:table-cell office:value-type="float" office:value="35.314">
                <text:p>35.314</text:p>
              </table:table-cell>
              <table:table-cell office:value-type="float" office:value="49.152">
                <text:p>49.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3.767">
                <text:p>343.7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4.8776666666667">
                <text:p>54.877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3.368333333333">
                <text:p>343.368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6.2183333333333">
                <text:p>56.218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3.895666666667">
                <text:p>343.895666666667</text:p>
              </table:table-cell>
              <table:table-cell office:value-type="float" office:value="35.3136666666667">
                <text:p>35.3136666666667</text:p>
              </table:table-cell>
              <table:table-cell office:value-type="float" office:value="52.5676666666667">
                <text:p>52.567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.419333333333">
                <text:p>343.419333333333</text:p>
              </table:table-cell>
              <table:table-cell office:value-type="float" office:value="35.314">
                <text:p>35.314</text:p>
              </table:table-cell>
              <table:table-cell office:value-type="float" office:value="60.2123333333334">
                <text:p>60.2123333333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2.347666666667">
                <text:p>342.347666666667</text:p>
              </table:table-cell>
              <table:table-cell office:value-type="float" office:value="35.7366666666667">
                <text:p>35.7366666666667</text:p>
              </table:table-cell>
              <table:table-cell office:value-type="float" office:value="50.5093333333332">
                <text:p>50.5093333333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2.944">
                <text:p>342.944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8.486">
                <text:p>48.4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3.544333333333">
                <text:p>343.54433333333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6.4853333333334">
                <text:p>46.4853333333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4.364666666667">
                <text:p>344.364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9.9413333333334">
                <text:p>49.9413333333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4.529666666667">
                <text:p>344.529666666667</text:p>
              </table:table-cell>
              <table:table-cell office:value-type="float" office:value="35.3136666666667">
                <text:p>35.3136666666667</text:p>
              </table:table-cell>
              <table:table-cell office:value-type="float" office:value="50.8176666666667">
                <text:p>50.817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4.403666666667">
                <text:p>344.403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-53.2086666666667">
                <text:p>-53.208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4.573">
                <text:p>344.57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-14.0976666666666">
                <text:p>-14.0976666666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4.412666666667">
                <text:p>344.412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34.099">
                <text:p>34.0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4.841333333333">
                <text:p>344.841333333333</text:p>
              </table:table-cell>
              <table:table-cell office:value-type="float" office:value="35.3136666666667">
                <text:p>35.3136666666667</text:p>
              </table:table-cell>
              <table:table-cell office:value-type="float" office:value="133.318">
                <text:p>133.3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4.321666666667">
                <text:p>344.321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4.430666666667">
                <text:p>344.430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5.1693333333333">
                <text:p>55.169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4.330666666667">
                <text:p>344.330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8.359">
                <text:p>48.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4.230333333333">
                <text:p>344.230333333333</text:p>
              </table:table-cell>
              <table:table-cell office:value-type="float" office:value="35.3136666666667">
                <text:p>35.3136666666667</text:p>
              </table:table-cell>
              <table:table-cell office:value-type="float" office:value="51.0546666666667">
                <text:p>51.054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3.196666666667">
                <text:p>343.196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8.1376666666667">
                <text:p>48.137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3.946666666667">
                <text:p>343.946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2.0026666666666">
                <text:p>52.0026666666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4.350333333333">
                <text:p>344.350333333333</text:p>
              </table:table-cell>
              <table:table-cell office:value-type="float" office:value="35.3983333333333">
                <text:p>35.3983333333333</text:p>
              </table:table-cell>
              <table:table-cell office:value-type="float" office:value="51.7733333333334">
                <text:p>51.7733333333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4.283666666667">
                <text:p>344.283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50.6470000000001">
                <text:p>50.647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4.364333333333">
                <text:p>344.364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6.4856666666667">
                <text:p>46.485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4.148666666667">
                <text:p>344.148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52.0363333333333">
                <text:p>52.036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4.065">
                <text:p>344.065</text:p>
              </table:table-cell>
              <table:table-cell office:value-type="float" office:value="35.145">
                <text:p>35.145</text:p>
              </table:table-cell>
              <table:table-cell office:value-type="float" office:value="54.5453333333334">
                <text:p>54.5453333333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4.183666666667">
                <text:p>344.183666666667</text:p>
              </table:table-cell>
              <table:table-cell office:value-type="float" office:value="35.3983333333333">
                <text:p>35.3983333333333</text:p>
              </table:table-cell>
              <table:table-cell office:value-type="float" office:value="49.8823333333334">
                <text:p>49.8823333333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4.019666666667">
                <text:p>344.019666666667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60.1886666666667">
                <text:p>60.188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4.623666666667">
                <text:p>344.623666666667</text:p>
              </table:table-cell>
              <table:table-cell office:value-type="float" office:value="35.3136666666667">
                <text:p>35.3136666666667</text:p>
              </table:table-cell>
              <table:table-cell office:value-type="float" office:value="49.819">
                <text:p>49.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4.981333333333">
                <text:p>344.98133333333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37.4293333333334">
                <text:p>37.4293333333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4.062666666667">
                <text:p>344.062666666667</text:p>
              </table:table-cell>
              <table:table-cell office:value-type="float" office:value="35.3136666666667">
                <text:p>35.3136666666667</text:p>
              </table:table-cell>
              <table:table-cell office:value-type="float" office:value="59.1093333333333">
                <text:p>59.109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4.174333333333">
                <text:p>344.174333333333</text:p>
              </table:table-cell>
              <table:table-cell office:value-type="float" office:value="35.3136666666667">
                <text:p>35.3136666666667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4.643333333333">
                <text:p>344.643333333333</text:p>
              </table:table-cell>
              <table:table-cell office:value-type="float" office:value="35.3983333333333">
                <text:p>35.3983333333333</text:p>
              </table:table-cell>
              <table:table-cell office:value-type="float" office:value="54.7826666666666">
                <text:p>54.78266666666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4.892">
                <text:p>344.892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46.8553333333333">
                <text:p>46.855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4.888">
                <text:p>344.888</text:p>
              </table:table-cell>
              <table:table-cell office:value-type="float" office:value="35.145">
                <text:p>35.145</text:p>
              </table:table-cell>
              <table:table-cell office:value-type="float" office:value="65.3490000000001">
                <text:p>65.349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4.608333333333">
                <text:p>344.60833333333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1.966">
                <text:p>51.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3.782333333333">
                <text:p>343.782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50.566">
                <text:p>50.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3.915333333333">
                <text:p>343.91533333333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51.5506666666667">
                <text:p>51.550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4.273333333333">
                <text:p>344.273333333333</text:p>
              </table:table-cell>
              <table:table-cell office:value-type="float" office:value="35.2293333333333">
                <text:p>35.2293333333333</text:p>
              </table:table-cell>
              <table:table-cell office:value-type="float" office:value="79.458">
                <text:p>79.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4.989666666667">
                <text:p>344.989666666667</text:p>
              </table:table-cell>
              <table:table-cell office:value-type="float" office:value="35.2303333333333">
                <text:p>35.2303333333333</text:p>
              </table:table-cell>
              <table:table-cell office:value-type="float" office:value="53.9516666666667">
                <text:p>53.95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5.504">
                <text:p>345.504</text:p>
              </table:table-cell>
              <table:table-cell office:value-type="float" office:value="35.146">
                <text:p>35.146</text:p>
              </table:table-cell>
              <table:table-cell office:value-type="float" office:value="48.6663333333333">
                <text:p>48.666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.261666666667">
                <text:p>345.261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51.4906666666667">
                <text:p>51.490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5.363333333333">
                <text:p>345.363333333333</text:p>
              </table:table-cell>
              <table:table-cell office:value-type="float" office:value="35.2303333333333">
                <text:p>35.2303333333333</text:p>
              </table:table-cell>
              <table:table-cell office:value-type="float" office:value="62.1456666666666">
                <text:p>62.1456666666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.506666666667">
                <text:p>345.506666666667</text:p>
              </table:table-cell>
              <table:table-cell office:value-type="float" office:value="35.159">
                <text:p>35.159</text:p>
              </table:table-cell>
              <table:table-cell office:value-type="float" office:value="50.1733333333334">
                <text:p>50.1733333333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.234666666667">
                <text:p>345.234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49.819">
                <text:p>49.8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5.234666666667">
                <text:p>345.234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49.819">
                <text:p>49.8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.234666666667">
                <text:p>345.234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49.819">
                <text:p>49.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5.234666666667">
                <text:p>345.234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49.819">
                <text:p>49.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5.234666666667">
                <text:p>345.234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49.819">
                <text:p>49.8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5.234666666667">
                <text:p>345.234666666667</text:p>
              </table:table-cell>
              <table:table-cell office:value-type="float" office:value="35.146">
                <text:p>35.146</text:p>
              </table:table-cell>
              <table:table-cell office:value-type="float" office:value="49.819">
                <text:p>49.8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6.262">
                <text:p>346.262</text:p>
              </table:table-cell>
              <table:table-cell office:value-type="float" office:value="35.146">
                <text:p>35.146</text:p>
              </table:table-cell>
              <table:table-cell office:value-type="float" office:value="49.819">
                <text:p>49.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.262">
                <text:p>346.262</text:p>
              </table:table-cell>
              <table:table-cell office:value-type="float" office:value="35.146">
                <text:p>35.146</text:p>
              </table:table-cell>
              <table:table-cell office:value-type="float" office:value="49.819">
                <text:p>49.8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6.262">
                <text:p>346.262</text:p>
              </table:table-cell>
              <table:table-cell office:value-type="float" office:value="35.146">
                <text:p>35.146</text:p>
              </table:table-cell>
              <table:table-cell office:value-type="float" office:value="49.819">
                <text:p>49.8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6.262">
                <text:p>346.262</text:p>
              </table:table-cell>
              <table:table-cell office:value-type="float" office:value="35.146">
                <text:p>35.146</text:p>
              </table:table-cell>
              <table:table-cell office:value-type="float" office:value="49.819">
                <text:p>49.8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6.382cm" svg:y="9.203cm" style:legend-expansion="high" chart:style-name="ch3"/>
        <chart:plot-area chart:style-name="ch4" table:cell-range-address="'memory - cpu'.L3:'memory - cpu'.L82 'memory - cpu'.Z3:'memory - cpu'.Z82 'memory - cpu'.BP3:'memory - cpu'.BP82" chart:data-source-has-labels="row" svg:x="0.8cm" svg:y="1.741cm" svg:width="34.782cm" svg:height="17.86cm">
          <chartooo:coordinate-region svg:x="2.03cm" svg:y="1.94cm" svg:width="33.339cm" svg:height="17.46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L4:'memory - cpu'.L82" chart:label-cell-address="'memory - cpu'.L3:'memory - cpu'.L3" chart:class="chart:line">
            <chart:data-point chart:repeated="79"/>
          </chart:series>
          <chart:series chart:style-name="ch8" chart:values-cell-range-address="'memory - cpu'.Z4:'memory - cpu'.Z82" chart:label-cell-address="'memory - cpu'.Z3:'memory - cpu'.Z3" chart:class="chart:line">
            <chart:data-point chart:repeated="79"/>
          </chart:series>
          <chart:series chart:style-name="ch9" chart:values-cell-range-address="'memory - cpu'.BP4:'memory - cpu'.BP82" chart:label-cell-address="'memory - cpu'.BP3:'memory - cpu'.BP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vsz</text:p>
                <draw:g>
                  <svg:desc>'memory - cpu'.L3:'memory - cpu'.L3</svg:desc>
                </draw:g>
              </table:table-cell>
              <table:table-cell office:value-type="string">
                <text:p>Nginx vsz</text:p>
                <draw:g>
                  <svg:desc>'memory - cpu'.Z3:'memory - cpu'.Z3</svg:desc>
                </draw:g>
              </table:table-cell>
              <table:table-cell office:value-type="string">
                <text:p>litespeed vsz</text:p>
                <draw:g>
                  <svg:desc>'memory - cpu'.BP3:'memory - cpu'.B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3.856333333333">
                <text:p>633.856333333333</text:p>
                <draw:g>
                  <svg:desc>'memory - cpu'.L4:'memory - cpu'.L82</svg:desc>
                </draw:g>
              </table:table-cell>
              <table:table-cell office:value-type="float" office:value="85.125">
                <text:p>85.125</text:p>
                <draw:g>
                  <svg:desc>'memory - cpu'.Z4:'memory - cpu'.Z82</svg:desc>
                </draw:g>
              </table:table-cell>
              <table:table-cell office:value-type="float" office:value="185.439666666667">
                <text:p>185.439666666667</text:p>
                <draw:g>
                  <svg:desc>'memory - cpu'.BP4:'memory - cpu'.B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5.439666666667">
                <text:p>185.439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5.439666666667">
                <text:p>185.439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4.317333333333">
                <text:p>184.317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3866666666667">
                <text:p>85.3866666666667</text:p>
              </table:table-cell>
              <table:table-cell office:value-type="float" office:value="185.25">
                <text:p>185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983">
                <text:p>85.983</text:p>
              </table:table-cell>
              <table:table-cell office:value-type="float" office:value="186.546666666666">
                <text:p>186.546666666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8956666666667">
                <text:p>85.8956666666667</text:p>
              </table:table-cell>
              <table:table-cell office:value-type="float" office:value="188.699666666667">
                <text:p>188.699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561">
                <text:p>85.561</text:p>
              </table:table-cell>
              <table:table-cell office:value-type="float" office:value="188.054333333333">
                <text:p>188.054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9833333333333">
                <text:p>85.9833333333333</text:p>
              </table:table-cell>
              <table:table-cell office:value-type="float" office:value="188.528666666667">
                <text:p>188.528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3.856333333333">
                <text:p>633.856333333333</text:p>
              </table:table-cell>
              <table:table-cell office:value-type="float" office:value="85.3866666666667">
                <text:p>85.3866666666667</text:p>
              </table:table-cell>
              <table:table-cell office:value-type="float" office:value="185.904">
                <text:p>185.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4.689666666667">
                <text:p>634.689666666667</text:p>
              </table:table-cell>
              <table:table-cell office:value-type="float" office:value="85.3866666666667">
                <text:p>85.3866666666667</text:p>
              </table:table-cell>
              <table:table-cell office:value-type="float" office:value="187.195666666667">
                <text:p>187.195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4.689666666667">
                <text:p>634.689666666667</text:p>
              </table:table-cell>
              <table:table-cell office:value-type="float" office:value="86.1573333333333">
                <text:p>86.1573333333333</text:p>
              </table:table-cell>
              <table:table-cell office:value-type="float" office:value="403.148333333333">
                <text:p>403.148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4.689666666667">
                <text:p>634.689666666667</text:p>
              </table:table-cell>
              <table:table-cell office:value-type="float" office:value="85.91">
                <text:p>85.91</text:p>
              </table:table-cell>
              <table:table-cell office:value-type="float" office:value="187.690666666667">
                <text:p>187.690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4.689666666667">
                <text:p>634.689666666667</text:p>
              </table:table-cell>
              <table:table-cell office:value-type="float" office:value="85.5613333333333">
                <text:p>85.5613333333333</text:p>
              </table:table-cell>
              <table:table-cell office:value-type="float" office:value="187.862">
                <text:p>187.8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4.689666666667">
                <text:p>634.689666666667</text:p>
              </table:table-cell>
              <table:table-cell office:value-type="float" office:value="85.474">
                <text:p>85.474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4.689666666667">
                <text:p>634.689666666667</text:p>
              </table:table-cell>
              <table:table-cell office:value-type="float" office:value="85.474">
                <text:p>85.474</text:p>
              </table:table-cell>
              <table:table-cell office:value-type="float" office:value="187.818666666667">
                <text:p>187.818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4.689666666667">
                <text:p>634.689666666667</text:p>
              </table:table-cell>
              <table:table-cell office:value-type="float" office:value="85.91">
                <text:p>85.91</text:p>
              </table:table-cell>
              <table:table-cell office:value-type="float" office:value="188.700666666667">
                <text:p>188.700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4.689666666667">
                <text:p>634.689666666667</text:p>
              </table:table-cell>
              <table:table-cell office:value-type="float" office:value="86.0703333333333">
                <text:p>86.0703333333333</text:p>
              </table:table-cell>
              <table:table-cell office:value-type="float" office:value="187.862">
                <text:p>187.8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4.689666666667">
                <text:p>634.689666666667</text:p>
              </table:table-cell>
              <table:table-cell office:value-type="float" office:value="85.4736666666667">
                <text:p>85.4736666666667</text:p>
              </table:table-cell>
              <table:table-cell office:value-type="float" office:value="185.324">
                <text:p>185.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5.689666666667">
                <text:p>635.689666666667</text:p>
              </table:table-cell>
              <table:table-cell office:value-type="float" office:value="85.91">
                <text:p>85.91</text:p>
              </table:table-cell>
              <table:table-cell office:value-type="float" office:value="187.367333333334">
                <text:p>187.36733333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5.689666666667">
                <text:p>635.689666666667</text:p>
              </table:table-cell>
              <table:table-cell office:value-type="float" office:value="85.8226666666667">
                <text:p>85.8226666666667</text:p>
              </table:table-cell>
              <table:table-cell office:value-type="float" office:value="186.572">
                <text:p>186.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5.689666666667">
                <text:p>635.689666666667</text:p>
              </table:table-cell>
              <table:table-cell office:value-type="float" office:value="85.6483333333333">
                <text:p>85.6483333333333</text:p>
              </table:table-cell>
              <table:table-cell office:value-type="float" office:value="187.031666666666">
                <text:p>187.031666666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6.689666666667">
                <text:p>636.689666666667</text:p>
              </table:table-cell>
              <table:table-cell office:value-type="float" office:value="85.474">
                <text:p>85.474</text:p>
              </table:table-cell>
              <table:table-cell office:value-type="float" office:value="190.872333333333">
                <text:p>190.872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6.689666666667">
                <text:p>636.689666666667</text:p>
              </table:table-cell>
              <table:table-cell office:value-type="float" office:value="85.474">
                <text:p>85.474</text:p>
              </table:table-cell>
              <table:table-cell office:value-type="float" office:value="189.367333333334">
                <text:p>189.367333333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6.689666666667">
                <text:p>636.689666666667</text:p>
              </table:table-cell>
              <table:table-cell office:value-type="float" office:value="85.4736666666667">
                <text:p>85.4736666666667</text:p>
              </table:table-cell>
              <table:table-cell office:value-type="float" office:value="402.361">
                <text:p>402.3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6.689666666667">
                <text:p>636.689666666667</text:p>
              </table:table-cell>
              <table:table-cell office:value-type="float" office:value="85.9103333333333">
                <text:p>85.9103333333333</text:p>
              </table:table-cell>
              <table:table-cell office:value-type="float" office:value="187.674333333334">
                <text:p>187.6743333333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6.689666666667">
                <text:p>636.689666666667</text:p>
              </table:table-cell>
              <table:table-cell office:value-type="float" office:value="85.6483333333333">
                <text:p>85.6483333333333</text:p>
              </table:table-cell>
              <table:table-cell office:value-type="float" office:value="185.861666666667">
                <text:p>185.861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6.689666666667">
                <text:p>636.689666666667</text:p>
              </table:table-cell>
              <table:table-cell office:value-type="float" office:value="85.6483333333333">
                <text:p>85.6483333333333</text:p>
              </table:table-cell>
              <table:table-cell office:value-type="float" office:value="183.862333333333">
                <text:p>183.862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6.689666666667">
                <text:p>636.689666666667</text:p>
              </table:table-cell>
              <table:table-cell office:value-type="float" office:value="85.5613333333333">
                <text:p>85.5613333333333</text:p>
              </table:table-cell>
              <table:table-cell office:value-type="float" office:value="187.367">
                <text:p>187.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6.689666666667">
                <text:p>636.689666666667</text:p>
              </table:table-cell>
              <table:table-cell office:value-type="float" office:value="85.648">
                <text:p>85.648</text:p>
              </table:table-cell>
              <table:table-cell office:value-type="float" office:value="189.195666666667">
                <text:p>189.195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6.689666666667">
                <text:p>636.689666666667</text:p>
              </table:table-cell>
              <table:table-cell office:value-type="float" office:value="85.983">
                <text:p>85.983</text:p>
              </table:table-cell>
              <table:table-cell office:value-type="float" office:value="-857.863666666667">
                <text:p>-857.863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6.689666666667">
                <text:p>636.689666666667</text:p>
              </table:table-cell>
              <table:table-cell office:value-type="float" office:value="85.561">
                <text:p>85.561</text:p>
              </table:table-cell>
              <table:table-cell office:value-type="float" office:value="-466.129">
                <text:p>-466.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7.689666666667">
                <text:p>637.689666666667</text:p>
              </table:table-cell>
              <table:table-cell office:value-type="float" office:value="85.561">
                <text:p>85.561</text:p>
              </table:table-cell>
              <table:table-cell office:value-type="float" office:value="152.716333333334">
                <text:p>152.716333333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7.689666666667">
                <text:p>637.689666666667</text:p>
              </table:table-cell>
              <table:table-cell office:value-type="float" office:value="85.561">
                <text:p>85.561</text:p>
              </table:table-cell>
              <table:table-cell office:value-type="float" office:value="1022.73166666667">
                <text:p>1022.731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7.689666666667">
                <text:p>637.689666666667</text:p>
              </table:table-cell>
              <table:table-cell office:value-type="float" office:value="85.3866666666667">
                <text:p>85.3866666666667</text:p>
              </table:table-cell>
              <table:table-cell office:value-type="float" office:value="-27.9193333333333">
                <text:p>-27.919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7.689666666667">
                <text:p>637.689666666667</text:p>
              </table:table-cell>
              <table:table-cell office:value-type="float" office:value="85.4736666666667">
                <text:p>85.4736666666667</text:p>
              </table:table-cell>
              <table:table-cell office:value-type="float" office:value="190.579666666667">
                <text:p>190.579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7.689666666667">
                <text:p>637.689666666667</text:p>
              </table:table-cell>
              <table:table-cell office:value-type="float" office:value="85.5613333333333">
                <text:p>85.5613333333333</text:p>
              </table:table-cell>
              <table:table-cell office:value-type="float" office:value="186.315">
                <text:p>186.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8.689666666667">
                <text:p>638.689666666667</text:p>
              </table:table-cell>
              <table:table-cell office:value-type="float" office:value="85.561">
                <text:p>85.561</text:p>
              </table:table-cell>
              <table:table-cell office:value-type="float" office:value="187.281333333333">
                <text:p>187.281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8.689666666667">
                <text:p>638.689666666667</text:p>
              </table:table-cell>
              <table:table-cell office:value-type="float" office:value="85.7353333333333">
                <text:p>85.7353333333333</text:p>
              </table:table-cell>
              <table:table-cell office:value-type="float" office:value="187.861666666667">
                <text:p>187.861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8.689666666667">
                <text:p>638.689666666667</text:p>
              </table:table-cell>
              <table:table-cell office:value-type="float" office:value="85.6483333333333">
                <text:p>85.6483333333333</text:p>
              </table:table-cell>
              <table:table-cell office:value-type="float" office:value="188.700666666667">
                <text:p>188.700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8.689666666667">
                <text:p>638.689666666667</text:p>
              </table:table-cell>
              <table:table-cell office:value-type="float" office:value="85.6483333333333">
                <text:p>85.6483333333333</text:p>
              </table:table-cell>
              <table:table-cell office:value-type="float" office:value="187.990666666667">
                <text:p>187.990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.689666666667">
                <text:p>640.689666666667</text:p>
              </table:table-cell>
              <table:table-cell office:value-type="float" office:value="85.561">
                <text:p>85.561</text:p>
              </table:table-cell>
              <table:table-cell office:value-type="float" office:value="187.862333333333">
                <text:p>187.862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1.523">
                <text:p>641.523</text:p>
              </table:table-cell>
              <table:table-cell office:value-type="float" office:value="85.2996666666667">
                <text:p>85.2996666666667</text:p>
              </table:table-cell>
              <table:table-cell office:value-type="float" office:value="183.861666666667">
                <text:p>183.861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1.523">
                <text:p>641.523</text:p>
              </table:table-cell>
              <table:table-cell office:value-type="float" office:value="85.474">
                <text:p>85.474</text:p>
              </table:table-cell>
              <table:table-cell office:value-type="float" office:value="189.049333333333">
                <text:p>189.049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1.523">
                <text:p>641.523</text:p>
              </table:table-cell>
              <table:table-cell office:value-type="float" office:value="85.561">
                <text:p>85.561</text:p>
              </table:table-cell>
              <table:table-cell office:value-type="float" office:value="188.601666666667">
                <text:p>188.601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2.523">
                <text:p>642.523</text:p>
              </table:table-cell>
              <table:table-cell office:value-type="float" office:value="85.7356666666667">
                <text:p>85.7356666666667</text:p>
              </table:table-cell>
              <table:table-cell office:value-type="float" office:value="187.324">
                <text:p>187.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2.523">
                <text:p>642.523</text:p>
              </table:table-cell>
              <table:table-cell office:value-type="float" office:value="85.5613333333333">
                <text:p>85.5613333333333</text:p>
              </table:table-cell>
              <table:table-cell office:value-type="float" office:value="402.525">
                <text:p>402.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2.523">
                <text:p>642.523</text:p>
              </table:table-cell>
              <table:table-cell office:value-type="float" office:value="85.7356666666667">
                <text:p>85.7356666666667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2.523">
                <text:p>642.523</text:p>
              </table:table-cell>
              <table:table-cell office:value-type="float" office:value="85.9826666666667">
                <text:p>85.9826666666667</text:p>
              </table:table-cell>
              <table:table-cell office:value-type="float" office:value="-29.2953333333335">
                <text:p>-29.2953333333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2.523">
                <text:p>642.523</text:p>
              </table:table-cell>
              <table:table-cell office:value-type="float" office:value="85.983">
                <text:p>85.983</text:p>
              </table:table-cell>
              <table:table-cell office:value-type="float" office:value="190.730333333332">
                <text:p>190.730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2.523">
                <text:p>642.523</text:p>
              </table:table-cell>
              <table:table-cell office:value-type="float" office:value="85.561">
                <text:p>85.561</text:p>
              </table:table-cell>
              <table:table-cell office:value-type="float" office:value="191.544666666667">
                <text:p>191.544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3.523">
                <text:p>643.523</text:p>
              </table:table-cell>
              <table:table-cell office:value-type="float" office:value="85.8956666666667">
                <text:p>85.8956666666667</text:p>
              </table:table-cell>
              <table:table-cell office:value-type="float" office:value="188.657333333333">
                <text:p>188.657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3.523">
                <text:p>643.523</text:p>
              </table:table-cell>
              <table:table-cell office:value-type="float" office:value="85.561">
                <text:p>85.561</text:p>
              </table:table-cell>
              <table:table-cell office:value-type="float" office:value="183.195">
                <text:p>183.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3.523">
                <text:p>643.523</text:p>
              </table:table-cell>
              <table:table-cell office:value-type="float" office:value="85.6483333333333">
                <text:p>85.6483333333333</text:p>
              </table:table-cell>
              <table:table-cell office:value-type="float" office:value="405.686333333333">
                <text:p>405.686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3.523">
                <text:p>643.523</text:p>
              </table:table-cell>
              <table:table-cell office:value-type="float" office:value="85.6483333333333">
                <text:p>85.6483333333333</text:p>
              </table:table-cell>
              <table:table-cell office:value-type="float" office:value="189.330666666666">
                <text:p>189.330666666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3.523">
                <text:p>643.523</text:p>
              </table:table-cell>
              <table:table-cell office:value-type="float" office:value="85.561">
                <text:p>85.561</text:p>
              </table:table-cell>
              <table:table-cell office:value-type="float" office:value="187.990666666667">
                <text:p>187.990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3.523">
                <text:p>643.523</text:p>
              </table:table-cell>
              <table:table-cell office:value-type="float" office:value="85.6483333333333">
                <text:p>85.6483333333333</text:p>
              </table:table-cell>
              <table:table-cell office:value-type="float" office:value="188.236666666667">
                <text:p>188.23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3.523">
                <text:p>643.523</text:p>
              </table:table-cell>
              <table:table-cell office:value-type="float" office:value="85.561">
                <text:p>85.561</text:p>
              </table:table-cell>
              <table:table-cell office:value-type="float" office:value="621.365333333334">
                <text:p>621.365333333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3.523">
                <text:p>643.523</text:p>
              </table:table-cell>
              <table:table-cell office:value-type="float" office:value="85.474">
                <text:p>85.474</text:p>
              </table:table-cell>
              <table:table-cell office:value-type="float" office:value="190.721666666667">
                <text:p>190.721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3.523">
                <text:p>643.523</text:p>
              </table:table-cell>
              <table:table-cell office:value-type="float" office:value="85.8086666666667">
                <text:p>85.8086666666667</text:p>
              </table:table-cell>
              <table:table-cell office:value-type="float" office:value="185.861666666667">
                <text:p>185.861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3.523">
                <text:p>643.523</text:p>
              </table:table-cell>
              <table:table-cell office:value-type="float" office:value="85.474">
                <text:p>85.474</text:p>
              </table:table-cell>
              <table:table-cell office:value-type="float" office:value="353.699">
                <text:p>353.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3.523">
                <text:p>643.523</text:p>
              </table:table-cell>
              <table:table-cell office:value-type="float" office:value="85.474">
                <text:p>85.474</text:p>
              </table:table-cell>
              <table:table-cell office:value-type="float" office:value="403.686666666667">
                <text:p>403.68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3.523">
                <text:p>643.523</text:p>
              </table:table-cell>
              <table:table-cell office:value-type="float" office:value="85.8086666666667">
                <text:p>85.8086666666667</text:p>
              </table:table-cell>
              <table:table-cell office:value-type="float" office:value="185.333666666667">
                <text:p>185.333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333333333">
                <text:p>187.195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3.523">
                <text:p>643.523</text:p>
              </table:table-cell>
              <table:table-cell office:value-type="float" office:value="85.125">
                <text:p>85.125</text:p>
              </table:table-cell>
              <table:table-cell office:value-type="float" office:value="187.195">
                <text:p>187.1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7.522cm" svg:y="0.536cm" chart:style-name="ch2">
          <text:p>php cpu usage (in %)</text:p>
        </chart:title>
        <chart:legend chart:legend-position="end" svg:x="36.487cm" svg:y="9.452cm" style:legend-expansion="high" chart:style-name="ch3"/>
        <chart:plot-area chart:style-name="ch4" table:cell-range-address="'memory - cpu'.AL3:'memory - cpu'.AL82 'memory - cpu'.CB3:'memory - cpu'.CB82" chart:data-source-has-labels="row" svg:x="0.8cm" svg:y="1.741cm" svg:width="34.887cm" svg:height="17.86cm">
          <chartooo:coordinate-region svg:x="1.686cm" svg:y="1.94cm" svg:width="33.788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L4:'memory - cpu'.AL82" chart:label-cell-address="'memory - cpu'.AL3:'memory - cpu'.AL3" chart:class="chart:line">
            <chart:data-point chart:repeated="79"/>
          </chart:series>
          <chart:series chart:style-name="ch8" chart:values-cell-range-address="'memory - cpu'.CB4:'memory - cpu'.CB82" chart:label-cell-address="'memory - cpu'.CB3:'memory - cpu'.CB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cpu</text:p>
                <draw:g>
                  <svg:desc>'memory - cpu'.AL3:'memory - cpu'.AL3</svg:desc>
                </draw:g>
              </table:table-cell>
              <table:table-cell office:value-type="string">
                <text:p>lsphp cpu</text:p>
                <draw:g>
                  <svg:desc>'memory - cpu'.CB3:'memory - cpu'.C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L4:'memory - cpu'.AL82</svg:desc>
                </draw:g>
              </table:table-cell>
              <table:table-cell office:value-type="float" office:value="0">
                <text:p>0</text:p>
                <draw:g>
                  <svg:desc>'memory - cpu'.CB4:'memory - cpu'.C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.4">
                <text:p>231.4</text:p>
              </table:table-cell>
              <table:table-cell office:value-type="float" office:value="291.633333333333">
                <text:p>291.6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7.066666666667">
                <text:p>257.066666666667</text:p>
              </table:table-cell>
              <table:table-cell office:value-type="float" office:value="184.133333333333">
                <text:p>184.1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.5">
                <text:p>221.5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.5">
                <text:p>277.5</text:p>
              </table:table-cell>
              <table:table-cell office:value-type="float" office:value="343.1">
                <text:p>343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.533333333333">
                <text:p>205.533333333333</text:p>
              </table:table-cell>
              <table:table-cell office:value-type="float" office:value="364.766666666667">
                <text:p>364.7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.9">
                <text:p>280.9</text:p>
              </table:table-cell>
              <table:table-cell office:value-type="float" office:value="347.033333333333">
                <text:p>347.0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8.233333333333">
                <text:p>228.233333333333</text:p>
              </table:table-cell>
              <table:table-cell office:value-type="float" office:value="283.966666666667">
                <text:p>283.9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9.266666666667">
                <text:p>239.266666666667</text:p>
              </table:table-cell>
              <table:table-cell office:value-type="float" office:value="382.9">
                <text:p>382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6.533333333333">
                <text:p>246.533333333333</text:p>
              </table:table-cell>
              <table:table-cell office:value-type="float" office:value="355.733333333333">
                <text:p>355.7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2.6">
                <text:p>212.6</text:p>
              </table:table-cell>
              <table:table-cell office:value-type="float" office:value="443.2">
                <text:p>44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.633333333333">
                <text:p>255.633333333333</text:p>
              </table:table-cell>
              <table:table-cell office:value-type="float" office:value="350.333333333333">
                <text:p>350.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.233333333333">
                <text:p>209.233333333333</text:p>
              </table:table-cell>
              <table:table-cell office:value-type="float" office:value="375.966666666667">
                <text:p>375.9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.233333333333">
                <text:p>239.233333333333</text:p>
              </table:table-cell>
              <table:table-cell office:value-type="float" office:value="425.366666666667">
                <text:p>425.3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933333333333">
                <text:p>251.933333333333</text:p>
              </table:table-cell>
              <table:table-cell office:value-type="float" office:value="435.7">
                <text:p>43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.033333333333">
                <text:p>222.033333333333</text:p>
              </table:table-cell>
              <table:table-cell office:value-type="float" office:value="293.466666666667">
                <text:p>293.4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.866666666667">
                <text:p>242.866666666667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2.833333333333">
                <text:p>212.833333333333</text:p>
              </table:table-cell>
              <table:table-cell office:value-type="float" office:value="178.3">
                <text:p>178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6.066666666667">
                <text:p>286.066666666667</text:p>
              </table:table-cell>
              <table:table-cell office:value-type="float" office:value="411.7">
                <text:p>41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0">
                <text:p>220</text:p>
              </table:table-cell>
              <table:table-cell office:value-type="float" office:value="429.1">
                <text:p>429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.333333333333">
                <text:p>225.333333333333</text:p>
              </table:table-cell>
              <table:table-cell office:value-type="float" office:value="394.266666666667">
                <text:p>394.2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1.233333333333">
                <text:p>251.233333333333</text:p>
              </table:table-cell>
              <table:table-cell office:value-type="float" office:value="335.366666666667">
                <text:p>335.3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0.933333333333">
                <text:p>210.933333333333</text:p>
              </table:table-cell>
              <table:table-cell office:value-type="float" office:value="446.166666666667">
                <text:p>446.1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7.266666666667">
                <text:p>277.266666666667</text:p>
              </table:table-cell>
              <table:table-cell office:value-type="float" office:value="373.266666666667">
                <text:p>373.2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4.466666666667">
                <text:p>244.46666666666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3.5">
                <text:p>223.5</text:p>
              </table:table-cell>
              <table:table-cell office:value-type="float" office:value="344.6">
                <text:p>344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.066666666667">
                <text:p>266.066666666667</text:p>
              </table:table-cell>
              <table:table-cell office:value-type="float" office:value="261.033333333333">
                <text:p>261.0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0.6">
                <text:p>220.6</text:p>
              </table:table-cell>
              <table:table-cell office:value-type="float" office:value="329.833333333333">
                <text:p>329.8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365.166666666667">
                <text:p>365.1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8.266666666667">
                <text:p>228.266666666667</text:p>
              </table:table-cell>
              <table:table-cell office:value-type="float" office:value="346.833333333333">
                <text:p>346.8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0">
                <text:p>230</text:p>
              </table:table-cell>
              <table:table-cell office:value-type="float" office:value="216.133333333333">
                <text:p>216.1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.166666666667">
                <text:p>265.166666666667</text:p>
              </table:table-cell>
              <table:table-cell office:value-type="float" office:value="385.366666666667">
                <text:p>385.3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.266666666667">
                <text:p>231.266666666667</text:p>
              </table:table-cell>
              <table:table-cell office:value-type="float" office:value="365.7">
                <text:p>36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5.066666666667">
                <text:p>245.066666666667</text:p>
              </table:table-cell>
              <table:table-cell office:value-type="float" office:value="269.433333333333">
                <text:p>269.4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.966666666667">
                <text:p>235.966666666667</text:p>
              </table:table-cell>
              <table:table-cell office:value-type="float" office:value="233.1">
                <text:p>233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6.2">
                <text:p>236.2</text:p>
              </table:table-cell>
              <table:table-cell office:value-type="float" office:value="262.833333333333">
                <text:p>262.8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.666666666667">
                <text:p>260.66666666666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4.966666666667">
                <text:p>214.966666666667</text:p>
              </table:table-cell>
              <table:table-cell office:value-type="float" office:value="334.8">
                <text:p>33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.133333333333">
                <text:p>273.133333333333</text:p>
              </table:table-cell>
              <table:table-cell office:value-type="float" office:value="325.4">
                <text:p>325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.6">
                <text:p>199.6</text:p>
              </table:table-cell>
              <table:table-cell office:value-type="float" office:value="232.966666666667">
                <text:p>232.9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9.966666666667">
                <text:p>239.966666666667</text:p>
              </table:table-cell>
              <table:table-cell office:value-type="float" office:value="294.633333333333">
                <text:p>294.6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0.466666666667">
                <text:p>280.466666666667</text:p>
              </table:table-cell>
              <table:table-cell office:value-type="float" office:value="322.566666666667">
                <text:p>322.5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0.266666666667">
                <text:p>190.266666666667</text:p>
              </table:table-cell>
              <table:table-cell office:value-type="float" office:value="371.766666666667">
                <text:p>371.7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1.466666666667">
                <text:p>261.466666666667</text:p>
              </table:table-cell>
              <table:table-cell office:value-type="float" office:value="357.933333333333">
                <text:p>357.9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0.866666666667">
                <text:p>240.866666666667</text:p>
              </table:table-cell>
              <table:table-cell office:value-type="float" office:value="327.366666666667">
                <text:p>327.3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5.766666666667">
                <text:p>225.766666666667</text:p>
              </table:table-cell>
              <table:table-cell office:value-type="float" office:value="397.166666666667">
                <text:p>397.1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9.066666666667">
                <text:p>269.066666666667</text:p>
              </table:table-cell>
              <table:table-cell office:value-type="float" office:value="326.533333333333">
                <text:p>326.5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1.233333333333">
                <text:p>221.233333333333</text:p>
              </table:table-cell>
              <table:table-cell office:value-type="float" office:value="371.533333333333">
                <text:p>371.5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401.4">
                <text:p>401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1.966666666667">
                <text:p>251.966666666667</text:p>
              </table:table-cell>
              <table:table-cell office:value-type="float" office:value="328.6">
                <text:p>328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2.9">
                <text:p>232.9</text:p>
              </table:table-cell>
              <table:table-cell office:value-type="float" office:value="399.3">
                <text:p>399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.5">
                <text:p>198.5</text:p>
              </table:table-cell>
              <table:table-cell office:value-type="float" office:value="427.7">
                <text:p>427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0.2">
                <text:p>260.2</text:p>
              </table:table-cell>
              <table:table-cell office:value-type="float" office:value="436.666666666667">
                <text:p>436.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5.966666666667">
                <text:p>225.966666666667</text:p>
              </table:table-cell>
              <table:table-cell office:value-type="float" office:value="391.933333333333">
                <text:p>391.9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3.066666666667">
                <text:p>263.066666666667</text:p>
              </table:table-cell>
              <table:table-cell office:value-type="float" office:value="279.033333333333">
                <text:p>279.0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423.2">
                <text:p>423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0.8">
                <text:p>220.8</text:p>
              </table:table-cell>
              <table:table-cell office:value-type="float" office:value="332.566666666667">
                <text:p>332.5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6.766666666667">
                <text:p>246.766666666667</text:p>
              </table:table-cell>
              <table:table-cell office:value-type="float" office:value="349.966666666667">
                <text:p>349.9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.833333333333">
                <text:p>200.833333333333</text:p>
              </table:table-cell>
              <table:table-cell office:value-type="float" office:value="271.8">
                <text:p>271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.2">
                <text:p>9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51cm" svg:y="0.536cm" chart:style-name="ch2">
          <text:p>php rss memory usage (in MB)</text:p>
        </chart:title>
        <chart:legend chart:legend-position="end" svg:x="36.593cm" svg:y="9.452cm" style:legend-expansion="high" chart:style-name="ch3"/>
        <chart:plot-area chart:style-name="ch4" table:cell-range-address="'memory - cpu'.AM3:'memory - cpu'.AM82 'memory - cpu'.CC3:'memory - cpu'.CC82" chart:data-source-has-labels="row" svg:x="0.8cm" svg:y="1.741cm" svg:width="34.993cm" svg:height="17.86cm">
          <chartooo:coordinate-region svg:x="1.686cm" svg:y="1.94cm" svg:width="33.682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M4:'memory - cpu'.AM82" chart:label-cell-address="'memory - cpu'.AM3:'memory - cpu'.AM3" chart:class="chart:line">
            <chart:data-point chart:repeated="79"/>
          </chart:series>
          <chart:series chart:style-name="ch8" chart:values-cell-range-address="'memory - cpu'.CC4:'memory - cpu'.CC82" chart:label-cell-address="'memory - cpu'.CC3:'memory - cpu'.CC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rss</text:p>
                <draw:g>
                  <svg:desc>'memory - cpu'.AM3:'memory - cpu'.AM3</svg:desc>
                </draw:g>
              </table:table-cell>
              <table:table-cell office:value-type="string">
                <text:p>lsphp rss</text:p>
                <draw:g>
                  <svg:desc>'memory - cpu'.CC3:'memory - cpu'.C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.177333333333">
                <text:p>218.177333333333</text:p>
                <draw:g>
                  <svg:desc>'memory - cpu'.AM4:'memory - cpu'.AM82</svg:desc>
                </draw:g>
              </table:table-cell>
              <table:table-cell office:value-type="float" office:value="67.3803333333333">
                <text:p>67.3803333333333</text:p>
                <draw:g>
                  <svg:desc>'memory - cpu'.CC4:'memory - cpu'.C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.176">
                <text:p>252.176</text:p>
              </table:table-cell>
              <table:table-cell office:value-type="float" office:value="571.604333333333">
                <text:p>571.604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.533666666667">
                <text:p>324.533666666667</text:p>
              </table:table-cell>
              <table:table-cell office:value-type="float" office:value="655.927">
                <text:p>655.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4.259">
                <text:p>354.259</text:p>
              </table:table-cell>
              <table:table-cell office:value-type="float" office:value="627.366">
                <text:p>627.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4">
                <text:p>354</text:p>
              </table:table-cell>
              <table:table-cell office:value-type="float" office:value="747.428333333333">
                <text:p>747.428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.769333333333">
                <text:p>400.769333333333</text:p>
              </table:table-cell>
              <table:table-cell office:value-type="float" office:value="744.743333333333">
                <text:p>744.74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3.485666666667">
                <text:p>403.485666666667</text:p>
              </table:table-cell>
              <table:table-cell office:value-type="float" office:value="790.785333333333">
                <text:p>790.785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2.889333333333">
                <text:p>402.889333333333</text:p>
              </table:table-cell>
              <table:table-cell office:value-type="float" office:value="721.043">
                <text:p>721.0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0.078">
                <text:p>380.078</text:p>
              </table:table-cell>
              <table:table-cell office:value-type="float" office:value="753.35">
                <text:p>753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9.496">
                <text:p>379.496</text:p>
              </table:table-cell>
              <table:table-cell office:value-type="float" office:value="779.423">
                <text:p>779.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289">
                <text:p>400.289</text:p>
              </table:table-cell>
              <table:table-cell office:value-type="float" office:value="889.701666666667">
                <text:p>889.701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0.135666666667">
                <text:p>380.135666666667</text:p>
              </table:table-cell>
              <table:table-cell office:value-type="float" office:value="808.669333333333">
                <text:p>808.669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8.717666666667">
                <text:p>378.717666666667</text:p>
              </table:table-cell>
              <table:table-cell office:value-type="float" office:value="844.161333333333">
                <text:p>844.161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7.993666666667">
                <text:p>377.993666666667</text:p>
              </table:table-cell>
              <table:table-cell office:value-type="float" office:value="903.097666666667">
                <text:p>903.097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7.574333333333">
                <text:p>377.574333333333</text:p>
              </table:table-cell>
              <table:table-cell office:value-type="float" office:value="891.721333333333">
                <text:p>891.721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7.436333333333">
                <text:p>377.436333333333</text:p>
              </table:table-cell>
              <table:table-cell office:value-type="float" office:value="971.294333333333">
                <text:p>971.294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.385666666667">
                <text:p>354.385666666667</text:p>
              </table:table-cell>
              <table:table-cell office:value-type="float" office:value="947.777333333334">
                <text:p>947.77733333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6.831">
                <text:p>396.831</text:p>
              </table:table-cell>
              <table:table-cell office:value-type="float" office:value="841.949333333333">
                <text:p>841.949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8.47">
                <text:p>378.47</text:p>
              </table:table-cell>
              <table:table-cell office:value-type="float" office:value="850.304666666667">
                <text:p>850.304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9.207">
                <text:p>379.207</text:p>
              </table:table-cell>
              <table:table-cell office:value-type="float" office:value="825.104333333333">
                <text:p>825.104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6.178666666667">
                <text:p>376.178666666667</text:p>
              </table:table-cell>
              <table:table-cell office:value-type="float" office:value="786.657666666667">
                <text:p>786.657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9.926">
                <text:p>379.926</text:p>
              </table:table-cell>
              <table:table-cell office:value-type="float" office:value="868.498666666667">
                <text:p>868.498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2.272333333333">
                <text:p>402.272333333333</text:p>
              </table:table-cell>
              <table:table-cell office:value-type="float" office:value="937.744666666667">
                <text:p>937.744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1.437666666667">
                <text:p>401.437666666667</text:p>
              </table:table-cell>
              <table:table-cell office:value-type="float" office:value="864.818666666667">
                <text:p>864.818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.625333333333">
                <text:p>400.625333333333</text:p>
              </table:table-cell>
              <table:table-cell office:value-type="float" office:value="908.863333333333">
                <text:p>908.86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.625333333333">
                <text:p>400.625333333333</text:p>
              </table:table-cell>
              <table:table-cell office:value-type="float" office:value="742.488333333333">
                <text:p>742.488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4.388">
                <text:p>354.388</text:p>
              </table:table-cell>
              <table:table-cell office:value-type="float" office:value="757.660333333333">
                <text:p>757.660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8.429666666667">
                <text:p>378.429666666667</text:p>
              </table:table-cell>
              <table:table-cell office:value-type="float" office:value="799.398666666667">
                <text:p>799.398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4.918">
                <text:p>354.918</text:p>
              </table:table-cell>
              <table:table-cell office:value-type="float" office:value="816.298333333333">
                <text:p>816.298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.566333333333">
                <text:p>357.566333333333</text:p>
              </table:table-cell>
              <table:table-cell office:value-type="float" office:value="821.949">
                <text:p>821.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5.237">
                <text:p>375.237</text:p>
              </table:table-cell>
              <table:table-cell office:value-type="float" office:value="653.692666666667">
                <text:p>653.692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.22">
                <text:p>390.22</text:p>
              </table:table-cell>
              <table:table-cell office:value-type="float" office:value="583.216">
                <text:p>583.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1.293">
                <text:p>401.293</text:p>
              </table:table-cell>
              <table:table-cell office:value-type="float" office:value="676.057333333333">
                <text:p>676.057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3.738333333333">
                <text:p>403.738333333333</text:p>
              </table:table-cell>
              <table:table-cell office:value-type="float" office:value="639.410333333333">
                <text:p>639.410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7.704333333333">
                <text:p>377.704333333333</text:p>
              </table:table-cell>
              <table:table-cell office:value-type="float" office:value="530.610666666667">
                <text:p>530.610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2.876333333333">
                <text:p>352.876333333333</text:p>
              </table:table-cell>
              <table:table-cell office:value-type="float" office:value="553.573">
                <text:p>553.5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3.519333333333">
                <text:p>393.519333333333</text:p>
              </table:table-cell>
              <table:table-cell office:value-type="float" office:value="791.804666666667">
                <text:p>791.804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9.695333333333">
                <text:p>379.695333333333</text:p>
              </table:table-cell>
              <table:table-cell office:value-type="float" office:value="761.049666666667">
                <text:p>761.049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9.615666666667">
                <text:p>379.615666666667</text:p>
              </table:table-cell>
              <table:table-cell office:value-type="float" office:value="759.908666666667">
                <text:p>759.908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9.700333333333">
                <text:p>379.700333333333</text:p>
              </table:table-cell>
              <table:table-cell office:value-type="float" office:value="713.733">
                <text:p>713.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8.171666666667">
                <text:p>328.171666666667</text:p>
              </table:table-cell>
              <table:table-cell office:value-type="float" office:value="747.079666666667">
                <text:p>747.079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7.723666666667">
                <text:p>347.723666666667</text:p>
              </table:table-cell>
              <table:table-cell office:value-type="float" office:value="699.850333333333">
                <text:p>699.850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4.871">
                <text:p>354.871</text:p>
              </table:table-cell>
              <table:table-cell office:value-type="float" office:value="740.437666666667">
                <text:p>740.437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7.727666666667">
                <text:p>377.727666666667</text:p>
              </table:table-cell>
              <table:table-cell office:value-type="float" office:value="758.506666666667">
                <text:p>758.50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.843666666667">
                <text:p>375.843666666667</text:p>
              </table:table-cell>
              <table:table-cell office:value-type="float" office:value="806.017">
                <text:p>806.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7.247333333333">
                <text:p>397.247333333333</text:p>
              </table:table-cell>
              <table:table-cell office:value-type="float" office:value="843.915666666667">
                <text:p>843.915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1.959666666667">
                <text:p>401.959666666667</text:p>
              </table:table-cell>
              <table:table-cell office:value-type="float" office:value="858.640666666667">
                <text:p>858.640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3.302333333333">
                <text:p>403.302333333333</text:p>
              </table:table-cell>
              <table:table-cell office:value-type="float" office:value="776.836">
                <text:p>776.8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9.851666666667">
                <text:p>379.851666666667</text:p>
              </table:table-cell>
              <table:table-cell office:value-type="float" office:value="720.235666666667">
                <text:p>720.235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9.767">
                <text:p>379.767</text:p>
              </table:table-cell>
              <table:table-cell office:value-type="float" office:value="850.841333333333">
                <text:p>850.841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.137">
                <text:p>400.137</text:p>
              </table:table-cell>
              <table:table-cell office:value-type="float" office:value="874.537666666667">
                <text:p>874.537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8.588333333333">
                <text:p>378.588333333333</text:p>
              </table:table-cell>
              <table:table-cell office:value-type="float" office:value="825.698">
                <text:p>825.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2.47">
                <text:p>352.47</text:p>
              </table:table-cell>
              <table:table-cell office:value-type="float" office:value="875.167">
                <text:p>875.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9.754">
                <text:p>379.754</text:p>
              </table:table-cell>
              <table:table-cell office:value-type="float" office:value="875.470333333333">
                <text:p>875.470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1.707">
                <text:p>401.707</text:p>
              </table:table-cell>
              <table:table-cell office:value-type="float" office:value="798.315">
                <text:p>798.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1.882666666667">
                <text:p>401.882666666667</text:p>
              </table:table-cell>
              <table:table-cell office:value-type="float" office:value="852.394666666667">
                <text:p>852.394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9.101333333333">
                <text:p>379.101333333333</text:p>
              </table:table-cell>
              <table:table-cell office:value-type="float" office:value="877.431">
                <text:p>877.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9.101333333333">
                <text:p>379.101333333333</text:p>
              </table:table-cell>
              <table:table-cell office:value-type="float" office:value="760.105666666667">
                <text:p>760.105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8.387666666667">
                <text:p>378.387666666667</text:p>
              </table:table-cell>
              <table:table-cell office:value-type="float" office:value="684.862">
                <text:p>684.8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8.591">
                <text:p>378.591</text:p>
              </table:table-cell>
              <table:table-cell office:value-type="float" office:value="677.201666666667">
                <text:p>677.201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.238333333333">
                <text:p>350.238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6.554333333333">
                <text:p>276.554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9.774333333333">
                <text:p>249.774333333333</text:p>
              </table:table-cell>
              <table:table-cell office:value-type="float" office:value="78.418">
                <text:p>78.4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7.774333333333">
                <text:p>247.774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2.441">
                <text:p>242.441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0.441">
                <text:p>240.441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7.107666666667">
                <text:p>237.107666666667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5.774333333333">
                <text:p>235.774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3.774333333333">
                <text:p>233.774333333333</text:p>
              </table:table-cell>
              <table:table-cell office:value-type="float" office:value="67.3803333333333">
                <text:p>67.380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3.774333333333">
                <text:p>233.774333333333</text:p>
              </table:table-cell>
              <table:table-cell office:value-type="float" office:value="67.3803333333333">
                <text:p>67.380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11cm" svg:y="0.536cm" chart:style-name="ch2">
          <text:p>php vsz memory usage (in MB)</text:p>
        </chart:title>
        <chart:legend chart:legend-position="end" svg:x="36.514cm" svg:y="9.452cm" style:legend-expansion="high" chart:style-name="ch3"/>
        <chart:plot-area chart:style-name="ch4" table:cell-range-address="'memory - cpu'.AN3:'memory - cpu'.AN82 'memory - cpu'.CD3:'memory - cpu'.CD82" chart:data-source-has-labels="row" svg:x="0.8cm" svg:y="1.741cm" svg:width="34.914cm" svg:height="17.86cm">
          <chartooo:coordinate-region svg:x="1.898cm" svg:y="1.94cm" svg:width="33.392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N4:'memory - cpu'.AN82" chart:label-cell-address="'memory - cpu'.AN3:'memory - cpu'.AN3" chart:class="chart:line">
            <chart:data-point chart:repeated="79"/>
          </chart:series>
          <chart:series chart:style-name="ch8" chart:values-cell-range-address="'memory - cpu'.CD4:'memory - cpu'.CD82" chart:label-cell-address="'memory - cpu'.CD3:'memory - cpu'.CD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vsz</text:p>
                <draw:g>
                  <svg:desc>'memory - cpu'.AN3:'memory - cpu'.AN3</svg:desc>
                </draw:g>
              </table:table-cell>
              <table:table-cell office:value-type="string">
                <text:p>lphp vsz</text:p>
                <draw:g>
                  <svg:desc>'memory - cpu'.CD3:'memory - cpu'.C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00.51733333333">
                <text:p>2600.51733333333</text:p>
                <draw:g>
                  <svg:desc>'memory - cpu'.AN4:'memory - cpu'.AN82</svg:desc>
                </draw:g>
              </table:table-cell>
              <table:table-cell office:value-type="float" office:value="1283.723">
                <text:p>1283.723</text:p>
                <draw:g>
                  <svg:desc>'memory - cpu'.CD4:'memory - cpu'.C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5.107">
                <text:p>2845.107</text:p>
              </table:table-cell>
              <table:table-cell office:value-type="float" office:value="7171.20333333333">
                <text:p>7171.20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8.00166666667">
                <text:p>3508.00166666667</text:p>
              </table:table-cell>
              <table:table-cell office:value-type="float" office:value="7632.44533333333">
                <text:p>7632.445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24.05966666667">
                <text:p>3524.05966666667</text:p>
              </table:table-cell>
              <table:table-cell office:value-type="float" office:value="7196.97366666667">
                <text:p>7196.973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3.59">
                <text:p>3523.59</text:p>
              </table:table-cell>
              <table:table-cell office:value-type="float" office:value="8298.62766666667">
                <text:p>8298.627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4.14966666667">
                <text:p>3964.14966666667</text:p>
              </table:table-cell>
              <table:table-cell office:value-type="float" office:value="8080.26566666667">
                <text:p>8080.265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66.543">
                <text:p>3966.543</text:p>
              </table:table-cell>
              <table:table-cell office:value-type="float" office:value="8520.47766666667">
                <text:p>8520.477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65.884">
                <text:p>3965.884</text:p>
              </table:table-cell>
              <table:table-cell office:value-type="float" office:value="7646.05966666667">
                <text:p>7646.059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46.29566666667">
                <text:p>3746.29566666667</text:p>
              </table:table-cell>
              <table:table-cell office:value-type="float" office:value="7860.11733333333">
                <text:p>7860.117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45.80066666667">
                <text:p>3745.80066666667</text:p>
              </table:table-cell>
              <table:table-cell office:value-type="float" office:value="8086.56366666667">
                <text:p>8086.563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63.34766666667">
                <text:p>3963.34766666667</text:p>
              </table:table-cell>
              <table:table-cell office:value-type="float" office:value="9174.78633333333">
                <text:p>9174.786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46.44533333333">
                <text:p>3746.44533333333</text:p>
              </table:table-cell>
              <table:table-cell office:value-type="float" office:value="8309.16533333333">
                <text:p>8309.165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44.93366666667">
                <text:p>3744.93366666667</text:p>
              </table:table-cell>
              <table:table-cell office:value-type="float" office:value="8736.55233333333">
                <text:p>8736.552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4.38">
                <text:p>3744.38</text:p>
              </table:table-cell>
              <table:table-cell office:value-type="float" office:value="9186.26033333333">
                <text:p>9186.260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44.33866666667">
                <text:p>3744.33866666667</text:p>
              </table:table-cell>
              <table:table-cell office:value-type="float" office:value="8980.33733333333">
                <text:p>8980.337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43.844">
                <text:p>3743.844</text:p>
              </table:table-cell>
              <table:table-cell office:value-type="float" office:value="10057.3023333333">
                <text:p>10057.302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23.92833333333">
                <text:p>3523.92833333333</text:p>
              </table:table-cell>
              <table:table-cell office:value-type="float" office:value="9832.561">
                <text:p>9832.5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60.488">
                <text:p>3960.488</text:p>
              </table:table-cell>
              <table:table-cell office:value-type="float" office:value="8740.44366666667">
                <text:p>8740.443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4.79166666667">
                <text:p>3744.79166666667</text:p>
              </table:table-cell>
              <table:table-cell office:value-type="float" office:value="9169.67033333333">
                <text:p>9169.670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45.466">
                <text:p>3745.466</text:p>
              </table:table-cell>
              <table:table-cell office:value-type="float" office:value="8744.38933333333">
                <text:p>8744.389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42.922">
                <text:p>3742.922</text:p>
              </table:table-cell>
              <table:table-cell office:value-type="float" office:value="8307.14966666667">
                <text:p>8307.149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46.42066666667">
                <text:p>3746.42066666667</text:p>
              </table:table-cell>
              <table:table-cell office:value-type="float" office:value="8965.70566666667">
                <text:p>8965.705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65.634">
                <text:p>3965.634</text:p>
              </table:table-cell>
              <table:table-cell office:value-type="float" office:value="9615.534">
                <text:p>9615.5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64.474">
                <text:p>3964.474</text:p>
              </table:table-cell>
              <table:table-cell office:value-type="float" office:value="8753.991">
                <text:p>8753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63.66166666667">
                <text:p>3963.66166666667</text:p>
              </table:table-cell>
              <table:table-cell office:value-type="float" office:value="9192.42166666667">
                <text:p>9192.421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3.66166666667">
                <text:p>3963.66166666667</text:p>
              </table:table-cell>
              <table:table-cell office:value-type="float" office:value="7651.20566666667">
                <text:p>7651.205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23.87233333333">
                <text:p>3523.87233333333</text:p>
              </table:table-cell>
              <table:table-cell office:value-type="float" office:value="7869.61833333333">
                <text:p>7869.618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44.905">
                <text:p>3744.905</text:p>
              </table:table-cell>
              <table:table-cell office:value-type="float" office:value="8297.80866666667">
                <text:p>8297.808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4.51033333333">
                <text:p>3524.51033333333</text:p>
              </table:table-cell>
              <table:table-cell office:value-type="float" office:value="8521.17833333333">
                <text:p>8521.178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37.703">
                <text:p>3737.703</text:p>
              </table:table-cell>
              <table:table-cell office:value-type="float" office:value="8344.24333333333">
                <text:p>8344.24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42">
                <text:p>3742</text:p>
              </table:table-cell>
              <table:table-cell office:value-type="float" office:value="7033.47666666667">
                <text:p>7033.47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61.45033333333">
                <text:p>3961.45033333333</text:p>
              </table:table-cell>
              <table:table-cell office:value-type="float" office:value="6332.60666666667">
                <text:p>6332.60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64.58466666667">
                <text:p>3964.58466666667</text:p>
              </table:table-cell>
              <table:table-cell office:value-type="float" office:value="7211.00766666667">
                <text:p>7211.007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66.92866666667">
                <text:p>3966.92866666667</text:p>
              </table:table-cell>
              <table:table-cell office:value-type="float" office:value="6991.23833333333">
                <text:p>6991.238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4.211">
                <text:p>3744.211</text:p>
              </table:table-cell>
              <table:table-cell office:value-type="float" office:value="6106.668">
                <text:p>6106.6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22.47266666667">
                <text:p>3522.47266666667</text:p>
              </table:table-cell>
              <table:table-cell office:value-type="float" office:value="6319.133">
                <text:p>6319.1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62.155">
                <text:p>3962.155</text:p>
              </table:table-cell>
              <table:table-cell office:value-type="float" office:value="8303.457">
                <text:p>8303.4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46.17333333333">
                <text:p>3746.17333333333</text:p>
              </table:table-cell>
              <table:table-cell office:value-type="float" office:value="7874.60966666667">
                <text:p>7874.609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46.03133333333">
                <text:p>3746.03133333333</text:p>
              </table:table-cell>
              <table:table-cell office:value-type="float" office:value="8290.20566666667">
                <text:p>8290.205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46.20333333333">
                <text:p>3746.20333333333</text:p>
              </table:table-cell>
              <table:table-cell office:value-type="float" office:value="7438.10033333333">
                <text:p>7438.100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01.078">
                <text:p>3301.078</text:p>
              </table:table-cell>
              <table:table-cell office:value-type="float" office:value="8280.70566666667">
                <text:p>8280.705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22.401">
                <text:p>3522.401</text:p>
              </table:table-cell>
              <table:table-cell office:value-type="float" office:value="7429.36566666667">
                <text:p>7429.365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24.46866666667">
                <text:p>3524.46866666667</text:p>
              </table:table-cell>
              <table:table-cell office:value-type="float" office:value="7858.56">
                <text:p>7858.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44.168">
                <text:p>3744.168</text:p>
              </table:table-cell>
              <table:table-cell office:value-type="float" office:value="7865.30433333333">
                <text:p>7865.304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42.207">
                <text:p>3742.207</text:p>
              </table:table-cell>
              <table:table-cell office:value-type="float" office:value="8303.91">
                <text:p>8303.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60.39733333333">
                <text:p>3960.39733333333</text:p>
              </table:table-cell>
              <table:table-cell office:value-type="float" office:value="8949.02466666667">
                <text:p>8949.024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65.06933333333">
                <text:p>3965.06933333333</text:p>
              </table:table-cell>
              <table:table-cell office:value-type="float" office:value="8960.85933333333">
                <text:p>8960.859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66.43633333333">
                <text:p>3966.43633333333</text:p>
              </table:table-cell>
              <table:table-cell office:value-type="float" office:value="8081.98166666667">
                <text:p>8081.981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46.20833333333">
                <text:p>3746.20833333333</text:p>
              </table:table-cell>
              <table:table-cell office:value-type="float" office:value="7648.19533333333">
                <text:p>7648.195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46.03666666667">
                <text:p>3746.03666666667</text:p>
              </table:table-cell>
              <table:table-cell office:value-type="float" office:value="8744.35566666667">
                <text:p>8744.355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63.57333333333">
                <text:p>3963.57333333333</text:p>
              </table:table-cell>
              <table:table-cell office:value-type="float" office:value="9179.75766666667">
                <text:p>9179.757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44.85933333333">
                <text:p>3744.85933333333</text:p>
              </table:table-cell>
              <table:table-cell office:value-type="float" office:value="8520.10033333333">
                <text:p>8520.100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22.11733333333">
                <text:p>3522.11733333333</text:p>
              </table:table-cell>
              <table:table-cell office:value-type="float" office:value="8962.54966666667">
                <text:p>8962.549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56.72166666667">
                <text:p>3956.72166666667</text:p>
              </table:table-cell>
              <table:table-cell office:value-type="float" office:value="8966.68266666667">
                <text:p>8966.682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64.923">
                <text:p>3964.923</text:p>
              </table:table-cell>
              <table:table-cell office:value-type="float" office:value="8302.34266666667">
                <text:p>8302.342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4.931">
                <text:p>3964.931</text:p>
              </table:table-cell>
              <table:table-cell office:value-type="float" office:value="8745.57533333334">
                <text:p>8745.575333333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45.37233333333">
                <text:p>3745.37233333333</text:p>
              </table:table-cell>
              <table:table-cell office:value-type="float" office:value="8966.76966666667">
                <text:p>8966.769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45.37233333333">
                <text:p>3745.37233333333</text:p>
              </table:table-cell>
              <table:table-cell office:value-type="float" office:value="7708.92466666667">
                <text:p>7708.924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44.85133333333">
                <text:p>3744.85133333333</text:p>
              </table:table-cell>
              <table:table-cell office:value-type="float" office:value="7003.81866666667">
                <text:p>7003.818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45.16033333333">
                <text:p>3745.16033333333</text:p>
              </table:table-cell>
              <table:table-cell office:value-type="float" office:value="7000.07133333333">
                <text:p>7000.071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19.94266666667">
                <text:p>3519.942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55.92566666667">
                <text:p>2855.925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32.36833333333">
                <text:p>2632.36833333333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30.36833333333">
                <text:p>2630.368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25.035">
                <text:p>2625.035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3.035">
                <text:p>2623.035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19.70166666667">
                <text:p>2619.701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18.36833333333">
                <text:p>2618.368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16.36833333333">
                <text:p>2616.368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16.36833333333">
                <text:p>2616.36833333333</text:p>
              </table:table-cell>
              <table:table-cell office:value-type="float" office:value="1283.723">
                <text:p>1283.7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848cm" svg:y="0.536cm" chart:style-name="ch2">
          <text:p>combined cpu usage (in %)</text:p>
        </chart:title>
        <chart:legend chart:legend-position="end" svg:x="34cm" svg:y="9.452cm" style:legend-expansion="high" chart:style-name="ch3"/>
        <chart:plot-area chart:style-name="ch4" table:cell-range-address="'memory - cpu'.AZ3:'memory - cpu'.AZ82 'memory - cpu'.CP3:'memory - cpu'.CP82" chart:data-source-has-labels="row" svg:x="0.8cm" svg:y="1.741cm" svg:width="32.4cm" svg:height="17.86cm">
          <chartooo:coordinate-region svg:x="1.686cm" svg:y="1.94cm" svg:width="31.373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Z4:'memory - cpu'.AZ82" chart:label-cell-address="'memory - cpu'.AZ3:'memory - cpu'.AZ3" chart:class="chart:line">
            <chart:data-point chart:repeated="79"/>
          </chart:series>
          <chart:series chart:style-name="ch8" chart:values-cell-range-address="'memory - cpu'.CP4:'memory - cpu'.CP82" chart:label-cell-address="'memory - cpu'.CP3:'memory - cpu'.CP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cpu</text:p>
                <draw:g>
                  <svg:desc>'memory - cpu'.AZ3:'memory - cpu'.AZ3</svg:desc>
                </draw:g>
              </table:table-cell>
              <table:table-cell office:value-type="string">
                <text:p>Combined litespeed cpu</text:p>
                <draw:g>
                  <svg:desc>'memory - cpu'.CP3:'memory - cpu'.C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Z4:'memory - cpu'.AZ82</svg:desc>
                </draw:g>
              </table:table-cell>
              <table:table-cell office:value-type="float" office:value="0">
                <text:p>0</text:p>
                <draw:g>
                  <svg:desc>'memory - cpu'.CP4:'memory - cpu'.C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.533333333333">
                <text:p>141.533333333333</text:p>
              </table:table-cell>
              <table:table-cell office:value-type="float" office:value="17.9333333333333">
                <text:p>17.9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3.066666666667">
                <text:p>603.066666666667</text:p>
              </table:table-cell>
              <table:table-cell office:value-type="float" office:value="339.033333333333">
                <text:p>339.0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3.933333333333">
                <text:p>643.933333333333</text:p>
              </table:table-cell>
              <table:table-cell office:value-type="float" office:value="231.433333333333">
                <text:p>231.4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1.233333333333">
                <text:p>641.233333333333</text:p>
              </table:table-cell>
              <table:table-cell office:value-type="float" office:value="363.933333333333">
                <text:p>363.9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1.033333333333">
                <text:p>641.033333333333</text:p>
              </table:table-cell>
              <table:table-cell office:value-type="float" office:value="389.733333333333">
                <text:p>389.7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1.366666666667">
                <text:p>631.366666666667</text:p>
              </table:table-cell>
              <table:table-cell office:value-type="float" office:value="410.9">
                <text:p>41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2.033333333333">
                <text:p>672.033333333333</text:p>
              </table:table-cell>
              <table:table-cell office:value-type="float" office:value="392.066666666667">
                <text:p>392.0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9.4">
                <text:p>629.4</text:p>
              </table:table-cell>
              <table:table-cell office:value-type="float" office:value="329.866666666667">
                <text:p>329.8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8.4">
                <text:p>638.4</text:p>
              </table:table-cell>
              <table:table-cell office:value-type="float" office:value="445.2">
                <text:p>445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9.1">
                <text:p>609.1</text:p>
              </table:table-cell>
              <table:table-cell office:value-type="float" office:value="400.966666666667">
                <text:p>400.9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1.333333333333">
                <text:p>611.333333333333</text:p>
              </table:table-cell>
              <table:table-cell office:value-type="float" office:value="490.166666666667">
                <text:p>490.1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2.533333333333">
                <text:p>632.533333333333</text:p>
              </table:table-cell>
              <table:table-cell office:value-type="float" office:value="397.166666666667">
                <text:p>397.1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.133333333333">
                <text:p>600.133333333333</text:p>
              </table:table-cell>
              <table:table-cell office:value-type="float" office:value="422.433333333333">
                <text:p>422.4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7.9">
                <text:p>637.9</text:p>
              </table:table-cell>
              <table:table-cell office:value-type="float" office:value="471.033333333333">
                <text:p>471.0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1.833333333333">
                <text:p>641.833333333333</text:p>
              </table:table-cell>
              <table:table-cell office:value-type="float" office:value="482.8">
                <text:p>482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6.266666666667">
                <text:p>626.266666666667</text:p>
              </table:table-cell>
              <table:table-cell office:value-type="float" office:value="340.633333333333">
                <text:p>340.6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8.766666666667">
                <text:p>628.766666666667</text:p>
              </table:table-cell>
              <table:table-cell office:value-type="float" office:value="390.733333333333">
                <text:p>390.7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1.133333333333">
                <text:p>631.133333333333</text:p>
              </table:table-cell>
              <table:table-cell office:value-type="float" office:value="224.7">
                <text:p>224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0.966666666667">
                <text:p>660.966666666667</text:p>
              </table:table-cell>
              <table:table-cell office:value-type="float" office:value="462.266666666667">
                <text:p>462.2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2.366666666667">
                <text:p>632.366666666667</text:p>
              </table:table-cell>
              <table:table-cell office:value-type="float" office:value="479.4">
                <text:p>479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5.3">
                <text:p>615.3</text:p>
              </table:table-cell>
              <table:table-cell office:value-type="float" office:value="441.6">
                <text:p>441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7.1">
                <text:p>617.1</text:p>
              </table:table-cell>
              <table:table-cell office:value-type="float" office:value="397.066666666667">
                <text:p>397.0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2.933333333333">
                <text:p>632.933333333333</text:p>
              </table:table-cell>
              <table:table-cell office:value-type="float" office:value="493.633333333333">
                <text:p>493.6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7.833333333333">
                <text:p>647.833333333333</text:p>
              </table:table-cell>
              <table:table-cell office:value-type="float" office:value="419.2">
                <text:p>419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0.766666666667">
                <text:p>640.766666666667</text:p>
              </table:table-cell>
              <table:table-cell office:value-type="float" office:value="389.733333333333">
                <text:p>389.7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9.633333333333">
                <text:p>639.633333333333</text:p>
              </table:table-cell>
              <table:table-cell office:value-type="float" office:value="386.033333333333">
                <text:p>386.0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3">
                <text:p>633</text:p>
              </table:table-cell>
              <table:table-cell office:value-type="float" office:value="304.166666666667">
                <text:p>304.1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5.133333333333">
                <text:p>635.133333333333</text:p>
              </table:table-cell>
              <table:table-cell office:value-type="float" office:value="330.766666666667">
                <text:p>330.7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5.833333333333">
                <text:p>605.833333333333</text:p>
              </table:table-cell>
              <table:table-cell office:value-type="float" office:value="399.7">
                <text:p>399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9">
                <text:p>629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5">
                <text:p>645</text:p>
              </table:table-cell>
              <table:table-cell office:value-type="float" office:value="265.466666666667">
                <text:p>265.4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6.233333333333">
                <text:p>636.233333333333</text:p>
              </table:table-cell>
              <table:table-cell office:value-type="float" office:value="410.3">
                <text:p>41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8.233333333333">
                <text:p>638.233333333333</text:p>
              </table:table-cell>
              <table:table-cell office:value-type="float" office:value="412.933333333333">
                <text:p>412.9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2.6">
                <text:p>632.6</text:p>
              </table:table-cell>
              <table:table-cell office:value-type="float" office:value="320.266666666667">
                <text:p>320.2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7.733333333333">
                <text:p>637.733333333333</text:p>
              </table:table-cell>
              <table:table-cell office:value-type="float" office:value="279.533333333333">
                <text:p>279.5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6.9">
                <text:p>636.9</text:p>
              </table:table-cell>
              <table:table-cell office:value-type="float" office:value="308.533333333333">
                <text:p>308.5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6.3">
                <text:p>646.3</text:p>
              </table:table-cell>
              <table:table-cell office:value-type="float" office:value="411.466666666667">
                <text:p>411.4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8.033333333333">
                <text:p>638.033333333333</text:p>
              </table:table-cell>
              <table:table-cell office:value-type="float" office:value="384.466666666667">
                <text:p>384.4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0.366666666667">
                <text:p>650.366666666667</text:p>
              </table:table-cell>
              <table:table-cell office:value-type="float" office:value="375.033333333333">
                <text:p>375.0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3.1">
                <text:p>613.1</text:p>
              </table:table-cell>
              <table:table-cell office:value-type="float" office:value="280.966666666667">
                <text:p>280.9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9.6">
                <text:p>639.6</text:p>
              </table:table-cell>
              <table:table-cell office:value-type="float" office:value="343.866666666667">
                <text:p>343.8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0.266666666667">
                <text:p>660.266666666667</text:p>
              </table:table-cell>
              <table:table-cell office:value-type="float" office:value="370.933333333333">
                <text:p>370.9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3.066666666667">
                <text:p>613.06666666666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6.033333333333">
                <text:p>626.033333333333</text:p>
              </table:table-cell>
              <table:table-cell office:value-type="float" office:value="406.933333333333">
                <text:p>406.9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2.766666666667">
                <text:p>642.76666666666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9.533333333333">
                <text:p>639.533333333333</text:p>
              </table:table-cell>
              <table:table-cell office:value-type="float" office:value="418.7">
                <text:p>418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2.5">
                <text:p>642.5</text:p>
              </table:table-cell>
              <table:table-cell office:value-type="float" office:value="375.633333333333">
                <text:p>375.6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4">
                <text:p>624</text:p>
              </table:table-cell>
              <table:table-cell office:value-type="float" office:value="415.633333333333">
                <text:p>415.6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0.866666666667">
                <text:p>640.8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4.666666666667">
                <text:p>634.666666666667</text:p>
              </table:table-cell>
              <table:table-cell office:value-type="float" office:value="374.7">
                <text:p>374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9">
                <text:p>639</text:p>
              </table:table-cell>
              <table:table-cell office:value-type="float" office:value="444.566666666667">
                <text:p>444.5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2.533333333333">
                <text:p>612.533333333333</text:p>
              </table:table-cell>
              <table:table-cell office:value-type="float" office:value="467.733333333333">
                <text:p>467.7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5.533333333333">
                <text:p>635.533333333333</text:p>
              </table:table-cell>
              <table:table-cell office:value-type="float" office:value="485.9">
                <text:p>485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2.266666666667">
                <text:p>632.266666666667</text:p>
              </table:table-cell>
              <table:table-cell office:value-type="float" office:value="438.7">
                <text:p>438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5.1">
                <text:p>645.1</text:p>
              </table:table-cell>
              <table:table-cell office:value-type="float" office:value="354.966666666667">
                <text:p>354.9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4.1">
                <text:p>634.1</text:p>
              </table:table-cell>
              <table:table-cell office:value-type="float" office:value="471.933333333333">
                <text:p>471.9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6.766666666667">
                <text:p>636.766666666667</text:p>
              </table:table-cell>
              <table:table-cell office:value-type="float" office:value="365.333333333333">
                <text:p>365.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1.733333333333">
                <text:p>611.733333333333</text:p>
              </table:table-cell>
              <table:table-cell office:value-type="float" office:value="422.6">
                <text:p>422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2">
                <text:p>592</text:p>
              </table:table-cell>
              <table:table-cell office:value-type="float" office:value="312.766666666667">
                <text:p>312.7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2.533333333333">
                <text:p>262.53333333333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76cm" svg:y="0.536cm" chart:style-name="ch2">
          <text:p>combined rss memory usage (in MB)</text:p>
        </chart:title>
        <chart:legend chart:legend-position="end" svg:x="34.106cm" svg:y="9.452cm" style:legend-expansion="high" chart:style-name="ch3"/>
        <chart:plot-area chart:style-name="ch4" table:cell-range-address="'memory - cpu'.BA3:'memory - cpu'.BA82 'memory - cpu'.CQ3:'memory - cpu'.CQ82" chart:data-source-has-labels="row" svg:x="0.8cm" svg:y="1.741cm" svg:width="32.506cm" svg:height="17.86cm">
          <chartooo:coordinate-region svg:x="1.686cm" svg:y="1.94cm" svg:width="31.267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A4:'memory - cpu'.BA82" chart:label-cell-address="'memory - cpu'.BA3:'memory - cpu'.BA3" chart:class="chart:line">
            <chart:data-point chart:repeated="79"/>
          </chart:series>
          <chart:series chart:style-name="ch8" chart:values-cell-range-address="'memory - cpu'.CQ4:'memory - cpu'.CQ82" chart:label-cell-address="'memory - cpu'.CQ3:'memory - cpu'.CQ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rss</text:p>
                <draw:g>
                  <svg:desc>'memory - cpu'.BA3:'memory - cpu'.BA3</svg:desc>
                </draw:g>
              </table:table-cell>
              <table:table-cell office:value-type="string">
                <text:p>Combined litespeed rss</text:p>
                <draw:g>
                  <svg:desc>'memory - cpu'.CQ3:'memory - cpu'.C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6.327333333333">
                <text:p>566.327333333333</text:p>
                <draw:g>
                  <svg:desc>'memory - cpu'.BA4:'memory - cpu'.BA82</svg:desc>
                </draw:g>
              </table:table-cell>
              <table:table-cell office:value-type="float" office:value="116.791666666667">
                <text:p>116.791666666667</text:p>
                <draw:g>
                  <svg:desc>'memory - cpu'.CQ4:'memory - cpu'.CQ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6.327333333333">
                <text:p>566.327333333333</text:p>
              </table:table-cell>
              <table:table-cell office:value-type="float" office:value="116.791666666667">
                <text:p>116.7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6.327333333333">
                <text:p>566.327333333333</text:p>
              </table:table-cell>
              <table:table-cell office:value-type="float" office:value="116.791666666667">
                <text:p>116.7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6.327333333333">
                <text:p>566.327333333333</text:p>
              </table:table-cell>
              <table:table-cell office:value-type="float" office:value="115.669333333333">
                <text:p>115.669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.327333333333">
                <text:p>566.327333333333</text:p>
              </table:table-cell>
              <table:table-cell office:value-type="float" office:value="115.669333333333">
                <text:p>115.669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327333333333">
                <text:p>566.327333333333</text:p>
              </table:table-cell>
              <table:table-cell office:value-type="float" office:value="115.669333333333">
                <text:p>115.669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6.327333333333">
                <text:p>566.327333333333</text:p>
              </table:table-cell>
              <table:table-cell office:value-type="float" office:value="115.669333333333">
                <text:p>115.669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6.328666666667">
                <text:p>566.328666666667</text:p>
              </table:table-cell>
              <table:table-cell office:value-type="float" office:value="115.669333333333">
                <text:p>115.669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6.328666666667">
                <text:p>566.328666666667</text:p>
              </table:table-cell>
              <table:table-cell office:value-type="float" office:value="115.669333333333">
                <text:p>115.669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6.328666666667">
                <text:p>566.328666666667</text:p>
              </table:table-cell>
              <table:table-cell office:value-type="float" office:value="115.669333333333">
                <text:p>115.669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5.744">
                <text:p>605.744</text:p>
              </table:table-cell>
              <table:table-cell office:value-type="float" office:value="622.346666666667">
                <text:p>622.34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6.818666666667">
                <text:p>686.818666666667</text:p>
              </table:table-cell>
              <table:table-cell office:value-type="float" office:value="707.318666666667">
                <text:p>707.318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9.457">
                <text:p>719.457</text:p>
              </table:table-cell>
              <table:table-cell office:value-type="float" office:value="681.112">
                <text:p>681.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2.578">
                <text:p>722.578</text:p>
              </table:table-cell>
              <table:table-cell office:value-type="float" office:value="799.229">
                <text:p>799.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1.202333333333">
                <text:p>771.202333333333</text:p>
              </table:table-cell>
              <table:table-cell office:value-type="float" office:value="799.729333333333">
                <text:p>799.729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.715">
                <text:p>775.715</text:p>
              </table:table-cell>
              <table:table-cell office:value-type="float" office:value="840.893333333333">
                <text:p>840.89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5.983333333333">
                <text:p>775.983333333333</text:p>
              </table:table-cell>
              <table:table-cell office:value-type="float" office:value="770.862">
                <text:p>770.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4.139">
                <text:p>754.139</text:p>
              </table:table-cell>
              <table:table-cell office:value-type="float" office:value="814.205666666667">
                <text:p>814.205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3.799666666667">
                <text:p>753.799666666667</text:p>
              </table:table-cell>
              <table:table-cell office:value-type="float" office:value="829.796666666667">
                <text:p>829.79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5.574666666667">
                <text:p>775.574666666667</text:p>
              </table:table-cell>
              <table:table-cell office:value-type="float" office:value="940.187333333333">
                <text:p>940.187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5.839333333333">
                <text:p>755.839333333333</text:p>
              </table:table-cell>
              <table:table-cell office:value-type="float" office:value="858.488">
                <text:p>858.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4.930333333333">
                <text:p>754.930333333333</text:p>
              </table:table-cell>
              <table:table-cell office:value-type="float" office:value="894.647333333333">
                <text:p>894.647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5.551">
                <text:p>755.551</text:p>
              </table:table-cell>
              <table:table-cell office:value-type="float" office:value="954.373666666667">
                <text:p>954.373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6.453">
                <text:p>756.453</text:p>
              </table:table-cell>
              <table:table-cell office:value-type="float" office:value="942.207">
                <text:p>942.2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6.234666666667">
                <text:p>756.234666666667</text:p>
              </table:table-cell>
              <table:table-cell office:value-type="float" office:value="1020.457">
                <text:p>1020.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3.804666666667">
                <text:p>733.804666666667</text:p>
              </table:table-cell>
              <table:table-cell office:value-type="float" office:value="997.675666666667">
                <text:p>997.675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6.698666666667">
                <text:p>776.698666666667</text:p>
              </table:table-cell>
              <table:table-cell office:value-type="float" office:value="891.101333333334">
                <text:p>891.101333333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7.466333333333">
                <text:p>757.466333333333</text:p>
              </table:table-cell>
              <table:table-cell office:value-type="float" office:value="905.182333333333">
                <text:p>905.182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7.720333333333">
                <text:p>757.720333333333</text:p>
              </table:table-cell>
              <table:table-cell office:value-type="float" office:value="881.322666666667">
                <text:p>881.322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5.388">
                <text:p>755.388</text:p>
              </table:table-cell>
              <table:table-cell office:value-type="float" office:value="839.225333333333">
                <text:p>839.225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8.659333333333">
                <text:p>758.659333333333</text:p>
              </table:table-cell>
              <table:table-cell office:value-type="float" office:value="928.711">
                <text:p>928.7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0.356666666667">
                <text:p>780.356666666667</text:p>
              </table:table-cell>
              <table:table-cell office:value-type="float" office:value="988.254">
                <text:p>988.2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9.611">
                <text:p>779.611</text:p>
              </table:table-cell>
              <table:table-cell office:value-type="float" office:value="913.304666666667">
                <text:p>913.304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9.399">
                <text:p>779.399</text:p>
              </table:table-cell>
              <table:table-cell office:value-type="float" office:value="955.348666666667">
                <text:p>955.348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0.219333333333">
                <text:p>780.219333333333</text:p>
              </table:table-cell>
              <table:table-cell office:value-type="float" office:value="792.429666666667">
                <text:p>792.429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4.231333333334">
                <text:p>734.231333333334</text:p>
              </table:table-cell>
              <table:table-cell office:value-type="float" office:value="808.478">
                <text:p>808.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8.062666666667">
                <text:p>758.062666666667</text:p>
              </table:table-cell>
              <table:table-cell office:value-type="float" office:value="746.19">
                <text:p>746.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4.720333333333">
                <text:p>734.720333333333</text:p>
              </table:table-cell>
              <table:table-cell office:value-type="float" office:value="802.200666666667">
                <text:p>802.200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7.124">
                <text:p>737.124</text:p>
              </table:table-cell>
              <table:table-cell office:value-type="float" office:value="856.048">
                <text:p>856.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5.392">
                <text:p>755.392</text:p>
              </table:table-cell>
              <table:table-cell office:value-type="float" office:value="787.010666666667">
                <text:p>787.010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9.686666666667">
                <text:p>769.686666666667</text:p>
              </table:table-cell>
              <table:table-cell office:value-type="float" office:value="622.746">
                <text:p>622.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0.953">
                <text:p>780.953</text:p>
              </table:table-cell>
              <table:table-cell office:value-type="float" office:value="731.226666666667">
                <text:p>731.22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3.298333333333">
                <text:p>783.298333333333</text:p>
              </table:table-cell>
              <table:table-cell office:value-type="float" office:value="687.769333333333">
                <text:p>687.769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7.248333333333">
                <text:p>757.248333333333</text:p>
              </table:table-cell>
              <table:table-cell office:value-type="float" office:value="581.665333333333">
                <text:p>581.665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1.302333333333">
                <text:p>731.302333333333</text:p>
              </table:table-cell>
              <table:table-cell office:value-type="float" office:value="601.710666666667">
                <text:p>601.710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2.695333333333">
                <text:p>772.695333333333</text:p>
              </table:table-cell>
              <table:table-cell office:value-type="float" office:value="843.807333333333">
                <text:p>843.807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9.444">
                <text:p>759.444</text:p>
              </table:table-cell>
              <table:table-cell office:value-type="float" office:value="812.823">
                <text:p>812.8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9.044333333333">
                <text:p>759.044333333333</text:p>
              </table:table-cell>
              <table:table-cell office:value-type="float" office:value="810.555666666667">
                <text:p>810.555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9.209666666667">
                <text:p>759.209666666667</text:p>
              </table:table-cell>
              <table:table-cell office:value-type="float" office:value="760.218666666667">
                <text:p>760.218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7.465333333333">
                <text:p>707.465333333333</text:p>
              </table:table-cell>
              <table:table-cell office:value-type="float" office:value="799.116">
                <text:p>799.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6.933666666667">
                <text:p>726.933666666667</text:p>
              </table:table-cell>
              <table:table-cell office:value-type="float" office:value="754.395666666667">
                <text:p>754.395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4.453">
                <text:p>734.453</text:p>
              </table:table-cell>
              <table:table-cell office:value-type="float" office:value="790.32">
                <text:p>790.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6.976666666667">
                <text:p>756.976666666667</text:p>
              </table:table-cell>
              <table:table-cell office:value-type="float" office:value="818.695333333334">
                <text:p>818.695333333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5.781">
                <text:p>755.781</text:p>
              </table:table-cell>
              <table:table-cell office:value-type="float" office:value="855.836">
                <text:p>855.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7.458">
                <text:p>777.458</text:p>
              </table:table-cell>
              <table:table-cell office:value-type="float" office:value="881.345">
                <text:p>881.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1.336">
                <text:p>781.336</text:p>
              </table:table-cell>
              <table:table-cell office:value-type="float" office:value="917.75">
                <text:p>917.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2.790333333333">
                <text:p>782.790333333333</text:p>
              </table:table-cell>
              <table:table-cell office:value-type="float" office:value="831.056">
                <text:p>831.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9.893333333333">
                <text:p>759.893333333333</text:p>
              </table:table-cell>
              <table:table-cell office:value-type="float" office:value="775.018333333333">
                <text:p>775.018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9.888333333333">
                <text:p>759.888333333333</text:p>
              </table:table-cell>
              <table:table-cell office:value-type="float" office:value="897.696666666667">
                <text:p>897.69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0.17">
                <text:p>780.17</text:p>
              </table:table-cell>
              <table:table-cell office:value-type="float" office:value="939.886666666667">
                <text:p>939.88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8.426">
                <text:p>758.426</text:p>
              </table:table-cell>
              <table:table-cell office:value-type="float" office:value="877.664">
                <text:p>877.6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1.397333333333">
                <text:p>731.397333333333</text:p>
              </table:table-cell>
              <table:table-cell office:value-type="float" office:value="925.733">
                <text:p>925.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8.898666666667">
                <text:p>758.898666666667</text:p>
              </table:table-cell>
              <table:table-cell office:value-type="float" office:value="927.021">
                <text:p>927.0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1.209666666667">
                <text:p>781.209666666667</text:p>
              </table:table-cell>
              <table:table-cell office:value-type="float" office:value="877.773">
                <text:p>877.7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2.102666666667">
                <text:p>782.102666666667</text:p>
              </table:table-cell>
              <table:table-cell office:value-type="float" office:value="906.346333333333">
                <text:p>906.346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9.751333333333">
                <text:p>759.751333333333</text:p>
              </table:table-cell>
              <table:table-cell office:value-type="float" office:value="926.097333333333">
                <text:p>926.097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9.509">
                <text:p>759.509</text:p>
              </table:table-cell>
              <table:table-cell office:value-type="float" office:value="811.596333333333">
                <text:p>811.596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8.981333333333">
                <text:p>758.981333333333</text:p>
              </table:table-cell>
              <table:table-cell office:value-type="float" office:value="747.007666666667">
                <text:p>747.007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.256666666667">
                <text:p>759.256666666667</text:p>
              </table:table-cell>
              <table:table-cell office:value-type="float" office:value="727.375">
                <text:p>727.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0.619">
                <text:p>730.619</text:p>
              </table:table-cell>
              <table:table-cell office:value-type="float" office:value="117.199333333333">
                <text:p>117.199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6.935">
                <text:p>656.935</text:p>
              </table:table-cell>
              <table:table-cell office:value-type="float" office:value="117.199333333333">
                <text:p>117.199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0.155">
                <text:p>630.155</text:p>
              </table:table-cell>
              <table:table-cell office:value-type="float" office:value="128.237">
                <text:p>128.2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8.155">
                <text:p>628.155</text:p>
              </table:table-cell>
              <table:table-cell office:value-type="float" office:value="117.199333333333">
                <text:p>117.199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2.821666666667">
                <text:p>622.821666666667</text:p>
              </table:table-cell>
              <table:table-cell office:value-type="float" office:value="117.199333333333">
                <text:p>117.199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0.821666666667">
                <text:p>620.821666666667</text:p>
              </table:table-cell>
              <table:table-cell office:value-type="float" office:value="117.199333333333">
                <text:p>117.199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8.515666666667">
                <text:p>618.515666666667</text:p>
              </table:table-cell>
              <table:table-cell office:value-type="float" office:value="117.199333333333">
                <text:p>117.199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7.182333333333">
                <text:p>617.182333333333</text:p>
              </table:table-cell>
              <table:table-cell office:value-type="float" office:value="117.199333333333">
                <text:p>117.199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5.182333333333">
                <text:p>615.182333333333</text:p>
              </table:table-cell>
              <table:table-cell office:value-type="float" office:value="117.199333333333">
                <text:p>117.199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5.182333333333">
                <text:p>615.182333333333</text:p>
              </table:table-cell>
              <table:table-cell office:value-type="float" office:value="117.199333333333">
                <text:p>117.199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4.027cm" svg:y="9.452cm" style:legend-expansion="high" chart:style-name="ch3"/>
        <chart:plot-area chart:style-name="ch4" table:cell-range-address="'memory - cpu'.BB3:'memory - cpu'.BB82 'memory - cpu'.CR3:'memory - cpu'.CR82" chart:data-source-has-labels="row" svg:x="0.8cm" svg:y="1.741cm" svg:width="32.427cm" svg:height="17.86cm">
          <chartooo:coordinate-region svg:x="1.898cm" svg:y="1.94cm" svg:width="30.977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B4:'memory - cpu'.BB82" chart:label-cell-address="'memory - cpu'.BB3:'memory - cpu'.BB3" chart:class="chart:line">
            <chart:data-point chart:repeated="79"/>
          </chart:series>
          <chart:series chart:style-name="ch8" chart:values-cell-range-address="'memory - cpu'.CR4:'memory - cpu'.CR82" chart:label-cell-address="'memory - cpu'.CR3:'memory - cpu'.CR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vsz</text:p>
                <draw:g>
                  <svg:desc>'memory - cpu'.BB3:'memory - cpu'.BB3</svg:desc>
                </draw:g>
              </table:table-cell>
              <table:table-cell office:value-type="string">
                <text:p>Combined litespeed vsz</text:p>
                <draw:g>
                  <svg:desc>'memory - cpu'.CR3:'memory - cpu'.C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19.49866666667">
                <text:p>3319.49866666667</text:p>
                <draw:g>
                  <svg:desc>'memory - cpu'.BB4:'memory - cpu'.BB82</svg:desc>
                </draw:g>
              </table:table-cell>
              <table:table-cell office:value-type="float" office:value="1469.16266666667">
                <text:p>1469.16266666667</text:p>
                <draw:g>
                  <svg:desc>'memory - cpu'.CR4:'memory - cpu'.CR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9.49866666667">
                <text:p>3319.49866666667</text:p>
              </table:table-cell>
              <table:table-cell office:value-type="float" office:value="1469.16266666667">
                <text:p>1469.162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9.49866666667">
                <text:p>3319.49866666667</text:p>
              </table:table-cell>
              <table:table-cell office:value-type="float" office:value="1469.16266666667">
                <text:p>1469.162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9.49866666667">
                <text:p>3319.49866666667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9.49866666667">
                <text:p>3319.49866666667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9.49866666667">
                <text:p>3319.49866666667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9.49866666667">
                <text:p>3319.49866666667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19.49866666667">
                <text:p>3319.49866666667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9.49866666667">
                <text:p>3319.49866666667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19.49866666667">
                <text:p>3319.49866666667</text:p>
              </table:table-cell>
              <table:table-cell office:value-type="float" office:value="1468.04033333333">
                <text:p>1468.040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64.35">
                <text:p>3564.35</text:p>
              </table:table-cell>
              <table:table-cell office:value-type="float" office:value="7356.45333333333">
                <text:p>7356.45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7.841">
                <text:p>4227.841</text:p>
              </table:table-cell>
              <table:table-cell office:value-type="float" office:value="7818.992">
                <text:p>7818.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3.81166666667">
                <text:p>4243.81166666667</text:p>
              </table:table-cell>
              <table:table-cell office:value-type="float" office:value="7385.67333333333">
                <text:p>7385.67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43.00733333333">
                <text:p>4243.00733333333</text:p>
              </table:table-cell>
              <table:table-cell office:value-type="float" office:value="8486.682">
                <text:p>8486.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83.98933333333">
                <text:p>4683.98933333333</text:p>
              </table:table-cell>
              <table:table-cell office:value-type="float" office:value="8268.79433333333">
                <text:p>8268.794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85.786">
                <text:p>4685.786</text:p>
              </table:table-cell>
              <table:table-cell office:value-type="float" office:value="8706.38166666667">
                <text:p>8706.381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85.96033333333">
                <text:p>4685.96033333333</text:p>
              </table:table-cell>
              <table:table-cell office:value-type="float" office:value="7833.25533333333">
                <text:p>7833.255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67.14266666667">
                <text:p>4467.14266666667</text:p>
              </table:table-cell>
              <table:table-cell office:value-type="float" office:value="8263.26566666667">
                <text:p>8263.265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66.40033333333">
                <text:p>4466.40033333333</text:p>
              </table:table-cell>
              <table:table-cell office:value-type="float" office:value="8274.25433333333">
                <text:p>8274.254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83.59866666667">
                <text:p>4683.59866666667</text:p>
              </table:table-cell>
              <table:table-cell office:value-type="float" office:value="9362.64833333333">
                <text:p>9362.648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6.609">
                <text:p>4466.609</text:p>
              </table:table-cell>
              <table:table-cell office:value-type="float" office:value="8496.36066666667">
                <text:p>8496.360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65.09733333333">
                <text:p>4465.09733333333</text:p>
              </table:table-cell>
              <table:table-cell office:value-type="float" office:value="8924.371">
                <text:p>8924.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64.97966666667">
                <text:p>4464.97966666667</text:p>
              </table:table-cell>
              <table:table-cell office:value-type="float" office:value="9374.961">
                <text:p>9374.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5.09866666667">
                <text:p>4465.09866666667</text:p>
              </table:table-cell>
              <table:table-cell office:value-type="float" office:value="9168.19933333333">
                <text:p>9168.199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64.00733333333">
                <text:p>4464.00733333333</text:p>
              </table:table-cell>
              <table:table-cell office:value-type="float" office:value="10242.6263333333">
                <text:p>10242.626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5.528">
                <text:p>4245.528</text:p>
              </table:table-cell>
              <table:table-cell office:value-type="float" office:value="10019.9283333333">
                <text:p>10019.928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82.00033333333">
                <text:p>4682.00033333333</text:p>
              </table:table-cell>
              <table:table-cell office:value-type="float" office:value="8927.01566666667">
                <text:p>8927.015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66.12966666667">
                <text:p>4466.12966666667</text:p>
              </table:table-cell>
              <table:table-cell office:value-type="float" office:value="9356.702">
                <text:p>9356.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67.62966666667">
                <text:p>4467.62966666667</text:p>
              </table:table-cell>
              <table:table-cell office:value-type="float" office:value="8935.26166666667">
                <text:p>8935.261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65.08566666667">
                <text:p>4465.08566666667</text:p>
              </table:table-cell>
              <table:table-cell office:value-type="float" office:value="8496.517">
                <text:p>8496.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68.584">
                <text:p>4468.584</text:p>
              </table:table-cell>
              <table:table-cell office:value-type="float" office:value="9368.06666666667">
                <text:p>9368.0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8.234">
                <text:p>4688.234</text:p>
              </table:table-cell>
              <table:table-cell office:value-type="float" office:value="9803.20833333333">
                <text:p>9803.208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86.812">
                <text:p>4686.812</text:p>
              </table:table-cell>
              <table:table-cell office:value-type="float" office:value="8939.85266666667">
                <text:p>8939.852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85.99966666667">
                <text:p>4685.99966666667</text:p>
              </table:table-cell>
              <table:table-cell office:value-type="float" office:value="9376.284">
                <text:p>9376.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85.91266666667">
                <text:p>4685.91266666667</text:p>
              </table:table-cell>
              <table:table-cell office:value-type="float" office:value="7838.57266666667">
                <text:p>7838.572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46.21">
                <text:p>4246.21</text:p>
              </table:table-cell>
              <table:table-cell office:value-type="float" office:value="8058.814">
                <text:p>8058.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67.57766666667">
                <text:p>4467.57766666667</text:p>
              </table:table-cell>
              <table:table-cell office:value-type="float" office:value="7439.945">
                <text:p>7439.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6.761">
                <text:p>4246.761</text:p>
              </table:table-cell>
              <table:table-cell office:value-type="float" office:value="8055.04933333333">
                <text:p>8055.049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0.95366666667">
                <text:p>4460.95366666667</text:p>
              </table:table-cell>
              <table:table-cell office:value-type="float" office:value="8496.95966666667">
                <text:p>8496.959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5.25066666667">
                <text:p>4465.25066666667</text:p>
              </table:table-cell>
              <table:table-cell office:value-type="float" office:value="8056.20833333333">
                <text:p>8056.208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84.52666666667">
                <text:p>4684.52666666667</text:p>
              </table:table-cell>
              <table:table-cell office:value-type="float" office:value="6304.68733333333">
                <text:p>6304.687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87.748">
                <text:p>4687.748</text:p>
              </table:table-cell>
              <table:table-cell office:value-type="float" office:value="7401.58733333333">
                <text:p>7401.587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90.17966666667">
                <text:p>4690.17966666667</text:p>
              </table:table-cell>
              <table:table-cell office:value-type="float" office:value="7177.55333333333">
                <text:p>7177.55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68.46166666667">
                <text:p>4468.46166666667</text:p>
              </table:table-cell>
              <table:table-cell office:value-type="float" office:value="6293.94933333333">
                <text:p>6293.949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46.89766666667">
                <text:p>4246.89766666667</text:p>
              </table:table-cell>
              <table:table-cell office:value-type="float" office:value="6506.99466666667">
                <text:p>6506.994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86.493">
                <text:p>4686.493</text:p>
              </table:table-cell>
              <table:table-cell office:value-type="float" office:value="8492.15766666667">
                <text:p>8492.157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70.51133333333">
                <text:p>4470.51133333333</text:p>
              </table:table-cell>
              <table:table-cell office:value-type="float" office:value="8062.60033333333">
                <text:p>8062.600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72.282">
                <text:p>4472.282</text:p>
              </table:table-cell>
              <table:table-cell office:value-type="float" office:value="8478.068">
                <text:p>8478.0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73.026">
                <text:p>4473.026</text:p>
              </table:table-cell>
              <table:table-cell office:value-type="float" office:value="7621.962">
                <text:p>7621.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28.075">
                <text:p>4028.075</text:p>
              </table:table-cell>
              <table:table-cell office:value-type="float" office:value="8469.755">
                <text:p>8469.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49.485">
                <text:p>4249.485</text:p>
              </table:table-cell>
              <table:table-cell office:value-type="float" office:value="7617.96733333333">
                <text:p>7617.967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52.72733333333">
                <text:p>4252.72733333333</text:p>
              </table:table-cell>
              <table:table-cell office:value-type="float" office:value="8045.884">
                <text:p>8045.8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2.25233333333">
                <text:p>4472.25233333333</text:p>
              </table:table-cell>
              <table:table-cell office:value-type="float" office:value="8267.82933333333">
                <text:p>8267.829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70.46566666667">
                <text:p>4470.46566666667</text:p>
              </table:table-cell>
              <table:table-cell office:value-type="float" office:value="8491.10533333333">
                <text:p>8491.105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88.903">
                <text:p>4688.903</text:p>
              </table:table-cell>
              <table:table-cell office:value-type="float" office:value="8919.72933333333">
                <text:p>8919.729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93.57533333333">
                <text:p>4693.57533333333</text:p>
              </table:table-cell>
              <table:table-cell office:value-type="float" office:value="9151.58966666666">
                <text:p>9151.589666666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94.52033333333">
                <text:p>4694.52033333333</text:p>
              </table:table-cell>
              <table:table-cell office:value-type="float" office:value="8273.52633333333">
                <text:p>8273.526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75.627">
                <text:p>4475.627</text:p>
              </table:table-cell>
              <table:table-cell office:value-type="float" office:value="7836.85266666667">
                <text:p>7836.852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75.12066666667">
                <text:p>4475.12066666667</text:p>
              </table:table-cell>
              <table:table-cell office:value-type="float" office:value="8927.55066666667">
                <text:p>8927.550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92.74466666667">
                <text:p>4692.74466666667</text:p>
              </table:table-cell>
              <table:table-cell office:value-type="float" office:value="9585.444">
                <text:p>9585.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74.03066666667">
                <text:p>4474.03066666667</text:p>
              </table:table-cell>
              <table:table-cell office:value-type="float" office:value="8709.431">
                <text:p>8709.4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51.20133333333">
                <text:p>4251.20133333333</text:p>
              </table:table-cell>
              <table:table-cell office:value-type="float" office:value="9150.54033333333">
                <text:p>9150.540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85.893">
                <text:p>4685.893</text:p>
              </table:table-cell>
              <table:table-cell office:value-type="float" office:value="9154.91933333333">
                <text:p>9154.919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94.007">
                <text:p>4694.007</text:p>
              </table:table-cell>
              <table:table-cell office:value-type="float" office:value="8923.708">
                <text:p>8923.7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93.928">
                <text:p>4693.928</text:p>
              </table:table-cell>
              <table:table-cell office:value-type="float" office:value="8936.297">
                <text:p>8936.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74.704">
                <text:p>4474.704</text:p>
              </table:table-cell>
              <table:table-cell office:value-type="float" office:value="9152.63133333333">
                <text:p>9152.631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74.36933333333">
                <text:p>4474.36933333333</text:p>
              </table:table-cell>
              <table:table-cell office:value-type="float" office:value="8062.62366666667">
                <text:p>8062.623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73.84833333333">
                <text:p>4473.84833333333</text:p>
              </table:table-cell>
              <table:table-cell office:value-type="float" office:value="7407.50533333333">
                <text:p>7407.505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74.492">
                <text:p>4474.492</text:p>
              </table:table-cell>
              <table:table-cell office:value-type="float" office:value="7185.405">
                <text:p>7185.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48.59066666667">
                <text:p>4248.59066666667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84.57366666667">
                <text:p>3584.57366666667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1.01633333333">
                <text:p>3361.01633333333</text:p>
              </table:table-cell>
              <table:table-cell office:value-type="float" office:value="1686.11733333333">
                <text:p>1686.117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59.01633333333">
                <text:p>3359.01633333333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53.683">
                <text:p>3353.683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51.683">
                <text:p>3351.683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48.34966666667">
                <text:p>3348.34966666667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47.01633333333">
                <text:p>3347.01633333333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45.01633333333">
                <text:p>3345.01633333333</text:p>
              </table:table-cell>
              <table:table-cell office:value-type="float" office:value="1470.918">
                <text:p>1470.9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45.01633333333">
                <text:p>3345.01633333333</text:p>
              </table:table-cell>
              <table:table-cell office:value-type="float" office:value="1470.918">
                <text:p>1470.9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